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44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3.581cm"/>
    </style:style>
    <style:style style:name="co5" style:family="table-column">
      <style:table-column-properties fo:break-before="auto" style:column-width="2.545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15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406cm"/>
    </style:style>
    <style:style style:name="co11" style:family="table-column">
      <style:table-column-properties fo:break-before="auto" style:column-width="4.904cm"/>
    </style:style>
    <style:style style:name="co12" style:family="table-column">
      <style:table-column-properties fo:break-before="auto" style:column-width="5.129cm"/>
    </style:style>
    <style:style style:name="co13" style:family="table-column">
      <style:table-column-properties fo:break-before="auto" style:column-width="3.916cm"/>
    </style:style>
    <style:style style:name="co14" style:family="table-column">
      <style:table-column-properties fo:break-before="auto" style:column-width="3.374cm"/>
    </style:style>
    <style:style style:name="co15" style:family="table-column">
      <style:table-column-properties fo:break-before="auto" style:column-width="3.104cm"/>
    </style:style>
    <style:style style:name="co16" style:family="table-column">
      <style:table-column-properties fo:break-before="auto" style:column-width="1.901cm"/>
    </style:style>
    <style:style style:name="co17" style:family="table-column">
      <style:table-column-properties fo:break-before="auto" style:column-width="1.399cm"/>
    </style:style>
    <style:style style:name="co18" style:family="table-column">
      <style:table-column-properties fo:break-before="auto" style:column-width="1.845cm"/>
    </style:style>
    <style:style style:name="co19" style:family="table-column">
      <style:table-column-properties fo:break-before="auto" style:column-width="1.958cm"/>
    </style:style>
    <style:style style:name="co20" style:family="table-column">
      <style:table-column-properties fo:break-before="auto" style:column-width="2.097cm"/>
    </style:style>
    <style:style style:name="co21" style:family="table-column">
      <style:table-column-properties fo:break-before="auto" style:column-width="1.649cm"/>
    </style:style>
    <style:style style:name="co22" style:family="table-column">
      <style:table-column-properties fo:break-before="auto" style:column-width="1.623cm"/>
    </style:style>
    <style:style style:name="co23" style:family="table-column">
      <style:table-column-properties fo:break-before="auto" style:column-width="1.51cm"/>
    </style:style>
    <style:style style:name="co24" style:family="table-column">
      <style:table-column-properties fo:break-before="auto" style:column-width="1.371cm"/>
    </style:style>
    <style:style style:name="co25" style:family="table-column">
      <style:table-column-properties fo:break-before="auto" style:column-width="1.482cm"/>
    </style:style>
    <style:style style:name="co26" style:family="table-column">
      <style:table-column-properties fo:break-before="auto" style:column-width="2.265cm"/>
    </style:style>
    <style:style style:name="co27" style:family="table-column">
      <style:table-column-properties fo:break-before="auto" style:column-width="2.798cm"/>
    </style:style>
    <style:style style:name="co28" style:family="table-column">
      <style:table-column-properties fo:break-before="auto" style:column-width="2.148cm"/>
    </style:style>
    <style:style style:name="co29" style:family="table-column">
      <style:table-column-properties fo:break-before="auto" style:column-width="2.321cm"/>
    </style:style>
    <style:style style:name="co30" style:family="table-column">
      <style:table-column-properties fo:break-before="auto" style:column-width="3.411cm"/>
    </style:style>
    <style:style style:name="co31" style:family="table-column">
      <style:table-column-properties fo:break-before="auto" style:column-width="4.419cm"/>
    </style:style>
    <style:style style:name="co32" style:family="table-column">
      <style:table-column-properties fo:break-before="auto" style:column-width="3.133cm"/>
    </style:style>
    <style:style style:name="co33" style:family="table-column">
      <style:table-column-properties fo:break-before="auto" style:column-width="3.357cm"/>
    </style:style>
    <style:style style:name="co34" style:family="table-column">
      <style:table-column-properties fo:break-before="auto" style:column-width="2.769cm"/>
    </style:style>
    <style:style style:name="co35" style:family="table-column">
      <style:table-column-properties fo:break-before="auto" style:column-width="1.873cm"/>
    </style:style>
    <style:style style:name="co36" style:family="table-column">
      <style:table-column-properties fo:break-before="auto" style:column-width="4.184cm"/>
    </style:style>
    <style:style style:name="co37" style:family="table-column">
      <style:table-column-properties fo:break-before="auto" style:column-width="3.464cm"/>
    </style:style>
    <style:style style:name="co38" style:family="table-column">
      <style:table-column-properties fo:break-before="auto" style:column-width="2.475cm"/>
    </style:style>
    <style:style style:name="co39" style:family="table-column">
      <style:table-column-properties fo:break-before="auto" style:column-width="3.004cm"/>
    </style:style>
    <style:style style:name="co40" style:family="table-column">
      <style:table-column-properties fo:break-before="auto" style:column-width="3.127cm"/>
    </style:style>
    <style:style style:name="co41" style:family="table-column">
      <style:table-column-properties fo:break-before="auto" style:column-width="5.692cm"/>
    </style:style>
    <style:style style:name="co42" style:family="table-column">
      <style:table-column-properties fo:break-before="auto" style:column-width="2.835cm"/>
    </style:style>
    <style:style style:name="co43" style:family="table-column">
      <style:table-column-properties fo:break-before="auto" style:column-width="3.284cm"/>
    </style:style>
    <style:style style:name="co44" style:family="table-column">
      <style:table-column-properties fo:break-before="auto" style:column-width="3.418cm"/>
    </style:style>
    <style:style style:name="ro1" style:family="table-row">
      <style:table-row-properties style:row-height="0.492cm" fo:break-before="auto" style:use-optimal-row-height="tru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594cm" fo:break-before="auto" style:use-optimal-row-height="true"/>
    </style:style>
    <style:style style:name="ro5" style:family="table-row">
      <style:table-row-properties style:row-height="0.462cm" fo:break-before="auto" style:use-optimal-row-height="true"/>
    </style:style>
    <style:style style:name="ro6" style:family="table-row">
      <style:table-row-properties style:row-height="0.637cm" fo:break-before="auto" style:use-optimal-row-height="true"/>
    </style:style>
    <style:style style:name="ro7" style:family="table-row">
      <style:table-row-properties style:row-height="0.504cm" fo:break-before="auto" style:use-optimal-row-height="true"/>
    </style:style>
    <style:style style:name="ro8" style:family="table-row">
      <style:table-row-properties style:row-height="0.533cm" fo:break-before="auto" style:use-optimal-row-height="true"/>
    </style:style>
    <style:style style:name="ro9" style:family="table-row">
      <style:table-row-properties style:row-height="0.609cm" fo:break-before="auto" style:use-optimal-row-height="false"/>
    </style:style>
    <style:style style:name="ro10" style:family="table-row">
      <style:table-row-properties style:row-height="1.455cm" fo:break-before="auto" style:use-optimal-row-height="true"/>
    </style:style>
    <style:style style:name="ro11" style:family="table-row">
      <style:table-row-properties style:row-height="0.635cm" fo:break-before="auto" style:use-optimal-row-height="true"/>
    </style:style>
    <style:style style:name="ro12" style:family="table-row">
      <style:table-row-properties style:row-height="0.66cm" fo:break-before="auto" style:use-optimal-row-height="true"/>
    </style:style>
    <style:style style:name="ro13" style:family="table-row">
      <style:table-row-properties style:row-height="0.524cm" fo:break-before="auto" style:use-optimal-row-height="true"/>
    </style:style>
    <style:style style:name="ro14" style:family="table-row">
      <style:table-row-properties style:row-height="0.589cm" fo:break-before="auto" style:use-optimal-row-height="true"/>
    </style:style>
    <style:style style:name="ro15" style:family="table-row">
      <style:table-row-properties style:row-height="0.728cm" fo:break-before="auto" style:use-optimal-row-height="false"/>
    </style:style>
    <style:style style:name="ro16" style:family="table-row">
      <style:table-row-properties style:row-height="0.573cm" fo:break-before="auto" style:use-optimal-row-height="true"/>
    </style:style>
    <style:style style:name="ro17" style:family="table-row">
      <style:table-row-properties style:row-height="0.568cm" fo:break-before="auto" style:use-optimal-row-height="true"/>
    </style:style>
    <style:style style:name="ro18" style:family="table-row">
      <style:table-row-properties style:row-height="1.002cm" fo:break-before="auto" style:use-optimal-row-height="true"/>
    </style:style>
    <style:style style:name="ta1" style:family="table" style:master-page-name="PageStyle_5f_Constants">
      <style:table-properties table:display="true" style:writing-mode="lr-tb"/>
    </style:style>
    <style:style style:name="ta2" style:family="table" style:master-page-name="PageStyle_5f_F_5f_793_5f_786">
      <style:table-properties table:display="true" style:writing-mode="lr-tb"/>
    </style:style>
    <style:style style:name="ta3" style:family="table" style:master-page-name="PageStyle_5f_r_5f_eV_5f_von_5f_v">
      <style:table-properties table:display="true" style:writing-mode="lr-tb"/>
    </style:style>
    <style:style style:name="ta4" style:family="table" style:master-page-name="PageStyle_5f_v_5f_C_5f_rn">
      <style:table-properties table:display="true" style:writing-mode="lr-tb"/>
    </style:style>
    <style:style style:name="ta5" style:family="table" style:master-page-name="PageStyle_5f_r_5f_von_5f_v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002cm solid #000000" fo:background-color="transparent" fo:border-left="none" fo:border-right="none" fo:border-top="0.088cm soli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88cm solid #000000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34">
      <style:table-cell-properties fo:border-bottom="none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35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36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37">
      <style:table-cell-properties fo:border-bottom="0.088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37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38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38">
      <style:table-cell-properties fo:border-bottom="none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61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61">
      <style:table-cell-properties fo:border-bottom="0.088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3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fo:border-bottom="0.088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38">
      <style:table-cell-properties fo:border-bottom="0.088cm solid #000000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88cm solid #000000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2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3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0.088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0.088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none" fo:border-top="0.088cm solid #000000"/>
      <style:paragraph-properties fo:text-align="start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fo:border-bottom="0.002cm solid #000000" style:diagonal-bl-tr="none" style:diagonal-tl-br="none" fo:border-left="0.002cm solid #000000" fo:border-right="none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>
      <style:table-cell-properties fo:border-bottom="none" fo:background-color="#ccffff" style:diagonal-bl-tr="none" style:diagonal-tl-br="none" fo:border-left="0.002cm solid #000000" fo:border-right="none" style:rotation-align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2" style:family="table-cell" style:parent-style-name="Default">
      <style:table-cell-properties fo:border-bottom="none" fo:background-color="#ccffff" style:diagonal-bl-tr="none" style:diagonal-tl-br="none" fo:border-left="0.002cm solid #000000" fo:border-right="none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>
      <style:table-cell-properties fo:border-bottom="none" fo:background-color="#ccffff" style:diagonal-bl-tr="none" style:diagonal-tl-br="none" fo:border-left="0.002cm solid #000000" fo:border-right="none" style:rotation-align="none" fo:border-top="none"/>
      <style:text-properties style:font-name="Arial" fo:font-size="12pt" style:font-size-asian="12pt" style:font-size-complex="12pt"/>
    </style:style>
    <style:style style:name="ce74" style:family="table-cell" style:parent-style-name="Default">
      <style:table-cell-properties fo:border-bottom="none" fo:background-color="#ccffff" fo:border-left="0.002cm solid #000000" fo:border-right="none" fo:border-top="none"/>
      <style:text-properties style:font-name="Arial" fo:font-size="12pt" style:font-size-asian="12pt" style:font-size-complex="12pt"/>
    </style:style>
    <style:style style:name="ce75" style:family="table-cell" style:parent-style-name="Default">
      <style:table-cell-properties fo:border-bottom="0.002cm solid #000000" fo:background-color="#ccffff" fo:border-left="0.002cm solid #000000" fo:border-right="none" fo:border-top="none"/>
      <style:text-properties style:font-name="Arial" fo:font-size="12pt" style:font-size-asian="12pt" style:font-size-complex="12pt"/>
    </style:style>
    <style:style style:name="ce76" style:family="table-cell" style:parent-style-name="Default">
      <style:text-properties style:font-name="Arial" fo:font-size="12pt" style:font-size-asian="12pt" style:font-size-complex="12pt"/>
    </style:style>
    <style:style style:name="ce77" style:family="table-cell" style:parent-style-name="Default">
      <style:table-cell-properties fo:border-bottom="none" fo:background-color="#ffff66" fo:border-left="0.002cm solid #000000" fo:border-right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8" style:family="table-cell" style:parent-style-name="Default">
      <style:table-cell-properties fo:border-bottom="none" fo:background-color="#ffff66" style:text-align-source="fix" style:repeat-content="false" fo:border-left="0.002cm solid #000000" fo:border-right="none" fo:border-top="none"/>
      <style:paragraph-properties fo:text-align="end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fo:border-bottom="none" fo:background-color="#ffff66" fo:border-left="0.002cm solid #000000" fo:border-right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fo:border-bottom="none" fo:background-color="#ffff66" fo:border-left="0.002cm solid #000000" fo:border-right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fo:border-bottom="none" fo:background-color="#ffff66" fo:border-left="0.002cm solid #000000" fo:border-right="none" fo:border-top="none"/>
      <style:text-properties style:font-name="Arial" fo:font-size="12pt" style:font-size-asian="12pt" style:font-size-complex="12pt"/>
    </style:style>
    <style:style style:name="ce82" style:family="table-cell" style:parent-style-name="Default">
      <style:table-cell-properties fo:border-bottom="0.002cm solid #000000" fo:background-color="#ffff66" fo:border-left="0.002cm solid #000000" fo:border-right="none" fo:border-top="none"/>
      <style:text-properties style:font-name="Arial" fo:font-size="12pt" style:font-size-asian="12pt" style:font-size-complex="12pt"/>
    </style:style>
    <style:style style:name="ce83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Default">
      <style:table-cell-properties fo:border-bottom="none" fo:background-color="#ffcc99" fo:border-left="0.002cm solid #000000" fo:border-right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none" fo:border-right="none" style:rotation-align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8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>
      <style:table-cell-properties fo:border-bottom="none" fo:background-color="#ccffff" style:diagonal-bl-tr="none" style:diagonal-tl-br="none" fo:border-left="none" fo:border-right="none" style:rotation-align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0" style:family="table-cell" style:parent-style-name="Default">
      <style:table-cell-properties fo:background-color="#ccffff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1" style:family="table-cell" style:parent-style-name="Default">
      <style:table-cell-properties fo:background-color="#ccffff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fo:background-color="#ccffff" style:diagonal-bl-tr="none" style:diagonal-tl-br="none" fo:border="none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fo:background-color="#ccffff"/>
      <style:text-properties style:font-name="Arial" fo:font-size="12pt" style:font-size-asian="12pt" style:font-size-complex="12pt"/>
    </style:style>
    <style:style style:name="ce94" style:family="table-cell" style:parent-style-name="Default">
      <style:table-cell-properties fo:border-bottom="0.002cm solid #000000" fo:background-color="#ccffff" fo:border-left="none" fo:border-right="none" fo:border-top="none"/>
      <style:text-properties style:font-name="Arial" fo:font-size="12pt" style:font-size-asian="12pt" style:font-size-complex="12pt"/>
    </style:style>
    <style:style style:name="ce95" style:family="table-cell" style:parent-style-name="Default">
      <style:table-cell-properties fo:border-bottom="none" fo:background-color="#ffff66" fo:border-left="none" fo:border-right="none" fo:border-top="0.002cm solid #000000"/>
      <style:text-properties style:font-name="Arial" fo:font-size="12pt" style:font-size-asian="12pt" style:font-size-complex="12pt"/>
    </style:style>
    <style:style style:name="ce9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7" style:family="table-cell" style:parent-style-name="Default">
      <style:table-cell-properties fo:background-color="#ffff66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8" style:family="table-cell" style:parent-style-name="Default">
      <style:table-cell-properties fo:border-bottom="none" fo:background-color="#ffff66" fo:border-left="none" fo:border-right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9" style:family="table-cell" style:parent-style-name="Default">
      <style:table-cell-properties fo:background-color="#ffff66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0" style:family="table-cell" style:parent-style-name="Default">
      <style:table-cell-properties fo:background-color="#ffff66"/>
      <style:text-properties style:font-name="Arial" fo:font-size="12pt" style:font-size-asian="12pt" style:font-size-complex="12pt"/>
    </style:style>
    <style:style style:name="ce101" style:family="table-cell" style:parent-style-name="Default">
      <style:table-cell-properties fo:border-bottom="0.002cm solid #000000" fo:background-color="#ffff66" fo:border-left="none" fo:border-right="none" fo:border-top="none"/>
      <style:text-properties style:font-name="Arial" fo:font-size="12pt" style:font-size-asian="12pt" style:font-size-complex="12pt"/>
    </style:style>
    <style:style style:name="ce102" style:family="table-cell" style:parent-style-name="Default">
      <style:table-cell-properties fo:border-bottom="none" fo:background-color="#ffcc99" fo:border-left="none" fo:border-right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3" style:family="table-cell" style:parent-style-name="Default">
      <style:table-cell-properties fo:background-color="#ffcc99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Default">
      <style:table-cell-properties fo:background-color="#ffcc99" fo:border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5" style:family="table-cell" style:parent-style-name="Default">
      <style:table-cell-properties fo:border-bottom="0.002cm solid #000000" fo:background-color="#ffcc99" fo:border-left="none" fo:border-right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6" style:family="table-cell" style:parent-style-name="Default" style:data-style-name="N140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8" style:family="table-cell" style:parent-style-name="Default" style:data-style-name="N141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9" style:family="table-cell" style:parent-style-name="Default">
      <style:table-cell-properties fo:background-color="#ccffff" style:diagonal-bl-tr="none" style:diagonal-tl-br="none" fo:border="none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0" style:family="table-cell" style:parent-style-name="Default" style:data-style-name="N140">
      <style:table-cell-properties fo:background-color="#ccffff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1" style:family="table-cell" style:parent-style-name="Default" style:data-style-name="N160">
      <style:table-cell-properties fo:background-color="#ccffff"/>
      <style:text-properties style:font-name="Arial" fo:font-size="12pt" style:font-size-asian="12pt" style:font-size-complex="12pt"/>
    </style:style>
    <style:style style:name="ce112" style:family="table-cell" style:parent-style-name="Default" style:data-style-name="N3">
      <style:table-cell-properties fo:border-bottom="0.002cm solid #000000" fo:background-color="#ccffff" fo:border-left="none" fo:border-right="none" fo:border-top="none"/>
      <style:text-properties style:font-name="Arial" fo:font-size="12pt" style:font-size-asian="12pt" style:font-size-complex="12pt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114" style:family="table-cell" style:parent-style-name="Default">
      <style:table-cell-properties fo:border-bottom="none" fo:background-color="transparent" fo:border-left="0.002cm solid #000000" fo:border-right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5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6" style:family="table-cell" style:parent-style-name="Default">
      <style:table-cell-properties fo:background-color="#ffff66" style:diagonal-bl-tr="none" style:diagonal-tl-br="none" fo:border="none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7" style:family="table-cell" style:parent-style-name="Default" style:data-style-name="N138">
      <style:table-cell-properties fo:background-color="#ffff66" fo:border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8" style:family="table-cell" style:parent-style-name="Default" style:data-style-name="N150">
      <style:table-cell-properties fo:background-color="#ffff66"/>
      <style:text-properties style:font-name="Arial" fo:font-size="12pt" style:font-size-asian="12pt" style:font-size-complex="12pt"/>
    </style:style>
    <style:style style:name="ce119" style:family="table-cell" style:parent-style-name="Default" style:data-style-name="N3">
      <style:table-cell-properties fo:border-bottom="0.002cm solid #000000" fo:background-color="#ffff66" fo:border-left="none" fo:border-right="none" fo:border-top="none"/>
      <style:text-properties style:font-name="Arial" fo:font-size="12pt" style:font-size-asian="12pt" style:font-size-complex="12pt"/>
    </style:style>
    <style:style style:name="ce120" style:family="table-cell" style:parent-style-name="Default">
      <style:table-cell-properties fo:background-color="#ffcc99" fo:border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2" style:family="table-cell" style:parent-style-name="Default" style:data-style-name="N3">
      <style:table-cell-properties fo:background-color="#99cc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3" style:family="table-cell" style:parent-style-name="Default">
      <style:table-cell-properties fo:background-color="#99cc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4" style:family="table-cell" style:parent-style-name="Default" style:data-style-name="N137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5" style:family="table-cell" style:parent-style-name="Default">
      <style:table-cell-properties fo:border-bottom="none" fo:background-color="#ccffff" style:diagonal-bl-tr="none" style:diagonal-tl-br="none" fo:border-left="none" fo:border-right="none" style:rotation-align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6" style:family="table-cell" style:parent-style-name="Default" style:data-style-name="N144">
      <style:table-cell-properties fo:background-color="#ccffff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7" style:family="table-cell" style:parent-style-name="Default" style:data-style-name="N144">
      <style:table-cell-properties fo:background-color="#ccffff" style:diagonal-bl-tr="none" style:diagonal-tl-br="none" fo:border="none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8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129" style:family="table-cell" style:parent-style-name="Default" style:data-style-name="N60">
      <style:table-cell-properties fo:background-color="transparent"/>
      <style:text-properties style:font-name="Arial" fo:font-size="12pt" style:font-size-asian="12pt" style:font-size-complex="12pt"/>
    </style:style>
    <style:style style:name="ce130" style:family="table-cell" style:parent-style-name="Default" style:data-style-name="N60">
      <style:table-cell-properties fo:border-bottom="0.002cm solid #000000" fo:background-color="transparent" fo:border-left="none" fo:border-right="none" fo:border-top="none"/>
      <style:text-properties style:font-name="Arial" fo:font-size="12pt" style:font-size-asian="12pt" style:font-size-complex="12pt"/>
    </style:style>
    <style:style style:name="ce131" style:family="table-cell" style:parent-style-name="Default">
      <style:table-cell-properties fo:border-bottom="none" fo:background-color="#ffff66" fo:border-left="none" fo:border-right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2" style:family="table-cell" style:parent-style-name="Default" style:data-style-name="N140">
      <style:table-cell-properties fo:background-color="#ffff66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3" style:family="table-cell" style:parent-style-name="Default" style:data-style-name="N139">
      <style:table-cell-properties fo:background-color="#ffff66" fo:border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4" style:family="table-cell" style:parent-style-name="Default" style:data-style-name="N3">
      <style:table-cell-properties fo:background-color="#ffff66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5" style:family="table-cell" style:parent-style-name="Default" style:data-style-name="N149">
      <style:table-cell-properties fo:background-color="#ffcc99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6" style:family="table-cell" style:parent-style-name="Default" style:data-style-name="N3">
      <style:table-cell-properties fo:border-bottom="0.002cm solid #000000" fo:background-color="#ffcc99" fo:border-left="none" fo:border-right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8" style:family="table-cell" style:parent-style-name="Default" style:data-style-name="N2">
      <style:table-cell-properties fo:background-color="#ff99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9" style:family="table-cell" style:parent-style-name="Default" style:data-style-name="N144">
      <style:table-cell-properties fo:background-color="#ffff00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0" style:family="table-cell" style:parent-style-name="Default" style:data-style-name="N140">
      <style:table-cell-properties fo:background-color="#ff99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1" style:family="table-cell" style:parent-style-name="Default" style:data-style-name="N144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2" style:family="table-cell" style:parent-style-name="Default" style:data-style-name="N140">
      <style:table-cell-properties fo:border-bottom="0.002cm solid #000000" fo:background-color="#ffff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3" style:family="table-cell" style:parent-style-name="Default" style:data-style-name="N135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fo:background-color="#ffff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5" style:family="table-cell" style:parent-style-name="Default">
      <style:table-cell-properties fo:background-color="#ccffff"/>
    </style:style>
    <style:style style:name="ce146" style:family="table-cell" style:parent-style-name="Default" style:data-style-name="N0">
      <style:table-cell-properties fo:background-color="transparent"/>
      <style:text-properties style:font-name="Arial" fo:font-size="12pt" style:font-size-asian="12pt" style:font-size-complex="12pt"/>
    </style:style>
    <style:style style:name="ce147" style:family="table-cell" style:parent-style-name="Default" style:data-style-name="N0">
      <style:table-cell-properties fo:border-bottom="0.002cm solid #000000" fo:background-color="transparent" fo:border-left="none" fo:border-right="none" fo:border-top="none"/>
      <style:text-properties style:font-name="Arial" fo:font-size="12pt" style:font-size-asian="12pt" style:font-size-complex="12pt"/>
    </style:style>
    <style:style style:name="ce148" style:family="table-cell" style:parent-style-name="Default">
      <style:table-cell-properties fo:background-color="#ffff66" fo:border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9" style:family="table-cell" style:parent-style-name="Default">
      <style:table-cell-properties fo:border-bottom="0.002cm solid #000000" fo:background-color="#ffff66" fo:border-left="none" fo:border-right="none" fo:border-top="none"/>
    </style:style>
    <style:style style:name="ce150" style:family="table-cell" style:parent-style-name="Default" style:data-style-name="N142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1" style:family="table-cell" style:parent-style-name="Default" style:data-style-name="N143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2" style:family="table-cell" style:parent-style-name="Default"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3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non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4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7" style:family="table-cell" style:parent-style-name="Default" style:data-style-name="N142">
      <style:table-cell-properties fo:border-bottom="none" style:diagonal-bl-tr="none" style:diagonal-tl-br="none" fo:border-left="none" fo:border-right="0.002cm solid #000000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8" style:family="table-cell" style:parent-style-name="Default" style:data-style-name="N143">
      <style:table-cell-properties fo:border-bottom="none" style:diagonal-bl-tr="none" style:diagonal-tl-br="none" fo:border-left="none" fo:border-right="0.002cm solid #000000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0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1" style:family="table-cell" style:parent-style-name="Default">
      <style:table-cell-properties fo:border-bottom="0.002cm solid #000000" style:diagonal-bl-tr="none" style:diagonal-tl-br="none" fo:border-left="none" fo:border-right="0.002cm solid #000000" style:rotation-align="none" fo:border-top="none"/>
      <style:text-properties style:font-name="Arial" fo:font-size="12pt" style:font-size-asian="12pt" style:font-size-complex="12pt"/>
    </style:style>
    <style:style style:name="ce162" style:family="table-cell" style:parent-style-name="Default">
      <style:table-cell-properties fo:border-bottom="none" fo:background-color="#eb613d" style:diagonal-bl-tr="none" style:diagonal-tl-br="none" fo:border-left="0.002cm solid #000000" fo:border-right="none" style:rotation-align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3" style:family="table-cell" style:parent-style-name="Default">
      <style:table-cell-properties fo:border-bottom="none" fo:background-color="#eb613d" style:diagonal-bl-tr="none" style:diagonal-tl-br="none" fo:border-left="0.002cm solid #000000" fo:border-right="none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4" style:family="table-cell" style:parent-style-name="Default">
      <style:table-cell-properties fo:border-bottom="0.002cm solid #000000" fo:background-color="#eb613d" style:diagonal-bl-tr="none" style:diagonal-tl-br="none" fo:border-left="0.002cm solid #000000" fo:border-right="none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5" style:family="table-cell" style:parent-style-name="Default">
      <style:table-cell-properties fo:border-bottom="none" fo:background-color="#ccff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166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7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8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9" style:family="table-cell" style:parent-style-name="Default">
      <style:table-cell-properties fo:border-bottom="none" fo:background-color="#ffff66" fo:border-left="none" fo:border-right="none" fo:border-top="0.002cm solid #000000"/>
    </style:style>
    <style:style style:name="ce170" style:family="table-cell" style:parent-style-name="Default">
      <style:table-cell-properties fo:background-color="#ffff66"/>
    </style:style>
    <style:style style:name="ce171" style:family="table-cell" style:parent-style-name="Default">
      <style:table-cell-properties fo:border-bottom="none" fo:background-color="#ffff66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172" style:family="table-cell" style:parent-style-name="Default" style:data-style-name="N140">
      <style:table-cell-properties fo:background-color="#ffcc99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3" style:family="table-cell" style:parent-style-name="Default" style:data-style-name="N144">
      <style:table-cell-properties fo:background-color="#ffcc99" fo:border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  <style:text-properties fo:color="#ff3333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  <style:text-properties style:font-name="Arial" fo:font-size="12pt" style:font-size-asian="12pt" style:font-size-complex="12pt"/>
    </style:style>
    <style:style style:name="ce177" style:family="table-cell" style:parent-style-name="Default">
      <style:table-cell-properties fo:border-bottom="none" fo:background-color="#eb613d" fo:border-left="none" fo:border-right="0.002cm solid #000000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8" style:family="table-cell" style:parent-style-name="Default">
      <style:table-cell-properties fo:border-bottom="none" fo:background-color="#eb613d" fo:border-left="none" fo:border-right="0.002cm solid #000000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9" style:family="table-cell" style:parent-style-name="Default" style:data-style-name="N148">
      <style:table-cell-properties fo:border-bottom="0.002cm solid #000000" fo:background-color="#eb613d" fo:border-left="none" fo:border-right="0.002cm solid #000000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0" style:family="table-cell" style:parent-style-name="Default">
      <style:table-cell-properties fo:border-bottom="none" fo:background-color="#ccffff" fo:border-left="none" fo:border-right="0.002cm solid #000000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1" style:family="table-cell" style:parent-style-name="Default">
      <style:table-cell-properties fo:border-bottom="none" fo:background-color="#ccffff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182" style:family="table-cell" style:parent-style-name="Default" style:data-style-name="N140">
      <style:table-cell-properties fo:border-bottom="0.002cm solid #000000" fo:background-color="#ccffff" fo:border-left="none" fo:border-right="0.002cm solid #000000" fo:border-top="none"/>
      <style:text-properties style:font-name="Arial" fo:font-size="12pt" style:font-size-asian="12pt" style:font-size-complex="12pt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4" style:family="table-cell" style:parent-style-name="Default">
      <style:table-cell-properties fo:border-bottom="none" fo:background-color="transparent" fo:border-left="none" fo:border-right="0.002cm solid #000000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5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6" style:family="table-cell" style:parent-style-name="Default">
      <style:table-cell-properties fo:border-bottom="none" fo:background-color="#ffff66" fo:border-left="none" fo:border-right="0.002cm solid #000000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7" style:family="table-cell" style:parent-style-name="Default">
      <style:table-cell-properties fo:border-bottom="none" fo:background-color="#ffff66" fo:border-left="none" fo:border-right="0.002cm solid #000000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8" style:family="table-cell" style:parent-style-name="Default">
      <style:table-cell-properties fo:border-bottom="none" fo:background-color="#ffff66" fo:border-left="none" fo:border-right="0.002cm solid #000000" fo:border-top="none"/>
      <style:text-properties style:font-name="Arial" fo:font-size="12pt" style:font-size-asian="12pt" style:font-size-complex="12pt"/>
    </style:style>
    <style:style style:name="ce189" style:family="table-cell" style:parent-style-name="Default">
      <style:table-cell-properties fo:border-bottom="none" fo:background-color="#ffff66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190" style:family="table-cell" style:parent-style-name="Default" style:data-style-name="N140">
      <style:table-cell-properties fo:border-bottom="0.002cm solid #000000" fo:background-color="#ffff66" fo:border-left="none" fo:border-right="0.002cm solid #000000" fo:border-top="none"/>
      <style:text-properties style:font-name="Arial" fo:font-size="12pt" style:font-size-asian="12pt" style:font-size-complex="12pt"/>
    </style:style>
    <style:style style:name="ce191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2" style:family="table-cell" style:parent-style-name="Default">
      <style:table-cell-properties fo:border-bottom="none" fo:background-color="#ffcc99" fo:border-left="none" fo:border-right="0.002cm solid #000000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3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4" style:family="table-cell" style:parent-style-name="Default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5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1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198" style:family="table-cell" style:parent-style-name="Default" style:data-style-name="N3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199" style:family="table-cell" style:parent-style-name="Default" style:data-style-name="N3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200" style:family="table-cell" style:parent-style-name="Default" style:data-style-name="N3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201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2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3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204" style:family="table-cell" style:parent-style-name="Default" style:data-style-name="N11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205" style:family="table-cell" style:parent-style-name="Default" style:data-style-name="N11">
      <style:table-cell-properties fo:border-bottom="0.088cm solid #000000" style:diagonal-bl-tr="none" style:diagonal-tl-br="none" fo:border-left="none" fo:border-right="0.088cm solid #000000" style:rotation-align="none" fo:border-top="none"/>
    </style:style>
    <style:style style:name="ce206" style:family="table-cell" style:parent-style-name="Default" style:data-style-name="N11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207" style:family="table-cell" style:parent-style-name="Default">
      <style:table-cell-properties fo:border-bottom="none" fo:background-color="#ffff00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9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210" style:family="table-cell" style:parent-style-name="Default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211" style:family="table-cell" style:parent-style-name="Default" style:data-style-name="N61">
      <style:table-cell-properties style:diagonal-bl-tr="none" style:diagonal-tl-br="none" fo:border="none" style:rotation-align="none"/>
    </style:style>
    <style:style style:name="ce212" style:family="table-cell" style:parent-style-name="Default" style:data-style-name="N61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213" style:family="table-cell" style:parent-style-name="Default" style:data-style-name="N61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214" style:family="table-cell" style:parent-style-name="Default" style:data-style-name="N61"/>
    <style:style style:name="ce215" style:family="table-cell" style:parent-style-name="Default" style:data-style-name="N61">
      <style:table-cell-properties fo:border-bottom="none" fo:background-color="#ffff00" style:diagonal-bl-tr="none" style:diagonal-tl-br="none" fo:border-left="none" fo:border-right="none" style:rotation-align="none" fo:border-top="0.088cm solid #000000"/>
    </style:style>
    <style:style style:name="ce216" style:family="table-cell" style:parent-style-name="Default" style:data-style-name="N61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 style:data-style-name="N61">
      <style:table-cell-properties fo:background-color="#ffff00" style:diagonal-bl-tr="none" style:diagonal-tl-br="none" fo:border="none" style:rotation-align="none"/>
    </style:style>
    <style:style style:name="ce218" style:family="table-cell" style:parent-style-name="Default" style:data-style-name="N61">
      <style:table-cell-properties fo:border-bottom="none" fo:background-color="#ffff00" style:diagonal-bl-tr="none" style:diagonal-tl-br="none" fo:border-left="none" fo:border-right="0.088cm solid #000000" style:rotation-align="none" fo:border-top="0.088cm solid #000000"/>
    </style:style>
    <style:style style:name="ce219" style:family="table-cell" style:parent-style-name="Default" style:data-style-name="N61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0" style:family="table-cell" style:parent-style-name="Default" style:data-style-name="N61">
      <style:table-cell-properties fo:border-bottom="none" fo:background-color="#ffff00" style:diagonal-bl-tr="none" style:diagonal-tl-br="none" fo:border-left="none" fo:border-right="0.088cm solid #000000" style:rotation-align="none" fo:border-top="none"/>
    </style:style>
    <style:style style:name="ce221" style:family="table-cell" style:parent-style-name="Default" style:data-style-name="N61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222" style:family="table-cell" style:parent-style-name="Default" style:data-style-name="N61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223" style:family="table-cell" style:parent-style-name="Default" style:data-style-name="N61">
      <style:table-cell-properties fo:border-bottom="0.088cm solid #000000" style:diagonal-bl-tr="none" style:diagonal-tl-br="none" fo:border-left="none" fo:border-right="0.088cm solid #000000" style:rotation-align="none" fo:border-top="none"/>
    </style:style>
    <style:style style:name="ce224" style:family="table-cell" style:parent-style-name="Default">
      <style:table-cell-properties fo:border-bottom="none" fo:background-color="#ffff00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none" fo:background-color="#ffff00" style:diagonal-bl-tr="none" style:diagonal-tl-br="none" fo:border-left="0.088cm solid #000000" fo:border-right="0.088cm solid #000000" style:rotation-align="none" fo:border-top="none"/>
    </style:style>
    <style:style style:name="ce227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0.088cm solid #000000"/>
    </style:style>
    <style:style style:name="ce228" style:family="table-cell" style:parent-style-name="Default" style:data-style-name="N138">
      <style:table-cell-properties fo:border-bottom="none" style:diagonal-bl-tr="none" style:diagonal-tl-br="none" fo:border-left="0.088cm solid #000000" fo:border-right="0.088cm solid #000000" style:rotation-align="none" fo:border-top="none"/>
    </style:style>
    <style:style style:name="ce229" style:family="table-cell" style:parent-style-name="Default" style:data-style-name="N138">
      <style:table-cell-properties fo:border-bottom="0.088cm solid #000000" style:diagonal-bl-tr="none" style:diagonal-tl-br="none" fo:border-left="0.088cm solid #000000" fo:border-right="0.088cm solid #000000" style:rotation-align="none" fo:border-top="none"/>
    </style:style>
    <style:style style:name="ce230" style:family="table-cell" style:parent-style-name="Default" style:data-style-name="N138">
      <style:table-cell-properties fo:border-bottom="none" style:diagonal-bl-tr="none" style:diagonal-tl-br="none" fo:border-left="0.088cm solid #000000" fo:border-right="0.088cm solid #000000" style:rotation-align="none" fo:border-top="0.088cm solid #000000"/>
    </style:style>
    <style:style style:name="ce231" style:family="table-cell" style:parent-style-name="Default">
      <style:table-cell-properties fo:border-bottom="none" fo:background-color="#ffcc00" style:diagonal-bl-tr="none" style:diagonal-tl-br="none" fo:border-left="none" fo:border-right="none" style:rotation-align="none" fo:border-top="0.088cm solid #000000"/>
    </style:style>
    <style:style style:name="ce23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3" style:family="table-cell" style:parent-style-name="Default">
      <style:table-cell-properties fo:background-color="#ffcc00"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 style:data-style-name="N138">
      <style:table-cell-properties style:diagonal-bl-tr="none" style:diagonal-tl-br="none" fo:background-color="transparent" fo:border="none" style:rotation-align="none"/>
    </style:style>
    <style:style style:name="ce236" style:family="table-cell" style:parent-style-name="Default" style:data-style-name="N138">
      <style:table-cell-properties fo:border-bottom="0.088cm solid #000000" style:diagonal-bl-tr="none" style:diagonal-tl-br="none" fo:background-color="transparent" fo:border-left="none" fo:border-right="none" style:rotation-align="none" fo:border-top="none"/>
    </style:style>
    <style:style style:name="ce237" style:family="table-cell" style:parent-style-name="Default" style:data-style-name="N138">
      <style:table-cell-properties fo:border-bottom="none" style:diagonal-bl-tr="none" style:diagonal-tl-br="none" fo:background-color="transparent" fo:border-left="none" fo:border-right="none" style:rotation-align="none" fo:border-top="0.088cm solid #000000"/>
    </style:style>
    <style:style style:name="ce23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0.088cm solid #000000" style:diagonal-bl-tr="none" style:diagonal-tl-br="none" fo:background-color="transparent" fo:border-left="none" fo:border-right="none" style:rotation-align="none" fo:border-top="none"/>
    </style:style>
    <style:style style:name="ce24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41" style:family="table-cell" style:parent-style-name="Default" style:data-style-name="N61">
      <style:table-cell-properties fo:border-bottom="none" fo:background-color="#23ff23" style:diagonal-bl-tr="none" style:diagonal-tl-br="none" fo:border-left="none" fo:border-right="none" style:rotation-align="none" fo:border-top="0.088cm solid #000000"/>
    </style:style>
    <style:style style:name="ce242" style:family="table-cell" style:parent-style-name="Default" style:data-style-name="N61">
      <style:table-cell-properties style:glyph-orientation-vertical="0" fo:background-color="#23ff2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 style:data-style-name="N61">
      <style:table-cell-properties fo:background-color="#23ff23" style:diagonal-bl-tr="none" style:diagonal-tl-br="none" fo:border="none" style:rotation-align="none"/>
    </style:style>
    <style:style style:name="ce244" style:family="table-cell" style:parent-style-name="Default">
      <style:table-cell-properties style:glyph-orientation-vertical="0" fo:border-bottom="none" fo:background-color="#23ff23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none" fo:background-color="#23ff2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6" style:family="table-cell" style:parent-style-name="Default">
      <style:table-cell-properties fo:border-bottom="none" fo:background-color="#23ff23" style:diagonal-bl-tr="none" style:diagonal-tl-br="none" fo:border-left="0.088cm solid #000000" fo:border-right="0.088cm solid #000000" style:rotation-align="none" fo:border-top="none"/>
    </style:style>
    <style:style style:name="ce247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0.088cm solid #000000"/>
    </style:style>
    <style:style style:name="ce248" style:family="table-cell" style:parent-style-name="Default" style:data-style-name="N145">
      <style:table-cell-properties style:diagonal-bl-tr="none" style:diagonal-tl-br="none" fo:background-color="transparent" fo:border="none" style:rotation-align="none"/>
    </style:style>
    <style:style style:name="ce249" style:family="table-cell" style:parent-style-name="Default" style:data-style-name="N145">
      <style:table-cell-properties fo:border-bottom="0.088cm solid #000000" style:diagonal-bl-tr="none" style:diagonal-tl-br="none" fo:background-color="transparent" fo:border-left="none" fo:border-right="none" style:rotation-align="none" fo:border-top="none"/>
    </style:style>
    <style:style style:name="ce250" style:family="table-cell" style:parent-style-name="Default" style:data-style-name="N145">
      <style:table-cell-properties fo:border-bottom="none" style:diagonal-bl-tr="none" style:diagonal-tl-br="none" fo:background-color="transparent" fo:border-left="none" fo:border-right="none" style:rotation-align="none" fo:border-top="0.088cm solid #000000"/>
    </style:style>
    <style:style style:name="ce251" style:family="table-cell" style:parent-style-name="Default">
      <style:table-cell-properties fo:border-bottom="none" fo:background-color="#ffff00" style:diagonal-bl-tr="none" style:diagonal-tl-br="none" fo:border-left="none" fo:border-right="0.088cm solid #000000" style:rotation-align="none" fo:border-top="0.088cm solid #000000"/>
    </style:style>
    <style:style style:name="ce252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3" style:family="table-cell" style:parent-style-name="Default">
      <style:table-cell-properties fo:border-bottom="none" style:diagonal-bl-tr="none" style:diagonal-tl-br="none" fo:background-color="transparent" fo:border-left="none" fo:border-right="0.088cm solid #000000" style:rotation-align="none" fo:border-top="0.088cm solid #000000"/>
    </style:style>
    <style:style style:name="ce254" style:family="table-cell" style:parent-style-name="Default" style:data-style-name="N145">
      <style:table-cell-properties fo:border-bottom="none" style:diagonal-bl-tr="none" style:diagonal-tl-br="none" fo:background-color="transparent" fo:border-left="none" fo:border-right="0.088cm solid #000000" style:rotation-align="none" fo:border-top="none"/>
    </style:style>
    <style:style style:name="ce255" style:family="table-cell" style:parent-style-name="Default" style:data-style-name="N145">
      <style:table-cell-properties fo:border-bottom="0.088cm solid #000000" style:diagonal-bl-tr="none" style:diagonal-tl-br="none" fo:background-color="transparent" fo:border-left="none" fo:border-right="0.088cm solid #000000" style:rotation-align="none" fo:border-top="none"/>
    </style:style>
    <style:style style:name="ce256" style:family="table-cell" style:parent-style-name="Default" style:data-style-name="N145">
      <style:table-cell-properties fo:border-bottom="none" style:diagonal-bl-tr="none" style:diagonal-tl-br="none" fo:background-color="transparent" fo:border-left="none" fo:border-right="0.088cm solid #000000" style:rotation-align="none" fo:border-top="0.088cm solid #000000"/>
    </style:style>
    <style:style style:name="ce257" style:family="table-cell" style:parent-style-name="Default">
      <style:table-cell-properties fo:border-bottom="none" fo:background-color="#23ff23" style:diagonal-bl-tr="none" style:diagonal-tl-br="none" fo:border-left="none" fo:border-right="none" style:rotation-align="none" fo:border-top="0.088cm solid #000000"/>
    </style:style>
    <style:style style:name="ce258" style:family="table-cell" style:parent-style-name="Default">
      <style:table-cell-properties style:glyph-orientation-vertical="0" fo:background-color="#23ff2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ackground-color="#23ff23" style:diagonal-bl-tr="none" style:diagonal-tl-br="none" fo:border-left="none" fo:border-right="0.088cm solid #000000" style:rotation-align="none" fo:border-top="0.088cm solid #000000"/>
    </style:style>
    <style:style style:name="ce260" style:family="table-cell" style:parent-style-name="Default">
      <style:table-cell-properties style:glyph-orientation-vertical="0" fo:border-bottom="none" fo:background-color="#23ff23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6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3" style:family="table-cell" style:parent-style-name="Default" style:data-style-name="N138"/>
    <style:style style:name="ce264" style:family="table-cell" style:parent-style-name="Default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5" style:family="table-cell" style:parent-style-name="Default" style:data-style-name="N140"/>
    <style:style style:name="ce266" style:family="table-cell" style:parent-style-name="Default" style:data-style-name="N136"/>
    <style:style style:name="ce267" style:family="table-cell" style:parent-style-name="Default" style:data-style-name="N4"/>
    <style:style style:name="ce268" style:family="table-cell" style:parent-style-name="Default" style:data-style-name="N4">
      <style:table-cell-properties fo:background-color="#ffff00"/>
    </style:style>
    <style:style style:name="ce269" style:family="table-cell" style:parent-style-name="Default" style:data-style-name="N147"/>
    <style:style style:name="ce270" style:family="table-cell" style:parent-style-name="Default" style:data-style-name="N3"/>
    <style:style style:name="ce271" style:family="table-cell" style:parent-style-name="Default" style:data-style-name="N136">
      <style:table-cell-properties fo:background-color="#ffff00"/>
    </style:style>
    <style:style style:name="ce272" style:family="table-cell" style:parent-style-name="Default">
      <style:table-cell-properties fo:border-bottom="0.088cm solid #000000" fo:border-left="0.088cm solid #000000" fo:border-right="none" fo:border-top="0.088cm solid #000000"/>
    </style:style>
    <style:style style:name="ce273" style:family="table-cell" style:parent-style-name="Default" style:data-style-name="N146"/>
    <style:style style:name="ce274" style:family="table-cell" style:parent-style-name="Default" style:data-style-name="N146">
      <style:table-cell-properties fo:background-color="#ffff00"/>
    </style:style>
    <style:style style:name="ce275" style:family="table-cell" style:parent-style-name="Default">
      <style:table-cell-properties fo:border-bottom="0.088cm solid #000000" fo:border-left="none" fo:border-right="0.088cm solid #000000" fo:border-top="0.088cm solid #000000"/>
    </style:style>
    <style:style style:name="ce276" style:family="table-cell" style:parent-style-name="Default" style:data-style-name="N0"/>
    <style:style style:name="ce277" style:family="table-cell" style:parent-style-name="Default" style:data-style-name="N148"/>
    <style:style style:name="ce278" style:family="table-cell" style:parent-style-name="Default" style:data-style-name="N145"/>
    <style:style style:name="ce279" style:family="table-cell" style:parent-style-name="Default" style:data-style-name="N149"/>
    <style:style style:name="ce280" style:family="table-cell" style:parent-style-name="Default" style:data-style-name="N150"/>
    <style:style style:name="ce281" style:family="table-cell" style:parent-style-name="Default" style:data-style-name="N144"/>
    <style:style style:name="ce282" style:family="table-cell" style:parent-style-name="Default" style:data-style-name="N151"/>
    <style:style style:name="ce283" style:family="table-cell" style:parent-style-name="Default" style:data-style-name="N2"/>
    <style:style style:name="ce284" style:family="table-cell" style:parent-style-name="Default" style:data-style-name="N60"/>
    <style:style style:name="ce285" style:family="table-cell" style:parent-style-name="Default">
      <style:table-cell-properties fo:border-bottom="none" fo:background-color="#ffff00" style:text-align-source="fix" style:repeat-content="false" fo:border-left="0.088cm solid #000000" fo:border-right="none" fo:border-top="0.088cm solid #000000"/>
      <style:paragraph-properties fo:text-align="start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86" style:family="table-cell" style:parent-style-name="Default">
      <style:table-cell-properties fo:border-bottom="0.088cm solid #000000" fo:background-color="#ffff00" style:text-align-source="fix" style:repeat-content="false" fo:border-left="0.088cm solid #000000" fo:border-right="none" fo:border-top="none"/>
      <style:paragraph-properties fo:text-align="start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87" style:family="table-cell" style:parent-style-name="Default">
      <style:table-cell-properties fo:border-bottom="0.002cm solid #000000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288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290" style:family="table-cell" style:parent-style-name="Default">
      <style:table-cell-properties fo:border-bottom="none" fo:background-color="#cfe7f5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91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>
      <style:table-cell-properties fo:border-bottom="none" fo:background-color="#ffff00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94" style:family="table-cell" style:parent-style-name="Default">
      <style:table-cell-properties fo:border-bottom="none" fo:background-color="#23ff23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95" style:family="table-cell" style:parent-style-name="Default">
      <style:table-cell-properties fo:border-bottom="0.088cm solid #000000" fo:background-color="#23ff23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96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297" style:family="table-cell" style:parent-style-name="Default">
      <style:table-cell-properties fo:border-bottom="0.088cm solid #000000" fo:background-color="#23ff23" style:text-align-source="fix" style:repeat-content="false" fo:border-left="0.088cm solid #000000" fo:border-right="none" fo:border-top="none"/>
      <style:paragraph-properties fo:text-align="center" fo:margin-left="0cm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9" style:family="table-cell" style:parent-style-name="Default">
      <style:table-cell-properties fo:border-bottom="none" fo:background-color="#ffff00" fo:border-left="none" fo:border-right="none" fo:border-top="0.088cm solid #000000"/>
    </style:style>
    <style:style style:name="ce300" style:family="table-cell" style:parent-style-name="Default">
      <style:table-cell-properties fo:border-bottom="0.088cm solid #000000" fo:background-color="#ffff00" fo:border-left="none" fo:border-right="none" fo:border-top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301" style:family="table-cell" style:parent-style-name="Default">
      <style:table-cell-properties fo:border-bottom="0.002cm solid #000000" fo:border-left="none" fo:border-right="none" fo:border-top="0.088cm solid #000000"/>
    </style:style>
    <style:style style:name="ce302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03" style:family="table-cell" style:parent-style-name="Default">
      <style:table-cell-properties fo:border-bottom="none" fo:border-left="0.002cm solid #000000" fo:border-right="none" fo:border-top="none"/>
    </style:style>
    <style:style style:name="ce304" style:family="table-cell" style:parent-style-name="Default" style:data-style-name="N141">
      <style:table-cell-properties fo:border-bottom="none" fo:border-left="0.002cm solid #000000" fo:border-right="none" fo:border-top="none"/>
    </style:style>
    <style:style style:name="ce305" style:family="table-cell" style:parent-style-name="Default" style:data-style-name="N134">
      <style:table-cell-properties fo:border-bottom="none" fo:border-left="0.002cm solid #000000" fo:border-right="none" fo:border-top="none"/>
    </style:style>
    <style:style style:name="ce306" style:family="table-cell" style:parent-style-name="Default" style:data-style-name="N11">
      <style:table-cell-properties fo:border-bottom="none" fo:background-color="#cfe7f5" fo:border-left="0.002cm solid #000000" fo:border-right="none" fo:border-top="none"/>
      <style:text-properties fo:font-weight="bold" style:font-weight-asian="bold" style:font-weight-complex="bold"/>
    </style:style>
    <style:style style:name="ce307" style:family="table-cell" style:parent-style-name="Default" style:data-style-name="N143">
      <style:table-cell-properties fo:border-bottom="none" fo:background-color="#cfe7f5" fo:border-left="0.002cm solid #000000" fo:border-right="none" fo:border-top="none"/>
      <style:text-properties fo:font-weight="bold" style:font-weight-asian="bold" style:font-weight-complex="bold"/>
    </style:style>
    <style:style style:name="ce308" style:family="table-cell" style:parent-style-name="Default" style:data-style-name="N150">
      <style:table-cell-properties fo:border-bottom="none" fo:background-color="#cfe7f5" fo:border-left="0.002cm solid #000000" fo:border-right="none" fo:border-top="none"/>
      <style:text-properties fo:font-weight="bold" style:font-weight-asian="bold" style:font-weight-complex="bold"/>
    </style:style>
    <style:style style:name="ce309" style:family="table-cell" style:parent-style-name="Default" style:data-style-name="N141">
      <style:table-cell-properties fo:border-bottom="none" fo:border-left="0.002cm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 style:data-style-name="N0">
      <style:table-cell-properties fo:border-bottom="none" fo:background-color="#ffff00" fo:border-left="0.002cm solid #000000" fo:border-right="none" fo:border-top="none"/>
      <style:text-properties fo:font-weight="bold" style:font-weight-asian="bold" style:font-weight-complex="bold"/>
    </style:style>
    <style:style style:name="ce311" style:family="table-cell" style:parent-style-name="Default" style:data-style-name="N141">
      <style:table-cell-properties fo:border-bottom="none" fo:border-left="0.002cm solid #000000" fo:border-right="none" fo:border-top="none"/>
      <style:text-properties fo:font-weight="normal" style:font-weight-asian="normal" style:font-weight-complex="normal"/>
    </style:style>
    <style:style style:name="ce312" style:family="table-cell" style:parent-style-name="Default" style:data-style-name="N0">
      <style:table-cell-properties fo:border-bottom="none" fo:background-color="#23ff23" fo:border-left="0.002cm solid #000000" fo:border-right="none" fo:border-top="none"/>
      <style:text-properties fo:font-weight="bold" style:font-weight-asian="bold" style:font-weight-complex="bold"/>
    </style:style>
    <style:style style:name="ce313" style:family="table-cell" style:parent-style-name="Default" style:data-style-name="N0">
      <style:table-cell-properties fo:border-bottom="0.088cm solid #000000" fo:background-color="#23ff23" fo:border-left="0.002cm solid #000000" fo:border-right="none" fo:border-top="none"/>
      <style:text-properties fo:font-weight="bold" style:font-weight-asian="bold" style:font-weight-complex="bold"/>
    </style:style>
    <style:style style:name="ce314" style:family="table-cell" style:parent-style-name="Default">
      <style:table-cell-properties fo:border-bottom="none" fo:border-left="none" fo:border-right="none" fo:border-top="0.088cm solid #000000"/>
    </style:style>
    <style:style style:name="ce315" style:family="table-cell" style:parent-style-name="Default">
      <style:table-cell-properties fo:border-bottom="none" fo:background-color="#ffff00" fo:border-left="0.002cm solid #000000" fo:border-right="none" fo:border-top="none"/>
      <style:text-properties fo:font-weight="bold" style:font-weight-asian="bold" style:font-weight-complex="bold"/>
    </style:style>
    <style:style style:name="ce316" style:family="table-cell" style:parent-style-name="Default">
      <style:table-cell-properties fo:border-bottom="none" fo:background-color="#ffff00" fo:border-left="0.002cm solid #000000" fo:border-right="none" fo:border-top="none"/>
    </style:style>
    <style:style style:name="ce317" style:family="table-cell" style:parent-style-name="Default">
      <style:table-cell-properties fo:border-bottom="none" fo:background-color="#23ff23" fo:border-left="0.002cm solid #000000" fo:border-right="none" fo:border-top="none"/>
      <style:text-properties fo:font-weight="bold" style:font-weight-asian="bold" style:font-weight-complex="bold"/>
    </style:style>
    <style:style style:name="ce318" style:family="table-cell" style:parent-style-name="Default">
      <style:table-cell-properties fo:border-bottom="0.088cm solid #000000" fo:background-color="#23ff23" fo:border-left="0.002cm solid #000000" fo:border-right="none" fo:border-top="none"/>
    </style:style>
    <style:style style:name="ce319" style:family="table-cell" style:parent-style-name="Default">
      <style:table-cell-properties fo:border-bottom="none" fo:background-color="#ffff00" style:text-align-source="fix" style:repeat-content="false" fo:border-left="none" fo:border-right="none" fo:border-top="0.088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20" style:family="table-cell" style:parent-style-name="Default">
      <style:table-cell-properties fo:border-bottom="0.088cm solid #000000" fo:background-color="#ffff00" style:text-align-source="fix" style:repeat-content="false" fo:border-left="none" fo:border-right="none" fo:border-top="none"/>
      <style:paragraph-properties fo:text-align="start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2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88cm solid #000000"/>
      <style:paragraph-properties fo:text-align="start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22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0.088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2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24" style:family="table-cell" style:parent-style-name="Default">
      <style:table-cell-properties fo:border="none"/>
    </style:style>
    <style:style style:name="ce325" style:family="table-cell" style:parent-style-name="Default" style:data-style-name="N141"/>
    <style:style style:name="ce326" style:family="table-cell" style:parent-style-name="Default" style:data-style-name="N141">
      <style:table-cell-properties fo:border="none"/>
    </style:style>
    <style:style style:name="ce327" style:family="table-cell" style:parent-style-name="Default" style:data-style-name="N11">
      <style:table-cell-properties fo:background-color="#cfe7f5" fo:border="none"/>
      <style:text-properties fo:font-weight="bold" style:font-weight-asian="bold" style:font-weight-complex="bold"/>
    </style:style>
    <style:style style:name="ce328" style:family="table-cell" style:parent-style-name="Default" style:data-style-name="N150">
      <style:table-cell-properties fo:background-color="#cfe7f5" fo:border="none"/>
      <style:text-properties fo:font-weight="bold" style:font-weight-asian="bold" style:font-weight-complex="bold"/>
    </style:style>
    <style:style style:name="ce329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</style:style>
    <style:style style:name="ce330" style:family="table-cell" style:parent-style-name="Default" style:data-style-name="N146">
      <style:table-cell-properties fo:background-color="#23ff23" fo:border="none"/>
      <style:text-properties fo:font-weight="bold" style:font-weight-asian="bold" style:font-weight-complex="bold"/>
    </style:style>
    <style:style style:name="ce331" style:family="table-cell" style:parent-style-name="Default" style:data-style-name="N146">
      <style:table-cell-properties fo:border-bottom="0.088cm solid #000000" fo:background-color="#23ff23" fo:border-left="none" fo:border-right="none" fo:border-top="none"/>
    </style:style>
    <style:style style:name="ce332" style:family="table-cell" style:parent-style-name="Default">
      <style:table-cell-properties fo:border-bottom="none" fo:background-color="#ffff00" style:text-align-source="fix" style:repeat-content="false" fo:border-left="none" fo:border-right="none" fo:border-top="0.088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33" style:family="table-cell" style:parent-style-name="Default">
      <style:table-cell-properties fo:border-bottom="0.088cm solid #000000" fo:background-color="#ffff00" style:text-align-source="fix" style:repeat-content="false" fo:border-left="none" fo:border-right="none" fo:border-top="non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34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0.088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36" style:family="table-cell" style:parent-style-name="Default">
      <style:table-cell-properties fo:border-bottom="none" fo:border-left="none" fo:border-right="0.002cm solid #000000" fo:border-top="none"/>
    </style:style>
    <style:style style:name="ce337" style:family="table-cell" style:parent-style-name="Default" style:data-style-name="N141">
      <style:table-cell-properties fo:border-bottom="none" fo:border-left="none" fo:border-right="0.002cm solid #000000" fo:border-top="none"/>
    </style:style>
    <style:style style:name="ce338" style:family="table-cell" style:parent-style-name="Default" style:data-style-name="N11">
      <style:table-cell-properties fo:border-bottom="none" fo:background-color="#cfe7f5" fo:border-left="none" fo:border-right="0.002cm solid #000000" fo:border-top="none"/>
      <style:text-properties fo:font-weight="bold" style:font-weight-asian="bold" style:font-weight-complex="bold"/>
    </style:style>
    <style:style style:name="ce339" style:family="table-cell" style:parent-style-name="Default" style:data-style-name="N150">
      <style:table-cell-properties fo:border-bottom="none" fo:background-color="#cfe7f5" fo:border-left="none" fo:border-right="0.002cm solid #000000" fo:border-top="none"/>
      <style:text-properties fo:font-weight="bold" style:font-weight-asian="bold" style:font-weight-complex="bold"/>
    </style:style>
    <style:style style:name="ce340" style:family="table-cell" style:parent-style-name="Default" style:data-style-name="N4">
      <style:table-cell-properties fo:border-bottom="none" fo:background-color="#ffff00" fo:border-left="none" fo:border-right="0.002cm solid #000000" fo:border-top="none"/>
      <style:text-properties fo:font-weight="bold" style:font-weight-asian="bold" style:font-weight-complex="bold"/>
    </style:style>
    <style:style style:name="ce341" style:family="table-cell" style:parent-style-name="Default" style:data-style-name="N146">
      <style:table-cell-properties fo:border-bottom="none" fo:background-color="#23ff23" fo:border-left="none" fo:border-right="0.002cm solid #000000" fo:border-top="none"/>
      <style:text-properties fo:font-weight="bold" style:font-weight-asian="bold" style:font-weight-complex="bold"/>
    </style:style>
    <style:style style:name="ce342" style:family="table-cell" style:parent-style-name="Default" style:data-style-name="N146">
      <style:table-cell-properties fo:border-bottom="0.088cm solid #000000" fo:background-color="#23ff23" fo:border-left="none" fo:border-right="0.002cm solid #000000" fo:border-top="none"/>
    </style:style>
    <style:style style:name="ce343" style:family="table-cell" style:parent-style-name="Default" style:data-style-name="N4">
      <style:table-cell-properties fo:border-bottom="none" fo:background-color="#ffff00" fo:border-left="0.002cm solid #000000" fo:border-right="none" fo:border-top="none"/>
      <style:text-properties fo:font-weight="bold" style:font-weight-asian="bold" style:font-weight-complex="bold"/>
    </style:style>
    <style:style style:name="ce344" style:family="table-cell" style:parent-style-name="Default" style:data-style-name="N146">
      <style:table-cell-properties fo:border-bottom="none" fo:background-color="#23ff23" fo:border-left="0.002cm solid #000000" fo:border-right="none" fo:border-top="none"/>
      <style:text-properties fo:font-weight="bold" style:font-weight-asian="bold" style:font-weight-complex="bold"/>
    </style:style>
    <style:style style:name="ce345" style:family="table-cell" style:parent-style-name="Default" style:data-style-name="N146">
      <style:table-cell-properties fo:border-bottom="0.088cm solid #000000" fo:background-color="#23ff23" fo:border-left="0.002cm solid #000000" fo:border-right="none" fo:border-top="none"/>
    </style:style>
    <style:style style:name="ce346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88cm solid #000000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47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0.088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8" style:family="table-cell" style:parent-style-name="Default">
      <style:table-cell-properties fo:border-bottom="none" fo:background-color="#ffff00" fo:border-left="none" fo:border-right="none" fo:border-top="0.088cm solid #000000"/>
      <style:text-properties fo:color="#ff0000" fo:font-size="12pt" fo:font-weight="bold" style:font-size-asian="12pt" style:font-weight-asian="bold" style:font-size-complex="12pt" style:font-weight-complex="bold"/>
    </style:style>
    <style:style style:name="ce349" style:family="table-cell" style:parent-style-name="Default">
      <style:table-cell-properties fo:border-bottom="0.088cm solid #000000" fo:background-color="#ffff00" fo:border-left="none" fo:border-right="none" fo:border-top="none"/>
      <style:text-properties fo:color="#ff0000" style:font-name="Arial" fo:font-size="14pt" fo:font-weight="bold" style:font-size-asian="14pt" style:font-weight-asian="bold" style:font-size-complex="14pt" style:font-weight-complex="bold"/>
    </style:style>
    <style:style style:name="ce350" style:family="table-cell" style:parent-style-name="Default">
      <style:table-cell-properties fo:border-bottom="0.002cm solid #000000" fo:background-color="transparent" fo:border-left="none" fo:border-right="none" fo:border-top="0.088cm solid #000000"/>
      <style:text-properties fo:color="#ff0000" style:font-name="Arial" fo:font-size="14pt" fo:font-weight="bold" style:font-size-asian="14pt" style:font-weight-asian="bold" style:font-size-complex="14pt" style:font-weight-complex="bold"/>
    </style:style>
    <style:style style:name="ce351" style:family="table-cell" style:parent-style-name="Default">
      <style:table-cell-properties fo:border-bottom="0.002cm solid #000000" fo:background-color="#ffff00" fo:border-left="none" fo:border-right="none" fo:border-top="0.088cm solid #000000"/>
      <style:text-properties fo:color="#ff0000"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>
      <style:table-cell-properties fo:border-bottom="0.002cm solid #000000" fo:background-color="#ffff00" fo:border-left="none" fo:border-right="none" fo:border-top="0.088cm solid #000000"/>
    </style:style>
    <style:style style:name="ce353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35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55" style:family="table-cell" style:parent-style-name="Default">
      <style:table-cell-properties fo:border-bottom="none" fo:background-color="#ffff00" fo:border-left="none" fo:border-right="0.088cm solid #000000" fo:border-top="0.088cm solid #000000"/>
    </style:style>
    <style:style style:name="ce356" style:family="table-cell" style:parent-style-name="Default">
      <style:table-cell-properties fo:border-bottom="0.088cm solid #000000" fo:background-color="#ffff00" fo:border-left="none" fo:border-right="0.088cm solid #000000" fo:border-top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357" style:family="table-cell" style:parent-style-name="Default">
      <style:table-cell-properties fo:border-bottom="0.002cm solid #000000" fo:background-color="transparent" fo:border-left="none" fo:border-right="0.002cm solid #000000" fo:border-top="0.088cm soli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358" style:family="table-cell" style:parent-style-name="Default">
      <style:table-cell-properties fo:border-bottom="0.002cm solid #000000" fo:border-left="none" fo:border-right="0.088cm solid #000000" fo:border-top="0.088cm solid #000000"/>
    </style:style>
    <style:style style:name="ce359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60" style:family="table-cell" style:parent-style-name="Default">
      <style:table-cell-properties fo:border-bottom="none" fo:border-left="none" fo:border-right="0.088cm solid #000000" fo:border-top="none"/>
    </style:style>
    <style:style style:name="ce361" style:family="table-cell" style:parent-style-name="Default" style:data-style-name="N141">
      <style:table-cell-properties fo:border-bottom="none" fo:border-left="none" fo:border-right="0.088cm solid #000000" fo:border-top="none"/>
    </style:style>
    <style:style style:name="ce362" style:family="table-cell" style:parent-style-name="Default" style:data-style-name="N11">
      <style:table-cell-properties fo:border-bottom="none" fo:background-color="#cfe7f5" fo:border-left="none" fo:border-right="0.088cm solid #000000" fo:border-top="none"/>
      <style:text-properties fo:font-weight="bold" style:font-weight-asian="bold" style:font-weight-complex="bold"/>
    </style:style>
    <style:style style:name="ce363" style:family="table-cell" style:parent-style-name="Default" style:data-style-name="N143">
      <style:table-cell-properties fo:border-bottom="none" fo:background-color="#cfe7f5" fo:border-left="0.002cm solid #000000" fo:border-right="0.088cm solid #000000" fo:border-top="none"/>
      <style:text-properties fo:font-weight="bold" style:font-weight-asian="bold" style:font-weight-complex="bold"/>
    </style:style>
    <style:style style:name="ce364" style:family="table-cell" style:parent-style-name="Default" style:data-style-name="N150">
      <style:table-cell-properties fo:border-bottom="none" fo:background-color="#cfe7f5" fo:border-left="none" fo:border-right="0.088cm solid #000000" fo:border-top="none"/>
      <style:text-properties fo:font-weight="bold" style:font-weight-asian="bold" style:font-weight-complex="bold"/>
    </style:style>
    <style:style style:name="ce365" style:family="table-cell" style:parent-style-name="Default" style:data-style-name="N141">
      <style:table-cell-properties fo:border-bottom="none" fo:border-left="0.002cm solid #000000" fo:border-right="0.088cm solid #000000" fo:border-top="none"/>
    </style:style>
    <style:style style:name="ce366" style:family="table-cell" style:parent-style-name="Default" style:data-style-name="N141">
      <style:table-cell-properties fo:border-bottom="none" fo:border-left="0.002cm solid #000000" fo:border-right="0.088cm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367" style:family="table-cell" style:parent-style-name="Default" style:data-style-name="N0">
      <style:table-cell-properties fo:border-bottom="none" fo:background-color="#ffff00" fo:border-left="0.002cm solid #000000" fo:border-right="0.088cm solid #000000" fo:border-top="none"/>
      <style:text-properties fo:font-weight="bold" style:font-weight-asian="bold" style:font-weight-complex="bold"/>
    </style:style>
    <style:style style:name="ce368" style:family="table-cell" style:parent-style-name="Default" style:data-style-name="N141">
      <style:table-cell-properties fo:border-bottom="none" fo:border-left="0.002cm solid #000000" fo:border-right="0.088cm solid #000000" fo:border-top="none"/>
      <style:text-properties fo:font-weight="normal" style:font-weight-asian="normal" style:font-weight-complex="normal"/>
    </style:style>
    <style:style style:name="ce369" style:family="table-cell" style:parent-style-name="Default" style:data-style-name="N0">
      <style:table-cell-properties fo:border-bottom="none" fo:background-color="#23ff23" fo:border-left="0.002cm solid #000000" fo:border-right="0.088cm solid #000000" fo:border-top="none"/>
      <style:text-properties fo:font-weight="bold" style:font-weight-asian="bold" style:font-weight-complex="bold"/>
    </style:style>
    <style:style style:name="ce370" style:family="table-cell" style:parent-style-name="Default" style:data-style-name="N0">
      <style:table-cell-properties fo:border-bottom="0.088cm solid #000000" fo:background-color="#23ff23" fo:border-left="0.002cm solid #000000" fo:border-right="0.088cm solid #000000" fo:border-top="none"/>
      <style:text-properties fo:font-weight="bold" style:font-weight-asian="bold" style:font-weight-complex="bold"/>
    </style:style>
    <style:style style:name="ce371" style:family="table-cell" style:parent-style-name="Default">
      <style:table-cell-properties fo:border-bottom="none" fo:border-left="none" fo:border-right="0.088cm solid #000000" fo:border-top="0.088cm solid #000000"/>
    </style:style>
    <style:style style:name="ce372" style:family="table-cell" style:parent-style-name="Default" style:data-style-name="N4">
      <style:table-cell-properties fo:border-bottom="none" fo:background-color="#ffff00" fo:border-left="none" fo:border-right="0.088cm solid #000000" fo:border-top="none"/>
      <style:text-properties fo:font-weight="bold" style:font-weight-asian="bold" style:font-weight-complex="bold"/>
    </style:style>
    <style:style style:name="ce373" style:family="table-cell" style:parent-style-name="Default" style:data-style-name="N137">
      <style:table-cell-properties fo:border-bottom="none" fo:border-left="none" fo:border-right="0.088cm solid #000000" fo:border-top="none"/>
    </style:style>
    <style:style style:name="ce374" style:family="table-cell" style:parent-style-name="Default" style:data-style-name="N135">
      <style:table-cell-properties fo:border-bottom="none" fo:background-color="#23ff23" fo:border-left="none" fo:border-right="0.088cm solid #000000" fo:border-top="none"/>
      <style:text-properties fo:font-weight="bold" style:font-weight-asian="bold" style:font-weight-complex="bold"/>
    </style:style>
    <style:style style:name="ce375" style:family="table-cell" style:parent-style-name="Default" style:data-style-name="N135">
      <style:table-cell-properties fo:border-bottom="0.088cm solid #000000" fo:background-color="#23ff23" fo:border-left="none" fo:border-right="0.088cm solid #000000" fo:border-top="none"/>
    </style:style>
    <style:style style:name="ce376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377" style:family="table-cell" style:parent-style-name="Default">
      <style:table-cell-properties fo:background-color="transparent"/>
      <style:text-properties style:font-name="Arial" fo:font-size="14pt" fo:font-weight="bold" style:font-size-asian="14pt" style:font-weight-asian="bold" style:font-size-complex="14pt" style:font-weight-complex="bold"/>
    </style:style>
    <style:style style:name="ce378" style:family="table-cell" style:parent-style-name="Default">
      <style:text-properties fo:font-weight="bold" style:font-weight-asian="bold" style:font-weight-complex="bold"/>
    </style:style>
    <style:style style:name="ce379" style:family="table-cell" style:parent-style-name="Default">
      <style:text-properties fo:font-weight="normal" style:font-weight-asian="normal" style:font-weight-complex="normal"/>
    </style:style>
    <style:style style:name="ce380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0.088cm solid #000000"/>
      <style:paragraph-properties fo:text-align="start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81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none" fo:border-top="0.088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82" style:family="table-cell" style:parent-style-name="Default">
      <style:table-cell-properties fo:border-bottom="none" fo:background-color="#00ff00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38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85" style:family="table-cell" style:parent-style-name="Default">
      <style:table-cell-properties fo:border-bottom="0.088cm solid #000000" fo:border-left="none" fo:border-right="none" fo:border-top="0.088cm solid #000000"/>
    </style:style>
    <style:style style:name="ce38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88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 style:data-style-name="N0">
      <style:table-cell-properties fo:border-bottom="none" fo:background-color="#00ff00" fo:border-left="0.002cm solid #000000" fo:border-right="none" fo:border-top="none"/>
      <style:text-properties fo:font-weight="bold" style:font-weight-asian="bold" style:font-weight-complex="bold"/>
    </style:style>
    <style:style style:name="ce388" style:family="table-cell" style:parent-style-name="Default" style:data-style-name="N0">
      <style:table-cell-properties fo:background-color="transparent" fo:border="none"/>
      <style:text-properties fo:font-weight="bold" style:font-weight-asian="bold" style:font-weight-complex="bold"/>
    </style:style>
    <style:style style:name="ce389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0.088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90" style:family="table-cell" style:parent-style-name="Default" style:data-style-name="N0">
      <style:table-cell-properties fo:border-bottom="none" fo:background-color="transparent" fo:border-left="0.002cm solid #000000" fo:border-right="none" fo:border-top="none"/>
      <style:text-properties fo:font-weight="bold" style:font-weight-asian="bold" style:font-weight-complex="bold"/>
    </style:style>
    <style:style style:name="ce39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88cm solid #000000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39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93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88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94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/>
      <style:paragraph-properties fo:text-align="start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95" style:family="table-cell" style:parent-style-name="Default">
      <style:table-cell-properties fo:border-bottom="0.002cm solid #000000" fo:background-color="#cfe7f5" style:text-align-source="fix" style:repeat-content="false" fo:border-left="none" fo:border-right="none" fo:border-top="0.088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96" style:family="table-cell" style:parent-style-name="Default">
      <style:table-cell-properties fo:border-bottom="0.088cm solid #000000" fo:background-color="transparent" fo:border-left="none" fo:border-right="none" fo:border-top="0.088cm soli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397" style:family="table-cell" style:parent-style-name="Default">
      <style:table-cell-properties fo:border-bottom="0.088cm solid #000000" fo:background-color="transparent" fo:border-left="none" fo:border-right="none" fo:border-top="0.088cm solid #000000"/>
      <style:text-properties fo:color="#ff0000" style:font-name="Arial" fo:font-size="14pt" fo:font-weight="bold" style:font-size-asian="14pt" style:font-weight-asian="bold" style:font-size-complex="14pt" style:font-weight-complex="bold"/>
    </style:style>
    <style:style style:name="ce398" style:family="table-cell" style:parent-style-name="Default" style:data-style-name="N2">
      <style:table-cell-properties fo:border-bottom="0.002cm solid #000000" style:text-align-source="fix" style:repeat-content="false" fo:background-color="transparent" fo:border-left="none" fo:border-right="none" fo:border-top="0.088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99" style:family="table-cell" style:parent-style-name="Default">
      <style:table-cell-properties fo:border-bottom="0.002cm solid #000000" fo:background-color="transparent" fo:border-left="none" fo:border-right="none" fo:border-top="0.088cm solid #000000"/>
    </style:style>
    <style:style style:name="ce400" style:family="table-cell" style:parent-style-name="Default">
      <style:table-cell-properties fo:border-bottom="0.088cm solid #000000" fo:background-color="transparent" fo:border-left="none" fo:border-right="0.088cm solid #000000" fo:border-top="0.088cm soli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401" style:family="table-cell" style:parent-style-name="Default">
      <style:table-cell-properties fo:border-bottom="0.002cm solid #000000" fo:background-color="transparent" fo:border-left="none" fo:border-right="0.088cm solid #000000" fo:border-top="0.088cm solid #000000"/>
    </style:style>
    <style:style style:name="ce402" style:family="table-cell" style:parent-style-name="Default" style:data-style-name="N0">
      <style:table-cell-properties fo:border-bottom="none" fo:background-color="#00ff00" fo:border-left="0.002cm solid #000000" fo:border-right="0.088cm solid #000000" fo:border-top="none"/>
      <style:text-properties fo:font-weight="bold" style:font-weight-asian="bold" style:font-weight-complex="bold"/>
    </style:style>
    <style:style style:name="ce403" style:family="table-cell" style:parent-style-name="Default" style:data-style-name="N0">
      <style:table-cell-properties fo:border-bottom="none" fo:background-color="transparent" fo:border-left="0.002cm solid #000000" fo:border-right="0.088cm solid #000000" fo:border-top="none"/>
      <style:text-properties fo:font-weight="bold" style:font-weight-asian="bold" style:font-weight-complex="bold"/>
    </style:style>
    <style:style style:name="ce404" style:family="table-cell" style:parent-style-name="Default">
      <style:table-cell-properties fo:background-color="transparent"/>
    </style:style>
    <style:style style:name="ce40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.5pt" fo:font-style="normal" fo:text-shadow="none" style:text-underline-style="none" fo:font-weight="bold" style:font-size-asian="7.5pt" style:font-style-asian="normal" style:font-weight-asian="bold" style:font-name-complex="Calibri" style:font-size-complex="7.5pt" style:font-style-complex="normal" style:font-weight-complex="bold"/>
    </style:style>
    <style:style style:name="ce40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  <style:style style:name="T3" style:family="text">
      <style:text-properties fo:color="#000000" style:text-outline="false" style:text-line-through-style="none" style:text-position="33% 58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-33% 58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33% 58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-33% 58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/>
      <table:table table:name="Constant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4"/>
        <table:table-column table:style-name="co3" table:default-cell-style-name="ce14"/>
        <table:table-column table:style-name="co4" table:default-cell-style-name="ce7"/>
        <table:table-column table:style-name="co5" table:default-cell-style-name="ce14"/>
        <table:table-column table:style-name="co6" table:default-cell-style-name="ce14"/>
        <table:table-column table:style-name="co7" table:default-cell-style-name="ce7"/>
        <table:table-column table:style-name="co8" table:number-columns-repeated="249" table:default-cell-style-name="ce7"/>
        <table:table-column table:style-name="co9" table:number-columns-repeated="768" table:default-cell-style-name="Default"/>
        <table:table-row table:style-name="ro1">
          <table:table-cell table:style-name="ce1" office:value-type="string">
            <text:p>Physical Constants</text:p>
          </table:table-cell>
          <table:table-cell table:style-name="ce9" table:number-columns-repeated="2"/>
          <table:table-cell table:style-name="ce17"/>
          <table:table-cell table:style-name="ce9" table:number-columns-repeated="2"/>
          <table:table-cell table:style-name="ce48"/>
          <table:table-cell table:number-columns-repeated="1017"/>
        </table:table-row>
        <table:table-row table:style-name="ro2">
          <table:table-cell table:style-name="ce2" office:value-type="string">
            <text:p>Meaning</text:p>
          </table:table-cell>
          <table:table-cell table:style-name="ce10" office:value-type="string">
            <text:p>used</text:p>
            <text:p>symbol</text:p>
          </table:table-cell>
          <table:table-cell table:style-name="ce10" office:value-type="string">
            <text:p>given name in calc sheet</text:p>
          </table:table-cell>
          <table:table-cell table:style-name="ce18" office:value-type="string">
            <text:p>value</text:p>
          </table:table-cell>
          <table:table-cell table:style-name="ce18" office:value-type="string">
            <text:p>unit</text:p>
          </table:table-cell>
          <table:table-cell table:style-name="Default"/>
          <table:table-cell table:style-name="ce49"/>
          <table:table-cell table:style-name="ce58" table:number-columns-repeated="1017"/>
        </table:table-row>
        <table:table-row table:style-name="ro3">
          <table:table-cell table:style-name="ce3" office:value-type="string">
            <text:p>Light speed in vacuum</text:p>
          </table:table-cell>
          <table:table-cell table:style-name="ce9" office:value-type="string">
            <text:p>c</text:p>
          </table:table-cell>
          <table:table-cell table:style-name="ce9" office:value-type="string">
            <text:p>c_c</text:p>
          </table:table-cell>
          <table:table-cell table:style-name="ce19" table:formula="of:=299792458" office:value-type="float" office:value="299792458">
            <text:p>2,99792458E+08</text:p>
          </table:table-cell>
          <table:table-cell table:style-name="ce9" office:value-type="string">
            <text:p>m s<text:span text:style-name="T3">-1</text:span></text:p>
          </table:table-cell>
          <table:table-cell table:style-name="ce9"/>
          <table:table-cell table:style-name="ce48"/>
          <table:table-cell table:number-columns-repeated="1017"/>
        </table:table-row>
        <table:table-row table:style-name="ro4">
          <table:table-cell table:style-name="ce4" office:value-type="string">
            <text:p>Permeability of vacuum</text:p>
          </table:table-cell>
          <table:table-cell table:style-name="ce11" office:value-type="string">
            <text:p>µ<text:span text:style-name="T1">o</text:span></text:p>
          </table:table-cell>
          <table:table-cell table:style-name="ce11" office:value-type="string">
            <text:p>c_my0</text:p>
          </table:table-cell>
          <table:table-cell table:style-name="ce20" table:formula="of:=4*PI()*0.0000001" office:value-type="float" office:value="0.00000125663706143592">
            <text:p>1,256637E-06</text:p>
          </table:table-cell>
          <table:table-cell table:style-name="ce11" office:value-type="string">
            <text:p>kg m s<text:span text:style-name="T3">-2</text:span><text:span text:style-name="T4"> A</text:span><text:span text:style-name="T3">-2</text:span></text:p>
          </table:table-cell>
          <table:table-cell table:style-name="ce11" office:value-type="string">
            <text:p>= 4*π*10<text:span text:style-name="T3">-7</text:span></text:p>
          </table:table-cell>
          <table:table-cell table:style-name="ce50" office:value-type="string">
            <text:p>kg m <text:span text:style-name="T4"><text:s/>C</text:span><text:span text:style-name="T3">-2</text:span>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Permittivity of vacuum (electric constant)</text:p>
          </table:table-cell>
          <table:table-cell table:style-name="ce11" office:value-type="string">
            <text:p>ε<text:span text:style-name="T1">o</text:span></text:p>
          </table:table-cell>
          <table:table-cell table:style-name="ce11" office:value-type="string">
            <text:p>c_eps0</text:p>
          </table:table-cell>
          <table:table-cell table:style-name="ce20" office:value-type="float" office:value="0.000000000008854188">
            <text:p>8,854188E-12</text:p>
          </table:table-cell>
          <table:table-cell table:style-name="ce11" office:value-type="string">
            <text:p>m<text:span text:style-name="T3">-3</text:span><text:span text:style-name="T4"> kg</text:span><text:span text:style-name="T3">-1</text:span><text:span text:style-name="T4"> s</text:span><text:span text:style-name="T3">4</text:span><text:span text:style-name="T4"> A</text:span><text:span text:style-name="T3">2</text:span></text:p>
          </table:table-cell>
          <table:table-cell table:style-name="ce11" office:value-type="string">
            <text:p>= 1/(µ<text:span text:style-name="T1">o</text:span><text:span text:style-name="T4">*c</text:span><text:span text:style-name="T3">2</text:span><text:span text:style-name="T4">)</text:span></text:p>
          </table:table-cell>
          <table:table-cell table:style-name="ce50" office:value-type="string">
            <text:p>m<text:span text:style-name="T3">-3</text:span><text:span text:style-name="T4"> kg</text:span><text:span text:style-name="T3">-1</text:span><text:span text:style-name="T4"> s</text:span><text:span text:style-name="T3">2</text:span><text:span text:style-name="T4"> C</text:span><text:span text:style-name="T3">2</text:span>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Gravitational Constant</text:p>
          </table:table-cell>
          <table:table-cell table:style-name="ce11" office:value-type="string">
            <text:p>G</text:p>
          </table:table-cell>
          <table:table-cell table:style-name="ce11" office:value-type="string">
            <text:p>c_G</text:p>
          </table:table-cell>
          <table:table-cell table:style-name="ce21" office:value-type="float" office:value="0.00000000006674">
            <text:p>6,6740E-11</text:p>
          </table:table-cell>
          <table:table-cell table:style-name="ce11" office:value-type="string">
            <text:p>m<text:span text:style-name="T3">3</text:span><text:span text:style-name="T4"> kg</text:span><text:span text:style-name="T3">-1</text:span><text:span text:style-name="T4"> s</text:span><text:span text:style-name="T3">-2</text:span></text:p>
          </table:table-cell>
          <table:table-cell table:style-name="ce11"/>
          <table:table-cell table:style-name="ce50"/>
          <table:table-cell table:number-columns-repeated="1017"/>
        </table:table-row>
        <table:table-row table:style-name="ro3">
          <table:table-cell table:style-name="ce5" office:value-type="string">
            <text:p>Planck constant</text:p>
          </table:table-cell>
          <table:table-cell table:style-name="ce12" office:value-type="string">
            <text:p>h</text:p>
          </table:table-cell>
          <table:table-cell table:style-name="ce12" office:value-type="string">
            <text:p>c_h</text:p>
          </table:table-cell>
          <table:table-cell table:style-name="ce22" table:formula="of:=6.6260687652E-034" office:value-type="float" office:value="6.6260687652E-034">
            <text:p>6,6260688E-34</text:p>
          </table:table-cell>
          <table:table-cell table:style-name="ce12" office:value-type="string">
            <text:p>Js</text:p>
          </table:table-cell>
          <table:table-cell table:style-name="ce12" office:value-type="string">
            <text:p><text:s/>kg m<text:span text:style-name="T3">2</text:span><text:span text:style-name="T4"> s</text:span><text:span text:style-name="T3">-1</text:span></text:p>
          </table:table-cell>
          <table:table-cell table:style-name="ce51"/>
          <table:table-cell table:number-columns-repeated="1017"/>
        </table:table-row>
        <table:table-row table:style-name="ro1">
          <table:table-cell table:style-name="ce4" office:value-type="string">
            <text:p>Electron charge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c_qe</text:p>
          </table:table-cell>
          <table:table-cell table:style-name="ce23" table:formula="of:=1.60217646263E-019" office:value-type="float" office:value="1.60217646263E-019">
            <text:p>1,6021765E-19</text:p>
          </table:table-cell>
          <table:table-cell table:style-name="ce11" office:value-type="string">
            <text:p>A s</text:p>
          </table:table-cell>
          <table:table-cell table:style-name="ce11"/>
          <table:table-cell table:style-name="ce50" office:value-type="string">
            <text:p>C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Electron magnetic moment</text:p>
          </table:table-cell>
          <table:table-cell table:style-name="ce11" office:value-type="string">
            <text:p>µ<text:span text:style-name="T1">e</text:span></text:p>
          </table:table-cell>
          <table:table-cell table:style-name="ce11" office:value-type="string">
            <text:p>c_mye</text:p>
          </table:table-cell>
          <table:table-cell table:style-name="ce23" office:value-type="float" office:value="-9.28476362E-024">
            <text:p>-9,2847636E-24</text:p>
          </table:table-cell>
          <table:table-cell table:style-name="ce11" office:value-type="string">
            <text:p>J T<text:span text:style-name="T5">-1</text:span></text:p>
          </table:table-cell>
          <table:table-cell table:style-name="ce11"/>
          <table:table-cell table:style-name="ce52" table:formula="of:=[.D9]/[.D14]" office:value-type="float" office:value="-658.21068771339">
            <text:p>-658,21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Electron mass</text:p>
          </table:table-cell>
          <table:table-cell table:style-name="ce11" office:value-type="string">
            <text:p>m<text:span text:style-name="T1">e</text:span></text:p>
          </table:table-cell>
          <table:table-cell table:style-name="ce11" office:value-type="string">
            <text:p>c_me</text:p>
          </table:table-cell>
          <table:table-cell table:style-name="ce20" office:value-type="float" office:value="9.1093818871E-031">
            <text:p>9,109382E-31</text:p>
          </table:table-cell>
          <table:table-cell table:style-name="ce11" office:value-type="string">
            <text:p>kg</text:p>
          </table:table-cell>
          <table:table-cell table:style-name="ce38" office:value-type="float" office:value="1">
            <text:p>1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" office:value-type="string">
            <text:p>Electron Energy_at_Rest</text:p>
          </table:table-cell>
          <table:table-cell table:style-name="ce11" office:value-type="string">
            <text:p>U<text:span text:style-name="T2">e</text:span></text:p>
          </table:table-cell>
          <table:table-cell table:style-name="ce11" office:value-type="string">
            <text:p>c_Ue_eV</text:p>
          </table:table-cell>
          <table:table-cell table:style-name="ce20" office:value-type="float" office:value="510998.902">
            <text:p>5,109989E+05</text:p>
          </table:table-cell>
          <table:table-cell table:style-name="ce11" office:value-type="string">
            <text:p>eV</text:p>
          </table:table-cell>
          <table:table-cell table:style-name="ce39" table:number-columns-repeated="2"/>
          <table:table-cell table:number-columns-repeated="1017"/>
        </table:table-row>
        <table:table-row table:style-name="ro4">
          <table:table-cell table:style-name="ce4" office:value-type="string">
            <text:p>Electron Energy_at_Rest</text:p>
          </table:table-cell>
          <table:table-cell table:style-name="ce11" office:value-type="string">
            <text:p>U<text:span text:style-name="T2">e</text:span></text:p>
          </table:table-cell>
          <table:table-cell table:style-name="ce11" office:value-type="string">
            <text:p>c_Ue_J</text:p>
          </table:table-cell>
          <table:table-cell table:style-name="ce20" office:value-type="float" office:value="0.0000000000000818710414">
            <text:p>8,187104E-14</text:p>
          </table:table-cell>
          <table:table-cell table:style-name="ce11" office:value-type="string">
            <text:p>kg m s<text:span text:style-name="T3">-2</text:span></text:p>
          </table:table-cell>
          <table:table-cell table:style-name="ce39" table:number-columns-repeated="2"/>
          <table:table-cell table:number-columns-repeated="1017"/>
        </table:table-row>
        <table:table-row table:style-name="ro4">
          <table:table-cell table:style-name="ce4" office:value-type="string">
            <text:p>Proton mass</text:p>
          </table:table-cell>
          <table:table-cell table:style-name="ce11" office:value-type="string">
            <text:p>m<text:span text:style-name="T1">p</text:span></text:p>
          </table:table-cell>
          <table:table-cell table:style-name="ce11" office:value-type="string">
            <text:p>c_mp</text:p>
          </table:table-cell>
          <table:table-cell table:style-name="ce20" office:value-type="float" office:value="1.672622E-027">
            <text:p>1,672622E-27</text:p>
          </table:table-cell>
          <table:table-cell table:style-name="ce11" office:value-type="string">
            <text:p>kg</text:p>
          </table:table-cell>
          <table:table-cell table:style-name="ce40" table:formula="of:=c_mp/c_me" office:value-type="float" office:value="1836.15312293432">
            <text:p>1836,15</text:p>
          </table:table-cell>
          <table:table-cell table:style-name="ce39"/>
          <table:table-cell table:number-columns-repeated="1017"/>
        </table:table-row>
        <table:table-row table:style-name="ro4">
          <table:table-cell table:style-name="ce4" office:value-type="string">
            <text:p>Proton magnetic moment</text:p>
          </table:table-cell>
          <table:table-cell table:style-name="ce11" office:value-type="string">
            <text:p>µ<text:span text:style-name="T1">p</text:span></text:p>
          </table:table-cell>
          <table:table-cell table:style-name="ce11" office:value-type="string">
            <text:p>c_myp</text:p>
          </table:table-cell>
          <table:table-cell table:style-name="ce20" office:value-type="float" office:value="1.410606633E-026">
            <text:p>1,410607E-26</text:p>
          </table:table-cell>
          <table:table-cell table:style-name="ce11" office:value-type="string">
            <text:p>J T<text:span text:style-name="T5">-1</text:span></text:p>
          </table:table-cell>
          <table:table-cell table:style-name="Default"/>
          <table:table-cell table:style-name="ce40" office:value-type="float" office:value="1">
            <text:p>1,00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Boltzmann constant</text:p>
          </table:table-cell>
          <table:table-cell table:style-name="ce11" office:value-type="string">
            <text:p>k</text:p>
          </table:table-cell>
          <table:table-cell table:style-name="ce11" office:value-type="string">
            <text:p>c_k</text:p>
          </table:table-cell>
          <table:table-cell table:style-name="ce20" office:value-type="float" office:value="1.38065E-023">
            <text:p>1,380650E-23</text:p>
          </table:table-cell>
          <table:table-cell table:style-name="ce11" office:value-type="string">
            <text:p>J K<text:span text:style-name="T3">-1</text:span></text:p>
          </table:table-cell>
          <table:table-cell table:style-name="ce11"/>
          <table:table-cell table:style-name="ce50"/>
          <table:table-cell table:number-columns-repeated="1017"/>
        </table:table-row>
        <table:table-row table:style-name="ro5">
          <table:table-cell table:style-name="ce6"/>
          <table:table-cell table:style-name="ce13" table:number-columns-repeated="2"/>
          <table:table-cell table:style-name="ce24"/>
          <table:table-cell table:style-name="ce13" table:number-columns-repeated="2"/>
          <table:table-cell table:style-name="ce53"/>
          <table:table-cell table:number-columns-repeated="1017"/>
        </table:table-row>
        <table:table-row table:style-name="ro1">
          <table:table-cell table:style-name="ce3" office:value-type="string">
            <text:p>Temperature and Energy <text:s text:c="2"/>kT(eV)</text:p>
          </table:table-cell>
          <table:table-cell table:style-name="ce9" office:value-type="string">
            <text:p>T(K)</text:p>
          </table:table-cell>
          <table:table-cell table:style-name="ce9" office:value-type="string">
            <text:p>c_eV_K</text:p>
          </table:table-cell>
          <table:table-cell table:style-name="ce17" office:value-type="float" office:value="11605">
            <text:p>11605</text:p>
          </table:table-cell>
          <table:table-cell table:style-name="ce35" office:value-type="string">
            <text:p><text:s text:c="2"/>x <text:s text:c="3"/>kT(eV)</text:p>
          </table:table-cell>
          <table:table-cell table:style-name="ce9"/>
          <table:table-cell table:style-name="ce48"/>
          <table:table-cell table:number-columns-repeated="1017"/>
        </table:table-row>
        <table:table-row table:style-name="ro1">
          <table:table-cell table:style-name="ce4" office:value-type="string">
            <text:p>Photon frequency and energy <text:s text:c="2"/>E(eV)</text:p>
          </table:table-cell>
          <table:table-cell table:style-name="ce11" office:value-type="string">
            <text:p>ν(Hz)</text:p>
          </table:table-cell>
          <table:table-cell table:style-name="ce11" office:value-type="string">
            <text:p>c_eV_Hz</text:p>
          </table:table-cell>
          <table:table-cell table:style-name="ce25" office:value-type="float" office:value="241800000000000">
            <text:p>2,418E+14</text:p>
          </table:table-cell>
          <table:table-cell table:style-name="ce36" office:value-type="string">
            <text:p><text:s text:c="2"/>x <text:s text:c="3"/>E(eV)</text:p>
          </table:table-cell>
          <table:table-cell table:style-name="ce11"/>
          <table:table-cell table:style-name="ce50"/>
          <table:table-cell table:number-columns-repeated="1017"/>
        </table:table-row>
        <table:table-row table:style-name="ro1">
          <table:table-cell table:style-name="ce5" office:value-type="string">
            <text:p>Photon energy and wavelength</text:p>
          </table:table-cell>
          <table:table-cell table:style-name="ce12" office:value-type="string">
            <text:p>λ(nm)</text:p>
          </table:table-cell>
          <table:table-cell table:style-name="ce12" office:value-type="string">
            <text:p>c_eV_nm</text:p>
          </table:table-cell>
          <table:table-cell table:style-name="ce26" office:value-type="float" office:value="1239.842">
            <text:p>1239,842</text:p>
          </table:table-cell>
          <table:table-cell table:style-name="ce37" office:value-type="string">
            <text:p><text:s text:c="2"/>x <text:s text:c="3"/>E(eV)</text:p>
          </table:table-cell>
          <table:table-cell table:style-name="ce12"/>
          <table:table-cell table:style-name="ce51"/>
          <table:table-cell table:number-columns-repeated="1017"/>
        </table:table-row>
        <table:table-row table:style-name="ro5">
          <table:table-cell table:style-name="ce4"/>
          <table:table-cell table:style-name="ce11" table:number-columns-repeated="2"/>
          <table:table-cell table:style-name="ce27"/>
          <table:table-cell table:style-name="ce11" table:number-columns-repeated="2"/>
          <table:table-cell table:style-name="ce50"/>
          <table:table-cell table:number-columns-repeated="1017"/>
        </table:table-row>
        <table:table-row table:style-name="ro1">
          <table:table-cell table:style-name="ce3" office:value-type="string">
            <text:p>Astronomical unit in m (axis earth orbit)</text:p>
          </table:table-cell>
          <table:table-cell table:style-name="ce9" office:value-type="string">
            <text:p>1 AU</text:p>
          </table:table-cell>
          <table:table-cell table:style-name="ce9" office:value-type="string">
            <text:p>c_AU_m</text:p>
          </table:table-cell>
          <table:table-cell table:style-name="ce28" office:value-type="float" office:value="149600000000">
            <text:p>1,496E+11</text:p>
          </table:table-cell>
          <table:table-cell table:style-name="ce9" office:value-type="string">
            <text:p>m</text:p>
          </table:table-cell>
          <table:table-cell table:style-name="ce38" office:value-type="float" office:value="1">
            <text:p>1</text:p>
          </table:table-cell>
          <table:table-cell table:style-name="ce48"/>
          <table:table-cell table:number-columns-repeated="1017"/>
        </table:table-row>
        <table:table-row table:style-name="ro1">
          <table:table-cell table:style-name="ce4" office:value-type="string">
            <text:p>Light year in m</text:p>
          </table:table-cell>
          <table:table-cell table:style-name="ce11" office:value-type="string">
            <text:p>1 LY</text:p>
          </table:table-cell>
          <table:table-cell table:style-name="ce11" office:value-type="string">
            <text:p>c_LY_m</text:p>
          </table:table-cell>
          <table:table-cell table:style-name="ce29" office:value-type="float" office:value="9.461E+015">
            <text:p>9,46E+15</text:p>
          </table:table-cell>
          <table:table-cell table:style-name="ce11" office:value-type="string">
            <text:p>m</text:p>
          </table:table-cell>
          <table:table-cell table:style-name="ce41" table:formula="of:=[.D22]/[.D21]" office:value-type="float" office:value="63241.9786096257">
            <text:p>63.242</text:p>
          </table:table-cell>
          <table:table-cell table:style-name="ce38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Parsec in m</text:p>
          </table:table-cell>
          <table:table-cell table:style-name="ce12" office:value-type="string">
            <text:p>1 pc</text:p>
          </table:table-cell>
          <table:table-cell table:style-name="ce12" office:value-type="string">
            <text:p>c_pc_m</text:p>
          </table:table-cell>
          <table:table-cell table:style-name="ce30" office:value-type="float" office:value="3.086E+016">
            <text:p>3,09E+16</text:p>
          </table:table-cell>
          <table:table-cell table:style-name="ce12" office:value-type="string">
            <text:p>m</text:p>
          </table:table-cell>
          <table:table-cell table:style-name="ce42" table:formula="of:=[.D23]/[.D21]" office:value-type="float" office:value="206283.422459893">
            <text:p>206.283</text:p>
          </table:table-cell>
          <table:table-cell table:style-name="ce54" table:formula="of:=[.D23]/[.D22]" office:value-type="float" office:value="3.26181164781736">
            <text:p>3,26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11" table:number-columns-repeated="2"/>
          <table:table-cell table:style-name="ce27"/>
          <table:table-cell table:style-name="ce11" table:number-columns-repeated="2"/>
          <table:table-cell table:style-name="ce50"/>
          <table:table-cell table:number-columns-repeated="1017"/>
        </table:table-row>
        <table:table-row table:style-name="ro4">
          <table:table-cell table:style-name="ce3" office:value-type="string">
            <text:p>Solar mass</text:p>
          </table:table-cell>
          <table:table-cell table:style-name="ce9" office:value-type="string">
            <text:p>1 M<text:span text:style-name="T1">⊙</text:span></text:p>
          </table:table-cell>
          <table:table-cell table:style-name="ce9" office:value-type="string">
            <text:p>c_m_sol</text:p>
          </table:table-cell>
          <table:table-cell table:style-name="ce28" office:value-type="float" office:value="1.989E+030">
            <text:p>1,989E+30</text:p>
          </table:table-cell>
          <table:table-cell table:style-name="ce9" office:value-type="string">
            <text:p>kg</text:p>
          </table:table-cell>
          <table:table-cell table:style-name="ce43" table:formula="of:=c_m_sol/c_m_earth" office:value-type="float" office:value="332942.751925008">
            <text:p>332.943</text:p>
          </table:table-cell>
          <table:table-cell table:style-name="ce55" table:formula="of:=c_m_sol/c_m_moon" office:value-type="float" office:value="27050183.5985312">
            <text:p>27.050.184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Earth mass</text:p>
          </table:table-cell>
          <table:table-cell table:style-name="ce11" office:value-type="string">
            <text:p>1 M<text:span text:style-name="T1">⊕</text:span></text:p>
          </table:table-cell>
          <table:table-cell table:style-name="ce11" office:value-type="string">
            <text:p>c_m_earth</text:p>
          </table:table-cell>
          <table:table-cell table:style-name="ce29" office:value-type="float" office:value="5.974E+024">
            <text:p>5,97E+24</text:p>
          </table:table-cell>
          <table:table-cell table:style-name="ce11" office:value-type="string">
            <text:p>kg</text:p>
          </table:table-cell>
          <table:table-cell table:style-name="ce44" office:value-type="float" office:value="1">
            <text:p>1</text:p>
          </table:table-cell>
          <table:table-cell table:style-name="ce56" table:formula="of:=c_m_earth/c_m_moon" office:value-type="float" office:value="81.2457500339997">
            <text:p>81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Moon mass</text:p>
          </table:table-cell>
          <table:table-cell table:style-name="ce12" office:value-type="string">
            <text:p>1 M<text:span text:style-name="T1">moon</text:span></text:p>
          </table:table-cell>
          <table:table-cell table:style-name="ce12" office:value-type="string">
            <text:p>c_m_moon</text:p>
          </table:table-cell>
          <table:table-cell table:style-name="ce30" office:value-type="float" office:value="7.353E+022">
            <text:p>7,35E+22</text:p>
          </table:table-cell>
          <table:table-cell table:style-name="ce12" office:value-type="string">
            <text:p>kg</text:p>
          </table:table-cell>
          <table:table-cell table:style-name="ce12"/>
          <table:table-cell table:style-name="ce47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11" table:number-columns-repeated="2"/>
          <table:table-cell table:style-name="ce27"/>
          <table:table-cell table:style-name="ce11" table:number-columns-repeated="2"/>
          <table:table-cell table:style-name="ce50"/>
          <table:table-cell table:number-columns-repeated="1017"/>
        </table:table-row>
        <table:table-row table:style-name="ro4">
          <table:table-cell table:style-name="ce3" office:value-type="string">
            <text:p>Solar radius</text:p>
          </table:table-cell>
          <table:table-cell table:style-name="ce9" office:value-type="string">
            <text:p>1 R<text:span text:style-name="T1">⊙</text:span></text:p>
          </table:table-cell>
          <table:table-cell table:style-name="ce9" office:value-type="string">
            <text:p>c_r_sol</text:p>
          </table:table-cell>
          <table:table-cell table:style-name="ce28" office:value-type="float" office:value="695500000">
            <text:p>6,955E+08</text:p>
          </table:table-cell>
          <table:table-cell table:style-name="ce9" office:value-type="string">
            <text:p>m</text:p>
          </table:table-cell>
          <table:table-cell table:style-name="ce45" table:formula="of:=c_r_sol/c_r_earth" office:value-type="float" office:value="109.166535865641">
            <text:p>109</text:p>
          </table:table-cell>
          <table:table-cell table:style-name="ce46" table:formula="of:=c_r_sol/c_r_moon" office:value-type="float" office:value="400.126567713727">
            <text:p>400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Earth radius (mean)</text:p>
          </table:table-cell>
          <table:table-cell table:style-name="ce11" office:value-type="string">
            <text:p>1 R<text:span text:style-name="T1">⊕</text:span></text:p>
          </table:table-cell>
          <table:table-cell table:style-name="ce11" office:value-type="string">
            <text:p>c_r_earth</text:p>
          </table:table-cell>
          <table:table-cell table:style-name="ce31" office:value-type="float" office:value="6371000">
            <text:p>6.371.000</text:p>
          </table:table-cell>
          <table:table-cell table:style-name="ce11" office:value-type="string">
            <text:p>m</text:p>
          </table:table-cell>
          <table:table-cell table:style-name="ce44" office:value-type="float" office:value="1">
            <text:p>1</text:p>
          </table:table-cell>
          <table:table-cell table:style-name="ce57" table:formula="of:=c_r_earth/c_r_moon" office:value-type="float" office:value="3.66528592797146">
            <text:p>3,7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Moon radius (mean)</text:p>
          </table:table-cell>
          <table:table-cell table:style-name="ce12" office:value-type="string">
            <text:p>1 R<text:span text:style-name="T1">moon</text:span></text:p>
          </table:table-cell>
          <table:table-cell table:style-name="ce12" office:value-type="string">
            <text:p>c_r_moon</text:p>
          </table:table-cell>
          <table:table-cell table:style-name="ce32" office:value-type="float" office:value="1738200">
            <text:p>1.738.200</text:p>
          </table:table-cell>
          <table:table-cell table:style-name="ce12" office:value-type="string">
            <text:p>m</text:p>
          </table:table-cell>
          <table:table-cell table:style-name="ce26"/>
          <table:table-cell table:style-name="ce47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11" table:number-columns-repeated="2"/>
          <table:table-cell table:style-name="ce27"/>
          <table:table-cell table:style-name="ce11" table:number-columns-repeated="2"/>
          <table:table-cell table:style-name="ce50"/>
          <table:table-cell table:number-columns-repeated="1017"/>
        </table:table-row>
        <table:table-row table:style-name="ro4">
          <table:table-cell table:style-name="ce3" office:value-type="string">
            <text:p>Earth orbit (radius) = 1 AU</text:p>
          </table:table-cell>
          <table:table-cell table:style-name="ce9" office:value-type="string">
            <text:p>1 a<text:span text:style-name="T1">earth</text:span></text:p>
          </table:table-cell>
          <table:table-cell table:style-name="ce9" office:value-type="string">
            <text:p>c_orb_earth</text:p>
          </table:table-cell>
          <table:table-cell table:style-name="ce28" office:value-type="float" office:value="149600000000">
            <text:p>1,496E+11</text:p>
          </table:table-cell>
          <table:table-cell table:style-name="ce9" office:value-type="string">
            <text:p>m</text:p>
          </table:table-cell>
          <table:table-cell table:style-name="ce46" table:formula="of:=c_orb_earth/c_orb_moon" office:value-type="float" office:value="389.177939646202">
            <text:p>389</text:p>
          </table:table-cell>
          <table:table-cell table:style-name="ce48"/>
          <table:table-cell table:number-columns-repeated="1017"/>
        </table:table-row>
        <table:table-row table:style-name="ro4">
          <table:table-cell table:style-name="ce5" office:value-type="string">
            <text:p>Moon orbit semimajor axis</text:p>
          </table:table-cell>
          <table:table-cell table:style-name="ce12" office:value-type="string">
            <text:p>1 a<text:span text:style-name="T1">moon</text:span></text:p>
          </table:table-cell>
          <table:table-cell table:style-name="ce12" office:value-type="string">
            <text:p>c_orb_moon</text:p>
          </table:table-cell>
          <table:table-cell table:style-name="ce32" office:value-type="float" office:value="384400000">
            <text:p>384.400.000</text:p>
          </table:table-cell>
          <table:table-cell table:style-name="ce12" office:value-type="string">
            <text:p>m</text:p>
          </table:table-cell>
          <table:table-cell table:style-name="ce47" office:value-type="float" office:value="1">
            <text:p>1</text:p>
          </table:table-cell>
          <table:table-cell table:style-name="ce51"/>
          <table:table-cell table:number-columns-repeated="1017"/>
        </table:table-row>
        <table:table-row table:style-name="ro5">
          <table:table-cell table:style-name="ce4"/>
          <table:table-cell table:style-name="ce11" table:number-columns-repeated="2"/>
          <table:table-cell table:style-name="ce27"/>
          <table:table-cell table:style-name="ce11" table:number-columns-repeated="2"/>
          <table:table-cell table:style-name="ce50"/>
          <table:table-cell table:number-columns-repeated="1017"/>
        </table:table-row>
        <table:table-row table:style-name="ro4">
          <table:table-cell table:style-name="ce6" office:value-type="string">
            <text:p>Solar luminosity</text:p>
          </table:table-cell>
          <table:table-cell table:style-name="ce13" office:value-type="string">
            <text:p>1 L<text:span text:style-name="T1">⊙</text:span></text:p>
          </table:table-cell>
          <table:table-cell table:style-name="ce13" office:value-type="string">
            <text:p>c_lum_sol</text:p>
          </table:table-cell>
          <table:table-cell table:style-name="ce33" office:value-type="float" office:value="3.845E+026">
            <text:p>3,845E+26</text:p>
          </table:table-cell>
          <table:table-cell table:style-name="ce13" office:value-type="string">
            <text:p>W</text:p>
          </table:table-cell>
          <table:table-cell table:style-name="ce24"/>
          <table:table-cell table:style-name="ce53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6">
          <table:table-cell table:style-name="ce8" office:value-type="string">
            <text:p><text:s/>_K = 1e7 * c_h / (4 * pi() *c_qe^2)</text:p>
          </table:table-cell>
          <table:table-cell table:style-name="ce15"/>
          <table:table-cell table:style-name="ce16" office:value-type="string">
            <text:p>_K =</text:p>
          </table:table-cell>
          <table:table-cell table:style-name="ce34" table:formula="of:=10000000 * c_h / (4 * PI() *c_qe^2)" office:value-type="float" office:value="20541179612.382">
            <text:p>20541179612,382</text:p>
          </table:table-cell>
          <table:table-cell table:number-columns-repeated="1020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F_793_786_834" table:style-name="ta2" table:print-ranges="F_793_786_834.A60:F_793_786_834.G85">
        <table:table-column table:style-name="co6" table:default-cell-style-name="ce67"/>
        <table:table-column table:style-name="co10" table:default-cell-style-name="ce67"/>
        <table:table-column table:style-name="co11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7"/>
        <table:table-column table:style-name="co6" table:number-columns-repeated="249" table:default-cell-style-name="ce67"/>
        <table:table-column table:style-name="co9" table:number-columns-repeated="768" table:default-cell-style-name="ce76"/>
        <table:table-row table:style-name="ro7">
          <table:table-cell office:value-type="string">
            <text:p>Überprüfung der Rechnung zu den Formeln </text:p>
          </table:table-cell>
          <table:table-cell table:number-columns-repeated="1023"/>
        </table:table-row>
        <table:table-row table:style-name="ro8">
          <table:table-cell office:value-type="string">
            <text:p>Ionisationsenergie</text:p>
          </table:table-cell>
          <table:table-cell/>
          <table:table-cell table:style-name="ce106" table:formula="of:=13.6" office:value-type="float" office:value="13.6">
            <text:p>13,6000</text:p>
          </table:table-cell>
          <table:table-cell table:style-name="ce87" office:value-type="string">
            <text:p>eV</text:p>
          </table:table-cell>
          <table:table-cell table:style-name="ce87" table:formula="of:=[.C2]*c_qe" office:value-type="float" office:value="2.1789599891768E-018">
            <text:p>2,1789599891768E-018</text:p>
          </table:table-cell>
          <table:table-cell office:value-type="string">
            <text:p>J</text:p>
          </table:table-cell>
          <table:table-cell table:style-name="ce76"/>
          <table:table-cell table:number-columns-repeated="1017"/>
        </table:table-row>
        <table:table-row table:style-name="ro7">
          <table:table-cell table:style-name="ce68"/>
          <table:table-cell table:style-name="ce86" office:value-type="string">
            <text:p>nach Formel</text:p>
          </table:table-cell>
          <table:table-cell table:style-name="ce107" office:value-type="string">
            <text:p>c</text:p>
          </table:table-cell>
          <table:table-cell table:style-name="ce107" office:value-type="string">
            <text:p>d</text:p>
          </table:table-cell>
          <table:table-cell table:style-name="ce107" office:value-type="string">
            <text:p>e</text:p>
          </table:table-cell>
          <table:table-cell table:style-name="ce107" office:value-type="string">
            <text:p>f</text:p>
          </table:table-cell>
          <table:table-cell table:style-name="ce174" office:value-type="string">
            <text:p>g</text:p>
          </table:table-cell>
          <table:table-cell table:number-columns-repeated="1017"/>
        </table:table-row>
        <table:table-row table:style-name="ro7">
          <table:table-cell table:style-name="ce69"/>
          <table:table-cell table:style-name="ce87" office:value-type="float" office:value="802">
            <text:p>802</text:p>
          </table:table-cell>
          <table:table-cell table:style-name="ce108" table:formula="of:=3/2*c_c^2" office:value-type="float" office:value="1.34813276810523E+017">
            <text:p>1,34813E+17</text:p>
          </table:table-cell>
          <table:table-cell table:style-name="ce108" table:formula="of:=[.E2]*2/c_me" office:value-type="float" office:value="4783990870472.72">
            <text:p>4,78399E+12</text:p>
          </table:table-cell>
          <table:table-cell table:formula="of:=[.D4]^2" office:value-type="float" office:value="2.28865686487664E+025">
            <text:p>22886568648766400000000000</text:p>
          </table:table-cell>
          <table:table-cell table:formula="of:=[.E2]*c_c/c_me" office:value-type="float" office:value="7.17102191054289E+020">
            <text:p>717102191054289000000</text:p>
          </table:table-cell>
          <table:table-cell table:style-name="ce155" table:formula="of:=(3/2*[$Constants.D3]^2)^2" office:value-type="float" office:value="1.81746196043906E+034">
            <text:p>18174619604390600000000000000000000</text:p>
          </table:table-cell>
          <table:table-cell table:number-columns-repeated="1017"/>
        </table:table-row>
        <table:table-row table:style-name="ro7">
          <table:table-cell table:style-name="ce69"/>
          <table:table-cell table:number-columns-repeated="2"/>
          <table:table-cell table:style-name="ce76" table:number-columns-repeated="2"/>
          <table:table-cell/>
          <table:table-cell table:style-name="ce155"/>
          <table:table-cell table:number-columns-repeated="1017"/>
        </table:table-row>
        <table:table-row table:style-name="ro7">
          <table:table-cell table:style-name="ce69"/>
          <table:table-cell table:number-columns-repeated="2"/>
          <table:table-cell table:style-name="ce121" office:value-type="string">
            <text:p>e+f+g</text:p>
          </table:table-cell>
          <table:table-cell table:formula="of:=[.E4]+[.F4]+[.G4]" office:value-type="float" office:value="1.81746196272779E+034">
            <text:p>18174619627277900000000000000000000</text:p>
          </table:table-cell>
          <table:table-cell/>
          <table:table-cell table:style-name="ce155"/>
          <table:table-cell table:number-columns-repeated="1017"/>
        </table:table-row>
        <table:table-row table:style-name="ro8">
          <table:table-cell table:style-name="ce69"/>
          <table:table-cell table:number-columns-repeated="2"/>
          <table:table-cell table:style-name="ce121" office:value-type="string">
            <text:p>wurzel (e+f+g)</text:p>
          </table:table-cell>
          <table:table-cell table:style-name="ce124" table:formula="of:=SQRT([.E6])" office:value-type="float" office:value="1.34813276895408E+017">
            <text:p>1,3481328E+17</text:p>
          </table:table-cell>
          <table:table-cell/>
          <table:table-cell table:style-name="ce155"/>
          <table:table-cell table:number-columns-repeated="1017"/>
        </table:table-row>
        <table:table-row table:style-name="ro7">
          <table:table-cell table:style-name="ce69"/>
          <table:table-cell table:number-columns-repeated="2"/>
          <table:table-cell table:style-name="ce76" table:number-columns-repeated="2"/>
          <table:table-cell/>
          <table:table-cell table:style-name="ce155"/>
          <table:table-cell table:number-columns-repeated="1017"/>
        </table:table-row>
        <table:table-row table:style-name="ro8">
          <table:table-cell table:style-name="ce69"/>
          <table:table-cell/>
          <table:table-cell office:value-type="string">
            <text:p>V^2 1</text:p>
          </table:table-cell>
          <table:table-cell table:style-name="ce108" table:formula="of:=[.C4]+[.D4]+[.E7]" office:value-type="float" office:value="2.69631337696801E+017">
            <text:p>2,69631E+17</text:p>
          </table:table-cell>
          <table:table-cell table:style-name="ce121" office:value-type="string">
            <text:p>c+d + wurzel(e+f+g)</text:p>
          </table:table-cell>
          <table:table-cell/>
          <table:table-cell table:style-name="ce155"/>
          <table:table-cell table:number-columns-repeated="1017"/>
        </table:table-row>
        <table:table-row table:style-name="ro8">
          <table:table-cell table:style-name="ce69"/>
          <table:table-cell/>
          <table:table-cell office:value-type="string">
            <text:p>V^2 2</text:p>
          </table:table-cell>
          <table:table-cell table:style-name="ce108" table:formula="of:=[.C4]+[.D4]-[.E7]" office:value-type="float" office:value="4783905985344">
            <text:p>4,78391E+12</text:p>
          </table:table-cell>
          <table:table-cell table:style-name="ce121" office:value-type="string">
            <text:p>c+d – wurzel(e+f+g)</text:p>
          </table:table-cell>
          <table:table-cell/>
          <table:table-cell table:style-name="ce155"/>
          <table:table-cell table:number-columns-repeated="1017"/>
        </table:table-row>
        <table:table-row table:style-name="ro7">
          <table:table-cell table:style-name="ce69"/>
          <table:table-cell table:number-columns-repeated="4"/>
          <table:table-cell table:style-name="ce121" office:value-type="string">
            <text:p>v/c</text:p>
          </table:table-cell>
          <table:table-cell table:style-name="ce155"/>
          <table:table-cell table:number-columns-repeated="1017"/>
        </table:table-row>
        <table:table-row table:style-name="ro7">
          <table:table-cell table:style-name="ce69"/>
          <table:table-cell office:value-type="string">
            <text:p>786a</text:p>
          </table:table-cell>
          <table:table-cell office:value-type="string">
            <text:p>V1</text:p>
          </table:table-cell>
          <table:table-cell table:style-name="ce122" table:formula="of:=SQRT([.D9])" office:value-type="float" office:value="519260375.627489">
            <text:p>519.260.376</text:p>
          </table:table-cell>
          <table:table-cell/>
          <table:table-cell table:style-name="ce150" table:formula="of:=[.D12]/c_c" office:value-type="percentage" office:value="1.73206617368436">
            <text:p>173,2%</text:p>
          </table:table-cell>
          <table:table-cell table:style-name="ce155"/>
          <table:table-cell table:number-columns-repeated="1017"/>
        </table:table-row>
        <table:table-row table:style-name="ro7">
          <table:table-cell table:style-name="ce69"/>
          <table:table-cell/>
          <table:table-cell office:value-type="string">
            <text:p>V2</text:p>
          </table:table-cell>
          <table:table-cell table:style-name="ce122" table:formula="of:=SQRT([.D10])" office:value-type="float" office:value="2187214.20655225">
            <text:p>2.187.214</text:p>
          </table:table-cell>
          <table:table-cell/>
          <table:table-cell table:style-name="ce151" table:formula="of:=[.D13]/c_c" office:value-type="percentage" office:value="0.00729576127813146">
            <text:p>0,7296%</text:p>
          </table:table-cell>
          <table:table-cell table:style-name="ce155"/>
          <table:table-cell table:number-columns-repeated="1017"/>
        </table:table-row>
        <table:table-row table:style-name="ro7" table:number-rows-repeated="3">
          <table:table-cell table:style-name="ce69"/>
          <table:table-cell table:number-columns-repeated="5"/>
          <table:table-cell table:style-name="ce155"/>
          <table:table-cell table:number-columns-repeated="1017"/>
        </table:table-row>
        <table:table-row table:style-name="ro8">
          <table:table-cell table:style-name="ce69"/>
          <table:table-cell table:number-columns-repeated="3"/>
          <table:table-cell table:style-name="ce137" office:value-type="string">
            <text:p>E in eV</text:p>
          </table:table-cell>
          <table:table-cell/>
          <table:table-cell table:style-name="ce155"/>
          <table:table-cell table:number-columns-repeated="1017"/>
        </table:table-row>
        <table:table-row table:style-name="ro8">
          <table:table-cell table:style-name="ce69"/>
          <table:table-cell/>
          <table:table-cell office:value-type="string">
            <text:p>Ekin 1</text:p>
          </table:table-cell>
          <table:table-cell table:formula="of:=1/2*c_me*[.D12]^2" office:value-type="float" office:value="0.000000000000122808741190489">
            <text:p>1,22808741190489E-013</text:p>
          </table:table-cell>
          <table:table-cell table:style-name="ce138" table:formula="of:=[.D18]/c_qe" office:value-type="float" office:value="766511.954550227">
            <text:p>766511,95</text:p>
          </table:table-cell>
          <table:table-cell table:style-name="ce152" office:value-type="string">
            <text:p>viel zu hoch</text:p>
          </table:table-cell>
          <table:table-cell table:style-name="ce175"/>
          <table:table-cell table:style-name="ce76" table:number-columns-repeated="2"/>
          <table:table-cell table:number-columns-repeated="1015"/>
        </table:table-row>
        <table:table-row table:style-name="ro8">
          <table:table-cell table:style-name="ce69"/>
          <table:table-cell/>
          <table:table-cell office:value-type="string">
            <text:p>Ekin 2</text:p>
          </table:table-cell>
          <table:table-cell table:formula="of:=1/2*c_me*[.D13]^2" office:value-type="float" office:value="2.1789213266241E-018">
            <text:p>2,1789213266241E-018</text:p>
          </table:table-cell>
          <table:table-cell table:style-name="ce139" table:formula="of:=[.D19]/c_qe" office:value-type="float" office:value="13.5997586873006">
            <text:p>13,59976</text:p>
          </table:table-cell>
          <table:table-cell table:style-name="ce87" office:value-type="string">
            <text:p>!!! das sieht gut aus</text:p>
          </table:table-cell>
          <table:table-cell table:style-name="ce155"/>
          <table:table-cell table:number-columns-repeated="1017"/>
        </table:table-row>
        <table:table-row table:style-name="ro7">
          <table:table-cell table:style-name="ce69"/>
          <table:table-cell table:number-columns-repeated="5"/>
          <table:table-cell table:style-name="ce155"/>
          <table:table-cell table:number-columns-repeated="1017"/>
        </table:table-row>
        <table:table-row table:style-name="ro8">
          <table:table-cell table:style-name="ce69"/>
          <table:table-cell/>
          <table:table-cell office:value-type="string">
            <text:p>rn 1</text:p>
          </table:table-cell>
          <table:table-cell table:style-name="ce123" table:formula="of:=c_qe^2/10000000/c_me*(c_c^2/[.D12]^2-1)" office:value-type="float" office:value="-1.87864352168097E-015">
            <text:p>-1,87864352168097E-015</text:p>
          </table:table-cell>
          <table:table-cell table:style-name="ce76"/>
          <table:table-cell table:style-name="ce152" office:value-type="string">
            <text:p>Negativ kann nicht sein</text:p>
          </table:table-cell>
          <table:table-cell table:style-name="ce155"/>
          <table:table-cell table:number-columns-repeated="1017"/>
        </table:table-row>
        <table:table-row table:style-name="ro8">
          <table:table-cell table:style-name="ce69"/>
          <table:table-cell/>
          <table:table-cell office:value-type="string">
            <text:p>rn 2</text:p>
          </table:table-cell>
          <table:table-cell table:style-name="ce123" table:formula="of:=c_qe^2/10000000/c_me*(c_c^2/[.D13]^2-1)" office:value-type="float" office:value="0.0000000000529379888103387">
            <text:p>5,29379888103387E-011</text:p>
          </table:table-cell>
          <table:table-cell table:number-columns-repeated="2"/>
          <table:table-cell table:style-name="ce155"/>
          <table:table-cell table:number-columns-repeated="1017"/>
        </table:table-row>
        <table:table-row table:style-name="ro7" table:number-rows-repeated="2">
          <table:table-cell table:style-name="ce69"/>
          <table:table-cell table:number-columns-repeated="5"/>
          <table:table-cell table:style-name="ce155"/>
          <table:table-cell table:number-columns-repeated="1017"/>
        </table:table-row>
        <table:table-row table:style-name="ro8">
          <table:table-cell table:style-name="ce69"/>
          <table:table-cell office:value-type="string">
            <text:p>786b</text:p>
          </table:table-cell>
          <table:table-cell office:value-type="string">
            <text:p>Epot 1</text:p>
          </table:table-cell>
          <table:table-cell table:formula="of:=c_c^2*c_qe^2/10000000/[.D21]" office:value-type="float" office:value="-0.000000000000122805472721508">
            <text:p>-1,22805472721508E-013</text:p>
          </table:table-cell>
          <table:table-cell table:style-name="ce140" table:formula="of:=[.D25]/c_qe" office:value-type="float" office:value="-766491.554369239">
            <text:p>-766491,5544</text:p>
          </table:table-cell>
          <table:table-cell table:style-name="ce152" office:value-type="string">
            <text:p>Negativ kann nicht sein</text:p>
          </table:table-cell>
          <table:table-cell table:style-name="ce155"/>
          <table:table-cell table:style-name="ce76"/>
          <table:table-cell table:number-columns-repeated="1016"/>
        </table:table-row>
        <table:table-row table:style-name="ro8">
          <table:table-cell table:style-name="ce69"/>
          <table:table-cell/>
          <table:table-cell office:value-type="string">
            <text:p>Epot 2</text:p>
          </table:table-cell>
          <table:table-cell table:formula="of:=c_c^2*c_qe^2/10000000/[.D22]" office:value-type="float" office:value="4.35807462542235E-018">
            <text:p>4,35807462542235E-018</text:p>
          </table:table-cell>
          <table:table-cell table:style-name="ce141" table:formula="of:=[.D26]/c_qe" office:value-type="float" office:value="27.2009652311862">
            <text:p>27,20097</text:p>
          </table:table-cell>
          <table:table-cell/>
          <table:table-cell table:style-name="ce155"/>
          <table:table-cell table:number-columns-repeated="1017"/>
        </table:table-row>
        <table:table-row table:style-name="ro7">
          <table:table-cell table:style-name="ce69"/>
          <table:table-cell table:number-columns-repeated="5"/>
          <table:table-cell table:style-name="ce155"/>
          <table:table-cell table:number-columns-repeated="1017"/>
        </table:table-row>
        <table:table-row table:style-name="ro8">
          <table:table-cell table:style-name="ce69"/>
          <table:table-cell office:value-type="string">
            <text:p>786</text:p>
          </table:table-cell>
          <table:table-cell office:value-type="string">
            <text:p>Eges 1</text:p>
          </table:table-cell>
          <table:table-cell table:formula="of:=[.D18]+[.D25]" office:value-type="float" office:value="3.26846898133448E-018">
            <text:p>3,26846898133448E-018</text:p>
          </table:table-cell>
          <table:table-cell table:style-name="ce138" table:formula="of:=[.D28]/c_qe" office:value-type="float" office:value="20.4001809886111">
            <text:p>20,40</text:p>
          </table:table-cell>
          <table:table-cell table:style-name="ce76"/>
          <table:table-cell table:style-name="ce176"/>
          <table:table-cell table:style-name="ce76"/>
          <table:table-cell table:number-columns-repeated="1016"/>
        </table:table-row>
        <table:table-row table:style-name="ro8">
          <table:table-cell table:style-name="ce70"/>
          <table:table-cell table:style-name="ce88"/>
          <table:table-cell office:value-type="string">
            <text:p>Eges 2</text:p>
          </table:table-cell>
          <table:table-cell table:style-name="ce88" table:formula="of:=[.D19]+[.D26]" office:value-type="float" office:value="6.53699595204645E-018">
            <text:p>6,53699595204645E-018</text:p>
          </table:table-cell>
          <table:table-cell table:style-name="ce142" table:formula="of:=[.D29]/c_qe" office:value-type="float" office:value="40.8007239184869">
            <text:p>40,8007</text:p>
          </table:table-cell>
          <table:table-cell table:style-name="ce153" office:value-type="string">
            <text:p>kann nicht sein, zu hoch</text:p>
          </table:table-cell>
          <table:table-cell table:style-name="ce161"/>
          <table:table-cell table:number-columns-repeated="1017"/>
        </table:table-row>
        <table:table-row table:style-name="ro7">
          <table:table-cell table:style-name="ce68"/>
          <table:table-cell table:style-name="ce86" table:number-columns-repeated="4"/>
          <table:table-cell table:style-name="ce154"/>
          <table:table-cell table:number-columns-repeated="1018"/>
        </table:table-row>
        <table:table-row table:style-name="ro7">
          <table:table-cell table:style-name="ce69"/>
          <table:table-cell table:number-columns-repeated="4"/>
          <table:table-cell table:style-name="ce155"/>
          <table:table-cell table:number-columns-repeated="1018"/>
        </table:table-row>
        <table:table-row table:style-name="ro7">
          <table:table-cell table:style-name="ce69"/>
          <table:table-cell table:style-name="ce87" office:value-type="string">
            <text:p>802b</text:p>
          </table:table-cell>
          <table:table-cell table:formula="of:=c_c^2" office:value-type="float" office:value="8.98755178736818E+016">
            <text:p>89875517873681800</text:p>
          </table:table-cell>
          <table:table-cell table:style-name="ce124" table:formula="of:=[.E2]/2/c_me" office:value-type="float" office:value="1195997717618.18">
            <text:p>1,1959977E+12</text:p>
          </table:table-cell>
          <table:table-cell table:formula="of:=c_c^4" office:value-type="float" office:value="8.07760871306249E+033">
            <text:p>8077608713062490000000000000000000</text:p>
          </table:table-cell>
          <table:table-cell table:style-name="ce155" table:formula="of:=([.E2]^2/4/c_me^2)" office:value-type="float" office:value="1.4304105405479E+024">
            <text:p>1430410540547900000000000</text:p>
          </table:table-cell>
          <table:table-cell table:number-columns-repeated="1018"/>
        </table:table-row>
        <table:table-row table:style-name="ro7">
          <table:table-cell table:style-name="ce69"/>
          <table:table-cell table:number-columns-repeated="4"/>
          <table:table-cell table:style-name="ce155"/>
          <table:table-cell table:number-columns-repeated="1018"/>
        </table:table-row>
        <table:table-row table:style-name="ro7">
          <table:table-cell table:style-name="ce69"/>
          <table:table-cell table:number-columns-repeated="2"/>
          <table:table-cell table:style-name="ce76"/>
          <table:table-cell table:formula="of:=[.E32]+[.F32]" office:value-type="float" office:value="8.0776087144929E+033">
            <text:p>8077608714492900000000000000000000</text:p>
          </table:table-cell>
          <table:table-cell table:style-name="ce155"/>
          <table:table-cell table:number-columns-repeated="1018"/>
        </table:table-row>
        <table:table-row table:style-name="ro7">
          <table:table-cell table:style-name="ce69"/>
          <table:table-cell table:number-columns-repeated="2"/>
          <table:table-cell table:style-name="ce76"/>
          <table:table-cell table:style-name="ce143" table:formula="of:=SQRT([.E34])" office:value-type="float" office:value="8.98755178816395E+016">
            <text:p>8,987552E+16</text:p>
          </table:table-cell>
          <table:table-cell table:style-name="ce155"/>
          <table:table-cell table:number-columns-repeated="1018"/>
        </table:table-row>
        <table:table-row table:style-name="ro7">
          <table:table-cell table:style-name="ce69"/>
          <table:table-cell table:number-columns-repeated="4"/>
          <table:table-cell table:style-name="ce155"/>
          <table:table-cell table:number-columns-repeated="1018"/>
        </table:table-row>
        <table:table-row table:style-name="ro8">
          <table:table-cell table:style-name="ce69"/>
          <table:table-cell/>
          <table:table-cell office:value-type="string">
            <text:p>V^2 1</text:p>
          </table:table-cell>
          <table:table-cell table:style-name="ce108" table:formula="of:=[.C32]+[.D32]+[.E35]" office:value-type="float" office:value="1.79752231753039E+017">
            <text:p>1,79752E+17</text:p>
          </table:table-cell>
          <table:table-cell table:style-name="ce121" office:value-type="string">
            <text:p>c+d + wurzel(e+f+g)</text:p>
          </table:table-cell>
          <table:table-cell table:style-name="ce155"/>
          <table:table-cell table:number-columns-repeated="1018"/>
        </table:table-row>
        <table:table-row table:style-name="ro8">
          <table:table-cell table:style-name="ce69"/>
          <table:table-cell/>
          <table:table-cell office:value-type="string">
            <text:p>V^2 2</text:p>
          </table:table-cell>
          <table:table-cell table:style-name="ce108" table:formula="of:=[.C32]+[.D32]-[.E35]" office:value-type="float" office:value="1195989759888">
            <text:p>1,19599E+12</text:p>
          </table:table-cell>
          <table:table-cell table:style-name="ce121" office:value-type="string">
            <text:p>c+d – wurzel(e+f+g)</text:p>
          </table:table-cell>
          <table:table-cell table:style-name="ce155"/>
          <table:table-cell table:number-columns-repeated="1018"/>
        </table:table-row>
        <table:table-row table:style-name="ro7">
          <table:table-cell table:style-name="ce69"/>
          <table:table-cell table:number-columns-repeated="4"/>
          <table:table-cell table:style-name="ce156" office:value-type="string">
            <text:p>v/c</text:p>
          </table:table-cell>
          <table:table-cell table:number-columns-repeated="1018"/>
        </table:table-row>
        <table:table-row table:style-name="ro7">
          <table:table-cell table:style-name="ce69"/>
          <table:table-cell office:value-type="string">
            <text:p>786a</text:p>
          </table:table-cell>
          <table:table-cell office:value-type="string">
            <text:p>V1</text:p>
          </table:table-cell>
          <table:table-cell table:style-name="ce122" table:formula="of:=SQRT([.D37])" office:value-type="float" office:value="423971970.480407">
            <text:p>423.971.970</text:p>
          </table:table-cell>
          <table:table-cell/>
          <table:table-cell table:style-name="ce157" table:formula="of:=[.D40]/c_c" office:value-type="percentage" office:value="1.41421826722675">
            <text:p>141,4%</text:p>
          </table:table-cell>
          <table:table-cell table:number-columns-repeated="1018"/>
        </table:table-row>
        <table:table-row table:style-name="ro7">
          <table:table-cell table:style-name="ce69"/>
          <table:table-cell/>
          <table:table-cell office:value-type="string">
            <text:p>V2</text:p>
          </table:table-cell>
          <table:table-cell table:style-name="ce122" table:formula="of:=SQRT([.D38])" office:value-type="float" office:value="1093613.16738964">
            <text:p>1.093.613</text:p>
          </table:table-cell>
          <table:table-cell/>
          <table:table-cell table:style-name="ce158" table:formula="of:=[.D41]/c_c" office:value-type="percentage" office:value="0.0036479008667711">
            <text:p>0,3648%</text:p>
          </table:table-cell>
          <table:table-cell table:number-columns-repeated="1018"/>
        </table:table-row>
        <table:table-row table:style-name="ro7" table:number-rows-repeated="3">
          <table:table-cell table:style-name="ce69"/>
          <table:table-cell table:number-columns-repeated="4"/>
          <table:table-cell table:style-name="ce155"/>
          <table:table-cell table:number-columns-repeated="1018"/>
        </table:table-row>
        <table:table-row table:style-name="ro8">
          <table:table-cell table:style-name="ce69"/>
          <table:table-cell table:number-columns-repeated="3"/>
          <table:table-cell table:style-name="ce137" office:value-type="string">
            <text:p>E in eV</text:p>
          </table:table-cell>
          <table:table-cell table:style-name="ce155"/>
          <table:table-cell table:number-columns-repeated="1018"/>
        </table:table-row>
        <table:table-row table:style-name="ro8">
          <table:table-cell table:style-name="ce69"/>
          <table:table-cell/>
          <table:table-cell office:value-type="string">
            <text:p>Ekin 1</text:p>
          </table:table-cell>
          <table:table-cell table:formula="of:=1/2*c_me*[.D40]^2" office:value-type="float" office:value="0.0000000000000818715862048467">
            <text:p>8,18715862048467E-014</text:p>
          </table:table-cell>
          <table:table-cell table:style-name="ce144" table:formula="of:=[.D46]/c_qe" office:value-type="float" office:value="511002.302895232">
            <text:p>511002,30</text:p>
          </table:table-cell>
          <table:table-cell table:style-name="ce159" office:value-type="string">
            <text:p>viel zu hoch</text:p>
          </table:table-cell>
          <table:table-cell table:number-columns-repeated="1018"/>
        </table:table-row>
        <table:table-row table:style-name="ro8">
          <table:table-cell table:style-name="ce69"/>
          <table:table-cell/>
          <table:table-cell office:value-type="string">
            <text:p>Ekin 2</text:p>
          </table:table-cell>
          <table:table-cell table:formula="of:=1/2*c_me*[.D41]^2" office:value-type="float" office:value="5.44736372794041E-019">
            <text:p>5,44736372794041E-019</text:p>
          </table:table-cell>
          <table:table-cell table:style-name="ce139" table:formula="of:=[.D47]/c_qe" office:value-type="float" office:value="3.39997737764695">
            <text:p>3,39998</text:p>
          </table:table-cell>
          <table:table-cell table:style-name="ce160" office:value-type="string">
            <text:p>!!! das sieht gut aus</text:p>
          </table:table-cell>
          <table:table-cell table:number-columns-repeated="1018"/>
        </table:table-row>
        <table:table-row table:style-name="ro7">
          <table:table-cell table:style-name="ce69"/>
          <table:table-cell table:number-columns-repeated="4"/>
          <table:table-cell table:style-name="ce155"/>
          <table:table-cell table:number-columns-repeated="1018"/>
        </table:table-row>
        <table:table-row table:style-name="ro8">
          <table:table-cell table:style-name="ce69"/>
          <table:table-cell/>
          <table:table-cell office:value-type="string">
            <text:p>rn 1</text:p>
          </table:table-cell>
          <table:table-cell table:style-name="ce123" table:formula="of:=c_qe^2/10000000/c_me*(c_c^2/[.D40]^2-1)" office:value-type="float" office:value="-1.40897951633655E-015">
            <text:p>-1,40897951633655E-015</text:p>
          </table:table-cell>
          <table:table-cell table:style-name="ce76"/>
          <table:table-cell table:style-name="ce159" office:value-type="string">
            <text:p>kann nicht sein</text:p>
          </table:table-cell>
          <table:table-cell table:number-columns-repeated="1018"/>
        </table:table-row>
        <table:table-row table:style-name="ro8">
          <table:table-cell table:style-name="ce69"/>
          <table:table-cell/>
          <table:table-cell office:value-type="string">
            <text:p>rn 2</text:p>
          </table:table-cell>
          <table:table-cell table:style-name="ce123" table:formula="of:=c_qe^2/10000000/c_me*(c_c^2/[.D41]^2-1)" office:value-type="float" office:value="0.000000000211758060603491">
            <text:p>2,11758060603491E-010</text:p>
          </table:table-cell>
          <table:table-cell/>
          <table:table-cell table:style-name="ce155"/>
          <table:table-cell table:number-columns-repeated="1018"/>
        </table:table-row>
        <table:table-row table:style-name="ro7" table:number-rows-repeated="2">
          <table:table-cell table:style-name="ce69"/>
          <table:table-cell table:number-columns-repeated="4"/>
          <table:table-cell table:style-name="ce155"/>
          <table:table-cell table:number-columns-repeated="1018"/>
        </table:table-row>
        <table:table-row table:style-name="ro8">
          <table:table-cell table:style-name="ce69"/>
          <table:table-cell office:value-type="string">
            <text:p>786b</text:p>
          </table:table-cell>
          <table:table-cell office:value-type="string">
            <text:p>Epot 1</text:p>
          </table:table-cell>
          <table:table-cell table:formula="of:=c_c^2*c_qe^2/10000000/[.D49]" office:value-type="float" office:value="-0.000000000000163740993449704">
            <text:p>-1,63740993449704E-013</text:p>
          </table:table-cell>
          <table:table-cell table:style-name="ce140" table:formula="of:=[.D53]/c_qe" office:value-type="float" office:value="-1021991.00579046">
            <text:p>-1021991,0058</text:p>
          </table:table-cell>
          <table:table-cell table:style-name="ce159" office:value-type="string">
            <text:p>kann nicht sein</text:p>
          </table:table-cell>
          <table:table-cell table:number-columns-repeated="1018"/>
        </table:table-row>
        <table:table-row table:style-name="ro8">
          <table:table-cell table:style-name="ce69"/>
          <table:table-cell/>
          <table:table-cell office:value-type="string">
            <text:p>Epot 2</text:p>
          </table:table-cell>
          <table:table-cell table:formula="of:=c_c^2*c_qe^2/10000000/[.D50]" office:value-type="float" office:value="1.08948724359174E-018">
            <text:p>1,08948724359174E-018</text:p>
          </table:table-cell>
          <table:table-cell table:style-name="ce141" table:formula="of:=[.D54]/c_qe" office:value-type="float" office:value="6.80004524472497">
            <text:p>6,80005</text:p>
          </table:table-cell>
          <table:table-cell table:style-name="ce155"/>
          <table:table-cell table:number-columns-repeated="1018"/>
        </table:table-row>
        <table:table-row table:style-name="ro7">
          <table:table-cell table:style-name="ce69"/>
          <table:table-cell table:number-columns-repeated="4"/>
          <table:table-cell table:style-name="ce155"/>
          <table:table-cell table:number-columns-repeated="1018"/>
        </table:table-row>
        <table:table-row table:style-name="ro8">
          <table:table-cell table:style-name="ce69"/>
          <table:table-cell office:value-type="string">
            <text:p>786</text:p>
          </table:table-cell>
          <table:table-cell office:value-type="string">
            <text:p>Eges</text:p>
          </table:table-cell>
          <table:table-cell table:formula="of:=[.D46]+[.D53]" office:value-type="float" office:value="-0.0000000000000818694072448575">
            <text:p>-8,18694072448575E-014</text:p>
          </table:table-cell>
          <table:table-cell table:style-name="ce138" table:formula="of:=[.D56]/c_qe" office:value-type="float" office:value="-510988.702895232">
            <text:p>-510988,70</text:p>
          </table:table-cell>
          <table:table-cell table:style-name="ce159" office:value-type="string">
            <text:p>kann nicht sein</text:p>
          </table:table-cell>
          <table:table-cell table:number-columns-repeated="1018"/>
        </table:table-row>
        <table:table-row table:style-name="ro7">
          <table:table-cell table:style-name="ce70"/>
          <table:table-cell table:style-name="ce88" table:number-columns-repeated="2"/>
          <table:table-cell table:style-name="ce88" table:formula="of:=[.D47]+[.D54]" office:value-type="float" office:value="1.63422361638578E-018">
            <text:p>1,63422361638578E-018</text:p>
          </table:table-cell>
          <table:table-cell table:style-name="ce142" table:formula="of:=[.D57]/c_qe" office:value-type="float" office:value="10.2000226223719">
            <text:p>10,2000</text:p>
          </table:table-cell>
          <table:table-cell table:style-name="ce161"/>
          <table:table-cell table:style-name="ce76"/>
          <table:table-cell table:number-columns-repeated="1017"/>
        </table:table-row>
        <table:table-row table:style-name="ro7" table:number-rows-repeated="2">
          <table:table-cell table:style-name="Default" table:number-columns-repeated="7"/>
          <table:table-cell table:number-columns-repeated="1017"/>
        </table:table-row>
        <table:table-row table:style-name="ro8">
          <table:table-cell table:style-name="ce71" office:value-type="string">
            <text:p>Klassisch</text:p>
          </table:table-cell>
          <table:table-cell table:style-name="ce89" office:value-type="string">
            <text:p>rn </text:p>
          </table:table-cell>
          <table:table-cell table:style-name="ce89" table:formula="of:=c_h^2*10000000/(c_me*c_qe^2*c_c^2*4*PI()^2)" office:value-type="float" office:value="0.0000000000529177208609352">
            <text:p>5,29177208609352E-011</text:p>
          </table:table-cell>
          <table:table-cell table:style-name="ce125"/>
          <table:table-cell table:style-name="ce145"/>
          <table:table-cell table:style-name="ce162" office:value-type="string">
            <text:p>CRC Handbook 83 <text:s/>p.10-178</text:p>
          </table:table-cell>
          <table:table-cell table:style-name="ce177"/>
          <table:table-cell table:number-columns-repeated="1017"/>
        </table:table-row>
        <table:table-row table:style-name="ro8">
          <table:table-cell table:style-name="ce72"/>
          <table:table-cell table:style-name="ce90" office:value-type="string">
            <text:p>v</text:p>
          </table:table-cell>
          <table:table-cell table:style-name="ce109" table:formula="of:=c_h/(2*PI()*[.C60]*c_me)" office:value-type="float" office:value="2187691.25166273">
            <text:p>2187691,25166273</text:p>
          </table:table-cell>
          <table:table-cell table:style-name="ce91" table:formula="of:=[.C61]/c_c" office:value-type="float" office:value="0.00729735252933791">
            <text:p>0,0072973525</text:p>
          </table:table-cell>
          <table:table-cell table:style-name="ce145"/>
          <table:table-cell table:style-name="ce163" office:value-type="string">
            <text:p>eV</text:p>
          </table:table-cell>
          <table:table-cell table:style-name="ce178" office:value-type="string">
            <text:p>cm</text:p>
          </table:table-cell>
          <table:table-cell table:number-columns-repeated="1017"/>
        </table:table-row>
        <table:table-row table:style-name="ro7">
          <table:table-cell table:style-name="ce73"/>
          <table:table-cell table:style-name="ce91" office:value-type="string">
            <text:p>v/c <text:s/>in %</text:p>
          </table:table-cell>
          <table:table-cell table:style-name="ce110" table:formula="of:=[.C61]/c_c*100" office:value-type="float" office:value="0.729735252933791">
            <text:p>0,7297</text:p>
          </table:table-cell>
          <table:table-cell table:style-name="ce91"/>
          <table:table-cell table:style-name="ce145"/>
          <table:table-cell table:style-name="ce163" office:value-type="float" office:value="1">
            <text:p>1</text:p>
          </table:table-cell>
          <table:table-cell table:style-name="ce178" table:formula="of:=8065.541" office:value-type="float" office:value="8065.541">
            <text:p>8065,541</text:p>
          </table:table-cell>
          <table:table-cell table:number-columns-repeated="1017"/>
        </table:table-row>
        <table:table-row table:style-name="ro8">
          <table:table-cell table:style-name="ce72"/>
          <table:table-cell table:style-name="ce91" office:value-type="string">
            <text:p>Ekin</text:p>
          </table:table-cell>
          <table:table-cell table:style-name="ce91" table:formula="of:=1/2*c_me*[.C61]^2" office:value-type="float" office:value="2.17987190303903E-018">
            <text:p>2,17987190303903E-018</text:p>
          </table:table-cell>
          <table:table-cell table:style-name="ce126" table:formula="of:=[.C63]/c_qe" office:value-type="float" office:value="13.605691719255">
            <text:p>13,60569</text:p>
          </table:table-cell>
          <table:table-cell table:style-name="ce145"/>
          <table:table-cell table:style-name="ce164"/>
          <table:table-cell table:style-name="ce179" table:formula="of:=[.D63]*[.G62]/100" office:value-type="float" office:value="1097.37264395012">
            <text:p>1.097,37264</text:p>
          </table:table-cell>
          <table:table-cell table:style-name="ce164" office:value-type="string">
            <text:p>noch zu bearbeiten</text:p>
          </table:table-cell>
          <table:table-cell table:style-name="ce164"/>
          <table:table-cell table:number-columns-repeated="1015"/>
        </table:table-row>
        <table:table-row table:style-name="ro8">
          <table:table-cell table:style-name="ce72"/>
          <table:table-cell table:style-name="ce92" office:value-type="string">
            <text:p>Epot</text:p>
          </table:table-cell>
          <table:table-cell table:style-name="ce92" table:formula="of:=c_c^2*c_qe^2*0.0000001/[.C60]" office:value-type="float" office:value="4.35974380607805E-018">
            <text:p>4,35974380607805E-018</text:p>
          </table:table-cell>
          <table:table-cell table:style-name="ce127" table:formula="of:=[.C64]/c_qe" office:value-type="float" office:value="27.21138343851">
            <text:p>27,21138</text:p>
          </table:table-cell>
          <table:table-cell table:style-name="ce145"/>
          <table:table-cell table:style-name="ce92"/>
          <table:table-cell table:style-name="ce180"/>
          <table:table-cell table:number-columns-repeated="1017"/>
        </table:table-row>
        <table:table-row table:style-name="ro8">
          <table:table-cell table:style-name="ce74"/>
          <table:table-cell table:style-name="ce93" office:value-type="string">
            <text:p>E pot/ E kin</text:p>
          </table:table-cell>
          <table:table-cell table:style-name="ce111" table:formula="of:=[.C64]/[.C63]" office:value-type="float" office:value="2">
            <text:p>2,0000000000000000</text:p>
          </table:table-cell>
          <table:table-cell table:style-name="ce110"/>
          <table:table-cell table:style-name="ce145"/>
          <table:table-cell table:style-name="ce165" office:value-type="string">
            <text:p>Wellenlänge</text:p>
          </table:table-cell>
          <table:table-cell table:style-name="ce181" office:value-type="string">
            <text:p>in Angström</text:p>
          </table:table-cell>
          <table:table-cell table:number-columns-repeated="1017"/>
        </table:table-row>
        <table:table-row table:style-name="ro8">
          <table:table-cell table:style-name="ce75"/>
          <table:table-cell table:style-name="ce94" office:value-type="string">
            <text:p><text:s/>f von (Ekin)</text:p>
          </table:table-cell>
          <table:table-cell table:style-name="ce112" table:formula="of:=[.C63]/c_h" office:value-type="float" office:value="3.28984195649716E+015">
            <text:p>3.289.841.956.497.160</text:p>
          </table:table-cell>
          <table:table-cell table:style-name="ce94" office:value-type="string">
            <text:p>Hz</text:p>
          </table:table-cell>
          <table:table-cell table:style-name="ce145"/>
          <table:table-cell table:style-name="ce75" table:formula="of:=c_c/[.C66]" office:value-type="float" office:value="0.0000000911267051622147">
            <text:p>9,11267051622147E-008</text:p>
          </table:table-cell>
          <table:table-cell table:style-name="ce182" table:formula="of:=[.F66]*10000000000" office:value-type="float" office:value="911.267051622147">
            <text:p>911,2671</text:p>
          </table:table-cell>
          <table:table-cell table:number-columns-repeated="1017"/>
        </table:table-row>
        <table:table-row table:style-name="ro7">
          <table:table-cell table:style-name="ce76" table:number-columns-repeated="7"/>
          <table:table-cell table:number-columns-repeated="4"/>
          <table:table-cell table:style-name="Default"/>
          <table:table-cell table:number-columns-repeated="1012"/>
        </table:table-row>
        <table:table-row table:style-name="ro8">
          <table:table-cell table:style-name="ce77" office:value-type="string">
            <text:p>Dynamisch</text:p>
          </table:table-cell>
          <table:table-cell table:style-name="ce95"/>
          <table:table-cell table:style-name="ce113" office:value-type="string">
            <text:p>z a</text:p>
          </table:table-cell>
          <table:table-cell table:style-name="ce128" office:value-type="string">
            <text:p>n*h</text:p>
          </table:table-cell>
          <table:table-cell table:style-name="ce128" office:value-type="string">
            <text:p>w c</text:p>
          </table:table-cell>
          <table:table-cell table:style-name="ce166" office:value-type="string">
            <text:p>w d</text:p>
          </table:table-cell>
          <table:table-cell table:style-name="ce183" office:value-type="string">
            <text:p>nenner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7">
          <table:table-cell table:style-name="ce78" office:value-type="string">
            <text:p>Formel</text:p>
          </table:table-cell>
          <table:table-cell table:style-name="ce96" office:value-type="float" office:value="834">
            <text:p>834</text:p>
          </table:table-cell>
          <table:table-cell table:style-name="ce114" table:formula="of:=10000000*c_h^2" office:value-type="float" office:value="4.39047872811591E-060">
            <text:p>4,39047872811591E-060</text:p>
          </table:table-cell>
          <table:table-cell table:style-name="ce129" table:formula="of:=c_h" office:value-type="float" office:value="6.6260687652E-034">
            <text:p>6,63E-034</text:p>
          </table:table-cell>
          <table:table-cell table:style-name="ce146" table:formula="of:=100000000000000*c_h^2" office:value-type="float" office:value="4.39047872811591E-053">
            <text:p>4,39047872811591E-053</text:p>
          </table:table-cell>
          <table:table-cell table:style-name="ce167" table:formula="of:=-16*PI()^2*c_qe^4*c_c^2" office:value-type="float" office:value="-9.35195746822707E-057">
            <text:p>-9,35195746822707E-057</text:p>
          </table:table-cell>
          <table:table-cell table:style-name="ce184" table:formula="of:=8*PI()^2*c_me*c_qe^2*c_c^2" office:value-type="float" office:value="1.65936047761915E-049">
            <text:p>1,65936047761915E-049</text:p>
          </table:table-cell>
          <table:table-cell table:number-columns-repeated="1017"/>
        </table:table-row>
        <table:table-row table:style-name="ro7">
          <table:table-cell table:style-name="ce79"/>
          <table:table-cell table:style-name="ce97"/>
          <table:table-cell table:style-name="ce115" table:formula="of:=10000000*c_h^2" office:value-type="float" office:value="4.39047872811591E-060">
            <text:p>4,39047872811591E-060</text:p>
          </table:table-cell>
          <table:table-cell table:style-name="ce130" table:formula="of:=c_h" office:value-type="float" office:value="6.6260687652E-034">
            <text:p>6,63E-034</text:p>
          </table:table-cell>
          <table:table-cell table:style-name="ce147" table:formula="of:=100000000000000*c_h^2" office:value-type="float" office:value="4.39047872811591E-053">
            <text:p>4,39047872811591E-053</text:p>
          </table:table-cell>
          <table:table-cell table:style-name="ce168" table:formula="of:=-16*PI()^2*c_qe^4*c_c^2" office:value-type="float" office:value="-9.35195746822707E-057">
            <text:p>-9,35195746822707E-057</text:p>
          </table:table-cell>
          <table:table-cell table:style-name="ce185" table:formula="of:=8*PI()^2*c_me*c_qe^2*c_c^2" office:value-type="float" office:value="1.65936047761915E-049">
            <text:p>1,65936047761915E-049</text:p>
          </table:table-cell>
          <table:table-cell table:style-name="ce76" table:number-columns-repeated="249"/>
          <table:table-cell table:number-columns-repeated="768"/>
        </table:table-row>
        <table:table-row table:style-name="ro7">
          <table:table-cell table:style-name="ce80"/>
          <table:table-cell table:style-name="ce98" office:value-type="string">
            <text:p>r1</text:p>
          </table:table-cell>
          <table:table-cell table:style-name="ce98" table:formula="of:=([.C69]+[.D69]*SQRT([.E69]+[.F69]))/[.G69]" office:value-type="float" office:value="0.000000000052914902770577">
            <text:p>5,2914902770577E-011</text:p>
          </table:table-cell>
          <table:table-cell table:style-name="ce131" table:number-columns-repeated="2"/>
          <table:table-cell table:style-name="ce169"/>
          <table:table-cell table:style-name="ce186"/>
          <table:table-cell table:style-name="ce76" table:number-columns-repeated="249"/>
          <table:table-cell table:number-columns-repeated="768"/>
        </table:table-row>
        <table:table-row table:style-name="ro7">
          <table:table-cell table:style-name="ce79"/>
          <table:table-cell table:style-name="ce97" office:value-type="string">
            <text:p>r2</text:p>
          </table:table-cell>
          <table:table-cell table:style-name="ce97" table:formula="of:=([.C70]-[.D70]*SQRT([.E70]+[.F70]))/[.G70]" office:value-type="float" office:value="2.81809035824447E-015">
            <text:p>2,81809035824447E-015</text:p>
          </table:table-cell>
          <table:table-cell table:style-name="ce97" table:number-columns-repeated="2"/>
          <table:table-cell table:style-name="ce170"/>
          <table:table-cell table:style-name="ce187"/>
          <table:table-cell table:style-name="ce76" table:number-columns-repeated="249"/>
          <table:table-cell table:number-columns-repeated="768"/>
        </table:table-row>
        <table:table-row table:style-name="ro7">
          <table:table-cell table:style-name="ce79"/>
          <table:table-cell table:style-name="ce99" office:value-type="string">
            <text:p>v1</text:p>
          </table:table-cell>
          <table:table-cell table:style-name="ce116" table:formula="of:=c_h/(2*PI()*c_me*[.C71])" office:value-type="float" office:value="2187807.76159283">
            <text:p>2187807,76159283</text:p>
          </table:table-cell>
          <table:table-cell table:style-name="ce132" table:formula="of:=[.C73]/c_c*100" office:value-type="float" office:value="0.729774116463207">
            <text:p>0,7298</text:p>
          </table:table-cell>
          <table:table-cell table:style-name="ce97" office:value-type="string">
            <text:p><text:s text:c="2"/>% v/c</text:p>
          </table:table-cell>
          <table:table-cell table:style-name="ce170"/>
          <table:table-cell table:style-name="ce187"/>
          <table:table-cell table:number-columns-repeated="1017"/>
        </table:table-row>
        <table:table-row table:style-name="ro7">
          <table:table-cell table:style-name="ce79"/>
          <table:table-cell table:style-name="ce99" office:value-type="string">
            <text:p>v2</text:p>
          </table:table-cell>
          <table:table-cell table:style-name="ce117" table:formula="of:=c_h/(2*PI()*c_me*[.C72])" office:value-type="float" office:value="41080171417.0427">
            <text:p>4,108E+10</text:p>
          </table:table-cell>
          <table:table-cell table:style-name="ce133" table:formula="of:=[.C74]/c_c" office:value-type="float" office:value="137.028702093108">
            <text:p>137,0</text:p>
          </table:table-cell>
          <table:table-cell table:style-name="ce148" office:value-type="string">
            <text:p><text:s text:c="2"/>v/c</text:p>
          </table:table-cell>
          <table:table-cell table:style-name="ce170"/>
          <table:table-cell table:style-name="ce187"/>
          <table:table-cell table:number-columns-repeated="1017"/>
        </table:table-row>
        <table:table-row table:style-name="ro8">
          <table:table-cell table:style-name="ce79"/>
          <table:table-cell table:style-name="ce97" office:value-type="string">
            <text:p>E kin 1</text:p>
          </table:table-cell>
          <table:table-cell table:style-name="ce97" table:formula="of:=1/2*c_me*[.C73]^2" office:value-type="float" office:value="2.18010409621152E-018">
            <text:p>2,18010409621152E-018</text:p>
          </table:table-cell>
          <table:table-cell table:style-name="ce132" table:formula="of:=[.C75]/c_qe" office:value-type="float" office:value="13.6071409552031">
            <text:p>13,6071</text:p>
          </table:table-cell>
          <table:table-cell table:style-name="ce97" office:value-type="string">
            <text:p>eV</text:p>
          </table:table-cell>
          <table:table-cell table:style-name="ce170"/>
          <table:table-cell table:style-name="ce187"/>
          <table:table-cell table:number-columns-repeated="1017"/>
        </table:table-row>
        <table:table-row table:style-name="ro8">
          <table:table-cell table:style-name="ce81"/>
          <table:table-cell table:style-name="ce100" office:value-type="string">
            <text:p>E pot 1</text:p>
          </table:table-cell>
          <table:table-cell table:style-name="ce97" table:formula="of:=c_c^2*c_qe^2*0.0000001/[.C71]" office:value-type="float" office:value="4.35997599306775E-018">
            <text:p>4,35997599306775E-018</text:p>
          </table:table-cell>
          <table:table-cell table:style-name="ce132" table:formula="of:=[.C76]/c_qe" office:value-type="float" office:value="27.2128326358682">
            <text:p>27,2128</text:p>
          </table:table-cell>
          <table:table-cell table:style-name="ce100" office:value-type="string">
            <text:p>eV</text:p>
          </table:table-cell>
          <table:table-cell table:style-name="ce170"/>
          <table:table-cell table:style-name="ce188"/>
          <table:table-cell table:number-columns-repeated="1017"/>
        </table:table-row>
        <table:table-row table:style-name="ro8">
          <table:table-cell table:style-name="ce81"/>
          <table:table-cell table:style-name="ce100" office:value-type="string">
            <text:p>E pot / E kin</text:p>
          </table:table-cell>
          <table:table-cell table:style-name="ce118" table:formula="of:=[.C76]/[.C75]" office:value-type="float" office:value="1.99989349162011">
            <text:p>1,999893</text:p>
          </table:table-cell>
          <table:table-cell table:style-name="ce132" table:formula="of:=([.C77]-[.C65])/[.C65]*100" office:value-type="float" office:value="-0.00532541899459505">
            <text:p>-0,0053</text:p>
          </table:table-cell>
          <table:table-cell table:style-name="ce100" office:value-type="string">
            <text:p>%</text:p>
          </table:table-cell>
          <table:table-cell table:style-name="ce170"/>
          <table:table-cell table:style-name="ce188"/>
          <table:table-cell table:number-columns-repeated="1017"/>
        </table:table-row>
        <table:table-row table:style-name="ro8">
          <table:table-cell table:style-name="ce81"/>
          <table:table-cell table:style-name="ce97" office:value-type="string">
            <text:p>E kin 2</text:p>
          </table:table-cell>
          <table:table-cell table:style-name="ce97" table:formula="of:=1/2*c_me*[.C74]^2" office:value-type="float" office:value="0.000000000768640754540884">
            <text:p>7,68640754540884E-010</text:p>
          </table:table-cell>
          <table:table-cell table:style-name="ce134" table:formula="of:=[.C78]/c_qe" office:value-type="float" office:value="4797478757.60918">
            <text:p>4.797.478.758</text:p>
          </table:table-cell>
          <table:table-cell table:style-name="ce100" office:value-type="string">
            <text:p>eV</text:p>
          </table:table-cell>
          <table:table-cell table:style-name="ce171" office:value-type="string">
            <text:p>Wellenlänge</text:p>
          </table:table-cell>
          <table:table-cell table:style-name="ce189" office:value-type="string">
            <text:p>in Angström</text:p>
          </table:table-cell>
          <table:table-cell table:number-columns-repeated="1017"/>
        </table:table-row>
        <table:table-row table:style-name="ro8">
          <table:table-cell table:style-name="ce82"/>
          <table:table-cell table:style-name="ce101" office:value-type="string">
            <text:p>f von E kin 1</text:p>
          </table:table-cell>
          <table:table-cell table:style-name="ce119" table:formula="of:=[.C75]/c_h" office:value-type="float" office:value="3.29019238022609E+015">
            <text:p>3.290.192.380.226.090</text:p>
          </table:table-cell>
          <table:table-cell table:style-name="ce101" office:value-type="string">
            <text:p>Hz</text:p>
          </table:table-cell>
          <table:table-cell table:style-name="ce149"/>
          <table:table-cell table:style-name="ce82" table:formula="of:=c_c/[.C79]" office:value-type="float" office:value="0.0000000911169996629191">
            <text:p>9,11169996629191E-008</text:p>
          </table:table-cell>
          <table:table-cell table:style-name="ce190" table:formula="of:=[.F79]*10000000000" office:value-type="float" office:value="911.169996629191">
            <text:p>911,1700</text:p>
          </table:table-cell>
          <table:table-cell table:number-columns-repeated="1017"/>
        </table:table-row>
        <table:table-row table:style-name="ro7">
          <table:table-cell table:style-name="ce76" table:number-columns-repeated="4"/>
          <table:table-cell table:style-name="Default"/>
          <table:table-cell table:style-name="ce76" table:number-columns-repeated="2"/>
          <table:table-cell table:number-columns-repeated="1017"/>
        </table:table-row>
        <table:table-row table:style-name="ro7">
          <table:table-cell table:style-name="ce83" office:value-type="string">
            <text:p>Abweichung dynamisch / klassisch</text:p>
          </table:table-cell>
          <table:table-cell table:style-name="ce102" table:number-columns-repeated="5"/>
          <table:table-cell table:style-name="ce191"/>
          <table:table-cell table:number-columns-repeated="1017"/>
        </table:table-row>
        <table:table-row table:style-name="ro8">
          <table:table-cell table:style-name="ce84"/>
          <table:table-cell table:style-name="ce103"/>
          <table:table-cell table:style-name="ce103" office:value-type="string">
            <text:p>r dyn / r klass</text:p>
          </table:table-cell>
          <table:table-cell table:style-name="ce135" table:formula="of:=[.C71]/[.C60]" office:value-type="float" office:value="0.999946745810054">
            <text:p>0,9999467</text:p>
          </table:table-cell>
          <table:table-cell table:style-name="ce103"/>
          <table:table-cell table:style-name="ce172" table:formula="of:=([.D82]-1)*100" office:value-type="float" office:value="-0.00532541899459504">
            <text:p>-0,0053</text:p>
          </table:table-cell>
          <table:table-cell table:style-name="ce192" office:value-type="string">
            <text:p>%</text:p>
          </table:table-cell>
          <table:table-cell table:number-columns-repeated="1017"/>
        </table:table-row>
        <table:table-row table:style-name="ro8">
          <table:table-cell table:style-name="ce84"/>
          <table:table-cell table:style-name="ce103"/>
          <table:table-cell table:style-name="ce103" office:value-type="string">
            <text:p>v dyn / v klass</text:p>
          </table:table-cell>
          <table:table-cell table:style-name="ce135" table:formula="of:=[.C73]/[.C61]" office:value-type="float" office:value="1.00005325702611">
            <text:p>1,0000533</text:p>
          </table:table-cell>
          <table:table-cell table:style-name="ce103"/>
          <table:table-cell table:style-name="ce172" table:formula="of:=([.D83]-1)*100" office:value-type="float" office:value="0.0053257026105813">
            <text:p>0,0053</text:p>
          </table:table-cell>
          <table:table-cell table:style-name="ce192" office:value-type="string">
            <text:p>%</text:p>
          </table:table-cell>
          <table:table-cell table:number-columns-repeated="1017"/>
        </table:table-row>
        <table:table-row table:style-name="ro8">
          <table:table-cell table:style-name="ce84"/>
          <table:table-cell table:style-name="ce104"/>
          <table:table-cell table:style-name="ce120" office:value-type="string">
            <text:p>f dyn / f klass</text:p>
          </table:table-cell>
          <table:table-cell table:style-name="ce104" table:formula="of:=[.C79]/[.C66]" office:value-type="float" office:value="1.00010651688852">
            <text:p>1,0001065169</text:p>
          </table:table-cell>
          <table:table-cell table:style-name="ce104" office:value-type="string">
            <text:p>Hz</text:p>
          </table:table-cell>
          <table:table-cell table:style-name="ce173" table:formula="of:=([.D84]-1)*100" office:value-type="float" office:value="0.0106516888522368">
            <text:p>0,01065</text:p>
          </table:table-cell>
          <table:table-cell table:style-name="ce192" office:value-type="string">
            <text:p>%</text:p>
          </table:table-cell>
          <table:table-cell table:number-columns-repeated="1017"/>
        </table:table-row>
        <table:table-row table:style-name="ro7">
          <table:table-cell table:style-name="ce85"/>
          <table:table-cell table:style-name="ce105"/>
          <table:table-cell table:style-name="ce105" office:value-type="string">
            <text:p>delta f</text:p>
          </table:table-cell>
          <table:table-cell table:style-name="ce136" table:formula="of:=[.C79]-[.C66]" office:value-type="float" office:value="350423728936.5">
            <text:p>350.423.728.937</text:p>
          </table:table-cell>
          <table:table-cell table:style-name="ce105" table:number-columns-repeated="2"/>
          <table:table-cell table:style-name="ce193"/>
          <table:table-cell table:number-columns-repeated="1017"/>
        </table:table-row>
        <table:table-row table:style-name="ro7" table:number-rows-repeated="104849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onstants.$A$1" table:cell-range-address="$F_793_786_834.$A$1:.$G$62" table:range-usable-as="print-range"/>
        </table:named-expressions>
      </table:table>
      <table:table table:name="r_eV_von_v" table:style-name="ta3" table:print-ranges="r_eV_von_v.A1:r_eV_von_v.R37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8" table:default-cell-style-name="ce214"/>
        <table:table-column table:style-name="co16" table:default-cell-style-name="ce214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ce214"/>
        <table:table-column table:style-name="co22" table:default-cell-style-name="ce214"/>
        <table:table-column table:style-name="co21" table:default-cell-style-name="ce214"/>
        <table:table-column table:style-name="co19" table:default-cell-style-name="Default"/>
        <table:table-column table:style-name="co17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6" table:number-columns-repeated="235" table:default-cell-style-name="Default"/>
        <table:table-column table:style-name="co26" table:number-columns-repeated="3" table:default-cell-style-name="Default"/>
        <table:table-row table:style-name="ro7">
          <table:table-cell table:style-name="ce194" office:value-type="string">
            <text:p>Kinetische und potentielle Energie eines Elektrons</text:p>
          </table:table-cell>
          <table:table-cell table:number-columns-repeated="255"/>
        </table:table-row>
        <table:table-row table:style-name="ro9">
          <table:table-cell table:number-columns-repeated="256"/>
        </table:table-row>
        <table:table-row table:style-name="ro10">
          <table:table-cell table:style-name="ce195"/>
          <table:table-cell table:style-name="ce201"/>
          <table:table-cell table:style-name="ce207" office:value-type="string">
            <text:p>Klassische Berechnung</text:p>
          </table:table-cell>
          <table:table-cell table:style-name="ce215"/>
          <table:table-cell table:style-name="ce218"/>
          <table:table-cell table:style-name="ce224"/>
          <table:table-cell table:style-name="ce231" table:number-columns-repeated="2"/>
          <table:table-cell table:style-name="ce241" table:number-columns-repeated="3"/>
          <table:table-cell table:style-name="ce244" office:value-type="string">
            <text:p><text:s/>Berechnung r mit dyn F</text:p>
          </table:table-cell>
          <table:table-cell table:style-name="ce247" table:number-columns-repeated="2"/>
          <table:table-cell table:style-name="ce251"/>
          <table:table-cell table:style-name="ce257" table:number-columns-repeated="2"/>
          <table:table-cell table:style-name="ce259"/>
          <table:table-cell table:number-columns-repeated="238"/>
        </table:table-row>
        <table:table-row table:style-name="ro3">
          <table:table-cell table:style-name="ce196" office:value-type="string">
            <text:p>v</text:p>
          </table:table-cell>
          <table:table-cell table:style-name="ce202" office:value-type="string">
            <text:p>v/c in %</text:p>
          </table:table-cell>
          <table:table-cell table:style-name="ce208" office:value-type="string">
            <text:p>Ekin</text:p>
          </table:table-cell>
          <table:table-cell table:style-name="ce216" office:value-type="string">
            <text:p>Epot</text:p>
          </table:table-cell>
          <table:table-cell table:style-name="ce219" office:value-type="string">
            <text:p>Eges</text:p>
          </table:table-cell>
          <table:table-cell table:style-name="ce225" office:value-type="string">
            <text:p>r klassisch</text:p>
          </table:table-cell>
          <table:table-cell table:number-columns-repeated="2" table:style-name="ce232" office:value-type="string">
            <text:p>r mit h</text:p>
          </table:table-cell>
          <table:table-cell table:style-name="ce242" office:value-type="string">
            <text:p>Ekin</text:p>
          </table:table-cell>
          <table:table-cell table:style-name="ce242" office:value-type="string">
            <text:p>Epot</text:p>
          </table:table-cell>
          <table:table-cell table:style-name="ce242" office:value-type="string">
            <text:p>Eges</text:p>
          </table:table-cell>
          <table:table-cell table:style-name="ce245" office:value-type="string">
            <text:p>r klass+dyn</text:p>
          </table:table-cell>
          <table:table-cell table:style-name="ce208" office:value-type="string">
            <text:p>Ekin </text:p>
          </table:table-cell>
          <table:table-cell table:style-name="ce208" office:value-type="string">
            <text:p>Epot </text:p>
          </table:table-cell>
          <table:table-cell table:style-name="ce252" office:value-type="string">
            <text:p>Eges </text:p>
          </table:table-cell>
          <table:table-cell table:style-name="ce258" office:value-type="string">
            <text:p>Ekin</text:p>
          </table:table-cell>
          <table:table-cell table:style-name="ce258" office:value-type="string">
            <text:p>Epot</text:p>
          </table:table-cell>
          <table:table-cell table:style-name="ce260" office:value-type="string">
            <text:p>Eges</text:p>
          </table:table-cell>
          <table:table-cell table:number-columns-repeated="238"/>
        </table:table-row>
        <table:table-row table:style-name="ro3">
          <table:table-cell table:style-name="ce197"/>
          <table:table-cell table:style-name="ce203"/>
          <table:table-cell table:style-name="ce209"/>
          <table:table-cell table:style-name="ce217"/>
          <table:table-cell table:style-name="ce220"/>
          <table:table-cell table:style-name="ce226"/>
          <table:table-cell table:style-name="ce233" office:value-type="string">
            <text:p>Quantenbed</text:p>
          </table:table-cell>
          <table:table-cell table:style-name="ce233" office:value-type="string">
            <text:p>Quantenbed</text:p>
          </table:table-cell>
          <table:table-cell table:style-name="ce243" table:number-columns-repeated="3"/>
          <table:table-cell table:style-name="ce246"/>
          <table:table-cell table:style-name="ce208" office:value-type="string">
            <text:p>eV</text:p>
          </table:table-cell>
          <table:table-cell table:style-name="ce208" office:value-type="string">
            <text:p>eV</text:p>
          </table:table-cell>
          <table:table-cell table:style-name="ce252" office:value-type="string">
            <text:p>eV</text:p>
          </table:table-cell>
          <table:table-cell table:style-name="ce258" office:value-type="string">
            <text:p>eV</text:p>
          </table:table-cell>
          <table:table-cell table:style-name="ce258" office:value-type="string">
            <text:p>eV</text:p>
          </table:table-cell>
          <table:table-cell table:style-name="ce260" office:value-type="string">
            <text:p>eV</text:p>
          </table:table-cell>
          <table:table-cell table:number-columns-repeated="238"/>
        </table:table-row>
        <table:table-row table:style-name="ro5">
          <table:table-cell table:style-name="ce195" office:value-type="float" office:value="1.1">
            <text:p>1,1</text:p>
          </table:table-cell>
          <table:table-cell table:style-name="ce201"/>
          <table:table-cell table:style-name="ce210"/>
          <table:table-cell table:style-name="ce213"/>
          <table:table-cell table:style-name="ce221"/>
          <table:table-cell table:style-name="ce227"/>
          <table:table-cell table:style-name="ce234" office:value-type="string">
            <text:p>F769</text:p>
          </table:table-cell>
          <table:table-cell table:style-name="ce234" office:value-type="string">
            <text:p>F 722</text:p>
          </table:table-cell>
          <table:table-cell table:style-name="ce213" table:number-columns-repeated="3"/>
          <table:table-cell table:style-name="ce227"/>
          <table:table-cell table:style-name="ce234" table:number-columns-repeated="2"/>
          <table:table-cell table:style-name="ce253"/>
          <table:table-cell table:style-name="ce234" table:number-columns-repeated="2"/>
          <table:table-cell table:style-name="ce253"/>
          <table:table-cell table:number-columns-repeated="238"/>
        </table:table-row>
        <table:table-row table:style-name="ro5">
          <table:table-cell table:style-name="ce198" office:value-type="float" office:value="300000">
            <text:p>300.000</text:p>
          </table:table-cell>
          <table:table-cell table:style-name="ce204" table:formula="of:=[.A7]/c_c" office:value-type="percentage" office:value="0.00100069228559446">
            <text:p>0,10%</text:p>
          </table:table-cell>
          <table:table-cell table:style-name="ce211" table:formula="of:=1/2*c_me*[.$A7]^2" office:value-type="float" office:value="4.099221849195E-020">
            <text:p>4,10E-20</text:p>
          </table:table-cell>
          <table:table-cell table:style-name="ce211" table:formula="of:=c_qe^2*c_c^2/10000000/[.F7]" office:value-type="float" office:value="8.19844369839E-020">
            <text:p>8,20E-20</text:p>
          </table:table-cell>
          <table:table-cell table:style-name="ce222" table:formula="of:=[.C7]+[.D7]" office:value-type="float" office:value="1.2297665547585E-019">
            <text:p>1,23E-19</text:p>
          </table:table-cell>
          <table:table-cell table:style-name="ce228" table:formula="of:=c_c^2*c_qe^2/10000000/c_me/[.$A7]^2" office:value-type="float" office:value="0.000000002814042692036">
            <text:p>2,814E-09</text:p>
          </table:table-cell>
          <table:table-cell table:style-name="ce235" table:formula="of:=c_h/(2*PI()*[.A7]*c_me)" office:value-type="float" office:value="0.000000000385892116617994">
            <text:p>3,859E-10</text:p>
          </table:table-cell>
          <table:table-cell table:style-name="ce238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7]^2" office:value-type="float" office:value="4.099221849195E-020">
            <text:p>4,10E-20</text:p>
          </table:table-cell>
          <table:table-cell table:style-name="ce211" table:formula="of:=c_qe^2*c_c^2/10000000/[.L7]" office:value-type="float" office:value="8.19845190819718E-020">
            <text:p>8,20E-20</text:p>
          </table:table-cell>
          <table:table-cell table:style-name="ce211" table:formula="of:=[.I7]+[.J7]" office:value-type="float" office:value="1.22976737573922E-019">
            <text:p>1,23E-19</text:p>
          </table:table-cell>
          <table:table-cell table:style-name="ce228" table:formula="of:=c_qe^2/10000000/c_me*(c_c^2/[.A7]^2-1)" office:value-type="float" office:value="0.00000000281403987409571">
            <text:p>2,814E-09</text:p>
          </table:table-cell>
          <table:table-cell table:style-name="ce248" table:formula="of:=[.C7]/c_qe" office:value-type="float" office:value="0.255853331066046">
            <text:p>0,256</text:p>
          </table:table-cell>
          <table:table-cell table:style-name="ce248" table:formula="of:=[.D7]/c_qe" office:value-type="float" office:value="0.511706662132092">
            <text:p>0,512</text:p>
          </table:table-cell>
          <table:table-cell table:style-name="ce254" table:formula="of:=[.E7]/c_qe" office:value-type="float" office:value="0.767559993198138">
            <text:p>0,768</text:p>
          </table:table-cell>
          <table:table-cell table:style-name="ce248" table:formula="of:=[.I7]/c_qe" office:value-type="float" office:value="0.255853331066046">
            <text:p>0,256</text:p>
          </table:table-cell>
          <table:table-cell table:style-name="ce248" table:formula="of:=[.J7]/c_qe" office:value-type="float" office:value="0.511707174548007">
            <text:p>0,512</text:p>
          </table:table-cell>
          <table:table-cell table:style-name="ce254" table:formula="of:=[.K7]/c_qe" office:value-type="float" office:value="0.767560505614053">
            <text:p>0,768</text:p>
          </table:table-cell>
          <table:table-cell table:number-columns-repeated="238"/>
        </table:table-row>
        <table:table-row table:style-name="ro5">
          <table:table-cell table:style-name="ce198" table:formula="of:=[.A7]*[.A$6]" office:value-type="float" office:value="330000">
            <text:p>330.000</text:p>
          </table:table-cell>
          <table:table-cell table:style-name="ce204" table:formula="of:=[.A8]/c_c" office:value-type="percentage" office:value="0.0011007615141539">
            <text:p>0,11%</text:p>
          </table:table-cell>
          <table:table-cell table:style-name="ce211" table:formula="of:=1/2*c_me*[.$A8]^2" office:value-type="float" office:value="4.96005843752595E-020">
            <text:p>4,96E-20</text:p>
          </table:table-cell>
          <table:table-cell table:style-name="ce211" table:formula="of:=c_qe^2*c_c^2/10000000/[.F8]" office:value-type="float" office:value="9.9201168750519E-020">
            <text:p>9,92E-20</text:p>
          </table:table-cell>
          <table:table-cell table:style-name="ce222" table:formula="of:=[.C8]+[.D8]" office:value-type="float" office:value="1.48801753125779E-019">
            <text:p>1,49E-19</text:p>
          </table:table-cell>
          <table:table-cell table:style-name="ce228" table:formula="of:=c_c^2*c_qe^2/10000000/c_me/[.$A8]^2" office:value-type="float" office:value="0.00000000232565511738512">
            <text:p>2,326E-09</text:p>
          </table:table-cell>
          <table:table-cell table:style-name="ce235" table:formula="of:=c_h/(2*PI()*[.A8]*c_me)" office:value-type="float" office:value="0.000000000350811015107267">
            <text:p>3,508E-10</text:p>
          </table:table-cell>
          <table:table-cell table:style-name="ce238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8]^2" office:value-type="float" office:value="4.96005843752595E-020">
            <text:p>4,96E-20</text:p>
          </table:table-cell>
          <table:table-cell table:style-name="ce211" table:formula="of:=c_qe^2*c_c^2/10000000/[.L8]" office:value-type="float" office:value="9.92012889503312E-020">
            <text:p>9,92E-20</text:p>
          </table:table-cell>
          <table:table-cell table:style-name="ce211" table:formula="of:=[.I8]+[.J8]" office:value-type="float" office:value="1.48801873325591E-019">
            <text:p>1,49E-19</text:p>
          </table:table-cell>
          <table:table-cell table:style-name="ce228" table:formula="of:=c_qe^2/10000000/c_me*(c_c^2/[.A8]^2-1)" office:value-type="float" office:value="0.00000000232565229944484">
            <text:p>2,326E-09</text:p>
          </table:table-cell>
          <table:table-cell table:style-name="ce248" table:formula="of:=[.C8]/c_qe" office:value-type="float" office:value="0.309582530589916">
            <text:p>0,310</text:p>
          </table:table-cell>
          <table:table-cell table:style-name="ce248" table:formula="of:=[.D8]/c_qe" office:value-type="float" office:value="0.619165061179832">
            <text:p>0,619</text:p>
          </table:table-cell>
          <table:table-cell table:style-name="ce254" table:formula="of:=[.E8]/c_qe" office:value-type="float" office:value="0.928747591769747">
            <text:p>0,929</text:p>
          </table:table-cell>
          <table:table-cell table:style-name="ce248" table:formula="of:=[.I8]/c_qe" office:value-type="float" office:value="0.309582530589916">
            <text:p>0,310</text:p>
          </table:table-cell>
          <table:table-cell table:style-name="ce248" table:formula="of:=[.J8]/c_qe" office:value-type="float" office:value="0.61916581140813">
            <text:p>0,619</text:p>
          </table:table-cell>
          <table:table-cell table:style-name="ce254" table:formula="of:=[.K8]/c_qe" office:value-type="float" office:value="0.928748341998046">
            <text:p>0,929</text:p>
          </table:table-cell>
          <table:table-cell table:number-columns-repeated="238"/>
        </table:table-row>
        <table:table-row table:style-name="ro5">
          <table:table-cell table:style-name="ce198" table:formula="of:=[.A8]*[.A$6]" office:value-type="float" office:value="363000">
            <text:p>363.000</text:p>
          </table:table-cell>
          <table:table-cell table:style-name="ce204" table:formula="of:=[.A9]/c_c" office:value-type="percentage" office:value="0.00121083766556929">
            <text:p>0,12%</text:p>
          </table:table-cell>
          <table:table-cell table:style-name="ce211" table:formula="of:=1/2*c_me*[.$A9]^2" office:value-type="float" office:value="6.0016707094064E-020">
            <text:p>6,00E-20</text:p>
          </table:table-cell>
          <table:table-cell table:style-name="ce211" table:formula="of:=c_qe^2*c_c^2/10000000/[.F9]" office:value-type="float" office:value="1.20033414188128E-019">
            <text:p>1,20E-19</text:p>
          </table:table-cell>
          <table:table-cell table:style-name="ce222" table:formula="of:=[.C9]+[.D9]" office:value-type="float" office:value="1.80050121282192E-019">
            <text:p>1,80E-19</text:p>
          </table:table-cell>
          <table:table-cell table:style-name="ce228" table:formula="of:=c_c^2*c_qe^2/10000000/c_me/[.$A9]^2" office:value-type="float" office:value="0.00000000192202902263233">
            <text:p>1,922E-09</text:p>
          </table:table-cell>
          <table:table-cell table:style-name="ce235" table:formula="of:=c_h/(2*PI()*[.A9]*c_me)" office:value-type="float" office:value="0.00000000031891910464297">
            <text:p>3,189E-10</text:p>
          </table:table-cell>
          <table:table-cell table:style-name="ce238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9]^2" office:value-type="float" office:value="6.0016707094064E-020">
            <text:p>6,00E-20</text:p>
          </table:table-cell>
          <table:table-cell table:style-name="ce211" table:formula="of:=c_qe^2*c_c^2/10000000/[.L9]" office:value-type="float" office:value="1.20033590172718E-019">
            <text:p>1,20E-19</text:p>
          </table:table-cell>
          <table:table-cell table:style-name="ce211" table:formula="of:=[.I9]+[.J9]" office:value-type="float" office:value="1.80050297266782E-019">
            <text:p>1,80E-19</text:p>
          </table:table-cell>
          <table:table-cell table:style-name="ce228" table:formula="of:=c_qe^2/10000000/c_me*(c_c^2/[.A9]^2-1)" office:value-type="float" office:value="0.00000000192202620469205">
            <text:p>1,922E-09</text:p>
          </table:table-cell>
          <table:table-cell table:style-name="ce248" table:formula="of:=[.C9]/c_qe" office:value-type="float" office:value="0.374594862013798">
            <text:p>0,375</text:p>
          </table:table-cell>
          <table:table-cell table:style-name="ce248" table:formula="of:=[.D9]/c_qe" office:value-type="float" office:value="0.749189724027596">
            <text:p>0,749</text:p>
          </table:table-cell>
          <table:table-cell table:style-name="ce254" table:formula="of:=[.E9]/c_qe" office:value-type="float" office:value="1.12378458604139">
            <text:p>1,124</text:p>
          </table:table-cell>
          <table:table-cell table:style-name="ce248" table:formula="of:=[.I9]/c_qe" office:value-type="float" office:value="0.374594862013798">
            <text:p>0,375</text:p>
          </table:table-cell>
          <table:table-cell table:style-name="ce248" table:formula="of:=[.J9]/c_qe" office:value-type="float" office:value="0.749190822437128">
            <text:p>0,749</text:p>
          </table:table-cell>
          <table:table-cell table:style-name="ce254" table:formula="of:=[.K9]/c_qe" office:value-type="float" office:value="1.12378568445093">
            <text:p>1,124</text:p>
          </table:table-cell>
          <table:table-cell table:number-columns-repeated="238"/>
        </table:table-row>
        <table:table-row table:style-name="ro5">
          <table:table-cell table:style-name="ce198" table:formula="of:=[.A9]*[.A$6]" office:value-type="float" office:value="399300">
            <text:p>399.300</text:p>
          </table:table-cell>
          <table:table-cell table:style-name="ce204" table:formula="of:=[.A10]/c_c" office:value-type="percentage" office:value="0.00133192143212622">
            <text:p>0,13%</text:p>
          </table:table-cell>
          <table:table-cell table:style-name="ce211" table:formula="of:=1/2*c_me*[.$A10]^2" office:value-type="float" office:value="7.26202155838175E-020">
            <text:p>7,26E-20</text:p>
          </table:table-cell>
          <table:table-cell table:style-name="ce211" table:formula="of:=c_qe^2*c_c^2/10000000/[.F10]" office:value-type="float" office:value="1.45240431167635E-019">
            <text:p>1,45E-19</text:p>
          </table:table-cell>
          <table:table-cell table:style-name="ce222" table:formula="of:=[.C10]+[.D10]" office:value-type="float" office:value="2.17860646751452E-019">
            <text:p>2,18E-19</text:p>
          </table:table-cell>
          <table:table-cell table:style-name="ce228" table:formula="of:=c_c^2*c_qe^2/10000000/c_me/[.$A10]^2" office:value-type="float" office:value="0.00000000158845373771267">
            <text:p>1,588E-09</text:p>
          </table:table-cell>
          <table:table-cell table:style-name="ce235" table:formula="of:=c_h/(2*PI()*[.A10]*c_me)" office:value-type="float" office:value="0.000000000289926458766337">
            <text:p>2,899E-10</text:p>
          </table:table-cell>
          <table:table-cell table:style-name="ce238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10]^2" office:value-type="float" office:value="7.26202155838175E-020">
            <text:p>7,26E-20</text:p>
          </table:table-cell>
          <table:table-cell table:style-name="ce211" table:formula="of:=c_qe^2*c_c^2/10000000/[.L10]" office:value-type="float" office:value="1.45240688826752E-019">
            <text:p>1,45E-19</text:p>
          </table:table-cell>
          <table:table-cell table:style-name="ce211" table:formula="of:=[.I10]+[.J10]" office:value-type="float" office:value="2.1786090441057E-019">
            <text:p>2,18E-19</text:p>
          </table:table-cell>
          <table:table-cell table:style-name="ce228" table:formula="of:=c_qe^2/10000000/c_me*(c_c^2/[.A10]^2-1)" office:value-type="float" office:value="0.00000000158845091977239">
            <text:p>1,588E-09</text:p>
          </table:table-cell>
          <table:table-cell table:style-name="ce248" table:formula="of:=[.C10]/c_qe" office:value-type="float" office:value="0.453259783036696">
            <text:p>0,453</text:p>
          </table:table-cell>
          <table:table-cell table:style-name="ce248" table:formula="of:=[.D10]/c_qe" office:value-type="float" office:value="0.906519566073392">
            <text:p>0,907</text:p>
          </table:table-cell>
          <table:table-cell table:style-name="ce254" table:formula="of:=[.E10]/c_qe" office:value-type="float" office:value="1.35977934911009">
            <text:p>1,360</text:p>
          </table:table-cell>
          <table:table-cell table:style-name="ce248" table:formula="of:=[.I10]/c_qe" office:value-type="float" office:value="0.453259783036696">
            <text:p>0,453</text:p>
          </table:table-cell>
          <table:table-cell table:style-name="ce248" table:formula="of:=[.J10]/c_qe" office:value-type="float" office:value="0.906521174255282">
            <text:p>0,907</text:p>
          </table:table-cell>
          <table:table-cell table:style-name="ce254" table:formula="of:=[.K10]/c_qe" office:value-type="float" office:value="1.35978095729198">
            <text:p>1,360</text:p>
          </table:table-cell>
          <table:table-cell table:number-columns-repeated="238"/>
        </table:table-row>
        <table:table-row table:style-name="ro5">
          <table:table-cell table:style-name="ce199" table:formula="of:=[.A10]*[.A$6]" office:value-type="float" office:value="439230">
            <text:p>439.230</text:p>
          </table:table-cell>
          <table:table-cell table:style-name="ce205" table:formula="of:=[.A11]/c_c" office:value-type="percentage" office:value="0.00146511357533884">
            <text:p>0,15%</text:p>
          </table:table-cell>
          <table:table-cell table:style-name="ce212" table:formula="of:=1/2*c_me*[.$A11]^2" office:value-type="float" office:value="8.78704608564192E-020">
            <text:p>8,79E-20</text:p>
          </table:table-cell>
          <table:table-cell table:style-name="ce212" table:formula="of:=c_qe^2*c_c^2/10000000/[.F11]" office:value-type="float" office:value="1.75740921712838E-019">
            <text:p>1,76E-19</text:p>
          </table:table-cell>
          <table:table-cell table:style-name="ce223" table:formula="of:=[.C11]+[.D11]" office:value-type="float" office:value="2.63611382569257E-019">
            <text:p>2,64E-19</text:p>
          </table:table-cell>
          <table:table-cell table:style-name="ce229" table:formula="of:=c_c^2*c_qe^2/10000000/c_me/[.$A11]^2" office:value-type="float" office:value="0.00000000131277168406006">
            <text:p>1,313E-09</text:p>
          </table:table-cell>
          <table:table-cell table:style-name="ce236" table:formula="of:=c_h/(2*PI()*[.A11]*c_me)" office:value-type="float" office:value="0.000000000263569507969397">
            <text:p>2,636E-10</text:p>
          </table:table-cell>
          <table:table-cell table:style-name="ce239" table:formula="of:=c_h^2*10000000/(c_me*c_qe^2*c_c^2*4*PI())" office:value-type="float" office:value="0.000000000166245923101429">
            <text:p>1,66245923101429E-010</text:p>
          </table:table-cell>
          <table:table-cell table:style-name="ce212" table:formula="of:=1/2*c_me*[.$A11]^2" office:value-type="float" office:value="8.78704608564192E-020">
            <text:p>8,79E-20</text:p>
          </table:table-cell>
          <table:table-cell table:style-name="ce212" table:formula="of:=c_qe^2*c_c^2/10000000/[.L11]" office:value-type="float" office:value="1.75741298951692E-019">
            <text:p>1,76E-19</text:p>
          </table:table-cell>
          <table:table-cell table:style-name="ce212" table:formula="of:=[.I11]+[.J11]" office:value-type="float" office:value="2.63611759808112E-019">
            <text:p>2,64E-19</text:p>
          </table:table-cell>
          <table:table-cell table:style-name="ce229" table:formula="of:=c_qe^2/10000000/c_me*(c_c^2/[.A11]^2-1)" office:value-type="float" office:value="0.00000000131276886611977">
            <text:p>1,313E-09</text:p>
          </table:table-cell>
          <table:table-cell table:style-name="ce249" table:formula="of:=[.C11]/c_qe" office:value-type="float" office:value="0.548444337474402">
            <text:p>0,548</text:p>
          </table:table-cell>
          <table:table-cell table:style-name="ce249" table:formula="of:=[.D11]/c_qe" office:value-type="float" office:value="1.0968886749488">
            <text:p>1,097</text:p>
          </table:table-cell>
          <table:table-cell table:style-name="ce255" table:formula="of:=[.E11]/c_qe" office:value-type="float" office:value="1.64533301242321">
            <text:p>1,645</text:p>
          </table:table-cell>
          <table:table-cell table:style-name="ce249" table:formula="of:=[.I11]/c_qe" office:value-type="float" office:value="0.548444337474402">
            <text:p>0,548</text:p>
          </table:table-cell>
          <table:table-cell table:style-name="ce249" table:formula="of:=[.J11]/c_qe" office:value-type="float" office:value="1.09689102948879">
            <text:p>1,097</text:p>
          </table:table-cell>
          <table:table-cell table:style-name="ce255" table:formula="of:=[.K11]/c_qe" office:value-type="float" office:value="1.64533536696319">
            <text:p>1,645</text:p>
          </table:table-cell>
          <table:table-cell table:number-columns-repeated="238"/>
        </table:table-row>
        <table:table-row table:style-name="ro5">
          <table:table-cell table:style-name="ce198" table:formula="of:=[.A11]*[.A$6]" office:value-type="float" office:value="483153">
            <text:p>483.153</text:p>
          </table:table-cell>
          <table:table-cell table:style-name="ce204" table:formula="of:=[.A12]/c_c" office:value-type="percentage" office:value="0.00161162493287273">
            <text:p>0,16%</text:p>
          </table:table-cell>
          <table:table-cell table:style-name="ce211" table:formula="of:=1/2*c_me*[.$A12]^2" office:value-type="float" office:value="1.06323257636267E-019">
            <text:p>1,06E-19</text:p>
          </table:table-cell>
          <table:table-cell table:style-name="ce211" table:formula="of:=c_qe^2*c_c^2/10000000/[.F12]" office:value-type="float" office:value="2.12646515272534E-019">
            <text:p>2,13E-19</text:p>
          </table:table-cell>
          <table:table-cell table:style-name="ce222" table:formula="of:=[.C12]+[.D12]" office:value-type="float" office:value="3.18969772908802E-019">
            <text:p>3,19E-19</text:p>
          </table:table-cell>
          <table:table-cell table:style-name="ce228" table:formula="of:=c_c^2*c_qe^2/10000000/c_me/[.$A12]^2" office:value-type="float" office:value="0.00000000108493527608269">
            <text:p>1,085E-09</text:p>
          </table:table-cell>
          <table:table-cell table:style-name="ce235" table:formula="of:=c_h/(2*PI()*[.A12]*c_me)" office:value-type="float" office:value="0.000000000239608643608543">
            <text:p>2,396E-10</text:p>
          </table:table-cell>
          <table:table-cell table:style-name="ce238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12]^2" office:value-type="float" office:value="1.06323257636267E-019">
            <text:p>1,06E-19</text:p>
          </table:table-cell>
          <table:table-cell table:style-name="ce211" table:formula="of:=c_qe^2*c_c^2/10000000/[.L12]" office:value-type="float" office:value="2.1264706758819E-019">
            <text:p>2,13E-19</text:p>
          </table:table-cell>
          <table:table-cell table:style-name="ce211" table:formula="of:=[.I12]+[.J12]" office:value-type="float" office:value="3.18970325224457E-019">
            <text:p>3,19E-19</text:p>
          </table:table-cell>
          <table:table-cell table:style-name="ce228" table:formula="of:=c_qe^2/10000000/c_me*(c_c^2/[.A12]^2-1)" office:value-type="float" office:value="0.00000000108493245814241">
            <text:p>1,085E-09</text:p>
          </table:table-cell>
          <table:table-cell table:style-name="ce248" table:formula="of:=[.C12]/c_qe" office:value-type="float" office:value="0.663617648344027">
            <text:p>0,664</text:p>
          </table:table-cell>
          <table:table-cell table:style-name="ce248" table:formula="of:=[.D12]/c_qe" office:value-type="float" office:value="1.32723529668805">
            <text:p>1,327</text:p>
          </table:table-cell>
          <table:table-cell table:style-name="ce254" table:formula="of:=[.E12]/c_qe" office:value-type="float" office:value="1.99085294503208">
            <text:p>1,991</text:p>
          </table:table-cell>
          <table:table-cell table:style-name="ce248" table:formula="of:=[.I12]/c_qe" office:value-type="float" office:value="0.663617648344027">
            <text:p>0,664</text:p>
          </table:table-cell>
          <table:table-cell table:style-name="ce248" table:formula="of:=[.J12]/c_qe" office:value-type="float" office:value="1.3272387439716">
            <text:p>1,327</text:p>
          </table:table-cell>
          <table:table-cell table:style-name="ce254" table:formula="of:=[.K12]/c_qe" office:value-type="float" office:value="1.99085639231562">
            <text:p>1,991</text:p>
          </table:table-cell>
          <table:table-cell table:number-columns-repeated="238"/>
        </table:table-row>
        <table:table-row table:style-name="ro5">
          <table:table-cell table:style-name="ce198" table:formula="of:=[.A12]*[.A$6]" office:value-type="float" office:value="531468.3">
            <text:p>531.468</text:p>
          </table:table-cell>
          <table:table-cell table:style-name="ce204" table:formula="of:=[.A13]/c_c" office:value-type="percentage" office:value="0.00177278742616">
            <text:p>0,18%</text:p>
          </table:table-cell>
          <table:table-cell table:style-name="ce211" table:formula="of:=1/2*c_me*[.$A13]^2" office:value-type="float" office:value="1.28651141739883E-019">
            <text:p>1,29E-19</text:p>
          </table:table-cell>
          <table:table-cell table:style-name="ce211" table:formula="of:=c_qe^2*c_c^2/10000000/[.F13]" office:value-type="float" office:value="2.57302283479767E-019">
            <text:p>2,57E-19</text:p>
          </table:table-cell>
          <table:table-cell table:style-name="ce222" table:formula="of:=[.C13]+[.D13]" office:value-type="float" office:value="3.8595342521965E-019">
            <text:p>3,86E-19</text:p>
          </table:table-cell>
          <table:table-cell table:style-name="ce228" table:formula="of:=c_c^2*c_qe^2/10000000/c_me/[.$A13]^2" office:value-type="float" office:value="0.000000000896640724035283">
            <text:p>8,966E-10</text:p>
          </table:table-cell>
          <table:table-cell table:style-name="ce235" table:formula="of:=c_h/(2*PI()*[.A13]*c_me)" office:value-type="float" office:value="0.00000000021782603964413">
            <text:p>2,178E-10</text:p>
          </table:table-cell>
          <table:table-cell table:style-name="ce238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13]^2" office:value-type="float" office:value="1.28651141739883E-019">
            <text:p>1,29E-19</text:p>
          </table:table-cell>
          <table:table-cell table:style-name="ce211" table:formula="of:=c_qe^2*c_c^2/10000000/[.L13]" office:value-type="float" office:value="2.57303092125558E-019">
            <text:p>2,57E-19</text:p>
          </table:table-cell>
          <table:table-cell table:style-name="ce211" table:formula="of:=[.I13]+[.J13]" office:value-type="float" office:value="3.85954233865442E-019">
            <text:p>3,86E-19</text:p>
          </table:table-cell>
          <table:table-cell table:style-name="ce228" table:formula="of:=c_qe^2/10000000/c_me*(c_c^2/[.A13]^2-1)" office:value-type="float" office:value="0.000000000896637906095">
            <text:p>8,966E-10</text:p>
          </table:table-cell>
          <table:table-cell table:style-name="ce248" table:formula="of:=[.C13]/c_qe" office:value-type="float" office:value="0.802977354496273">
            <text:p>0,803</text:p>
          </table:table-cell>
          <table:table-cell table:style-name="ce248" table:formula="of:=[.D13]/c_qe" office:value-type="float" office:value="1.60595470899255">
            <text:p>1,606</text:p>
          </table:table-cell>
          <table:table-cell table:style-name="ce254" table:formula="of:=[.E13]/c_qe" office:value-type="float" office:value="2.40893206348882">
            <text:p>2,409</text:p>
          </table:table-cell>
          <table:table-cell table:style-name="ce248" table:formula="of:=[.I13]/c_qe" office:value-type="float" office:value="0.802977354496273">
            <text:p>0,803</text:p>
          </table:table-cell>
          <table:table-cell table:style-name="ce248" table:formula="of:=[.J13]/c_qe" office:value-type="float" office:value="1.60595975616313">
            <text:p>1,606</text:p>
          </table:table-cell>
          <table:table-cell table:style-name="ce254" table:formula="of:=[.K13]/c_qe" office:value-type="float" office:value="2.40893711065941">
            <text:p>2,409</text:p>
          </table:table-cell>
          <table:table-cell table:number-columns-repeated="238"/>
        </table:table-row>
        <table:table-row table:style-name="ro5">
          <table:table-cell table:style-name="ce198" table:formula="of:=[.A13]*[.A$6]" office:value-type="float" office:value="584615.13">
            <text:p>584.615</text:p>
          </table:table-cell>
          <table:table-cell table:style-name="ce204" table:formula="of:=[.A14]/c_c" office:value-type="percentage" office:value="0.001950066168776">
            <text:p>0,20%</text:p>
          </table:table-cell>
          <table:table-cell table:style-name="ce211" table:formula="of:=1/2*c_me*[.$A14]^2" office:value-type="float" office:value="1.55667881505259E-019">
            <text:p>1,56E-19</text:p>
          </table:table-cell>
          <table:table-cell table:style-name="ce211" table:formula="of:=c_qe^2*c_c^2/10000000/[.F14]" office:value-type="float" office:value="3.11335763010518E-019">
            <text:p>3,11E-19</text:p>
          </table:table-cell>
          <table:table-cell table:style-name="ce222" table:formula="of:=[.C14]+[.D14]" office:value-type="float" office:value="4.67003644515777E-019">
            <text:p>4,67E-19</text:p>
          </table:table-cell>
          <table:table-cell table:style-name="ce228" table:formula="of:=c_c^2*c_qe^2/10000000/c_me/[.$A14]^2" office:value-type="float" office:value="0.000000000741025391764697">
            <text:p>7,410E-10</text:p>
          </table:table-cell>
          <table:table-cell table:style-name="ce235" table:formula="of:=c_h/(2*PI()*[.A14]*c_me)" office:value-type="float" office:value="0.000000000198023672403754">
            <text:p>1,980E-10</text:p>
          </table:table-cell>
          <table:table-cell table:style-name="ce238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14]^2" office:value-type="float" office:value="1.55667881505259E-019">
            <text:p>1,56E-19</text:p>
          </table:table-cell>
          <table:table-cell table:style-name="ce211" table:formula="of:=c_qe^2*c_c^2/10000000/[.L14]" office:value-type="float" office:value="3.11336946949603E-019">
            <text:p>3,11E-19</text:p>
          </table:table-cell>
          <table:table-cell table:style-name="ce211" table:formula="of:=[.I14]+[.J14]" office:value-type="float" office:value="4.67004828454862E-019">
            <text:p>4,67E-19</text:p>
          </table:table-cell>
          <table:table-cell table:style-name="ce228" table:formula="of:=c_qe^2/10000000/c_me*(c_c^2/[.A14]^2-1)" office:value-type="float" office:value="0.000000000741022573824413">
            <text:p>7,410E-10</text:p>
          </table:table-cell>
          <table:table-cell table:style-name="ce248" table:formula="of:=[.C14]/c_qe" office:value-type="float" office:value="0.97160259894049">
            <text:p>0,972</text:p>
          </table:table-cell>
          <table:table-cell table:style-name="ce248" table:formula="of:=[.D14]/c_qe" office:value-type="float" office:value="1.94320519788098">
            <text:p>1,943</text:p>
          </table:table-cell>
          <table:table-cell table:style-name="ce254" table:formula="of:=[.E14]/c_qe" office:value-type="float" office:value="2.91480779682147">
            <text:p>2,915</text:p>
          </table:table-cell>
          <table:table-cell table:style-name="ce248" table:formula="of:=[.I14]/c_qe" office:value-type="float" office:value="0.97160259894049">
            <text:p>0,972</text:p>
          </table:table-cell>
          <table:table-cell table:style-name="ce248" table:formula="of:=[.J14]/c_qe" office:value-type="float" office:value="1.94321258744831">
            <text:p>1,943</text:p>
          </table:table-cell>
          <table:table-cell table:style-name="ce254" table:formula="of:=[.K14]/c_qe" office:value-type="float" office:value="2.9148151863888">
            <text:p>2,915</text:p>
          </table:table-cell>
          <table:table-cell table:number-columns-repeated="238"/>
        </table:table-row>
        <table:table-row table:style-name="ro5">
          <table:table-cell table:style-name="ce198" table:formula="of:=[.A14]*[.A$6]" office:value-type="float" office:value="643076.643">
            <text:p>643.077</text:p>
          </table:table-cell>
          <table:table-cell table:style-name="ce204" table:formula="of:=[.A15]/c_c" office:value-type="percentage" office:value="0.0021450727856536">
            <text:p>0,21%</text:p>
          </table:table-cell>
          <table:table-cell table:style-name="ce211" table:formula="of:=1/2*c_me*[.$A15]^2" office:value-type="float" office:value="1.88358136621363E-019">
            <text:p>1,88E-19</text:p>
          </table:table-cell>
          <table:table-cell table:style-name="ce211" table:formula="of:=c_qe^2*c_c^2/10000000/[.F15]" office:value-type="float" office:value="3.76716273242726E-019">
            <text:p>3,77E-19</text:p>
          </table:table-cell>
          <table:table-cell table:style-name="ce222" table:formula="of:=[.C15]+[.D15]" office:value-type="float" office:value="5.6507440986409E-019">
            <text:p>5,65E-19</text:p>
          </table:table-cell>
          <table:table-cell table:style-name="ce228" table:formula="of:=c_c^2*c_qe^2/10000000/c_me/[.$A15]^2" office:value-type="float" office:value="0.000000000612417679144377">
            <text:p>6,124E-10</text:p>
          </table:table-cell>
          <table:table-cell table:style-name="ce235" table:formula="of:=c_h/(2*PI()*[.A15]*c_me)" office:value-type="float" office:value="0.000000000180021520367049">
            <text:p>1,800E-10</text:p>
          </table:table-cell>
          <table:table-cell table:style-name="ce238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15]^2" office:value-type="float" office:value="1.88358136621363E-019">
            <text:p>1,88E-19</text:p>
          </table:table-cell>
          <table:table-cell table:style-name="ce211" table:formula="of:=c_qe^2*c_c^2/10000000/[.L15]" office:value-type="float" office:value="3.76718006649325E-019">
            <text:p>3,77E-19</text:p>
          </table:table-cell>
          <table:table-cell table:style-name="ce211" table:formula="of:=[.I15]+[.J15]" office:value-type="float" office:value="5.65076143270689E-019">
            <text:p>5,65E-19</text:p>
          </table:table-cell>
          <table:table-cell table:style-name="ce228" table:formula="of:=c_qe^2/10000000/c_me*(c_c^2/[.A15]^2-1)" office:value-type="float" office:value="0.000000000612414861204094">
            <text:p>6,124E-10</text:p>
          </table:table-cell>
          <table:table-cell table:style-name="ce248" table:formula="of:=[.C15]/c_qe" office:value-type="float" office:value="1.17563914471799">
            <text:p>1,176</text:p>
          </table:table-cell>
          <table:table-cell table:style-name="ce248" table:formula="of:=[.D15]/c_qe" office:value-type="float" office:value="2.35127828943599">
            <text:p>2,351</text:p>
          </table:table-cell>
          <table:table-cell table:style-name="ce254" table:formula="of:=[.E15]/c_qe" office:value-type="float" office:value="3.52691743415398">
            <text:p>3,527</text:p>
          </table:table-cell>
          <table:table-cell table:style-name="ce248" table:formula="of:=[.I15]/c_qe" office:value-type="float" office:value="1.17563914471799">
            <text:p>1,176</text:p>
          </table:table-cell>
          <table:table-cell table:style-name="ce248" table:formula="of:=[.J15]/c_qe" office:value-type="float" office:value="2.35128910851016">
            <text:p>2,351</text:p>
          </table:table-cell>
          <table:table-cell table:style-name="ce254" table:formula="of:=[.K15]/c_qe" office:value-type="float" office:value="3.52692825322815">
            <text:p>3,527</text:p>
          </table:table-cell>
          <table:table-cell table:number-columns-repeated="238"/>
        </table:table-row>
        <table:table-row table:style-name="ro5">
          <table:table-cell table:style-name="ce198" table:formula="of:=[.A15]*[.A$6]" office:value-type="float" office:value="707384.3073">
            <text:p>707.384</text:p>
          </table:table-cell>
          <table:table-cell table:style-name="ce204" table:formula="of:=[.A16]/c_c" office:value-type="percentage" office:value="0.00235958006421896">
            <text:p>0,24%</text:p>
          </table:table-cell>
          <table:table-cell table:style-name="ce211" table:formula="of:=1/2*c_me*[.$A16]^2" office:value-type="float" office:value="2.27913345311849E-019">
            <text:p>2,28E-19</text:p>
          </table:table-cell>
          <table:table-cell table:style-name="ce211" table:formula="of:=c_qe^2*c_c^2/10000000/[.F16]" office:value-type="float" office:value="4.55826690623699E-019">
            <text:p>4,56E-19</text:p>
          </table:table-cell>
          <table:table-cell table:style-name="ce222" table:formula="of:=[.C16]+[.D16]" office:value-type="float" office:value="6.83740035935548E-019">
            <text:p>6,84E-19</text:p>
          </table:table-cell>
          <table:table-cell table:style-name="ce228" table:formula="of:=c_c^2*c_qe^2/10000000/c_me/[.$A16]^2" office:value-type="float" office:value="0.000000000506130313342461">
            <text:p>5,061E-10</text:p>
          </table:table-cell>
          <table:table-cell table:style-name="ce235" table:formula="of:=c_h/(2*PI()*[.A16]*c_me)" office:value-type="float" office:value="0.000000000163655927606408">
            <text:p>1,637E-10</text:p>
          </table:table-cell>
          <table:table-cell table:style-name="ce238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16]^2" office:value-type="float" office:value="2.27913345311849E-019">
            <text:p>2,28E-19</text:p>
          </table:table-cell>
          <table:table-cell table:style-name="ce211" table:formula="of:=c_qe^2*c_c^2/10000000/[.L16]" office:value-type="float" office:value="4.55829228506753E-019">
            <text:p>4,56E-19</text:p>
          </table:table-cell>
          <table:table-cell table:style-name="ce211" table:formula="of:=[.I16]+[.J16]" office:value-type="float" office:value="6.83742573818602E-019">
            <text:p>6,84E-19</text:p>
          </table:table-cell>
          <table:table-cell table:style-name="ce228" table:formula="of:=c_qe^2/10000000/c_me*(c_c^2/[.A16]^2-1)" office:value-type="float" office:value="0.000000000506127495402177">
            <text:p>5,061E-10</text:p>
          </table:table-cell>
          <table:table-cell table:style-name="ce248" table:formula="of:=[.C16]/c_qe" office:value-type="float" office:value="1.42252336510877">
            <text:p>1,423</text:p>
          </table:table-cell>
          <table:table-cell table:style-name="ce248" table:formula="of:=[.D16]/c_qe" office:value-type="float" office:value="2.84504673021754">
            <text:p>2,845</text:p>
          </table:table-cell>
          <table:table-cell table:style-name="ce254" table:formula="of:=[.E16]/c_qe" office:value-type="float" office:value="4.26757009532631">
            <text:p>4,268</text:p>
          </table:table-cell>
          <table:table-cell table:style-name="ce248" table:formula="of:=[.I16]/c_qe" office:value-type="float" office:value="1.42252336510877">
            <text:p>1,423</text:p>
          </table:table-cell>
          <table:table-cell table:style-name="ce248" table:formula="of:=[.J16]/c_qe" office:value-type="float" office:value="2.84506257043935">
            <text:p>2,845</text:p>
          </table:table-cell>
          <table:table-cell table:style-name="ce254" table:formula="of:=[.K16]/c_qe" office:value-type="float" office:value="4.26758593554812">
            <text:p>4,268</text:p>
          </table:table-cell>
          <table:table-cell table:number-columns-repeated="238"/>
        </table:table-row>
        <table:table-row table:style-name="ro5">
          <table:table-cell table:style-name="ce200" table:formula="of:=[.A16]*[.A$6]" office:value-type="float" office:value="778122.738030001">
            <text:p>778.123</text:p>
          </table:table-cell>
          <table:table-cell table:style-name="ce206" table:formula="of:=[.A17]/c_c" office:value-type="percentage" office:value="0.00259553807064086">
            <text:p>0,26%</text:p>
          </table:table-cell>
          <table:table-cell table:style-name="ce213" table:formula="of:=1/2*c_me*[.$A17]^2" office:value-type="float" office:value="2.75775147827338E-019">
            <text:p>2,76E-19</text:p>
          </table:table-cell>
          <table:table-cell table:style-name="ce213" table:formula="of:=c_qe^2*c_c^2/10000000/[.F17]" office:value-type="float" office:value="5.51550295654676E-019">
            <text:p>5,52E-19</text:p>
          </table:table-cell>
          <table:table-cell table:style-name="ce221" table:formula="of:=[.C17]+[.D17]" office:value-type="float" office:value="8.27325443482014E-019">
            <text:p>8,27E-19</text:p>
          </table:table-cell>
          <table:table-cell table:style-name="ce230" table:formula="of:=c_c^2*c_qe^2/10000000/c_me/[.$A17]^2" office:value-type="float" office:value="0.000000000418289515159058">
            <text:p>4,183E-10</text:p>
          </table:table-cell>
          <table:table-cell table:style-name="ce237" table:formula="of:=c_h/(2*PI()*[.A17]*c_me)" office:value-type="float" office:value="0.000000000148778116005826">
            <text:p>1,488E-10</text:p>
          </table:table-cell>
          <table:table-cell table:style-name="ce234" table:formula="of:=c_h^2*10000000/(c_me*c_qe^2*c_c^2*4*PI())" office:value-type="float" office:value="0.000000000166245923101429">
            <text:p>1,66245923101429E-010</text:p>
          </table:table-cell>
          <table:table-cell table:style-name="ce213" table:formula="of:=1/2*c_me*[.$A17]^2" office:value-type="float" office:value="2.75775147827338E-019">
            <text:p>2,76E-19</text:p>
          </table:table-cell>
          <table:table-cell table:style-name="ce213" table:formula="of:=c_qe^2*c_c^2/10000000/[.L17]" office:value-type="float" office:value="5.51554011373599E-019">
            <text:p>5,52E-19</text:p>
          </table:table-cell>
          <table:table-cell table:style-name="ce213" table:formula="of:=[.I17]+[.J17]" office:value-type="float" office:value="8.27329159200937E-019">
            <text:p>8,27E-19</text:p>
          </table:table-cell>
          <table:table-cell table:style-name="ce230" table:formula="of:=c_qe^2/10000000/c_me*(c_c^2/[.A17]^2-1)" office:value-type="float" office:value="0.000000000418286697218775">
            <text:p>4,183E-10</text:p>
          </table:table-cell>
          <table:table-cell table:style-name="ce250" table:formula="of:=[.C17]/c_qe" office:value-type="float" office:value="1.72125327178161">
            <text:p>1,721</text:p>
          </table:table-cell>
          <table:table-cell table:style-name="ce250" table:formula="of:=[.D17]/c_qe" office:value-type="float" office:value="3.44250654356323">
            <text:p>3,443</text:p>
          </table:table-cell>
          <table:table-cell table:style-name="ce256" table:formula="of:=[.E17]/c_qe" office:value-type="float" office:value="5.16375981534484">
            <text:p>5,164</text:p>
          </table:table-cell>
          <table:table-cell table:style-name="ce250" table:formula="of:=[.I17]/c_qe" office:value-type="float" office:value="1.72125327178161">
            <text:p>1,721</text:p>
          </table:table-cell>
          <table:table-cell table:style-name="ce250" table:formula="of:=[.J17]/c_qe" office:value-type="float" office:value="3.44252973525909">
            <text:p>3,443</text:p>
          </table:table-cell>
          <table:table-cell table:style-name="ce256" table:formula="of:=[.K17]/c_qe" office:value-type="float" office:value="5.1637830070407">
            <text:p>5,164</text:p>
          </table:table-cell>
          <table:table-cell table:number-columns-repeated="238"/>
        </table:table-row>
        <table:table-row table:style-name="ro5">
          <table:table-cell table:style-name="ce198" table:formula="of:=[.A17]*[.A$6]" office:value-type="float" office:value="855935.011833001">
            <text:p>855.935</text:p>
          </table:table-cell>
          <table:table-cell table:style-name="ce204" table:formula="of:=[.A18]/c_c" office:value-type="percentage" office:value="0.00285509187770494">
            <text:p>0,29%</text:p>
          </table:table-cell>
          <table:table-cell table:style-name="ce211" table:formula="of:=1/2*c_me*[.$A18]^2" office:value-type="float" office:value="3.33687928871079E-019">
            <text:p>3,34E-19</text:p>
          </table:table-cell>
          <table:table-cell table:style-name="ce211" table:formula="of:=c_qe^2*c_c^2/10000000/[.F18]" office:value-type="float" office:value="6.67375857742158E-019">
            <text:p>6,67E-19</text:p>
          </table:table-cell>
          <table:table-cell table:style-name="ce222" table:formula="of:=[.C18]+[.D18]" office:value-type="float" office:value="1.00106378661324E-018">
            <text:p>1,00E-18</text:p>
          </table:table-cell>
          <table:table-cell table:style-name="ce228" table:formula="of:=c_c^2*c_qe^2/10000000/c_me/[.$A18]^2" office:value-type="float" office:value="0.00000000034569381418104">
            <text:p>3,457E-10</text:p>
          </table:table-cell>
          <table:table-cell table:style-name="ce235" table:formula="of:=c_h/(2*PI()*[.A18]*c_me)" office:value-type="float" office:value="0.000000000135252832732569">
            <text:p>1,353E-10</text:p>
          </table:table-cell>
          <table:table-cell table:style-name="ce238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18]^2" office:value-type="float" office:value="3.33687928871079E-019">
            <text:p>3,34E-19</text:p>
          </table:table-cell>
          <table:table-cell table:style-name="ce211" table:formula="of:=c_qe^2*c_c^2/10000000/[.L18]" office:value-type="float" office:value="6.6738129793393E-019">
            <text:p>6,67E-19</text:p>
          </table:table-cell>
          <table:table-cell table:style-name="ce211" table:formula="of:=[.I18]+[.J18]" office:value-type="float" office:value="1.00106922680501E-018">
            <text:p>1,00E-18</text:p>
          </table:table-cell>
          <table:table-cell table:style-name="ce228" table:formula="of:=c_qe^2/10000000/c_me*(c_c^2/[.A18]^2-1)" office:value-type="float" office:value="0.000000000345690996240757">
            <text:p>3,457E-10</text:p>
          </table:table-cell>
          <table:table-cell table:style-name="ce248" table:formula="of:=[.C18]/c_qe" office:value-type="float" office:value="2.08271645885575">
            <text:p>2,083</text:p>
          </table:table-cell>
          <table:table-cell table:style-name="ce248" table:formula="of:=[.D18]/c_qe" office:value-type="float" office:value="4.16543291771151">
            <text:p>4,165</text:p>
          </table:table-cell>
          <table:table-cell table:style-name="ce254" table:formula="of:=[.E18]/c_qe" office:value-type="float" office:value="6.24814937656726">
            <text:p>6,248</text:p>
          </table:table-cell>
          <table:table-cell table:style-name="ce248" table:formula="of:=[.I18]/c_qe" office:value-type="float" office:value="2.08271645885575">
            <text:p>2,083</text:p>
          </table:table-cell>
          <table:table-cell table:style-name="ce248" table:formula="of:=[.J18]/c_qe" office:value-type="float" office:value="4.16546687272145">
            <text:p>4,165</text:p>
          </table:table-cell>
          <table:table-cell table:style-name="ce254" table:formula="of:=[.K18]/c_qe" office:value-type="float" office:value="6.2481833315772">
            <text:p>6,248</text:p>
          </table:table-cell>
          <table:table-cell table:number-columns-repeated="238"/>
        </table:table-row>
        <table:table-row table:style-name="ro5">
          <table:table-cell table:style-name="ce198" table:formula="of:=[.A18]*[.A$6]" office:value-type="float" office:value="941528.513016301">
            <text:p>941.529</text:p>
          </table:table-cell>
          <table:table-cell table:style-name="ce204" table:formula="of:=[.A19]/c_c" office:value-type="percentage" office:value="0.00314060106547544">
            <text:p>0,31%</text:p>
          </table:table-cell>
          <table:table-cell table:style-name="ce211" table:formula="of:=1/2*c_me*[.$A19]^2" office:value-type="float" office:value="4.03762393934006E-019">
            <text:p>4,04E-19</text:p>
          </table:table-cell>
          <table:table-cell table:style-name="ce211" table:formula="of:=c_qe^2*c_c^2/10000000/[.F19]" office:value-type="float" office:value="8.07524787868011E-019">
            <text:p>8,08E-19</text:p>
          </table:table-cell>
          <table:table-cell table:style-name="ce222" table:formula="of:=[.C19]+[.D19]" office:value-type="float" office:value="1.21128718180202E-018">
            <text:p>1,21E-18</text:p>
          </table:table-cell>
          <table:table-cell table:style-name="ce228" table:formula="of:=c_c^2*c_qe^2/10000000/c_me/[.$A19]^2" office:value-type="float" office:value="0.000000000285697367091768">
            <text:p>2,857E-10</text:p>
          </table:table-cell>
          <table:table-cell table:style-name="ce235" table:formula="of:=c_h/(2*PI()*[.A19]*c_me)" office:value-type="float" office:value="0.000000000122957120665972">
            <text:p>1,230E-10</text:p>
          </table:table-cell>
          <table:table-cell table:style-name="ce238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19]^2" office:value-type="float" office:value="4.03762393934006E-019">
            <text:p>4,04E-19</text:p>
          </table:table-cell>
          <table:table-cell table:style-name="ce211" table:formula="of:=c_qe^2*c_c^2/10000000/[.L19]" office:value-type="float" office:value="8.0753275286642E-019">
            <text:p>8,08E-19</text:p>
          </table:table-cell>
          <table:table-cell table:style-name="ce211" table:formula="of:=[.I19]+[.J19]" office:value-type="float" office:value="1.21129514680043E-018">
            <text:p>1,21E-18</text:p>
          </table:table-cell>
          <table:table-cell table:style-name="ce228" table:formula="of:=c_qe^2/10000000/c_me*(c_c^2/[.A19]^2-1)" office:value-type="float" office:value="0.000000000285694549151485">
            <text:p>2,857E-10</text:p>
          </table:table-cell>
          <table:table-cell table:style-name="ce248" table:formula="of:=[.C19]/c_qe" office:value-type="float" office:value="2.52008691521546">
            <text:p>2,520</text:p>
          </table:table-cell>
          <table:table-cell table:style-name="ce248" table:formula="of:=[.D19]/c_qe" office:value-type="float" office:value="5.04017383043092">
            <text:p>5,040</text:p>
          </table:table-cell>
          <table:table-cell table:style-name="ce254" table:formula="of:=[.E19]/c_qe" office:value-type="float" office:value="7.56026074564639">
            <text:p>7,560</text:p>
          </table:table-cell>
          <table:table-cell table:style-name="ce248" table:formula="of:=[.I19]/c_qe" office:value-type="float" office:value="2.52008691521546">
            <text:p>2,520</text:p>
          </table:table-cell>
          <table:table-cell table:style-name="ce248" table:formula="of:=[.J19]/c_qe" office:value-type="float" office:value="5.04022354404609">
            <text:p>5,040</text:p>
          </table:table-cell>
          <table:table-cell table:style-name="ce254" table:formula="of:=[.K19]/c_qe" office:value-type="float" office:value="7.56031045926155">
            <text:p>7,560</text:p>
          </table:table-cell>
          <table:table-cell table:number-columns-repeated="238"/>
        </table:table-row>
        <table:table-row table:style-name="ro5">
          <table:table-cell table:style-name="ce198" table:formula="of:=[.A19]*[.A$6]" office:value-type="float" office:value="1035681.36431793">
            <text:p>1.035.681</text:p>
          </table:table-cell>
          <table:table-cell table:style-name="ce204" table:formula="of:=[.A20]/c_c" office:value-type="percentage" office:value="0.00345466117202298">
            <text:p>0,35%</text:p>
          </table:table-cell>
          <table:table-cell table:style-name="ce211" table:formula="of:=1/2*c_me*[.$A20]^2" office:value-type="float" office:value="4.88552496660147E-019">
            <text:p>4,89E-19</text:p>
          </table:table-cell>
          <table:table-cell table:style-name="ce211" table:formula="of:=c_qe^2*c_c^2/10000000/[.F20]" office:value-type="float" office:value="9.77104993320294E-019">
            <text:p>9,77E-19</text:p>
          </table:table-cell>
          <table:table-cell table:style-name="ce222" table:formula="of:=[.C20]+[.D20]" office:value-type="float" office:value="1.46565748998044E-018">
            <text:p>1,47E-18</text:p>
          </table:table-cell>
          <table:table-cell table:style-name="ce228" table:formula="of:=c_c^2*c_qe^2/10000000/c_me/[.$A20]^2" office:value-type="float" office:value="0.000000000236113526522123">
            <text:p>2,361E-10</text:p>
          </table:table-cell>
          <table:table-cell table:style-name="ce235" table:formula="of:=c_h/(2*PI()*[.A20]*c_me)" office:value-type="float" office:value="0.000000000111779200605429">
            <text:p>1,118E-10</text:p>
          </table:table-cell>
          <table:table-cell table:style-name="ce238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20]^2" office:value-type="float" office:value="4.88552496660147E-019">
            <text:p>4,89E-19</text:p>
          </table:table-cell>
          <table:table-cell table:style-name="ce211" table:formula="of:=c_qe^2*c_c^2/10000000/[.L20]" office:value-type="float" office:value="9.77116654898619E-019">
            <text:p>9,77E-19</text:p>
          </table:table-cell>
          <table:table-cell table:style-name="ce211" table:formula="of:=[.I20]+[.J20]" office:value-type="float" office:value="1.46566915155877E-018">
            <text:p>1,47E-18</text:p>
          </table:table-cell>
          <table:table-cell table:style-name="ce228" table:formula="of:=c_qe^2/10000000/c_me*(c_c^2/[.A20]^2-1)" office:value-type="float" office:value="0.000000000236110708581839">
            <text:p>2,361E-10</text:p>
          </table:table-cell>
          <table:table-cell table:style-name="ce248" table:formula="of:=[.C20]/c_qe" office:value-type="float" office:value="3.04930516741071">
            <text:p>3,049</text:p>
          </table:table-cell>
          <table:table-cell table:style-name="ce248" table:formula="of:=[.D20]/c_qe" office:value-type="float" office:value="6.09861033482142">
            <text:p>6,099</text:p>
          </table:table-cell>
          <table:table-cell table:style-name="ce254" table:formula="of:=[.E20]/c_qe" office:value-type="float" office:value="9.14791550223213">
            <text:p>9,148</text:p>
          </table:table-cell>
          <table:table-cell table:style-name="ce248" table:formula="of:=[.I20]/c_qe" office:value-type="float" office:value="3.04930516741071">
            <text:p>3,049</text:p>
          </table:table-cell>
          <table:table-cell table:style-name="ce248" table:formula="of:=[.J20]/c_qe" office:value-type="float" office:value="6.09868312067614">
            <text:p>6,099</text:p>
          </table:table-cell>
          <table:table-cell table:style-name="ce254" table:formula="of:=[.K20]/c_qe" office:value-type="float" office:value="9.14798828808685">
            <text:p>9,148</text:p>
          </table:table-cell>
          <table:table-cell table:number-columns-repeated="238"/>
        </table:table-row>
        <table:table-row table:style-name="ro5">
          <table:table-cell table:style-name="ce199" table:formula="of:=[.A20]*[.A$6]" office:value-type="float" office:value="1139249.50074972">
            <text:p>1.139.250</text:p>
          </table:table-cell>
          <table:table-cell table:style-name="ce205" table:formula="of:=[.A21]/c_c" office:value-type="percentage" office:value="0.00380012728922528">
            <text:p>0,38%</text:p>
          </table:table-cell>
          <table:table-cell table:style-name="ce212" table:formula="of:=1/2*c_me*[.$A21]^2" office:value-type="float" office:value="5.91148520958778E-019">
            <text:p>5,91E-19</text:p>
          </table:table-cell>
          <table:table-cell table:style-name="ce212" table:formula="of:=c_qe^2*c_c^2/10000000/[.F21]" office:value-type="float" office:value="1.18229704191756E-018">
            <text:p>1,18E-18</text:p>
          </table:table-cell>
          <table:table-cell table:style-name="ce223" table:formula="of:=[.C21]+[.D21]" office:value-type="float" office:value="1.77344556287633E-018">
            <text:p>1,77E-18</text:p>
          </table:table-cell>
          <table:table-cell table:style-name="ce229" table:formula="of:=c_c^2*c_qe^2/10000000/c_me/[.$A21]^2" office:value-type="float" office:value="0.000000000195135145886052">
            <text:p>1,951E-10</text:p>
          </table:table-cell>
          <table:table-cell table:style-name="ce236" table:formula="of:=c_h/(2*PI()*[.A21]*c_me)" office:value-type="float" office:value="0.000000000101617455095844">
            <text:p>1,016E-10</text:p>
          </table:table-cell>
          <table:table-cell table:style-name="ce239" table:formula="of:=c_h^2*10000000/(c_me*c_qe^2*c_c^2*4*PI())" office:value-type="float" office:value="0.000000000166245923101429">
            <text:p>1,66245923101429E-010</text:p>
          </table:table-cell>
          <table:table-cell table:style-name="ce212" table:formula="of:=1/2*c_me*[.$A21]^2" office:value-type="float" office:value="5.91148520958778E-019">
            <text:p>5,91E-19</text:p>
          </table:table-cell>
          <table:table-cell table:style-name="ce212" table:formula="of:=c_qe^2*c_c^2/10000000/[.L21]" office:value-type="float" office:value="1.18231411567717E-018">
            <text:p>1,18E-18</text:p>
          </table:table-cell>
          <table:table-cell table:style-name="ce212" table:formula="of:=[.I21]+[.J21]" office:value-type="float" office:value="1.77346263663595E-018">
            <text:p>1,77E-18</text:p>
          </table:table-cell>
          <table:table-cell table:style-name="ce229" table:formula="of:=c_qe^2/10000000/c_me*(c_c^2/[.A21]^2-1)" office:value-type="float" office:value="0.000000000195132327945769">
            <text:p>1,951E-10</text:p>
          </table:table-cell>
          <table:table-cell table:style-name="ce249" table:formula="of:=[.C21]/c_qe" office:value-type="float" office:value="3.68965925256696">
            <text:p>3,690</text:p>
          </table:table-cell>
          <table:table-cell table:style-name="ce249" table:formula="of:=[.D21]/c_qe" office:value-type="float" office:value="7.37931850513392">
            <text:p>7,379</text:p>
          </table:table-cell>
          <table:table-cell table:style-name="ce255" table:formula="of:=[.E21]/c_qe" office:value-type="float" office:value="11.0689777577009">
            <text:p>11,069</text:p>
          </table:table-cell>
          <table:table-cell table:style-name="ce249" table:formula="of:=[.I21]/c_qe" office:value-type="float" office:value="3.68965925256696">
            <text:p>3,690</text:p>
          </table:table-cell>
          <table:table-cell table:style-name="ce249" table:formula="of:=[.J21]/c_qe" office:value-type="float" office:value="7.37942507117091">
            <text:p>7,379</text:p>
          </table:table-cell>
          <table:table-cell table:style-name="ce255" table:formula="of:=[.K21]/c_qe" office:value-type="float" office:value="11.0690843237379">
            <text:p>11,069</text:p>
          </table:table-cell>
          <table:table-cell table:number-columns-repeated="238"/>
        </table:table-row>
        <table:table-row table:style-name="ro5">
          <table:table-cell table:style-name="ce198" table:formula="of:=[.A21]*[.A$6]" office:value-type="float" office:value="1253174.4508247">
            <text:p>1.253.174</text:p>
          </table:table-cell>
          <table:table-cell table:style-name="ce204" table:formula="of:=[.A22]/c_c" office:value-type="percentage" office:value="0.00418014001814781">
            <text:p>0,42%</text:p>
          </table:table-cell>
          <table:table-cell table:style-name="ce211" table:formula="of:=1/2*c_me*[.$A22]^2" office:value-type="float" office:value="7.15289710360121E-019">
            <text:p>7,15E-19</text:p>
          </table:table-cell>
          <table:table-cell table:style-name="ce211" table:formula="of:=c_qe^2*c_c^2/10000000/[.F22]" office:value-type="float" office:value="1.43057942072024E-018">
            <text:p>1,43E-18</text:p>
          </table:table-cell>
          <table:table-cell table:style-name="ce222" table:formula="of:=[.C22]+[.D22]" office:value-type="float" office:value="2.14586913108036E-018">
            <text:p>2,15E-18</text:p>
          </table:table-cell>
          <table:table-cell table:style-name="ce228" table:formula="of:=c_c^2*c_qe^2/10000000/c_me/[.$A22]^2" office:value-type="float" office:value="0.000000000161268715608307">
            <text:p>1,613E-10</text:p>
          </table:table-cell>
          <table:table-cell table:style-name="ce235" table:formula="of:=c_h/(2*PI()*[.A22]*c_me)" office:value-type="float" office:value="0.0000000000923795046325858">
            <text:p>9,238E-11</text:p>
          </table:table-cell>
          <table:table-cell table:style-name="ce238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22]^2" office:value-type="float" office:value="7.15289710360121E-019">
            <text:p>7,15E-19</text:p>
          </table:table-cell>
          <table:table-cell table:style-name="ce211" table:formula="of:=c_qe^2*c_c^2/10000000/[.L22]" office:value-type="float" office:value="1.43060441848751E-018">
            <text:p>1,43E-18</text:p>
          </table:table-cell>
          <table:table-cell table:style-name="ce211" table:formula="of:=[.I22]+[.J22]" office:value-type="float" office:value="2.14589412884763E-018">
            <text:p>2,15E-18</text:p>
          </table:table-cell>
          <table:table-cell table:style-name="ce228" table:formula="of:=c_qe^2/10000000/c_me*(c_c^2/[.A22]^2-1)" office:value-type="float" office:value="0.000000000161265897668024">
            <text:p>1,613E-10</text:p>
          </table:table-cell>
          <table:table-cell table:style-name="ce248" table:formula="of:=[.C22]/c_qe" office:value-type="float" office:value="4.46448769560602">
            <text:p>4,464</text:p>
          </table:table-cell>
          <table:table-cell table:style-name="ce248" table:formula="of:=[.D22]/c_qe" office:value-type="float" office:value="8.92897539121204">
            <text:p>8,929</text:p>
          </table:table-cell>
          <table:table-cell table:style-name="ce254" table:formula="of:=[.E22]/c_qe" office:value-type="float" office:value="13.3934630868181">
            <text:p>13,393</text:p>
          </table:table-cell>
          <table:table-cell table:style-name="ce248" table:formula="of:=[.I22]/c_qe" office:value-type="float" office:value="4.46448769560602">
            <text:p>4,464</text:p>
          </table:table-cell>
          <table:table-cell table:style-name="ce248" table:formula="of:=[.J22]/c_qe" office:value-type="float" office:value="8.92913141501996">
            <text:p>8,929</text:p>
          </table:table-cell>
          <table:table-cell table:style-name="ce254" table:formula="of:=[.K22]/c_qe" office:value-type="float" office:value="13.393619110626">
            <text:p>13,394</text:p>
          </table:table-cell>
          <table:table-cell table:number-columns-repeated="238"/>
        </table:table-row>
        <table:table-row table:style-name="ro5">
          <table:table-cell table:style-name="ce198" table:formula="of:=[.A22]*[.A$6]" office:value-type="float" office:value="1378491.89590717">
            <text:p>1.378.492</text:p>
          </table:table-cell>
          <table:table-cell table:style-name="ce204" table:formula="of:=[.A23]/c_c" office:value-type="percentage" office:value="0.00459815401996259">
            <text:p>0,46%</text:p>
          </table:table-cell>
          <table:table-cell table:style-name="ce211" table:formula="of:=1/2*c_me*[.$A23]^2" office:value-type="float" office:value="8.65500549535747E-019">
            <text:p>8,66E-19</text:p>
          </table:table-cell>
          <table:table-cell table:style-name="ce211" table:formula="of:=c_qe^2*c_c^2/10000000/[.F23]" office:value-type="float" office:value="1.73100109907149E-018">
            <text:p>1,73E-18</text:p>
          </table:table-cell>
          <table:table-cell table:style-name="ce222" table:formula="of:=[.C23]+[.D23]" office:value-type="float" office:value="2.59650164860724E-018">
            <text:p>2,60E-18</text:p>
          </table:table-cell>
          <table:table-cell table:style-name="ce228" table:formula="of:=c_c^2*c_qe^2/10000000/c_me/[.$A23]^2" office:value-type="float" office:value="0.000000000133279930254799">
            <text:p>1,333E-10</text:p>
          </table:table-cell>
          <table:table-cell table:style-name="ce235" table:formula="of:=c_h/(2*PI()*[.A23]*c_me)" office:value-type="float" office:value="0.0000000000839813678478053">
            <text:p>8,398E-11</text:p>
          </table:table-cell>
          <table:table-cell table:style-name="ce238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23]^2" office:value-type="float" office:value="8.65500549535747E-019">
            <text:p>8,66E-19</text:p>
          </table:table-cell>
          <table:table-cell table:style-name="ce211" table:formula="of:=c_qe^2*c_c^2/10000000/[.L23]" office:value-type="float" office:value="1.73103769843685E-018">
            <text:p>1,73E-18</text:p>
          </table:table-cell>
          <table:table-cell table:style-name="ce211" table:formula="of:=[.I23]+[.J23]" office:value-type="float" office:value="2.5965382479726E-018">
            <text:p>2,60E-18</text:p>
          </table:table-cell>
          <table:table-cell table:style-name="ce228" table:formula="of:=c_qe^2/10000000/c_me*(c_c^2/[.A23]^2-1)" office:value-type="float" office:value="0.000000000133277112314516">
            <text:p>1,333E-10</text:p>
          </table:table-cell>
          <table:table-cell table:style-name="ce248" table:formula="of:=[.C23]/c_qe" office:value-type="float" office:value="5.40203011168329">
            <text:p>5,402</text:p>
          </table:table-cell>
          <table:table-cell table:style-name="ce248" table:formula="of:=[.D23]/c_qe" office:value-type="float" office:value="10.8040602233666">
            <text:p>10,804</text:p>
          </table:table-cell>
          <table:table-cell table:style-name="ce254" table:formula="of:=[.E23]/c_qe" office:value-type="float" office:value="16.2060903350499">
            <text:p>16,206</text:p>
          </table:table-cell>
          <table:table-cell table:style-name="ce248" table:formula="of:=[.I23]/c_qe" office:value-type="float" office:value="5.40203011168329">
            <text:p>5,402</text:p>
          </table:table-cell>
          <table:table-cell table:style-name="ce248" table:formula="of:=[.J23]/c_qe" office:value-type="float" office:value="10.804288658662">
            <text:p>10,804</text:p>
          </table:table-cell>
          <table:table-cell table:style-name="ce254" table:formula="of:=[.K23]/c_qe" office:value-type="float" office:value="16.2063187703453">
            <text:p>16,206</text:p>
          </table:table-cell>
          <table:table-cell table:number-columns-repeated="238"/>
        </table:table-row>
        <table:table-row table:style-name="ro5">
          <table:table-cell table:style-name="ce198" table:formula="of:=[.A23]*[.A$6]" office:value-type="float" office:value="1516341.08549788">
            <text:p>1.516.341</text:p>
          </table:table-cell>
          <table:table-cell table:style-name="ce204" table:formula="of:=[.A24]/c_c" office:value-type="percentage" office:value="0.00505796942195885">
            <text:p>0,51%</text:p>
          </table:table-cell>
          <table:table-cell table:style-name="ce211" table:formula="of:=1/2*c_me*[.$A24]^2" office:value-type="float" office:value="1.04725566493825E-018">
            <text:p>1,05E-18</text:p>
          </table:table-cell>
          <table:table-cell table:style-name="ce211" table:formula="of:=c_qe^2*c_c^2/10000000/[.F24]" office:value-type="float" office:value="2.09451132987651E-018">
            <text:p>2,09E-18</text:p>
          </table:table-cell>
          <table:table-cell table:style-name="ce222" table:formula="of:=[.C24]+[.D24]" office:value-type="float" office:value="3.14176699481476E-018">
            <text:p>3,14E-18</text:p>
          </table:table-cell>
          <table:table-cell table:style-name="ce228" table:formula="of:=c_c^2*c_qe^2/10000000/c_me/[.$A24]^2" office:value-type="float" office:value="0.000000000110148702689917">
            <text:p>1,101E-10</text:p>
          </table:table-cell>
          <table:table-cell table:style-name="ce235" table:formula="of:=c_h/(2*PI()*[.A24]*c_me)" office:value-type="float" office:value="0.0000000000763466980434593">
            <text:p>7,635E-11</text:p>
          </table:table-cell>
          <table:table-cell table:style-name="ce238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24]^2" office:value-type="float" office:value="1.04725566493825E-018">
            <text:p>1,05E-18</text:p>
          </table:table-cell>
          <table:table-cell table:style-name="ce211" table:formula="of:=c_qe^2*c_c^2/10000000/[.L24]" office:value-type="float" office:value="2.09456491524525E-018">
            <text:p>2,09E-18</text:p>
          </table:table-cell>
          <table:table-cell table:style-name="ce211" table:formula="of:=[.I24]+[.J24]" office:value-type="float" office:value="3.14182058018351E-018">
            <text:p>3,14E-18</text:p>
          </table:table-cell>
          <table:table-cell table:style-name="ce228" table:formula="of:=c_qe^2/10000000/c_me*(c_c^2/[.A24]^2-1)" office:value-type="float" office:value="0.000000000110145884749634">
            <text:p>1,101E-10</text:p>
          </table:table-cell>
          <table:table-cell table:style-name="ce248" table:formula="of:=[.C24]/c_qe" office:value-type="float" office:value="6.53645643513678">
            <text:p>6,536</text:p>
          </table:table-cell>
          <table:table-cell table:style-name="ce248" table:formula="of:=[.D24]/c_qe" office:value-type="float" office:value="13.0729128702736">
            <text:p>13,073</text:p>
          </table:table-cell>
          <table:table-cell table:style-name="ce254" table:formula="of:=[.E24]/c_qe" office:value-type="float" office:value="19.6093693054103">
            <text:p>19,609</text:p>
          </table:table-cell>
          <table:table-cell table:style-name="ce248" table:formula="of:=[.I24]/c_qe" office:value-type="float" office:value="6.53645643513678">
            <text:p>6,536</text:p>
          </table:table-cell>
          <table:table-cell table:style-name="ce248" table:formula="of:=[.J24]/c_qe" office:value-type="float" office:value="13.0732473238746">
            <text:p>13,073</text:p>
          </table:table-cell>
          <table:table-cell table:style-name="ce254" table:formula="of:=[.K24]/c_qe" office:value-type="float" office:value="19.6097037590114">
            <text:p>19,610</text:p>
          </table:table-cell>
          <table:table-cell table:number-columns-repeated="238"/>
        </table:table-row>
        <table:table-row table:style-name="ro5">
          <table:table-cell table:style-name="ce198" table:formula="of:=[.A24]*[.A$6]" office:value-type="float" office:value="1667975.19404767">
            <text:p>1.667.975</text:p>
          </table:table-cell>
          <table:table-cell table:style-name="ce204" table:formula="of:=[.A25]/c_c" office:value-type="percentage" office:value="0.00556376636415474">
            <text:p>0,56%</text:p>
          </table:table-cell>
          <table:table-cell table:style-name="ce211" table:formula="of:=1/2*c_me*[.$A25]^2" office:value-type="float" office:value="1.26717935457529E-018">
            <text:p>1,27E-18</text:p>
          </table:table-cell>
          <table:table-cell table:style-name="ce211" table:formula="of:=c_qe^2*c_c^2/10000000/[.F25]" office:value-type="float" office:value="2.53435870915057E-018">
            <text:p>2,53E-18</text:p>
          </table:table-cell>
          <table:table-cell table:style-name="ce222" table:formula="of:=[.C25]+[.D25]" office:value-type="float" office:value="3.80153806372586E-018">
            <text:p>3,80E-18</text:p>
          </table:table-cell>
          <table:table-cell table:style-name="ce228" table:formula="of:=c_c^2*c_qe^2/10000000/c_me/[.$A25]^2" office:value-type="float" office:value="0.0000000000910319856941461">
            <text:p>9,103E-11</text:p>
          </table:table-cell>
          <table:table-cell table:style-name="ce235" table:formula="of:=c_h/(2*PI()*[.A25]*c_me)" office:value-type="float" office:value="0.0000000000694060891304176">
            <text:p>6,941E-11</text:p>
          </table:table-cell>
          <table:table-cell table:style-name="ce238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25]^2" office:value-type="float" office:value="1.26717935457529E-018">
            <text:p>1,27E-18</text:p>
          </table:table-cell>
          <table:table-cell table:style-name="ce211" table:formula="of:=c_qe^2*c_c^2/10000000/[.L25]" office:value-type="float" office:value="2.53443716391046E-018">
            <text:p>2,53E-18</text:p>
          </table:table-cell>
          <table:table-cell table:style-name="ce211" table:formula="of:=[.I25]+[.J25]" office:value-type="float" office:value="3.80161651848574E-018">
            <text:p>3,80E-18</text:p>
          </table:table-cell>
          <table:table-cell table:style-name="ce228" table:formula="of:=c_qe^2/10000000/c_me*(c_c^2/[.A25]^2-1)" office:value-type="float" office:value="0.0000000000910291677538629">
            <text:p>9,103E-11</text:p>
          </table:table-cell>
          <table:table-cell table:style-name="ce248" table:formula="of:=[.C25]/c_qe" office:value-type="float" office:value="7.9091122865155">
            <text:p>7,909</text:p>
          </table:table-cell>
          <table:table-cell table:style-name="ce248" table:formula="of:=[.D25]/c_qe" office:value-type="float" office:value="15.818224573031">
            <text:p>15,818</text:p>
          </table:table-cell>
          <table:table-cell table:style-name="ce254" table:formula="of:=[.E25]/c_qe" office:value-type="float" office:value="23.7273368595465">
            <text:p>23,727</text:p>
          </table:table-cell>
          <table:table-cell table:style-name="ce248" table:formula="of:=[.I25]/c_qe" office:value-type="float" office:value="7.9091122865155">
            <text:p>7,909</text:p>
          </table:table-cell>
          <table:table-cell table:style-name="ce248" table:formula="of:=[.J25]/c_qe" office:value-type="float" office:value="15.8187142491791">
            <text:p>15,819</text:p>
          </table:table-cell>
          <table:table-cell table:style-name="ce254" table:formula="of:=[.K25]/c_qe" office:value-type="float" office:value="23.7278265356946">
            <text:p>23,728</text:p>
          </table:table-cell>
          <table:table-cell table:number-columns-repeated="238"/>
        </table:table-row>
        <table:table-row table:style-name="ro5">
          <table:table-cell table:style-name="ce198" table:formula="of:=[.A25]*[.A$6]" office:value-type="float" office:value="1834772.71345244">
            <text:p>1.834.773</text:p>
          </table:table-cell>
          <table:table-cell table:style-name="ce204" table:formula="of:=[.A26]/c_c" office:value-type="percentage" office:value="0.00612014300057021">
            <text:p>0,61%</text:p>
          </table:table-cell>
          <table:table-cell table:style-name="ce211" table:formula="of:=1/2*c_me*[.$A26]^2" office:value-type="float" office:value="1.5332870190361E-018">
            <text:p>1,53E-18</text:p>
          </table:table-cell>
          <table:table-cell table:style-name="ce211" table:formula="of:=c_qe^2*c_c^2/10000000/[.F26]" office:value-type="float" office:value="3.0665740380722E-018">
            <text:p>3,07E-18</text:p>
          </table:table-cell>
          <table:table-cell table:style-name="ce222" table:formula="of:=[.C26]+[.D26]" office:value-type="float" office:value="4.59986105710829E-018">
            <text:p>4,60E-18</text:p>
          </table:table-cell>
          <table:table-cell table:style-name="ce228" table:formula="of:=c_c^2*c_qe^2/10000000/c_me/[.$A26]^2" office:value-type="float" office:value="0.0000000000752330460282199">
            <text:p>7,523E-11</text:p>
          </table:table-cell>
          <table:table-cell table:style-name="ce235" table:formula="of:=c_h/(2*PI()*[.A26]*c_me)" office:value-type="float" office:value="0.000000000063096444664016">
            <text:p>6,310E-11</text:p>
          </table:table-cell>
          <table:table-cell table:style-name="ce238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26]^2" office:value-type="float" office:value="1.5332870190361E-018">
            <text:p>1,53E-18</text:p>
          </table:table-cell>
          <table:table-cell table:style-name="ce211" table:formula="of:=c_qe^2*c_c^2/10000000/[.L26]" office:value-type="float" office:value="3.06668890443287E-018">
            <text:p>3,07E-18</text:p>
          </table:table-cell>
          <table:table-cell table:style-name="ce211" table:formula="of:=[.I26]+[.J26]" office:value-type="float" office:value="4.59997592346897E-018">
            <text:p>4,60E-18</text:p>
          </table:table-cell>
          <table:table-cell table:style-name="ce228" table:formula="of:=c_qe^2/10000000/c_me*(c_c^2/[.A26]^2-1)" office:value-type="float" office:value="0.0000000000752302280879368">
            <text:p>7,523E-11</text:p>
          </table:table-cell>
          <table:table-cell table:style-name="ce248" table:formula="of:=[.C26]/c_qe" office:value-type="float" office:value="9.57002586668376">
            <text:p>9,570</text:p>
          </table:table-cell>
          <table:table-cell table:style-name="ce248" table:formula="of:=[.D26]/c_qe" office:value-type="float" office:value="19.1400517333675">
            <text:p>19,140</text:p>
          </table:table-cell>
          <table:table-cell table:style-name="ce254" table:formula="of:=[.E26]/c_qe" office:value-type="float" office:value="28.7100776000513">
            <text:p>28,710</text:p>
          </table:table-cell>
          <table:table-cell table:style-name="ce248" table:formula="of:=[.I26]/c_qe" office:value-type="float" office:value="9.57002586668376">
            <text:p>9,570</text:p>
          </table:table-cell>
          <table:table-cell table:style-name="ce248" table:formula="of:=[.J26]/c_qe" office:value-type="float" office:value="19.1407686728767">
            <text:p>19,141</text:p>
          </table:table-cell>
          <table:table-cell table:style-name="ce254" table:formula="of:=[.K26]/c_qe" office:value-type="float" office:value="28.7107945395604">
            <text:p>28,711</text:p>
          </table:table-cell>
          <table:table-cell table:number-columns-repeated="238"/>
        </table:table-row>
        <table:table-row table:style-name="ro5">
          <table:table-cell table:style-name="ce200" table:formula="of:=[.A26]*[.A$6]" office:value-type="float" office:value="2018249.98479768">
            <text:p>2.018.250</text:p>
          </table:table-cell>
          <table:table-cell table:style-name="ce206" table:formula="of:=[.A27]/c_c" office:value-type="percentage" office:value="0.00673215730062723">
            <text:p>0,67%</text:p>
          </table:table-cell>
          <table:table-cell table:style-name="ce213" table:formula="of:=1/2*c_me*[.$A27]^2" office:value-type="float" office:value="1.85527729303368E-018">
            <text:p>1,86E-18</text:p>
          </table:table-cell>
          <table:table-cell table:style-name="ce213" table:formula="of:=c_qe^2*c_c^2/10000000/[.F27]" office:value-type="float" office:value="3.71055458606736E-018">
            <text:p>3,71E-18</text:p>
          </table:table-cell>
          <table:table-cell table:style-name="ce221" table:formula="of:=[.C27]+[.D27]" office:value-type="float" office:value="5.56583187910104E-018">
            <text:p>5,57E-18</text:p>
          </table:table-cell>
          <table:table-cell table:style-name="ce230" table:formula="of:=c_c^2*c_qe^2/10000000/c_me/[.$A27]^2" office:value-type="float" office:value="0.0000000000621760710977024">
            <text:p>6,218E-11</text:p>
          </table:table-cell>
          <table:table-cell table:style-name="ce237" table:formula="of:=c_h/(2*PI()*[.A27]*c_me)" office:value-type="float" office:value="0.0000000000573604042400145">
            <text:p>5,736E-11</text:p>
          </table:table-cell>
          <table:table-cell table:style-name="ce234" table:formula="of:=c_h^2*10000000/(c_me*c_qe^2*c_c^2*4*PI())" office:value-type="float" office:value="0.000000000166245923101429">
            <text:p>1,66245923101429E-010</text:p>
          </table:table-cell>
          <table:table-cell table:style-name="ce213" table:formula="of:=1/2*c_me*[.$A27]^2" office:value-type="float" office:value="1.85527729303368E-018">
            <text:p>1,86E-18</text:p>
          </table:table-cell>
          <table:table-cell table:style-name="ce213" table:formula="of:=c_qe^2*c_c^2/10000000/[.L27]" office:value-type="float" office:value="3.71072276322892E-018">
            <text:p>3,71E-18</text:p>
          </table:table-cell>
          <table:table-cell table:style-name="ce213" table:formula="of:=[.I27]+[.J27]" office:value-type="float" office:value="5.56600005626259E-018">
            <text:p>5,57E-18</text:p>
          </table:table-cell>
          <table:table-cell table:style-name="ce230" table:formula="of:=c_qe^2/10000000/c_me*(c_c^2/[.A27]^2-1)" office:value-type="float" office:value="0.0000000000621732531574192">
            <text:p>6,217E-11</text:p>
          </table:table-cell>
          <table:table-cell table:style-name="ce250" table:formula="of:=[.C27]/c_qe" office:value-type="float" office:value="11.5797312986873">
            <text:p>11,580</text:p>
          </table:table-cell>
          <table:table-cell table:style-name="ce250" table:formula="of:=[.D27]/c_qe" office:value-type="float" office:value="23.1594625973747">
            <text:p>23,159</text:p>
          </table:table-cell>
          <table:table-cell table:style-name="ce256" table:formula="of:=[.E27]/c_qe" office:value-type="float" office:value="34.739193896062">
            <text:p>34,739</text:p>
          </table:table-cell>
          <table:table-cell table:style-name="ce250" table:formula="of:=[.I27]/c_qe" office:value-type="float" office:value="11.5797312986873">
            <text:p>11,580</text:p>
          </table:table-cell>
          <table:table-cell table:style-name="ce250" table:formula="of:=[.J27]/c_qe" office:value-type="float" office:value="23.1605122767669">
            <text:p>23,161</text:p>
          </table:table-cell>
          <table:table-cell table:style-name="ce256" table:formula="of:=[.K27]/c_qe" office:value-type="float" office:value="34.7402435754543">
            <text:p>34,740</text:p>
          </table:table-cell>
          <table:table-cell table:number-columns-repeated="238"/>
        </table:table-row>
        <table:table-row table:style-name="ro5">
          <table:table-cell table:style-name="ce198" table:formula="of:=[.A27]*[.A$6]" office:value-type="float" office:value="2220074.98327745">
            <text:p>2.220.075</text:p>
          </table:table-cell>
          <table:table-cell table:style-name="ce204" table:formula="of:=[.A28]/c_c" office:value-type="percentage" office:value="0.00740537303068996">
            <text:p>0,74%</text:p>
          </table:table-cell>
          <table:table-cell table:style-name="ce211" table:formula="of:=1/2*c_me*[.$A28]^2" office:value-type="float" office:value="2.24488552457075E-018">
            <text:p>2,24E-18</text:p>
          </table:table-cell>
          <table:table-cell table:style-name="ce211" table:formula="of:=c_qe^2*c_c^2/10000000/[.F28]" office:value-type="float" office:value="4.4897710491415E-018">
            <text:p>4,49E-18</text:p>
          </table:table-cell>
          <table:table-cell table:style-name="ce222" table:formula="of:=[.C28]+[.D28]" office:value-type="float" office:value="6.73465657371226E-018">
            <text:p>6,73E-18</text:p>
          </table:table-cell>
          <table:table-cell table:style-name="ce228" table:formula="of:=c_c^2*c_qe^2/10000000/c_me/[.$A28]^2" office:value-type="float" office:value="0.0000000000513851827253738">
            <text:p>5,139E-11</text:p>
          </table:table-cell>
          <table:table-cell table:style-name="ce235" table:formula="of:=c_h/(2*PI()*[.A28]*c_me)" office:value-type="float" office:value="0.0000000000521458220363768">
            <text:p>5,215E-11</text:p>
          </table:table-cell>
          <table:table-cell table:style-name="ce238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28]^2" office:value-type="float" office:value="2.24488552457075E-018">
            <text:p>2,24E-18</text:p>
          </table:table-cell>
          <table:table-cell table:style-name="ce211" table:formula="of:=c_qe^2*c_c^2/10000000/[.L28]" office:value-type="float" office:value="4.49001727966737E-018">
            <text:p>4,49E-18</text:p>
          </table:table-cell>
          <table:table-cell table:style-name="ce211" table:formula="of:=[.I28]+[.J28]" office:value-type="float" office:value="6.73490280423812E-018">
            <text:p>6,73E-18</text:p>
          </table:table-cell>
          <table:table-cell table:style-name="ce228" table:formula="of:=c_qe^2/10000000/c_me*(c_c^2/[.A28]^2-1)" office:value-type="float" office:value="0.0000000000513823647850907">
            <text:p>5,138E-11</text:p>
          </table:table-cell>
          <table:table-cell table:style-name="ce248" table:formula="of:=[.C28]/c_qe" office:value-type="float" office:value="14.0114748714117">
            <text:p>14,011</text:p>
          </table:table-cell>
          <table:table-cell table:style-name="ce248" table:formula="of:=[.D28]/c_qe" office:value-type="float" office:value="28.0229497428234">
            <text:p>28,023</text:p>
          </table:table-cell>
          <table:table-cell table:style-name="ce254" table:formula="of:=[.E28]/c_qe" office:value-type="float" office:value="42.0344246142351">
            <text:p>42,034</text:p>
          </table:table-cell>
          <table:table-cell table:style-name="ce248" table:formula="of:=[.I28]/c_qe" office:value-type="float" office:value="14.0114748714117">
            <text:p>14,011</text:p>
          </table:table-cell>
          <table:table-cell table:style-name="ce248" table:formula="of:=[.J28]/c_qe" office:value-type="float" office:value="28.0244865930494">
            <text:p>28,024</text:p>
          </table:table-cell>
          <table:table-cell table:style-name="ce254" table:formula="of:=[.K28]/c_qe" office:value-type="float" office:value="42.0359614644611">
            <text:p>42,036</text:p>
          </table:table-cell>
          <table:table-cell table:number-columns-repeated="238"/>
        </table:table-row>
        <table:table-row table:style-name="ro5">
          <table:table-cell table:style-name="ce198" table:formula="of:=[.A28]*[.A$6]" office:value-type="float" office:value="2442082.4816052">
            <text:p>2.442.082</text:p>
          </table:table-cell>
          <table:table-cell table:style-name="ce204" table:formula="of:=[.A29]/c_c" office:value-type="percentage" office:value="0.00814591033375895">
            <text:p>0,81%</text:p>
          </table:table-cell>
          <table:table-cell table:style-name="ce211" table:formula="of:=1/2*c_me*[.$A29]^2" office:value-type="float" office:value="2.71631148473061E-018">
            <text:p>2,72E-18</text:p>
          </table:table-cell>
          <table:table-cell table:style-name="ce211" table:formula="of:=c_qe^2*c_c^2/10000000/[.F29]" office:value-type="float" office:value="5.43262296946122E-018">
            <text:p>5,43E-18</text:p>
          </table:table-cell>
          <table:table-cell table:style-name="ce222" table:formula="of:=[.C29]+[.D29]" office:value-type="float" office:value="8.14893445419183E-018">
            <text:p>8,15E-18</text:p>
          </table:table-cell>
          <table:table-cell table:style-name="ce228" table:formula="of:=c_c^2*c_qe^2/10000000/c_me/[.$A29]^2" office:value-type="float" office:value="0.000000000042467093161466">
            <text:p>4,247E-11</text:p>
          </table:table-cell>
          <table:table-cell table:style-name="ce235" table:formula="of:=c_h/(2*PI()*[.A29]*c_me)" office:value-type="float" office:value="0.0000000000474052927603426">
            <text:p>4,741E-11</text:p>
          </table:table-cell>
          <table:table-cell table:style-name="ce238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29]^2" office:value-type="float" office:value="2.71631148473061E-018">
            <text:p>2,72E-18</text:p>
          </table:table-cell>
          <table:table-cell table:style-name="ce211" table:formula="of:=c_qe^2*c_c^2/10000000/[.L29]" office:value-type="float" office:value="5.43298347972612E-018">
            <text:p>5,43E-18</text:p>
          </table:table-cell>
          <table:table-cell table:style-name="ce211" table:formula="of:=[.I29]+[.J29]" office:value-type="float" office:value="8.14929496445673E-018">
            <text:p>8,15E-18</text:p>
          </table:table-cell>
          <table:table-cell table:style-name="ce228" table:formula="of:=c_qe^2/10000000/c_me*(c_c^2/[.A29]^2-1)" office:value-type="float" office:value="0.0000000000424642752211828">
            <text:p>4,246E-11</text:p>
          </table:table-cell>
          <table:table-cell table:style-name="ce248" table:formula="of:=[.C29]/c_qe" office:value-type="float" office:value="16.9538845944082">
            <text:p>16,954</text:p>
          </table:table-cell>
          <table:table-cell table:style-name="ce248" table:formula="of:=[.D29]/c_qe" office:value-type="float" office:value="33.9077691888163">
            <text:p>33,908</text:p>
          </table:table-cell>
          <table:table-cell table:style-name="ce254" table:formula="of:=[.E29]/c_qe" office:value-type="float" office:value="50.8616537832245">
            <text:p>50,862</text:p>
          </table:table-cell>
          <table:table-cell table:style-name="ce248" table:formula="of:=[.I29]/c_qe" office:value-type="float" office:value="16.9538845944082">
            <text:p>16,954</text:p>
          </table:table-cell>
          <table:table-cell table:style-name="ce248" table:formula="of:=[.J29]/c_qe" office:value-type="float" office:value="33.9100193171468">
            <text:p>33,910</text:p>
          </table:table-cell>
          <table:table-cell table:style-name="ce254" table:formula="of:=[.K29]/c_qe" office:value-type="float" office:value="50.8639039115549">
            <text:p>50,864</text:p>
          </table:table-cell>
          <table:table-cell table:number-columns-repeated="238"/>
        </table:table-row>
        <table:table-row table:style-name="ro5">
          <table:table-cell table:style-name="ce198" table:formula="of:=[.A29]*[.A$6]" office:value-type="float" office:value="2686290.72976572">
            <text:p>2.686.291</text:p>
          </table:table-cell>
          <table:table-cell table:style-name="ce204" table:formula="of:=[.A30]/c_c" office:value-type="percentage" office:value="0.00896050136713485">
            <text:p>0,90%</text:p>
          </table:table-cell>
          <table:table-cell table:style-name="ce211" table:formula="of:=1/2*c_me*[.$A30]^2" office:value-type="float" office:value="3.28673689652404E-018">
            <text:p>3,29E-18</text:p>
          </table:table-cell>
          <table:table-cell table:style-name="ce211" table:formula="of:=c_qe^2*c_c^2/10000000/[.F30]" office:value-type="float" office:value="6.57347379304808E-018">
            <text:p>6,57E-18</text:p>
          </table:table-cell>
          <table:table-cell table:style-name="ce222" table:formula="of:=[.C30]+[.D30]" office:value-type="float" office:value="9.86021068957212E-018">
            <text:p>9,86E-18</text:p>
          </table:table-cell>
          <table:table-cell table:style-name="ce228" table:formula="of:=c_c^2*c_qe^2/10000000/c_me/[.$A30]^2" office:value-type="float" office:value="0.0000000000350967712078231">
            <text:p>3,510E-11</text:p>
          </table:table-cell>
          <table:table-cell table:style-name="ce235" table:formula="of:=c_h/(2*PI()*[.A30]*c_me)" office:value-type="float" office:value="0.0000000000430957206912205">
            <text:p>4,310E-11</text:p>
          </table:table-cell>
          <table:table-cell table:style-name="ce238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30]^2" office:value-type="float" office:value="3.28673689652404E-018">
            <text:p>3,29E-18</text:p>
          </table:table-cell>
          <table:table-cell table:style-name="ce211" table:formula="of:=c_qe^2*c_c^2/10000000/[.L30]" office:value-type="float" office:value="6.57400162348258E-018">
            <text:p>6,57E-18</text:p>
          </table:table-cell>
          <table:table-cell table:style-name="ce211" table:formula="of:=[.I30]+[.J30]" office:value-type="float" office:value="9.86073852000662E-018">
            <text:p>9,86E-18</text:p>
          </table:table-cell>
          <table:table-cell table:style-name="ce228" table:formula="of:=c_qe^2/10000000/c_me*(c_c^2/[.A30]^2-1)" office:value-type="float" office:value="0.00000000003509395326754">
            <text:p>3,509E-11</text:p>
          </table:table-cell>
          <table:table-cell table:style-name="ce248" table:formula="of:=[.C30]/c_qe" office:value-type="float" office:value="20.5142003592339">
            <text:p>20,514</text:p>
          </table:table-cell>
          <table:table-cell table:style-name="ce248" table:formula="of:=[.D30]/c_qe" office:value-type="float" office:value="41.0284007184677">
            <text:p>41,028</text:p>
          </table:table-cell>
          <table:table-cell table:style-name="ce254" table:formula="of:=[.E30]/c_qe" office:value-type="float" office:value="61.5426010777016">
            <text:p>61,543</text:p>
          </table:table-cell>
          <table:table-cell table:style-name="ce248" table:formula="of:=[.I30]/c_qe" office:value-type="float" office:value="20.5142003592339">
            <text:p>20,514</text:p>
          </table:table-cell>
          <table:table-cell table:style-name="ce248" table:formula="of:=[.J30]/c_qe" office:value-type="float" office:value="41.0316951772668">
            <text:p>41,032</text:p>
          </table:table-cell>
          <table:table-cell table:style-name="ce254" table:formula="of:=[.K30]/c_qe" office:value-type="float" office:value="61.5458955365007">
            <text:p>61,546</text:p>
          </table:table-cell>
          <table:table-cell table:number-columns-repeated="238"/>
        </table:table-row>
        <table:table-row table:style-name="ro5">
          <table:table-cell table:style-name="ce198" table:formula="of:=[.A30]*[.A$6]" office:value-type="float" office:value="2954919.80274229">
            <text:p>2.954.920</text:p>
          </table:table-cell>
          <table:table-cell table:style-name="ce204" table:formula="of:=[.A31]/c_c" office:value-type="percentage" office:value="0.00985655150384834">
            <text:p>0,99%</text:p>
          </table:table-cell>
          <table:table-cell table:style-name="ce211" table:formula="of:=1/2*c_me*[.$A31]^2" office:value-type="float" office:value="3.97695164479409E-018">
            <text:p>3,98E-18</text:p>
          </table:table-cell>
          <table:table-cell table:style-name="ce211" table:formula="of:=c_qe^2*c_c^2/10000000/[.F31]" office:value-type="float" office:value="7.95390328958818E-018">
            <text:p>7,95E-18</text:p>
          </table:table-cell>
          <table:table-cell table:style-name="ce222" table:formula="of:=[.C31]+[.D31]" office:value-type="float" office:value="1.19308549343823E-017">
            <text:p>1,19E-17</text:p>
          </table:table-cell>
          <table:table-cell table:style-name="ce228" table:formula="of:=c_c^2*c_qe^2/10000000/c_me/[.$A31]^2" office:value-type="float" office:value="0.0000000000290055960395232">
            <text:p>2,901E-11</text:p>
          </table:table-cell>
          <table:table-cell table:style-name="ce235" table:formula="of:=c_h/(2*PI()*[.A31]*c_me)" office:value-type="float" office:value="0.0000000000391779279011096">
            <text:p>3,918E-11</text:p>
          </table:table-cell>
          <table:table-cell table:style-name="ce240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31]^2" office:value-type="float" office:value="3.97695164479409E-018">
            <text:p>3,98E-18</text:p>
          </table:table-cell>
          <table:table-cell table:style-name="ce211" table:formula="of:=c_qe^2*c_c^2/10000000/[.L31]" office:value-type="float" office:value="7.95467609915873E-018">
            <text:p>7,95E-18</text:p>
          </table:table-cell>
          <table:table-cell table:style-name="ce211" table:formula="of:=[.I31]+[.J31]" office:value-type="float" office:value="1.19316277439528E-017">
            <text:p>1,19E-17</text:p>
          </table:table-cell>
          <table:table-cell table:style-name="ce228" table:formula="of:=c_qe^2/10000000/c_me*(c_c^2/[.A31]^2-1)" office:value-type="float" office:value="0.0000000000290027780992401">
            <text:p>2,900E-11</text:p>
          </table:table-cell>
          <table:table-cell table:style-name="ce248" table:formula="of:=[.C31]/c_qe" office:value-type="float" office:value="24.822182434673">
            <text:p>24,822</text:p>
          </table:table-cell>
          <table:table-cell table:style-name="ce248" table:formula="of:=[.D31]/c_qe" office:value-type="float" office:value="49.644364869346">
            <text:p>49,644</text:p>
          </table:table-cell>
          <table:table-cell table:style-name="ce254" table:formula="of:=[.E31]/c_qe" office:value-type="float" office:value="74.466547304019">
            <text:p>74,467</text:p>
          </table:table-cell>
          <table:table-cell table:style-name="ce248" table:formula="of:=[.I31]/c_qe" office:value-type="float" office:value="24.822182434673">
            <text:p>24,822</text:p>
          </table:table-cell>
          <table:table-cell table:style-name="ce248" table:formula="of:=[.J31]/c_qe" office:value-type="float" office:value="49.6491883678094">
            <text:p>49,649</text:p>
          </table:table-cell>
          <table:table-cell table:style-name="ce254" table:formula="of:=[.K31]/c_qe" office:value-type="float" office:value="74.4713708024824">
            <text:p>74,471</text:p>
          </table:table-cell>
          <table:table-cell table:number-columns-repeated="238"/>
        </table:table-row>
        <table:table-row table:style-name="ro5">
          <table:table-cell table:style-name="ce200" table:formula="of:=[.A31]*[.A$6]" office:value-type="float" office:value="3250411.78301652">
            <text:p>3.250.412</text:p>
          </table:table-cell>
          <table:table-cell table:style-name="ce206" table:formula="of:=[.A32]/c_c" office:value-type="percentage" office:value="0.0108422066542332">
            <text:p>1,08%</text:p>
          </table:table-cell>
          <table:table-cell table:style-name="ce213" table:formula="of:=1/2*c_me*[.$A32]^2" office:value-type="float" office:value="4.81211149020085E-018">
            <text:p>4,81E-18</text:p>
          </table:table-cell>
          <table:table-cell table:style-name="ce213" table:formula="of:=c_qe^2*c_c^2/10000000/[.F32]" office:value-type="float" office:value="9.6242229804017E-018">
            <text:p>9,62E-18</text:p>
          </table:table-cell>
          <table:table-cell table:style-name="ce221" table:formula="of:=[.C32]+[.D32]" office:value-type="float" office:value="1.44363344706026E-017">
            <text:p>1,44E-17</text:p>
          </table:table-cell>
          <table:table-cell table:style-name="ce230" table:formula="of:=c_c^2*c_qe^2/10000000/c_me/[.$A32]^2" office:value-type="float" office:value="0.0000000000239715669748126">
            <text:p>2,397E-11</text:p>
          </table:table-cell>
          <table:table-cell table:style-name="ce237" table:formula="of:=c_h/(2*PI()*[.A32]*c_me)" office:value-type="float" office:value="0.0000000000356162980919178">
            <text:p>3,562E-11</text:p>
          </table:table-cell>
          <table:table-cell table:style-name="ce234" table:formula="of:=c_h^2*10000000/(c_me*c_qe^2*c_c^2*4*PI())" office:value-type="float" office:value="0.000000000166245923101429">
            <text:p>1,66245923101429E-010</text:p>
          </table:table-cell>
          <table:table-cell table:style-name="ce213" table:formula="of:=1/2*c_me*[.$A32]^2" office:value-type="float" office:value="4.81211149020085E-018">
            <text:p>4,81E-18</text:p>
          </table:table-cell>
          <table:table-cell table:style-name="ce213" table:formula="of:=c_qe^2*c_c^2/10000000/[.L32]" office:value-type="float" office:value="9.62535447398074E-018">
            <text:p>9,63E-18</text:p>
          </table:table-cell>
          <table:table-cell table:style-name="ce213" table:formula="of:=[.I32]+[.J32]" office:value-type="float" office:value="1.44374659641816E-017">
            <text:p>1,44E-17</text:p>
          </table:table-cell>
          <table:table-cell table:style-name="ce230" table:formula="of:=c_qe^2/10000000/c_me*(c_c^2/[.A32]^2-1)" office:value-type="float" office:value="0.0000000000239687490345294">
            <text:p>2,397E-11</text:p>
          </table:table-cell>
          <table:table-cell table:style-name="ce250" table:formula="of:=[.C32]/c_qe" office:value-type="float" office:value="30.0348407459543">
            <text:p>30,035</text:p>
          </table:table-cell>
          <table:table-cell table:style-name="ce250" table:formula="of:=[.D32]/c_qe" office:value-type="float" office:value="60.0696814919087">
            <text:p>60,070</text:p>
          </table:table-cell>
          <table:table-cell table:style-name="ce256" table:formula="of:=[.E32]/c_qe" office:value-type="float" office:value="90.104522237863">
            <text:p>90,105</text:p>
          </table:table-cell>
          <table:table-cell table:style-name="ce250" table:formula="of:=[.I32]/c_qe" office:value-type="float" office:value="30.0348407459543">
            <text:p>30,035</text:p>
          </table:table-cell>
          <table:table-cell table:style-name="ce250" table:formula="of:=[.J32]/c_qe" office:value-type="float" office:value="60.0767437201053">
            <text:p>60,077</text:p>
          </table:table-cell>
          <table:table-cell table:style-name="ce256" table:formula="of:=[.K32]/c_qe" office:value-type="float" office:value="90.1115844660596">
            <text:p>90,112</text:p>
          </table:table-cell>
          <table:table-cell table:number-columns-repeated="238"/>
        </table:table-row>
        <table:table-row table:style-name="ro5">
          <table:table-cell table:style-name="ce198" table:formula="of:=[.A32]*[.A$6]" office:value-type="float" office:value="3575452.96131817">
            <text:p>3.575.453</text:p>
          </table:table-cell>
          <table:table-cell table:style-name="ce204" table:formula="of:=[.A33]/c_c" office:value-type="percentage" office:value="0.0119264273196565">
            <text:p>1,19%</text:p>
          </table:table-cell>
          <table:table-cell table:style-name="ce211" table:formula="of:=1/2*c_me*[.$A33]^2" office:value-type="float" office:value="5.82265490314303E-018">
            <text:p>5,82E-18</text:p>
          </table:table-cell>
          <table:table-cell table:style-name="ce211" table:formula="of:=c_qe^2*c_c^2/10000000/[.F33]" office:value-type="float" office:value="1.16453098062861E-017">
            <text:p>1,16E-17</text:p>
          </table:table-cell>
          <table:table-cell table:style-name="ce222" table:formula="of:=[.C33]+[.D33]" office:value-type="float" office:value="1.74679647094291E-017">
            <text:p>1,75E-17</text:p>
          </table:table-cell>
          <table:table-cell table:style-name="ce228" table:formula="of:=c_c^2*c_qe^2/10000000/c_me/[.$A33]^2" office:value-type="float" office:value="0.0000000000198112123758782">
            <text:p>1,981E-11</text:p>
          </table:table-cell>
          <table:table-cell table:style-name="ce235" table:formula="of:=c_h/(2*PI()*[.A33]*c_me)" office:value-type="float" office:value="0.0000000000323784528108343">
            <text:p>3,238E-11</text:p>
          </table:table-cell>
          <table:table-cell table:style-name="ce238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33]^2" office:value-type="float" office:value="5.82265490314303E-018">
            <text:p>5,82E-18</text:p>
          </table:table-cell>
          <table:table-cell table:style-name="ce211" table:formula="of:=c_qe^2*c_c^2/10000000/[.L33]" office:value-type="float" office:value="1.16469664669366E-017">
            <text:p>1,16E-17</text:p>
          </table:table-cell>
          <table:table-cell table:style-name="ce211" table:formula="of:=[.I33]+[.J33]" office:value-type="float" office:value="1.74696213700797E-017">
            <text:p>1,75E-17</text:p>
          </table:table-cell>
          <table:table-cell table:style-name="ce228" table:formula="of:=c_qe^2/10000000/c_me*(c_c^2/[.A33]^2-1)" office:value-type="float" office:value="0.000000000019808394435595">
            <text:p>1,981E-11</text:p>
          </table:table-cell>
          <table:table-cell table:style-name="ce248" table:formula="of:=[.C33]/c_qe" office:value-type="float" office:value="36.3421573026047">
            <text:p>36,342</text:p>
          </table:table-cell>
          <table:table-cell table:style-name="ce248" table:formula="of:=[.D33]/c_qe" office:value-type="float" office:value="72.6843146052095">
            <text:p>72,684</text:p>
          </table:table-cell>
          <table:table-cell table:style-name="ce254" table:formula="of:=[.E33]/c_qe" office:value-type="float" office:value="109.026471907814">
            <text:p>109,026</text:p>
          </table:table-cell>
          <table:table-cell table:style-name="ce248" table:formula="of:=[.I33]/c_qe" office:value-type="float" office:value="36.3421573026047">
            <text:p>36,342</text:p>
          </table:table-cell>
          <table:table-cell table:style-name="ce248" table:formula="of:=[.J33]/c_qe" office:value-type="float" office:value="72.6946546687993">
            <text:p>72,695</text:p>
          </table:table-cell>
          <table:table-cell table:style-name="ce254" table:formula="of:=[.K33]/c_qe" office:value-type="float" office:value="109.036811971404">
            <text:p>109,037</text:p>
          </table:table-cell>
          <table:table-cell table:number-columns-repeated="238"/>
        </table:table-row>
        <table:table-row table:style-name="ro5">
          <table:table-cell table:style-name="ce198" table:formula="of:=[.A33]*[.A$6]" office:value-type="float" office:value="3932998.25744999">
            <text:p>3.932.998</text:p>
          </table:table-cell>
          <table:table-cell table:style-name="ce204" table:formula="of:=[.A34]/c_c" office:value-type="percentage" office:value="0.0131190700516221">
            <text:p>1,31%</text:p>
          </table:table-cell>
          <table:table-cell table:style-name="ce211" table:formula="of:=1/2*c_me*[.$A34]^2" office:value-type="float" office:value="7.04541243280306E-018">
            <text:p>7,05E-18</text:p>
          </table:table-cell>
          <table:table-cell table:style-name="ce211" table:formula="of:=c_qe^2*c_c^2/10000000/[.F34]" office:value-type="float" office:value="1.40908248656061E-017">
            <text:p>1,41E-17</text:p>
          </table:table-cell>
          <table:table-cell table:style-name="ce222" table:formula="of:=[.C34]+[.D34]" office:value-type="float" office:value="2.11362372984092E-017">
            <text:p>2,11E-17</text:p>
          </table:table-cell>
          <table:table-cell table:style-name="ce228" table:formula="of:=c_c^2*c_qe^2/10000000/c_me/[.$A34]^2" office:value-type="float" office:value="0.000000000016372902789982">
            <text:p>1,637E-11</text:p>
          </table:table-cell>
          <table:table-cell table:style-name="ce235" table:formula="of:=c_h/(2*PI()*[.A34]*c_me)" office:value-type="float" office:value="0.0000000000294349571007585">
            <text:p>2,943E-11</text:p>
          </table:table-cell>
          <table:table-cell table:style-name="ce238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34]^2" office:value-type="float" office:value="7.04541243280306E-018">
            <text:p>7,05E-18</text:p>
          </table:table-cell>
          <table:table-cell table:style-name="ce211" table:formula="of:=c_qe^2*c_c^2/10000000/[.L34]" office:value-type="float" office:value="1.40932504549281E-017">
            <text:p>1,41E-17</text:p>
          </table:table-cell>
          <table:table-cell table:style-name="ce211" table:formula="of:=[.I34]+[.J34]" office:value-type="float" office:value="2.11386628877312E-017">
            <text:p>2,11E-17</text:p>
          </table:table-cell>
          <table:table-cell table:style-name="ce228" table:formula="of:=c_qe^2/10000000/c_me*(c_c^2/[.A34]^2-1)" office:value-type="float" office:value="0.0000000000163700848496988">
            <text:p>1,637E-11</text:p>
          </table:table-cell>
          <table:table-cell table:style-name="ce248" table:formula="of:=[.C34]/c_qe" office:value-type="float" office:value="43.9740103361517">
            <text:p>43,974</text:p>
          </table:table-cell>
          <table:table-cell table:style-name="ce248" table:formula="of:=[.D34]/c_qe" office:value-type="float" office:value="87.9480206723035">
            <text:p>87,948</text:p>
          </table:table-cell>
          <table:table-cell table:style-name="ce254" table:formula="of:=[.E34]/c_qe" office:value-type="float" office:value="131.922031008455">
            <text:p>131,922</text:p>
          </table:table-cell>
          <table:table-cell table:style-name="ce248" table:formula="of:=[.I34]/c_qe" office:value-type="float" office:value="43.9740103361517">
            <text:p>43,974</text:p>
          </table:table-cell>
          <table:table-cell table:style-name="ce248" table:formula="of:=[.J34]/c_qe" office:value-type="float" office:value="87.9631600116868">
            <text:p>87,963</text:p>
          </table:table-cell>
          <table:table-cell table:style-name="ce254" table:formula="of:=[.K34]/c_qe" office:value-type="float" office:value="131.937170347839">
            <text:p>131,937</text:p>
          </table:table-cell>
          <table:table-cell table:number-columns-repeated="238"/>
        </table:table-row>
        <table:table-row table:style-name="ro5">
          <table:table-cell table:style-name="ce198" table:formula="of:=[.A34]*[.A$6]" office:value-type="float" office:value="4326298.08319499">
            <text:p>4.326.298</text:p>
          </table:table-cell>
          <table:table-cell table:style-name="ce204" table:formula="of:=[.A35]/c_c" office:value-type="percentage" office:value="0.0144309770567844">
            <text:p>1,44%</text:p>
          </table:table-cell>
          <table:table-cell table:style-name="ce211" table:formula="of:=1/2*c_me*[.$A35]^2" office:value-type="float" office:value="8.52494904369171E-018">
            <text:p>8,52E-18</text:p>
          </table:table-cell>
          <table:table-cell table:style-name="ce211" table:formula="of:=c_qe^2*c_c^2/10000000/[.F35]" office:value-type="float" office:value="1.70498980873834E-017">
            <text:p>1,70E-17</text:p>
          </table:table-cell>
          <table:table-cell table:style-name="ce222" table:formula="of:=[.C35]+[.D35]" office:value-type="float" office:value="2.55748471310751E-017">
            <text:p>2,56E-17</text:p>
          </table:table-cell>
          <table:table-cell table:style-name="ce228" table:formula="of:=c_c^2*c_qe^2/10000000/c_me/[.$A35]^2" office:value-type="float" office:value="0.0000000000135313246198198">
            <text:p>1,353E-11</text:p>
          </table:table-cell>
          <table:table-cell table:style-name="ce235" table:formula="of:=c_h/(2*PI()*[.A35]*c_me)" office:value-type="float" office:value="0.0000000000267590519097804">
            <text:p>2,676E-11</text:p>
          </table:table-cell>
          <table:table-cell table:style-name="ce238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35]^2" office:value-type="float" office:value="8.52494904369171E-018">
            <text:p>8,52E-18</text:p>
          </table:table-cell>
          <table:table-cell table:style-name="ce211" table:formula="of:=c_qe^2*c_c^2/10000000/[.L35]" office:value-type="float" office:value="1.70534495210916E-017">
            <text:p>1,71E-17</text:p>
          </table:table-cell>
          <table:table-cell table:style-name="ce211" table:formula="of:=[.I35]+[.J35]" office:value-type="float" office:value="2.55783985647833E-017">
            <text:p>2,56E-17</text:p>
          </table:table-cell>
          <table:table-cell table:style-name="ce228" table:formula="of:=c_qe^2/10000000/c_me*(c_c^2/[.A35]^2-1)" office:value-type="float" office:value="0.0000000000135285066795367">
            <text:p>1,353E-11</text:p>
          </table:table-cell>
          <table:table-cell table:style-name="ce248" table:formula="of:=[.C35]/c_qe" office:value-type="float" office:value="53.2085525067436">
            <text:p>53,209</text:p>
          </table:table-cell>
          <table:table-cell table:style-name="ce248" table:formula="of:=[.D35]/c_qe" office:value-type="float" office:value="106.417105013487">
            <text:p>106,417</text:p>
          </table:table-cell>
          <table:table-cell table:style-name="ce254" table:formula="of:=[.E35]/c_qe" office:value-type="float" office:value="159.625657520231">
            <text:p>159,626</text:p>
          </table:table-cell>
          <table:table-cell table:style-name="ce248" table:formula="of:=[.I35]/c_qe" office:value-type="float" office:value="53.2085525067436">
            <text:p>53,209</text:p>
          </table:table-cell>
          <table:table-cell table:style-name="ce248" table:formula="of:=[.J35]/c_qe" office:value-type="float" office:value="106.439271321575">
            <text:p>106,439</text:p>
          </table:table-cell>
          <table:table-cell table:style-name="ce254" table:formula="of:=[.K35]/c_qe" office:value-type="float" office:value="159.647823828319">
            <text:p>159,648</text:p>
          </table:table-cell>
          <table:table-cell table:number-columns-repeated="238"/>
        </table:table-row>
        <table:table-row table:style-name="ro5">
          <table:table-cell table:style-name="ce198" table:formula="of:=[.A35]*[.A$6]" office:value-type="float" office:value="4758927.89151449">
            <text:p>4.758.928</text:p>
          </table:table-cell>
          <table:table-cell table:style-name="ce204" table:formula="of:=[.A36]/c_c" office:value-type="percentage" office:value="0.0158740747624628">
            <text:p>1,59%</text:p>
          </table:table-cell>
          <table:table-cell table:style-name="ce211" table:formula="of:=1/2*c_me*[.$A36]^2" office:value-type="float" office:value="1.0315188342867E-017">
            <text:p>1,03E-17</text:p>
          </table:table-cell>
          <table:table-cell table:style-name="ce211" table:formula="of:=c_qe^2*c_c^2/10000000/[.F36]" office:value-type="float" office:value="2.06303766857339E-017">
            <text:p>2,06E-17</text:p>
          </table:table-cell>
          <table:table-cell table:style-name="ce222" table:formula="of:=[.C36]+[.D36]" office:value-type="float" office:value="3.09455650286009E-017">
            <text:p>3,09E-17</text:p>
          </table:table-cell>
          <table:table-cell table:style-name="ce228" table:formula="of:=c_c^2*c_qe^2/10000000/c_me/[.$A36]^2" office:value-type="float" office:value="0.000000000011182912908942">
            <text:p>1,118E-11</text:p>
          </table:table-cell>
          <table:table-cell table:style-name="ce235" table:formula="of:=c_h/(2*PI()*[.A36]*c_me)" office:value-type="float" office:value="0.0000000000243264108270731">
            <text:p>2,433E-11</text:p>
          </table:table-cell>
          <table:table-cell table:style-name="ce238" table:formula="of:=c_h^2*10000000/(c_me*c_qe^2*c_c^2*4*PI())" office:value-type="float" office:value="0.000000000166245923101429">
            <text:p>1,66245923101429E-010</text:p>
          </table:table-cell>
          <table:table-cell table:style-name="ce211" table:formula="of:=1/2*c_me*[.$A36]^2" office:value-type="float" office:value="1.0315188342867E-017">
            <text:p>1,03E-17</text:p>
          </table:table-cell>
          <table:table-cell table:style-name="ce211" table:formula="of:=c_qe^2*c_c^2/10000000/[.L36]" office:value-type="float" office:value="2.06355765672807E-017">
            <text:p>2,06E-17</text:p>
          </table:table-cell>
          <table:table-cell table:style-name="ce211" table:formula="of:=[.I36]+[.J36]" office:value-type="float" office:value="3.09507649101477E-017">
            <text:p>3,10E-17</text:p>
          </table:table-cell>
          <table:table-cell table:style-name="ce228" table:formula="of:=c_qe^2/10000000/c_me*(c_c^2/[.A36]^2-1)" office:value-type="float" office:value="0.0000000000111800949686589">
            <text:p>1,118E-11</text:p>
          </table:table-cell>
          <table:table-cell table:style-name="ce248" table:formula="of:=[.C36]/c_qe" office:value-type="float" office:value="64.3823485331598">
            <text:p>64,382</text:p>
          </table:table-cell>
          <table:table-cell table:style-name="ce248" table:formula="of:=[.D36]/c_qe" office:value-type="float" office:value="128.76469706632">
            <text:p>128,765</text:p>
          </table:table-cell>
          <table:table-cell table:style-name="ce254" table:formula="of:=[.E36]/c_qe" office:value-type="float" office:value="193.147045599479">
            <text:p>193,147</text:p>
          </table:table-cell>
          <table:table-cell table:style-name="ce248" table:formula="of:=[.I36]/c_qe" office:value-type="float" office:value="64.3823485331598">
            <text:p>64,382</text:p>
          </table:table-cell>
          <table:table-cell table:style-name="ce248" table:formula="of:=[.J36]/c_qe" office:value-type="float" office:value="128.797152177651">
            <text:p>128,797</text:p>
          </table:table-cell>
          <table:table-cell table:style-name="ce254" table:formula="of:=[.K36]/c_qe" office:value-type="float" office:value="193.179500710811">
            <text:p>193,180</text:p>
          </table:table-cell>
          <table:table-cell table:number-columns-repeated="238"/>
        </table:table-row>
        <table:table-row table:style-name="ro5">
          <table:table-cell table:style-name="ce199" table:formula="of:=[.A36]*[.A$6]" office:value-type="float" office:value="5234820.68066593">
            <text:p>5.234.821</text:p>
          </table:table-cell>
          <table:table-cell table:style-name="ce205" table:formula="of:=[.A37]/c_c" office:value-type="percentage" office:value="0.0174614822387091">
            <text:p>1,75%</text:p>
          </table:table-cell>
          <table:table-cell table:style-name="ce212" table:formula="of:=1/2*c_me*[.$A37]^2" office:value-type="float" office:value="1.2481377894869E-017">
            <text:p>1,25E-17</text:p>
          </table:table-cell>
          <table:table-cell table:style-name="ce212" table:formula="of:=c_qe^2*c_c^2/10000000/[.F37]" office:value-type="float" office:value="2.49627557897381E-017">
            <text:p>2,50E-17</text:p>
          </table:table-cell>
          <table:table-cell table:style-name="ce223" table:formula="of:=[.C37]+[.D37]" office:value-type="float" office:value="3.74441336846071E-017">
            <text:p>3,74E-17</text:p>
          </table:table-cell>
          <table:table-cell table:style-name="ce229" table:formula="of:=c_c^2*c_qe^2/10000000/c_me/[.$A37]^2" office:value-type="float" office:value="0.00000000000924207678424957">
            <text:p>9,242E-12</text:p>
          </table:table-cell>
          <table:table-cell table:style-name="ce236" table:formula="of:=c_h/(2*PI()*[.A37]*c_me)" office:value-type="float" office:value="0.0000000000221149189337028">
            <text:p>2,211E-11</text:p>
          </table:table-cell>
          <table:table-cell table:style-name="ce239" table:formula="of:=c_h^2*10000000/(c_me*c_qe^2*c_c^2*4*PI())" office:value-type="float" office:value="0.000000000166245923101429">
            <text:p>1,66245923101429E-010</text:p>
          </table:table-cell>
          <table:table-cell table:style-name="ce212" table:formula="of:=1/2*c_me*[.$A37]^2" office:value-type="float" office:value="1.2481377894869E-017">
            <text:p>1,25E-17</text:p>
          </table:table-cell>
          <table:table-cell table:style-name="ce212" table:formula="of:=c_qe^2*c_c^2/10000000/[.L37]" office:value-type="float" office:value="2.49703693392993E-017">
            <text:p>2,50E-17</text:p>
          </table:table-cell>
          <table:table-cell table:style-name="ce212" table:formula="of:=[.I37]+[.J37]" office:value-type="float" office:value="3.74517472341683E-017">
            <text:p>3,75E-17</text:p>
          </table:table-cell>
          <table:table-cell table:style-name="ce229" table:formula="of:=c_qe^2/10000000/c_me*(c_c^2/[.A37]^2-1)" office:value-type="float" office:value="0.00000000000923925884396644">
            <text:p>9,239E-12</text:p>
          </table:table-cell>
          <table:table-cell table:style-name="ce249" table:formula="of:=[.C37]/c_qe" office:value-type="float" office:value="77.9026417251233">
            <text:p>77,903</text:p>
          </table:table-cell>
          <table:table-cell table:style-name="ce249" table:formula="of:=[.D37]/c_qe" office:value-type="float" office:value="155.805283450247">
            <text:p>155,805</text:p>
          </table:table-cell>
          <table:table-cell table:style-name="ce255" table:formula="of:=[.E37]/c_qe" office:value-type="float" office:value="233.70792517537">
            <text:p>233,708</text:p>
          </table:table-cell>
          <table:table-cell table:style-name="ce249" table:formula="of:=[.I37]/c_qe" office:value-type="float" office:value="77.9026417251233">
            <text:p>77,903</text:p>
          </table:table-cell>
          <table:table-cell table:style-name="ce249" table:formula="of:=[.J37]/c_qe" office:value-type="float" office:value="155.852803494005">
            <text:p>155,853</text:p>
          </table:table-cell>
          <table:table-cell table:style-name="ce255" table:formula="of:=[.K37]/c_qe" office:value-type="float" office:value="233.755445219128">
            <text:p>233,755</text:p>
          </table:table-cell>
          <table:table-cell table:number-columns-repeated="238"/>
        </table:table-row>
        <table:table-row table:style-name="ro5" table:number-rows-repeated="1048538">
          <table:table-cell table:number-columns-repeated="256"/>
        </table:table-row>
        <table:table-row table:style-name="ro5">
          <table:table-cell table:number-columns-repeated="256"/>
        </table:table-row>
        <table:named-expressions>
          <table:named-range table:name="Excel_BuiltIn_Print_Area" table:base-cell-address="$Constants.$A$1" table:cell-range-address="$r_eV_von_v.$A$1:.$R$37" table:range-usable-as="print-range"/>
        </table:named-expressions>
      </table:table>
      <table:table table:name="v_C_rn" table:style-name="ta4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8" table:number-columns-repeated="4" table:default-cell-style-name="Default"/>
        <table:table-column table:style-name="co5" table:number-columns-repeated="2" table:default-cell-style-name="Default"/>
        <table:table-column table:style-name="co28" table:number-columns-repeated="240" table:default-cell-style-name="Default"/>
        <table:table-row table:style-name="ro5">
          <table:table-cell office:value-type="string">
            <text:p>Die Kräftegleichung für eine umlaufende Ladung inklusive der dynamischen Kraft ergibt</text:p>
          </table:table-cell>
          <table:table-cell table:number-columns-repeated="255"/>
        </table:table-row>
        <table:table-row table:style-name="ro11">
          <table:table-cell/>
          <table:table-cell table:style-name="ce264" office:value-type="string">
            <text:p>v^2 / c^2 = 1 <text:s/>/ (10^7 * re * me/e^2 <text:s/>- 1)</text:p>
          </table:table-cell>
          <table:table-cell table:number-columns-repeated="254"/>
        </table:table-row>
        <table:table-row table:style-name="ro5">
          <table:table-cell/>
          <table:table-cell office:value-type="string">
            <text:p>daraus folgt</text:p>
          </table:table-cell>
          <table:table-cell table:number-columns-repeated="254"/>
        </table:table-row>
        <table:table-row table:style-name="ro12">
          <table:table-cell/>
          <table:table-cell table:style-name="ce264" office:value-type="string">
            <text:p>r = e^2 / ( 10^7 * me ) * (1 / v^2/c^2 +1 )</text:p>
          </table:table-cell>
          <table:table-cell table:number-columns-repeated="254"/>
        </table:table-row>
        <table:table-row table:style-name="ro13">
          <table:table-cell table:style-name="ce261" office:value-type="string">
            <text:p>Skal Faktor</text:p>
          </table:table-cell>
          <table:table-cell table:number-columns-repeated="7"/>
          <table:table-cell table:style-name="ce272" office:value-type="string">
            <text:p>Quantebed n=1 lässt folgend Werte zu</text:p>
          </table:table-cell>
          <table:table-cell table:style-name="ce275"/>
          <table:table-cell table:number-columns-repeated="246"/>
        </table:table-row>
        <table:table-row table:style-name="ro3">
          <table:table-cell table:style-name="ce261" table:formula="of:=10^(1/5)" office:value-type="float" office:value="1.58489319246111">
            <text:p>1,5848931925</text:p>
          </table:table-cell>
          <table:table-cell table:number-columns-repeated="7"/>
          <table:table-cell office:value-type="string">
            <text:p><text:s/>r klass</text:p>
          </table:table-cell>
          <table:table-cell office:value-type="string">
            <text:p>r klass + dyn</text:p>
          </table:table-cell>
          <table:table-cell table:number-columns-repeated="246"/>
        </table:table-row>
        <table:table-row table:style-name="ro3">
          <table:table-cell table:style-name="ce262" office:value-type="string">
            <text:p>v^2/c^2</text:p>
          </table:table-cell>
          <table:table-cell table:style-name="ce262" office:value-type="string">
            <text:p>v/c</text:p>
          </table:table-cell>
          <table:table-cell table:style-name="ce262" office:value-type="string">
            <text:p>v</text:p>
          </table:table-cell>
          <table:table-cell table:style-name="ce262" office:value-type="string">
            <text:p>Ekin Elektron</text:p>
          </table:table-cell>
          <table:table-cell table:style-name="ce262" office:value-type="string">
            <text:p>in eV</text:p>
          </table:table-cell>
          <table:table-cell table:style-name="ce262" office:value-type="string">
            <text:p>r stat + dyn</text:p>
          </table:table-cell>
          <table:table-cell table:style-name="ce262" office:value-type="string">
            <text:p>r stat</text:p>
          </table:table-cell>
          <table:table-cell table:style-name="ce262" office:value-type="string">
            <text:p>dyn/stat</text:p>
          </table:table-cell>
          <table:table-cell table:style-name="ce262" office:value-type="string">
            <text:p>eV kin</text:p>
          </table:table-cell>
          <table:table-cell table:style-name="ce262" office:value-type="string">
            <text:p>eV kin</text:p>
          </table:table-cell>
          <table:table-cell table:number-columns-repeated="246"/>
        </table:table-row>
        <table:table-row table:style-name="ro5">
          <table:table-cell table:style-name="ce263" office:value-type="float" office:value="0.000001">
            <text:p>1,000E-06</text:p>
          </table:table-cell>
          <table:table-cell table:style-name="ce265" table:formula="of:=SQRT([.A8])" office:value-type="float" office:value="0.001">
            <text:p>0,0010</text:p>
          </table:table-cell>
          <table:table-cell table:style-name="ce266" table:formula="of:=[.B8]*c_c" office:value-type="float" office:value="299792.458">
            <text:p>2,9979E+05</text:p>
          </table:table-cell>
          <table:table-cell table:style-name="ce266" table:formula="of:=1/2*c_me*[.C8]^2" office:value-type="float" office:value="4.09355207306124E-020">
            <text:p>4,0936E-20</text:p>
          </table:table-cell>
          <table:table-cell table:style-name="ce267" table:formula="of:=[.D8]/c_qe" office:value-type="float" office:value="0.255499451436305">
            <text:p>0,26</text:p>
          </table:table-cell>
          <table:table-cell table:style-name="ce266" table:formula="of:=c_qe^2/(10000000*c_me)*(1/([.$C8]^2/c_c^2)+1)" office:value-type="float" office:value="0.0000000028179431010683">
            <text:p>2,8179E-09</text:p>
          </table:table-cell>
          <table:table-cell table:style-name="ce266" table:formula="of:=c_qe^2/(10000000*c_me)*(1/([.$C8]^2/c_c^2))" office:value-type="float" office:value="0.00000000281794028312802">
            <text:p>2,8179E-09</text:p>
          </table:table-cell>
          <table:table-cell table:style-name="ce267" table:formula="of:=[.F8]/[.G8]" office:value-type="float" office:value="1.000001">
            <text:p>1,00</text:p>
          </table:table-cell>
          <table:table-cell table:style-name="ce273" table:formula="of:=c_h^2/(8*PI()*c_me*[.F8]^2)/c_qe" office:value-type="float" office:value="0.0150732992671622">
            <text:p>0,0151</text:p>
          </table:table-cell>
          <table:table-cell table:style-name="ce273" table:formula="of:=c_h^2/(8*PI()*c_me*[.G8]^2)/c_qe" office:value-type="float" office:value="0.0150733294137758">
            <text:p>0,0151</text:p>
          </table:table-cell>
          <table:table-cell table:number-columns-repeated="246"/>
        </table:table-row>
        <table:table-row table:style-name="ro5">
          <table:table-cell table:style-name="ce263" table:formula="of:=[.A8]*[.A$6]" office:value-type="float" office:value="0.00000158489319246111">
            <text:p>1,585E-06</text:p>
          </table:table-cell>
          <table:table-cell table:style-name="ce265" table:formula="of:=SQRT([.A9])" office:value-type="float" office:value="0.00125892541179417">
            <text:p>0,0013</text:p>
          </table:table-cell>
          <table:table-cell table:style-name="ce266" table:formula="of:=[.B9]*c_c" office:value-type="float" office:value="377416.343640436">
            <text:p>3,7742E+05</text:p>
          </table:table-cell>
          <table:table-cell table:style-name="ce266" table:formula="of:=1/2*c_me*[.C9]^2" office:value-type="float" office:value="6.48784281357985E-020">
            <text:p>6,4878E-20</text:p>
          </table:table-cell>
          <table:table-cell table:style-name="ce268" table:formula="of:=[.D9]/c_qe" office:value-type="float" office:value="0.404939341258949">
            <text:p>0,40</text:p>
          </table:table-cell>
          <table:table-cell table:style-name="ce271" table:formula="of:=c_qe^2/(10000000*c_me)*(1/([.C9]^2/c_c^2)+1)" office:value-type="float" office:value="0.0000000017780029358865">
            <text:p>1,7780E-09</text:p>
          </table:table-cell>
          <table:table-cell table:style-name="ce271" table:formula="of:=c_qe^2/(10000000*c_me)*(1/([.$C9]^2/c_c^2))" office:value-type="float" office:value="0.00000000177800011794622">
            <text:p>1,7780E-09</text:p>
          </table:table-cell>
          <table:table-cell table:style-name="ce268" table:formula="of:=[.F9]/[.G9]" office:value-type="float" office:value="1.00000158489319">
            <text:p>1,00</text:p>
          </table:table-cell>
          <table:table-cell table:style-name="ce274" table:formula="of:=c_h^2/(8*PI()*c_me*[.F9]^2)/c_qe" office:value-type="float" office:value="0.0378623716164126">
            <text:p>0,0379</text:p>
          </table:table-cell>
          <table:table-cell table:style-name="ce274" table:formula="of:=c_h^2/(8*PI()*c_me*[.G9]^2)/c_qe" office:value-type="float" office:value="0.0378624916321378">
            <text:p>0,0379</text:p>
          </table:table-cell>
          <table:table-cell table:number-columns-repeated="246"/>
        </table:table-row>
        <table:table-row table:style-name="ro5">
          <table:table-cell table:style-name="ce263" table:formula="of:=[.A9]*[.A$6]" office:value-type="float" office:value="0.00000251188643150958">
            <text:p>2,512E-06</text:p>
          </table:table-cell>
          <table:table-cell table:style-name="ce265" table:formula="of:=SQRT([.A10])" office:value-type="float" office:value="0.00158489319246111">
            <text:p>0,0016</text:p>
          </table:table-cell>
          <table:table-cell table:style-name="ce266" table:formula="of:=[.B10]*c_c" office:value-type="float" office:value="475139.025835384">
            <text:p>4,7514E+05</text:p>
          </table:table-cell>
          <table:table-cell table:style-name="ce266" table:formula="of:=1/2*c_me*[.C10]^2" office:value-type="float" office:value="1.02825379090005E-019">
            <text:p>1,0283E-19</text:p>
          </table:table-cell>
          <table:table-cell table:style-name="ce267" table:formula="of:=[.D10]/c_qe" office:value-type="float" office:value="0.641785605320995">
            <text:p>0,64</text:p>
          </table:table-cell>
          <table:table-cell table:style-name="ce266" table:formula="of:=c_qe^2/(10000000*c_me)*(1/([.C10]^2/c_c^2)+1)" office:value-type="float" office:value="0.0000000011218450508451">
            <text:p>1,1218E-09</text:p>
          </table:table-cell>
          <table:table-cell table:style-name="ce266" table:formula="of:=c_qe^2/(10000000*c_me)*(1/([.$C10]^2/c_c^2))" office:value-type="float" office:value="0.00000000112184223290482">
            <text:p>1,1218E-09</text:p>
          </table:table-cell>
          <table:table-cell table:style-name="ce267" table:formula="of:=[.F10]/[.G10]" office:value-type="float" office:value="1.00000251188643">
            <text:p>1,00</text:p>
          </table:table-cell>
          <table:table-cell table:style-name="ce273" table:formula="of:=c_h^2/(8*PI()*c_me*[.F10]^2)/c_qe" office:value-type="float" office:value="0.0951058012033686">
            <text:p>0,0951</text:p>
          </table:table-cell>
          <table:table-cell table:style-name="ce273" table:formula="of:=c_h^2/(8*PI()*c_me*[.G10]^2)/c_qe" office:value-type="float" office:value="0.0951062789939119">
            <text:p>0,0951</text:p>
          </table:table-cell>
          <table:table-cell table:number-columns-repeated="246"/>
        </table:table-row>
        <table:table-row table:style-name="ro5">
          <table:table-cell table:style-name="ce263" table:formula="of:=[.A10]*[.A$6]" office:value-type="float" office:value="0.00000398107170553497">
            <text:p>3,981E-06</text:p>
          </table:table-cell>
          <table:table-cell table:style-name="ce265" table:formula="of:=SQRT([.A11])" office:value-type="float" office:value="0.00199526231496888">
            <text:p>0,0020</text:p>
          </table:table-cell>
          <table:table-cell table:style-name="ce266" table:formula="of:=[.B11]*c_c" office:value-type="float" office:value="598164.593759291">
            <text:p>5,9816E+05</text:p>
          </table:table-cell>
          <table:table-cell table:style-name="ce266" table:formula="of:=1/2*c_me*[.C11]^2" office:value-type="float" office:value="1.62967243331982E-019">
            <text:p>1,6297E-19</text:p>
          </table:table-cell>
          <table:table-cell table:style-name="ce267" table:formula="of:=[.D11]/c_qe" office:value-type="float" office:value="1.01716163689278">
            <text:p>1,02</text:p>
          </table:table-cell>
          <table:table-cell table:style-name="ce266" table:formula="of:=c_qe^2/(10000000*c_me)*(1/([.C11]^2/c_c^2)+1)" office:value-type="float" office:value="0.000000000707837414139636">
            <text:p>7,0784E-10</text:p>
          </table:table-cell>
          <table:table-cell table:style-name="ce266" table:formula="of:=c_qe^2/(10000000*c_me)*(1/([.$C11]^2/c_c^2))" office:value-type="float" office:value="0.000000000707834596199353">
            <text:p>7,0783E-10</text:p>
          </table:table-cell>
          <table:table-cell table:style-name="ce267" table:formula="of:=[.F11]/[.G11]" office:value-type="float" office:value="1.00000398107171">
            <text:p>1,00</text:p>
          </table:table-cell>
          <table:table-cell table:style-name="ce273" table:formula="of:=c_h^2/(8*PI()*c_me*[.F11]^2)/c_qe" office:value-type="float" office:value="0.238894269641951">
            <text:p>0,2389</text:p>
          </table:table-cell>
          <table:table-cell table:style-name="ce273" table:formula="of:=c_h^2/(8*PI()*c_me*[.G11]^2)/c_qe" office:value-type="float" office:value="0.238896171756172">
            <text:p>0,2389</text:p>
          </table:table-cell>
          <table:table-cell table:number-columns-repeated="246"/>
        </table:table-row>
        <table:table-row table:style-name="ro5">
          <table:table-cell table:style-name="ce263" table:formula="of:=[.A11]*[.A$6]" office:value-type="float" office:value="0.00000630957344480193">
            <text:p>6,310E-06</text:p>
          </table:table-cell>
          <table:table-cell table:style-name="ce265" table:formula="of:=SQRT([.A12])" office:value-type="float" office:value="0.00251188643150958">
            <text:p>0,0025</text:p>
          </table:table-cell>
          <table:table-cell table:style-name="ce266" table:formula="of:=[.B12]*c_c" office:value-type="float" office:value="753044.607519106">
            <text:p>7,5304E+05</text:p>
          </table:table-cell>
          <table:table-cell table:style-name="ce266" table:formula="of:=1/2*c_me*[.C12]^2" office:value-type="float" office:value="2.58285674551011E-019">
            <text:p>2,5829E-19</text:p>
          </table:table-cell>
          <table:table-cell table:style-name="ce267" table:formula="of:=[.D12]/c_qe" office:value-type="float" office:value="1.61209255394397">
            <text:p>1,61</text:p>
          </table:table-cell>
          <table:table-cell table:style-name="ce266" table:formula="of:=c_qe^2/(10000000*c_me)*(1/([.C12]^2/c_c^2)+1)" office:value-type="float" office:value="0.000000000446616255089437">
            <text:p>4,4662E-10</text:p>
          </table:table-cell>
          <table:table-cell table:style-name="ce266" table:formula="of:=c_qe^2/(10000000*c_me)*(1/([.$C12]^2/c_c^2))" office:value-type="float" office:value="0.000000000446613437149154">
            <text:p>4,4661E-10</text:p>
          </table:table-cell>
          <table:table-cell table:style-name="ce267" table:formula="of:=[.F12]/[.G12]" office:value-type="float" office:value="1.00000630957344">
            <text:p>1,00</text:p>
          </table:table-cell>
          <table:table-cell table:style-name="ce273" table:formula="of:=c_h^2/(8*PI()*c_me*[.F12]^2)/c_qe" office:value-type="float" office:value="0.600072479947253">
            <text:p>0,6001</text:p>
          </table:table-cell>
          <table:table-cell table:style-name="ce273" table:formula="of:=c_h^2/(8*PI()*c_me*[.G12]^2)/c_qe" office:value-type="float" office:value="0.600080052373911">
            <text:p>0,6001</text:p>
          </table:table-cell>
          <table:table-cell table:number-columns-repeated="4"/>
          <table:table-cell table:style-name="ce276" table:formula="of:=100000000000000*c_h^2" office:value-type="float" office:value="4.39047872811591E-053">
            <text:p>4,39047872811591E-053</text:p>
          </table:table-cell>
          <table:table-cell table:style-name="ce276" table:formula="of:=16*PI()^2*c_qe^2/c_me" office:value-type="float" office:value="0.00000444991293125876">
            <text:p>4,44991293125876E-006</text:p>
          </table:table-cell>
          <table:table-cell table:number-columns-repeated="240"/>
        </table:table-row>
        <table:table-row table:style-name="ro5">
          <table:table-cell table:style-name="ce263" table:formula="of:=[.A12]*[.A$6]" office:value-type="float" office:value="0.00001">
            <text:p>1,000E-05</text:p>
          </table:table-cell>
          <table:table-cell table:style-name="ce265" table:formula="of:=SQRT([.A13])" office:value-type="float" office:value="0.00316227766016838">
            <text:p>0,0032</text:p>
          </table:table-cell>
          <table:table-cell table:style-name="ce266" table:formula="of:=[.B13]*c_c" office:value-type="float" office:value="948026.992620367">
            <text:p>9,4803E+05</text:p>
          </table:table-cell>
          <table:table-cell table:style-name="ce266" table:formula="of:=1/2*c_me*[.C13]^2" office:value-type="float" office:value="4.09355207306125E-019">
            <text:p>4,0936E-19</text:p>
          </table:table-cell>
          <table:table-cell table:style-name="ce267" table:formula="of:=[.D13]/c_qe" office:value-type="float" office:value="2.55499451436305">
            <text:p>2,55</text:p>
          </table:table-cell>
          <table:table-cell table:style-name="ce266" table:formula="of:=c_qe^2/(10000000*c_me)*(1/([.C13]^2/c_c^2)+1)" office:value-type="float" office:value="0.000000000281796846253085">
            <text:p>2,8180E-10</text:p>
          </table:table-cell>
          <table:table-cell table:style-name="ce266" table:formula="of:=c_qe^2/(10000000*c_me)*(1/([.$C13]^2/c_c^2))" office:value-type="float" office:value="0.000000000281794028312802">
            <text:p>2,8179E-10</text:p>
          </table:table-cell>
          <table:table-cell table:style-name="ce267" table:formula="of:=[.F13]/[.G13]" office:value-type="float" office:value="1.00001">
            <text:p>1,00</text:p>
          </table:table-cell>
          <table:table-cell table:style-name="ce273" table:formula="of:=c_h^2/(8*PI()*c_me*[.F13]^2)/c_qe" office:value-type="float" office:value="1.50730279517095">
            <text:p>1,5073</text:p>
          </table:table-cell>
          <table:table-cell table:style-name="ce273" table:formula="of:=c_h^2/(8*PI()*c_me*[.G13]^2)/c_qe" office:value-type="float" office:value="1.50733294137758">
            <text:p>1,5073</text:p>
          </table:table-cell>
          <table:table-cell table:number-columns-repeated="246"/>
        </table:table-row>
        <table:table-row table:style-name="ro5">
          <table:table-cell table:style-name="ce263" table:formula="of:=[.A13]*[.A$6]" office:value-type="float" office:value="0.0000158489319246111">
            <text:p>1,585E-05</text:p>
          </table:table-cell>
          <table:table-cell table:style-name="ce265" table:formula="of:=SQRT([.A14])" office:value-type="float" office:value="0.00398107170553497">
            <text:p>0,0040</text:p>
          </table:table-cell>
          <table:table-cell table:style-name="ce266" table:formula="of:=[.B14]*c_c" office:value-type="float" office:value="1193495.27207658">
            <text:p>1,1935E+06</text:p>
          </table:table-cell>
          <table:table-cell table:style-name="ce266" table:formula="of:=1/2*c_me*[.C14]^2" office:value-type="float" office:value="6.48784281357985E-019">
            <text:p>6,4878E-19</text:p>
          </table:table-cell>
          <table:table-cell table:style-name="ce267" table:formula="of:=[.D14]/c_qe" office:value-type="float" office:value="4.04939341258949">
            <text:p>4,05</text:p>
          </table:table-cell>
          <table:table-cell table:style-name="ce266" table:formula="of:=c_qe^2/(10000000*c_me)*(1/([.C14]^2/c_c^2)+1)" office:value-type="float" office:value="0.000000000177802829734905">
            <text:p>1,7780E-10</text:p>
          </table:table-cell>
          <table:table-cell table:style-name="ce266" table:formula="of:=c_qe^2/(10000000*c_me)*(1/([.$C14]^2/c_c^2))" office:value-type="float" office:value="0.000000000177800011794622">
            <text:p>1,7780E-10</text:p>
          </table:table-cell>
          <table:table-cell table:style-name="ce267" table:formula="of:=[.F14]/[.G14]" office:value-type="float" office:value="1.00001584893192">
            <text:p>1,00</text:p>
          </table:table-cell>
          <table:table-cell table:style-name="ce273" table:formula="of:=c_h^2/(8*PI()*c_me*[.F14]^2)/c_qe" office:value-type="float" office:value="3.78612915005643">
            <text:p>3,7861</text:p>
          </table:table-cell>
          <table:table-cell table:style-name="ce273" table:formula="of:=c_h^2/(8*PI()*c_me*[.G14]^2)/c_qe" office:value-type="float" office:value="3.78624916321378">
            <text:p>3,7862</text:p>
          </table:table-cell>
          <table:table-cell table:number-columns-repeated="246"/>
        </table:table-row>
        <table:table-row table:style-name="ro5">
          <table:table-cell table:style-name="ce263" table:formula="of:=[.A14]*[.A$6]" office:value-type="float" office:value="0.0000251188643150958">
            <text:p>2,512E-05</text:p>
          </table:table-cell>
          <table:table-cell table:style-name="ce265" table:formula="of:=SQRT([.A15])" office:value-type="float" office:value="0.00501187233627272">
            <text:p>0,0050</text:p>
          </table:table-cell>
          <table:table-cell table:style-name="ce266" table:formula="of:=[.B15]*c_c" office:value-type="float" office:value="1502521.5268734">
            <text:p>1,5025E+06</text:p>
          </table:table-cell>
          <table:table-cell table:style-name="ce266" table:formula="of:=1/2*c_me*[.C15]^2" office:value-type="float" office:value="1.02825379090005E-018">
            <text:p>1,0283E-18</text:p>
          </table:table-cell>
          <table:table-cell table:style-name="ce267" table:formula="of:=[.D15]/c_qe" office:value-type="float" office:value="6.41785605320995">
            <text:p>6,42</text:p>
          </table:table-cell>
          <table:table-cell table:style-name="ce266" table:formula="of:=c_qe^2/(10000000*c_me)*(1/([.C15]^2/c_c^2)+1)" office:value-type="float" office:value="0.000000000112187041230765">
            <text:p>1,1219E-10</text:p>
          </table:table-cell>
          <table:table-cell table:style-name="ce266" table:formula="of:=c_qe^2/(10000000*c_me)*(1/([.$C15]^2/c_c^2))" office:value-type="float" office:value="0.000000000112184223290482">
            <text:p>1,1218E-10</text:p>
          </table:table-cell>
          <table:table-cell table:style-name="ce267" table:formula="of:=[.F15]/[.G15]" office:value-type="float" office:value="1.00002511886432">
            <text:p>1,00</text:p>
          </table:table-cell>
          <table:table-cell table:style-name="ce273" table:formula="of:=c_h^2/(8*PI()*c_me*[.F15]^2)/c_qe" office:value-type="float" office:value="9.51015012504948">
            <text:p>9,5102</text:p>
          </table:table-cell>
          <table:table-cell table:style-name="ce273" table:formula="of:=c_h^2/(8*PI()*c_me*[.G15]^2)/c_qe" office:value-type="float" office:value="9.51062789939119">
            <text:p>9,5106</text:p>
          </table:table-cell>
          <table:table-cell table:number-columns-repeated="4"/>
          <table:table-cell table:style-name="ce276" table:formula="of:=(1/2*10000000*c_h^2/(2*4*PI()^2*c_qe^2))^2" office:value-type="float" office:value="1.1731212709413E-048">
            <text:p>1,1731212709413E-048</text:p>
          </table:table-cell>
          <table:table-cell table:style-name="ce276" table:formula="of:=c_h^2/(4*PI()^2*c_me)" office:value-type="float" office:value="1.2208525973622E-038">
            <text:p>1,2208525973622E-038</text:p>
          </table:table-cell>
          <table:table-cell table:number-columns-repeated="240"/>
        </table:table-row>
        <table:table-row table:style-name="ro5">
          <table:table-cell table:style-name="ce263" table:formula="of:=[.A15]*[.A$6]" office:value-type="float" office:value="0.0000398107170553497">
            <text:p>3,981E-05</text:p>
          </table:table-cell>
          <table:table-cell table:style-name="ce265" table:formula="of:=SQRT([.A16])" office:value-type="float" office:value="0.00630957344480193">
            <text:p>0,0063</text:p>
          </table:table-cell>
          <table:table-cell table:style-name="ce266" table:formula="of:=[.B16]*c_c" office:value-type="float" office:value="1891562.5319487">
            <text:p>1,8916E+06</text:p>
          </table:table-cell>
          <table:table-cell table:style-name="ce266" table:formula="of:=1/2*c_me*[.C16]^2" office:value-type="float" office:value="1.62967243331982E-018">
            <text:p>1,6297E-18</text:p>
          </table:table-cell>
          <table:table-cell table:style-name="ce269" table:formula="of:=[.D16]/c_qe" office:value-type="float" office:value="10.1716163689278">
            <text:p>10,2</text:p>
          </table:table-cell>
          <table:table-cell table:style-name="ce266" table:formula="of:=c_qe^2/(10000000*c_me)*(1/([.C16]^2/c_c^2)+1)" office:value-type="float" office:value="0.0000000000707862775602184">
            <text:p>7,0786E-11</text:p>
          </table:table-cell>
          <table:table-cell table:style-name="ce266" table:formula="of:=c_qe^2/(10000000*c_me)*(1/([.$C16]^2/c_c^2))" office:value-type="float" office:value="0.0000000000707834596199352">
            <text:p>7,0783E-11</text:p>
          </table:table-cell>
          <table:table-cell table:style-name="ce267" table:formula="of:=[.F16]/[.G16]" office:value-type="float" office:value="1.00003981071706">
            <text:p>1,00</text:p>
          </table:table-cell>
          <table:table-cell table:style-name="ce267" table:formula="of:=c_h^2/(8*PI()*c_me*[.F16]^2)/c_qe" office:value-type="float" office:value="23.8877151636188">
            <text:p>23,89</text:p>
          </table:table-cell>
          <table:table-cell table:style-name="ce267" table:formula="of:=c_h^2/(8*PI()*c_me*[.G16]^2)/c_qe" office:value-type="float" office:value="23.8896171756172">
            <text:p>23,89</text:p>
          </table:table-cell>
          <table:table-cell table:number-columns-repeated="246"/>
        </table:table-row>
        <table:table-row table:style-name="ro5">
          <table:table-cell table:style-name="ce263" table:formula="of:=[.A16]*[.A$6]" office:value-type="float" office:value="0.0000630957344480194">
            <text:p>6,310E-05</text:p>
          </table:table-cell>
          <table:table-cell table:style-name="ce265" table:formula="of:=SQRT([.A17])" office:value-type="float" office:value="0.00794328234724282">
            <text:p>0,0079</text:p>
          </table:table-cell>
          <table:table-cell table:style-name="ce266" table:formula="of:=[.B17]*c_c" office:value-type="float" office:value="2381336.13946793">
            <text:p>2,3813E+06</text:p>
          </table:table-cell>
          <table:table-cell table:style-name="ce266" table:formula="of:=1/2*c_me*[.C17]^2" office:value-type="float" office:value="2.58285674551011E-018">
            <text:p>2,5829E-18</text:p>
          </table:table-cell>
          <table:table-cell table:style-name="ce269" table:formula="of:=[.D17]/c_qe" office:value-type="float" office:value="16.1209255394397">
            <text:p>16,1</text:p>
          </table:table-cell>
          <table:table-cell table:style-name="ce266" table:formula="of:=c_qe^2/(10000000*c_me)*(1/([.C17]^2/c_c^2)+1)" office:value-type="float" office:value="0.0000000000446641616551985">
            <text:p>4,4664E-11</text:p>
          </table:table-cell>
          <table:table-cell table:style-name="ce266" table:formula="of:=c_qe^2/(10000000*c_me)*(1/([.$C17]^2/c_c^2))" office:value-type="float" office:value="0.0000000000446613437149153">
            <text:p>4,4661E-11</text:p>
          </table:table-cell>
          <table:table-cell table:style-name="ce267" table:formula="of:=[.F17]/[.G17]" office:value-type="float" office:value="1.00006309573445">
            <text:p>1,00</text:p>
          </table:table-cell>
          <table:table-cell table:style-name="ce267" table:formula="of:=c_h^2/(8*PI()*c_me*[.F17]^2)/c_qe" office:value-type="float" office:value="60.0004334556929">
            <text:p>60,00</text:p>
          </table:table-cell>
          <table:table-cell table:style-name="ce267" table:formula="of:=c_h^2/(8*PI()*c_me*[.G17]^2)/c_qe" office:value-type="float" office:value="60.0080052373911">
            <text:p>60,01</text:p>
          </table:table-cell>
          <table:table-cell table:number-columns-repeated="246"/>
        </table:table-row>
        <table:table-row table:style-name="ro5">
          <table:table-cell table:style-name="ce263" table:formula="of:=[.A17]*[.A$6]" office:value-type="float" office:value="0.0001">
            <text:p>1,000E-04</text:p>
          </table:table-cell>
          <table:table-cell table:style-name="ce265" table:formula="of:=SQRT([.A18])" office:value-type="float" office:value="0.01">
            <text:p>0,0100</text:p>
          </table:table-cell>
          <table:table-cell table:style-name="ce266" table:formula="of:=[.B18]*c_c" office:value-type="float" office:value="2997924.58">
            <text:p>2,9979E+06</text:p>
          </table:table-cell>
          <table:table-cell table:style-name="ce266" table:formula="of:=1/2*c_me*[.C18]^2" office:value-type="float" office:value="4.09355207306125E-018">
            <text:p>4,0936E-18</text:p>
          </table:table-cell>
          <table:table-cell table:style-name="ce269" table:formula="of:=[.D18]/c_qe" office:value-type="float" office:value="25.5499451436305">
            <text:p>25,5</text:p>
          </table:table-cell>
          <table:table-cell table:style-name="ce266" table:formula="of:=c_qe^2/(10000000*c_me)*(1/([.C18]^2/c_c^2)+1)" office:value-type="float" office:value="0.0000000000281822207715633">
            <text:p>2,8182E-11</text:p>
          </table:table-cell>
          <table:table-cell table:style-name="ce266" table:formula="of:=c_qe^2/(10000000*c_me)*(1/([.$C18]^2/c_c^2))" office:value-type="float" office:value="0.0000000000281794028312801">
            <text:p>2,8179E-11</text:p>
          </table:table-cell>
          <table:table-cell table:style-name="ce267" table:formula="of:=[.F18]/[.G18]" office:value-type="float" office:value="1.0001">
            <text:p>1,00</text:p>
          </table:table-cell>
          <table:table-cell table:style-name="ce270" table:formula="of:=c_h^2/(8*PI()*c_me*[.F18]^2)/c_qe" office:value-type="float" office:value="150.703152000327">
            <text:p>151</text:p>
          </table:table-cell>
          <table:table-cell table:style-name="ce270" table:formula="of:=c_h^2/(8*PI()*c_me*[.G18]^2)/c_qe" office:value-type="float" office:value="150.733294137759">
            <text:p>151</text:p>
          </table:table-cell>
          <table:table-cell table:number-columns-repeated="246"/>
        </table:table-row>
        <table:table-row table:style-name="ro5">
          <table:table-cell table:style-name="ce263" table:formula="of:=[.A18]*[.A$6]" office:value-type="float" office:value="0.000158489319246111">
            <text:p>1,585E-04</text:p>
          </table:table-cell>
          <table:table-cell table:style-name="ce265" table:formula="of:=SQRT([.A19])" office:value-type="float" office:value="0.0125892541179417">
            <text:p>0,0126</text:p>
          </table:table-cell>
          <table:table-cell table:style-name="ce266" table:formula="of:=[.B19]*c_c" office:value-type="float" office:value="3774163.43640436">
            <text:p>3,7742E+06</text:p>
          </table:table-cell>
          <table:table-cell table:style-name="ce266" table:formula="of:=1/2*c_me*[.C19]^2" office:value-type="float" office:value="6.48784281357985E-018">
            <text:p>6,4878E-18</text:p>
          </table:table-cell>
          <table:table-cell table:style-name="ce269" table:formula="of:=[.D19]/c_qe" office:value-type="float" office:value="40.4939341258949">
            <text:p>40,5</text:p>
          </table:table-cell>
          <table:table-cell table:style-name="ce266" table:formula="of:=c_qe^2/(10000000*c_me)*(1/([.C19]^2/c_c^2)+1)" office:value-type="float" office:value="0.0000000000177828191197453">
            <text:p>1,7783E-11</text:p>
          </table:table-cell>
          <table:table-cell table:style-name="ce266" table:formula="of:=c_qe^2/(10000000*c_me)*(1/([.$C19]^2/c_c^2))" office:value-type="float" office:value="0.0000000000177800011794622">
            <text:p>1,7780E-11</text:p>
          </table:table-cell>
          <table:table-cell table:style-name="ce267" table:formula="of:=[.F19]/[.G19]" office:value-type="float" office:value="1.00015848931925">
            <text:p>1,00</text:p>
          </table:table-cell>
          <table:table-cell table:style-name="ce270" table:formula="of:=c_h^2/(8*PI()*c_me*[.F19]^2)/c_qe" office:value-type="float" office:value="378.504928836759">
            <text:p>379</text:p>
          </table:table-cell>
          <table:table-cell table:style-name="ce270" table:formula="of:=c_h^2/(8*PI()*c_me*[.G19]^2)/c_qe" office:value-type="float" office:value="378.624916321379">
            <text:p>379</text:p>
          </table:table-cell>
          <table:table-cell table:number-columns-repeated="246"/>
        </table:table-row>
        <table:table-row table:style-name="ro5">
          <table:table-cell table:style-name="ce263" table:formula="of:=[.A19]*[.A$6]" office:value-type="float" office:value="0.000251188643150958">
            <text:p>2,512E-04</text:p>
          </table:table-cell>
          <table:table-cell table:style-name="ce265" table:formula="of:=SQRT([.A20])" office:value-type="float" office:value="0.0158489319246111">
            <text:p>0,0158</text:p>
          </table:table-cell>
          <table:table-cell table:style-name="ce266" table:formula="of:=[.B20]*c_c" office:value-type="float" office:value="4751390.25835384">
            <text:p>4,7514E+06</text:p>
          </table:table-cell>
          <table:table-cell table:style-name="ce266" table:formula="of:=1/2*c_me*[.C20]^2" office:value-type="float" office:value="1.02825379090005E-017">
            <text:p>1,0283E-17</text:p>
          </table:table-cell>
          <table:table-cell table:style-name="ce269" table:formula="of:=[.D20]/c_qe" office:value-type="float" office:value="64.1785605320996">
            <text:p>64,2</text:p>
          </table:table-cell>
          <table:table-cell table:style-name="ce266" table:formula="of:=c_qe^2/(10000000*c_me)*(1/([.C20]^2/c_c^2)+1)" office:value-type="float" office:value="0.0000000000112212402693313">
            <text:p>1,1221E-11</text:p>
          </table:table-cell>
          <table:table-cell table:style-name="ce266" table:formula="of:=c_qe^2/(10000000*c_me)*(1/([.$C20]^2/c_c^2))" office:value-type="float" office:value="0.0000000000112184223290482">
            <text:p>1,1218E-11</text:p>
          </table:table-cell>
          <table:table-cell table:style-name="ce267" table:formula="of:=[.F20]/[.G20]" office:value-type="float" office:value="1.00025118864315">
            <text:p>1,00</text:p>
          </table:table-cell>
          <table:table-cell table:style-name="ce270" table:formula="of:=c_h^2/(8*PI()*c_me*[.F20]^2)/c_qe" office:value-type="float" office:value="950.585177559349">
            <text:p>951</text:p>
          </table:table-cell>
          <table:table-cell table:style-name="ce270" table:formula="of:=c_h^2/(8*PI()*c_me*[.G20]^2)/c_qe" office:value-type="float" office:value="951.06278993912">
            <text:p>951</text:p>
          </table:table-cell>
          <table:table-cell table:number-columns-repeated="246"/>
        </table:table-row>
        <table:table-row table:style-name="ro5">
          <table:table-cell table:style-name="ce263" table:formula="of:=[.A20]*[.A$6]" office:value-type="float" office:value="0.000398107170553497">
            <text:p>3,981E-04</text:p>
          </table:table-cell>
          <table:table-cell table:style-name="ce265" table:formula="of:=SQRT([.A21])" office:value-type="float" office:value="0.0199526231496888">
            <text:p>0,0200</text:p>
          </table:table-cell>
          <table:table-cell table:style-name="ce266" table:formula="of:=[.B21]*c_c" office:value-type="float" office:value="5981645.93759291">
            <text:p>5,9816E+06</text:p>
          </table:table-cell>
          <table:table-cell table:style-name="ce266" table:formula="of:=1/2*c_me*[.C21]^2" office:value-type="float" office:value="1.62967243331982E-017">
            <text:p>1,6297E-17</text:p>
          </table:table-cell>
          <table:table-cell table:style-name="ce270" table:formula="of:=[.D21]/c_qe" office:value-type="float" office:value="101.716163689278">
            <text:p>102</text:p>
          </table:table-cell>
          <table:table-cell table:style-name="ce266" table:formula="of:=c_qe^2/(10000000*c_me)*(1/([.C21]^2/c_c^2)+1)" office:value-type="float" office:value="0.00000000000708116390227665">
            <text:p>7,0812E-12</text:p>
          </table:table-cell>
          <table:table-cell table:style-name="ce266" table:formula="of:=c_qe^2/(10000000*c_me)*(1/([.$C21]^2/c_c^2))" office:value-type="float" office:value="0.00000000000707834596199353">
            <text:p>7,0783E-12</text:p>
          </table:table-cell>
          <table:table-cell table:style-name="ce267" table:formula="of:=[.F21]/[.G21]" office:value-type="float" office:value="1.00039810717055">
            <text:p>1,00</text:p>
          </table:table-cell>
          <table:table-cell table:style-name="ce270" table:formula="of:=c_h^2/(8*PI()*c_me*[.F21]^2)/c_qe" office:value-type="float" office:value="2387.06072725396">
            <text:p>2.387</text:p>
          </table:table-cell>
          <table:table-cell table:style-name="ce270" table:formula="of:=c_h^2/(8*PI()*c_me*[.G21]^2)/c_qe" office:value-type="float" office:value="2388.96171756172">
            <text:p>2.389</text:p>
          </table:table-cell>
          <table:table-cell table:number-columns-repeated="246"/>
        </table:table-row>
        <table:table-row table:style-name="ro5">
          <table:table-cell table:style-name="ce263" table:formula="of:=[.A21]*[.A$6]" office:value-type="float" office:value="0.000630957344480194">
            <text:p>6,310E-04</text:p>
          </table:table-cell>
          <table:table-cell table:style-name="ce265" table:formula="of:=SQRT([.A22])" office:value-type="float" office:value="0.0251188643150958">
            <text:p>0,0251</text:p>
          </table:table-cell>
          <table:table-cell table:style-name="ce266" table:formula="of:=[.B22]*c_c" office:value-type="float" office:value="7530446.07519106">
            <text:p>7,5304E+06</text:p>
          </table:table-cell>
          <table:table-cell table:style-name="ce266" table:formula="of:=1/2*c_me*[.C22]^2" office:value-type="float" office:value="2.58285674551011E-017">
            <text:p>2,5829E-17</text:p>
          </table:table-cell>
          <table:table-cell table:style-name="ce270" table:formula="of:=[.D22]/c_qe" office:value-type="float" office:value="161.209255394397">
            <text:p>161</text:p>
          </table:table-cell>
          <table:table-cell table:style-name="ce266" table:formula="of:=c_qe^2/(10000000*c_me)*(1/([.C22]^2/c_c^2)+1)" office:value-type="float" office:value="0.00000000000446895231177466">
            <text:p>4,4690E-12</text:p>
          </table:table-cell>
          <table:table-cell table:style-name="ce266" table:formula="of:=c_qe^2/(10000000*c_me)*(1/([.$C22]^2/c_c^2))" office:value-type="float" office:value="0.00000000000446613437149153">
            <text:p>4,4661E-12</text:p>
          </table:table-cell>
          <table:table-cell table:style-name="ce267" table:formula="of:=[.F22]/[.G22]" office:value-type="float" office:value="1.00063095734448">
            <text:p>1,00</text:p>
          </table:table-cell>
          <table:table-cell table:style-name="ce270" table:formula="of:=c_h^2/(8*PI()*c_me*[.F22]^2)/c_qe" office:value-type="float" office:value="5993.23518627326">
            <text:p>5.993</text:p>
          </table:table-cell>
          <table:table-cell table:style-name="ce270" table:formula="of:=c_h^2/(8*PI()*c_me*[.G22]^2)/c_qe" office:value-type="float" office:value="6000.80052373912">
            <text:p>6.001</text:p>
          </table:table-cell>
          <table:table-cell table:number-columns-repeated="246"/>
        </table:table-row>
        <table:table-row table:style-name="ro5">
          <table:table-cell table:style-name="ce263" table:formula="of:=[.A22]*[.A$6]" office:value-type="float" office:value="0.001">
            <text:p>1,000E-03</text:p>
          </table:table-cell>
          <table:table-cell table:style-name="ce265" table:formula="of:=SQRT([.A23])" office:value-type="float" office:value="0.0316227766016838">
            <text:p>0,0316</text:p>
          </table:table-cell>
          <table:table-cell table:style-name="ce266" table:formula="of:=[.B23]*c_c" office:value-type="float" office:value="9480269.92620368">
            <text:p>9,4803E+06</text:p>
          </table:table-cell>
          <table:table-cell table:style-name="ce266" table:formula="of:=1/2*c_me*[.C23]^2" office:value-type="float" office:value="4.09355207306125E-017">
            <text:p>4,0936E-17</text:p>
          </table:table-cell>
          <table:table-cell table:style-name="ce270" table:formula="of:=[.D23]/c_qe" office:value-type="float" office:value="255.499451436305">
            <text:p>255</text:p>
          </table:table-cell>
          <table:table-cell table:style-name="ce266" table:formula="of:=c_qe^2/(10000000*c_me)*(1/([.C23]^2/c_c^2)+1)" office:value-type="float" office:value="0.00000000000282075822341114">
            <text:p>2,8208E-12</text:p>
          </table:table-cell>
          <table:table-cell table:style-name="ce266" table:formula="of:=c_qe^2/(10000000*c_me)*(1/([.$C23]^2/c_c^2))" office:value-type="float" office:value="0.00000000000281794028312801">
            <text:p>2,8179E-12</text:p>
          </table:table-cell>
          <table:table-cell table:style-name="ce267" table:formula="of:=[.F23]/[.G23]" office:value-type="float" office:value="1.001">
            <text:p>1,00</text:p>
          </table:table-cell>
          <table:table-cell table:style-name="ce270" table:formula="of:=c_h^2/(8*PI()*c_me*[.F23]^2)/c_qe" office:value-type="float" office:value="15043.2279147185">
            <text:p>15.043</text:p>
          </table:table-cell>
          <table:table-cell table:style-name="ce270" table:formula="of:=c_h^2/(8*PI()*c_me*[.G23]^2)/c_qe" office:value-type="float" office:value="15073.3294137759">
            <text:p>15.073</text:p>
          </table:table-cell>
          <table:table-cell table:number-columns-repeated="246"/>
        </table:table-row>
        <table:table-row table:style-name="ro5">
          <table:table-cell table:style-name="ce263" table:formula="of:=[.A23]*[.A$6]" office:value-type="float" office:value="0.00158489319246112">
            <text:p>1,585E-03</text:p>
          </table:table-cell>
          <table:table-cell table:style-name="ce265" table:formula="of:=SQRT([.A24])" office:value-type="float" office:value="0.0398107170553497">
            <text:p>0,0398</text:p>
          </table:table-cell>
          <table:table-cell table:style-name="ce266" table:formula="of:=[.B24]*c_c" office:value-type="float" office:value="11934952.7207658">
            <text:p>1,1935E+07</text:p>
          </table:table-cell>
          <table:table-cell table:style-name="ce266" table:formula="of:=1/2*c_me*[.C24]^2" office:value-type="float" office:value="6.48784281357985E-017">
            <text:p>6,4878E-17</text:p>
          </table:table-cell>
          <table:table-cell table:style-name="ce270" table:formula="of:=[.D24]/c_qe" office:value-type="float" office:value="404.939341258949">
            <text:p>405</text:p>
          </table:table-cell>
          <table:table-cell table:style-name="ce266" table:formula="of:=c_qe^2/(10000000*c_me)*(1/([.C24]^2/c_c^2)+1)" office:value-type="float" office:value="0.00000000000178081805822934">
            <text:p>1,7808E-12</text:p>
          </table:table-cell>
          <table:table-cell table:style-name="ce266" table:formula="of:=c_qe^2/(10000000*c_me)*(1/([.$C24]^2/c_c^2))" office:value-type="float" office:value="0.00000000000177800011794622">
            <text:p>1,7780E-12</text:p>
          </table:table-cell>
          <table:table-cell table:style-name="ce267" table:formula="of:=[.F24]/[.G24]" office:value-type="float" office:value="1.00158489319246">
            <text:p>1,00</text:p>
          </table:table-cell>
          <table:table-cell table:style-name="ce270" table:formula="of:=c_h^2/(8*PI()*c_me*[.F24]^2)/c_qe" office:value-type="float" office:value="37742.7603387591">
            <text:p>37.743</text:p>
          </table:table-cell>
          <table:table-cell table:style-name="ce270" table:formula="of:=c_h^2/(8*PI()*c_me*[.G24]^2)/c_qe" office:value-type="float" office:value="37862.4916321379">
            <text:p>37.862</text:p>
          </table:table-cell>
          <table:table-cell table:number-columns-repeated="246"/>
        </table:table-row>
        <table:table-row table:style-name="ro5">
          <table:table-cell table:style-name="ce263" table:formula="of:=[.A24]*[.A$6]" office:value-type="float" office:value="0.00251188643150958">
            <text:p>2,512E-03</text:p>
          </table:table-cell>
          <table:table-cell table:style-name="ce265" table:formula="of:=SQRT([.A25])" office:value-type="float" office:value="0.0501187233627273">
            <text:p>0,0501</text:p>
          </table:table-cell>
          <table:table-cell table:style-name="ce266" table:formula="of:=[.B25]*c_c" office:value-type="float" office:value="15025215.268734">
            <text:p>1,5025E+07</text:p>
          </table:table-cell>
          <table:table-cell table:style-name="ce266" table:formula="of:=1/2*c_me*[.C25]^2" office:value-type="float" office:value="1.02825379090005E-016">
            <text:p>1,0283E-16</text:p>
          </table:table-cell>
          <table:table-cell table:style-name="ce270" table:formula="of:=[.D25]/c_qe" office:value-type="float" office:value="641.785605320996">
            <text:p>642</text:p>
          </table:table-cell>
          <table:table-cell table:style-name="ce266" table:formula="of:=c_qe^2/(10000000*c_me)*(1/([.C25]^2/c_c^2)+1)" office:value-type="float" office:value="0.00000000000112466017318794">
            <text:p>1,1247E-12</text:p>
          </table:table-cell>
          <table:table-cell table:style-name="ce266" table:formula="of:=c_qe^2/(10000000*c_me)*(1/([.$C25]^2/c_c^2))" office:value-type="float" office:value="0.00000000000112184223290481">
            <text:p>1,1218E-12</text:p>
          </table:table-cell>
          <table:table-cell table:style-name="ce267" table:formula="of:=[.F25]/[.G25]" office:value-type="float" office:value="1.00251188643151">
            <text:p>1,00</text:p>
          </table:table-cell>
          <table:table-cell table:style-name="ce270" table:formula="of:=c_h^2/(8*PI()*c_me*[.F25]^2)/c_qe" office:value-type="float" office:value="94630.2808800994">
            <text:p>94.630</text:p>
          </table:table-cell>
          <table:table-cell table:style-name="ce270" table:formula="of:=c_h^2/(8*PI()*c_me*[.G25]^2)/c_qe" office:value-type="float" office:value="95106.2789939121">
            <text:p>95.106</text:p>
          </table:table-cell>
          <table:table-cell table:number-columns-repeated="246"/>
        </table:table-row>
        <table:table-row table:style-name="ro5">
          <table:table-cell table:style-name="ce263" table:formula="of:=[.A25]*[.A$6]" office:value-type="float" office:value="0.00398107170553498">
            <text:p>3,981E-03</text:p>
          </table:table-cell>
          <table:table-cell table:style-name="ce265" table:formula="of:=SQRT([.A26])" office:value-type="float" office:value="0.0630957344480194">
            <text:p>0,0631</text:p>
          </table:table-cell>
          <table:table-cell table:style-name="ce266" table:formula="of:=[.B26]*c_c" office:value-type="float" office:value="18915625.319487">
            <text:p>1,8916E+07</text:p>
          </table:table-cell>
          <table:table-cell table:style-name="ce266" table:formula="of:=1/2*c_me*[.C26]^2" office:value-type="float" office:value="1.62967243331982E-016">
            <text:p>1,6297E-16</text:p>
          </table:table-cell>
          <table:table-cell table:style-name="ce270" table:formula="of:=[.D26]/c_qe" office:value-type="float" office:value="1017.16163689278">
            <text:p>1.017</text:p>
          </table:table-cell>
          <table:table-cell table:style-name="ce266" table:formula="of:=c_qe^2/(10000000*c_me)*(1/([.C26]^2/c_c^2)+1)" office:value-type="float" office:value="0.00000000000071065253648248">
            <text:p>7,1065E-13</text:p>
          </table:table-cell>
          <table:table-cell table:style-name="ce266" table:formula="of:=c_qe^2/(10000000*c_me)*(1/([.$C26]^2/c_c^2))" office:value-type="float" office:value="0.000000000000707834596199352">
            <text:p>7,0783E-13</text:p>
          </table:table-cell>
          <table:table-cell table:style-name="ce267" table:formula="of:=[.F26]/[.G26]" office:value-type="float" office:value="1.00398107170554">
            <text:p>1,00</text:p>
          </table:table-cell>
          <table:table-cell table:style-name="ce270" table:formula="of:=c_h^2/(8*PI()*c_me*[.F26]^2)/c_qe" office:value-type="float" office:value="237005.34492908">
            <text:p>237.005</text:p>
          </table:table-cell>
          <table:table-cell table:style-name="ce270" table:formula="of:=c_h^2/(8*PI()*c_me*[.G26]^2)/c_qe" office:value-type="float" office:value="238896.171756173">
            <text:p>238.896</text:p>
          </table:table-cell>
          <table:table-cell table:number-columns-repeated="246"/>
        </table:table-row>
        <table:table-row table:style-name="ro5">
          <table:table-cell table:style-name="ce263" table:formula="of:=[.A26]*[.A$6]" office:value-type="float" office:value="0.00630957344480194">
            <text:p>6,310E-03</text:p>
          </table:table-cell>
          <table:table-cell table:style-name="ce265" table:formula="of:=SQRT([.A27])" office:value-type="float" office:value="0.0794328234724282">
            <text:p>0,0794</text:p>
          </table:table-cell>
          <table:table-cell table:style-name="ce266" table:formula="of:=[.B27]*c_c" office:value-type="float" office:value="23813361.3946793">
            <text:p>2,3813E+07</text:p>
          </table:table-cell>
          <table:table-cell table:style-name="ce266" table:formula="of:=1/2*c_me*[.C27]^2" office:value-type="float" office:value="2.58285674551012E-016">
            <text:p>2,5829E-16</text:p>
          </table:table-cell>
          <table:table-cell table:style-name="ce270" table:formula="of:=[.D27]/c_qe" office:value-type="float" office:value="1612.09255394397">
            <text:p>1.612</text:p>
          </table:table-cell>
          <table:table-cell table:style-name="ce266" table:formula="of:=c_qe^2/(10000000*c_me)*(1/([.C27]^2/c_c^2)+1)" office:value-type="float" office:value="0.000000000000449431377432281">
            <text:p>4,4943E-13</text:p>
          </table:table-cell>
          <table:table-cell table:style-name="ce266" table:formula="of:=c_qe^2/(10000000*c_me)*(1/([.$C27]^2/c_c^2))" office:value-type="float" office:value="0.000000000000446613437149153">
            <text:p>4,4661E-13</text:p>
          </table:table-cell>
          <table:table-cell table:style-name="ce267" table:formula="of:=[.F27]/[.G27]" office:value-type="float" office:value="1.0063095734448">
            <text:p>1,01</text:p>
          </table:table-cell>
          <table:table-cell table:style-name="ce270" table:formula="of:=c_h^2/(8*PI()*c_me*[.F27]^2)/c_qe" office:value-type="float" office:value="592578.624685407">
            <text:p>592.579</text:p>
          </table:table-cell>
          <table:table-cell table:style-name="ce270" table:formula="of:=c_h^2/(8*PI()*c_me*[.G27]^2)/c_qe" office:value-type="float" office:value="600080.052373912">
            <text:p>600.080</text:p>
          </table:table-cell>
          <table:table-cell table:number-columns-repeated="246"/>
        </table:table-row>
        <table:table-row table:style-name="ro5">
          <table:table-cell table:style-name="ce263" table:formula="of:=[.A27]*[.A$6]" office:value-type="float" office:value="0.01">
            <text:p>1,000E-02</text:p>
          </table:table-cell>
          <table:table-cell table:style-name="ce265" table:formula="of:=SQRT([.A28])" office:value-type="float" office:value="0.1">
            <text:p>0,1000</text:p>
          </table:table-cell>
          <table:table-cell table:style-name="ce266" table:formula="of:=[.B28]*c_c" office:value-type="float" office:value="29979245.8">
            <text:p>2,9979E+07</text:p>
          </table:table-cell>
          <table:table-cell table:style-name="ce266" table:formula="of:=1/2*c_me*[.C28]^2" office:value-type="float" office:value="4.09355207306125E-016">
            <text:p>4,0936E-16</text:p>
          </table:table-cell>
          <table:table-cell table:style-name="ce270" table:formula="of:=[.D28]/c_qe" office:value-type="float" office:value="2554.99451436305">
            <text:p>2.555</text:p>
          </table:table-cell>
          <table:table-cell table:style-name="ce266" table:formula="of:=c_qe^2/(10000000*c_me)*(1/([.C28]^2/c_c^2)+1)" office:value-type="float" office:value="0.000000000000284611968595929">
            <text:p>2,8461E-13</text:p>
          </table:table-cell>
          <table:table-cell table:style-name="ce266" table:formula="of:=c_qe^2/(10000000*c_me)*(1/([.$C28]^2/c_c^2))" office:value-type="float" office:value="0.000000000000281794028312801">
            <text:p>2,8179E-13</text:p>
          </table:table-cell>
          <table:table-cell table:style-name="ce267" table:formula="of:=[.F28]/[.G28]" office:value-type="float" office:value="1.01">
            <text:p>1,01</text:p>
          </table:table-cell>
          <table:table-cell table:style-name="ce270" table:formula="of:=c_h^2/(8*PI()*c_me*[.F28]^2)/c_qe" office:value-type="float" office:value="1477632.52757336">
            <text:p>1.477.633</text:p>
          </table:table-cell>
          <table:table-cell table:style-name="ce270" table:formula="of:=c_h^2/(8*PI()*c_me*[.G28]^2)/c_qe" office:value-type="float" office:value="1507332.94137759">
            <text:p>1.507.333</text:p>
          </table:table-cell>
          <table:table-cell table:number-columns-repeated="246"/>
        </table:table-row>
        <table:table-row table:style-name="ro5">
          <table:table-cell table:style-name="ce263" table:formula="of:=[.A28]*[.A$6]" office:value-type="float" office:value="0.0158489319246112">
            <text:p>1,585E-02</text:p>
          </table:table-cell>
          <table:table-cell table:style-name="ce265" table:formula="of:=SQRT([.A29])" office:value-type="float" office:value="0.125892541179417">
            <text:p>0,1259</text:p>
          </table:table-cell>
          <table:table-cell table:style-name="ce266" table:formula="of:=[.B29]*c_c" office:value-type="float" office:value="37741634.3640436">
            <text:p>3,7742E+07</text:p>
          </table:table-cell>
          <table:table-cell table:style-name="ce266" table:formula="of:=1/2*c_me*[.C29]^2" office:value-type="float" office:value="6.48784281357986E-016">
            <text:p>6,4878E-16</text:p>
          </table:table-cell>
          <table:table-cell table:style-name="ce270" table:formula="of:=[.D29]/c_qe" office:value-type="float" office:value="4049.39341258949">
            <text:p>4.049</text:p>
          </table:table-cell>
          <table:table-cell table:style-name="ce266" table:formula="of:=c_qe^2/(10000000*c_me)*(1/([.C29]^2/c_c^2)+1)" office:value-type="float" office:value="0.000000000000180617952077749">
            <text:p>1,8062E-13</text:p>
          </table:table-cell>
          <table:table-cell table:style-name="ce266" table:formula="of:=c_qe^2/(10000000*c_me)*(1/([.$C29]^2/c_c^2))" office:value-type="float" office:value="0.000000000000177800011794621">
            <text:p>1,7780E-13</text:p>
          </table:table-cell>
          <table:table-cell table:style-name="ce267" table:formula="of:=[.F29]/[.G29]" office:value-type="float" office:value="1.01584893192461">
            <text:p>1,02</text:p>
          </table:table-cell>
          <table:table-cell table:style-name="ce270" table:formula="of:=c_h^2/(8*PI()*c_me*[.F29]^2)/c_qe" office:value-type="float" office:value="3669027.21996711">
            <text:p>3.669.027</text:p>
          </table:table-cell>
          <table:table-cell table:style-name="ce270" table:formula="of:=c_h^2/(8*PI()*c_me*[.G29]^2)/c_qe" office:value-type="float" office:value="3786249.16321379">
            <text:p>3.786.249</text:p>
          </table:table-cell>
          <table:table-cell table:number-columns-repeated="246"/>
        </table:table-row>
        <table:table-row table:style-name="ro5">
          <table:table-cell table:style-name="ce263" table:formula="of:=[.A29]*[.A$6]" office:value-type="float" office:value="0.0251188643150958">
            <text:p>2,512E-02</text:p>
          </table:table-cell>
          <table:table-cell table:style-name="ce265" table:formula="of:=SQRT([.A30])" office:value-type="float" office:value="0.158489319246111">
            <text:p>0,1585</text:p>
          </table:table-cell>
          <table:table-cell table:style-name="ce266" table:formula="of:=[.B30]*c_c" office:value-type="float" office:value="47513902.5835385">
            <text:p>4,7514E+07</text:p>
          </table:table-cell>
          <table:table-cell table:style-name="ce266" table:formula="of:=1/2*c_me*[.C30]^2" office:value-type="float" office:value="1.02825379090005E-015">
            <text:p>1,0283E-15</text:p>
          </table:table-cell>
          <table:table-cell table:style-name="ce270" table:formula="of:=[.D30]/c_qe" office:value-type="float" office:value="6417.85605320996">
            <text:p>6.418</text:p>
          </table:table-cell>
          <table:table-cell table:style-name="ce266" table:formula="of:=c_qe^2/(10000000*c_me)*(1/([.C30]^2/c_c^2)+1)" office:value-type="float" office:value="0.000000000000115002163573609">
            <text:p>1,1500E-13</text:p>
          </table:table-cell>
          <table:table-cell table:style-name="ce266" table:formula="of:=c_qe^2/(10000000*c_me)*(1/([.$C30]^2/c_c^2))" office:value-type="float" office:value="0.000000000000112184223290481">
            <text:p>1,1218E-13</text:p>
          </table:table-cell>
          <table:table-cell table:style-name="ce267" table:formula="of:=[.F30]/[.G30]" office:value-type="float" office:value="1.0251188643151">
            <text:p>1,03</text:p>
          </table:table-cell>
          <table:table-cell table:style-name="ce270" table:formula="of:=c_h^2/(8*PI()*c_me*[.F30]^2)/c_qe" office:value-type="float" office:value="9050253.40113754">
            <text:p>9.050.253</text:p>
          </table:table-cell>
          <table:table-cell table:style-name="ce270" table:formula="of:=c_h^2/(8*PI()*c_me*[.G30]^2)/c_qe" office:value-type="float" office:value="9510627.89939121">
            <text:p>9.510.628</text:p>
          </table:table-cell>
          <table:table-cell table:number-columns-repeated="246"/>
        </table:table-row>
        <table:table-row table:style-name="ro5">
          <table:table-cell table:style-name="ce263" table:formula="of:=[.A30]*[.A$6]" office:value-type="float" office:value="0.0398107170553498">
            <text:p>3,981E-02</text:p>
          </table:table-cell>
          <table:table-cell table:style-name="ce265" table:formula="of:=SQRT([.A31])" office:value-type="float" office:value="0.199526231496888">
            <text:p>0,1995</text:p>
          </table:table-cell>
          <table:table-cell table:style-name="ce266" table:formula="of:=[.B31]*c_c" office:value-type="float" office:value="59816459.3759291">
            <text:p>5,9816E+07</text:p>
          </table:table-cell>
          <table:table-cell table:style-name="ce266" table:formula="of:=1/2*c_me*[.C31]^2" office:value-type="float" office:value="1.62967243331982E-015">
            <text:p>1,6297E-15</text:p>
          </table:table-cell>
          <table:table-cell table:style-name="ce270" table:formula="of:=[.D31]/c_qe" office:value-type="float" office:value="10171.6163689278">
            <text:p>10.172</text:p>
          </table:table-cell>
          <table:table-cell table:style-name="ce266" table:formula="of:=c_qe^2/(10000000*c_me)*(1/([.C31]^2/c_c^2)+1)" office:value-type="float" office:value="0.0000000000000736013999030632">
            <text:p>7,3601E-14</text:p>
          </table:table-cell>
          <table:table-cell table:style-name="ce266" table:formula="of:=c_qe^2/(10000000*c_me)*(1/([.$C31]^2/c_c^2))" office:value-type="float" office:value="0.0000000000000707834596199352">
            <text:p>7,0783E-14</text:p>
          </table:table-cell>
          <table:table-cell table:style-name="ce267" table:formula="of:=[.F31]/[.G31]" office:value-type="float" office:value="1.03981071705535">
            <text:p>1,04</text:p>
          </table:table-cell>
          <table:table-cell table:style-name="ce270" table:formula="of:=c_h^2/(8*PI()*c_me*[.F31]^2)/c_qe" office:value-type="float" office:value="22095336.0818789">
            <text:p>22.095.336</text:p>
          </table:table-cell>
          <table:table-cell table:style-name="ce270" table:formula="of:=c_h^2/(8*PI()*c_me*[.G31]^2)/c_qe" office:value-type="float" office:value="23889617.1756173">
            <text:p>23.889.617</text:p>
          </table:table-cell>
          <table:table-cell table:number-columns-repeated="246"/>
        </table:table-row>
        <table:table-row table:style-name="ro5">
          <table:table-cell table:style-name="ce263" table:formula="of:=[.A31]*[.A$6]" office:value-type="float" office:value="0.0630957344480194">
            <text:p>6,310E-02</text:p>
          </table:table-cell>
          <table:table-cell table:style-name="ce265" table:formula="of:=SQRT([.A32])" office:value-type="float" office:value="0.251188643150958">
            <text:p>0,2512</text:p>
          </table:table-cell>
          <table:table-cell table:style-name="ce266" table:formula="of:=[.B32]*c_c" office:value-type="float" office:value="75304460.7519106">
            <text:p>7,5304E+07</text:p>
          </table:table-cell>
          <table:table-cell table:style-name="ce266" table:formula="of:=1/2*c_me*[.C32]^2" office:value-type="float" office:value="2.58285674551012E-015">
            <text:p>2,5829E-15</text:p>
          </table:table-cell>
          <table:table-cell table:style-name="ce270" table:formula="of:=[.D32]/c_qe" office:value-type="float" office:value="16120.9255394397">
            <text:p>16.121</text:p>
          </table:table-cell>
          <table:table-cell table:style-name="ce266" table:formula="of:=c_qe^2/(10000000*c_me)*(1/([.C32]^2/c_c^2)+1)" office:value-type="float" office:value="0.0000000000000474792839980433">
            <text:p>4,7479E-14</text:p>
          </table:table-cell>
          <table:table-cell table:style-name="ce266" table:formula="of:=c_qe^2/(10000000*c_me)*(1/([.$C32]^2/c_c^2))" office:value-type="float" office:value="0.0000000000000446613437149153">
            <text:p>4,4661E-14</text:p>
          </table:table-cell>
          <table:table-cell table:style-name="ce267" table:formula="of:=[.F32]/[.G32]" office:value-type="float" office:value="1.06309573444802">
            <text:p>1,06</text:p>
          </table:table-cell>
          <table:table-cell table:style-name="ce270" table:formula="of:=c_h^2/(8*PI()*c_me*[.F32]^2)/c_qe" office:value-type="float" office:value="53096322.0938371">
            <text:p>53.096.322</text:p>
          </table:table-cell>
          <table:table-cell table:style-name="ce270" table:formula="of:=c_h^2/(8*PI()*c_me*[.G32]^2)/c_qe" office:value-type="float" office:value="60008005.2373913">
            <text:p>60.008.005</text:p>
          </table:table-cell>
          <table:table-cell table:number-columns-repeated="246"/>
        </table:table-row>
        <table:table-row table:style-name="ro5">
          <table:table-cell table:style-name="ce263" table:formula="of:=[.A32]*[.A$6]" office:value-type="float" office:value="0.1">
            <text:p>1,000E-01</text:p>
          </table:table-cell>
          <table:table-cell table:style-name="ce265" table:formula="of:=SQRT([.A33])" office:value-type="float" office:value="0.316227766016838">
            <text:p>0,3162</text:p>
          </table:table-cell>
          <table:table-cell table:style-name="ce266" table:formula="of:=[.B33]*c_c" office:value-type="float" office:value="94802699.2620368">
            <text:p>9,4803E+07</text:p>
          </table:table-cell>
          <table:table-cell table:style-name="ce266" table:formula="of:=1/2*c_me*[.C33]^2" office:value-type="float" office:value="4.09355207306125E-015">
            <text:p>4,0936E-15</text:p>
          </table:table-cell>
          <table:table-cell table:style-name="ce270" table:formula="of:=[.D33]/c_qe" office:value-type="float" office:value="25549.9451436305">
            <text:p>25.550</text:p>
          </table:table-cell>
          <table:table-cell table:style-name="ce266" table:formula="of:=c_qe^2/(10000000*c_me)*(1/([.C33]^2/c_c^2)+1)" office:value-type="float" office:value="0.0000000000000309973431144081">
            <text:p>3,0997E-14</text:p>
          </table:table-cell>
          <table:table-cell table:style-name="ce266" table:formula="of:=c_qe^2/(10000000*c_me)*(1/([.$C33]^2/c_c^2))" office:value-type="float" office:value="0.0000000000000281794028312801">
            <text:p>2,8179E-14</text:p>
          </table:table-cell>
          <table:table-cell table:style-name="ce267" table:formula="of:=[.F33]/[.G33]" office:value-type="float" office:value="1.1">
            <text:p>1,10</text:p>
          </table:table-cell>
          <table:table-cell table:style-name="ce270" table:formula="of:=c_h^2/(8*PI()*c_me*[.F33]^2)/c_qe" office:value-type="float" office:value="124572970.361784">
            <text:p>124.572.970</text:p>
          </table:table-cell>
          <table:table-cell table:style-name="ce270" table:formula="of:=c_h^2/(8*PI()*c_me*[.G33]^2)/c_qe" office:value-type="float" office:value="150733294.137759">
            <text:p>150.733.294</text:p>
          </table:table-cell>
          <table:table-cell table:number-columns-repeated="246"/>
        </table:table-row>
        <table:table-row table:style-name="ro5">
          <table:table-cell table:style-name="ce263" table:formula="of:=[.A33]*[.A$6]" office:value-type="float" office:value="0.158489319246112">
            <text:p>1,585E-01</text:p>
          </table:table-cell>
          <table:table-cell table:style-name="ce265" table:formula="of:=SQRT([.A34])" office:value-type="float" office:value="0.398107170553498">
            <text:p>0,3981</text:p>
          </table:table-cell>
          <table:table-cell table:style-name="ce266" table:formula="of:=[.B34]*c_c" office:value-type="float" office:value="119349527.207658">
            <text:p>1,1935E+08</text:p>
          </table:table-cell>
          <table:table-cell table:style-name="ce266" table:formula="of:=1/2*c_me*[.C34]^2" office:value-type="float" office:value="6.48784281357986E-015">
            <text:p>6,4878E-15</text:p>
          </table:table-cell>
          <table:table-cell table:style-name="ce270" table:formula="of:=[.D34]/c_qe" office:value-type="float" office:value="40493.9341258949">
            <text:p>40.494</text:p>
          </table:table-cell>
          <table:table-cell table:style-name="ce266" table:formula="of:=c_qe^2/(10000000*c_me)*(1/([.C34]^2/c_c^2)+1)" office:value-type="float" office:value="0.0000000000000205979414625902">
            <text:p>2,0598E-14</text:p>
          </table:table-cell>
          <table:table-cell table:style-name="ce266" table:formula="of:=c_qe^2/(10000000*c_me)*(1/([.$C34]^2/c_c^2))" office:value-type="float" office:value="0.0000000000000177800011794621">
            <text:p>1,7780E-14</text:p>
          </table:table-cell>
          <table:table-cell table:style-name="ce267" table:formula="of:=[.F34]/[.G34]" office:value-type="float" office:value="1.15848931924611">
            <text:p>1,16</text:p>
          </table:table-cell>
          <table:table-cell table:style-name="ce270" table:formula="of:=c_h^2/(8*PI()*c_me*[.F34]^2)/c_qe" office:value-type="float" office:value="282114313.996855">
            <text:p>282.114.314</text:p>
          </table:table-cell>
          <table:table-cell table:style-name="ce270" table:formula="of:=c_h^2/(8*PI()*c_me*[.G34]^2)/c_qe" office:value-type="float" office:value="378624916.321379">
            <text:p>378.624.916</text:p>
          </table:table-cell>
          <table:table-cell table:number-columns-repeated="246"/>
        </table:table-row>
        <table:table-row table:style-name="ro5">
          <table:table-cell table:style-name="ce263" table:formula="of:=[.A34]*[.A$6]" office:value-type="float" office:value="0.251188643150958">
            <text:p>2,512E-01</text:p>
          </table:table-cell>
          <table:table-cell table:style-name="ce265" table:formula="of:=SQRT([.A35])" office:value-type="float" office:value="0.501187233627273">
            <text:p>0,5012</text:p>
          </table:table-cell>
          <table:table-cell table:style-name="ce266" table:formula="of:=[.B35]*c_c" office:value-type="float" office:value="150252152.68734">
            <text:p>1,5025E+08</text:p>
          </table:table-cell>
          <table:table-cell table:style-name="ce266" table:formula="of:=1/2*c_me*[.C35]^2" office:value-type="float" office:value="0.0000000000000102825379090005">
            <text:p>1,0283E-14</text:p>
          </table:table-cell>
          <table:table-cell table:style-name="ce270" table:formula="of:=[.D35]/c_qe" office:value-type="float" office:value="64178.5605320996">
            <text:p>64.179</text:p>
          </table:table-cell>
          <table:table-cell table:style-name="ce266" table:formula="of:=c_qe^2/(10000000*c_me)*(1/([.C35]^2/c_c^2)+1)" office:value-type="float" office:value="0.0000000000000140363626121762">
            <text:p>1,4036E-14</text:p>
          </table:table-cell>
          <table:table-cell table:style-name="ce266" table:formula="of:=c_qe^2/(10000000*c_me)*(1/([.$C35]^2/c_c^2))" office:value-type="float" office:value="0.0000000000000112184223290481">
            <text:p>1,1218E-14</text:p>
          </table:table-cell>
          <table:table-cell table:style-name="ce267" table:formula="of:=[.F35]/[.G35]" office:value-type="float" office:value="1.25118864315096">
            <text:p>1,25</text:p>
          </table:table-cell>
          <table:table-cell table:style-name="ce270" table:formula="of:=c_h^2/(8*PI()*c_me*[.F35]^2)/c_qe" office:value-type="float" office:value="607524228.992153">
            <text:p>607.524.229</text:p>
          </table:table-cell>
          <table:table-cell table:style-name="ce270" table:formula="of:=c_h^2/(8*PI()*c_me*[.G35]^2)/c_qe" office:value-type="float" office:value="951062789.939122">
            <text:p>951.062.790</text:p>
          </table:table-cell>
          <table:table-cell table:number-columns-repeated="246"/>
        </table:table-row>
        <table:table-row table:style-name="ro5">
          <table:table-cell table:style-name="ce263" table:formula="of:=[.A35]*[.A$6]" office:value-type="float" office:value="0.398107170553498">
            <text:p>3,981E-01</text:p>
          </table:table-cell>
          <table:table-cell table:style-name="ce265" table:formula="of:=SQRT([.A36])" office:value-type="float" office:value="0.630957344480194">
            <text:p>0,6310</text:p>
          </table:table-cell>
          <table:table-cell table:style-name="ce266" table:formula="of:=[.B36]*c_c" office:value-type="float" office:value="189156253.19487">
            <text:p>1,8916E+08</text:p>
          </table:table-cell>
          <table:table-cell table:style-name="ce266" table:formula="of:=1/2*c_me*[.C36]^2" office:value-type="float" office:value="0.0000000000000162967243331982">
            <text:p>1,6297E-14</text:p>
          </table:table-cell>
          <table:table-cell table:style-name="ce270" table:formula="of:=[.D36]/c_qe" office:value-type="float" office:value="101716.163689278">
            <text:p>101.716</text:p>
          </table:table-cell>
          <table:table-cell table:style-name="ce266" table:formula="of:=c_qe^2/(10000000*c_me)*(1/([.C36]^2/c_c^2)+1)" office:value-type="float" office:value="9.89628624512153E-015">
            <text:p>9,8963E-15</text:p>
          </table:table-cell>
          <table:table-cell table:style-name="ce266" table:formula="of:=c_qe^2/(10000000*c_me)*(1/([.$C36]^2/c_c^2))" office:value-type="float" office:value="7.07834596199352E-015">
            <text:p>7,0783E-15</text:p>
          </table:table-cell>
          <table:table-cell table:style-name="ce267" table:formula="of:=[.F36]/[.G36]" office:value-type="float" office:value="1.3981071705535">
            <text:p>1,40</text:p>
          </table:table-cell>
          <table:table-cell table:style-name="ce270" table:formula="of:=c_h^2/(8*PI()*c_me*[.F36]^2)/c_qe" office:value-type="float" office:value="1222160558.66503">
            <text:p>1.222.160.559</text:p>
          </table:table-cell>
          <table:table-cell table:style-name="ce270" table:formula="of:=c_h^2/(8*PI()*c_me*[.G36]^2)/c_qe" office:value-type="float" office:value="2388961717.56173">
            <text:p>2.388.961.718</text:p>
          </table:table-cell>
          <table:table-cell table:number-columns-repeated="246"/>
        </table:table-row>
        <table:table-row table:style-name="ro5">
          <table:table-cell table:style-name="ce263" table:formula="of:=[.A36]*[.A$6]" office:value-type="float" office:value="0.630957344480194">
            <text:p>6,310E-01</text:p>
          </table:table-cell>
          <table:table-cell table:style-name="ce265" table:formula="of:=SQRT([.A37])" office:value-type="float" office:value="0.794328234724282">
            <text:p>0,7943</text:p>
          </table:table-cell>
          <table:table-cell table:style-name="ce266" table:formula="of:=[.B37]*c_c" office:value-type="float" office:value="238133613.946793">
            <text:p>2,3813E+08</text:p>
          </table:table-cell>
          <table:table-cell table:style-name="ce266" table:formula="of:=1/2*c_me*[.C37]^2" office:value-type="float" office:value="0.0000000000000258285674551012">
            <text:p>2,5829E-14</text:p>
          </table:table-cell>
          <table:table-cell table:style-name="ce270" table:formula="of:=[.D37]/c_qe" office:value-type="float" office:value="161209.255394397">
            <text:p>161.209</text:p>
          </table:table-cell>
          <table:table-cell table:style-name="ce266" table:formula="of:=c_qe^2/(10000000*c_me)*(1/([.C37]^2/c_c^2)+1)" office:value-type="float" office:value="7.28407465461954E-015">
            <text:p>7,2841E-15</text:p>
          </table:table-cell>
          <table:table-cell table:style-name="ce266" table:formula="of:=c_qe^2/(10000000*c_me)*(1/([.$C37]^2/c_c^2))" office:value-type="float" office:value="4.46613437149153E-015">
            <text:p>4,4661E-15</text:p>
          </table:table-cell>
          <table:table-cell table:style-name="ce267" table:formula="of:=[.F37]/[.G37]" office:value-type="float" office:value="1.63095734448019">
            <text:p>1,63</text:p>
          </table:table-cell>
          <table:table-cell table:style-name="ce270" table:formula="of:=c_h^2/(8*PI()*c_me*[.F37]^2)/c_qe" office:value-type="float" office:value="2255921507.66602">
            <text:p>2.255.921.508</text:p>
          </table:table-cell>
          <table:table-cell table:style-name="ce270" table:formula="of:=c_h^2/(8*PI()*c_me*[.G37]^2)/c_qe" office:value-type="float" office:value="6000800523.73913">
            <text:p>6.000.800.524</text:p>
          </table:table-cell>
          <table:table-cell table:number-columns-repeated="246"/>
        </table:table-row>
        <table:table-row table:style-name="ro5">
          <table:table-cell table:style-name="ce263" table:formula="of:=[.A37]*[.A$6]" office:value-type="float" office:value="1">
            <text:p>1,000E+00</text:p>
          </table:table-cell>
          <table:table-cell table:style-name="ce265" table:formula="of:=SQRT([.A38])" office:value-type="float" office:value="1">
            <text:p>1,0000</text:p>
          </table:table-cell>
          <table:table-cell table:style-name="ce266" table:formula="of:=[.B38]*c_c" office:value-type="float" office:value="299792458">
            <text:p>2,9979E+08</text:p>
          </table:table-cell>
          <table:table-cell table:style-name="ce266" table:formula="of:=1/2*c_me*[.C38]^2" office:value-type="float" office:value="0.0000000000000409355207306125">
            <text:p>4,0936E-14</text:p>
          </table:table-cell>
          <table:table-cell table:style-name="ce270" table:formula="of:=[.D38]/c_qe" office:value-type="float" office:value="255499.451436305">
            <text:p>255.499</text:p>
          </table:table-cell>
          <table:table-cell table:style-name="ce266" table:formula="of:=c_qe^2/(10000000*c_me)*(1/([.C38]^2/c_c^2)+1)" office:value-type="float" office:value="5.63588056625603E-015">
            <text:p>5,6359E-15</text:p>
          </table:table-cell>
          <table:table-cell table:style-name="ce266" table:formula="of:=c_qe^2/(10000000*c_me)*(1/([.$C38]^2/c_c^2))" office:value-type="float" office:value="2.81794028312801E-015">
            <text:p>2,8179E-15</text:p>
          </table:table-cell>
          <table:table-cell table:style-name="ce267" table:formula="of:=[.F38]/[.G38]" office:value-type="float" office:value="2">
            <text:p>2,00</text:p>
          </table:table-cell>
          <table:table-cell table:style-name="ce270" table:formula="of:=c_h^2/(8*PI()*c_me*[.F38]^2)/c_qe" office:value-type="float" office:value="3768332353.44397">
            <text:p>3.768.332.353</text:p>
          </table:table-cell>
          <table:table-cell table:style-name="ce270" table:formula="of:=c_h^2/(8*PI()*c_me*[.G38]^2)/c_qe" office:value-type="float" office:value="15073329413.7759">
            <text:p>15.073.329.414</text:p>
          </table:table-cell>
          <table:table-cell table:number-columns-repeated="246"/>
        </table:table-row>
        <table:table-row table:style-name="ro5">
          <table:table-cell table:style-name="ce263" table:formula="of:=[.A38]*[.A$6]" office:value-type="float" office:value="1.58489319246112">
            <text:p>1,585E+00</text:p>
          </table:table-cell>
          <table:table-cell table:style-name="ce265" table:formula="of:=SQRT([.A39])" office:value-type="float" office:value="1.25892541179417">
            <text:p>1,2589</text:p>
          </table:table-cell>
          <table:table-cell table:style-name="ce266" table:formula="of:=[.B39]*c_c" office:value-type="float" office:value="377416343.640436">
            <text:p>3,7742E+08</text:p>
          </table:table-cell>
          <table:table-cell table:style-name="ce266" table:formula="of:=1/2*c_me*[.C39]^2" office:value-type="float" office:value="0.0000000000000648784281357986">
            <text:p>6,4878E-14</text:p>
          </table:table-cell>
          <table:table-cell table:style-name="ce270" table:formula="of:=[.D39]/c_qe" office:value-type="float" office:value="404939.341258949">
            <text:p>404.939</text:p>
          </table:table-cell>
          <table:table-cell table:style-name="ce266" table:formula="of:=c_qe^2/(10000000*c_me)*(1/([.C39]^2/c_c^2)+1)" office:value-type="float" office:value="4.59594040107423E-015">
            <text:p>4,5959E-15</text:p>
          </table:table-cell>
          <table:table-cell table:style-name="ce266" table:formula="of:=c_qe^2/(10000000*c_me)*(1/([.$C39]^2/c_c^2))" office:value-type="float" office:value="1.77800011794621E-015">
            <text:p>1,7780E-15</text:p>
          </table:table-cell>
          <table:table-cell table:style-name="ce267" table:formula="of:=[.F39]/[.G39]" office:value-type="float" office:value="2.58489319246112">
            <text:p>2,58</text:p>
          </table:table-cell>
          <table:table-cell table:style-name="ce270" table:formula="of:=c_h^2/(8*PI()*c_me*[.F39]^2)/c_qe" office:value-type="float" office:value="5666618625.6569">
            <text:p>5.666.618.626</text:p>
          </table:table-cell>
          <table:table-cell table:style-name="ce270" table:formula="of:=c_h^2/(8*PI()*c_me*[.G39]^2)/c_qe" office:value-type="float" office:value="37862491632.1379">
            <text:p>37.862.491.632</text:p>
          </table:table-cell>
          <table:table-cell table:number-columns-repeated="246"/>
        </table:table-row>
        <table:table-row table:style-name="ro5">
          <table:table-cell table:style-name="ce263" table:formula="of:=[.A39]*[.A$6]" office:value-type="float" office:value="2.51188643150959">
            <text:p>2,512E+00</text:p>
          </table:table-cell>
          <table:table-cell table:style-name="ce265" table:formula="of:=SQRT([.A40])" office:value-type="float" office:value="1.58489319246112">
            <text:p>1,5849</text:p>
          </table:table-cell>
          <table:table-cell table:style-name="ce266" table:formula="of:=[.B40]*c_c" office:value-type="float" office:value="475139025.835385">
            <text:p>4,7514E+08</text:p>
          </table:table-cell>
          <table:table-cell table:style-name="ce266" table:formula="of:=1/2*c_me*[.C40]^2" office:value-type="float" office:value="0.000000000000102825379090005">
            <text:p>1,0283E-13</text:p>
          </table:table-cell>
          <table:table-cell table:style-name="ce270" table:formula="of:=[.D40]/c_qe" office:value-type="float" office:value="641785.605320997">
            <text:p>641.786</text:p>
          </table:table-cell>
          <table:table-cell table:style-name="ce266" table:formula="of:=c_qe^2/(10000000*c_me)*(1/([.C40]^2/c_c^2)+1)" office:value-type="float" office:value="3.93978251603283E-015">
            <text:p>3,9398E-15</text:p>
          </table:table-cell>
          <table:table-cell table:style-name="ce266" table:formula="of:=c_qe^2/(10000000*c_me)*(1/([.$C40]^2/c_c^2))" office:value-type="float" office:value="1.12184223290481E-015">
            <text:p>1,1218E-15</text:p>
          </table:table-cell>
          <table:table-cell table:style-name="ce267" table:formula="of:=[.F40]/[.G40]" office:value-type="float" office:value="3.51188643150959">
            <text:p>3,51</text:p>
          </table:table-cell>
          <table:table-cell table:style-name="ce270" table:formula="of:=c_h^2/(8*PI()*c_me*[.F40]^2)/c_qe" office:value-type="float" office:value="7711311806.23714">
            <text:p>7.711.311.806</text:p>
          </table:table-cell>
          <table:table-cell table:style-name="ce270" table:formula="of:=c_h^2/(8*PI()*c_me*[.G40]^2)/c_qe" office:value-type="float" office:value="95106278993.9123">
            <text:p>95.106.278.994</text:p>
          </table:table-cell>
          <table:table-cell table:number-columns-repeated="246"/>
        </table:table-row>
        <table:table-row table:style-name="ro5">
          <table:table-cell table:style-name="ce263" table:formula="of:=[.A40]*[.A$6]" office:value-type="float" office:value="3.98107170553498">
            <text:p>3,981E+00</text:p>
          </table:table-cell>
          <table:table-cell table:style-name="ce265" table:formula="of:=SQRT([.A41])" office:value-type="float" office:value="1.99526231496888">
            <text:p>1,9953</text:p>
          </table:table-cell>
          <table:table-cell table:style-name="ce266" table:formula="of:=[.B41]*c_c" office:value-type="float" office:value="598164593.759291">
            <text:p>5,9816E+08</text:p>
          </table:table-cell>
          <table:table-cell table:style-name="ce266" table:formula="of:=1/2*c_me*[.C41]^2" office:value-type="float" office:value="0.000000000000162967243331982">
            <text:p>1,6297E-13</text:p>
          </table:table-cell>
          <table:table-cell table:style-name="ce270" table:formula="of:=[.D41]/c_qe" office:value-type="float" office:value="1017161.63689278">
            <text:p>1.017.162</text:p>
          </table:table-cell>
          <table:table-cell table:style-name="ce266" table:formula="of:=c_qe^2/(10000000*c_me)*(1/([.C41]^2/c_c^2)+1)" office:value-type="float" office:value="3.52577487932737E-015">
            <text:p>3,5258E-15</text:p>
          </table:table-cell>
          <table:table-cell table:style-name="ce266" table:formula="of:=c_qe^2/(10000000*c_me)*(1/([.$C41]^2/c_c^2))" office:value-type="float" office:value="7.07834596199351E-016">
            <text:p>7,0783E-16</text:p>
          </table:table-cell>
          <table:table-cell table:style-name="ce267" table:formula="of:=[.F41]/[.G41]" office:value-type="float" office:value="4.98107170553498">
            <text:p>4,98</text:p>
          </table:table-cell>
          <table:table-cell table:style-name="ce270" table:formula="of:=c_h^2/(8*PI()*c_me*[.F41]^2)/c_qe" office:value-type="float" office:value="9628610147.84849">
            <text:p>9.628.610.148</text:p>
          </table:table-cell>
          <table:table-cell table:style-name="ce270" table:formula="of:=c_h^2/(8*PI()*c_me*[.G41]^2)/c_qe" office:value-type="float" office:value="238896171756.173">
            <text:p>238.896.171.756</text:p>
          </table:table-cell>
          <table:table-cell table:number-columns-repeated="246"/>
        </table:table-row>
        <table:table-row table:style-name="ro5">
          <table:table-cell table:style-name="ce263" table:formula="of:=[.A41]*[.A$6]" office:value-type="float" office:value="6.30957344480195">
            <text:p>6,310E+00</text:p>
          </table:table-cell>
          <table:table-cell table:style-name="ce265" table:formula="of:=SQRT([.A42])" office:value-type="float" office:value="2.51188643150958">
            <text:p>2,5119</text:p>
          </table:table-cell>
          <table:table-cell table:style-name="ce266" table:formula="of:=[.B42]*c_c" office:value-type="float" office:value="753044607.519107">
            <text:p>7,5304E+08</text:p>
          </table:table-cell>
          <table:table-cell table:style-name="ce266" table:formula="of:=1/2*c_me*[.C42]^2" office:value-type="float" office:value="0.000000000000258285674551012">
            <text:p>2,5829E-13</text:p>
          </table:table-cell>
          <table:table-cell table:style-name="ce270" table:formula="of:=[.D42]/c_qe" office:value-type="float" office:value="1612092.55394397">
            <text:p>1.612.093</text:p>
          </table:table-cell>
          <table:table-cell table:style-name="ce266" table:formula="of:=c_qe^2/(10000000*c_me)*(1/([.C42]^2/c_c^2)+1)" office:value-type="float" office:value="3.26455372027717E-015">
            <text:p>3,2646E-15</text:p>
          </table:table-cell>
          <table:table-cell table:style-name="ce266" table:formula="of:=c_qe^2/(10000000*c_me)*(1/([.$C42]^2/c_c^2))" office:value-type="float" office:value="4.46613437149153E-016">
            <text:p>4,4661E-16</text:p>
          </table:table-cell>
          <table:table-cell table:style-name="ce267" table:formula="of:=[.F42]/[.G42]" office:value-type="float" office:value="7.30957344480195">
            <text:p>7,31</text:p>
          </table:table-cell>
          <table:table-cell table:style-name="ce270" table:formula="of:=c_h^2/(8*PI()*c_me*[.F42]^2)/c_qe" office:value-type="float" office:value="11231173131.7929">
            <text:p>11.231.173.132</text:p>
          </table:table-cell>
          <table:table-cell table:style-name="ce270" table:formula="of:=c_h^2/(8*PI()*c_me*[.G42]^2)/c_qe" office:value-type="float" office:value="600080052373.913">
            <text:p>600.080.052.374</text:p>
          </table:table-cell>
          <table:table-cell table:number-columns-repeated="246"/>
        </table:table-row>
        <table:table-row table:style-name="ro5">
          <table:table-cell table:style-name="ce263" table:formula="of:=[.A42]*[.A$6]" office:value-type="float" office:value="10">
            <text:p>1,000E+01</text:p>
          </table:table-cell>
          <table:table-cell table:style-name="ce265" table:formula="of:=SQRT([.A43])" office:value-type="float" office:value="3.16227766016838">
            <text:p>3,1623</text:p>
          </table:table-cell>
          <table:table-cell table:style-name="ce266" table:formula="of:=[.B43]*c_c" office:value-type="float" office:value="948026992.620368">
            <text:p>9,4803E+08</text:p>
          </table:table-cell>
          <table:table-cell table:style-name="ce266" table:formula="of:=1/2*c_me*[.C43]^2" office:value-type="float" office:value="0.000000000000409355207306125">
            <text:p>4,0936E-13</text:p>
          </table:table-cell>
          <table:table-cell table:style-name="ce270" table:formula="of:=[.D43]/c_qe" office:value-type="float" office:value="2554994.51436305">
            <text:p>2.554.995</text:p>
          </table:table-cell>
          <table:table-cell table:style-name="ce266" table:formula="of:=c_qe^2/(10000000*c_me)*(1/([.C43]^2/c_c^2)+1)" office:value-type="float" office:value="3.09973431144082E-015">
            <text:p>3,0997E-15</text:p>
          </table:table-cell>
          <table:table-cell table:style-name="ce266" table:formula="of:=c_qe^2/(10000000*c_me)*(1/([.$C43]^2/c_c^2))" office:value-type="float" office:value="2.81794028312801E-016">
            <text:p>2,8179E-16</text:p>
          </table:table-cell>
          <table:table-cell table:style-name="ce267" table:formula="of:=[.F43]/[.G43]" office:value-type="float" office:value="11">
            <text:p>11,00</text:p>
          </table:table-cell>
          <table:table-cell table:style-name="ce270" table:formula="of:=c_h^2/(8*PI()*c_me*[.F43]^2)/c_qe" office:value-type="float" office:value="12457297036.1784">
            <text:p>12.457.297.036</text:p>
          </table:table-cell>
          <table:table-cell table:style-name="ce270" table:formula="of:=c_h^2/(8*PI()*c_me*[.G43]^2)/c_qe" office:value-type="float" office:value="1507332941377.59">
            <text:p>1.507.332.941.378</text:p>
          </table:table-cell>
          <table:table-cell table:number-columns-repeated="246"/>
        </table:table-row>
        <table:table-row table:style-name="ro5">
          <table:table-cell table:style-name="ce263" table:formula="of:=[.A43]*[.A$6]" office:value-type="float" office:value="15.8489319246112">
            <text:p>1,585E+01</text:p>
          </table:table-cell>
          <table:table-cell table:style-name="ce265" table:formula="of:=SQRT([.A44])" office:value-type="float" office:value="3.98107170553498">
            <text:p>3,9811</text:p>
          </table:table-cell>
          <table:table-cell table:style-name="ce266" table:formula="of:=[.B44]*c_c" office:value-type="float" office:value="1193495272.07658">
            <text:p>1,1935E+09</text:p>
          </table:table-cell>
          <table:table-cell table:style-name="ce266" table:formula="of:=1/2*c_me*[.C44]^2" office:value-type="float" office:value="0.000000000000648784281357986">
            <text:p>6,4878E-13</text:p>
          </table:table-cell>
          <table:table-cell table:style-name="ce270" table:formula="of:=[.D44]/c_qe" office:value-type="float" office:value="4049393.41258949">
            <text:p>4.049.393</text:p>
          </table:table-cell>
          <table:table-cell table:style-name="ce266" table:formula="of:=c_qe^2/(10000000*c_me)*(1/([.C44]^2/c_c^2)+1)" office:value-type="float" office:value="2.99574029492264E-015">
            <text:p>2,9957E-15</text:p>
          </table:table-cell>
          <table:table-cell table:style-name="ce266" table:formula="of:=c_qe^2/(10000000*c_me)*(1/([.$C44]^2/c_c^2))" office:value-type="float" office:value="1.77800011794621E-016">
            <text:p>1,7780E-16</text:p>
          </table:table-cell>
          <table:table-cell table:style-name="ce267" table:formula="of:=[.F44]/[.G44]" office:value-type="float" office:value="16.8489319246112">
            <text:p>16,85</text:p>
          </table:table-cell>
          <table:table-cell table:style-name="ce270" table:formula="of:=c_h^2/(8*PI()*c_me*[.F44]^2)/c_qe" office:value-type="float" office:value="13337193103.0571">
            <text:p>13.337.193.103</text:p>
          </table:table-cell>
          <table:table-cell table:style-name="ce270" table:formula="of:=c_h^2/(8*PI()*c_me*[.G44]^2)/c_qe" office:value-type="float" office:value="3786249163213.8">
            <text:p>3.786.249.163.214</text:p>
          </table:table-cell>
          <table:table-cell table:number-columns-repeated="246"/>
        </table:table-row>
        <table:table-row table:style-name="ro5">
          <table:table-cell table:style-name="ce263" table:formula="of:=[.A44]*[.A$6]" office:value-type="float" office:value="25.1188643150959">
            <text:p>2,512E+01</text:p>
          </table:table-cell>
          <table:table-cell table:style-name="ce265" table:formula="of:=SQRT([.A45])" office:value-type="float" office:value="5.01187233627273">
            <text:p>5,0119</text:p>
          </table:table-cell>
          <table:table-cell table:style-name="ce266" table:formula="of:=[.B45]*c_c" office:value-type="float" office:value="1502521526.8734">
            <text:p>1,5025E+09</text:p>
          </table:table-cell>
          <table:table-cell table:style-name="ce266" table:formula="of:=1/2*c_me*[.C45]^2" office:value-type="float" office:value="0.00000000000102825379090005">
            <text:p>1,0283E-12</text:p>
          </table:table-cell>
          <table:table-cell table:style-name="ce270" table:formula="of:=[.D45]/c_qe" office:value-type="float" office:value="6417856.05320997">
            <text:p>6.417.856</text:p>
          </table:table-cell>
          <table:table-cell table:style-name="ce266" table:formula="of:=c_qe^2/(10000000*c_me)*(1/([.C45]^2/c_c^2)+1)" office:value-type="float" office:value="2.9301245064185E-015">
            <text:p>2,9301E-15</text:p>
          </table:table-cell>
          <table:table-cell table:style-name="ce266" table:formula="of:=c_qe^2/(10000000*c_me)*(1/([.$C45]^2/c_c^2))" office:value-type="float" office:value="1.12184223290481E-016">
            <text:p>1,1218E-16</text:p>
          </table:table-cell>
          <table:table-cell table:style-name="ce267" table:formula="of:=[.F45]/[.G45]" office:value-type="float" office:value="26.1188643150959">
            <text:p>26,12</text:p>
          </table:table-cell>
          <table:table-cell table:style-name="ce270" table:formula="of:=c_h^2/(8*PI()*c_me*[.F45]^2)/c_qe" office:value-type="float" office:value="13941214579.6197">
            <text:p>13.941.214.580</text:p>
          </table:table-cell>
          <table:table-cell table:style-name="ce270" table:formula="of:=c_h^2/(8*PI()*c_me*[.G45]^2)/c_qe" office:value-type="float" office:value="9510627899391.24">
            <text:p>9.510.627.899.391</text:p>
          </table:table-cell>
          <table:table-cell table:number-columns-repeated="246"/>
        </table:table-row>
        <table:table-row table:style-name="ro5">
          <table:table-cell table:style-name="ce263" table:formula="of:=[.A45]*[.A$6]" office:value-type="float" office:value="39.8107170553498">
            <text:p>3,981E+01</text:p>
          </table:table-cell>
          <table:table-cell table:style-name="ce265" table:formula="of:=SQRT([.A46])" office:value-type="float" office:value="6.30957344480194">
            <text:p>6,3096</text:p>
          </table:table-cell>
          <table:table-cell table:style-name="ce266" table:formula="of:=[.B46]*c_c" office:value-type="float" office:value="1891562531.9487">
            <text:p>1,8916E+09</text:p>
          </table:table-cell>
          <table:table-cell table:style-name="ce266" table:formula="of:=1/2*c_me*[.C46]^2" office:value-type="float" office:value="0.00000000000162967243331982">
            <text:p>1,6297E-12</text:p>
          </table:table-cell>
          <table:table-cell table:style-name="ce270" table:formula="of:=[.D46]/c_qe" office:value-type="float" office:value="10171616.3689278">
            <text:p>10.171.616</text:p>
          </table:table-cell>
          <table:table-cell table:style-name="ce266" table:formula="of:=c_qe^2/(10000000*c_me)*(1/([.C46]^2/c_c^2)+1)" office:value-type="float" office:value="2.88872374274795E-015">
            <text:p>2,8887E-15</text:p>
          </table:table-cell>
          <table:table-cell table:style-name="ce266" table:formula="of:=c_qe^2/(10000000*c_me)*(1/([.$C46]^2/c_c^2))" office:value-type="float" office:value="7.07834596199351E-017">
            <text:p>7,0783E-17</text:p>
          </table:table-cell>
          <table:table-cell table:style-name="ce267" table:formula="of:=[.F46]/[.G46]" office:value-type="float" office:value="40.8107170553498">
            <text:p>40,81</text:p>
          </table:table-cell>
          <table:table-cell table:style-name="ce270" table:formula="of:=c_h^2/(8*PI()*c_me*[.F46]^2)/c_qe" office:value-type="float" office:value="14343685005.5109">
            <text:p>14.343.685.006</text:p>
          </table:table-cell>
          <table:table-cell table:style-name="ce270" table:formula="of:=c_h^2/(8*PI()*c_me*[.G46]^2)/c_qe" office:value-type="float" office:value="23889617175617.3">
            <text:p>23.889.617.175.617</text:p>
          </table:table-cell>
          <table:table-cell table:number-columns-repeated="246"/>
        </table:table-row>
        <table:table-row table:style-name="ro5">
          <table:table-cell table:style-name="ce263" table:formula="of:=[.A46]*[.A$6]" office:value-type="float" office:value="63.0957344480195">
            <text:p>6,310E+01</text:p>
          </table:table-cell>
          <table:table-cell table:style-name="ce265" table:formula="of:=SQRT([.A47])" office:value-type="float" office:value="7.94328234724283">
            <text:p>7,9433</text:p>
          </table:table-cell>
          <table:table-cell table:style-name="ce266" table:formula="of:=[.B47]*c_c" office:value-type="float" office:value="2381336139.46794">
            <text:p>2,3813E+09</text:p>
          </table:table-cell>
          <table:table-cell table:style-name="ce266" table:formula="of:=1/2*c_me*[.C47]^2" office:value-type="float" office:value="0.00000000000258285674551012">
            <text:p>2,5829E-12</text:p>
          </table:table-cell>
          <table:table-cell table:style-name="ce270" table:formula="of:=[.D47]/c_qe" office:value-type="float" office:value="16120925.5394397">
            <text:p>16.120.926</text:p>
          </table:table-cell>
          <table:table-cell table:style-name="ce266" table:formula="of:=c_qe^2/(10000000*c_me)*(1/([.C47]^2/c_c^2)+1)" office:value-type="float" office:value="2.86260162684293E-015">
            <text:p>2,8626E-15</text:p>
          </table:table-cell>
          <table:table-cell table:style-name="ce266" table:formula="of:=c_qe^2/(10000000*c_me)*(1/([.$C47]^2/c_c^2))" office:value-type="float" office:value="4.46613437149153E-017">
            <text:p>4,4661E-17</text:p>
          </table:table-cell>
          <table:table-cell table:style-name="ce267" table:formula="of:=[.F47]/[.G47]" office:value-type="float" office:value="64.0957344480195">
            <text:p>64,10</text:p>
          </table:table-cell>
          <table:table-cell table:style-name="ce270" table:formula="of:=c_h^2/(8*PI()*c_me*[.F47]^2)/c_qe" office:value-type="float" office:value="14606660452.2487">
            <text:p>14.606.660.452</text:p>
          </table:table-cell>
          <table:table-cell table:style-name="ce270" table:formula="of:=c_h^2/(8*PI()*c_me*[.G47]^2)/c_qe" office:value-type="float" office:value="60008005237391.3">
            <text:p>60.008.005.237.391</text:p>
          </table:table-cell>
          <table:table-cell table:number-columns-repeated="246"/>
        </table:table-row>
        <table:table-row table:style-name="ro5">
          <table:table-cell table:style-name="ce263" table:formula="of:=[.A47]*[.A$6]" office:value-type="float" office:value="100">
            <text:p>1,000E+02</text:p>
          </table:table-cell>
          <table:table-cell table:style-name="ce265" table:formula="of:=SQRT([.A48])" office:value-type="float" office:value="10">
            <text:p>10,0000</text:p>
          </table:table-cell>
          <table:table-cell table:style-name="ce266" table:formula="of:=[.B48]*c_c" office:value-type="float" office:value="2997924580">
            <text:p>2,9979E+09</text:p>
          </table:table-cell>
          <table:table-cell table:style-name="ce266" table:formula="of:=1/2*c_me*[.C48]^2" office:value-type="float" office:value="0.00000000000409355207306126">
            <text:p>4,0936E-12</text:p>
          </table:table-cell>
          <table:table-cell table:style-name="ce270" table:formula="of:=[.D48]/c_qe" office:value-type="float" office:value="25549945.1436306">
            <text:p>25.549.945</text:p>
          </table:table-cell>
          <table:table-cell table:style-name="ce266" table:formula="of:=c_qe^2/(10000000*c_me)*(1/([.C48]^2/c_c^2)+1)" office:value-type="float" office:value="2.8461196859593E-015">
            <text:p>2,8461E-15</text:p>
          </table:table-cell>
          <table:table-cell table:style-name="ce266" table:formula="of:=c_qe^2/(10000000*c_me)*(1/([.$C48]^2/c_c^2))" office:value-type="float" office:value="2.81794028312801E-017">
            <text:p>2,8179E-17</text:p>
          </table:table-cell>
          <table:table-cell table:style-name="ce267" table:formula="of:=[.F48]/[.G48]" office:value-type="float" office:value="101">
            <text:p>101,00</text:p>
          </table:table-cell>
          <table:table-cell table:style-name="ce270" table:formula="of:=c_h^2/(8*PI()*c_me*[.F48]^2)/c_qe" office:value-type="float" office:value="14776325275.7336">
            <text:p>14.776.325.276</text:p>
          </table:table-cell>
          <table:table-cell table:style-name="ce270" table:formula="of:=c_h^2/(8*PI()*c_me*[.G48]^2)/c_qe" office:value-type="float" office:value="150733294137759">
            <text:p>150.733.294.137.759</text:p>
          </table:table-cell>
          <table:table-cell table:number-columns-repeated="246"/>
        </table:table-row>
        <table:table-row table:style-name="ro5" table:number-rows-repeated="3">
          <table:table-cell table:style-name="ce263"/>
          <table:table-cell table:number-columns-repeated="255"/>
        </table:table-row>
        <table:table-row table:style-name="ro5" table:number-rows-repeated="1048524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table table:name="r_von_v" table:style-name="ta5" table:print-ranges="r_von_v.P1:r_von_v.AE42">
        <table:table-column table:style-name="co32" table:default-cell-style-name="Default"/>
        <table:table-column table:style-name="co26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10" table:default-cell-style-name="Default"/>
        <table:table-column table:style-name="co26" table:number-columns-repeated="241" table:default-cell-style-name="Default"/>
        <table:table-row table:style-name="ro14">
          <table:table-cell table:style-name="ce264" office:value-type="string">
            <text:p>r in Abhängigkeit von v</text:p>
          </table:table-cell>
          <table:table-cell table:style-name="ce264"/>
          <table:table-cell table:number-columns-repeated="13"/>
          <table:table-cell>
            <draw:frame table:end-cell-address="r_von_v.AE40" table:end-x="1.424cm" table:end-y="0.253cm" draw:z-index="0" draw:name="Chart 2" draw:style-name="gr1" draw:text-style-name="P1" svg:width="34.907cm" svg:height="17.842cm" svg:x="0.362cm" svg:y="0.493cm">
              <draw:object draw:notify-on-update-of-ranges="r_von_v.A6:r_von_v.A76 r_von_v.D5:r_von_v.D5 r_von_v.D6:r_von_v.D76 r_von_v.A6:r_von_v.A76 r_von_v.E5:r_von_v.E5 r_von_v.E6:r_von_v.E76 r_von_v.A6:r_von_v.A76 r_von_v.F5:r_von_v.F5 r_von_v.F6:r_von_v.F76 r_von_v.A6:r_von_v.A76 r_von_v.G5:r_von_v.G5 r_von_v.G6:r_von_v.G76 r_von_v.A6:r_von_v.A76 r_von_v.H5:r_von_v.H5 r_von_v.H6:r_von_v.H76 r_von_v.A6:r_von_v.A76 r_von_v.I5:r_von_v.I5 r_von_v.I6:r_von_v.I76 r_von_v.A6:r_von_v.A76 r_von_v.J5:r_von_v.J5 r_von_v.J6:r_von_v.J76 r_von_v.A6:r_von_v.A76 r_von_v.K5:r_von_v.K5 r_von_v.K6:r_von_v.K76 r_von_v.A6:r_von_v.A76 r_von_v.L5:r_von_v.L5 r_von_v.L6:r_von_v.L76 r_von_v.A6:r_von_v.A76 r_von_v.M5:r_von_v.M5 r_von_v.M6:r_von_v.M76 r_von_v.A6:r_von_v.A76 r_von_v.N5:r_von_v.N5 r_von_v.N6:r_von_v.N76 r_von_v.A6:r_von_v.A76 r_von_v.O5:r_von_v.O5 r_von_v.O6:r_von_v.O7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40"/>
        </table:table-row>
        <table:table-row table:style-name="ro5">
          <table:table-cell table:number-columns-repeated="256"/>
        </table:table-row>
        <table:table-row table:style-name="ro5">
          <table:table-cell table:number-columns-repeated="5"/>
          <table:table-cell office:value-type="string">
            <text:p>Quantenbedingung n =</text:p>
          </table:table-cell>
          <table:table-cell table:number-columns-repeated="250"/>
        </table:table-row>
        <table:table-row table:style-name="ro5">
          <table:table-cell table:style-name="ce276" table:formula="of:=10^(1/10)" office:value-type="float" office:value="1.25892541179417">
            <text:p>1,2589254118</text:p>
          </table:table-cell>
          <table:table-cell table:number-columns-repeated="2"/>
          <table:table-cell office:value-type="string">
            <text:p>Kräftegleichgewicht</text:p>
          </table:table-cell>
          <table:table-cell table:number-columns-repeated="252"/>
        </table:table-row>
        <table:table-row table:style-name="ro5">
          <table:table-cell table:style-name="ce262" office:value-type="string">
            <text:p>v</text:p>
          </table:table-cell>
          <table:table-cell table:style-name="ce262"/>
          <table:table-cell table:style-name="ce262" office:value-type="string">
            <text:p>V^2 / c^2</text:p>
          </table:table-cell>
          <table:table-cell table:style-name="ce262" office:value-type="string">
            <text:p>r von Fstat+Fdyn</text:p>
          </table:table-cell>
          <table:table-cell office:value-type="string">
            <text:p>r von Fstat</text:p>
          </table:table-cell>
          <table:table-cell table:style-name="ce262" office:value-type="float" office:value="1">
            <text:p>1</text:p>
          </table:table-cell>
          <table:table-cell table:style-name="ce262" office:value-type="float" office:value="2">
            <text:p>2</text:p>
          </table:table-cell>
          <table:table-cell table:style-name="ce262" office:value-type="float" office:value="3">
            <text:p>3</text:p>
          </table:table-cell>
          <table:table-cell table:style-name="ce262" office:value-type="float" office:value="4">
            <text:p>4</text:p>
          </table:table-cell>
          <table:table-cell table:style-name="ce262" office:value-type="float" office:value="5">
            <text:p>5</text:p>
          </table:table-cell>
          <table:table-cell table:style-name="ce262" office:value-type="float" office:value="6">
            <text:p>6</text:p>
          </table:table-cell>
          <table:table-cell table:style-name="ce262" office:value-type="float" office:value="7">
            <text:p>7</text:p>
          </table:table-cell>
          <table:table-cell table:style-name="ce262" office:value-type="float" office:value="8">
            <text:p>8</text:p>
          </table:table-cell>
          <table:table-cell table:style-name="ce262" office:value-type="float" office:value="9">
            <text:p>9</text:p>
          </table:table-cell>
          <table:table-cell table:style-name="ce262" office:value-type="float" office:value="10">
            <text:p>10</text:p>
          </table:table-cell>
          <table:table-cell table:number-columns-repeated="241"/>
        </table:table-row>
        <table:table-row table:style-name="ro5">
          <table:table-cell table:style-name="ce263" office:value-type="float" office:value="100000">
            <text:p>1,000E+05</text:p>
          </table:table-cell>
          <table:table-cell table:style-name="ce277" table:formula="of:=[.A6]/c_c" office:value-type="float" office:value="0.000333564095198152">
            <text:p>0,00033</text:p>
          </table:table-cell>
          <table:table-cell table:style-name="ce279" table:formula="of:=([.A6]/c_c)^2" office:value-type="float" office:value="0.000000111265005605362">
            <text:p>0,0000001</text:p>
          </table:table-cell>
          <table:table-cell table:style-name="ce214" table:formula="of:=c_qe^2/(10000000*c_me)*(1/[.C6]+1)" office:value-type="float" office:value="0.0000000253263870462643">
            <text:p>2,53E-08</text:p>
          </table:table-cell>
          <table:table-cell table:style-name="ce214" table:formula="of:=c_qe^2/(10000000*c_me)/([.C6])" office:value-type="float" office:value="0.000000025326384228324">
            <text:p>2,53E-08</text:p>
          </table:table-cell>
          <table:table-cell table:style-name="ce214" table:formula="of:=[.F$5]*c_h/(2*PI()*c_me*[.$A6])" office:value-type="float" office:value="0.00000000115767634985398">
            <text:p>1,16E-09</text:p>
          </table:table-cell>
          <table:table-cell table:style-name="ce214" table:formula="of:=[.G$5]*c_h/(2*PI()*c_me*[.$A6])" office:value-type="float" office:value="0.00000000231535269970797">
            <text:p>2,32E-09</text:p>
          </table:table-cell>
          <table:table-cell table:style-name="ce214" table:formula="of:=[.H$5]*c_h/(2*PI()*c_me*[.$A6])" office:value-type="float" office:value="0.00000000347302904956195">
            <text:p>3,47E-09</text:p>
          </table:table-cell>
          <table:table-cell table:style-name="ce214" table:formula="of:=[.I$5]*c_h/(2*PI()*c_me*[.$A6])" office:value-type="float" office:value="0.00000000463070539941593">
            <text:p>4,63E-09</text:p>
          </table:table-cell>
          <table:table-cell table:style-name="ce214" table:formula="of:=[.J$5]*c_h/(2*PI()*c_me*[.$A6])" office:value-type="float" office:value="0.00000000578838174926991">
            <text:p>5,79E-09</text:p>
          </table:table-cell>
          <table:table-cell table:style-name="ce214" table:formula="of:=[.K$5]*c_h/(2*PI()*c_me*[.$A6])" office:value-type="float" office:value="0.0000000069460580991239">
            <text:p>6,95E-09</text:p>
          </table:table-cell>
          <table:table-cell table:style-name="ce214" table:formula="of:=[.L$5]*c_h/(2*PI()*c_me*[.$A6])" office:value-type="float" office:value="0.00000000810373444897788">
            <text:p>8,10E-09</text:p>
          </table:table-cell>
          <table:table-cell table:style-name="ce214" table:formula="of:=[.M$5]*c_h/(2*PI()*c_me*[.$A6])" office:value-type="float" office:value="0.00000000926141079883186">
            <text:p>9,26E-09</text:p>
          </table:table-cell>
          <table:table-cell table:style-name="ce214" table:formula="of:=[.N$5]*c_h/(2*PI()*c_me*[.$A6])" office:value-type="float" office:value="0.0000000104190871486858">
            <text:p>1,04E-08</text:p>
          </table:table-cell>
          <table:table-cell table:style-name="ce214" table:formula="of:=[.O$5]*c_h/(2*PI()*c_me*[.$A6])" office:value-type="float" office:value="0.0000000115767634985398">
            <text:p>1,16E-08</text:p>
          </table:table-cell>
          <table:table-cell table:number-columns-repeated="241"/>
        </table:table-row>
        <table:table-row table:style-name="ro5">
          <table:table-cell table:style-name="ce263" table:formula="of:=[.A6]*[.A$4]" office:value-type="float" office:value="125892.541179417">
            <text:p>1,259E+05</text:p>
          </table:table-cell>
          <table:table-cell table:style-name="ce277" table:formula="of:=[.A7]/c_c" office:value-type="float" office:value="0.000419932315907082">
            <text:p>0,00042</text:p>
          </table:table-cell>
          <table:table-cell table:style-name="ce279" table:formula="of:=([.A7]/c_c)^2" office:value-type="float" office:value="0.000000176343149943086">
            <text:p>0,0000002</text:p>
          </table:table-cell>
          <table:table-cell table:style-name="ce214" table:formula="of:=c_qe^2/(10000000*c_me)*(1/[.C7]+1)" office:value-type="float" office:value="0.0000000159798709559286">
            <text:p>1,60E-08</text:p>
          </table:table-cell>
          <table:table-cell table:style-name="ce214" table:formula="of:=c_qe^2/(10000000*c_me)/([.C7])" office:value-type="float" office:value="0.0000000159798681379884">
            <text:p>1,60E-08</text:p>
          </table:table-cell>
          <table:table-cell table:style-name="ce214" table:formula="of:=[.F$5]*c_h/(2*PI()*c_me*[.$A7])" office:value-type="float" office:value="0.000000000919575011361564">
            <text:p>9,20E-10</text:p>
          </table:table-cell>
          <table:table-cell table:style-name="ce214" table:formula="of:=[.G$5]*c_h/(2*PI()*c_me*[.$A7])" office:value-type="float" office:value="0.00000000183915002272313">
            <text:p>1,84E-09</text:p>
          </table:table-cell>
          <table:table-cell table:style-name="ce214" table:formula="of:=[.H$5]*c_h/(2*PI()*c_me*[.$A7])" office:value-type="float" office:value="0.00000000275872503408469">
            <text:p>2,76E-09</text:p>
          </table:table-cell>
          <table:table-cell table:style-name="ce214" table:formula="of:=[.I$5]*c_h/(2*PI()*c_me*[.$A7])" office:value-type="float" office:value="0.00000000367830004544625">
            <text:p>3,68E-09</text:p>
          </table:table-cell>
          <table:table-cell table:style-name="ce214" table:formula="of:=[.J$5]*c_h/(2*PI()*c_me*[.$A7])" office:value-type="float" office:value="0.00000000459787505680782">
            <text:p>4,60E-09</text:p>
          </table:table-cell>
          <table:table-cell table:style-name="ce214" table:formula="of:=[.K$5]*c_h/(2*PI()*c_me*[.$A7])" office:value-type="float" office:value="0.00000000551745006816938">
            <text:p>5,52E-09</text:p>
          </table:table-cell>
          <table:table-cell table:style-name="ce214" table:formula="of:=[.L$5]*c_h/(2*PI()*c_me*[.$A7])" office:value-type="float" office:value="0.00000000643702507953095">
            <text:p>6,44E-09</text:p>
          </table:table-cell>
          <table:table-cell table:style-name="ce214" table:formula="of:=[.M$5]*c_h/(2*PI()*c_me*[.$A7])" office:value-type="float" office:value="0.00000000735660009089251">
            <text:p>7,36E-09</text:p>
          </table:table-cell>
          <table:table-cell table:style-name="ce214" table:formula="of:=[.N$5]*c_h/(2*PI()*c_me*[.$A7])" office:value-type="float" office:value="0.00000000827617510225407">
            <text:p>8,28E-09</text:p>
          </table:table-cell>
          <table:table-cell table:style-name="ce214" table:formula="of:=[.O$5]*c_h/(2*PI()*c_me*[.$A7])" office:value-type="float" office:value="0.00000000919575011361564">
            <text:p>9,20E-09</text:p>
          </table:table-cell>
          <table:table-cell table:number-columns-repeated="241"/>
        </table:table-row>
        <table:table-row table:style-name="ro5">
          <table:table-cell table:style-name="ce263" table:formula="of:=[.A7]*[.A$4]" office:value-type="float" office:value="158489.319246111">
            <text:p>1,585E+05</text:p>
          </table:table-cell>
          <table:table-cell table:style-name="ce277" table:formula="of:=[.A8]/c_c" office:value-type="float" office:value="0.000528663463729002">
            <text:p>0,00053</text:p>
          </table:table-cell>
          <table:table-cell table:style-name="ce279" table:formula="of:=([.A8]/c_c)^2" office:value-type="float" office:value="0.000000279485057881946">
            <text:p>0,0000003</text:p>
          </table:table-cell>
          <table:table-cell table:style-name="ce214" table:formula="of:=c_qe^2/(10000000*c_me)*(1/[.C8]+1)" office:value-type="float" office:value="0.0000000100826179834291">
            <text:p>1,01E-08</text:p>
          </table:table-cell>
          <table:table-cell table:style-name="ce214" table:formula="of:=c_qe^2/(10000000*c_me)/([.C8])" office:value-type="float" office:value="0.0000000100826151654888">
            <text:p>1,01E-08</text:p>
          </table:table-cell>
          <table:table-cell table:style-name="ce214" table:formula="of:=[.F$5]*c_h/(2*PI()*c_me*[.$A8])" office:value-type="float" office:value="0.000000000730444395471392">
            <text:p>7,30E-10</text:p>
          </table:table-cell>
          <table:table-cell table:style-name="ce214" table:formula="of:=[.G$5]*c_h/(2*PI()*c_me*[.$A8])" office:value-type="float" office:value="0.00000000146088879094278">
            <text:p>1,46E-09</text:p>
          </table:table-cell>
          <table:table-cell table:style-name="ce214" table:formula="of:=[.H$5]*c_h/(2*PI()*c_me*[.$A8])" office:value-type="float" office:value="0.00000000219133318641418">
            <text:p>2,19E-09</text:p>
          </table:table-cell>
          <table:table-cell table:style-name="ce214" table:formula="of:=[.I$5]*c_h/(2*PI()*c_me*[.$A8])" office:value-type="float" office:value="0.00000000292177758188557">
            <text:p>2,92E-09</text:p>
          </table:table-cell>
          <table:table-cell table:style-name="ce214" table:formula="of:=[.J$5]*c_h/(2*PI()*c_me*[.$A8])" office:value-type="float" office:value="0.00000000365222197735696">
            <text:p>3,65E-09</text:p>
          </table:table-cell>
          <table:table-cell table:style-name="ce214" table:formula="of:=[.K$5]*c_h/(2*PI()*c_me*[.$A8])" office:value-type="float" office:value="0.00000000438266637282835">
            <text:p>4,38E-09</text:p>
          </table:table-cell>
          <table:table-cell table:style-name="ce214" table:formula="of:=[.L$5]*c_h/(2*PI()*c_me*[.$A8])" office:value-type="float" office:value="0.00000000511311076829974">
            <text:p>5,11E-09</text:p>
          </table:table-cell>
          <table:table-cell table:style-name="ce214" table:formula="of:=[.M$5]*c_h/(2*PI()*c_me*[.$A8])" office:value-type="float" office:value="0.00000000584355516377114">
            <text:p>5,84E-09</text:p>
          </table:table-cell>
          <table:table-cell table:style-name="ce214" table:formula="of:=[.N$5]*c_h/(2*PI()*c_me*[.$A8])" office:value-type="float" office:value="0.00000000657399955924253">
            <text:p>6,57E-09</text:p>
          </table:table-cell>
          <table:table-cell table:style-name="ce214" table:formula="of:=[.O$5]*c_h/(2*PI()*c_me*[.$A8])" office:value-type="float" office:value="0.00000000730444395471392">
            <text:p>7,30E-09</text:p>
          </table:table-cell>
          <table:table-cell table:number-columns-repeated="241"/>
        </table:table-row>
        <table:table-row table:style-name="ro5">
          <table:table-cell table:style-name="ce263" table:formula="of:=[.A8]*[.A$4]" office:value-type="float" office:value="199526.231496888">
            <text:p>1,995E+05</text:p>
          </table:table-cell>
          <table:table-cell table:style-name="ce277" table:formula="of:=[.A9]/c_c" office:value-type="float" office:value="0.000665547868775565">
            <text:p>0,00067</text:p>
          </table:table-cell>
          <table:table-cell table:style-name="ce279" table:formula="of:=([.A9]/c_c)^2" office:value-type="float" office:value="0.000000442953965631696">
            <text:p>0,0000004</text:p>
          </table:table-cell>
          <table:table-cell table:style-name="ce214" table:formula="of:=c_qe^2/(10000000*c_me)*(1/[.C9]+1)" office:value-type="float" office:value="0.00000000636170290817281">
            <text:p>6,36E-09</text:p>
          </table:table-cell>
          <table:table-cell table:style-name="ce214" table:formula="of:=c_qe^2/(10000000*c_me)/([.C9])" office:value-type="float" office:value="0.00000000636170009023252">
            <text:p>6,36E-09</text:p>
          </table:table-cell>
          <table:table-cell table:style-name="ce214" table:formula="of:=[.F$5]*c_h/(2*PI()*c_me*[.$A9])" office:value-type="float" office:value="0.000000000580212607219036">
            <text:p>5,80E-10</text:p>
          </table:table-cell>
          <table:table-cell table:style-name="ce214" table:formula="of:=[.G$5]*c_h/(2*PI()*c_me*[.$A9])" office:value-type="float" office:value="0.00000000116042521443807">
            <text:p>1,16E-09</text:p>
          </table:table-cell>
          <table:table-cell table:style-name="ce214" table:formula="of:=[.H$5]*c_h/(2*PI()*c_me*[.$A9])" office:value-type="float" office:value="0.00000000174063782165711">
            <text:p>1,74E-09</text:p>
          </table:table-cell>
          <table:table-cell table:style-name="ce214" table:formula="of:=[.I$5]*c_h/(2*PI()*c_me*[.$A9])" office:value-type="float" office:value="0.00000000232085042887614">
            <text:p>2,32E-09</text:p>
          </table:table-cell>
          <table:table-cell table:style-name="ce214" table:formula="of:=[.J$5]*c_h/(2*PI()*c_me*[.$A9])" office:value-type="float" office:value="0.00000000290106303609518">
            <text:p>2,90E-09</text:p>
          </table:table-cell>
          <table:table-cell table:style-name="ce214" table:formula="of:=[.K$5]*c_h/(2*PI()*c_me*[.$A9])" office:value-type="float" office:value="0.00000000348127564331421">
            <text:p>3,48E-09</text:p>
          </table:table-cell>
          <table:table-cell table:style-name="ce214" table:formula="of:=[.L$5]*c_h/(2*PI()*c_me*[.$A9])" office:value-type="float" office:value="0.00000000406148825053325">
            <text:p>4,06E-09</text:p>
          </table:table-cell>
          <table:table-cell table:style-name="ce214" table:formula="of:=[.M$5]*c_h/(2*PI()*c_me*[.$A9])" office:value-type="float" office:value="0.00000000464170085775229">
            <text:p>4,64E-09</text:p>
          </table:table-cell>
          <table:table-cell table:style-name="ce214" table:formula="of:=[.N$5]*c_h/(2*PI()*c_me*[.$A9])" office:value-type="float" office:value="0.00000000522191346497132">
            <text:p>5,22E-09</text:p>
          </table:table-cell>
          <table:table-cell table:style-name="ce214" table:formula="of:=[.O$5]*c_h/(2*PI()*c_me*[.$A9])" office:value-type="float" office:value="0.00000000580212607219036">
            <text:p>5,80E-09</text:p>
          </table:table-cell>
          <table:table-cell table:number-columns-repeated="241"/>
        </table:table-row>
        <table:table-row table:style-name="ro5">
          <table:table-cell table:style-name="ce263" table:formula="of:=[.A9]*[.A$4]" office:value-type="float" office:value="251188.643150958">
            <text:p>2,512E+05</text:p>
          </table:table-cell>
          <table:table-cell table:style-name="ce277" table:formula="of:=[.A10]/c_c" office:value-type="float" office:value="0.000837875124767008">
            <text:p>0,00084</text:p>
          </table:table-cell>
          <table:table-cell table:style-name="ce279" table:formula="of:=([.A10]/c_c)^2" office:value-type="float" office:value="0.00000070203472470333">
            <text:p>0,0000007</text:p>
          </table:table-cell>
          <table:table-cell table:style-name="ce214" table:formula="of:=c_qe^2/(10000000*c_me)*(1/[.C10]+1)" office:value-type="float" office:value="0.0000000040139642132528">
            <text:p>4,01E-09</text:p>
          </table:table-cell>
          <table:table-cell table:style-name="ce214" table:formula="of:=c_qe^2/(10000000*c_me)/([.C10])" office:value-type="float" office:value="0.00000000401396139531252">
            <text:p>4,01E-09</text:p>
          </table:table-cell>
          <table:table-cell table:style-name="ce214" table:formula="of:=[.F$5]*c_h/(2*PI()*c_me*[.$A10])" office:value-type="float" office:value="0.00000000046087925605707">
            <text:p>4,61E-10</text:p>
          </table:table-cell>
          <table:table-cell table:style-name="ce214" table:formula="of:=[.G$5]*c_h/(2*PI()*c_me*[.$A10])" office:value-type="float" office:value="0.000000000921758512114139">
            <text:p>9,22E-10</text:p>
          </table:table-cell>
          <table:table-cell table:style-name="ce214" table:formula="of:=[.H$5]*c_h/(2*PI()*c_me*[.$A10])" office:value-type="float" office:value="0.00000000138263776817121">
            <text:p>1,38E-09</text:p>
          </table:table-cell>
          <table:table-cell table:style-name="ce214" table:formula="of:=[.I$5]*c_h/(2*PI()*c_me*[.$A10])" office:value-type="float" office:value="0.00000000184351702422828">
            <text:p>1,84E-09</text:p>
          </table:table-cell>
          <table:table-cell table:style-name="ce214" table:formula="of:=[.J$5]*c_h/(2*PI()*c_me*[.$A10])" office:value-type="float" office:value="0.00000000230439628028535">
            <text:p>2,30E-09</text:p>
          </table:table-cell>
          <table:table-cell table:style-name="ce214" table:formula="of:=[.K$5]*c_h/(2*PI()*c_me*[.$A10])" office:value-type="float" office:value="0.00000000276527553634242">
            <text:p>2,77E-09</text:p>
          </table:table-cell>
          <table:table-cell table:style-name="ce214" table:formula="of:=[.L$5]*c_h/(2*PI()*c_me*[.$A10])" office:value-type="float" office:value="0.00000000322615479239949">
            <text:p>3,23E-09</text:p>
          </table:table-cell>
          <table:table-cell table:style-name="ce214" table:formula="of:=[.M$5]*c_h/(2*PI()*c_me*[.$A10])" office:value-type="float" office:value="0.00000000368703404845656">
            <text:p>3,69E-09</text:p>
          </table:table-cell>
          <table:table-cell table:style-name="ce214" table:formula="of:=[.N$5]*c_h/(2*PI()*c_me*[.$A10])" office:value-type="float" office:value="0.00000000414791330451363">
            <text:p>4,15E-09</text:p>
          </table:table-cell>
          <table:table-cell table:style-name="ce214" table:formula="of:=[.O$5]*c_h/(2*PI()*c_me*[.$A10])" office:value-type="float" office:value="0.0000000046087925605707">
            <text:p>4,61E-09</text:p>
          </table:table-cell>
          <table:table-cell table:number-columns-repeated="241"/>
        </table:table-row>
        <table:table-row table:style-name="ro5">
          <table:table-cell table:style-name="ce263" table:formula="of:=[.A10]*[.A$4]" office:value-type="float" office:value="316227.766016838">
            <text:p>3,162E+05</text:p>
          </table:table-cell>
          <table:table-cell table:style-name="ce273" table:formula="of:=[.A11]/c_c" office:value-type="float" office:value="0.0010548222864794">
            <text:p>0,0011</text:p>
          </table:table-cell>
          <table:table-cell table:style-name="ce279" table:formula="of:=([.A11]/c_c)^2" office:value-type="float" office:value="0.00000111265005605362">
            <text:p>0,0000011</text:p>
          </table:table-cell>
          <table:table-cell table:style-name="ce214" table:formula="of:=c_qe^2/(10000000*c_me)*(1/[.C11]+1)" office:value-type="float" office:value="0.00000000253264124077268">
            <text:p>2,53E-09</text:p>
          </table:table-cell>
          <table:table-cell table:style-name="ce214" table:formula="of:=c_qe^2/(10000000*c_me)/([.C11])" office:value-type="float" office:value="0.0000000025326384228324">
            <text:p>2,53E-09</text:p>
          </table:table-cell>
          <table:table-cell table:style-name="ce214" table:formula="of:=[.F$5]*c_h/(2*PI()*c_me*[.$A11])" office:value-type="float" office:value="0.000000000366089405884852">
            <text:p>3,66E-10</text:p>
          </table:table-cell>
          <table:table-cell table:style-name="ce214" table:formula="of:=[.G$5]*c_h/(2*PI()*c_me*[.$A11])" office:value-type="float" office:value="0.000000000732178811769704">
            <text:p>7,32E-10</text:p>
          </table:table-cell>
          <table:table-cell table:style-name="ce214" table:formula="of:=[.H$5]*c_h/(2*PI()*c_me*[.$A11])" office:value-type="float" office:value="0.00000000109826821765456">
            <text:p>1,10E-09</text:p>
          </table:table-cell>
          <table:table-cell table:style-name="ce214" table:formula="of:=[.I$5]*c_h/(2*PI()*c_me*[.$A11])" office:value-type="float" office:value="0.00000000146435762353941">
            <text:p>1,46E-09</text:p>
          </table:table-cell>
          <table:table-cell table:style-name="ce214" table:formula="of:=[.J$5]*c_h/(2*PI()*c_me*[.$A11])" office:value-type="float" office:value="0.00000000183044702942426">
            <text:p>1,83E-09</text:p>
          </table:table-cell>
          <table:table-cell table:style-name="ce214" table:formula="of:=[.K$5]*c_h/(2*PI()*c_me*[.$A11])" office:value-type="float" office:value="0.00000000219653643530911">
            <text:p>2,20E-09</text:p>
          </table:table-cell>
          <table:table-cell table:style-name="ce214" table:formula="of:=[.L$5]*c_h/(2*PI()*c_me*[.$A11])" office:value-type="float" office:value="0.00000000256262584119397">
            <text:p>2,56E-09</text:p>
          </table:table-cell>
          <table:table-cell table:style-name="ce214" table:formula="of:=[.M$5]*c_h/(2*PI()*c_me*[.$A11])" office:value-type="float" office:value="0.00000000292871524707882">
            <text:p>2,93E-09</text:p>
          </table:table-cell>
          <table:table-cell table:style-name="ce214" table:formula="of:=[.N$5]*c_h/(2*PI()*c_me*[.$A11])" office:value-type="float" office:value="0.00000000329480465296367">
            <text:p>3,29E-09</text:p>
          </table:table-cell>
          <table:table-cell table:style-name="ce214" table:formula="of:=[.O$5]*c_h/(2*PI()*c_me*[.$A11])" office:value-type="float" office:value="0.00000000366089405884852">
            <text:p>3,66E-09</text:p>
          </table:table-cell>
          <table:table-cell table:number-columns-repeated="241"/>
        </table:table-row>
        <table:table-row table:style-name="ro5">
          <table:table-cell table:style-name="ce263" table:formula="of:=[.A11]*[.A$4]" office:value-type="float" office:value="398107.170553497">
            <text:p>3,981E+05</text:p>
          </table:table-cell>
          <table:table-cell table:style-name="ce273" table:formula="of:=[.A12]/c_c" office:value-type="float" office:value="0.00132794258137574">
            <text:p>0,0013</text:p>
          </table:table-cell>
          <table:table-cell table:style-name="ce279" table:formula="of:=([.A12]/c_c)^2" office:value-type="float" office:value="0.00000176343149943086">
            <text:p>0,0000018</text:p>
          </table:table-cell>
          <table:table-cell table:style-name="ce214" table:formula="of:=c_qe^2/(10000000*c_me)*(1/[.C12]+1)" office:value-type="float" office:value="0.00000000159798963173912">
            <text:p>1,60E-09</text:p>
          </table:table-cell>
          <table:table-cell table:style-name="ce214" table:formula="of:=c_qe^2/(10000000*c_me)/([.C12])" office:value-type="float" office:value="0.00000000159798681379883">
            <text:p>1,60E-09</text:p>
          </table:table-cell>
          <table:table-cell table:style-name="ce214" table:formula="of:=[.F$5]*c_h/(2*PI()*c_me*[.$A12])" office:value-type="float" office:value="0.000000000290795151527776">
            <text:p>2,91E-10</text:p>
          </table:table-cell>
          <table:table-cell table:style-name="ce214" table:formula="of:=[.G$5]*c_h/(2*PI()*c_me*[.$A12])" office:value-type="float" office:value="0.000000000581590303055551">
            <text:p>5,82E-10</text:p>
          </table:table-cell>
          <table:table-cell table:style-name="ce214" table:formula="of:=[.H$5]*c_h/(2*PI()*c_me*[.$A12])" office:value-type="float" office:value="0.000000000872385454583327">
            <text:p>8,72E-10</text:p>
          </table:table-cell>
          <table:table-cell table:style-name="ce214" table:formula="of:=[.I$5]*c_h/(2*PI()*c_me*[.$A12])" office:value-type="float" office:value="0.0000000011631806061111">
            <text:p>1,16E-09</text:p>
          </table:table-cell>
          <table:table-cell table:style-name="ce214" table:formula="of:=[.J$5]*c_h/(2*PI()*c_me*[.$A12])" office:value-type="float" office:value="0.00000000145397575763888">
            <text:p>1,45E-09</text:p>
          </table:table-cell>
          <table:table-cell table:style-name="ce214" table:formula="of:=[.K$5]*c_h/(2*PI()*c_me*[.$A12])" office:value-type="float" office:value="0.00000000174477090916665">
            <text:p>1,74E-09</text:p>
          </table:table-cell>
          <table:table-cell table:style-name="ce214" table:formula="of:=[.L$5]*c_h/(2*PI()*c_me*[.$A12])" office:value-type="float" office:value="0.00000000203556606069443">
            <text:p>2,04E-09</text:p>
          </table:table-cell>
          <table:table-cell table:style-name="ce214" table:formula="of:=[.M$5]*c_h/(2*PI()*c_me*[.$A12])" office:value-type="float" office:value="0.0000000023263612122222">
            <text:p>2,33E-09</text:p>
          </table:table-cell>
          <table:table-cell table:style-name="ce214" table:formula="of:=[.N$5]*c_h/(2*PI()*c_me*[.$A12])" office:value-type="float" office:value="0.00000000261715636374998">
            <text:p>2,62E-09</text:p>
          </table:table-cell>
          <table:table-cell table:style-name="ce214" table:formula="of:=[.O$5]*c_h/(2*PI()*c_me*[.$A12])" office:value-type="float" office:value="0.00000000290795151527776">
            <text:p>2,91E-09</text:p>
          </table:table-cell>
          <table:table-cell table:number-columns-repeated="241"/>
        </table:table-row>
        <table:table-row table:style-name="ro5">
          <table:table-cell table:style-name="ce263" table:formula="of:=[.A12]*[.A$4]" office:value-type="float" office:value="501187.233627272">
            <text:p>5,012E+05</text:p>
          </table:table-cell>
          <table:table-cell table:style-name="ce273" table:formula="of:=[.A13]/c_c" office:value-type="float" office:value="0.00167178066109746">
            <text:p>0,0017</text:p>
          </table:table-cell>
          <table:table-cell table:style-name="ce279" table:formula="of:=([.A13]/c_c)^2" office:value-type="float" office:value="0.00000279485057881946">
            <text:p>0,0000028</text:p>
          </table:table-cell>
          <table:table-cell table:style-name="ce214" table:formula="of:=c_qe^2/(10000000*c_me)*(1/[.C13]+1)" office:value-type="float" office:value="0.00000000100826433448916">
            <text:p>1,01E-09</text:p>
          </table:table-cell>
          <table:table-cell table:style-name="ce214" table:formula="of:=c_qe^2/(10000000*c_me)/([.C13])" office:value-type="float" office:value="0.00000000100826151654888">
            <text:p>1,01E-09</text:p>
          </table:table-cell>
          <table:table-cell table:style-name="ce214" table:formula="of:=[.F$5]*c_h/(2*PI()*c_me*[.$A13])" office:value-type="float" office:value="0.000000000230986799379438">
            <text:p>2,31E-10</text:p>
          </table:table-cell>
          <table:table-cell table:style-name="ce214" table:formula="of:=[.G$5]*c_h/(2*PI()*c_me*[.$A13])" office:value-type="float" office:value="0.000000000461973598758876">
            <text:p>4,62E-10</text:p>
          </table:table-cell>
          <table:table-cell table:style-name="ce214" table:formula="of:=[.H$5]*c_h/(2*PI()*c_me*[.$A13])" office:value-type="float" office:value="0.000000000692960398138314">
            <text:p>6,93E-10</text:p>
          </table:table-cell>
          <table:table-cell table:style-name="ce214" table:formula="of:=[.I$5]*c_h/(2*PI()*c_me*[.$A13])" office:value-type="float" office:value="0.000000000923947197517752">
            <text:p>9,24E-10</text:p>
          </table:table-cell>
          <table:table-cell table:style-name="ce214" table:formula="of:=[.J$5]*c_h/(2*PI()*c_me*[.$A13])" office:value-type="float" office:value="0.00000000115493399689719">
            <text:p>1,15E-09</text:p>
          </table:table-cell>
          <table:table-cell table:style-name="ce214" table:formula="of:=[.K$5]*c_h/(2*PI()*c_me*[.$A13])" office:value-type="float" office:value="0.00000000138592079627663">
            <text:p>1,39E-09</text:p>
          </table:table-cell>
          <table:table-cell table:style-name="ce214" table:formula="of:=[.L$5]*c_h/(2*PI()*c_me*[.$A13])" office:value-type="float" office:value="0.00000000161690759565607">
            <text:p>1,62E-09</text:p>
          </table:table-cell>
          <table:table-cell table:style-name="ce214" table:formula="of:=[.M$5]*c_h/(2*PI()*c_me*[.$A13])" office:value-type="float" office:value="0.0000000018478943950355">
            <text:p>1,85E-09</text:p>
          </table:table-cell>
          <table:table-cell table:style-name="ce214" table:formula="of:=[.N$5]*c_h/(2*PI()*c_me*[.$A13])" office:value-type="float" office:value="0.00000000207888119441494">
            <text:p>2,08E-09</text:p>
          </table:table-cell>
          <table:table-cell table:style-name="ce214" table:formula="of:=[.O$5]*c_h/(2*PI()*c_me*[.$A13])" office:value-type="float" office:value="0.00000000230986799379438">
            <text:p>2,31E-09</text:p>
          </table:table-cell>
          <table:table-cell table:number-columns-repeated="241"/>
        </table:table-row>
        <table:table-row table:style-name="ro5">
          <table:table-cell table:style-name="ce263" table:formula="of:=[.A13]*[.A$4]" office:value-type="float" office:value="630957.344480194">
            <text:p>6,310E+05</text:p>
          </table:table-cell>
          <table:table-cell table:style-name="ce273" table:formula="of:=[.A14]/c_c" office:value-type="float" office:value="0.00210464715720164">
            <text:p>0,0021</text:p>
          </table:table-cell>
          <table:table-cell table:style-name="ce279" table:formula="of:=([.A14]/c_c)^2" office:value-type="float" office:value="0.00000442953965631697">
            <text:p>0,0000044</text:p>
          </table:table-cell>
          <table:table-cell table:style-name="ce214" table:formula="of:=c_qe^2/(10000000*c_me)*(1/[.C14]+1)" office:value-type="float" office:value="0.000000000636172826963535">
            <text:p>6,36E-10</text:p>
          </table:table-cell>
          <table:table-cell table:style-name="ce214" table:formula="of:=c_qe^2/(10000000*c_me)/([.C14])" office:value-type="float" office:value="0.000000000636170009023252">
            <text:p>6,36E-10</text:p>
          </table:table-cell>
          <table:table-cell table:style-name="ce214" table:formula="of:=[.F$5]*c_h/(2*PI()*c_me*[.$A14])" office:value-type="float" office:value="0.000000000183479336595681">
            <text:p>1,83E-10</text:p>
          </table:table-cell>
          <table:table-cell table:style-name="ce214" table:formula="of:=[.G$5]*c_h/(2*PI()*c_me*[.$A14])" office:value-type="float" office:value="0.000000000366958673191361">
            <text:p>3,67E-10</text:p>
          </table:table-cell>
          <table:table-cell table:style-name="ce214" table:formula="of:=[.H$5]*c_h/(2*PI()*c_me*[.$A14])" office:value-type="float" office:value="0.000000000550438009787042">
            <text:p>5,50E-10</text:p>
          </table:table-cell>
          <table:table-cell table:style-name="ce214" table:formula="of:=[.I$5]*c_h/(2*PI()*c_me*[.$A14])" office:value-type="float" office:value="0.000000000733917346382723">
            <text:p>7,34E-10</text:p>
          </table:table-cell>
          <table:table-cell table:style-name="ce214" table:formula="of:=[.J$5]*c_h/(2*PI()*c_me*[.$A14])" office:value-type="float" office:value="0.000000000917396682978403">
            <text:p>9,17E-10</text:p>
          </table:table-cell>
          <table:table-cell table:style-name="ce214" table:formula="of:=[.K$5]*c_h/(2*PI()*c_me*[.$A14])" office:value-type="float" office:value="0.00000000110087601957408">
            <text:p>1,10E-09</text:p>
          </table:table-cell>
          <table:table-cell table:style-name="ce214" table:formula="of:=[.L$5]*c_h/(2*PI()*c_me*[.$A14])" office:value-type="float" office:value="0.00000000128435535616976">
            <text:p>1,28E-09</text:p>
          </table:table-cell>
          <table:table-cell table:style-name="ce214" table:formula="of:=[.M$5]*c_h/(2*PI()*c_me*[.$A14])" office:value-type="float" office:value="0.00000000146783469276545">
            <text:p>1,47E-09</text:p>
          </table:table-cell>
          <table:table-cell table:style-name="ce214" table:formula="of:=[.N$5]*c_h/(2*PI()*c_me*[.$A14])" office:value-type="float" office:value="0.00000000165131402936113">
            <text:p>1,65E-09</text:p>
          </table:table-cell>
          <table:table-cell table:style-name="ce214" table:formula="of:=[.O$5]*c_h/(2*PI()*c_me*[.$A14])" office:value-type="float" office:value="0.00000000183479336595681">
            <text:p>1,83E-09</text:p>
          </table:table-cell>
          <table:table-cell table:number-columns-repeated="241"/>
        </table:table-row>
        <table:table-row table:style-name="ro5">
          <table:table-cell table:style-name="ce263" table:formula="of:=[.A14]*[.A$4]" office:value-type="float" office:value="794328.234724282">
            <text:p>7,943E+05</text:p>
          </table:table-cell>
          <table:table-cell table:style-name="ce273" table:formula="of:=[.A15]/c_c" office:value-type="float" office:value="0.0026495937890615">
            <text:p>0,0026</text:p>
          </table:table-cell>
          <table:table-cell table:style-name="ce279" table:formula="of:=([.A15]/c_c)^2" office:value-type="float" office:value="0.0000070203472470333">
            <text:p>0,0000070</text:p>
          </table:table-cell>
          <table:table-cell table:style-name="ce214" table:formula="of:=c_qe^2/(10000000*c_me)*(1/[.C15]+1)" office:value-type="float" office:value="0.000000000401398957471535">
            <text:p>4,01E-10</text:p>
          </table:table-cell>
          <table:table-cell table:style-name="ce214" table:formula="of:=c_qe^2/(10000000*c_me)/([.C15])" office:value-type="float" office:value="0.000000000401396139531252">
            <text:p>4,01E-10</text:p>
          </table:table-cell>
          <table:table-cell table:style-name="ce214" table:formula="of:=[.F$5]*c_h/(2*PI()*c_me*[.$A15])" office:value-type="float" office:value="0.000000000145742817546429">
            <text:p>1,46E-10</text:p>
          </table:table-cell>
          <table:table-cell table:style-name="ce214" table:formula="of:=[.G$5]*c_h/(2*PI()*c_me*[.$A15])" office:value-type="float" office:value="0.000000000291485635092859">
            <text:p>2,91E-10</text:p>
          </table:table-cell>
          <table:table-cell table:style-name="ce214" table:formula="of:=[.H$5]*c_h/(2*PI()*c_me*[.$A15])" office:value-type="float" office:value="0.000000000437228452639288">
            <text:p>4,37E-10</text:p>
          </table:table-cell>
          <table:table-cell table:style-name="ce214" table:formula="of:=[.I$5]*c_h/(2*PI()*c_me*[.$A15])" office:value-type="float" office:value="0.000000000582971270185717">
            <text:p>5,83E-10</text:p>
          </table:table-cell>
          <table:table-cell table:style-name="ce214" table:formula="of:=[.J$5]*c_h/(2*PI()*c_me*[.$A15])" office:value-type="float" office:value="0.000000000728714087732146">
            <text:p>7,29E-10</text:p>
          </table:table-cell>
          <table:table-cell table:style-name="ce214" table:formula="of:=[.K$5]*c_h/(2*PI()*c_me*[.$A15])" office:value-type="float" office:value="0.000000000874456905278576">
            <text:p>8,74E-10</text:p>
          </table:table-cell>
          <table:table-cell table:style-name="ce214" table:formula="of:=[.L$5]*c_h/(2*PI()*c_me*[.$A15])" office:value-type="float" office:value="0.000000001020199722825">
            <text:p>1,02E-09</text:p>
          </table:table-cell>
          <table:table-cell table:style-name="ce214" table:formula="of:=[.M$5]*c_h/(2*PI()*c_me*[.$A15])" office:value-type="float" office:value="0.00000000116594254037143">
            <text:p>1,17E-09</text:p>
          </table:table-cell>
          <table:table-cell table:style-name="ce214" table:formula="of:=[.N$5]*c_h/(2*PI()*c_me*[.$A15])" office:value-type="float" office:value="0.00000000131168535791786">
            <text:p>1,31E-09</text:p>
          </table:table-cell>
          <table:table-cell table:style-name="ce214" table:formula="of:=[.O$5]*c_h/(2*PI()*c_me*[.$A15])" office:value-type="float" office:value="0.00000000145742817546429">
            <text:p>1,46E-09</text:p>
          </table:table-cell>
          <table:table-cell table:number-columns-repeated="241"/>
        </table:table-row>
        <table:table-row table:style-name="ro5">
          <table:table-cell table:style-name="ce263" table:formula="of:=[.A15]*[.A$4]" office:value-type="float" office:value="1000000">
            <text:p>1,000E+06</text:p>
          </table:table-cell>
          <table:table-cell table:style-name="ce273" table:formula="of:=[.A16]/c_c" office:value-type="float" office:value="0.00333564095198152">
            <text:p>0,0033</text:p>
          </table:table-cell>
          <table:table-cell table:style-name="ce280" table:formula="of:=([.A16]/c_c)^2" office:value-type="float" office:value="0.0000111265005605362">
            <text:p>0,000011</text:p>
          </table:table-cell>
          <table:table-cell table:style-name="ce214" table:formula="of:=c_qe^2/(10000000*c_me)*(1/[.C16]+1)" office:value-type="float" office:value="0.000000000253266660223523">
            <text:p>2,53E-10</text:p>
          </table:table-cell>
          <table:table-cell table:style-name="ce214" table:formula="of:=c_qe^2/(10000000*c_me)/([.C16])" office:value-type="float" office:value="0.00000000025326384228324">
            <text:p>2,53E-10</text:p>
          </table:table-cell>
          <table:table-cell table:style-name="ce214" table:formula="of:=[.F$5]*c_h/(2*PI()*c_me*[.$A16])" office:value-type="float" office:value="0.000000000115767634985398">
            <text:p>1,16E-10</text:p>
          </table:table-cell>
          <table:table-cell table:style-name="ce214" table:formula="of:=[.G$5]*c_h/(2*PI()*c_me*[.$A16])" office:value-type="float" office:value="0.000000000231535269970796">
            <text:p>2,32E-10</text:p>
          </table:table-cell>
          <table:table-cell table:style-name="ce214" table:formula="of:=[.H$5]*c_h/(2*PI()*c_me*[.$A16])" office:value-type="float" office:value="0.000000000347302904956195">
            <text:p>3,47E-10</text:p>
          </table:table-cell>
          <table:table-cell table:style-name="ce214" table:formula="of:=[.I$5]*c_h/(2*PI()*c_me*[.$A16])" office:value-type="float" office:value="0.000000000463070539941593">
            <text:p>4,63E-10</text:p>
          </table:table-cell>
          <table:table-cell table:style-name="ce214" table:formula="of:=[.J$5]*c_h/(2*PI()*c_me*[.$A16])" office:value-type="float" office:value="0.000000000578838174926991">
            <text:p>5,79E-10</text:p>
          </table:table-cell>
          <table:table-cell table:style-name="ce214" table:formula="of:=[.K$5]*c_h/(2*PI()*c_me*[.$A16])" office:value-type="float" office:value="0.000000000694605809912389">
            <text:p>6,95E-10</text:p>
          </table:table-cell>
          <table:table-cell table:style-name="ce214" table:formula="of:=[.L$5]*c_h/(2*PI()*c_me*[.$A16])" office:value-type="float" office:value="0.000000000810373444897787">
            <text:p>8,10E-10</text:p>
          </table:table-cell>
          <table:table-cell table:style-name="ce214" table:formula="of:=[.M$5]*c_h/(2*PI()*c_me*[.$A16])" office:value-type="float" office:value="0.000000000926141079883186">
            <text:p>9,26E-10</text:p>
          </table:table-cell>
          <table:table-cell table:style-name="ce214" table:formula="of:=[.N$5]*c_h/(2*PI()*c_me*[.$A16])" office:value-type="float" office:value="0.00000000104190871486858">
            <text:p>1,04E-09</text:p>
          </table:table-cell>
          <table:table-cell table:style-name="ce214" table:formula="of:=[.O$5]*c_h/(2*PI()*c_me*[.$A16])" office:value-type="float" office:value="0.00000000115767634985398">
            <text:p>1,16E-09</text:p>
          </table:table-cell>
          <table:table-cell table:number-columns-repeated="241"/>
        </table:table-row>
        <table:table-row table:style-name="ro5">
          <table:table-cell table:style-name="ce263" table:formula="of:=[.A16]*[.A$4]" office:value-type="float" office:value="1258925.41179417">
            <text:p>1,259E+06</text:p>
          </table:table-cell>
          <table:table-cell table:style-name="ce273" table:formula="of:=[.A17]/c_c" office:value-type="float" office:value="0.00419932315907083">
            <text:p>0,0042</text:p>
          </table:table-cell>
          <table:table-cell table:style-name="ce280" table:formula="of:=([.A17]/c_c)^2" office:value-type="float" office:value="0.0000176343149943086">
            <text:p>0,000018</text:p>
          </table:table-cell>
          <table:table-cell table:style-name="ce214" table:formula="of:=c_qe^2/(10000000*c_me)*(1/[.C17]+1)" office:value-type="float" office:value="0.000000000159801499320166">
            <text:p>1,60E-10</text:p>
          </table:table-cell>
          <table:table-cell table:style-name="ce214" table:formula="of:=c_qe^2/(10000000*c_me)/([.C17])" office:value-type="float" office:value="0.000000000159798681379883">
            <text:p>1,60E-10</text:p>
          </table:table-cell>
          <table:table-cell table:style-name="ce214" table:formula="of:=[.F$5]*c_h/(2*PI()*c_me*[.$A17])" office:value-type="float" office:value="0.0000000000919575011361563">
            <text:p>9,20E-11</text:p>
          </table:table-cell>
          <table:table-cell table:style-name="ce214" table:formula="of:=[.G$5]*c_h/(2*PI()*c_me*[.$A17])" office:value-type="float" office:value="0.000000000183915002272313">
            <text:p>1,84E-10</text:p>
          </table:table-cell>
          <table:table-cell table:style-name="ce214" table:formula="of:=[.H$5]*c_h/(2*PI()*c_me*[.$A17])" office:value-type="float" office:value="0.000000000275872503408469">
            <text:p>2,76E-10</text:p>
          </table:table-cell>
          <table:table-cell table:style-name="ce214" table:formula="of:=[.I$5]*c_h/(2*PI()*c_me*[.$A17])" office:value-type="float" office:value="0.000000000367830004544625">
            <text:p>3,68E-10</text:p>
          </table:table-cell>
          <table:table-cell table:style-name="ce214" table:formula="of:=[.J$5]*c_h/(2*PI()*c_me*[.$A17])" office:value-type="float" office:value="0.000000000459787505680782">
            <text:p>4,60E-10</text:p>
          </table:table-cell>
          <table:table-cell table:style-name="ce214" table:formula="of:=[.K$5]*c_h/(2*PI()*c_me*[.$A17])" office:value-type="float" office:value="0.000000000551745006816938">
            <text:p>5,52E-10</text:p>
          </table:table-cell>
          <table:table-cell table:style-name="ce214" table:formula="of:=[.L$5]*c_h/(2*PI()*c_me*[.$A17])" office:value-type="float" office:value="0.000000000643702507953094">
            <text:p>6,44E-10</text:p>
          </table:table-cell>
          <table:table-cell table:style-name="ce214" table:formula="of:=[.M$5]*c_h/(2*PI()*c_me*[.$A17])" office:value-type="float" office:value="0.000000000735660009089251">
            <text:p>7,36E-10</text:p>
          </table:table-cell>
          <table:table-cell table:style-name="ce214" table:formula="of:=[.N$5]*c_h/(2*PI()*c_me*[.$A17])" office:value-type="float" office:value="0.000000000827617510225407">
            <text:p>8,28E-10</text:p>
          </table:table-cell>
          <table:table-cell table:style-name="ce214" table:formula="of:=[.O$5]*c_h/(2*PI()*c_me*[.$A17])" office:value-type="float" office:value="0.000000000919575011361563">
            <text:p>9,20E-10</text:p>
          </table:table-cell>
          <table:table-cell table:number-columns-repeated="241"/>
        </table:table-row>
        <table:table-row table:style-name="ro5">
          <table:table-cell table:style-name="ce263" table:formula="of:=[.A17]*[.A$4]" office:value-type="float" office:value="1584893.19246111">
            <text:p>1,585E+06</text:p>
          </table:table-cell>
          <table:table-cell table:style-name="ce273" table:formula="of:=[.A18]/c_c" office:value-type="float" office:value="0.00528663463729002">
            <text:p>0,0053</text:p>
          </table:table-cell>
          <table:table-cell table:style-name="ce280" table:formula="of:=([.A18]/c_c)^2" office:value-type="float" office:value="0.0000279485057881946">
            <text:p>0,000028</text:p>
          </table:table-cell>
          <table:table-cell table:style-name="ce214" table:formula="of:=c_qe^2/(10000000*c_me)*(1/[.C18]+1)" office:value-type="float" office:value="0.000000000100828969595171">
            <text:p>1,01E-10</text:p>
          </table:table-cell>
          <table:table-cell table:style-name="ce214" table:formula="of:=c_qe^2/(10000000*c_me)/([.C18])" office:value-type="float" office:value="0.000000000100826151654888">
            <text:p>1,01E-10</text:p>
          </table:table-cell>
          <table:table-cell table:style-name="ce214" table:formula="of:=[.F$5]*c_h/(2*PI()*c_me*[.$A18])" office:value-type="float" office:value="0.0000000000730444395471392">
            <text:p>7,30E-11</text:p>
          </table:table-cell>
          <table:table-cell table:style-name="ce214" table:formula="of:=[.G$5]*c_h/(2*PI()*c_me*[.$A18])" office:value-type="float" office:value="0.000000000146088879094278">
            <text:p>1,46E-10</text:p>
          </table:table-cell>
          <table:table-cell table:style-name="ce214" table:formula="of:=[.H$5]*c_h/(2*PI()*c_me*[.$A18])" office:value-type="float" office:value="0.000000000219133318641417">
            <text:p>2,19E-10</text:p>
          </table:table-cell>
          <table:table-cell table:style-name="ce214" table:formula="of:=[.I$5]*c_h/(2*PI()*c_me*[.$A18])" office:value-type="float" office:value="0.000000000292177758188557">
            <text:p>2,92E-10</text:p>
          </table:table-cell>
          <table:table-cell table:style-name="ce214" table:formula="of:=[.J$5]*c_h/(2*PI()*c_me*[.$A18])" office:value-type="float" office:value="0.000000000365222197735696">
            <text:p>3,65E-10</text:p>
          </table:table-cell>
          <table:table-cell table:style-name="ce214" table:formula="of:=[.K$5]*c_h/(2*PI()*c_me*[.$A18])" office:value-type="float" office:value="0.000000000438266637282835">
            <text:p>4,38E-10</text:p>
          </table:table-cell>
          <table:table-cell table:style-name="ce214" table:formula="of:=[.L$5]*c_h/(2*PI()*c_me*[.$A18])" office:value-type="float" office:value="0.000000000511311076829974">
            <text:p>5,11E-10</text:p>
          </table:table-cell>
          <table:table-cell table:style-name="ce214" table:formula="of:=[.M$5]*c_h/(2*PI()*c_me*[.$A18])" office:value-type="float" office:value="0.000000000584355516377113">
            <text:p>5,84E-10</text:p>
          </table:table-cell>
          <table:table-cell table:style-name="ce214" table:formula="of:=[.N$5]*c_h/(2*PI()*c_me*[.$A18])" office:value-type="float" office:value="0.000000000657399955924252">
            <text:p>6,57E-10</text:p>
          </table:table-cell>
          <table:table-cell table:style-name="ce214" table:formula="of:=[.O$5]*c_h/(2*PI()*c_me*[.$A18])" office:value-type="float" office:value="0.000000000730444395471392">
            <text:p>7,30E-10</text:p>
          </table:table-cell>
          <table:table-cell table:number-columns-repeated="241"/>
        </table:table-row>
        <table:table-row table:style-name="ro5">
          <table:table-cell table:style-name="ce263" table:formula="of:=[.A18]*[.A$4]" office:value-type="float" office:value="1995262.31496888">
            <text:p>1,995E+06</text:p>
          </table:table-cell>
          <table:table-cell table:style-name="ce273" table:formula="of:=[.A19]/c_c" office:value-type="float" office:value="0.00665547868775565">
            <text:p>0,0067</text:p>
          </table:table-cell>
          <table:table-cell table:style-name="ce280" table:formula="of:=([.A19]/c_c)^2" office:value-type="float" office:value="0.0000442953965631697">
            <text:p>0,000044</text:p>
          </table:table-cell>
          <table:table-cell table:style-name="ce214" table:formula="of:=c_qe^2/(10000000*c_me)*(1/[.C19]+1)" office:value-type="float" office:value="0.0000000000636198188426083">
            <text:p>6,36E-11</text:p>
          </table:table-cell>
          <table:table-cell table:style-name="ce214" table:formula="of:=c_qe^2/(10000000*c_me)/([.C19])" office:value-type="float" office:value="0.0000000000636170009023252">
            <text:p>6,36E-11</text:p>
          </table:table-cell>
          <table:table-cell table:style-name="ce214" table:formula="of:=[.F$5]*c_h/(2*PI()*c_me*[.$A19])" office:value-type="float" office:value="0.0000000000580212607219035">
            <text:p>5,80E-11</text:p>
          </table:table-cell>
          <table:table-cell table:style-name="ce214" table:formula="of:=[.G$5]*c_h/(2*PI()*c_me*[.$A19])" office:value-type="float" office:value="0.000000000116042521443807">
            <text:p>1,16E-10</text:p>
          </table:table-cell>
          <table:table-cell table:style-name="ce214" table:formula="of:=[.H$5]*c_h/(2*PI()*c_me*[.$A19])" office:value-type="float" office:value="0.000000000174063782165711">
            <text:p>1,74E-10</text:p>
          </table:table-cell>
          <table:table-cell table:style-name="ce214" table:formula="of:=[.I$5]*c_h/(2*PI()*c_me*[.$A19])" office:value-type="float" office:value="0.000000000232085042887614">
            <text:p>2,32E-10</text:p>
          </table:table-cell>
          <table:table-cell table:style-name="ce214" table:formula="of:=[.J$5]*c_h/(2*PI()*c_me*[.$A19])" office:value-type="float" office:value="0.000000000290106303609518">
            <text:p>2,90E-10</text:p>
          </table:table-cell>
          <table:table-cell table:style-name="ce214" table:formula="of:=[.K$5]*c_h/(2*PI()*c_me*[.$A19])" office:value-type="float" office:value="0.000000000348127564331421">
            <text:p>3,48E-10</text:p>
          </table:table-cell>
          <table:table-cell table:style-name="ce214" table:formula="of:=[.L$5]*c_h/(2*PI()*c_me*[.$A19])" office:value-type="float" office:value="0.000000000406148825053325">
            <text:p>4,06E-10</text:p>
          </table:table-cell>
          <table:table-cell table:style-name="ce214" table:formula="of:=[.M$5]*c_h/(2*PI()*c_me*[.$A19])" office:value-type="float" office:value="0.000000000464170085775228">
            <text:p>4,64E-10</text:p>
          </table:table-cell>
          <table:table-cell table:style-name="ce214" table:formula="of:=[.N$5]*c_h/(2*PI()*c_me*[.$A19])" office:value-type="float" office:value="0.000000000522191346497132">
            <text:p>5,22E-10</text:p>
          </table:table-cell>
          <table:table-cell table:style-name="ce214" table:formula="of:=[.O$5]*c_h/(2*PI()*c_me*[.$A19])" office:value-type="float" office:value="0.000000000580212607219035">
            <text:p>5,80E-10</text:p>
          </table:table-cell>
          <table:table-cell table:number-columns-repeated="241"/>
        </table:table-row>
        <table:table-row table:style-name="ro5">
          <table:table-cell table:style-name="ce263" table:formula="of:=[.A19]*[.A$4]" office:value-type="float" office:value="2511886.43150958">
            <text:p>2,512E+06</text:p>
          </table:table-cell>
          <table:table-cell table:style-name="ce273" table:formula="of:=[.A20]/c_c" office:value-type="float" office:value="0.00837875124767009">
            <text:p>0,0084</text:p>
          </table:table-cell>
          <table:table-cell table:style-name="ce280" table:formula="of:=([.A20]/c_c)^2" office:value-type="float" office:value="0.0000702034724703331">
            <text:p>0,000070</text:p>
          </table:table-cell>
          <table:table-cell table:style-name="ce214" table:formula="of:=c_qe^2/(10000000*c_me)*(1/[.C20]+1)" office:value-type="float" office:value="0.0000000000401424318934083">
            <text:p>4,01E-11</text:p>
          </table:table-cell>
          <table:table-cell table:style-name="ce214" table:formula="of:=c_qe^2/(10000000*c_me)/([.C20])" office:value-type="float" office:value="0.0000000000401396139531251">
            <text:p>4,01E-11</text:p>
          </table:table-cell>
          <table:table-cell table:style-name="ce214" table:formula="of:=[.F$5]*c_h/(2*PI()*c_me*[.$A20])" office:value-type="float" office:value="0.0000000000460879256057069">
            <text:p>4,61E-11</text:p>
          </table:table-cell>
          <table:table-cell table:style-name="ce214" table:formula="of:=[.G$5]*c_h/(2*PI()*c_me*[.$A20])" office:value-type="float" office:value="0.0000000000921758512114138">
            <text:p>9,22E-11</text:p>
          </table:table-cell>
          <table:table-cell table:style-name="ce214" table:formula="of:=[.H$5]*c_h/(2*PI()*c_me*[.$A20])" office:value-type="float" office:value="0.000000000138263776817121">
            <text:p>1,38E-10</text:p>
          </table:table-cell>
          <table:table-cell table:style-name="ce214" table:formula="of:=[.I$5]*c_h/(2*PI()*c_me*[.$A20])" office:value-type="float" office:value="0.000000000184351702422828">
            <text:p>1,84E-10</text:p>
          </table:table-cell>
          <table:table-cell table:style-name="ce214" table:formula="of:=[.J$5]*c_h/(2*PI()*c_me*[.$A20])" office:value-type="float" office:value="0.000000000230439628028535">
            <text:p>2,30E-10</text:p>
          </table:table-cell>
          <table:table-cell table:style-name="ce214" table:formula="of:=[.K$5]*c_h/(2*PI()*c_me*[.$A20])" office:value-type="float" office:value="0.000000000276527553634241">
            <text:p>2,77E-10</text:p>
          </table:table-cell>
          <table:table-cell table:style-name="ce214" table:formula="of:=[.L$5]*c_h/(2*PI()*c_me*[.$A20])" office:value-type="float" office:value="0.000000000322615479239948">
            <text:p>3,23E-10</text:p>
          </table:table-cell>
          <table:table-cell table:style-name="ce214" table:formula="of:=[.M$5]*c_h/(2*PI()*c_me*[.$A20])" office:value-type="float" office:value="0.000000000368703404845655">
            <text:p>3,69E-10</text:p>
          </table:table-cell>
          <table:table-cell table:style-name="ce214" table:formula="of:=[.N$5]*c_h/(2*PI()*c_me*[.$A20])" office:value-type="float" office:value="0.000000000414791330451362">
            <text:p>4,15E-10</text:p>
          </table:table-cell>
          <table:table-cell table:style-name="ce214" table:formula="of:=[.O$5]*c_h/(2*PI()*c_me*[.$A20])" office:value-type="float" office:value="0.000000000460879256057069">
            <text:p>4,61E-10</text:p>
          </table:table-cell>
          <table:table-cell table:number-columns-repeated="241"/>
        </table:table-row>
        <table:table-row table:style-name="ro5">
          <table:table-cell table:style-name="ce263" table:formula="of:=[.A20]*[.A$4]" office:value-type="float" office:value="3162277.66016838">
            <text:p>3,162E+06</text:p>
          </table:table-cell>
          <table:table-cell table:style-name="ce278" table:formula="of:=[.A21]/c_c" office:value-type="float" office:value="0.010548222864794">
            <text:p>0,011</text:p>
          </table:table-cell>
          <table:table-cell table:style-name="ce281" table:formula="of:=([.A21]/c_c)^2" office:value-type="float" office:value="0.000111265005605362">
            <text:p>0,00011</text:p>
          </table:table-cell>
          <table:table-cell table:style-name="ce214" table:formula="of:=c_qe^2/(10000000*c_me)*(1/[.C21]+1)" office:value-type="float" office:value="0.0000000000253292021686071">
            <text:p>2,53E-11</text:p>
          </table:table-cell>
          <table:table-cell table:style-name="ce214" table:formula="of:=c_qe^2/(10000000*c_me)/([.C21])" office:value-type="float" office:value="0.0000000000253263842283239">
            <text:p>2,53E-11</text:p>
          </table:table-cell>
          <table:table-cell table:style-name="ce214" table:formula="of:=[.F$5]*c_h/(2*PI()*c_me*[.$A21])" office:value-type="float" office:value="0.0000000000366089405884852">
            <text:p>3,66E-11</text:p>
          </table:table-cell>
          <table:table-cell table:style-name="ce214" table:formula="of:=[.G$5]*c_h/(2*PI()*c_me*[.$A21])" office:value-type="float" office:value="0.0000000000732178811769704">
            <text:p>7,32E-11</text:p>
          </table:table-cell>
          <table:table-cell table:style-name="ce214" table:formula="of:=[.H$5]*c_h/(2*PI()*c_me*[.$A21])" office:value-type="float" office:value="0.000000000109826821765456">
            <text:p>1,10E-10</text:p>
          </table:table-cell>
          <table:table-cell table:style-name="ce214" table:formula="of:=[.I$5]*c_h/(2*PI()*c_me*[.$A21])" office:value-type="float" office:value="0.000000000146435762353941">
            <text:p>1,46E-10</text:p>
          </table:table-cell>
          <table:table-cell table:style-name="ce214" table:formula="of:=[.J$5]*c_h/(2*PI()*c_me*[.$A21])" office:value-type="float" office:value="0.000000000183044702942426">
            <text:p>1,83E-10</text:p>
          </table:table-cell>
          <table:table-cell table:style-name="ce214" table:formula="of:=[.K$5]*c_h/(2*PI()*c_me*[.$A21])" office:value-type="float" office:value="0.000000000219653643530911">
            <text:p>2,20E-10</text:p>
          </table:table-cell>
          <table:table-cell table:style-name="ce214" table:formula="of:=[.L$5]*c_h/(2*PI()*c_me*[.$A21])" office:value-type="float" office:value="0.000000000256262584119396">
            <text:p>2,56E-10</text:p>
          </table:table-cell>
          <table:table-cell table:style-name="ce214" table:formula="of:=[.M$5]*c_h/(2*PI()*c_me*[.$A21])" office:value-type="float" office:value="0.000000000292871524707881">
            <text:p>2,93E-10</text:p>
          </table:table-cell>
          <table:table-cell table:style-name="ce214" table:formula="of:=[.N$5]*c_h/(2*PI()*c_me*[.$A21])" office:value-type="float" office:value="0.000000000329480465296367">
            <text:p>3,29E-10</text:p>
          </table:table-cell>
          <table:table-cell table:style-name="ce214" table:formula="of:=[.O$5]*c_h/(2*PI()*c_me*[.$A21])" office:value-type="float" office:value="0.000000000366089405884852">
            <text:p>3,66E-10</text:p>
          </table:table-cell>
          <table:table-cell table:number-columns-repeated="241"/>
        </table:table-row>
        <table:table-row table:style-name="ro5">
          <table:table-cell table:style-name="ce263" table:formula="of:=[.A21]*[.A$4]" office:value-type="float" office:value="3981071.70553498">
            <text:p>3,981E+06</text:p>
          </table:table-cell>
          <table:table-cell table:style-name="ce278" table:formula="of:=[.A22]/c_c" office:value-type="float" office:value="0.0132794258137574">
            <text:p>0,013</text:p>
          </table:table-cell>
          <table:table-cell table:style-name="ce281" table:formula="of:=([.A22]/c_c)^2" office:value-type="float" office:value="0.000176343149943086">
            <text:p>0,00018</text:p>
          </table:table-cell>
          <table:table-cell table:style-name="ce214" table:formula="of:=c_qe^2/(10000000*c_me)*(1/[.C22]+1)" office:value-type="float" office:value="0.0000000000159826860782714">
            <text:p>1,60E-11</text:p>
          </table:table-cell>
          <table:table-cell table:style-name="ce214" table:formula="of:=c_qe^2/(10000000*c_me)/([.C22])" office:value-type="float" office:value="0.0000000000159798681379883">
            <text:p>1,60E-11</text:p>
          </table:table-cell>
          <table:table-cell table:style-name="ce214" table:formula="of:=[.F$5]*c_h/(2*PI()*c_me*[.$A22])" office:value-type="float" office:value="0.0000000000290795151527775">
            <text:p>2,91E-11</text:p>
          </table:table-cell>
          <table:table-cell table:style-name="ce214" table:formula="of:=[.G$5]*c_h/(2*PI()*c_me*[.$A22])" office:value-type="float" office:value="0.0000000000581590303055551">
            <text:p>5,82E-11</text:p>
          </table:table-cell>
          <table:table-cell table:style-name="ce214" table:formula="of:=[.H$5]*c_h/(2*PI()*c_me*[.$A22])" office:value-type="float" office:value="0.0000000000872385454583326">
            <text:p>8,72E-11</text:p>
          </table:table-cell>
          <table:table-cell table:style-name="ce214" table:formula="of:=[.I$5]*c_h/(2*PI()*c_me*[.$A22])" office:value-type="float" office:value="0.00000000011631806061111">
            <text:p>1,16E-10</text:p>
          </table:table-cell>
          <table:table-cell table:style-name="ce214" table:formula="of:=[.J$5]*c_h/(2*PI()*c_me*[.$A22])" office:value-type="float" office:value="0.000000000145397575763888">
            <text:p>1,45E-10</text:p>
          </table:table-cell>
          <table:table-cell table:style-name="ce214" table:formula="of:=[.K$5]*c_h/(2*PI()*c_me*[.$A22])" office:value-type="float" office:value="0.000000000174477090916665">
            <text:p>1,74E-10</text:p>
          </table:table-cell>
          <table:table-cell table:style-name="ce214" table:formula="of:=[.L$5]*c_h/(2*PI()*c_me*[.$A22])" office:value-type="float" office:value="0.000000000203556606069443">
            <text:p>2,04E-10</text:p>
          </table:table-cell>
          <table:table-cell table:style-name="ce214" table:formula="of:=[.M$5]*c_h/(2*PI()*c_me*[.$A22])" office:value-type="float" office:value="0.00000000023263612122222">
            <text:p>2,33E-10</text:p>
          </table:table-cell>
          <table:table-cell table:style-name="ce214" table:formula="of:=[.N$5]*c_h/(2*PI()*c_me*[.$A22])" office:value-type="float" office:value="0.000000000261715636374998">
            <text:p>2,62E-10</text:p>
          </table:table-cell>
          <table:table-cell table:style-name="ce214" table:formula="of:=[.O$5]*c_h/(2*PI()*c_me*[.$A22])" office:value-type="float" office:value="0.000000000290795151527775">
            <text:p>2,91E-10</text:p>
          </table:table-cell>
          <table:table-cell table:number-columns-repeated="241"/>
        </table:table-row>
        <table:table-row table:style-name="ro5">
          <table:table-cell table:style-name="ce263" table:formula="of:=[.A22]*[.A$4]" office:value-type="float" office:value="5011872.33627273">
            <text:p>5,012E+06</text:p>
          </table:table-cell>
          <table:table-cell table:style-name="ce278" table:formula="of:=[.A23]/c_c" office:value-type="float" office:value="0.0167178066109746">
            <text:p>0,017</text:p>
          </table:table-cell>
          <table:table-cell table:style-name="ce281" table:formula="of:=([.A23]/c_c)^2" office:value-type="float" office:value="0.000279485057881946">
            <text:p>0,00028</text:p>
          </table:table-cell>
          <table:table-cell table:style-name="ce214" table:formula="of:=c_qe^2/(10000000*c_me)*(1/[.C23]+1)" office:value-type="float" office:value="0.0000000000100854331057719">
            <text:p>1,01E-11</text:p>
          </table:table-cell>
          <table:table-cell table:style-name="ce214" table:formula="of:=c_qe^2/(10000000*c_me)/([.C23])" office:value-type="float" office:value="0.0000000000100826151654888">
            <text:p>1,01E-11</text:p>
          </table:table-cell>
          <table:table-cell table:style-name="ce214" table:formula="of:=[.F$5]*c_h/(2*PI()*c_me*[.$A23])" office:value-type="float" office:value="0.0000000000230986799379438">
            <text:p>2,31E-11</text:p>
          </table:table-cell>
          <table:table-cell table:style-name="ce214" table:formula="of:=[.G$5]*c_h/(2*PI()*c_me*[.$A23])" office:value-type="float" office:value="0.0000000000461973598758876">
            <text:p>4,62E-11</text:p>
          </table:table-cell>
          <table:table-cell table:style-name="ce214" table:formula="of:=[.H$5]*c_h/(2*PI()*c_me*[.$A23])" office:value-type="float" office:value="0.0000000000692960398138313">
            <text:p>6,93E-11</text:p>
          </table:table-cell>
          <table:table-cell table:style-name="ce214" table:formula="of:=[.I$5]*c_h/(2*PI()*c_me*[.$A23])" office:value-type="float" office:value="0.0000000000923947197517751">
            <text:p>9,24E-11</text:p>
          </table:table-cell>
          <table:table-cell table:style-name="ce214" table:formula="of:=[.J$5]*c_h/(2*PI()*c_me*[.$A23])" office:value-type="float" office:value="0.000000000115493399689719">
            <text:p>1,15E-10</text:p>
          </table:table-cell>
          <table:table-cell table:style-name="ce214" table:formula="of:=[.K$5]*c_h/(2*PI()*c_me*[.$A23])" office:value-type="float" office:value="0.000000000138592079627663">
            <text:p>1,39E-10</text:p>
          </table:table-cell>
          <table:table-cell table:style-name="ce214" table:formula="of:=[.L$5]*c_h/(2*PI()*c_me*[.$A23])" office:value-type="float" office:value="0.000000000161690759565606">
            <text:p>1,62E-10</text:p>
          </table:table-cell>
          <table:table-cell table:style-name="ce214" table:formula="of:=[.M$5]*c_h/(2*PI()*c_me*[.$A23])" office:value-type="float" office:value="0.00000000018478943950355">
            <text:p>1,85E-10</text:p>
          </table:table-cell>
          <table:table-cell table:style-name="ce214" table:formula="of:=[.N$5]*c_h/(2*PI()*c_me*[.$A23])" office:value-type="float" office:value="0.000000000207888119441494">
            <text:p>2,08E-10</text:p>
          </table:table-cell>
          <table:table-cell table:style-name="ce214" table:formula="of:=[.O$5]*c_h/(2*PI()*c_me*[.$A23])" office:value-type="float" office:value="0.000000000230986799379438">
            <text:p>2,31E-10</text:p>
          </table:table-cell>
          <table:table-cell table:number-columns-repeated="241"/>
        </table:table-row>
        <table:table-row table:style-name="ro5">
          <table:table-cell table:style-name="ce263" table:formula="of:=[.A23]*[.A$4]" office:value-type="float" office:value="6309573.44480194">
            <text:p>6,310E+06</text:p>
          </table:table-cell>
          <table:table-cell table:style-name="ce278" table:formula="of:=[.A24]/c_c" office:value-type="float" office:value="0.0210464715720165">
            <text:p>0,021</text:p>
          </table:table-cell>
          <table:table-cell table:style-name="ce281" table:formula="of:=([.A24]/c_c)^2" office:value-type="float" office:value="0.000442953965631697">
            <text:p>0,00044</text:p>
          </table:table-cell>
          <table:table-cell table:style-name="ce214" table:formula="of:=c_qe^2/(10000000*c_me)*(1/[.C24]+1)" office:value-type="float" office:value="0.00000000000636451803051564">
            <text:p>6,36E-12</text:p>
          </table:table-cell>
          <table:table-cell table:style-name="ce214" table:formula="of:=c_qe^2/(10000000*c_me)/([.C24])" office:value-type="float" office:value="0.00000000000636170009023251">
            <text:p>6,36E-12</text:p>
          </table:table-cell>
          <table:table-cell table:style-name="ce214" table:formula="of:=[.F$5]*c_h/(2*PI()*c_me*[.$A24])" office:value-type="float" office:value="0.0000000000183479336595681">
            <text:p>1,83E-11</text:p>
          </table:table-cell>
          <table:table-cell table:style-name="ce214" table:formula="of:=[.G$5]*c_h/(2*PI()*c_me*[.$A24])" office:value-type="float" office:value="0.0000000000366958673191361">
            <text:p>3,67E-11</text:p>
          </table:table-cell>
          <table:table-cell table:style-name="ce214" table:formula="of:=[.H$5]*c_h/(2*PI()*c_me*[.$A24])" office:value-type="float" office:value="0.0000000000550438009787042">
            <text:p>5,50E-11</text:p>
          </table:table-cell>
          <table:table-cell table:style-name="ce214" table:formula="of:=[.I$5]*c_h/(2*PI()*c_me*[.$A24])" office:value-type="float" office:value="0.0000000000733917346382722">
            <text:p>7,34E-11</text:p>
          </table:table-cell>
          <table:table-cell table:style-name="ce214" table:formula="of:=[.J$5]*c_h/(2*PI()*c_me*[.$A24])" office:value-type="float" office:value="0.0000000000917396682978403">
            <text:p>9,17E-11</text:p>
          </table:table-cell>
          <table:table-cell table:style-name="ce214" table:formula="of:=[.K$5]*c_h/(2*PI()*c_me*[.$A24])" office:value-type="float" office:value="0.000000000110087601957408">
            <text:p>1,10E-10</text:p>
          </table:table-cell>
          <table:table-cell table:style-name="ce214" table:formula="of:=[.L$5]*c_h/(2*PI()*c_me*[.$A24])" office:value-type="float" office:value="0.000000000128435535616976">
            <text:p>1,28E-10</text:p>
          </table:table-cell>
          <table:table-cell table:style-name="ce214" table:formula="of:=[.M$5]*c_h/(2*PI()*c_me*[.$A24])" office:value-type="float" office:value="0.000000000146783469276544">
            <text:p>1,47E-10</text:p>
          </table:table-cell>
          <table:table-cell table:style-name="ce214" table:formula="of:=[.N$5]*c_h/(2*PI()*c_me*[.$A24])" office:value-type="float" office:value="0.000000000165131402936112">
            <text:p>1,65E-10</text:p>
          </table:table-cell>
          <table:table-cell table:style-name="ce214" table:formula="of:=[.O$5]*c_h/(2*PI()*c_me*[.$A24])" office:value-type="float" office:value="0.000000000183479336595681">
            <text:p>1,83E-10</text:p>
          </table:table-cell>
          <table:table-cell table:number-columns-repeated="241"/>
        </table:table-row>
        <table:table-row table:style-name="ro5">
          <table:table-cell table:style-name="ce263" table:formula="of:=[.A24]*[.A$4]" office:value-type="float" office:value="7943282.34724282">
            <text:p>7,943E+06</text:p>
          </table:table-cell>
          <table:table-cell table:style-name="ce278" table:formula="of:=[.A25]/c_c" office:value-type="float" office:value="0.0264959378906151">
            <text:p>0,026</text:p>
          </table:table-cell>
          <table:table-cell table:style-name="ce281" table:formula="of:=([.A25]/c_c)^2" office:value-type="float" office:value="0.000702034724703331">
            <text:p>0,00070</text:p>
          </table:table-cell>
          <table:table-cell table:style-name="ce214" table:formula="of:=c_qe^2/(10000000*c_me)*(1/[.C25]+1)" office:value-type="float" office:value="0.00000000000401677933559564">
            <text:p>4,02E-12</text:p>
          </table:table-cell>
          <table:table-cell table:style-name="ce214" table:formula="of:=c_qe^2/(10000000*c_me)/([.C25])" office:value-type="float" office:value="0.00000000000401396139531251">
            <text:p>4,01E-12</text:p>
          </table:table-cell>
          <table:table-cell table:style-name="ce214" table:formula="of:=[.F$5]*c_h/(2*PI()*c_me*[.$A25])" office:value-type="float" office:value="0.0000000000145742817546429">
            <text:p>1,46E-11</text:p>
          </table:table-cell>
          <table:table-cell table:style-name="ce214" table:formula="of:=[.G$5]*c_h/(2*PI()*c_me*[.$A25])" office:value-type="float" office:value="0.0000000000291485635092858">
            <text:p>2,91E-11</text:p>
          </table:table-cell>
          <table:table-cell table:style-name="ce214" table:formula="of:=[.H$5]*c_h/(2*PI()*c_me*[.$A25])" office:value-type="float" office:value="0.0000000000437228452639288">
            <text:p>4,37E-11</text:p>
          </table:table-cell>
          <table:table-cell table:style-name="ce214" table:formula="of:=[.I$5]*c_h/(2*PI()*c_me*[.$A25])" office:value-type="float" office:value="0.0000000000582971270185717">
            <text:p>5,83E-11</text:p>
          </table:table-cell>
          <table:table-cell table:style-name="ce214" table:formula="of:=[.J$5]*c_h/(2*PI()*c_me*[.$A25])" office:value-type="float" office:value="0.0000000000728714087732146">
            <text:p>7,29E-11</text:p>
          </table:table-cell>
          <table:table-cell table:style-name="ce214" table:formula="of:=[.K$5]*c_h/(2*PI()*c_me*[.$A25])" office:value-type="float" office:value="0.0000000000874456905278575">
            <text:p>8,74E-11</text:p>
          </table:table-cell>
          <table:table-cell table:style-name="ce214" table:formula="of:=[.L$5]*c_h/(2*PI()*c_me*[.$A25])" office:value-type="float" office:value="0.0000000001020199722825">
            <text:p>1,02E-10</text:p>
          </table:table-cell>
          <table:table-cell table:style-name="ce214" table:formula="of:=[.M$5]*c_h/(2*PI()*c_me*[.$A25])" office:value-type="float" office:value="0.000000000116594254037143">
            <text:p>1,17E-10</text:p>
          </table:table-cell>
          <table:table-cell table:style-name="ce214" table:formula="of:=[.N$5]*c_h/(2*PI()*c_me*[.$A25])" office:value-type="float" office:value="0.000000000131168535791786">
            <text:p>1,31E-10</text:p>
          </table:table-cell>
          <table:table-cell table:style-name="ce214" table:formula="of:=[.O$5]*c_h/(2*PI()*c_me*[.$A25])" office:value-type="float" office:value="0.000000000145742817546429">
            <text:p>1,46E-10</text:p>
          </table:table-cell>
          <table:table-cell table:number-columns-repeated="241"/>
        </table:table-row>
        <table:table-row table:style-name="ro5">
          <table:table-cell table:style-name="ce263" table:formula="of:=[.A25]*[.A$4]" office:value-type="float" office:value="10000000">
            <text:p>1,000E+07</text:p>
          </table:table-cell>
          <table:table-cell table:style-name="ce278" table:formula="of:=[.A26]/c_c" office:value-type="float" office:value="0.0333564095198152">
            <text:p>0,033</text:p>
          </table:table-cell>
          <table:table-cell table:style-name="ce265" table:formula="of:=([.A26]/c_c)^2" office:value-type="float" office:value="0.00111265005605362">
            <text:p>0,0011</text:p>
          </table:table-cell>
          <table:table-cell table:style-name="ce214" table:formula="of:=c_qe^2/(10000000*c_me)*(1/[.C26]+1)" office:value-type="float" office:value="0.00000000000253545636311552">
            <text:p>2,54E-12</text:p>
          </table:table-cell>
          <table:table-cell table:style-name="ce214" table:formula="of:=c_qe^2/(10000000*c_me)/([.C26])" office:value-type="float" office:value="0.00000000000253263842283239">
            <text:p>2,53E-12</text:p>
          </table:table-cell>
          <table:table-cell table:style-name="ce214" table:formula="of:=[.F$5]*c_h/(2*PI()*c_me*[.$A26])" office:value-type="float" office:value="0.0000000000115767634985398">
            <text:p>1,16E-11</text:p>
          </table:table-cell>
          <table:table-cell table:style-name="ce214" table:formula="of:=[.G$5]*c_h/(2*PI()*c_me*[.$A26])" office:value-type="float" office:value="0.0000000000231535269970796">
            <text:p>2,32E-11</text:p>
          </table:table-cell>
          <table:table-cell table:style-name="ce214" table:formula="of:=[.H$5]*c_h/(2*PI()*c_me*[.$A26])" office:value-type="float" office:value="0.0000000000347302904956194">
            <text:p>3,47E-11</text:p>
          </table:table-cell>
          <table:table-cell table:style-name="ce214" table:formula="of:=[.I$5]*c_h/(2*PI()*c_me*[.$A26])" office:value-type="float" office:value="0.0000000000463070539941593">
            <text:p>4,63E-11</text:p>
          </table:table-cell>
          <table:table-cell table:style-name="ce214" table:formula="of:=[.J$5]*c_h/(2*PI()*c_me*[.$A26])" office:value-type="float" office:value="0.0000000000578838174926991">
            <text:p>5,79E-11</text:p>
          </table:table-cell>
          <table:table-cell table:style-name="ce214" table:formula="of:=[.K$5]*c_h/(2*PI()*c_me*[.$A26])" office:value-type="float" office:value="0.0000000000694605809912389">
            <text:p>6,95E-11</text:p>
          </table:table-cell>
          <table:table-cell table:style-name="ce214" table:formula="of:=[.L$5]*c_h/(2*PI()*c_me*[.$A26])" office:value-type="float" office:value="0.0000000000810373444897787">
            <text:p>8,10E-11</text:p>
          </table:table-cell>
          <table:table-cell table:style-name="ce214" table:formula="of:=[.M$5]*c_h/(2*PI()*c_me*[.$A26])" office:value-type="float" office:value="0.0000000000926141079883185">
            <text:p>9,26E-11</text:p>
          </table:table-cell>
          <table:table-cell table:style-name="ce214" table:formula="of:=[.N$5]*c_h/(2*PI()*c_me*[.$A26])" office:value-type="float" office:value="0.000000000104190871486858">
            <text:p>1,04E-10</text:p>
          </table:table-cell>
          <table:table-cell table:style-name="ce214" table:formula="of:=[.O$5]*c_h/(2*PI()*c_me*[.$A26])" office:value-type="float" office:value="0.000000000115767634985398">
            <text:p>1,16E-10</text:p>
          </table:table-cell>
          <table:table-cell table:number-columns-repeated="241"/>
        </table:table-row>
        <table:table-row table:style-name="ro5">
          <table:table-cell table:style-name="ce263" table:formula="of:=[.A26]*[.A$4]" office:value-type="float" office:value="12589254.1179417">
            <text:p>1,259E+07</text:p>
          </table:table-cell>
          <table:table-cell table:style-name="ce278" table:formula="of:=[.A27]/c_c" office:value-type="float" office:value="0.0419932315907083">
            <text:p>0,042</text:p>
          </table:table-cell>
          <table:table-cell table:style-name="ce265" table:formula="of:=([.A27]/c_c)^2" office:value-type="float" office:value="0.00176343149943086">
            <text:p>0,0018</text:p>
          </table:table-cell>
          <table:table-cell table:style-name="ce214" table:formula="of:=c_qe^2/(10000000*c_me)*(1/[.C27]+1)" office:value-type="float" office:value="0.00000000000160080475408196">
            <text:p>1,60E-12</text:p>
          </table:table-cell>
          <table:table-cell table:style-name="ce214" table:formula="of:=c_qe^2/(10000000*c_me)/([.C27])" office:value-type="float" office:value="0.00000000000159798681379883">
            <text:p>1,60E-12</text:p>
          </table:table-cell>
          <table:table-cell table:style-name="ce214" table:formula="of:=[.F$5]*c_h/(2*PI()*c_me*[.$A27])" office:value-type="float" office:value="0.00000000000919575011361563">
            <text:p>9,20E-12</text:p>
          </table:table-cell>
          <table:table-cell table:style-name="ce214" table:formula="of:=[.G$5]*c_h/(2*PI()*c_me*[.$A27])" office:value-type="float" office:value="0.0000000000183915002272313">
            <text:p>1,84E-11</text:p>
          </table:table-cell>
          <table:table-cell table:style-name="ce214" table:formula="of:=[.H$5]*c_h/(2*PI()*c_me*[.$A27])" office:value-type="float" office:value="0.0000000000275872503408469">
            <text:p>2,76E-11</text:p>
          </table:table-cell>
          <table:table-cell table:style-name="ce214" table:formula="of:=[.I$5]*c_h/(2*PI()*c_me*[.$A27])" office:value-type="float" office:value="0.0000000000367830004544625">
            <text:p>3,68E-11</text:p>
          </table:table-cell>
          <table:table-cell table:style-name="ce214" table:formula="of:=[.J$5]*c_h/(2*PI()*c_me*[.$A27])" office:value-type="float" office:value="0.0000000000459787505680781">
            <text:p>4,60E-11</text:p>
          </table:table-cell>
          <table:table-cell table:style-name="ce214" table:formula="of:=[.K$5]*c_h/(2*PI()*c_me*[.$A27])" office:value-type="float" office:value="0.0000000000551745006816938">
            <text:p>5,52E-11</text:p>
          </table:table-cell>
          <table:table-cell table:style-name="ce214" table:formula="of:=[.L$5]*c_h/(2*PI()*c_me*[.$A27])" office:value-type="float" office:value="0.0000000000643702507953094">
            <text:p>6,44E-11</text:p>
          </table:table-cell>
          <table:table-cell table:style-name="ce214" table:formula="of:=[.M$5]*c_h/(2*PI()*c_me*[.$A27])" office:value-type="float" office:value="0.000000000073566000908925">
            <text:p>7,36E-11</text:p>
          </table:table-cell>
          <table:table-cell table:style-name="ce214" table:formula="of:=[.N$5]*c_h/(2*PI()*c_me*[.$A27])" office:value-type="float" office:value="0.0000000000827617510225407">
            <text:p>8,28E-11</text:p>
          </table:table-cell>
          <table:table-cell table:style-name="ce214" table:formula="of:=[.O$5]*c_h/(2*PI()*c_me*[.$A27])" office:value-type="float" office:value="0.0000000000919575011361563">
            <text:p>9,20E-11</text:p>
          </table:table-cell>
          <table:table-cell table:number-columns-repeated="241"/>
        </table:table-row>
        <table:table-row table:style-name="ro5">
          <table:table-cell table:style-name="ce263" table:formula="of:=[.A27]*[.A$4]" office:value-type="float" office:value="15848931.9246112">
            <text:p>1,585E+07</text:p>
          </table:table-cell>
          <table:table-cell table:style-name="ce278" table:formula="of:=[.A28]/c_c" office:value-type="float" office:value="0.0528663463729003">
            <text:p>0,053</text:p>
          </table:table-cell>
          <table:table-cell table:style-name="ce265" table:formula="of:=([.A28]/c_c)^2" office:value-type="float" office:value="0.00279485057881946">
            <text:p>0,0028</text:p>
          </table:table-cell>
          <table:table-cell table:style-name="ce214" table:formula="of:=c_qe^2/(10000000*c_me)*(1/[.C28]+1)" office:value-type="float" office:value="0.000000000001011079456832">
            <text:p>1,01E-12</text:p>
          </table:table-cell>
          <table:table-cell table:style-name="ce214" table:formula="of:=c_qe^2/(10000000*c_me)/([.C28])" office:value-type="float" office:value="0.00000000000100826151654888">
            <text:p>1,01E-12</text:p>
          </table:table-cell>
          <table:table-cell table:style-name="ce214" table:formula="of:=[.F$5]*c_h/(2*PI()*c_me*[.$A28])" office:value-type="float" office:value="0.00000000000730444395471391">
            <text:p>7,30E-12</text:p>
          </table:table-cell>
          <table:table-cell table:style-name="ce214" table:formula="of:=[.G$5]*c_h/(2*PI()*c_me*[.$A28])" office:value-type="float" office:value="0.0000000000146088879094278">
            <text:p>1,46E-11</text:p>
          </table:table-cell>
          <table:table-cell table:style-name="ce214" table:formula="of:=[.H$5]*c_h/(2*PI()*c_me*[.$A28])" office:value-type="float" office:value="0.0000000000219133318641417">
            <text:p>2,19E-11</text:p>
          </table:table-cell>
          <table:table-cell table:style-name="ce214" table:formula="of:=[.I$5]*c_h/(2*PI()*c_me*[.$A28])" office:value-type="float" office:value="0.0000000000292177758188556">
            <text:p>2,92E-11</text:p>
          </table:table-cell>
          <table:table-cell table:style-name="ce214" table:formula="of:=[.J$5]*c_h/(2*PI()*c_me*[.$A28])" office:value-type="float" office:value="0.0000000000365222197735696">
            <text:p>3,65E-11</text:p>
          </table:table-cell>
          <table:table-cell table:style-name="ce214" table:formula="of:=[.K$5]*c_h/(2*PI()*c_me*[.$A28])" office:value-type="float" office:value="0.0000000000438266637282835">
            <text:p>4,38E-11</text:p>
          </table:table-cell>
          <table:table-cell table:style-name="ce214" table:formula="of:=[.L$5]*c_h/(2*PI()*c_me*[.$A28])" office:value-type="float" office:value="0.0000000000511311076829974">
            <text:p>5,11E-11</text:p>
          </table:table-cell>
          <table:table-cell table:style-name="ce214" table:formula="of:=[.M$5]*c_h/(2*PI()*c_me*[.$A28])" office:value-type="float" office:value="0.0000000000584355516377113">
            <text:p>5,84E-11</text:p>
          </table:table-cell>
          <table:table-cell table:style-name="ce214" table:formula="of:=[.N$5]*c_h/(2*PI()*c_me*[.$A28])" office:value-type="float" office:value="0.0000000000657399955924252">
            <text:p>6,57E-11</text:p>
          </table:table-cell>
          <table:table-cell table:style-name="ce214" table:formula="of:=[.O$5]*c_h/(2*PI()*c_me*[.$A28])" office:value-type="float" office:value="0.0000000000730444395471391">
            <text:p>7,30E-11</text:p>
          </table:table-cell>
          <table:table-cell table:number-columns-repeated="241"/>
        </table:table-row>
        <table:table-row table:style-name="ro5">
          <table:table-cell table:style-name="ce263" table:formula="of:=[.A28]*[.A$4]" office:value-type="float" office:value="19952623.1496888">
            <text:p>1,995E+07</text:p>
          </table:table-cell>
          <table:table-cell table:style-name="ce278" table:formula="of:=[.A29]/c_c" office:value-type="float" office:value="0.0665547868775565">
            <text:p>0,067</text:p>
          </table:table-cell>
          <table:table-cell table:style-name="ce265" table:formula="of:=([.A29]/c_c)^2" office:value-type="float" office:value="0.00442953965631697">
            <text:p>0,0044</text:p>
          </table:table-cell>
          <table:table-cell table:style-name="ce214" table:formula="of:=c_qe^2/(10000000*c_me)*(1/[.C29]+1)" office:value-type="float" office:value="0.000000000000638987949306379">
            <text:p>6,39E-13</text:p>
          </table:table-cell>
          <table:table-cell table:style-name="ce214" table:formula="of:=c_qe^2/(10000000*c_me)/([.C29])" office:value-type="float" office:value="0.000000000000636170009023251">
            <text:p>6,36E-13</text:p>
          </table:table-cell>
          <table:table-cell table:style-name="ce214" table:formula="of:=[.F$5]*c_h/(2*PI()*c_me*[.$A29])" office:value-type="float" office:value="0.00000000000580212607219035">
            <text:p>5,80E-12</text:p>
          </table:table-cell>
          <table:table-cell table:style-name="ce214" table:formula="of:=[.G$5]*c_h/(2*PI()*c_me*[.$A29])" office:value-type="float" office:value="0.0000000000116042521443807">
            <text:p>1,16E-11</text:p>
          </table:table-cell>
          <table:table-cell table:style-name="ce214" table:formula="of:=[.H$5]*c_h/(2*PI()*c_me*[.$A29])" office:value-type="float" office:value="0.0000000000174063782165711">
            <text:p>1,74E-11</text:p>
          </table:table-cell>
          <table:table-cell table:style-name="ce214" table:formula="of:=[.I$5]*c_h/(2*PI()*c_me*[.$A29])" office:value-type="float" office:value="0.0000000000232085042887614">
            <text:p>2,32E-11</text:p>
          </table:table-cell>
          <table:table-cell table:style-name="ce214" table:formula="of:=[.J$5]*c_h/(2*PI()*c_me*[.$A29])" office:value-type="float" office:value="0.0000000000290106303609518">
            <text:p>2,90E-11</text:p>
          </table:table-cell>
          <table:table-cell table:style-name="ce214" table:formula="of:=[.K$5]*c_h/(2*PI()*c_me*[.$A29])" office:value-type="float" office:value="0.0000000000348127564331421">
            <text:p>3,48E-11</text:p>
          </table:table-cell>
          <table:table-cell table:style-name="ce214" table:formula="of:=[.L$5]*c_h/(2*PI()*c_me*[.$A29])" office:value-type="float" office:value="0.0000000000406148825053325">
            <text:p>4,06E-11</text:p>
          </table:table-cell>
          <table:table-cell table:style-name="ce214" table:formula="of:=[.M$5]*c_h/(2*PI()*c_me*[.$A29])" office:value-type="float" office:value="0.0000000000464170085775228">
            <text:p>4,64E-11</text:p>
          </table:table-cell>
          <table:table-cell table:style-name="ce214" table:formula="of:=[.N$5]*c_h/(2*PI()*c_me*[.$A29])" office:value-type="float" office:value="0.0000000000522191346497132">
            <text:p>5,22E-11</text:p>
          </table:table-cell>
          <table:table-cell table:style-name="ce214" table:formula="of:=[.O$5]*c_h/(2*PI()*c_me*[.$A29])" office:value-type="float" office:value="0.0000000000580212607219035">
            <text:p>5,80E-11</text:p>
          </table:table-cell>
          <table:table-cell table:number-columns-repeated="241"/>
        </table:table-row>
        <table:table-row table:style-name="ro5">
          <table:table-cell table:style-name="ce263" table:formula="of:=[.A29]*[.A$4]" office:value-type="float" office:value="25118864.3150958">
            <text:p>2,512E+07</text:p>
          </table:table-cell>
          <table:table-cell table:style-name="ce278" table:formula="of:=[.A30]/c_c" office:value-type="float" office:value="0.0837875124767009">
            <text:p>0,084</text:p>
          </table:table-cell>
          <table:table-cell table:style-name="ce265" table:formula="of:=([.A30]/c_c)^2" office:value-type="float" office:value="0.00702034724703331">
            <text:p>0,0070</text:p>
          </table:table-cell>
          <table:table-cell table:style-name="ce214" table:formula="of:=c_qe^2/(10000000*c_me)*(1/[.C30]+1)" office:value-type="float" office:value="0.000000000000404214079814379">
            <text:p>4,04E-13</text:p>
          </table:table-cell>
          <table:table-cell table:style-name="ce214" table:formula="of:=c_qe^2/(10000000*c_me)/([.C30])" office:value-type="float" office:value="0.000000000000401396139531251">
            <text:p>4,01E-13</text:p>
          </table:table-cell>
          <table:table-cell table:style-name="ce214" table:formula="of:=[.F$5]*c_h/(2*PI()*c_me*[.$A30])" office:value-type="float" office:value="0.00000000000460879256057069">
            <text:p>4,61E-12</text:p>
          </table:table-cell>
          <table:table-cell table:style-name="ce214" table:formula="of:=[.G$5]*c_h/(2*PI()*c_me*[.$A30])" office:value-type="float" office:value="0.00000000000921758512114138">
            <text:p>9,22E-12</text:p>
          </table:table-cell>
          <table:table-cell table:style-name="ce214" table:formula="of:=[.H$5]*c_h/(2*PI()*c_me*[.$A30])" office:value-type="float" office:value="0.0000000000138263776817121">
            <text:p>1,38E-11</text:p>
          </table:table-cell>
          <table:table-cell table:style-name="ce214" table:formula="of:=[.I$5]*c_h/(2*PI()*c_me*[.$A30])" office:value-type="float" office:value="0.0000000000184351702422828">
            <text:p>1,84E-11</text:p>
          </table:table-cell>
          <table:table-cell table:style-name="ce214" table:formula="of:=[.J$5]*c_h/(2*PI()*c_me*[.$A30])" office:value-type="float" office:value="0.0000000000230439628028535">
            <text:p>2,30E-11</text:p>
          </table:table-cell>
          <table:table-cell table:style-name="ce214" table:formula="of:=[.K$5]*c_h/(2*PI()*c_me*[.$A30])" office:value-type="float" office:value="0.0000000000276527553634241">
            <text:p>2,77E-11</text:p>
          </table:table-cell>
          <table:table-cell table:style-name="ce214" table:formula="of:=[.L$5]*c_h/(2*PI()*c_me*[.$A30])" office:value-type="float" office:value="0.0000000000322615479239948">
            <text:p>3,23E-11</text:p>
          </table:table-cell>
          <table:table-cell table:style-name="ce214" table:formula="of:=[.M$5]*c_h/(2*PI()*c_me*[.$A30])" office:value-type="float" office:value="0.0000000000368703404845655">
            <text:p>3,69E-11</text:p>
          </table:table-cell>
          <table:table-cell table:style-name="ce214" table:formula="of:=[.N$5]*c_h/(2*PI()*c_me*[.$A30])" office:value-type="float" office:value="0.0000000000414791330451362">
            <text:p>4,15E-11</text:p>
          </table:table-cell>
          <table:table-cell table:style-name="ce214" table:formula="of:=[.O$5]*c_h/(2*PI()*c_me*[.$A30])" office:value-type="float" office:value="0.0000000000460879256057069">
            <text:p>4,61E-11</text:p>
          </table:table-cell>
          <table:table-cell table:number-columns-repeated="241"/>
        </table:table-row>
        <table:table-row table:style-name="ro5">
          <table:table-cell table:style-name="ce263" table:formula="of:=[.A30]*[.A$4]" office:value-type="float" office:value="31622776.6016838">
            <text:p>3,162E+07</text:p>
          </table:table-cell>
          <table:table-cell table:style-name="ce267" table:formula="of:=[.A31]/c_c" office:value-type="float" office:value="0.10548222864794">
            <text:p>0,11</text:p>
          </table:table-cell>
          <table:table-cell table:style-name="ce282" table:formula="of:=([.A31]/c_c)^2" office:value-type="float" office:value="0.0111265005605362">
            <text:p>0,011</text:p>
          </table:table-cell>
          <table:table-cell table:style-name="ce214" table:formula="of:=c_qe^2/(10000000*c_me)*(1/[.C31]+1)" office:value-type="float" office:value="0.000000000000256081782566367">
            <text:p>2,56E-13</text:p>
          </table:table-cell>
          <table:table-cell table:style-name="ce214" table:formula="of:=c_qe^2/(10000000*c_me)/([.C31])" office:value-type="float" office:value="0.000000000000253263842283239">
            <text:p>2,53E-13</text:p>
          </table:table-cell>
          <table:table-cell table:style-name="ce214" table:formula="of:=[.F$5]*c_h/(2*PI()*c_me*[.$A31])" office:value-type="float" office:value="0.00000000000366089405884852">
            <text:p>3,66E-12</text:p>
          </table:table-cell>
          <table:table-cell table:style-name="ce214" table:formula="of:=[.G$5]*c_h/(2*PI()*c_me*[.$A31])" office:value-type="float" office:value="0.00000000000732178811769704">
            <text:p>7,32E-12</text:p>
          </table:table-cell>
          <table:table-cell table:style-name="ce214" table:formula="of:=[.H$5]*c_h/(2*PI()*c_me*[.$A31])" office:value-type="float" office:value="0.0000000000109826821765456">
            <text:p>1,10E-11</text:p>
          </table:table-cell>
          <table:table-cell table:style-name="ce214" table:formula="of:=[.I$5]*c_h/(2*PI()*c_me*[.$A31])" office:value-type="float" office:value="0.0000000000146435762353941">
            <text:p>1,46E-11</text:p>
          </table:table-cell>
          <table:table-cell table:style-name="ce214" table:formula="of:=[.J$5]*c_h/(2*PI()*c_me*[.$A31])" office:value-type="float" office:value="0.0000000000183044702942426">
            <text:p>1,83E-11</text:p>
          </table:table-cell>
          <table:table-cell table:style-name="ce214" table:formula="of:=[.K$5]*c_h/(2*PI()*c_me*[.$A31])" office:value-type="float" office:value="0.0000000000219653643530911">
            <text:p>2,20E-11</text:p>
          </table:table-cell>
          <table:table-cell table:style-name="ce214" table:formula="of:=[.L$5]*c_h/(2*PI()*c_me*[.$A31])" office:value-type="float" office:value="0.0000000000256262584119396">
            <text:p>2,56E-11</text:p>
          </table:table-cell>
          <table:table-cell table:style-name="ce214" table:formula="of:=[.M$5]*c_h/(2*PI()*c_me*[.$A31])" office:value-type="float" office:value="0.0000000000292871524707881">
            <text:p>2,93E-11</text:p>
          </table:table-cell>
          <table:table-cell table:style-name="ce214" table:formula="of:=[.N$5]*c_h/(2*PI()*c_me*[.$A31])" office:value-type="float" office:value="0.0000000000329480465296367">
            <text:p>3,29E-11</text:p>
          </table:table-cell>
          <table:table-cell table:style-name="ce214" table:formula="of:=[.O$5]*c_h/(2*PI()*c_me*[.$A31])" office:value-type="float" office:value="0.0000000000366089405884852">
            <text:p>3,66E-11</text:p>
          </table:table-cell>
          <table:table-cell table:number-columns-repeated="241"/>
        </table:table-row>
        <table:table-row table:style-name="ro5">
          <table:table-cell table:style-name="ce263" table:formula="of:=[.A31]*[.A$4]" office:value-type="float" office:value="39810717.0553498">
            <text:p>3,981E+07</text:p>
          </table:table-cell>
          <table:table-cell table:style-name="ce267" table:formula="of:=[.A32]/c_c" office:value-type="float" office:value="0.132794258137574">
            <text:p>0,13</text:p>
          </table:table-cell>
          <table:table-cell table:style-name="ce282" table:formula="of:=([.A32]/c_c)^2" office:value-type="float" office:value="0.0176343149943086">
            <text:p>0,018</text:p>
          </table:table-cell>
          <table:table-cell table:style-name="ce214" table:formula="of:=c_qe^2/(10000000*c_me)*(1/[.C32]+1)" office:value-type="float" office:value="0.000000000000162616621663011">
            <text:p>1,63E-13</text:p>
          </table:table-cell>
          <table:table-cell table:style-name="ce214" table:formula="of:=c_qe^2/(10000000*c_me)/([.C32])" office:value-type="float" office:value="0.000000000000159798681379883">
            <text:p>1,60E-13</text:p>
          </table:table-cell>
          <table:table-cell table:style-name="ce214" table:formula="of:=[.F$5]*c_h/(2*PI()*c_me*[.$A32])" office:value-type="float" office:value="0.00000000000290795151527775">
            <text:p>2,91E-12</text:p>
          </table:table-cell>
          <table:table-cell table:style-name="ce214" table:formula="of:=[.G$5]*c_h/(2*PI()*c_me*[.$A32])" office:value-type="float" office:value="0.00000000000581590303055551">
            <text:p>5,82E-12</text:p>
          </table:table-cell>
          <table:table-cell table:style-name="ce214" table:formula="of:=[.H$5]*c_h/(2*PI()*c_me*[.$A32])" office:value-type="float" office:value="0.00000000000872385454583326">
            <text:p>8,72E-12</text:p>
          </table:table-cell>
          <table:table-cell table:style-name="ce214" table:formula="of:=[.I$5]*c_h/(2*PI()*c_me*[.$A32])" office:value-type="float" office:value="0.000000000011631806061111">
            <text:p>1,16E-11</text:p>
          </table:table-cell>
          <table:table-cell table:style-name="ce214" table:formula="of:=[.J$5]*c_h/(2*PI()*c_me*[.$A32])" office:value-type="float" office:value="0.0000000000145397575763888">
            <text:p>1,45E-11</text:p>
          </table:table-cell>
          <table:table-cell table:style-name="ce214" table:formula="of:=[.K$5]*c_h/(2*PI()*c_me*[.$A32])" office:value-type="float" office:value="0.0000000000174477090916665">
            <text:p>1,74E-11</text:p>
          </table:table-cell>
          <table:table-cell table:style-name="ce214" table:formula="of:=[.L$5]*c_h/(2*PI()*c_me*[.$A32])" office:value-type="float" office:value="0.0000000000203556606069443">
            <text:p>2,04E-11</text:p>
          </table:table-cell>
          <table:table-cell table:style-name="ce214" table:formula="of:=[.M$5]*c_h/(2*PI()*c_me*[.$A32])" office:value-type="float" office:value="0.000000000023263612122222">
            <text:p>2,33E-11</text:p>
          </table:table-cell>
          <table:table-cell table:style-name="ce214" table:formula="of:=[.N$5]*c_h/(2*PI()*c_me*[.$A32])" office:value-type="float" office:value="0.0000000000261715636374998">
            <text:p>2,62E-11</text:p>
          </table:table-cell>
          <table:table-cell table:style-name="ce214" table:formula="of:=[.O$5]*c_h/(2*PI()*c_me*[.$A32])" office:value-type="float" office:value="0.0000000000290795151527775">
            <text:p>2,91E-11</text:p>
          </table:table-cell>
          <table:table-cell table:number-columns-repeated="241"/>
        </table:table-row>
        <table:table-row table:style-name="ro5">
          <table:table-cell table:style-name="ce263" table:formula="of:=[.A32]*[.A$4]" office:value-type="float" office:value="50118723.3627273">
            <text:p>5,012E+07</text:p>
          </table:table-cell>
          <table:table-cell table:style-name="ce267" table:formula="of:=[.A33]/c_c" office:value-type="float" office:value="0.167178066109746">
            <text:p>0,17</text:p>
          </table:table-cell>
          <table:table-cell table:style-name="ce282" table:formula="of:=([.A33]/c_c)^2" office:value-type="float" office:value="0.0279485057881947">
            <text:p>0,028</text:p>
          </table:table-cell>
          <table:table-cell table:style-name="ce214" table:formula="of:=c_qe^2/(10000000*c_me)*(1/[.C33]+1)" office:value-type="float" office:value="0.000000000000103644091938016">
            <text:p>1,04E-13</text:p>
          </table:table-cell>
          <table:table-cell table:style-name="ce214" table:formula="of:=c_qe^2/(10000000*c_me)/([.C33])" office:value-type="float" office:value="0.000000000000100826151654887">
            <text:p>1,01E-13</text:p>
          </table:table-cell>
          <table:table-cell table:style-name="ce214" table:formula="of:=[.F$5]*c_h/(2*PI()*c_me*[.$A33])" office:value-type="float" office:value="0.00000000000230986799379438">
            <text:p>2,31E-12</text:p>
          </table:table-cell>
          <table:table-cell table:style-name="ce214" table:formula="of:=[.G$5]*c_h/(2*PI()*c_me*[.$A33])" office:value-type="float" office:value="0.00000000000461973598758875">
            <text:p>4,62E-12</text:p>
          </table:table-cell>
          <table:table-cell table:style-name="ce214" table:formula="of:=[.H$5]*c_h/(2*PI()*c_me*[.$A33])" office:value-type="float" office:value="0.00000000000692960398138313">
            <text:p>6,93E-12</text:p>
          </table:table-cell>
          <table:table-cell table:style-name="ce214" table:formula="of:=[.I$5]*c_h/(2*PI()*c_me*[.$A33])" office:value-type="float" office:value="0.00000000000923947197517751">
            <text:p>9,24E-12</text:p>
          </table:table-cell>
          <table:table-cell table:style-name="ce214" table:formula="of:=[.J$5]*c_h/(2*PI()*c_me*[.$A33])" office:value-type="float" office:value="0.0000000000115493399689719">
            <text:p>1,15E-11</text:p>
          </table:table-cell>
          <table:table-cell table:style-name="ce214" table:formula="of:=[.K$5]*c_h/(2*PI()*c_me*[.$A33])" office:value-type="float" office:value="0.0000000000138592079627663">
            <text:p>1,39E-11</text:p>
          </table:table-cell>
          <table:table-cell table:style-name="ce214" table:formula="of:=[.L$5]*c_h/(2*PI()*c_me*[.$A33])" office:value-type="float" office:value="0.0000000000161690759565606">
            <text:p>1,62E-11</text:p>
          </table:table-cell>
          <table:table-cell table:style-name="ce214" table:formula="of:=[.M$5]*c_h/(2*PI()*c_me*[.$A33])" office:value-type="float" office:value="0.000000000018478943950355">
            <text:p>1,85E-11</text:p>
          </table:table-cell>
          <table:table-cell table:style-name="ce214" table:formula="of:=[.N$5]*c_h/(2*PI()*c_me*[.$A33])" office:value-type="float" office:value="0.0000000000207888119441494">
            <text:p>2,08E-11</text:p>
          </table:table-cell>
          <table:table-cell table:style-name="ce214" table:formula="of:=[.O$5]*c_h/(2*PI()*c_me*[.$A33])" office:value-type="float" office:value="0.0000000000230986799379438">
            <text:p>2,31E-11</text:p>
          </table:table-cell>
          <table:table-cell table:number-columns-repeated="241"/>
        </table:table-row>
        <table:table-row table:style-name="ro5">
          <table:table-cell table:style-name="ce263" table:formula="of:=[.A33]*[.A$4]" office:value-type="float" office:value="63095734.4480194">
            <text:p>6,310E+07</text:p>
          </table:table-cell>
          <table:table-cell table:style-name="ce267" table:formula="of:=[.A34]/c_c" office:value-type="float" office:value="0.210464715720165">
            <text:p>0,21</text:p>
          </table:table-cell>
          <table:table-cell table:style-name="ce282" table:formula="of:=([.A34]/c_c)^2" office:value-type="float" office:value="0.0442953965631698">
            <text:p>0,044</text:p>
          </table:table-cell>
          <table:table-cell table:style-name="ce214" table:formula="of:=c_qe^2/(10000000*c_me)*(1/[.C34]+1)" office:value-type="float" office:value="0.0000000000000664349411854531">
            <text:p>6,64E-14</text:p>
          </table:table-cell>
          <table:table-cell table:style-name="ce214" table:formula="of:=c_qe^2/(10000000*c_me)/([.C34])" office:value-type="float" office:value="0.000000000000063617000902325">
            <text:p>6,36E-14</text:p>
          </table:table-cell>
          <table:table-cell table:style-name="ce214" table:formula="of:=[.F$5]*c_h/(2*PI()*c_me*[.$A34])" office:value-type="float" office:value="0.0000000000018347933659568">
            <text:p>1,83E-12</text:p>
          </table:table-cell>
          <table:table-cell table:style-name="ce214" table:formula="of:=[.G$5]*c_h/(2*PI()*c_me*[.$A34])" office:value-type="float" office:value="0.00000000000366958673191361">
            <text:p>3,67E-12</text:p>
          </table:table-cell>
          <table:table-cell table:style-name="ce214" table:formula="of:=[.H$5]*c_h/(2*PI()*c_me*[.$A34])" office:value-type="float" office:value="0.00000000000550438009787041">
            <text:p>5,50E-12</text:p>
          </table:table-cell>
          <table:table-cell table:style-name="ce214" table:formula="of:=[.I$5]*c_h/(2*PI()*c_me*[.$A34])" office:value-type="float" office:value="0.00000000000733917346382722">
            <text:p>7,34E-12</text:p>
          </table:table-cell>
          <table:table-cell table:style-name="ce214" table:formula="of:=[.J$5]*c_h/(2*PI()*c_me*[.$A34])" office:value-type="float" office:value="0.00000000000917396682978402">
            <text:p>9,17E-12</text:p>
          </table:table-cell>
          <table:table-cell table:style-name="ce214" table:formula="of:=[.K$5]*c_h/(2*PI()*c_me*[.$A34])" office:value-type="float" office:value="0.0000000000110087601957408">
            <text:p>1,10E-11</text:p>
          </table:table-cell>
          <table:table-cell table:style-name="ce214" table:formula="of:=[.L$5]*c_h/(2*PI()*c_me*[.$A34])" office:value-type="float" office:value="0.0000000000128435535616976">
            <text:p>1,28E-11</text:p>
          </table:table-cell>
          <table:table-cell table:style-name="ce214" table:formula="of:=[.M$5]*c_h/(2*PI()*c_me*[.$A34])" office:value-type="float" office:value="0.0000000000146783469276544">
            <text:p>1,47E-11</text:p>
          </table:table-cell>
          <table:table-cell table:style-name="ce214" table:formula="of:=[.N$5]*c_h/(2*PI()*c_me*[.$A34])" office:value-type="float" office:value="0.0000000000165131402936112">
            <text:p>1,65E-11</text:p>
          </table:table-cell>
          <table:table-cell table:style-name="ce214" table:formula="of:=[.O$5]*c_h/(2*PI()*c_me*[.$A34])" office:value-type="float" office:value="0.000000000018347933659568">
            <text:p>1,83E-11</text:p>
          </table:table-cell>
          <table:table-cell table:number-columns-repeated="241"/>
        </table:table-row>
        <table:table-row table:style-name="ro5">
          <table:table-cell table:style-name="ce263" table:formula="of:=[.A34]*[.A$4]" office:value-type="float" office:value="79432823.4724283">
            <text:p>7,943E+07</text:p>
          </table:table-cell>
          <table:table-cell table:style-name="ce267" table:formula="of:=[.A35]/c_c" office:value-type="float" office:value="0.264959378906151">
            <text:p>0,26</text:p>
          </table:table-cell>
          <table:table-cell table:style-name="ce282" table:formula="of:=([.A35]/c_c)^2" office:value-type="float" office:value="0.0702034724703332">
            <text:p>0,070</text:p>
          </table:table-cell>
          <table:table-cell table:style-name="ce214" table:formula="of:=c_qe^2/(10000000*c_me)*(1/[.C35]+1)" office:value-type="float" office:value="0.0000000000000429575542362531">
            <text:p>4,30E-14</text:p>
          </table:table-cell>
          <table:table-cell table:style-name="ce214" table:formula="of:=c_qe^2/(10000000*c_me)/([.C35])" office:value-type="float" office:value="0.0000000000000401396139531251">
            <text:p>4,01E-14</text:p>
          </table:table-cell>
          <table:table-cell table:style-name="ce214" table:formula="of:=[.F$5]*c_h/(2*PI()*c_me*[.$A35])" office:value-type="float" office:value="0.00000000000145742817546429">
            <text:p>1,46E-12</text:p>
          </table:table-cell>
          <table:table-cell table:style-name="ce214" table:formula="of:=[.G$5]*c_h/(2*PI()*c_me*[.$A35])" office:value-type="float" office:value="0.00000000000291485635092858">
            <text:p>2,91E-12</text:p>
          </table:table-cell>
          <table:table-cell table:style-name="ce214" table:formula="of:=[.H$5]*c_h/(2*PI()*c_me*[.$A35])" office:value-type="float" office:value="0.00000000000437228452639287">
            <text:p>4,37E-12</text:p>
          </table:table-cell>
          <table:table-cell table:style-name="ce214" table:formula="of:=[.I$5]*c_h/(2*PI()*c_me*[.$A35])" office:value-type="float" office:value="0.00000000000582971270185716">
            <text:p>5,83E-12</text:p>
          </table:table-cell>
          <table:table-cell table:style-name="ce214" table:formula="of:=[.J$5]*c_h/(2*PI()*c_me*[.$A35])" office:value-type="float" office:value="0.00000000000728714087732145">
            <text:p>7,29E-12</text:p>
          </table:table-cell>
          <table:table-cell table:style-name="ce214" table:formula="of:=[.K$5]*c_h/(2*PI()*c_me*[.$A35])" office:value-type="float" office:value="0.00000000000874456905278574">
            <text:p>8,74E-12</text:p>
          </table:table-cell>
          <table:table-cell table:style-name="ce214" table:formula="of:=[.L$5]*c_h/(2*PI()*c_me*[.$A35])" office:value-type="float" office:value="0.00000000001020199722825">
            <text:p>1,02E-11</text:p>
          </table:table-cell>
          <table:table-cell table:style-name="ce214" table:formula="of:=[.M$5]*c_h/(2*PI()*c_me*[.$A35])" office:value-type="float" office:value="0.0000000000116594254037143">
            <text:p>1,17E-11</text:p>
          </table:table-cell>
          <table:table-cell table:style-name="ce214" table:formula="of:=[.N$5]*c_h/(2*PI()*c_me*[.$A35])" office:value-type="float" office:value="0.0000000000131168535791786">
            <text:p>1,31E-11</text:p>
          </table:table-cell>
          <table:table-cell table:style-name="ce214" table:formula="of:=[.O$5]*c_h/(2*PI()*c_me*[.$A35])" office:value-type="float" office:value="0.0000000000145742817546429">
            <text:p>1,46E-11</text:p>
          </table:table-cell>
          <table:table-cell table:number-columns-repeated="241"/>
        </table:table-row>
        <table:table-row table:style-name="ro5">
          <table:table-cell table:style-name="ce263" table:formula="of:=[.A35]*[.A$4]" office:value-type="float" office:value="100000000">
            <text:p>1,000E+08</text:p>
          </table:table-cell>
          <table:table-cell table:style-name="ce267" table:formula="of:=[.A36]/c_c" office:value-type="float" office:value="0.333564095198153">
            <text:p>0,33</text:p>
          </table:table-cell>
          <table:table-cell table:style-name="ce283" table:formula="of:=([.A36]/c_c)^2" office:value-type="float" office:value="0.111265005605362">
            <text:p>0,11</text:p>
          </table:table-cell>
          <table:table-cell table:style-name="ce214" table:formula="of:=c_qe^2/(10000000*c_me)*(1/[.C36]+1)" office:value-type="float" office:value="0.0000000000000281443245114519">
            <text:p>2,81E-14</text:p>
          </table:table-cell>
          <table:table-cell table:style-name="ce214" table:formula="of:=c_qe^2/(10000000*c_me)/([.C36])" office:value-type="float" office:value="0.0000000000000253263842283239">
            <text:p>2,53E-14</text:p>
          </table:table-cell>
          <table:table-cell table:style-name="ce214" table:formula="of:=[.F$5]*c_h/(2*PI()*c_me*[.$A36])" office:value-type="float" office:value="0.00000000000115767634985398">
            <text:p>1,16E-12</text:p>
          </table:table-cell>
          <table:table-cell table:style-name="ce214" table:formula="of:=[.G$5]*c_h/(2*PI()*c_me*[.$A36])" office:value-type="float" office:value="0.00000000000231535269970796">
            <text:p>2,32E-12</text:p>
          </table:table-cell>
          <table:table-cell table:style-name="ce214" table:formula="of:=[.H$5]*c_h/(2*PI()*c_me*[.$A36])" office:value-type="float" office:value="0.00000000000347302904956194">
            <text:p>3,47E-12</text:p>
          </table:table-cell>
          <table:table-cell table:style-name="ce214" table:formula="of:=[.I$5]*c_h/(2*PI()*c_me*[.$A36])" office:value-type="float" office:value="0.00000000000463070539941592">
            <text:p>4,63E-12</text:p>
          </table:table-cell>
          <table:table-cell table:style-name="ce214" table:formula="of:=[.J$5]*c_h/(2*PI()*c_me*[.$A36])" office:value-type="float" office:value="0.0000000000057883817492699">
            <text:p>5,79E-12</text:p>
          </table:table-cell>
          <table:table-cell table:style-name="ce214" table:formula="of:=[.K$5]*c_h/(2*PI()*c_me*[.$A36])" office:value-type="float" office:value="0.00000000000694605809912388">
            <text:p>6,95E-12</text:p>
          </table:table-cell>
          <table:table-cell table:style-name="ce214" table:formula="of:=[.L$5]*c_h/(2*PI()*c_me*[.$A36])" office:value-type="float" office:value="0.00000000000810373444897787">
            <text:p>8,10E-12</text:p>
          </table:table-cell>
          <table:table-cell table:style-name="ce214" table:formula="of:=[.M$5]*c_h/(2*PI()*c_me*[.$A36])" office:value-type="float" office:value="0.00000000000926141079883185">
            <text:p>9,26E-12</text:p>
          </table:table-cell>
          <table:table-cell table:style-name="ce214" table:formula="of:=[.N$5]*c_h/(2*PI()*c_me*[.$A36])" office:value-type="float" office:value="0.0000000000104190871486858">
            <text:p>1,04E-11</text:p>
          </table:table-cell>
          <table:table-cell table:style-name="ce214" table:formula="of:=[.O$5]*c_h/(2*PI()*c_me*[.$A36])" office:value-type="float" office:value="0.0000000000115767634985398">
            <text:p>1,16E-11</text:p>
          </table:table-cell>
          <table:table-cell table:number-columns-repeated="241"/>
        </table:table-row>
        <table:table-row table:style-name="ro5">
          <table:table-cell table:style-name="ce263" table:formula="of:=[.A36]*[.A$4]" office:value-type="float" office:value="125892541.179417">
            <text:p>1,259E+08</text:p>
          </table:table-cell>
          <table:table-cell table:style-name="ce267" table:formula="of:=[.A37]/c_c" office:value-type="float" office:value="0.419932315907083">
            <text:p>0,42</text:p>
          </table:table-cell>
          <table:table-cell table:style-name="ce283" table:formula="of:=([.A37]/c_c)^2" office:value-type="float" office:value="0.176343149943086">
            <text:p>0,18</text:p>
          </table:table-cell>
          <table:table-cell table:style-name="ce214" table:formula="of:=c_qe^2/(10000000*c_me)*(1/[.C37]+1)" office:value-type="float" office:value="0.0000000000000187978084211163">
            <text:p>1,88E-14</text:p>
          </table:table-cell>
          <table:table-cell table:style-name="ce214" table:formula="of:=c_qe^2/(10000000*c_me)/([.C37])" office:value-type="float" office:value="0.0000000000000159798681379883">
            <text:p>1,60E-14</text:p>
          </table:table-cell>
          <table:table-cell table:style-name="ce214" table:formula="of:=[.F$5]*c_h/(2*PI()*c_me*[.$A37])" office:value-type="float" office:value="0.000000000000919575011361562">
            <text:p>9,20E-13</text:p>
          </table:table-cell>
          <table:table-cell table:style-name="ce214" table:formula="of:=[.G$5]*c_h/(2*PI()*c_me*[.$A37])" office:value-type="float" office:value="0.00000000000183915002272312">
            <text:p>1,84E-12</text:p>
          </table:table-cell>
          <table:table-cell table:style-name="ce214" table:formula="of:=[.H$5]*c_h/(2*PI()*c_me*[.$A37])" office:value-type="float" office:value="0.00000000000275872503408469">
            <text:p>2,76E-12</text:p>
          </table:table-cell>
          <table:table-cell table:style-name="ce214" table:formula="of:=[.I$5]*c_h/(2*PI()*c_me*[.$A37])" office:value-type="float" office:value="0.00000000000367830004544625">
            <text:p>3,68E-12</text:p>
          </table:table-cell>
          <table:table-cell table:style-name="ce214" table:formula="of:=[.J$5]*c_h/(2*PI()*c_me*[.$A37])" office:value-type="float" office:value="0.00000000000459787505680781">
            <text:p>4,60E-12</text:p>
          </table:table-cell>
          <table:table-cell table:style-name="ce214" table:formula="of:=[.K$5]*c_h/(2*PI()*c_me*[.$A37])" office:value-type="float" office:value="0.00000000000551745006816937">
            <text:p>5,52E-12</text:p>
          </table:table-cell>
          <table:table-cell table:style-name="ce214" table:formula="of:=[.L$5]*c_h/(2*PI()*c_me*[.$A37])" office:value-type="float" office:value="0.00000000000643702507953094">
            <text:p>6,44E-12</text:p>
          </table:table-cell>
          <table:table-cell table:style-name="ce214" table:formula="of:=[.M$5]*c_h/(2*PI()*c_me*[.$A37])" office:value-type="float" office:value="0.0000000000073566000908925">
            <text:p>7,36E-12</text:p>
          </table:table-cell>
          <table:table-cell table:style-name="ce214" table:formula="of:=[.N$5]*c_h/(2*PI()*c_me*[.$A37])" office:value-type="float" office:value="0.00000000000827617510225406">
            <text:p>8,28E-12</text:p>
          </table:table-cell>
          <table:table-cell table:style-name="ce214" table:formula="of:=[.O$5]*c_h/(2*PI()*c_me*[.$A37])" office:value-type="float" office:value="0.00000000000919575011361562">
            <text:p>9,20E-12</text:p>
          </table:table-cell>
          <table:table-cell table:number-columns-repeated="241"/>
        </table:table-row>
        <table:table-row table:style-name="ro5">
          <table:table-cell table:style-name="ce263" table:formula="of:=[.A37]*[.A$4]" office:value-type="float" office:value="158489319.246112">
            <text:p>1,585E+08</text:p>
          </table:table-cell>
          <table:table-cell table:style-name="ce267" table:formula="of:=[.A38]/c_c" office:value-type="float" office:value="0.528663463729003">
            <text:p>0,53</text:p>
          </table:table-cell>
          <table:table-cell table:style-name="ce283" table:formula="of:=([.A38]/c_c)^2" office:value-type="float" office:value="0.279485057881947">
            <text:p>0,28</text:p>
          </table:table-cell>
          <table:table-cell table:style-name="ce214" table:formula="of:=c_qe^2/(10000000*c_me)*(1/[.C38]+1)" office:value-type="float" office:value="0.0000000000000129005554486168">
            <text:p>1,29E-14</text:p>
          </table:table-cell>
          <table:table-cell table:style-name="ce214" table:formula="of:=c_qe^2/(10000000*c_me)/([.C38])" office:value-type="float" office:value="0.0000000000000100826151654887">
            <text:p>1,01E-14</text:p>
          </table:table-cell>
          <table:table-cell table:style-name="ce214" table:formula="of:=[.F$5]*c_h/(2*PI()*c_me*[.$A38])" office:value-type="float" office:value="0.000000000000730444395471391">
            <text:p>7,30E-13</text:p>
          </table:table-cell>
          <table:table-cell table:style-name="ce214" table:formula="of:=[.G$5]*c_h/(2*PI()*c_me*[.$A38])" office:value-type="float" office:value="0.00000000000146088879094278">
            <text:p>1,46E-12</text:p>
          </table:table-cell>
          <table:table-cell table:style-name="ce214" table:formula="of:=[.H$5]*c_h/(2*PI()*c_me*[.$A38])" office:value-type="float" office:value="0.00000000000219133318641417">
            <text:p>2,19E-12</text:p>
          </table:table-cell>
          <table:table-cell table:style-name="ce214" table:formula="of:=[.I$5]*c_h/(2*PI()*c_me*[.$A38])" office:value-type="float" office:value="0.00000000000292177758188556">
            <text:p>2,92E-12</text:p>
          </table:table-cell>
          <table:table-cell table:style-name="ce214" table:formula="of:=[.J$5]*c_h/(2*PI()*c_me*[.$A38])" office:value-type="float" office:value="0.00000000000365222197735695">
            <text:p>3,65E-12</text:p>
          </table:table-cell>
          <table:table-cell table:style-name="ce214" table:formula="of:=[.K$5]*c_h/(2*PI()*c_me*[.$A38])" office:value-type="float" office:value="0.00000000000438266637282834">
            <text:p>4,38E-12</text:p>
          </table:table-cell>
          <table:table-cell table:style-name="ce214" table:formula="of:=[.L$5]*c_h/(2*PI()*c_me*[.$A38])" office:value-type="float" office:value="0.00000000000511311076829974">
            <text:p>5,11E-12</text:p>
          </table:table-cell>
          <table:table-cell table:style-name="ce214" table:formula="of:=[.M$5]*c_h/(2*PI()*c_me*[.$A38])" office:value-type="float" office:value="0.00000000000584355516377113">
            <text:p>5,84E-12</text:p>
          </table:table-cell>
          <table:table-cell table:style-name="ce214" table:formula="of:=[.N$5]*c_h/(2*PI()*c_me*[.$A38])" office:value-type="float" office:value="0.00000000000657399955924252">
            <text:p>6,57E-12</text:p>
          </table:table-cell>
          <table:table-cell table:style-name="ce214" table:formula="of:=[.O$5]*c_h/(2*PI()*c_me*[.$A38])" office:value-type="float" office:value="0.00000000000730444395471391">
            <text:p>7,30E-12</text:p>
          </table:table-cell>
          <table:table-cell table:number-columns-repeated="241"/>
        </table:table-row>
        <table:table-row table:style-name="ro5">
          <table:table-cell table:style-name="ce263" table:formula="of:=[.A38]*[.A$4]" office:value-type="float" office:value="199526231.496888">
            <text:p>1,995E+08</text:p>
          </table:table-cell>
          <table:table-cell table:style-name="ce267" table:formula="of:=[.A39]/c_c" office:value-type="float" office:value="0.665547868775566">
            <text:p>0,67</text:p>
          </table:table-cell>
          <table:table-cell table:style-name="ce283" table:formula="of:=([.A39]/c_c)^2" office:value-type="float" office:value="0.442953965631698">
            <text:p>0,44</text:p>
          </table:table-cell>
          <table:table-cell table:style-name="ce214" table:formula="of:=c_qe^2/(10000000*c_me)*(1/[.C39]+1)" office:value-type="float" office:value="9.17964037336052E-015">
            <text:p>9,18E-15</text:p>
          </table:table-cell>
          <table:table-cell table:style-name="ce214" table:formula="of:=c_qe^2/(10000000*c_me)/([.C39])" office:value-type="float" office:value="6.3617000902325E-015">
            <text:p>6,36E-15</text:p>
          </table:table-cell>
          <table:table-cell table:style-name="ce214" table:formula="of:=[.F$5]*c_h/(2*PI()*c_me*[.$A39])" office:value-type="float" office:value="0.000000000000580212607219035">
            <text:p>5,80E-13</text:p>
          </table:table-cell>
          <table:table-cell table:style-name="ce214" table:formula="of:=[.G$5]*c_h/(2*PI()*c_me*[.$A39])" office:value-type="float" office:value="0.00000000000116042521443807">
            <text:p>1,16E-12</text:p>
          </table:table-cell>
          <table:table-cell table:style-name="ce214" table:formula="of:=[.H$5]*c_h/(2*PI()*c_me*[.$A39])" office:value-type="float" office:value="0.0000000000017406378216571">
            <text:p>1,74E-12</text:p>
          </table:table-cell>
          <table:table-cell table:style-name="ce214" table:formula="of:=[.I$5]*c_h/(2*PI()*c_me*[.$A39])" office:value-type="float" office:value="0.00000000000232085042887614">
            <text:p>2,32E-12</text:p>
          </table:table-cell>
          <table:table-cell table:style-name="ce214" table:formula="of:=[.J$5]*c_h/(2*PI()*c_me*[.$A39])" office:value-type="float" office:value="0.00000000000290106303609517">
            <text:p>2,90E-12</text:p>
          </table:table-cell>
          <table:table-cell table:style-name="ce214" table:formula="of:=[.K$5]*c_h/(2*PI()*c_me*[.$A39])" office:value-type="float" office:value="0.00000000000348127564331421">
            <text:p>3,48E-12</text:p>
          </table:table-cell>
          <table:table-cell table:style-name="ce214" table:formula="of:=[.L$5]*c_h/(2*PI()*c_me*[.$A39])" office:value-type="float" office:value="0.00000000000406148825053324">
            <text:p>4,06E-12</text:p>
          </table:table-cell>
          <table:table-cell table:style-name="ce214" table:formula="of:=[.M$5]*c_h/(2*PI()*c_me*[.$A39])" office:value-type="float" office:value="0.00000000000464170085775228">
            <text:p>4,64E-12</text:p>
          </table:table-cell>
          <table:table-cell table:style-name="ce214" table:formula="of:=[.N$5]*c_h/(2*PI()*c_me*[.$A39])" office:value-type="float" office:value="0.00000000000522191346497131">
            <text:p>5,22E-12</text:p>
          </table:table-cell>
          <table:table-cell table:style-name="ce214" table:formula="of:=[.O$5]*c_h/(2*PI()*c_me*[.$A39])" office:value-type="float" office:value="0.00000000000580212607219035">
            <text:p>5,80E-12</text:p>
          </table:table-cell>
          <table:table-cell table:number-columns-repeated="241"/>
        </table:table-row>
        <table:table-row table:style-name="ro5">
          <table:table-cell table:style-name="ce263" table:formula="of:=[.A39]*[.A$4]" office:value-type="float" office:value="251188643.150959">
            <text:p>2,512E+08</text:p>
          </table:table-cell>
          <table:table-cell table:style-name="ce267" table:formula="of:=[.A40]/c_c" office:value-type="float" office:value="0.83787512476701">
            <text:p>0,84</text:p>
          </table:table-cell>
          <table:table-cell table:style-name="ce283" table:formula="of:=([.A40]/c_c)^2" office:value-type="float" office:value="0.702034724703332">
            <text:p>0,70</text:p>
          </table:table-cell>
          <table:table-cell table:style-name="ce214" table:formula="of:=c_qe^2/(10000000*c_me)*(1/[.C40]+1)" office:value-type="float" office:value="6.83190167844052E-015">
            <text:p>6,83E-15</text:p>
          </table:table-cell>
          <table:table-cell table:style-name="ce214" table:formula="of:=c_qe^2/(10000000*c_me)/([.C40])" office:value-type="float" office:value="4.0139613953125E-015">
            <text:p>4,01E-15</text:p>
          </table:table-cell>
          <table:table-cell table:style-name="ce214" table:formula="of:=[.F$5]*c_h/(2*PI()*c_me*[.$A40])" office:value-type="float" office:value="0.000000000000460879256057069">
            <text:p>4,61E-13</text:p>
          </table:table-cell>
          <table:table-cell table:style-name="ce214" table:formula="of:=[.G$5]*c_h/(2*PI()*c_me*[.$A40])" office:value-type="float" office:value="0.000000000000921758512114137">
            <text:p>9,22E-13</text:p>
          </table:table-cell>
          <table:table-cell table:style-name="ce214" table:formula="of:=[.H$5]*c_h/(2*PI()*c_me*[.$A40])" office:value-type="float" office:value="0.00000000000138263776817121">
            <text:p>1,38E-12</text:p>
          </table:table-cell>
          <table:table-cell table:style-name="ce214" table:formula="of:=[.I$5]*c_h/(2*PI()*c_me*[.$A40])" office:value-type="float" office:value="0.00000000000184351702422827">
            <text:p>1,84E-12</text:p>
          </table:table-cell>
          <table:table-cell table:style-name="ce214" table:formula="of:=[.J$5]*c_h/(2*PI()*c_me*[.$A40])" office:value-type="float" office:value="0.00000000000230439628028534">
            <text:p>2,30E-12</text:p>
          </table:table-cell>
          <table:table-cell table:style-name="ce214" table:formula="of:=[.K$5]*c_h/(2*PI()*c_me*[.$A40])" office:value-type="float" office:value="0.00000000000276527553634241">
            <text:p>2,77E-12</text:p>
          </table:table-cell>
          <table:table-cell table:style-name="ce214" table:formula="of:=[.L$5]*c_h/(2*PI()*c_me*[.$A40])" office:value-type="float" office:value="0.00000000000322615479239948">
            <text:p>3,23E-12</text:p>
          </table:table-cell>
          <table:table-cell table:style-name="ce214" table:formula="of:=[.M$5]*c_h/(2*PI()*c_me*[.$A40])" office:value-type="float" office:value="0.00000000000368703404845655">
            <text:p>3,69E-12</text:p>
          </table:table-cell>
          <table:table-cell table:style-name="ce214" table:formula="of:=[.N$5]*c_h/(2*PI()*c_me*[.$A40])" office:value-type="float" office:value="0.00000000000414791330451362">
            <text:p>4,15E-12</text:p>
          </table:table-cell>
          <table:table-cell table:style-name="ce214" table:formula="of:=[.O$5]*c_h/(2*PI()*c_me*[.$A40])" office:value-type="float" office:value="0.00000000000460879256057069">
            <text:p>4,61E-12</text:p>
          </table:table-cell>
          <table:table-cell table:number-columns-repeated="241"/>
        </table:table-row>
        <table:table-row table:style-name="ro5">
          <table:table-cell table:style-name="ce263" table:formula="of:=[.A40]*[.A$4]" office:value-type="float" office:value="316227766.016839">
            <text:p>3,162E+08</text:p>
          </table:table-cell>
          <table:table-cell table:style-name="ce267" table:formula="of:=[.A41]/c_c" office:value-type="float" office:value="1.0548222864794">
            <text:p>1,05</text:p>
          </table:table-cell>
          <table:table-cell table:style-name="ce283" table:formula="of:=([.A41]/c_c)^2" office:value-type="float" office:value="1.11265005605362">
            <text:p>1,11</text:p>
          </table:table-cell>
          <table:table-cell table:style-name="ce214" table:formula="of:=c_qe^2/(10000000*c_me)*(1/[.C41]+1)" office:value-type="float" office:value="5.3505787059604E-015">
            <text:p>5,35E-15</text:p>
          </table:table-cell>
          <table:table-cell table:style-name="ce214" table:formula="of:=c_qe^2/(10000000*c_me)/([.C41])" office:value-type="float" office:value="2.53263842283239E-015">
            <text:p>2,53E-15</text:p>
          </table:table-cell>
          <table:table-cell table:style-name="ce214" table:formula="of:=[.F$5]*c_h/(2*PI()*c_me*[.$A41])" office:value-type="float" office:value="0.000000000000366089405884851">
            <text:p>3,66E-13</text:p>
          </table:table-cell>
          <table:table-cell table:style-name="ce214" table:formula="of:=[.G$5]*c_h/(2*PI()*c_me*[.$A41])" office:value-type="float" office:value="0.000000000000732178811769703">
            <text:p>7,32E-13</text:p>
          </table:table-cell>
          <table:table-cell table:style-name="ce214" table:formula="of:=[.H$5]*c_h/(2*PI()*c_me*[.$A41])" office:value-type="float" office:value="0.00000000000109826821765455">
            <text:p>1,10E-12</text:p>
          </table:table-cell>
          <table:table-cell table:style-name="ce214" table:formula="of:=[.I$5]*c_h/(2*PI()*c_me*[.$A41])" office:value-type="float" office:value="0.00000000000146435762353941">
            <text:p>1,46E-12</text:p>
          </table:table-cell>
          <table:table-cell table:style-name="ce214" table:formula="of:=[.J$5]*c_h/(2*PI()*c_me*[.$A41])" office:value-type="float" office:value="0.00000000000183044702942426">
            <text:p>1,83E-12</text:p>
          </table:table-cell>
          <table:table-cell table:style-name="ce214" table:formula="of:=[.K$5]*c_h/(2*PI()*c_me*[.$A41])" office:value-type="float" office:value="0.00000000000219653643530911">
            <text:p>2,20E-12</text:p>
          </table:table-cell>
          <table:table-cell table:style-name="ce214" table:formula="of:=[.L$5]*c_h/(2*PI()*c_me*[.$A41])" office:value-type="float" office:value="0.00000000000256262584119396">
            <text:p>2,56E-12</text:p>
          </table:table-cell>
          <table:table-cell table:style-name="ce214" table:formula="of:=[.M$5]*c_h/(2*PI()*c_me*[.$A41])" office:value-type="float" office:value="0.00000000000292871524707881">
            <text:p>2,93E-12</text:p>
          </table:table-cell>
          <table:table-cell table:style-name="ce214" table:formula="of:=[.N$5]*c_h/(2*PI()*c_me*[.$A41])" office:value-type="float" office:value="0.00000000000329480465296366">
            <text:p>3,29E-12</text:p>
          </table:table-cell>
          <table:table-cell table:style-name="ce214" table:formula="of:=[.O$5]*c_h/(2*PI()*c_me*[.$A41])" office:value-type="float" office:value="0.00000000000366089405884851">
            <text:p>3,66E-12</text:p>
          </table:table-cell>
          <table:table-cell table:number-columns-repeated="4"/>
          <table:table-cell table:style-name="ce276" table:formula="of:=1/2*c_me*(4*10000000000)^2" office:value-type="float" office:value="0.000000000728750550968">
            <text:p>7,28750550968E-010</text:p>
          </table:table-cell>
          <table:table-cell table:style-name="ce284" table:formula="of:=[.T41]/c_qe" office:value-type="float" office:value="4548503663.39637">
            <text:p>4,55E+009</text:p>
          </table:table-cell>
          <table:table-cell office:value-type="string">
            <text:p>eV</text:p>
          </table:table-cell>
          <table:table-cell office:value-type="string">
            <text:p>Schnittpunkte</text:p>
          </table:table-cell>
          <table:table-cell table:number-columns-repeated="233"/>
        </table:table-row>
        <table:table-row table:style-name="ro5">
          <table:table-cell table:style-name="ce263" table:formula="of:=[.A41]*[.A$4]" office:value-type="float" office:value="398107170.553498">
            <text:p>3,981E+08</text:p>
          </table:table-cell>
          <table:table-cell table:style-name="ce267" table:formula="of:=[.A42]/c_c" office:value-type="float" office:value="1.32794258137574">
            <text:p>1,33</text:p>
          </table:table-cell>
          <table:table-cell table:style-name="ce283" table:formula="of:=([.A42]/c_c)^2" office:value-type="float" office:value="1.76343149943086">
            <text:p>1,76</text:p>
          </table:table-cell>
          <table:table-cell table:style-name="ce214" table:formula="of:=c_qe^2/(10000000*c_me)*(1/[.C42]+1)" office:value-type="float" office:value="4.41592709692684E-015">
            <text:p>4,42E-15</text:p>
          </table:table-cell>
          <table:table-cell table:style-name="ce214" table:formula="of:=c_qe^2/(10000000*c_me)/([.C42])" office:value-type="float" office:value="1.59798681379883E-015">
            <text:p>1,60E-15</text:p>
          </table:table-cell>
          <table:table-cell table:style-name="ce214" table:formula="of:=[.F$5]*c_h/(2*PI()*c_me*[.$A42])" office:value-type="float" office:value="0.000000000000290795151527775">
            <text:p>2,91E-13</text:p>
          </table:table-cell>
          <table:table-cell table:style-name="ce214" table:formula="of:=[.G$5]*c_h/(2*PI()*c_me*[.$A42])" office:value-type="float" office:value="0.00000000000058159030305555">
            <text:p>5,82E-13</text:p>
          </table:table-cell>
          <table:table-cell table:style-name="ce214" table:formula="of:=[.H$5]*c_h/(2*PI()*c_me*[.$A42])" office:value-type="float" office:value="0.000000000000872385454583325">
            <text:p>8,72E-13</text:p>
          </table:table-cell>
          <table:table-cell table:style-name="ce214" table:formula="of:=[.I$5]*c_h/(2*PI()*c_me*[.$A42])" office:value-type="float" office:value="0.0000000000011631806061111">
            <text:p>1,16E-12</text:p>
          </table:table-cell>
          <table:table-cell table:style-name="ce214" table:formula="of:=[.J$5]*c_h/(2*PI()*c_me*[.$A42])" office:value-type="float" office:value="0.00000000000145397575763888">
            <text:p>1,45E-12</text:p>
          </table:table-cell>
          <table:table-cell table:style-name="ce214" table:formula="of:=[.K$5]*c_h/(2*PI()*c_me*[.$A42])" office:value-type="float" office:value="0.00000000000174477090916665">
            <text:p>1,74E-12</text:p>
          </table:table-cell>
          <table:table-cell table:style-name="ce214" table:formula="of:=[.L$5]*c_h/(2*PI()*c_me*[.$A42])" office:value-type="float" office:value="0.00000000000203556606069443">
            <text:p>2,04E-12</text:p>
          </table:table-cell>
          <table:table-cell table:style-name="ce214" table:formula="of:=[.M$5]*c_h/(2*PI()*c_me*[.$A42])" office:value-type="float" office:value="0.0000000000023263612122222">
            <text:p>2,33E-12</text:p>
          </table:table-cell>
          <table:table-cell table:style-name="ce214" table:formula="of:=[.N$5]*c_h/(2*PI()*c_me*[.$A42])" office:value-type="float" office:value="0.00000000000261715636374997">
            <text:p>2,62E-12</text:p>
          </table:table-cell>
          <table:table-cell table:style-name="ce214" table:formula="of:=[.O$5]*c_h/(2*PI()*c_me*[.$A42])" office:value-type="float" office:value="0.00000000000290795151527775">
            <text:p>2,91E-12</text:p>
          </table:table-cell>
          <table:table-cell table:number-columns-repeated="4"/>
          <table:table-cell table:style-name="ce276" table:formula="of:=1/2*c_me*(4*100000000000)^2" office:value-type="float" office:value="0.0000000728750550968">
            <text:p>7,28750550968E-008</text:p>
          </table:table-cell>
          <table:table-cell table:style-name="ce284" table:formula="of:=[.T42]/c_qe" office:value-type="float" office:value="454850366339.637">
            <text:p>4,55E+011</text:p>
          </table:table-cell>
          <table:table-cell office:value-type="string">
            <text:p>eV</text:p>
          </table:table-cell>
          <table:table-cell office:value-type="string">
            <text:p>Schnittpunkte</text:p>
          </table:table-cell>
          <table:table-cell table:number-columns-repeated="233"/>
        </table:table-row>
        <table:table-row table:style-name="ro5">
          <table:table-cell table:style-name="ce263" table:formula="of:=[.A42]*[.A$4]" office:value-type="float" office:value="501187233.627273">
            <text:p>5,012E+08</text:p>
          </table:table-cell>
          <table:table-cell table:style-name="ce267" table:formula="of:=[.A43]/c_c" office:value-type="float" office:value="1.67178066109746">
            <text:p>1,67</text:p>
          </table:table-cell>
          <table:table-cell table:style-name="ce283" table:formula="of:=([.A43]/c_c)^2" office:value-type="float" office:value="2.79485057881947">
            <text:p>2,79</text:p>
          </table:table-cell>
          <table:table-cell table:style-name="ce214" table:formula="of:=c_qe^2/(10000000*c_me)*(1/[.C43]+1)" office:value-type="float" office:value="3.82620179967689E-015">
            <text:p>3,83E-15</text:p>
          </table:table-cell>
          <table:table-cell table:style-name="ce214" table:formula="of:=c_qe^2/(10000000*c_me)/([.C43])" office:value-type="float" office:value="1.00826151654887E-015">
            <text:p>1,01E-15</text:p>
          </table:table-cell>
          <table:table-cell table:style-name="ce214" table:formula="of:=[.F$5]*c_h/(2*PI()*c_me*[.$A43])" office:value-type="float" office:value="0.000000000000230986799379437">
            <text:p>2,31E-13</text:p>
          </table:table-cell>
          <table:table-cell table:style-name="ce214" table:formula="of:=[.G$5]*c_h/(2*PI()*c_me*[.$A43])" office:value-type="float" office:value="0.000000000000461973598758875">
            <text:p>4,62E-13</text:p>
          </table:table-cell>
          <table:table-cell table:style-name="ce214" table:formula="of:=[.H$5]*c_h/(2*PI()*c_me*[.$A43])" office:value-type="float" office:value="0.000000000000692960398138312">
            <text:p>6,93E-13</text:p>
          </table:table-cell>
          <table:table-cell table:style-name="ce214" table:formula="of:=[.I$5]*c_h/(2*PI()*c_me*[.$A43])" office:value-type="float" office:value="0.00000000000092394719751775">
            <text:p>9,24E-13</text:p>
          </table:table-cell>
          <table:table-cell table:style-name="ce214" table:formula="of:=[.J$5]*c_h/(2*PI()*c_me*[.$A43])" office:value-type="float" office:value="0.00000000000115493399689719">
            <text:p>1,15E-12</text:p>
          </table:table-cell>
          <table:table-cell table:style-name="ce214" table:formula="of:=[.K$5]*c_h/(2*PI()*c_me*[.$A43])" office:value-type="float" office:value="0.00000000000138592079627663">
            <text:p>1,39E-12</text:p>
          </table:table-cell>
          <table:table-cell table:style-name="ce214" table:formula="of:=[.L$5]*c_h/(2*PI()*c_me*[.$A43])" office:value-type="float" office:value="0.00000000000161690759565606">
            <text:p>1,62E-12</text:p>
          </table:table-cell>
          <table:table-cell table:style-name="ce214" table:formula="of:=[.M$5]*c_h/(2*PI()*c_me*[.$A43])" office:value-type="float" office:value="0.0000000000018478943950355">
            <text:p>1,85E-12</text:p>
          </table:table-cell>
          <table:table-cell table:style-name="ce214" table:formula="of:=[.N$5]*c_h/(2*PI()*c_me*[.$A43])" office:value-type="float" office:value="0.00000000000207888119441494">
            <text:p>2,08E-12</text:p>
          </table:table-cell>
          <table:table-cell table:style-name="ce214" table:formula="of:=[.O$5]*c_h/(2*PI()*c_me*[.$A43])" office:value-type="float" office:value="0.00000000000230986799379437">
            <text:p>2,31E-12</text:p>
          </table:table-cell>
          <table:table-cell table:number-columns-repeated="241"/>
        </table:table-row>
        <table:table-row table:style-name="ro5">
          <table:table-cell table:style-name="ce263" table:formula="of:=[.A43]*[.A$4]" office:value-type="float" office:value="630957344.480195">
            <text:p>6,310E+08</text:p>
          </table:table-cell>
          <table:table-cell table:style-name="ce267" table:formula="of:=[.A44]/c_c" office:value-type="float" office:value="2.10464715720165">
            <text:p>2,10</text:p>
          </table:table-cell>
          <table:table-cell table:style-name="ce283" table:formula="of:=([.A44]/c_c)^2" office:value-type="float" office:value="4.42953965631698">
            <text:p>4,43</text:p>
          </table:table-cell>
          <table:table-cell table:style-name="ce214" table:formula="of:=c_qe^2/(10000000*c_me)*(1/[.C44]+1)" office:value-type="float" office:value="3.45411029215127E-015">
            <text:p>3,45E-15</text:p>
          </table:table-cell>
          <table:table-cell table:style-name="ce214" table:formula="of:=c_qe^2/(10000000*c_me)/([.C44])" office:value-type="float" office:value="6.3617000902325E-016">
            <text:p>6,36E-16</text:p>
          </table:table-cell>
          <table:table-cell table:style-name="ce214" table:formula="of:=[.F$5]*c_h/(2*PI()*c_me*[.$A44])" office:value-type="float" office:value="0.00000000000018347933659568">
            <text:p>1,83E-13</text:p>
          </table:table-cell>
          <table:table-cell table:style-name="ce214" table:formula="of:=[.G$5]*c_h/(2*PI()*c_me*[.$A44])" office:value-type="float" office:value="0.000000000000366958673191361">
            <text:p>3,67E-13</text:p>
          </table:table-cell>
          <table:table-cell table:style-name="ce214" table:formula="of:=[.H$5]*c_h/(2*PI()*c_me*[.$A44])" office:value-type="float" office:value="0.000000000000550438009787041">
            <text:p>5,50E-13</text:p>
          </table:table-cell>
          <table:table-cell table:style-name="ce214" table:formula="of:=[.I$5]*c_h/(2*PI()*c_me*[.$A44])" office:value-type="float" office:value="0.000000000000733917346382721">
            <text:p>7,34E-13</text:p>
          </table:table-cell>
          <table:table-cell table:style-name="ce214" table:formula="of:=[.J$5]*c_h/(2*PI()*c_me*[.$A44])" office:value-type="float" office:value="0.000000000000917396682978402">
            <text:p>9,17E-13</text:p>
          </table:table-cell>
          <table:table-cell table:style-name="ce214" table:formula="of:=[.K$5]*c_h/(2*PI()*c_me*[.$A44])" office:value-type="float" office:value="0.00000000000110087601957408">
            <text:p>1,10E-12</text:p>
          </table:table-cell>
          <table:table-cell table:style-name="ce214" table:formula="of:=[.L$5]*c_h/(2*PI()*c_me*[.$A44])" office:value-type="float" office:value="0.00000000000128435535616976">
            <text:p>1,28E-12</text:p>
          </table:table-cell>
          <table:table-cell table:style-name="ce214" table:formula="of:=[.M$5]*c_h/(2*PI()*c_me*[.$A44])" office:value-type="float" office:value="0.00000000000146783469276544">
            <text:p>1,47E-12</text:p>
          </table:table-cell>
          <table:table-cell table:style-name="ce214" table:formula="of:=[.N$5]*c_h/(2*PI()*c_me*[.$A44])" office:value-type="float" office:value="0.00000000000165131402936112">
            <text:p>1,65E-12</text:p>
          </table:table-cell>
          <table:table-cell table:style-name="ce214" table:formula="of:=[.O$5]*c_h/(2*PI()*c_me*[.$A44])" office:value-type="float" office:value="0.0000000000018347933659568">
            <text:p>1,83E-12</text:p>
          </table:table-cell>
          <table:table-cell table:number-columns-repeated="241"/>
        </table:table-row>
        <table:table-row table:style-name="ro5">
          <table:table-cell table:style-name="ce263" table:formula="of:=[.A44]*[.A$4]" office:value-type="float" office:value="794328234.724283">
            <text:p>7,943E+08</text:p>
          </table:table-cell>
          <table:table-cell table:style-name="ce267" table:formula="of:=[.A45]/c_c" office:value-type="float" office:value="2.64959378906151">
            <text:p>2,65</text:p>
          </table:table-cell>
          <table:table-cell table:style-name="ce283" table:formula="of:=([.A45]/c_c)^2" office:value-type="float" office:value="7.02034724703333">
            <text:p>7,02</text:p>
          </table:table-cell>
          <table:table-cell table:style-name="ce214" table:formula="of:=c_qe^2/(10000000*c_me)*(1/[.C45]+1)" office:value-type="float" office:value="3.21933642265927E-015">
            <text:p>3,22E-15</text:p>
          </table:table-cell>
          <table:table-cell table:style-name="ce214" table:formula="of:=c_qe^2/(10000000*c_me)/([.C45])" office:value-type="float" office:value="4.0139613953125E-016">
            <text:p>4,01E-16</text:p>
          </table:table-cell>
          <table:table-cell table:style-name="ce214" table:formula="of:=[.F$5]*c_h/(2*PI()*c_me*[.$A45])" office:value-type="float" office:value="0.000000000000145742817546429">
            <text:p>1,46E-13</text:p>
          </table:table-cell>
          <table:table-cell table:style-name="ce214" table:formula="of:=[.G$5]*c_h/(2*PI()*c_me*[.$A45])" office:value-type="float" office:value="0.000000000000291485635092858">
            <text:p>2,91E-13</text:p>
          </table:table-cell>
          <table:table-cell table:style-name="ce214" table:formula="of:=[.H$5]*c_h/(2*PI()*c_me*[.$A45])" office:value-type="float" office:value="0.000000000000437228452639287">
            <text:p>4,37E-13</text:p>
          </table:table-cell>
          <table:table-cell table:style-name="ce214" table:formula="of:=[.I$5]*c_h/(2*PI()*c_me*[.$A45])" office:value-type="float" office:value="0.000000000000582971270185716">
            <text:p>5,83E-13</text:p>
          </table:table-cell>
          <table:table-cell table:style-name="ce214" table:formula="of:=[.J$5]*c_h/(2*PI()*c_me*[.$A45])" office:value-type="float" office:value="0.000000000000728714087732145">
            <text:p>7,29E-13</text:p>
          </table:table-cell>
          <table:table-cell table:style-name="ce214" table:formula="of:=[.K$5]*c_h/(2*PI()*c_me*[.$A45])" office:value-type="float" office:value="0.000000000000874456905278574">
            <text:p>8,74E-13</text:p>
          </table:table-cell>
          <table:table-cell table:style-name="ce214" table:formula="of:=[.L$5]*c_h/(2*PI()*c_me*[.$A45])" office:value-type="float" office:value="0.000000000001020199722825">
            <text:p>1,02E-12</text:p>
          </table:table-cell>
          <table:table-cell table:style-name="ce214" table:formula="of:=[.M$5]*c_h/(2*PI()*c_me*[.$A45])" office:value-type="float" office:value="0.00000000000116594254037143">
            <text:p>1,17E-12</text:p>
          </table:table-cell>
          <table:table-cell table:style-name="ce214" table:formula="of:=[.N$5]*c_h/(2*PI()*c_me*[.$A45])" office:value-type="float" office:value="0.00000000000131168535791786">
            <text:p>1,31E-12</text:p>
          </table:table-cell>
          <table:table-cell table:style-name="ce214" table:formula="of:=[.O$5]*c_h/(2*PI()*c_me*[.$A45])" office:value-type="float" office:value="0.00000000000145742817546429">
            <text:p>1,46E-12</text:p>
          </table:table-cell>
          <table:table-cell table:number-columns-repeated="241"/>
        </table:table-row>
        <table:table-row table:style-name="ro5">
          <table:table-cell table:style-name="ce263" table:formula="of:=[.A45]*[.A$4]" office:value-type="float" office:value="1000000000">
            <text:p>1,000E+09</text:p>
          </table:table-cell>
          <table:table-cell table:style-name="ce267" table:formula="of:=[.A46]/c_c" office:value-type="float" office:value="3.33564095198153">
            <text:p>3,34</text:p>
          </table:table-cell>
          <table:table-cell table:style-name="ce283" table:formula="of:=([.A46]/c_c)^2" office:value-type="float" office:value="11.1265005605362">
            <text:p>11,13</text:p>
          </table:table-cell>
          <table:table-cell table:style-name="ce214" table:formula="of:=c_qe^2/(10000000*c_me)*(1/[.C46]+1)" office:value-type="float" office:value="3.07120412541125E-015">
            <text:p>3,07E-15</text:p>
          </table:table-cell>
          <table:table-cell table:style-name="ce214" table:formula="of:=c_qe^2/(10000000*c_me)/([.C46])" office:value-type="float" office:value="2.53263842283239E-016">
            <text:p>2,53E-16</text:p>
          </table:table-cell>
          <table:table-cell table:style-name="ce214" table:formula="of:=[.F$5]*c_h/(2*PI()*c_me*[.$A46])" office:value-type="float" office:value="0.000000000000115767634985398">
            <text:p>1,16E-13</text:p>
          </table:table-cell>
          <table:table-cell table:style-name="ce214" table:formula="of:=[.G$5]*c_h/(2*PI()*c_me*[.$A46])" office:value-type="float" office:value="0.000000000000231535269970796">
            <text:p>2,32E-13</text:p>
          </table:table-cell>
          <table:table-cell table:style-name="ce214" table:formula="of:=[.H$5]*c_h/(2*PI()*c_me*[.$A46])" office:value-type="float" office:value="0.000000000000347302904956194">
            <text:p>3,47E-13</text:p>
          </table:table-cell>
          <table:table-cell table:style-name="ce214" table:formula="of:=[.I$5]*c_h/(2*PI()*c_me*[.$A46])" office:value-type="float" office:value="0.000000000000463070539941592">
            <text:p>4,63E-13</text:p>
          </table:table-cell>
          <table:table-cell table:style-name="ce214" table:formula="of:=[.J$5]*c_h/(2*PI()*c_me*[.$A46])" office:value-type="float" office:value="0.00000000000057883817492699">
            <text:p>5,79E-13</text:p>
          </table:table-cell>
          <table:table-cell table:style-name="ce214" table:formula="of:=[.K$5]*c_h/(2*PI()*c_me*[.$A46])" office:value-type="float" office:value="0.000000000000694605809912388">
            <text:p>6,95E-13</text:p>
          </table:table-cell>
          <table:table-cell table:style-name="ce214" table:formula="of:=[.L$5]*c_h/(2*PI()*c_me*[.$A46])" office:value-type="float" office:value="0.000000000000810373444897786">
            <text:p>8,10E-13</text:p>
          </table:table-cell>
          <table:table-cell table:style-name="ce214" table:formula="of:=[.M$5]*c_h/(2*PI()*c_me*[.$A46])" office:value-type="float" office:value="0.000000000000926141079883184">
            <text:p>9,26E-13</text:p>
          </table:table-cell>
          <table:table-cell table:style-name="ce214" table:formula="of:=[.N$5]*c_h/(2*PI()*c_me*[.$A46])" office:value-type="float" office:value="0.00000000000104190871486858">
            <text:p>1,04E-12</text:p>
          </table:table-cell>
          <table:table-cell table:style-name="ce214" table:formula="of:=[.O$5]*c_h/(2*PI()*c_me*[.$A46])" office:value-type="float" office:value="0.00000000000115767634985398">
            <text:p>1,16E-12</text:p>
          </table:table-cell>
          <table:table-cell table:number-columns-repeated="241"/>
        </table:table-row>
        <table:table-row table:style-name="ro5">
          <table:table-cell table:style-name="ce263" table:formula="of:=[.A46]*[.A$4]" office:value-type="float" office:value="1258925411.79417">
            <text:p>1,259E+09</text:p>
          </table:table-cell>
          <table:table-cell table:style-name="ce267" table:formula="of:=[.A47]/c_c" office:value-type="float" office:value="4.19932315907083">
            <text:p>4,20</text:p>
          </table:table-cell>
          <table:table-cell table:style-name="ce283" table:formula="of:=([.A47]/c_c)^2" office:value-type="float" office:value="17.6343149943087">
            <text:p>17,63</text:p>
          </table:table-cell>
          <table:table-cell table:style-name="ce214" table:formula="of:=c_qe^2/(10000000*c_me)*(1/[.C47]+1)" office:value-type="float" office:value="2.9777389645079E-015">
            <text:p>2,98E-15</text:p>
          </table:table-cell>
          <table:table-cell table:style-name="ce214" table:formula="of:=c_qe^2/(10000000*c_me)/([.C47])" office:value-type="float" office:value="1.59798681379883E-016">
            <text:p>1,60E-16</text:p>
          </table:table-cell>
          <table:table-cell table:style-name="ce214" table:formula="of:=[.F$5]*c_h/(2*PI()*c_me*[.$A47])" office:value-type="float" office:value="0.0000000000000919575011361562">
            <text:p>9,20E-14</text:p>
          </table:table-cell>
          <table:table-cell table:style-name="ce214" table:formula="of:=[.G$5]*c_h/(2*PI()*c_me*[.$A47])" office:value-type="float" office:value="0.000000000000183915002272312">
            <text:p>1,84E-13</text:p>
          </table:table-cell>
          <table:table-cell table:style-name="ce214" table:formula="of:=[.H$5]*c_h/(2*PI()*c_me*[.$A47])" office:value-type="float" office:value="0.000000000000275872503408468">
            <text:p>2,76E-13</text:p>
          </table:table-cell>
          <table:table-cell table:style-name="ce214" table:formula="of:=[.I$5]*c_h/(2*PI()*c_me*[.$A47])" office:value-type="float" office:value="0.000000000000367830004544625">
            <text:p>3,68E-13</text:p>
          </table:table-cell>
          <table:table-cell table:style-name="ce214" table:formula="of:=[.J$5]*c_h/(2*PI()*c_me*[.$A47])" office:value-type="float" office:value="0.000000000000459787505680781">
            <text:p>4,60E-13</text:p>
          </table:table-cell>
          <table:table-cell table:style-name="ce214" table:formula="of:=[.K$5]*c_h/(2*PI()*c_me*[.$A47])" office:value-type="float" office:value="0.000000000000551745006816937">
            <text:p>5,52E-13</text:p>
          </table:table-cell>
          <table:table-cell table:style-name="ce214" table:formula="of:=[.L$5]*c_h/(2*PI()*c_me*[.$A47])" office:value-type="float" office:value="0.000000000000643702507953093">
            <text:p>6,44E-13</text:p>
          </table:table-cell>
          <table:table-cell table:style-name="ce214" table:formula="of:=[.M$5]*c_h/(2*PI()*c_me*[.$A47])" office:value-type="float" office:value="0.000000000000735660009089249">
            <text:p>7,36E-13</text:p>
          </table:table-cell>
          <table:table-cell table:style-name="ce214" table:formula="of:=[.N$5]*c_h/(2*PI()*c_me*[.$A47])" office:value-type="float" office:value="0.000000000000827617510225405">
            <text:p>8,28E-13</text:p>
          </table:table-cell>
          <table:table-cell table:style-name="ce214" table:formula="of:=[.O$5]*c_h/(2*PI()*c_me*[.$A47])" office:value-type="float" office:value="0.000000000000919575011361562">
            <text:p>9,20E-13</text:p>
          </table:table-cell>
          <table:table-cell table:number-columns-repeated="241"/>
        </table:table-row>
        <table:table-row table:style-name="ro5">
          <table:table-cell table:style-name="ce263" table:formula="of:=[.A47]*[.A$4]" office:value-type="float" office:value="1584893192.46112">
            <text:p>1,585E+09</text:p>
          </table:table-cell>
          <table:table-cell table:style-name="ce267" table:formula="of:=[.A48]/c_c" office:value-type="float" office:value="5.28663463729003">
            <text:p>5,29</text:p>
          </table:table-cell>
          <table:table-cell table:style-name="ce283" table:formula="of:=([.A48]/c_c)^2" office:value-type="float" office:value="27.9485057881947">
            <text:p>27,95</text:p>
          </table:table-cell>
          <table:table-cell table:style-name="ce214" table:formula="of:=c_qe^2/(10000000*c_me)*(1/[.C48]+1)" office:value-type="float" office:value="2.9187664347829E-015">
            <text:p>2,92E-15</text:p>
          </table:table-cell>
          <table:table-cell table:style-name="ce214" table:formula="of:=c_qe^2/(10000000*c_me)/([.C48])" office:value-type="float" office:value="1.00826151654887E-016">
            <text:p>1,01E-16</text:p>
          </table:table-cell>
          <table:table-cell table:style-name="ce214" table:formula="of:=[.F$5]*c_h/(2*PI()*c_me*[.$A48])" office:value-type="float" office:value="0.000000000000073044439547139">
            <text:p>7,30E-14</text:p>
          </table:table-cell>
          <table:table-cell table:style-name="ce214" table:formula="of:=[.G$5]*c_h/(2*PI()*c_me*[.$A48])" office:value-type="float" office:value="0.000000000000146088879094278">
            <text:p>1,46E-13</text:p>
          </table:table-cell>
          <table:table-cell table:style-name="ce214" table:formula="of:=[.H$5]*c_h/(2*PI()*c_me*[.$A48])" office:value-type="float" office:value="0.000000000000219133318641417">
            <text:p>2,19E-13</text:p>
          </table:table-cell>
          <table:table-cell table:style-name="ce214" table:formula="of:=[.I$5]*c_h/(2*PI()*c_me*[.$A48])" office:value-type="float" office:value="0.000000000000292177758188556">
            <text:p>2,92E-13</text:p>
          </table:table-cell>
          <table:table-cell table:style-name="ce214" table:formula="of:=[.J$5]*c_h/(2*PI()*c_me*[.$A48])" office:value-type="float" office:value="0.000000000000365222197735695">
            <text:p>3,65E-13</text:p>
          </table:table-cell>
          <table:table-cell table:style-name="ce214" table:formula="of:=[.K$5]*c_h/(2*PI()*c_me*[.$A48])" office:value-type="float" office:value="0.000000000000438266637282834">
            <text:p>4,38E-13</text:p>
          </table:table-cell>
          <table:table-cell table:style-name="ce214" table:formula="of:=[.L$5]*c_h/(2*PI()*c_me*[.$A48])" office:value-type="float" office:value="0.000000000000511311076829973">
            <text:p>5,11E-13</text:p>
          </table:table-cell>
          <table:table-cell table:style-name="ce214" table:formula="of:=[.M$5]*c_h/(2*PI()*c_me*[.$A48])" office:value-type="float" office:value="0.000000000000584355516377112">
            <text:p>5,84E-13</text:p>
          </table:table-cell>
          <table:table-cell table:style-name="ce214" table:formula="of:=[.N$5]*c_h/(2*PI()*c_me*[.$A48])" office:value-type="float" office:value="0.000000000000657399955924251">
            <text:p>6,57E-13</text:p>
          </table:table-cell>
          <table:table-cell table:style-name="ce214" table:formula="of:=[.O$5]*c_h/(2*PI()*c_me*[.$A48])" office:value-type="float" office:value="0.00000000000073044439547139">
            <text:p>7,30E-13</text:p>
          </table:table-cell>
          <table:table-cell table:number-columns-repeated="241"/>
        </table:table-row>
        <table:table-row table:style-name="ro5">
          <table:table-cell table:style-name="ce263" table:formula="of:=[.A48]*[.A$4]" office:value-type="float" office:value="1995262314.96888">
            <text:p>1,995E+09</text:p>
          </table:table-cell>
          <table:table-cell table:style-name="ce267" table:formula="of:=[.A49]/c_c" office:value-type="float" office:value="6.65547868775566">
            <text:p>6,66</text:p>
          </table:table-cell>
          <table:table-cell table:style-name="ce283" table:formula="of:=([.A49]/c_c)^2" office:value-type="float" office:value="44.2953965631698">
            <text:p>44,30</text:p>
          </table:table-cell>
          <table:table-cell table:style-name="ce214" table:formula="of:=c_qe^2/(10000000*c_me)*(1/[.C49]+1)" office:value-type="float" office:value="2.88155728403034E-015">
            <text:p>2,88E-15</text:p>
          </table:table-cell>
          <table:table-cell table:style-name="ce214" table:formula="of:=c_qe^2/(10000000*c_me)/([.C49])" office:value-type="float" office:value="6.36170009023249E-017">
            <text:p>6,36E-17</text:p>
          </table:table-cell>
          <table:table-cell table:style-name="ce214" table:formula="of:=[.F$5]*c_h/(2*PI()*c_me*[.$A49])" office:value-type="float" office:value="0.0000000000000580212607219034">
            <text:p>5,80E-14</text:p>
          </table:table-cell>
          <table:table-cell table:style-name="ce214" table:formula="of:=[.G$5]*c_h/(2*PI()*c_me*[.$A49])" office:value-type="float" office:value="0.000000000000116042521443807">
            <text:p>1,16E-13</text:p>
          </table:table-cell>
          <table:table-cell table:style-name="ce214" table:formula="of:=[.H$5]*c_h/(2*PI()*c_me*[.$A49])" office:value-type="float" office:value="0.00000000000017406378216571">
            <text:p>1,74E-13</text:p>
          </table:table-cell>
          <table:table-cell table:style-name="ce214" table:formula="of:=[.I$5]*c_h/(2*PI()*c_me*[.$A49])" office:value-type="float" office:value="0.000000000000232085042887614">
            <text:p>2,32E-13</text:p>
          </table:table-cell>
          <table:table-cell table:style-name="ce214" table:formula="of:=[.J$5]*c_h/(2*PI()*c_me*[.$A49])" office:value-type="float" office:value="0.000000000000290106303609517">
            <text:p>2,90E-13</text:p>
          </table:table-cell>
          <table:table-cell table:style-name="ce214" table:formula="of:=[.K$5]*c_h/(2*PI()*c_me*[.$A49])" office:value-type="float" office:value="0.000000000000348127564331421">
            <text:p>3,48E-13</text:p>
          </table:table-cell>
          <table:table-cell table:style-name="ce214" table:formula="of:=[.L$5]*c_h/(2*PI()*c_me*[.$A49])" office:value-type="float" office:value="0.000000000000406148825053324">
            <text:p>4,06E-13</text:p>
          </table:table-cell>
          <table:table-cell table:style-name="ce214" table:formula="of:=[.M$5]*c_h/(2*PI()*c_me*[.$A49])" office:value-type="float" office:value="0.000000000000464170085775227">
            <text:p>4,64E-13</text:p>
          </table:table-cell>
          <table:table-cell table:style-name="ce214" table:formula="of:=[.N$5]*c_h/(2*PI()*c_me*[.$A49])" office:value-type="float" office:value="0.000000000000522191346497131">
            <text:p>5,22E-13</text:p>
          </table:table-cell>
          <table:table-cell table:style-name="ce214" table:formula="of:=[.O$5]*c_h/(2*PI()*c_me*[.$A49])" office:value-type="float" office:value="0.000000000000580212607219034">
            <text:p>5,80E-13</text:p>
          </table:table-cell>
          <table:table-cell table:number-columns-repeated="241"/>
        </table:table-row>
        <table:table-row table:style-name="ro5">
          <table:table-cell table:style-name="ce263" table:formula="of:=[.A49]*[.A$4]" office:value-type="float" office:value="2511886431.50959">
            <text:p>2,512E+09</text:p>
          </table:table-cell>
          <table:table-cell table:style-name="ce267" table:formula="of:=[.A50]/c_c" office:value-type="float" office:value="8.3787512476701">
            <text:p>8,38</text:p>
          </table:table-cell>
          <table:table-cell table:style-name="ce283" table:formula="of:=([.A50]/c_c)^2" office:value-type="float" office:value="70.2034724703333">
            <text:p>70,20</text:p>
          </table:table-cell>
          <table:table-cell table:style-name="ce214" table:formula="of:=c_qe^2/(10000000*c_me)*(1/[.C50]+1)" office:value-type="float" office:value="2.85807989708114E-015">
            <text:p>2,86E-15</text:p>
          </table:table-cell>
          <table:table-cell table:style-name="ce214" table:formula="of:=c_qe^2/(10000000*c_me)/([.C50])" office:value-type="float" office:value="4.0139613953125E-017">
            <text:p>4,01E-17</text:p>
          </table:table-cell>
          <table:table-cell table:style-name="ce214" table:formula="of:=[.F$5]*c_h/(2*PI()*c_me*[.$A50])" office:value-type="float" office:value="0.0000000000000460879256057068">
            <text:p>4,61E-14</text:p>
          </table:table-cell>
          <table:table-cell table:style-name="ce214" table:formula="of:=[.G$5]*c_h/(2*PI()*c_me*[.$A50])" office:value-type="float" office:value="0.0000000000000921758512114137">
            <text:p>9,22E-14</text:p>
          </table:table-cell>
          <table:table-cell table:style-name="ce214" table:formula="of:=[.H$5]*c_h/(2*PI()*c_me*[.$A50])" office:value-type="float" office:value="0.000000000000138263776817121">
            <text:p>1,38E-13</text:p>
          </table:table-cell>
          <table:table-cell table:style-name="ce214" table:formula="of:=[.I$5]*c_h/(2*PI()*c_me*[.$A50])" office:value-type="float" office:value="0.000000000000184351702422827">
            <text:p>1,84E-13</text:p>
          </table:table-cell>
          <table:table-cell table:style-name="ce214" table:formula="of:=[.J$5]*c_h/(2*PI()*c_me*[.$A50])" office:value-type="float" office:value="0.000000000000230439628028534">
            <text:p>2,30E-13</text:p>
          </table:table-cell>
          <table:table-cell table:style-name="ce214" table:formula="of:=[.K$5]*c_h/(2*PI()*c_me*[.$A50])" office:value-type="float" office:value="0.000000000000276527553634241">
            <text:p>2,77E-13</text:p>
          </table:table-cell>
          <table:table-cell table:style-name="ce214" table:formula="of:=[.L$5]*c_h/(2*PI()*c_me*[.$A50])" office:value-type="float" office:value="0.000000000000322615479239948">
            <text:p>3,23E-13</text:p>
          </table:table-cell>
          <table:table-cell table:style-name="ce214" table:formula="of:=[.M$5]*c_h/(2*PI()*c_me*[.$A50])" office:value-type="float" office:value="0.000000000000368703404845655">
            <text:p>3,69E-13</text:p>
          </table:table-cell>
          <table:table-cell table:style-name="ce214" table:formula="of:=[.N$5]*c_h/(2*PI()*c_me*[.$A50])" office:value-type="float" office:value="0.000000000000414791330451362">
            <text:p>4,15E-13</text:p>
          </table:table-cell>
          <table:table-cell table:style-name="ce214" table:formula="of:=[.O$5]*c_h/(2*PI()*c_me*[.$A50])" office:value-type="float" office:value="0.000000000000460879256057068">
            <text:p>4,61E-13</text:p>
          </table:table-cell>
          <table:table-cell table:number-columns-repeated="241"/>
        </table:table-row>
        <table:table-row table:style-name="ro5">
          <table:table-cell table:style-name="ce263" table:formula="of:=[.A50]*[.A$4]" office:value-type="float" office:value="3162277660.16839">
            <text:p>3,162E+09</text:p>
          </table:table-cell>
          <table:table-cell table:style-name="ce269" table:formula="of:=[.A51]/c_c" office:value-type="float" office:value="10.548222864794">
            <text:p>10,5</text:p>
          </table:table-cell>
          <table:table-cell table:style-name="ce283" table:formula="of:=([.A51]/c_c)^2" office:value-type="float" office:value="111.265005605362">
            <text:p>111,27</text:p>
          </table:table-cell>
          <table:table-cell table:style-name="ce214" table:formula="of:=c_qe^2/(10000000*c_me)*(1/[.C51]+1)" office:value-type="float" office:value="2.84326666735634E-015">
            <text:p>2,84E-15</text:p>
          </table:table-cell>
          <table:table-cell table:style-name="ce214" table:formula="of:=c_qe^2/(10000000*c_me)/([.C51])" office:value-type="float" office:value="2.53263842283238E-017">
            <text:p>2,53E-17</text:p>
          </table:table-cell>
          <table:table-cell table:style-name="ce214" table:formula="of:=[.F$5]*c_h/(2*PI()*c_me*[.$A51])" office:value-type="float" office:value="0.0000000000000366089405884851">
            <text:p>3,66E-14</text:p>
          </table:table-cell>
          <table:table-cell table:style-name="ce214" table:formula="of:=[.G$5]*c_h/(2*PI()*c_me*[.$A51])" office:value-type="float" office:value="0.0000000000000732178811769703">
            <text:p>7,32E-14</text:p>
          </table:table-cell>
          <table:table-cell table:style-name="ce214" table:formula="of:=[.H$5]*c_h/(2*PI()*c_me*[.$A51])" office:value-type="float" office:value="0.000000000000109826821765455">
            <text:p>1,10E-13</text:p>
          </table:table-cell>
          <table:table-cell table:style-name="ce214" table:formula="of:=[.I$5]*c_h/(2*PI()*c_me*[.$A51])" office:value-type="float" office:value="0.000000000000146435762353941">
            <text:p>1,46E-13</text:p>
          </table:table-cell>
          <table:table-cell table:style-name="ce214" table:formula="of:=[.J$5]*c_h/(2*PI()*c_me*[.$A51])" office:value-type="float" office:value="0.000000000000183044702942426">
            <text:p>1,83E-13</text:p>
          </table:table-cell>
          <table:table-cell table:style-name="ce214" table:formula="of:=[.K$5]*c_h/(2*PI()*c_me*[.$A51])" office:value-type="float" office:value="0.000000000000219653643530911">
            <text:p>2,20E-13</text:p>
          </table:table-cell>
          <table:table-cell table:style-name="ce214" table:formula="of:=[.L$5]*c_h/(2*PI()*c_me*[.$A51])" office:value-type="float" office:value="0.000000000000256262584119396">
            <text:p>2,56E-13</text:p>
          </table:table-cell>
          <table:table-cell table:style-name="ce214" table:formula="of:=[.M$5]*c_h/(2*PI()*c_me*[.$A51])" office:value-type="float" office:value="0.000000000000292871524707881">
            <text:p>2,93E-13</text:p>
          </table:table-cell>
          <table:table-cell table:style-name="ce214" table:formula="of:=[.N$5]*c_h/(2*PI()*c_me*[.$A51])" office:value-type="float" office:value="0.000000000000329480465296366">
            <text:p>3,29E-13</text:p>
          </table:table-cell>
          <table:table-cell table:style-name="ce214" table:formula="of:=[.O$5]*c_h/(2*PI()*c_me*[.$A51])" office:value-type="float" office:value="0.000000000000366089405884851">
            <text:p>3,66E-13</text:p>
          </table:table-cell>
          <table:table-cell table:number-columns-repeated="241"/>
        </table:table-row>
        <table:table-row table:style-name="ro5">
          <table:table-cell table:style-name="ce263" table:formula="of:=[.A51]*[.A$4]" office:value-type="float" office:value="3981071705.53498">
            <text:p>3,981E+09</text:p>
          </table:table-cell>
          <table:table-cell table:style-name="ce269" table:formula="of:=[.A52]/c_c" office:value-type="float" office:value="13.2794258137574">
            <text:p>13,3</text:p>
          </table:table-cell>
          <table:table-cell table:style-name="ce283" table:formula="of:=([.A52]/c_c)^2" office:value-type="float" office:value="176.343149943087">
            <text:p>176,34</text:p>
          </table:table-cell>
          <table:table-cell table:style-name="ce214" table:formula="of:=c_qe^2/(10000000*c_me)*(1/[.C52]+1)" office:value-type="float" office:value="2.833920151266E-015">
            <text:p>2,83E-15</text:p>
          </table:table-cell>
          <table:table-cell table:style-name="ce214" table:formula="of:=c_qe^2/(10000000*c_me)/([.C52])" office:value-type="float" office:value="1.59798681379883E-017">
            <text:p>1,60E-17</text:p>
          </table:table-cell>
          <table:table-cell table:style-name="ce214" table:formula="of:=[.F$5]*c_h/(2*PI()*c_me*[.$A52])" office:value-type="float" office:value="0.0000000000000290795151527775">
            <text:p>2,91E-14</text:p>
          </table:table-cell>
          <table:table-cell table:style-name="ce214" table:formula="of:=[.G$5]*c_h/(2*PI()*c_me*[.$A52])" office:value-type="float" office:value="0.000000000000058159030305555">
            <text:p>5,82E-14</text:p>
          </table:table-cell>
          <table:table-cell table:style-name="ce214" table:formula="of:=[.H$5]*c_h/(2*PI()*c_me*[.$A52])" office:value-type="float" office:value="0.0000000000000872385454583324">
            <text:p>8,72E-14</text:p>
          </table:table-cell>
          <table:table-cell table:style-name="ce214" table:formula="of:=[.I$5]*c_h/(2*PI()*c_me*[.$A52])" office:value-type="float" office:value="0.00000000000011631806061111">
            <text:p>1,16E-13</text:p>
          </table:table-cell>
          <table:table-cell table:style-name="ce214" table:formula="of:=[.J$5]*c_h/(2*PI()*c_me*[.$A52])" office:value-type="float" office:value="0.000000000000145397575763887">
            <text:p>1,45E-13</text:p>
          </table:table-cell>
          <table:table-cell table:style-name="ce214" table:formula="of:=[.K$5]*c_h/(2*PI()*c_me*[.$A52])" office:value-type="float" office:value="0.000000000000174477090916665">
            <text:p>1,74E-13</text:p>
          </table:table-cell>
          <table:table-cell table:style-name="ce214" table:formula="of:=[.L$5]*c_h/(2*PI()*c_me*[.$A52])" office:value-type="float" office:value="0.000000000000203556606069442">
            <text:p>2,04E-13</text:p>
          </table:table-cell>
          <table:table-cell table:style-name="ce214" table:formula="of:=[.M$5]*c_h/(2*PI()*c_me*[.$A52])" office:value-type="float" office:value="0.00000000000023263612122222">
            <text:p>2,33E-13</text:p>
          </table:table-cell>
          <table:table-cell table:style-name="ce214" table:formula="of:=[.N$5]*c_h/(2*PI()*c_me*[.$A52])" office:value-type="float" office:value="0.000000000000261715636374997">
            <text:p>2,62E-13</text:p>
          </table:table-cell>
          <table:table-cell table:style-name="ce214" table:formula="of:=[.O$5]*c_h/(2*PI()*c_me*[.$A52])" office:value-type="float" office:value="0.000000000000290795151527775">
            <text:p>2,91E-13</text:p>
          </table:table-cell>
          <table:table-cell table:number-columns-repeated="241"/>
        </table:table-row>
        <table:table-row table:style-name="ro5">
          <table:table-cell table:style-name="ce263" table:formula="of:=[.A52]*[.A$4]" office:value-type="float" office:value="5011872336.27274">
            <text:p>5,012E+09</text:p>
          </table:table-cell>
          <table:table-cell table:style-name="ce269" table:formula="of:=[.A53]/c_c" office:value-type="float" office:value="16.7178066109746">
            <text:p>16,7</text:p>
          </table:table-cell>
          <table:table-cell table:style-name="ce283" table:formula="of:=([.A53]/c_c)^2" office:value-type="float" office:value="279.485057881947">
            <text:p>279,49</text:p>
          </table:table-cell>
          <table:table-cell table:style-name="ce214" table:formula="of:=c_qe^2/(10000000*c_me)*(1/[.C53]+1)" office:value-type="float" office:value="2.8280228982935E-015">
            <text:p>2,83E-15</text:p>
          </table:table-cell>
          <table:table-cell table:style-name="ce214" table:formula="of:=c_qe^2/(10000000*c_me)/([.C53])" office:value-type="float" office:value="1.00826151654887E-017">
            <text:p>1,01E-17</text:p>
          </table:table-cell>
          <table:table-cell table:style-name="ce214" table:formula="of:=[.F$5]*c_h/(2*PI()*c_me*[.$A53])" office:value-type="float" office:value="0.0000000000000230986799379437">
            <text:p>2,31E-14</text:p>
          </table:table-cell>
          <table:table-cell table:style-name="ce214" table:formula="of:=[.G$5]*c_h/(2*PI()*c_me*[.$A53])" office:value-type="float" office:value="0.0000000000000461973598758875">
            <text:p>4,62E-14</text:p>
          </table:table-cell>
          <table:table-cell table:style-name="ce214" table:formula="of:=[.H$5]*c_h/(2*PI()*c_me*[.$A53])" office:value-type="float" office:value="0.0000000000000692960398138312">
            <text:p>6,93E-14</text:p>
          </table:table-cell>
          <table:table-cell table:style-name="ce214" table:formula="of:=[.I$5]*c_h/(2*PI()*c_me*[.$A53])" office:value-type="float" office:value="0.0000000000000923947197517749">
            <text:p>9,24E-14</text:p>
          </table:table-cell>
          <table:table-cell table:style-name="ce214" table:formula="of:=[.J$5]*c_h/(2*PI()*c_me*[.$A53])" office:value-type="float" office:value="0.000000000000115493399689719">
            <text:p>1,15E-13</text:p>
          </table:table-cell>
          <table:table-cell table:style-name="ce214" table:formula="of:=[.K$5]*c_h/(2*PI()*c_me*[.$A53])" office:value-type="float" office:value="0.000000000000138592079627662">
            <text:p>1,39E-13</text:p>
          </table:table-cell>
          <table:table-cell table:style-name="ce214" table:formula="of:=[.L$5]*c_h/(2*PI()*c_me*[.$A53])" office:value-type="float" office:value="0.000000000000161690759565606">
            <text:p>1,62E-13</text:p>
          </table:table-cell>
          <table:table-cell table:style-name="ce214" table:formula="of:=[.M$5]*c_h/(2*PI()*c_me*[.$A53])" office:value-type="float" office:value="0.00000000000018478943950355">
            <text:p>1,85E-13</text:p>
          </table:table-cell>
          <table:table-cell table:style-name="ce214" table:formula="of:=[.N$5]*c_h/(2*PI()*c_me*[.$A53])" office:value-type="float" office:value="0.000000000000207888119441494">
            <text:p>2,08E-13</text:p>
          </table:table-cell>
          <table:table-cell table:style-name="ce214" table:formula="of:=[.O$5]*c_h/(2*PI()*c_me*[.$A53])" office:value-type="float" office:value="0.000000000000230986799379437">
            <text:p>2,31E-13</text:p>
          </table:table-cell>
          <table:table-cell table:number-columns-repeated="241"/>
        </table:table-row>
        <table:table-row table:style-name="ro5">
          <table:table-cell table:style-name="ce263" table:formula="of:=[.A53]*[.A$4]" office:value-type="float" office:value="6309573444.80195">
            <text:p>6,310E+09</text:p>
          </table:table-cell>
          <table:table-cell table:style-name="ce269" table:formula="of:=[.A54]/c_c" office:value-type="float" office:value="21.0464715720165">
            <text:p>21,0</text:p>
          </table:table-cell>
          <table:table-cell table:style-name="ce283" table:formula="of:=([.A54]/c_c)^2" office:value-type="float" office:value="442.953965631699">
            <text:p>442,95</text:p>
          </table:table-cell>
          <table:table-cell table:style-name="ce214" table:formula="of:=c_qe^2/(10000000*c_me)*(1/[.C54]+1)" office:value-type="float" office:value="2.82430198321825E-015">
            <text:p>2,82E-15</text:p>
          </table:table-cell>
          <table:table-cell table:style-name="ce214" table:formula="of:=c_qe^2/(10000000*c_me)/([.C54])" office:value-type="float" office:value="6.36170009023249E-018">
            <text:p>6,36E-18</text:p>
          </table:table-cell>
          <table:table-cell table:style-name="ce214" table:formula="of:=[.F$5]*c_h/(2*PI()*c_me*[.$A54])" office:value-type="float" office:value="0.000000000000018347933659568">
            <text:p>1,83E-14</text:p>
          </table:table-cell>
          <table:table-cell table:style-name="ce214" table:formula="of:=[.G$5]*c_h/(2*PI()*c_me*[.$A54])" office:value-type="float" office:value="0.000000000000036695867319136">
            <text:p>3,67E-14</text:p>
          </table:table-cell>
          <table:table-cell table:style-name="ce214" table:formula="of:=[.H$5]*c_h/(2*PI()*c_me*[.$A54])" office:value-type="float" office:value="0.0000000000000550438009787041">
            <text:p>5,50E-14</text:p>
          </table:table-cell>
          <table:table-cell table:style-name="ce214" table:formula="of:=[.I$5]*c_h/(2*PI()*c_me*[.$A54])" office:value-type="float" office:value="0.0000000000000733917346382721">
            <text:p>7,34E-14</text:p>
          </table:table-cell>
          <table:table-cell table:style-name="ce214" table:formula="of:=[.J$5]*c_h/(2*PI()*c_me*[.$A54])" office:value-type="float" office:value="0.0000000000000917396682978401">
            <text:p>9,17E-14</text:p>
          </table:table-cell>
          <table:table-cell table:style-name="ce214" table:formula="of:=[.K$5]*c_h/(2*PI()*c_me*[.$A54])" office:value-type="float" office:value="0.000000000000110087601957408">
            <text:p>1,10E-13</text:p>
          </table:table-cell>
          <table:table-cell table:style-name="ce214" table:formula="of:=[.L$5]*c_h/(2*PI()*c_me*[.$A54])" office:value-type="float" office:value="0.000000000000128435535616976">
            <text:p>1,28E-13</text:p>
          </table:table-cell>
          <table:table-cell table:style-name="ce214" table:formula="of:=[.M$5]*c_h/(2*PI()*c_me*[.$A54])" office:value-type="float" office:value="0.000000000000146783469276544">
            <text:p>1,47E-13</text:p>
          </table:table-cell>
          <table:table-cell table:style-name="ce214" table:formula="of:=[.N$5]*c_h/(2*PI()*c_me*[.$A54])" office:value-type="float" office:value="0.000000000000165131402936112">
            <text:p>1,65E-13</text:p>
          </table:table-cell>
          <table:table-cell table:style-name="ce214" table:formula="of:=[.O$5]*c_h/(2*PI()*c_me*[.$A54])" office:value-type="float" office:value="0.00000000000018347933659568">
            <text:p>1,83E-13</text:p>
          </table:table-cell>
          <table:table-cell table:number-columns-repeated="241"/>
        </table:table-row>
        <table:table-row table:style-name="ro5">
          <table:table-cell table:style-name="ce263" table:formula="of:=[.A54]*[.A$4]" office:value-type="float" office:value="7943282347.24284">
            <text:p>7,943E+09</text:p>
          </table:table-cell>
          <table:table-cell table:style-name="ce269" table:formula="of:=[.A55]/c_c" office:value-type="float" office:value="26.4959378906151">
            <text:p>26,5</text:p>
          </table:table-cell>
          <table:table-cell table:style-name="ce283" table:formula="of:=([.A55]/c_c)^2" office:value-type="float" office:value="702.034724703334">
            <text:p>702,03</text:p>
          </table:table-cell>
          <table:table-cell table:style-name="ce214" table:formula="of:=c_qe^2/(10000000*c_me)*(1/[.C55]+1)" office:value-type="float" office:value="2.82195424452333E-015">
            <text:p>2,82E-15</text:p>
          </table:table-cell>
          <table:table-cell table:style-name="ce214" table:formula="of:=c_qe^2/(10000000*c_me)/([.C55])" office:value-type="float" office:value="4.0139613953125E-018">
            <text:p>4,01E-18</text:p>
          </table:table-cell>
          <table:table-cell table:style-name="ce214" table:formula="of:=[.F$5]*c_h/(2*PI()*c_me*[.$A55])" office:value-type="float" office:value="0.0000000000000145742817546429">
            <text:p>1,46E-14</text:p>
          </table:table-cell>
          <table:table-cell table:style-name="ce214" table:formula="of:=[.G$5]*c_h/(2*PI()*c_me*[.$A55])" office:value-type="float" office:value="0.0000000000000291485635092858">
            <text:p>2,91E-14</text:p>
          </table:table-cell>
          <table:table-cell table:style-name="ce214" table:formula="of:=[.H$5]*c_h/(2*PI()*c_me*[.$A55])" office:value-type="float" office:value="0.0000000000000437228452639287">
            <text:p>4,37E-14</text:p>
          </table:table-cell>
          <table:table-cell table:style-name="ce214" table:formula="of:=[.I$5]*c_h/(2*PI()*c_me*[.$A55])" office:value-type="float" office:value="0.0000000000000582971270185716">
            <text:p>5,83E-14</text:p>
          </table:table-cell>
          <table:table-cell table:style-name="ce214" table:formula="of:=[.J$5]*c_h/(2*PI()*c_me*[.$A55])" office:value-type="float" office:value="0.0000000000000728714087732145">
            <text:p>7,29E-14</text:p>
          </table:table-cell>
          <table:table-cell table:style-name="ce214" table:formula="of:=[.K$5]*c_h/(2*PI()*c_me*[.$A55])" office:value-type="float" office:value="0.0000000000000874456905278573">
            <text:p>8,74E-14</text:p>
          </table:table-cell>
          <table:table-cell table:style-name="ce214" table:formula="of:=[.L$5]*c_h/(2*PI()*c_me*[.$A55])" office:value-type="float" office:value="0.0000000000001020199722825">
            <text:p>1,02E-13</text:p>
          </table:table-cell>
          <table:table-cell table:style-name="ce214" table:formula="of:=[.M$5]*c_h/(2*PI()*c_me*[.$A55])" office:value-type="float" office:value="0.000000000000116594254037143">
            <text:p>1,17E-13</text:p>
          </table:table-cell>
          <table:table-cell table:style-name="ce214" table:formula="of:=[.N$5]*c_h/(2*PI()*c_me*[.$A55])" office:value-type="float" office:value="0.000000000000131168535791786">
            <text:p>1,31E-13</text:p>
          </table:table-cell>
          <table:table-cell table:style-name="ce214" table:formula="of:=[.O$5]*c_h/(2*PI()*c_me*[.$A55])" office:value-type="float" office:value="0.000000000000145742817546429">
            <text:p>1,46E-13</text:p>
          </table:table-cell>
          <table:table-cell table:number-columns-repeated="241"/>
        </table:table-row>
        <table:table-row table:style-name="ro5">
          <table:table-cell table:style-name="ce263" table:formula="of:=[.A55]*[.A$4]" office:value-type="float" office:value="10000000000">
            <text:p>1,000E+10</text:p>
          </table:table-cell>
          <table:table-cell table:style-name="ce269" table:formula="of:=[.A56]/c_c" office:value-type="float" office:value="33.3564095198153">
            <text:p>33,4</text:p>
          </table:table-cell>
          <table:table-cell table:style-name="ce283" table:formula="of:=([.A56]/c_c)^2" office:value-type="float" office:value="1112.65005605363">
            <text:p>1112,65</text:p>
          </table:table-cell>
          <table:table-cell table:style-name="ce214" table:formula="of:=c_qe^2/(10000000*c_me)*(1/[.C56]+1)" office:value-type="float" office:value="2.82047292155085E-015">
            <text:p>2,82E-15</text:p>
          </table:table-cell>
          <table:table-cell table:style-name="ce214" table:formula="of:=c_qe^2/(10000000*c_me)/([.C56])" office:value-type="float" office:value="2.53263842283238E-018">
            <text:p>2,53E-18</text:p>
          </table:table-cell>
          <table:table-cell table:style-name="ce214" table:formula="of:=[.F$5]*c_h/(2*PI()*c_me*[.$A56])" office:value-type="float" office:value="0.0000000000000115767634985398">
            <text:p>1,16E-14</text:p>
          </table:table-cell>
          <table:table-cell table:style-name="ce214" table:formula="of:=[.G$5]*c_h/(2*PI()*c_me*[.$A56])" office:value-type="float" office:value="0.0000000000000231535269970796">
            <text:p>2,32E-14</text:p>
          </table:table-cell>
          <table:table-cell table:style-name="ce214" table:formula="of:=[.H$5]*c_h/(2*PI()*c_me*[.$A56])" office:value-type="float" office:value="0.0000000000000347302904956194">
            <text:p>3,47E-14</text:p>
          </table:table-cell>
          <table:table-cell table:style-name="ce214" table:formula="of:=[.I$5]*c_h/(2*PI()*c_me*[.$A56])" office:value-type="float" office:value="0.0000000000000463070539941592">
            <text:p>4,63E-14</text:p>
          </table:table-cell>
          <table:table-cell table:style-name="ce214" table:formula="of:=[.J$5]*c_h/(2*PI()*c_me*[.$A56])" office:value-type="float" office:value="0.0000000000000578838174926989">
            <text:p>5,79E-14</text:p>
          </table:table-cell>
          <table:table-cell table:style-name="ce214" table:formula="of:=[.K$5]*c_h/(2*PI()*c_me*[.$A56])" office:value-type="float" office:value="0.0000000000000694605809912387">
            <text:p>6,95E-14</text:p>
          </table:table-cell>
          <table:table-cell table:style-name="ce214" table:formula="of:=[.L$5]*c_h/(2*PI()*c_me*[.$A56])" office:value-type="float" office:value="0.0000000000000810373444897785">
            <text:p>8,10E-14</text:p>
          </table:table-cell>
          <table:table-cell table:style-name="ce214" table:formula="of:=[.M$5]*c_h/(2*PI()*c_me*[.$A56])" office:value-type="float" office:value="0.0000000000000926141079883183">
            <text:p>9,26E-14</text:p>
          </table:table-cell>
          <table:table-cell table:style-name="ce214" table:formula="of:=[.N$5]*c_h/(2*PI()*c_me*[.$A56])" office:value-type="float" office:value="0.000000000000104190871486858">
            <text:p>1,04E-13</text:p>
          </table:table-cell>
          <table:table-cell table:style-name="ce214" table:formula="of:=[.O$5]*c_h/(2*PI()*c_me*[.$A56])" office:value-type="float" office:value="0.000000000000115767634985398">
            <text:p>1,16E-13</text:p>
          </table:table-cell>
          <table:table-cell table:number-columns-repeated="241"/>
        </table:table-row>
        <table:table-row table:style-name="ro5">
          <table:table-cell table:style-name="ce263" table:formula="of:=[.A56]*[.A$4]" office:value-type="float" office:value="12589254117.9417">
            <text:p>1,259E+10</text:p>
          </table:table-cell>
          <table:table-cell table:style-name="ce269" table:formula="of:=[.A57]/c_c" office:value-type="float" office:value="41.9932315907084">
            <text:p>42,0</text:p>
          </table:table-cell>
          <table:table-cell table:style-name="ce283" table:formula="of:=([.A57]/c_c)^2" office:value-type="float" office:value="1763.43149943087">
            <text:p>1763,43</text:p>
          </table:table-cell>
          <table:table-cell table:style-name="ce214" table:formula="of:=c_qe^2/(10000000*c_me)*(1/[.C57]+1)" office:value-type="float" office:value="2.81953826994181E-015">
            <text:p>2,82E-15</text:p>
          </table:table-cell>
          <table:table-cell table:style-name="ce214" table:formula="of:=c_qe^2/(10000000*c_me)/([.C57])" office:value-type="float" office:value="1.59798681379882E-018">
            <text:p>1,60E-18</text:p>
          </table:table-cell>
          <table:table-cell table:style-name="ce214" table:formula="of:=[.F$5]*c_h/(2*PI()*c_me*[.$A57])" office:value-type="float" office:value="9.19575011361561E-015">
            <text:p>9,20E-15</text:p>
          </table:table-cell>
          <table:table-cell table:style-name="ce214" table:formula="of:=[.G$5]*c_h/(2*PI()*c_me*[.$A57])" office:value-type="float" office:value="0.0000000000000183915002272312">
            <text:p>1,84E-14</text:p>
          </table:table-cell>
          <table:table-cell table:style-name="ce214" table:formula="of:=[.H$5]*c_h/(2*PI()*c_me*[.$A57])" office:value-type="float" office:value="0.0000000000000275872503408468">
            <text:p>2,76E-14</text:p>
          </table:table-cell>
          <table:table-cell table:style-name="ce214" table:formula="of:=[.I$5]*c_h/(2*PI()*c_me*[.$A57])" office:value-type="float" office:value="0.0000000000000367830004544624">
            <text:p>3,68E-14</text:p>
          </table:table-cell>
          <table:table-cell table:style-name="ce214" table:formula="of:=[.J$5]*c_h/(2*PI()*c_me*[.$A57])" office:value-type="float" office:value="0.0000000000000459787505680781">
            <text:p>4,60E-14</text:p>
          </table:table-cell>
          <table:table-cell table:style-name="ce214" table:formula="of:=[.K$5]*c_h/(2*PI()*c_me*[.$A57])" office:value-type="float" office:value="0.0000000000000551745006816937">
            <text:p>5,52E-14</text:p>
          </table:table-cell>
          <table:table-cell table:style-name="ce214" table:formula="of:=[.L$5]*c_h/(2*PI()*c_me*[.$A57])" office:value-type="float" office:value="0.0000000000000643702507953093">
            <text:p>6,44E-14</text:p>
          </table:table-cell>
          <table:table-cell table:style-name="ce214" table:formula="of:=[.M$5]*c_h/(2*PI()*c_me*[.$A57])" office:value-type="float" office:value="0.0000000000000735660009089249">
            <text:p>7,36E-14</text:p>
          </table:table-cell>
          <table:table-cell table:style-name="ce214" table:formula="of:=[.N$5]*c_h/(2*PI()*c_me*[.$A57])" office:value-type="float" office:value="0.0000000000000827617510225405">
            <text:p>8,28E-14</text:p>
          </table:table-cell>
          <table:table-cell table:style-name="ce214" table:formula="of:=[.O$5]*c_h/(2*PI()*c_me*[.$A57])" office:value-type="float" office:value="0.0000000000000919575011361561">
            <text:p>9,20E-14</text:p>
          </table:table-cell>
          <table:table-cell table:number-columns-repeated="241"/>
        </table:table-row>
        <table:table-row table:style-name="ro5">
          <table:table-cell table:style-name="ce263" table:formula="of:=[.A57]*[.A$4]" office:value-type="float" office:value="15848931924.6112">
            <text:p>1,585E+10</text:p>
          </table:table-cell>
          <table:table-cell table:style-name="ce269" table:formula="of:=[.A58]/c_c" office:value-type="float" office:value="52.8663463729004">
            <text:p>52,9</text:p>
          </table:table-cell>
          <table:table-cell table:style-name="ce283" table:formula="of:=([.A58]/c_c)^2" office:value-type="float" office:value="2794.85057881948">
            <text:p>2794,85</text:p>
          </table:table-cell>
          <table:table-cell table:style-name="ce214" table:formula="of:=c_qe^2/(10000000*c_me)*(1/[.C58]+1)" office:value-type="float" office:value="2.81894854464457E-015">
            <text:p>2,82E-15</text:p>
          </table:table-cell>
          <table:table-cell table:style-name="ce214" table:formula="of:=c_qe^2/(10000000*c_me)/([.C58])" office:value-type="float" office:value="1.00826151654887E-018">
            <text:p>1,01E-18</text:p>
          </table:table-cell>
          <table:table-cell table:style-name="ce214" table:formula="of:=[.F$5]*c_h/(2*PI()*c_me*[.$A58])" office:value-type="float" office:value="7.3044439547139E-015">
            <text:p>7,30E-15</text:p>
          </table:table-cell>
          <table:table-cell table:style-name="ce214" table:formula="of:=[.G$5]*c_h/(2*PI()*c_me*[.$A58])" office:value-type="float" office:value="0.0000000000000146088879094278">
            <text:p>1,46E-14</text:p>
          </table:table-cell>
          <table:table-cell table:style-name="ce214" table:formula="of:=[.H$5]*c_h/(2*PI()*c_me*[.$A58])" office:value-type="float" office:value="0.0000000000000219133318641417">
            <text:p>2,19E-14</text:p>
          </table:table-cell>
          <table:table-cell table:style-name="ce214" table:formula="of:=[.I$5]*c_h/(2*PI()*c_me*[.$A58])" office:value-type="float" office:value="0.0000000000000292177758188556">
            <text:p>2,92E-14</text:p>
          </table:table-cell>
          <table:table-cell table:style-name="ce214" table:formula="of:=[.J$5]*c_h/(2*PI()*c_me*[.$A58])" office:value-type="float" office:value="0.0000000000000365222197735695">
            <text:p>3,65E-14</text:p>
          </table:table-cell>
          <table:table-cell table:style-name="ce214" table:formula="of:=[.K$5]*c_h/(2*PI()*c_me*[.$A58])" office:value-type="float" office:value="0.0000000000000438266637282834">
            <text:p>4,38E-14</text:p>
          </table:table-cell>
          <table:table-cell table:style-name="ce214" table:formula="of:=[.L$5]*c_h/(2*PI()*c_me*[.$A58])" office:value-type="float" office:value="0.0000000000000511311076829973">
            <text:p>5,11E-14</text:p>
          </table:table-cell>
          <table:table-cell table:style-name="ce214" table:formula="of:=[.M$5]*c_h/(2*PI()*c_me*[.$A58])" office:value-type="float" office:value="0.0000000000000584355516377112">
            <text:p>5,84E-14</text:p>
          </table:table-cell>
          <table:table-cell table:style-name="ce214" table:formula="of:=[.N$5]*c_h/(2*PI()*c_me*[.$A58])" office:value-type="float" office:value="0.0000000000000657399955924251">
            <text:p>6,57E-14</text:p>
          </table:table-cell>
          <table:table-cell table:style-name="ce214" table:formula="of:=[.O$5]*c_h/(2*PI()*c_me*[.$A58])" office:value-type="float" office:value="0.000000000000073044439547139">
            <text:p>7,30E-14</text:p>
          </table:table-cell>
          <table:table-cell table:number-columns-repeated="241"/>
        </table:table-row>
        <table:table-row table:style-name="ro5">
          <table:table-cell table:style-name="ce263" table:formula="of:=[.A58]*[.A$4]" office:value-type="float" office:value="19952623149.6889">
            <text:p>1,995E+10</text:p>
          </table:table-cell>
          <table:table-cell table:style-name="ce269" table:formula="of:=[.A59]/c_c" office:value-type="float" office:value="66.5547868775567">
            <text:p>66,6</text:p>
          </table:table-cell>
          <table:table-cell table:style-name="ce283" table:formula="of:=([.A59]/c_c)^2" office:value-type="float" office:value="4429.53965631699">
            <text:p>4429,54</text:p>
          </table:table-cell>
          <table:table-cell table:style-name="ce214" table:formula="of:=c_qe^2/(10000000*c_me)*(1/[.C59]+1)" office:value-type="float" office:value="2.81857645313704E-015">
            <text:p>2,82E-15</text:p>
          </table:table-cell>
          <table:table-cell table:style-name="ce214" table:formula="of:=c_qe^2/(10000000*c_me)/([.C59])" office:value-type="float" office:value="6.36170009023248E-019">
            <text:p>6,36E-19</text:p>
          </table:table-cell>
          <table:table-cell table:style-name="ce214" table:formula="of:=[.F$5]*c_h/(2*PI()*c_me*[.$A59])" office:value-type="float" office:value="5.80212607219034E-015">
            <text:p>5,80E-15</text:p>
          </table:table-cell>
          <table:table-cell table:style-name="ce214" table:formula="of:=[.G$5]*c_h/(2*PI()*c_me*[.$A59])" office:value-type="float" office:value="0.0000000000000116042521443807">
            <text:p>1,16E-14</text:p>
          </table:table-cell>
          <table:table-cell table:style-name="ce214" table:formula="of:=[.H$5]*c_h/(2*PI()*c_me*[.$A59])" office:value-type="float" office:value="0.000000000000017406378216571">
            <text:p>1,74E-14</text:p>
          </table:table-cell>
          <table:table-cell table:style-name="ce214" table:formula="of:=[.I$5]*c_h/(2*PI()*c_me*[.$A59])" office:value-type="float" office:value="0.0000000000000232085042887614">
            <text:p>2,32E-14</text:p>
          </table:table-cell>
          <table:table-cell table:style-name="ce214" table:formula="of:=[.J$5]*c_h/(2*PI()*c_me*[.$A59])" office:value-type="float" office:value="0.0000000000000290106303609517">
            <text:p>2,90E-14</text:p>
          </table:table-cell>
          <table:table-cell table:style-name="ce214" table:formula="of:=[.K$5]*c_h/(2*PI()*c_me*[.$A59])" office:value-type="float" office:value="0.000000000000034812756433142">
            <text:p>3,48E-14</text:p>
          </table:table-cell>
          <table:table-cell table:style-name="ce214" table:formula="of:=[.L$5]*c_h/(2*PI()*c_me*[.$A59])" office:value-type="float" office:value="0.0000000000000406148825053324">
            <text:p>4,06E-14</text:p>
          </table:table-cell>
          <table:table-cell table:style-name="ce214" table:formula="of:=[.M$5]*c_h/(2*PI()*c_me*[.$A59])" office:value-type="float" office:value="0.0000000000000464170085775227">
            <text:p>4,64E-14</text:p>
          </table:table-cell>
          <table:table-cell table:style-name="ce214" table:formula="of:=[.N$5]*c_h/(2*PI()*c_me*[.$A59])" office:value-type="float" office:value="0.0000000000000522191346497131">
            <text:p>5,22E-14</text:p>
          </table:table-cell>
          <table:table-cell table:style-name="ce214" table:formula="of:=[.O$5]*c_h/(2*PI()*c_me*[.$A59])" office:value-type="float" office:value="0.0000000000000580212607219034">
            <text:p>5,80E-14</text:p>
          </table:table-cell>
          <table:table-cell table:number-columns-repeated="241"/>
        </table:table-row>
        <table:table-row table:style-name="ro5">
          <table:table-cell table:style-name="ce263" table:formula="of:=[.A59]*[.A$4]" office:value-type="float" office:value="25118864315.0959">
            <text:p>2,512E+10</text:p>
          </table:table-cell>
          <table:table-cell table:style-name="ce269" table:formula="of:=[.A60]/c_c" office:value-type="float" office:value="83.7875124767011">
            <text:p>83,8</text:p>
          </table:table-cell>
          <table:table-cell table:style-name="ce283" table:formula="of:=([.A60]/c_c)^2" office:value-type="float" office:value="7020.34724703334">
            <text:p>7020,35</text:p>
          </table:table-cell>
          <table:table-cell table:style-name="ce214" table:formula="of:=c_qe^2/(10000000*c_me)*(1/[.C60]+1)" office:value-type="float" office:value="2.81834167926755E-015">
            <text:p>2,82E-15</text:p>
          </table:table-cell>
          <table:table-cell table:style-name="ce214" table:formula="of:=c_qe^2/(10000000*c_me)/([.C60])" office:value-type="float" office:value="4.01396139531249E-019">
            <text:p>4,01E-19</text:p>
          </table:table-cell>
          <table:table-cell table:style-name="ce214" table:formula="of:=[.F$5]*c_h/(2*PI()*c_me*[.$A60])" office:value-type="float" office:value="4.60879256057068E-015">
            <text:p>4,61E-15</text:p>
          </table:table-cell>
          <table:table-cell table:style-name="ce214" table:formula="of:=[.G$5]*c_h/(2*PI()*c_me*[.$A60])" office:value-type="float" office:value="9.21758512114136E-015">
            <text:p>9,22E-15</text:p>
          </table:table-cell>
          <table:table-cell table:style-name="ce214" table:formula="of:=[.H$5]*c_h/(2*PI()*c_me*[.$A60])" office:value-type="float" office:value="0.000000000000013826377681712">
            <text:p>1,38E-14</text:p>
          </table:table-cell>
          <table:table-cell table:style-name="ce214" table:formula="of:=[.I$5]*c_h/(2*PI()*c_me*[.$A60])" office:value-type="float" office:value="0.0000000000000184351702422827">
            <text:p>1,84E-14</text:p>
          </table:table-cell>
          <table:table-cell table:style-name="ce214" table:formula="of:=[.J$5]*c_h/(2*PI()*c_me*[.$A60])" office:value-type="float" office:value="0.0000000000000230439628028534">
            <text:p>2,30E-14</text:p>
          </table:table-cell>
          <table:table-cell table:style-name="ce214" table:formula="of:=[.K$5]*c_h/(2*PI()*c_me*[.$A60])" office:value-type="float" office:value="0.0000000000000276527553634241">
            <text:p>2,77E-14</text:p>
          </table:table-cell>
          <table:table-cell table:style-name="ce214" table:formula="of:=[.L$5]*c_h/(2*PI()*c_me*[.$A60])" office:value-type="float" office:value="0.0000000000000322615479239948">
            <text:p>3,23E-14</text:p>
          </table:table-cell>
          <table:table-cell table:style-name="ce214" table:formula="of:=[.M$5]*c_h/(2*PI()*c_me*[.$A60])" office:value-type="float" office:value="0.0000000000000368703404845654">
            <text:p>3,69E-14</text:p>
          </table:table-cell>
          <table:table-cell table:style-name="ce214" table:formula="of:=[.N$5]*c_h/(2*PI()*c_me*[.$A60])" office:value-type="float" office:value="0.0000000000000414791330451361">
            <text:p>4,15E-14</text:p>
          </table:table-cell>
          <table:table-cell table:style-name="ce214" table:formula="of:=[.O$5]*c_h/(2*PI()*c_me*[.$A60])" office:value-type="float" office:value="0.0000000000000460879256057068">
            <text:p>4,61E-14</text:p>
          </table:table-cell>
          <table:table-cell table:number-columns-repeated="241"/>
        </table:table-row>
        <table:table-row table:style-name="ro5">
          <table:table-cell table:style-name="ce263" table:formula="of:=[.A60]*[.A$4]" office:value-type="float" office:value="31622776601.6839">
            <text:p>3,162E+10</text:p>
          </table:table-cell>
          <table:table-cell table:style-name="ce269" table:formula="of:=[.A61]/c_c" office:value-type="float" office:value="105.48222864794">
            <text:p>105,5</text:p>
          </table:table-cell>
          <table:table-cell table:style-name="ce283" table:formula="of:=([.A61]/c_c)^2" office:value-type="float" office:value="11126.5005605363">
            <text:p>11126,50</text:p>
          </table:table-cell>
          <table:table-cell table:style-name="ce214" table:formula="of:=c_qe^2/(10000000*c_me)*(1/[.C61]+1)" office:value-type="float" office:value="2.8181935469703E-015">
            <text:p>2,82E-15</text:p>
          </table:table-cell>
          <table:table-cell table:style-name="ce214" table:formula="of:=c_qe^2/(10000000*c_me)/([.C61])" office:value-type="float" office:value="2.53263842283238E-019">
            <text:p>2,53E-19</text:p>
          </table:table-cell>
          <table:table-cell table:style-name="ce214" table:formula="of:=[.F$5]*c_h/(2*PI()*c_me*[.$A61])" office:value-type="float" office:value="3.66089405884851E-015">
            <text:p>3,66E-15</text:p>
          </table:table-cell>
          <table:table-cell table:style-name="ce214" table:formula="of:=[.G$5]*c_h/(2*PI()*c_me*[.$A61])" office:value-type="float" office:value="7.32178811769702E-015">
            <text:p>7,32E-15</text:p>
          </table:table-cell>
          <table:table-cell table:style-name="ce214" table:formula="of:=[.H$5]*c_h/(2*PI()*c_me*[.$A61])" office:value-type="float" office:value="0.0000000000000109826821765455">
            <text:p>1,10E-14</text:p>
          </table:table-cell>
          <table:table-cell table:style-name="ce214" table:formula="of:=[.I$5]*c_h/(2*PI()*c_me*[.$A61])" office:value-type="float" office:value="0.000000000000014643576235394">
            <text:p>1,46E-14</text:p>
          </table:table-cell>
          <table:table-cell table:style-name="ce214" table:formula="of:=[.J$5]*c_h/(2*PI()*c_me*[.$A61])" office:value-type="float" office:value="0.0000000000000183044702942426">
            <text:p>1,83E-14</text:p>
          </table:table-cell>
          <table:table-cell table:style-name="ce214" table:formula="of:=[.K$5]*c_h/(2*PI()*c_me*[.$A61])" office:value-type="float" office:value="0.0000000000000219653643530911">
            <text:p>2,20E-14</text:p>
          </table:table-cell>
          <table:table-cell table:style-name="ce214" table:formula="of:=[.L$5]*c_h/(2*PI()*c_me*[.$A61])" office:value-type="float" office:value="0.0000000000000256262584119396">
            <text:p>2,56E-14</text:p>
          </table:table-cell>
          <table:table-cell table:style-name="ce214" table:formula="of:=[.M$5]*c_h/(2*PI()*c_me*[.$A61])" office:value-type="float" office:value="0.0000000000000292871524707881">
            <text:p>2,93E-14</text:p>
          </table:table-cell>
          <table:table-cell table:style-name="ce214" table:formula="of:=[.N$5]*c_h/(2*PI()*c_me*[.$A61])" office:value-type="float" office:value="0.0000000000000329480465296366">
            <text:p>3,29E-14</text:p>
          </table:table-cell>
          <table:table-cell table:style-name="ce214" table:formula="of:=[.O$5]*c_h/(2*PI()*c_me*[.$A61])" office:value-type="float" office:value="0.0000000000000366089405884851">
            <text:p>3,66E-14</text:p>
          </table:table-cell>
          <table:table-cell table:number-columns-repeated="241"/>
        </table:table-row>
        <table:table-row table:style-name="ro5">
          <table:table-cell table:style-name="ce263" table:formula="of:=[.A61]*[.A$4]" office:value-type="float" office:value="39810717055.3499">
            <text:p>3,981E+10</text:p>
          </table:table-cell>
          <table:table-cell table:style-name="ce269" table:formula="of:=[.A62]/c_c" office:value-type="float" office:value="132.794258137574">
            <text:p>132,8</text:p>
          </table:table-cell>
          <table:table-cell table:style-name="ce283" table:formula="of:=([.A62]/c_c)^2" office:value-type="float" office:value="17634.3149943087">
            <text:p>17634,31</text:p>
          </table:table-cell>
          <table:table-cell table:style-name="ce214" table:formula="of:=c_qe^2/(10000000*c_me)*(1/[.C62]+1)" office:value-type="float" office:value="2.8181000818094E-015">
            <text:p>2,82E-15</text:p>
          </table:table-cell>
          <table:table-cell table:style-name="ce214" table:formula="of:=c_qe^2/(10000000*c_me)/([.C62])" office:value-type="float" office:value="1.59798681379882E-019">
            <text:p>1,60E-19</text:p>
          </table:table-cell>
          <table:table-cell table:style-name="ce214" table:formula="of:=[.F$5]*c_h/(2*PI()*c_me*[.$A62])" office:value-type="float" office:value="2.90795151527775E-015">
            <text:p>2,91E-15</text:p>
          </table:table-cell>
          <table:table-cell table:style-name="ce214" table:formula="of:=[.G$5]*c_h/(2*PI()*c_me*[.$A62])" office:value-type="float" office:value="5.81590303055549E-015">
            <text:p>5,82E-15</text:p>
          </table:table-cell>
          <table:table-cell table:style-name="ce214" table:formula="of:=[.H$5]*c_h/(2*PI()*c_me*[.$A62])" office:value-type="float" office:value="8.72385454583324E-015">
            <text:p>8,72E-15</text:p>
          </table:table-cell>
          <table:table-cell table:style-name="ce214" table:formula="of:=[.I$5]*c_h/(2*PI()*c_me*[.$A62])" office:value-type="float" office:value="0.000000000000011631806061111">
            <text:p>1,16E-14</text:p>
          </table:table-cell>
          <table:table-cell table:style-name="ce214" table:formula="of:=[.J$5]*c_h/(2*PI()*c_me*[.$A62])" office:value-type="float" office:value="0.0000000000000145397575763887">
            <text:p>1,45E-14</text:p>
          </table:table-cell>
          <table:table-cell table:style-name="ce214" table:formula="of:=[.K$5]*c_h/(2*PI()*c_me*[.$A62])" office:value-type="float" office:value="0.0000000000000174477090916665">
            <text:p>1,74E-14</text:p>
          </table:table-cell>
          <table:table-cell table:style-name="ce214" table:formula="of:=[.L$5]*c_h/(2*PI()*c_me*[.$A62])" office:value-type="float" office:value="0.0000000000000203556606069442">
            <text:p>2,04E-14</text:p>
          </table:table-cell>
          <table:table-cell table:style-name="ce214" table:formula="of:=[.M$5]*c_h/(2*PI()*c_me*[.$A62])" office:value-type="float" office:value="0.000000000000023263612122222">
            <text:p>2,33E-14</text:p>
          </table:table-cell>
          <table:table-cell table:style-name="ce214" table:formula="of:=[.N$5]*c_h/(2*PI()*c_me*[.$A62])" office:value-type="float" office:value="0.0000000000000261715636374997">
            <text:p>2,62E-14</text:p>
          </table:table-cell>
          <table:table-cell table:style-name="ce214" table:formula="of:=[.O$5]*c_h/(2*PI()*c_me*[.$A62])" office:value-type="float" office:value="0.0000000000000290795151527775">
            <text:p>2,91E-14</text:p>
          </table:table-cell>
          <table:table-cell table:number-columns-repeated="241"/>
        </table:table-row>
        <table:table-row table:style-name="ro5">
          <table:table-cell table:style-name="ce263" table:formula="of:=[.A62]*[.A$4]" office:value-type="float" office:value="50118723362.7274">
            <text:p>5,012E+10</text:p>
          </table:table-cell>
          <table:table-cell table:style-name="ce269" table:formula="of:=[.A63]/c_c" office:value-type="float" office:value="167.178066109747">
            <text:p>167,2</text:p>
          </table:table-cell>
          <table:table-cell table:style-name="ce283" table:formula="of:=([.A63]/c_c)^2" office:value-type="float" office:value="27948.5057881948">
            <text:p>27948,51</text:p>
          </table:table-cell>
          <table:table-cell table:style-name="ce214" table:formula="of:=c_qe^2/(10000000*c_me)*(1/[.C63]+1)" office:value-type="float" office:value="2.81804110927967E-015">
            <text:p>2,82E-15</text:p>
          </table:table-cell>
          <table:table-cell table:style-name="ce214" table:formula="of:=c_qe^2/(10000000*c_me)/([.C63])" office:value-type="float" office:value="1.00826151654887E-019">
            <text:p>1,01E-19</text:p>
          </table:table-cell>
          <table:table-cell table:style-name="ce214" table:formula="of:=[.F$5]*c_h/(2*PI()*c_me*[.$A63])" office:value-type="float" office:value="2.30986799379437E-015">
            <text:p>2,31E-15</text:p>
          </table:table-cell>
          <table:table-cell table:style-name="ce214" table:formula="of:=[.G$5]*c_h/(2*PI()*c_me*[.$A63])" office:value-type="float" office:value="4.61973598758874E-015">
            <text:p>4,62E-15</text:p>
          </table:table-cell>
          <table:table-cell table:style-name="ce214" table:formula="of:=[.H$5]*c_h/(2*PI()*c_me*[.$A63])" office:value-type="float" office:value="6.92960398138311E-015">
            <text:p>6,93E-15</text:p>
          </table:table-cell>
          <table:table-cell table:style-name="ce214" table:formula="of:=[.I$5]*c_h/(2*PI()*c_me*[.$A63])" office:value-type="float" office:value="9.23947197517749E-015">
            <text:p>9,24E-15</text:p>
          </table:table-cell>
          <table:table-cell table:style-name="ce214" table:formula="of:=[.J$5]*c_h/(2*PI()*c_me*[.$A63])" office:value-type="float" office:value="0.0000000000000115493399689719">
            <text:p>1,15E-14</text:p>
          </table:table-cell>
          <table:table-cell table:style-name="ce214" table:formula="of:=[.K$5]*c_h/(2*PI()*c_me*[.$A63])" office:value-type="float" office:value="0.0000000000000138592079627662">
            <text:p>1,39E-14</text:p>
          </table:table-cell>
          <table:table-cell table:style-name="ce214" table:formula="of:=[.L$5]*c_h/(2*PI()*c_me*[.$A63])" office:value-type="float" office:value="0.0000000000000161690759565606">
            <text:p>1,62E-14</text:p>
          </table:table-cell>
          <table:table-cell table:style-name="ce214" table:formula="of:=[.M$5]*c_h/(2*PI()*c_me*[.$A63])" office:value-type="float" office:value="0.000000000000018478943950355">
            <text:p>1,85E-14</text:p>
          </table:table-cell>
          <table:table-cell table:style-name="ce214" table:formula="of:=[.N$5]*c_h/(2*PI()*c_me*[.$A63])" office:value-type="float" office:value="0.0000000000000207888119441493">
            <text:p>2,08E-14</text:p>
          </table:table-cell>
          <table:table-cell table:style-name="ce214" table:formula="of:=[.O$5]*c_h/(2*PI()*c_me*[.$A63])" office:value-type="float" office:value="0.0000000000000230986799379437">
            <text:p>2,31E-14</text:p>
          </table:table-cell>
          <table:table-cell table:number-columns-repeated="241"/>
        </table:table-row>
        <table:table-row table:style-name="ro5">
          <table:table-cell table:style-name="ce263" table:formula="of:=[.A63]*[.A$4]" office:value-type="float" office:value="63095734448.0196">
            <text:p>6,310E+10</text:p>
          </table:table-cell>
          <table:table-cell table:style-name="ce269" table:formula="of:=[.A64]/c_c" office:value-type="float" office:value="210.464715720165">
            <text:p>210,5</text:p>
          </table:table-cell>
          <table:table-cell table:style-name="ce283" table:formula="of:=([.A64]/c_c)^2" office:value-type="float" office:value="44295.3965631699">
            <text:p>44295,40</text:p>
          </table:table-cell>
          <table:table-cell table:style-name="ce214" table:formula="of:=c_qe^2/(10000000*c_me)*(1/[.C64]+1)" office:value-type="float" office:value="2.81800390012892E-015">
            <text:p>2,82E-15</text:p>
          </table:table-cell>
          <table:table-cell table:style-name="ce214" table:formula="of:=c_qe^2/(10000000*c_me)/([.C64])" office:value-type="float" office:value="6.36170009023248E-020">
            <text:p>6,36E-20</text:p>
          </table:table-cell>
          <table:table-cell table:style-name="ce214" table:formula="of:=[.F$5]*c_h/(2*PI()*c_me*[.$A64])" office:value-type="float" office:value="1.8347933659568E-015">
            <text:p>1,83E-15</text:p>
          </table:table-cell>
          <table:table-cell table:style-name="ce214" table:formula="of:=[.G$5]*c_h/(2*PI()*c_me*[.$A64])" office:value-type="float" office:value="3.6695867319136E-015">
            <text:p>3,67E-15</text:p>
          </table:table-cell>
          <table:table-cell table:style-name="ce214" table:formula="of:=[.H$5]*c_h/(2*PI()*c_me*[.$A64])" office:value-type="float" office:value="5.5043800978704E-015">
            <text:p>5,50E-15</text:p>
          </table:table-cell>
          <table:table-cell table:style-name="ce214" table:formula="of:=[.I$5]*c_h/(2*PI()*c_me*[.$A64])" office:value-type="float" office:value="7.3391734638272E-015">
            <text:p>7,34E-15</text:p>
          </table:table-cell>
          <table:table-cell table:style-name="ce214" table:formula="of:=[.J$5]*c_h/(2*PI()*c_me*[.$A64])" office:value-type="float" office:value="9.173966829784E-015">
            <text:p>9,17E-15</text:p>
          </table:table-cell>
          <table:table-cell table:style-name="ce214" table:formula="of:=[.K$5]*c_h/(2*PI()*c_me*[.$A64])" office:value-type="float" office:value="0.0000000000000110087601957408">
            <text:p>1,10E-14</text:p>
          </table:table-cell>
          <table:table-cell table:style-name="ce214" table:formula="of:=[.L$5]*c_h/(2*PI()*c_me*[.$A64])" office:value-type="float" office:value="0.0000000000000128435535616976">
            <text:p>1,28E-14</text:p>
          </table:table-cell>
          <table:table-cell table:style-name="ce214" table:formula="of:=[.M$5]*c_h/(2*PI()*c_me*[.$A64])" office:value-type="float" office:value="0.0000000000000146783469276544">
            <text:p>1,47E-14</text:p>
          </table:table-cell>
          <table:table-cell table:style-name="ce214" table:formula="of:=[.N$5]*c_h/(2*PI()*c_me*[.$A64])" office:value-type="float" office:value="0.0000000000000165131402936112">
            <text:p>1,65E-14</text:p>
          </table:table-cell>
          <table:table-cell table:style-name="ce214" table:formula="of:=[.O$5]*c_h/(2*PI()*c_me*[.$A64])" office:value-type="float" office:value="0.000000000000018347933659568">
            <text:p>1,83E-14</text:p>
          </table:table-cell>
          <table:table-cell table:number-columns-repeated="241"/>
        </table:table-row>
        <table:table-row table:style-name="ro5">
          <table:table-cell table:style-name="ce263" table:formula="of:=[.A64]*[.A$4]" office:value-type="float" office:value="79432823472.4284">
            <text:p>7,943E+10</text:p>
          </table:table-cell>
          <table:table-cell table:style-name="ce269" table:formula="of:=[.A65]/c_c" office:value-type="float" office:value="264.959378906151">
            <text:p>265,0</text:p>
          </table:table-cell>
          <table:table-cell table:style-name="ce283" table:formula="of:=([.A65]/c_c)^2" office:value-type="float" office:value="70203.4724703334">
            <text:p>70203,47</text:p>
          </table:table-cell>
          <table:table-cell table:style-name="ce214" table:formula="of:=c_qe^2/(10000000*c_me)*(1/[.C65]+1)" office:value-type="float" office:value="2.81798042274197E-015">
            <text:p>2,82E-15</text:p>
          </table:table-cell>
          <table:table-cell table:style-name="ce214" table:formula="of:=c_qe^2/(10000000*c_me)/([.C65])" office:value-type="float" office:value="4.01396139531249E-020">
            <text:p>4,01E-20</text:p>
          </table:table-cell>
          <table:table-cell table:style-name="ce214" table:formula="of:=[.F$5]*c_h/(2*PI()*c_me*[.$A65])" office:value-type="float" office:value="1.45742817546429E-015">
            <text:p>1,46E-15</text:p>
          </table:table-cell>
          <table:table-cell table:style-name="ce214" table:formula="of:=[.G$5]*c_h/(2*PI()*c_me*[.$A65])" office:value-type="float" office:value="2.91485635092858E-015">
            <text:p>2,91E-15</text:p>
          </table:table-cell>
          <table:table-cell table:style-name="ce214" table:formula="of:=[.H$5]*c_h/(2*PI()*c_me*[.$A65])" office:value-type="float" office:value="4.37228452639286E-015">
            <text:p>4,37E-15</text:p>
          </table:table-cell>
          <table:table-cell table:style-name="ce214" table:formula="of:=[.I$5]*c_h/(2*PI()*c_me*[.$A65])" office:value-type="float" office:value="5.82971270185715E-015">
            <text:p>5,83E-15</text:p>
          </table:table-cell>
          <table:table-cell table:style-name="ce214" table:formula="of:=[.J$5]*c_h/(2*PI()*c_me*[.$A65])" office:value-type="float" office:value="7.28714087732144E-015">
            <text:p>7,29E-15</text:p>
          </table:table-cell>
          <table:table-cell table:style-name="ce214" table:formula="of:=[.K$5]*c_h/(2*PI()*c_me*[.$A65])" office:value-type="float" office:value="8.74456905278573E-015">
            <text:p>8,74E-15</text:p>
          </table:table-cell>
          <table:table-cell table:style-name="ce214" table:formula="of:=[.L$5]*c_h/(2*PI()*c_me*[.$A65])" office:value-type="float" office:value="0.00000000000001020199722825">
            <text:p>1,02E-14</text:p>
          </table:table-cell>
          <table:table-cell table:style-name="ce214" table:formula="of:=[.M$5]*c_h/(2*PI()*c_me*[.$A65])" office:value-type="float" office:value="0.0000000000000116594254037143">
            <text:p>1,17E-14</text:p>
          </table:table-cell>
          <table:table-cell table:style-name="ce214" table:formula="of:=[.N$5]*c_h/(2*PI()*c_me*[.$A65])" office:value-type="float" office:value="0.0000000000000131168535791786">
            <text:p>1,31E-14</text:p>
          </table:table-cell>
          <table:table-cell table:style-name="ce214" table:formula="of:=[.O$5]*c_h/(2*PI()*c_me*[.$A65])" office:value-type="float" office:value="0.0000000000000145742817546429">
            <text:p>1,46E-14</text:p>
          </table:table-cell>
          <table:table-cell table:number-columns-repeated="241"/>
        </table:table-row>
        <table:table-row table:style-name="ro5">
          <table:table-cell table:style-name="ce263" table:formula="of:=[.A65]*[.A$4]" office:value-type="float" office:value="100000000000">
            <text:p>1,000E+11</text:p>
          </table:table-cell>
          <table:table-cell table:style-name="ce269" table:formula="of:=[.A66]/c_c" office:value-type="float" office:value="333.564095198153">
            <text:p>333,6</text:p>
          </table:table-cell>
          <table:table-cell table:style-name="ce283" table:formula="of:=([.A66]/c_c)^2" office:value-type="float" office:value="111265.005605363">
            <text:p>111265,01</text:p>
          </table:table-cell>
          <table:table-cell table:style-name="ce214" table:formula="of:=c_qe^2/(10000000*c_me)*(1/[.C66]+1)" office:value-type="float" office:value="2.81796560951224E-015">
            <text:p>2,82E-15</text:p>
          </table:table-cell>
          <table:table-cell table:style-name="ce214" table:formula="of:=c_qe^2/(10000000*c_me)/([.C66])" office:value-type="float" office:value="2.53263842283238E-020">
            <text:p>2,53E-20</text:p>
          </table:table-cell>
          <table:table-cell table:style-name="ce214" table:formula="of:=[.F$5]*c_h/(2*PI()*c_me*[.$A66])" office:value-type="float" office:value="1.15767634985398E-015">
            <text:p>1,16E-15</text:p>
          </table:table-cell>
          <table:table-cell table:style-name="ce214" table:formula="of:=[.G$5]*c_h/(2*PI()*c_me*[.$A66])" office:value-type="float" office:value="2.31535269970796E-015">
            <text:p>2,32E-15</text:p>
          </table:table-cell>
          <table:table-cell table:style-name="ce214" table:formula="of:=[.H$5]*c_h/(2*PI()*c_me*[.$A66])" office:value-type="float" office:value="3.47302904956193E-015">
            <text:p>3,47E-15</text:p>
          </table:table-cell>
          <table:table-cell table:style-name="ce214" table:formula="of:=[.I$5]*c_h/(2*PI()*c_me*[.$A66])" office:value-type="float" office:value="4.63070539941591E-015">
            <text:p>4,63E-15</text:p>
          </table:table-cell>
          <table:table-cell table:style-name="ce214" table:formula="of:=[.J$5]*c_h/(2*PI()*c_me*[.$A66])" office:value-type="float" office:value="5.78838174926989E-015">
            <text:p>5,79E-15</text:p>
          </table:table-cell>
          <table:table-cell table:style-name="ce214" table:formula="of:=[.K$5]*c_h/(2*PI()*c_me*[.$A66])" office:value-type="float" office:value="6.94605809912387E-015">
            <text:p>6,95E-15</text:p>
          </table:table-cell>
          <table:table-cell table:style-name="ce214" table:formula="of:=[.L$5]*c_h/(2*PI()*c_me*[.$A66])" office:value-type="float" office:value="8.10373444897785E-015">
            <text:p>8,10E-15</text:p>
          </table:table-cell>
          <table:table-cell table:style-name="ce214" table:formula="of:=[.M$5]*c_h/(2*PI()*c_me*[.$A66])" office:value-type="float" office:value="9.26141079883183E-015">
            <text:p>9,26E-15</text:p>
          </table:table-cell>
          <table:table-cell table:style-name="ce214" table:formula="of:=[.N$5]*c_h/(2*PI()*c_me*[.$A66])" office:value-type="float" office:value="0.0000000000000104190871486858">
            <text:p>1,04E-14</text:p>
          </table:table-cell>
          <table:table-cell table:style-name="ce214" table:formula="of:=[.O$5]*c_h/(2*PI()*c_me*[.$A66])" office:value-type="float" office:value="0.0000000000000115767634985398">
            <text:p>1,16E-14</text:p>
          </table:table-cell>
          <table:table-cell table:number-columns-repeated="241"/>
        </table:table-row>
        <table:table-row table:style-name="ro5">
          <table:table-cell table:style-name="ce263" table:formula="of:=[.A66]*[.A$4]" office:value-type="float" office:value="125892541179.417">
            <text:p>1,259E+11</text:p>
          </table:table-cell>
          <table:table-cell table:style-name="ce269" table:formula="of:=[.A67]/c_c" office:value-type="float" office:value="419.932315907084">
            <text:p>419,9</text:p>
          </table:table-cell>
          <table:table-cell table:style-name="ce283" table:formula="of:=([.A67]/c_c)^2" office:value-type="float" office:value="176343.149943087">
            <text:p>176343,15</text:p>
          </table:table-cell>
          <table:table-cell table:style-name="ce214" table:formula="of:=c_qe^2/(10000000*c_me)*(1/[.C67]+1)" office:value-type="float" office:value="2.81795626299615E-015">
            <text:p>2,82E-15</text:p>
          </table:table-cell>
          <table:table-cell table:style-name="ce214" table:formula="of:=c_qe^2/(10000000*c_me)/([.C67])" office:value-type="float" office:value="1.59798681379882E-020">
            <text:p>1,60E-20</text:p>
          </table:table-cell>
          <table:table-cell table:style-name="ce214" table:formula="of:=[.F$5]*c_h/(2*PI()*c_me*[.$A67])" office:value-type="float" office:value="9.1957501136156E-016">
            <text:p>9,20E-16</text:p>
          </table:table-cell>
          <table:table-cell table:style-name="ce214" table:formula="of:=[.G$5]*c_h/(2*PI()*c_me*[.$A67])" office:value-type="float" office:value="1.83915002272312E-015">
            <text:p>1,84E-15</text:p>
          </table:table-cell>
          <table:table-cell table:style-name="ce214" table:formula="of:=[.H$5]*c_h/(2*PI()*c_me*[.$A67])" office:value-type="float" office:value="2.75872503408468E-015">
            <text:p>2,76E-15</text:p>
          </table:table-cell>
          <table:table-cell table:style-name="ce214" table:formula="of:=[.I$5]*c_h/(2*PI()*c_me*[.$A67])" office:value-type="float" office:value="3.67830004544624E-015">
            <text:p>3,68E-15</text:p>
          </table:table-cell>
          <table:table-cell table:style-name="ce214" table:formula="of:=[.J$5]*c_h/(2*PI()*c_me*[.$A67])" office:value-type="float" office:value="4.5978750568078E-015">
            <text:p>4,60E-15</text:p>
          </table:table-cell>
          <table:table-cell table:style-name="ce214" table:formula="of:=[.K$5]*c_h/(2*PI()*c_me*[.$A67])" office:value-type="float" office:value="5.51745006816936E-015">
            <text:p>5,52E-15</text:p>
          </table:table-cell>
          <table:table-cell table:style-name="ce214" table:formula="of:=[.L$5]*c_h/(2*PI()*c_me*[.$A67])" office:value-type="float" office:value="6.43702507953092E-015">
            <text:p>6,44E-15</text:p>
          </table:table-cell>
          <table:table-cell table:style-name="ce214" table:formula="of:=[.M$5]*c_h/(2*PI()*c_me*[.$A67])" office:value-type="float" office:value="7.35660009089248E-015">
            <text:p>7,36E-15</text:p>
          </table:table-cell>
          <table:table-cell table:style-name="ce214" table:formula="of:=[.N$5]*c_h/(2*PI()*c_me*[.$A67])" office:value-type="float" office:value="8.27617510225404E-015">
            <text:p>8,28E-15</text:p>
          </table:table-cell>
          <table:table-cell table:style-name="ce214" table:formula="of:=[.O$5]*c_h/(2*PI()*c_me*[.$A67])" office:value-type="float" office:value="9.1957501136156E-015">
            <text:p>9,20E-15</text:p>
          </table:table-cell>
          <table:table-cell table:number-columns-repeated="241"/>
        </table:table-row>
        <table:table-row table:style-name="ro5">
          <table:table-cell table:style-name="ce263" table:formula="of:=[.A67]*[.A$4]" office:value-type="float" office:value="158489319246.112">
            <text:p>1,585E+11</text:p>
          </table:table-cell>
          <table:table-cell table:style-name="ce269" table:formula="of:=[.A68]/c_c" office:value-type="float" office:value="528.663463729004">
            <text:p>528,7</text:p>
          </table:table-cell>
          <table:table-cell table:style-name="ce283" table:formula="of:=([.A68]/c_c)^2" office:value-type="float" office:value="279485.057881948">
            <text:p>279485,06</text:p>
          </table:table-cell>
          <table:table-cell table:style-name="ce214" table:formula="of:=c_qe^2/(10000000*c_me)*(1/[.C68]+1)" office:value-type="float" office:value="2.81795036574318E-015">
            <text:p>2,82E-15</text:p>
          </table:table-cell>
          <table:table-cell table:style-name="ce214" table:formula="of:=c_qe^2/(10000000*c_me)/([.C68])" office:value-type="float" office:value="1.00826151654887E-020">
            <text:p>1,01E-20</text:p>
          </table:table-cell>
          <table:table-cell table:style-name="ce214" table:formula="of:=[.F$5]*c_h/(2*PI()*c_me*[.$A68])" office:value-type="float" office:value="7.30444395471389E-016">
            <text:p>7,30E-16</text:p>
          </table:table-cell>
          <table:table-cell table:style-name="ce214" table:formula="of:=[.G$5]*c_h/(2*PI()*c_me*[.$A68])" office:value-type="float" office:value="1.46088879094278E-015">
            <text:p>1,46E-15</text:p>
          </table:table-cell>
          <table:table-cell table:style-name="ce214" table:formula="of:=[.H$5]*c_h/(2*PI()*c_me*[.$A68])" office:value-type="float" office:value="2.19133318641417E-015">
            <text:p>2,19E-15</text:p>
          </table:table-cell>
          <table:table-cell table:style-name="ce214" table:formula="of:=[.I$5]*c_h/(2*PI()*c_me*[.$A68])" office:value-type="float" office:value="2.92177758188556E-015">
            <text:p>2,92E-15</text:p>
          </table:table-cell>
          <table:table-cell table:style-name="ce214" table:formula="of:=[.J$5]*c_h/(2*PI()*c_me*[.$A68])" office:value-type="float" office:value="3.65222197735695E-015">
            <text:p>3,65E-15</text:p>
          </table:table-cell>
          <table:table-cell table:style-name="ce214" table:formula="of:=[.K$5]*c_h/(2*PI()*c_me*[.$A68])" office:value-type="float" office:value="4.38266637282834E-015">
            <text:p>4,38E-15</text:p>
          </table:table-cell>
          <table:table-cell table:style-name="ce214" table:formula="of:=[.L$5]*c_h/(2*PI()*c_me*[.$A68])" office:value-type="float" office:value="5.11311076829973E-015">
            <text:p>5,11E-15</text:p>
          </table:table-cell>
          <table:table-cell table:style-name="ce214" table:formula="of:=[.M$5]*c_h/(2*PI()*c_me*[.$A68])" office:value-type="float" office:value="5.84355516377111E-015">
            <text:p>5,84E-15</text:p>
          </table:table-cell>
          <table:table-cell table:style-name="ce214" table:formula="of:=[.N$5]*c_h/(2*PI()*c_me*[.$A68])" office:value-type="float" office:value="6.5739995592425E-015">
            <text:p>6,57E-15</text:p>
          </table:table-cell>
          <table:table-cell table:style-name="ce214" table:formula="of:=[.O$5]*c_h/(2*PI()*c_me*[.$A68])" office:value-type="float" office:value="7.30444395471389E-015">
            <text:p>7,30E-15</text:p>
          </table:table-cell>
          <table:table-cell table:number-columns-repeated="241"/>
        </table:table-row>
        <table:table-row table:style-name="ro5">
          <table:table-cell table:style-name="ce263" table:formula="of:=[.A68]*[.A$4]" office:value-type="float" office:value="199526231496.889">
            <text:p>1,995E+11</text:p>
          </table:table-cell>
          <table:table-cell table:style-name="ce269" table:formula="of:=[.A69]/c_c" office:value-type="float" office:value="665.547868775567">
            <text:p>665,5</text:p>
          </table:table-cell>
          <table:table-cell table:style-name="ce283" table:formula="of:=([.A69]/c_c)^2" office:value-type="float" office:value="442953.965631699">
            <text:p>442953,97</text:p>
          </table:table-cell>
          <table:table-cell table:style-name="ce214" table:formula="of:=c_qe^2/(10000000*c_me)*(1/[.C69]+1)" office:value-type="float" office:value="2.81794664482811E-015">
            <text:p>2,82E-15</text:p>
          </table:table-cell>
          <table:table-cell table:style-name="ce214" table:formula="of:=c_qe^2/(10000000*c_me)/([.C69])" office:value-type="float" office:value="6.36170009023248E-021">
            <text:p>6,36E-21</text:p>
          </table:table-cell>
          <table:table-cell table:style-name="ce214" table:formula="of:=[.F$5]*c_h/(2*PI()*c_me*[.$A69])" office:value-type="float" office:value="5.80212607219034E-016">
            <text:p>5,80E-16</text:p>
          </table:table-cell>
          <table:table-cell table:style-name="ce214" table:formula="of:=[.G$5]*c_h/(2*PI()*c_me*[.$A69])" office:value-type="float" office:value="1.16042521443807E-015">
            <text:p>1,16E-15</text:p>
          </table:table-cell>
          <table:table-cell table:style-name="ce214" table:formula="of:=[.H$5]*c_h/(2*PI()*c_me*[.$A69])" office:value-type="float" office:value="1.7406378216571E-015">
            <text:p>1,74E-15</text:p>
          </table:table-cell>
          <table:table-cell table:style-name="ce214" table:formula="of:=[.I$5]*c_h/(2*PI()*c_me*[.$A69])" office:value-type="float" office:value="2.32085042887613E-015">
            <text:p>2,32E-15</text:p>
          </table:table-cell>
          <table:table-cell table:style-name="ce214" table:formula="of:=[.J$5]*c_h/(2*PI()*c_me*[.$A69])" office:value-type="float" office:value="2.90106303609517E-015">
            <text:p>2,90E-15</text:p>
          </table:table-cell>
          <table:table-cell table:style-name="ce214" table:formula="of:=[.K$5]*c_h/(2*PI()*c_me*[.$A69])" office:value-type="float" office:value="3.4812756433142E-015">
            <text:p>3,48E-15</text:p>
          </table:table-cell>
          <table:table-cell table:style-name="ce214" table:formula="of:=[.L$5]*c_h/(2*PI()*c_me*[.$A69])" office:value-type="float" office:value="4.06148825053324E-015">
            <text:p>4,06E-15</text:p>
          </table:table-cell>
          <table:table-cell table:style-name="ce214" table:formula="of:=[.M$5]*c_h/(2*PI()*c_me*[.$A69])" office:value-type="float" office:value="4.64170085775227E-015">
            <text:p>4,64E-15</text:p>
          </table:table-cell>
          <table:table-cell table:style-name="ce214" table:formula="of:=[.N$5]*c_h/(2*PI()*c_me*[.$A69])" office:value-type="float" office:value="5.2219134649713E-015">
            <text:p>5,22E-15</text:p>
          </table:table-cell>
          <table:table-cell table:style-name="ce214" table:formula="of:=[.O$5]*c_h/(2*PI()*c_me*[.$A69])" office:value-type="float" office:value="5.80212607219034E-015">
            <text:p>5,80E-15</text:p>
          </table:table-cell>
          <table:table-cell table:number-columns-repeated="241"/>
        </table:table-row>
        <table:table-row table:style-name="ro5">
          <table:table-cell table:style-name="ce263" table:formula="of:=[.A69]*[.A$4]" office:value-type="float" office:value="251188643150.959">
            <text:p>2,512E+11</text:p>
          </table:table-cell>
          <table:table-cell table:style-name="ce269" table:formula="of:=[.A70]/c_c" office:value-type="float" office:value="837.875124767011">
            <text:p>837,9</text:p>
          </table:table-cell>
          <table:table-cell table:style-name="ce283" table:formula="of:=([.A70]/c_c)^2" office:value-type="float" office:value="702034.724703335">
            <text:p>702034,72</text:p>
          </table:table-cell>
          <table:table-cell table:style-name="ce214" table:formula="of:=c_qe^2/(10000000*c_me)*(1/[.C70]+1)" office:value-type="float" office:value="2.81794429708941E-015">
            <text:p>2,82E-15</text:p>
          </table:table-cell>
          <table:table-cell table:style-name="ce214" table:formula="of:=c_qe^2/(10000000*c_me)/([.C70])" office:value-type="float" office:value="4.01396139531249E-021">
            <text:p>4,01E-21</text:p>
          </table:table-cell>
          <table:table-cell table:style-name="ce214" table:formula="of:=[.F$5]*c_h/(2*PI()*c_me*[.$A70])" office:value-type="float" office:value="4.60879256057068E-016">
            <text:p>4,61E-16</text:p>
          </table:table-cell>
          <table:table-cell table:style-name="ce214" table:formula="of:=[.G$5]*c_h/(2*PI()*c_me*[.$A70])" office:value-type="float" office:value="9.21758512114136E-016">
            <text:p>9,22E-16</text:p>
          </table:table-cell>
          <table:table-cell table:style-name="ce214" table:formula="of:=[.H$5]*c_h/(2*PI()*c_me*[.$A70])" office:value-type="float" office:value="1.3826377681712E-015">
            <text:p>1,38E-15</text:p>
          </table:table-cell>
          <table:table-cell table:style-name="ce214" table:formula="of:=[.I$5]*c_h/(2*PI()*c_me*[.$A70])" office:value-type="float" office:value="1.84351702422827E-015">
            <text:p>1,84E-15</text:p>
          </table:table-cell>
          <table:table-cell table:style-name="ce214" table:formula="of:=[.J$5]*c_h/(2*PI()*c_me*[.$A70])" office:value-type="float" office:value="2.30439628028534E-015">
            <text:p>2,30E-15</text:p>
          </table:table-cell>
          <table:table-cell table:style-name="ce214" table:formula="of:=[.K$5]*c_h/(2*PI()*c_me*[.$A70])" office:value-type="float" office:value="2.76527553634241E-015">
            <text:p>2,77E-15</text:p>
          </table:table-cell>
          <table:table-cell table:style-name="ce214" table:formula="of:=[.L$5]*c_h/(2*PI()*c_me*[.$A70])" office:value-type="float" office:value="3.22615479239947E-015">
            <text:p>3,23E-15</text:p>
          </table:table-cell>
          <table:table-cell table:style-name="ce214" table:formula="of:=[.M$5]*c_h/(2*PI()*c_me*[.$A70])" office:value-type="float" office:value="3.68703404845654E-015">
            <text:p>3,69E-15</text:p>
          </table:table-cell>
          <table:table-cell table:style-name="ce214" table:formula="of:=[.N$5]*c_h/(2*PI()*c_me*[.$A70])" office:value-type="float" office:value="4.14791330451361E-015">
            <text:p>4,15E-15</text:p>
          </table:table-cell>
          <table:table-cell table:style-name="ce214" table:formula="of:=[.O$5]*c_h/(2*PI()*c_me*[.$A70])" office:value-type="float" office:value="4.60879256057068E-015">
            <text:p>4,61E-15</text:p>
          </table:table-cell>
          <table:table-cell table:number-columns-repeated="241"/>
        </table:table-row>
        <table:table-row table:style-name="ro5">
          <table:table-cell table:style-name="ce263" table:formula="of:=[.A70]*[.A$4]" office:value-type="float" office:value="316227766016.839">
            <text:p>3,162E+11</text:p>
          </table:table-cell>
          <table:table-cell table:style-name="ce269" table:formula="of:=[.A71]/c_c" office:value-type="float" office:value="1054.8222864794">
            <text:p>1.054,8</text:p>
          </table:table-cell>
          <table:table-cell table:style-name="ce283" table:formula="of:=([.A71]/c_c)^2" office:value-type="float" office:value="1112650.05605363">
            <text:p>1112650,06</text:p>
          </table:table-cell>
          <table:table-cell table:style-name="ce214" table:formula="of:=c_qe^2/(10000000*c_me)*(1/[.C71]+1)" office:value-type="float" office:value="2.81794281576644E-015">
            <text:p>2,82E-15</text:p>
          </table:table-cell>
          <table:table-cell table:style-name="ce214" table:formula="of:=c_qe^2/(10000000*c_me)/([.C71])" office:value-type="float" office:value="2.53263842283238E-021">
            <text:p>2,53E-21</text:p>
          </table:table-cell>
          <table:table-cell table:style-name="ce214" table:formula="of:=[.F$5]*c_h/(2*PI()*c_me*[.$A71])" office:value-type="float" office:value="3.66089405884851E-016">
            <text:p>3,66E-16</text:p>
          </table:table-cell>
          <table:table-cell table:style-name="ce214" table:formula="of:=[.G$5]*c_h/(2*PI()*c_me*[.$A71])" office:value-type="float" office:value="7.32178811769702E-016">
            <text:p>7,32E-16</text:p>
          </table:table-cell>
          <table:table-cell table:style-name="ce214" table:formula="of:=[.H$5]*c_h/(2*PI()*c_me*[.$A71])" office:value-type="float" office:value="1.09826821765455E-015">
            <text:p>1,10E-15</text:p>
          </table:table-cell>
          <table:table-cell table:style-name="ce214" table:formula="of:=[.I$5]*c_h/(2*PI()*c_me*[.$A71])" office:value-type="float" office:value="1.4643576235394E-015">
            <text:p>1,46E-15</text:p>
          </table:table-cell>
          <table:table-cell table:style-name="ce214" table:formula="of:=[.J$5]*c_h/(2*PI()*c_me*[.$A71])" office:value-type="float" office:value="1.83044702942425E-015">
            <text:p>1,83E-15</text:p>
          </table:table-cell>
          <table:table-cell table:style-name="ce214" table:formula="of:=[.K$5]*c_h/(2*PI()*c_me*[.$A71])" office:value-type="float" office:value="2.1965364353091E-015">
            <text:p>2,20E-15</text:p>
          </table:table-cell>
          <table:table-cell table:style-name="ce214" table:formula="of:=[.L$5]*c_h/(2*PI()*c_me*[.$A71])" office:value-type="float" office:value="2.56262584119396E-015">
            <text:p>2,56E-15</text:p>
          </table:table-cell>
          <table:table-cell table:style-name="ce214" table:formula="of:=[.M$5]*c_h/(2*PI()*c_me*[.$A71])" office:value-type="float" office:value="2.92871524707881E-015">
            <text:p>2,93E-15</text:p>
          </table:table-cell>
          <table:table-cell table:style-name="ce214" table:formula="of:=[.N$5]*c_h/(2*PI()*c_me*[.$A71])" office:value-type="float" office:value="3.29480465296366E-015">
            <text:p>3,29E-15</text:p>
          </table:table-cell>
          <table:table-cell table:style-name="ce214" table:formula="of:=[.O$5]*c_h/(2*PI()*c_me*[.$A71])" office:value-type="float" office:value="3.66089405884851E-015">
            <text:p>3,66E-15</text:p>
          </table:table-cell>
          <table:table-cell table:number-columns-repeated="241"/>
        </table:table-row>
        <table:table-row table:style-name="ro5">
          <table:table-cell table:style-name="ce263" table:formula="of:=[.A71]*[.A$4]" office:value-type="float" office:value="398107170553.499">
            <text:p>3,981E+11</text:p>
          </table:table-cell>
          <table:table-cell table:style-name="ce269" table:formula="of:=[.A72]/c_c" office:value-type="float" office:value="1327.94258137574">
            <text:p>1.327,9</text:p>
          </table:table-cell>
          <table:table-cell table:style-name="ce283" table:formula="of:=([.A72]/c_c)^2" office:value-type="float" office:value="1763431.49943087">
            <text:p>1763431,50</text:p>
          </table:table-cell>
          <table:table-cell table:style-name="ce214" table:formula="of:=c_qe^2/(10000000*c_me)*(1/[.C72]+1)" office:value-type="float" office:value="2.81794188111483E-015">
            <text:p>2,82E-15</text:p>
          </table:table-cell>
          <table:table-cell table:style-name="ce214" table:formula="of:=c_qe^2/(10000000*c_me)/([.C72])" office:value-type="float" office:value="1.59798681379882E-021">
            <text:p>1,60E-21</text:p>
          </table:table-cell>
          <table:table-cell table:style-name="ce214" table:formula="of:=[.F$5]*c_h/(2*PI()*c_me*[.$A72])" office:value-type="float" office:value="2.90795151527775E-016">
            <text:p>2,91E-16</text:p>
          </table:table-cell>
          <table:table-cell table:style-name="ce214" table:formula="of:=[.G$5]*c_h/(2*PI()*c_me*[.$A72])" office:value-type="float" office:value="5.81590303055549E-016">
            <text:p>5,82E-16</text:p>
          </table:table-cell>
          <table:table-cell table:style-name="ce214" table:formula="of:=[.H$5]*c_h/(2*PI()*c_me*[.$A72])" office:value-type="float" office:value="8.72385454583324E-016">
            <text:p>8,72E-16</text:p>
          </table:table-cell>
          <table:table-cell table:style-name="ce214" table:formula="of:=[.I$5]*c_h/(2*PI()*c_me*[.$A72])" office:value-type="float" office:value="1.1631806061111E-015">
            <text:p>1,16E-15</text:p>
          </table:table-cell>
          <table:table-cell table:style-name="ce214" table:formula="of:=[.J$5]*c_h/(2*PI()*c_me*[.$A72])" office:value-type="float" office:value="1.45397575763887E-015">
            <text:p>1,45E-15</text:p>
          </table:table-cell>
          <table:table-cell table:style-name="ce214" table:formula="of:=[.K$5]*c_h/(2*PI()*c_me*[.$A72])" office:value-type="float" office:value="1.74477090916665E-015">
            <text:p>1,74E-15</text:p>
          </table:table-cell>
          <table:table-cell table:style-name="ce214" table:formula="of:=[.L$5]*c_h/(2*PI()*c_me*[.$A72])" office:value-type="float" office:value="2.03556606069442E-015">
            <text:p>2,04E-15</text:p>
          </table:table-cell>
          <table:table-cell table:style-name="ce214" table:formula="of:=[.M$5]*c_h/(2*PI()*c_me*[.$A72])" office:value-type="float" office:value="2.3263612122222E-015">
            <text:p>2,33E-15</text:p>
          </table:table-cell>
          <table:table-cell table:style-name="ce214" table:formula="of:=[.N$5]*c_h/(2*PI()*c_me*[.$A72])" office:value-type="float" office:value="2.61715636374997E-015">
            <text:p>2,62E-15</text:p>
          </table:table-cell>
          <table:table-cell table:style-name="ce214" table:formula="of:=[.O$5]*c_h/(2*PI()*c_me*[.$A72])" office:value-type="float" office:value="2.90795151527775E-015">
            <text:p>2,91E-15</text:p>
          </table:table-cell>
          <table:table-cell table:number-columns-repeated="241"/>
        </table:table-row>
        <table:table-row table:style-name="ro5">
          <table:table-cell table:style-name="ce263" table:formula="of:=[.A72]*[.A$4]" office:value-type="float" office:value="501187233627.274">
            <text:p>5,012E+11</text:p>
          </table:table-cell>
          <table:table-cell table:style-name="ce269" table:formula="of:=[.A73]/c_c" office:value-type="float" office:value="1671.78066109747">
            <text:p>1.671,8</text:p>
          </table:table-cell>
          <table:table-cell table:style-name="ce283" table:formula="of:=([.A73]/c_c)^2" office:value-type="float" office:value="2794850.57881948">
            <text:p>2794850,58</text:p>
          </table:table-cell>
          <table:table-cell table:style-name="ce214" table:formula="of:=c_qe^2/(10000000*c_me)*(1/[.C73]+1)" office:value-type="float" office:value="2.81794129138953E-015">
            <text:p>2,82E-15</text:p>
          </table:table-cell>
          <table:table-cell table:style-name="ce214" table:formula="of:=c_qe^2/(10000000*c_me)/([.C73])" office:value-type="float" office:value="1.00826151654887E-021">
            <text:p>1,01E-21</text:p>
          </table:table-cell>
          <table:table-cell table:style-name="ce214" table:formula="of:=[.F$5]*c_h/(2*PI()*c_me*[.$A73])" office:value-type="float" office:value="2.30986799379437E-016">
            <text:p>2,31E-16</text:p>
          </table:table-cell>
          <table:table-cell table:style-name="ce214" table:formula="of:=[.G$5]*c_h/(2*PI()*c_me*[.$A73])" office:value-type="float" office:value="4.61973598758874E-016">
            <text:p>4,62E-16</text:p>
          </table:table-cell>
          <table:table-cell table:style-name="ce214" table:formula="of:=[.H$5]*c_h/(2*PI()*c_me*[.$A73])" office:value-type="float" office:value="6.92960398138311E-016">
            <text:p>6,93E-16</text:p>
          </table:table-cell>
          <table:table-cell table:style-name="ce214" table:formula="of:=[.I$5]*c_h/(2*PI()*c_me*[.$A73])" office:value-type="float" office:value="9.23947197517749E-016">
            <text:p>9,24E-16</text:p>
          </table:table-cell>
          <table:table-cell table:style-name="ce214" table:formula="of:=[.J$5]*c_h/(2*PI()*c_me*[.$A73])" office:value-type="float" office:value="1.15493399689719E-015">
            <text:p>1,15E-15</text:p>
          </table:table-cell>
          <table:table-cell table:style-name="ce214" table:formula="of:=[.K$5]*c_h/(2*PI()*c_me*[.$A73])" office:value-type="float" office:value="1.38592079627662E-015">
            <text:p>1,39E-15</text:p>
          </table:table-cell>
          <table:table-cell table:style-name="ce214" table:formula="of:=[.L$5]*c_h/(2*PI()*c_me*[.$A73])" office:value-type="float" office:value="1.61690759565606E-015">
            <text:p>1,62E-15</text:p>
          </table:table-cell>
          <table:table-cell table:style-name="ce214" table:formula="of:=[.M$5]*c_h/(2*PI()*c_me*[.$A73])" office:value-type="float" office:value="1.8478943950355E-015">
            <text:p>1,85E-15</text:p>
          </table:table-cell>
          <table:table-cell table:style-name="ce214" table:formula="of:=[.N$5]*c_h/(2*PI()*c_me*[.$A73])" office:value-type="float" office:value="2.07888119441493E-015">
            <text:p>2,08E-15</text:p>
          </table:table-cell>
          <table:table-cell table:style-name="ce214" table:formula="of:=[.O$5]*c_h/(2*PI()*c_me*[.$A73])" office:value-type="float" office:value="2.30986799379437E-015">
            <text:p>2,31E-15</text:p>
          </table:table-cell>
          <table:table-cell table:number-columns-repeated="241"/>
        </table:table-row>
        <table:table-row table:style-name="ro5">
          <table:table-cell table:style-name="ce263" table:formula="of:=[.A73]*[.A$4]" office:value-type="float" office:value="630957344480.196">
            <text:p>6,310E+11</text:p>
          </table:table-cell>
          <table:table-cell table:style-name="ce269" table:formula="of:=[.A74]/c_c" office:value-type="float" office:value="2104.64715720165">
            <text:p>2.104,6</text:p>
          </table:table-cell>
          <table:table-cell table:style-name="ce283" table:formula="of:=([.A74]/c_c)^2" office:value-type="float" office:value="4429539.656317">
            <text:p>4429539,66</text:p>
          </table:table-cell>
          <table:table-cell table:style-name="ce214" table:formula="of:=c_qe^2/(10000000*c_me)*(1/[.C74]+1)" office:value-type="float" office:value="2.81794091929803E-015">
            <text:p>2,82E-15</text:p>
          </table:table-cell>
          <table:table-cell table:style-name="ce214" table:formula="of:=c_qe^2/(10000000*c_me)/([.C74])" office:value-type="float" office:value="6.36170009023248E-022">
            <text:p>6,36E-22</text:p>
          </table:table-cell>
          <table:table-cell table:style-name="ce214" table:formula="of:=[.F$5]*c_h/(2*PI()*c_me*[.$A74])" office:value-type="float" office:value="1.8347933659568E-016">
            <text:p>1,83E-16</text:p>
          </table:table-cell>
          <table:table-cell table:style-name="ce214" table:formula="of:=[.G$5]*c_h/(2*PI()*c_me*[.$A74])" office:value-type="float" office:value="3.6695867319136E-016">
            <text:p>3,67E-16</text:p>
          </table:table-cell>
          <table:table-cell table:style-name="ce214" table:formula="of:=[.H$5]*c_h/(2*PI()*c_me*[.$A74])" office:value-type="float" office:value="5.5043800978704E-016">
            <text:p>5,50E-16</text:p>
          </table:table-cell>
          <table:table-cell table:style-name="ce214" table:formula="of:=[.I$5]*c_h/(2*PI()*c_me*[.$A74])" office:value-type="float" office:value="7.3391734638272E-016">
            <text:p>7,34E-16</text:p>
          </table:table-cell>
          <table:table-cell table:style-name="ce214" table:formula="of:=[.J$5]*c_h/(2*PI()*c_me*[.$A74])" office:value-type="float" office:value="9.173966829784E-016">
            <text:p>9,17E-16</text:p>
          </table:table-cell>
          <table:table-cell table:style-name="ce214" table:formula="of:=[.K$5]*c_h/(2*PI()*c_me*[.$A74])" office:value-type="float" office:value="1.10087601957408E-015">
            <text:p>1,10E-15</text:p>
          </table:table-cell>
          <table:table-cell table:style-name="ce214" table:formula="of:=[.L$5]*c_h/(2*PI()*c_me*[.$A74])" office:value-type="float" office:value="1.28435535616976E-015">
            <text:p>1,28E-15</text:p>
          </table:table-cell>
          <table:table-cell table:style-name="ce214" table:formula="of:=[.M$5]*c_h/(2*PI()*c_me*[.$A74])" office:value-type="float" office:value="1.46783469276544E-015">
            <text:p>1,47E-15</text:p>
          </table:table-cell>
          <table:table-cell table:style-name="ce214" table:formula="of:=[.N$5]*c_h/(2*PI()*c_me*[.$A74])" office:value-type="float" office:value="1.65131402936112E-015">
            <text:p>1,65E-15</text:p>
          </table:table-cell>
          <table:table-cell table:style-name="ce214" table:formula="of:=[.O$5]*c_h/(2*PI()*c_me*[.$A74])" office:value-type="float" office:value="1.8347933659568E-015">
            <text:p>1,83E-15</text:p>
          </table:table-cell>
          <table:table-cell table:number-columns-repeated="241"/>
        </table:table-row>
        <table:table-row table:style-name="ro5">
          <table:table-cell table:style-name="ce263" table:formula="of:=[.A74]*[.A$4]" office:value-type="float" office:value="794328234724.285">
            <text:p>7,943E+11</text:p>
          </table:table-cell>
          <table:table-cell table:style-name="ce269" table:formula="of:=[.A75]/c_c" office:value-type="float" office:value="2649.59378906151">
            <text:p>2.649,6</text:p>
          </table:table-cell>
          <table:table-cell table:style-name="ce283" table:formula="of:=([.A75]/c_c)^2" office:value-type="float" office:value="7020347.24703335">
            <text:p>7020347,25</text:p>
          </table:table-cell>
          <table:table-cell table:style-name="ce214" table:formula="of:=c_qe^2/(10000000*c_me)*(1/[.C75]+1)" office:value-type="float" office:value="2.81794068452416E-015">
            <text:p>2,82E-15</text:p>
          </table:table-cell>
          <table:table-cell table:style-name="ce214" table:formula="of:=c_qe^2/(10000000*c_me)/([.C75])" office:value-type="float" office:value="4.01396139531249E-022">
            <text:p>4,01E-22</text:p>
          </table:table-cell>
          <table:table-cell table:style-name="ce214" table:formula="of:=[.F$5]*c_h/(2*PI()*c_me*[.$A75])" office:value-type="float" office:value="1.45742817546429E-016">
            <text:p>1,46E-16</text:p>
          </table:table-cell>
          <table:table-cell table:style-name="ce214" table:formula="of:=[.G$5]*c_h/(2*PI()*c_me*[.$A75])" office:value-type="float" office:value="2.91485635092858E-016">
            <text:p>2,91E-16</text:p>
          </table:table-cell>
          <table:table-cell table:style-name="ce214" table:formula="of:=[.H$5]*c_h/(2*PI()*c_me*[.$A75])" office:value-type="float" office:value="4.37228452639286E-016">
            <text:p>4,37E-16</text:p>
          </table:table-cell>
          <table:table-cell table:style-name="ce214" table:formula="of:=[.I$5]*c_h/(2*PI()*c_me*[.$A75])" office:value-type="float" office:value="5.82971270185715E-016">
            <text:p>5,83E-16</text:p>
          </table:table-cell>
          <table:table-cell table:style-name="ce214" table:formula="of:=[.J$5]*c_h/(2*PI()*c_me*[.$A75])" office:value-type="float" office:value="7.28714087732144E-016">
            <text:p>7,29E-16</text:p>
          </table:table-cell>
          <table:table-cell table:style-name="ce214" table:formula="of:=[.K$5]*c_h/(2*PI()*c_me*[.$A75])" office:value-type="float" office:value="8.74456905278573E-016">
            <text:p>8,74E-16</text:p>
          </table:table-cell>
          <table:table-cell table:style-name="ce214" table:formula="of:=[.L$5]*c_h/(2*PI()*c_me*[.$A75])" office:value-type="float" office:value="1.020199722825E-015">
            <text:p>1,02E-15</text:p>
          </table:table-cell>
          <table:table-cell table:style-name="ce214" table:formula="of:=[.M$5]*c_h/(2*PI()*c_me*[.$A75])" office:value-type="float" office:value="1.16594254037143E-015">
            <text:p>1,17E-15</text:p>
          </table:table-cell>
          <table:table-cell table:style-name="ce214" table:formula="of:=[.N$5]*c_h/(2*PI()*c_me*[.$A75])" office:value-type="float" office:value="1.31168535791786E-015">
            <text:p>1,31E-15</text:p>
          </table:table-cell>
          <table:table-cell table:style-name="ce214" table:formula="of:=[.O$5]*c_h/(2*PI()*c_me*[.$A75])" office:value-type="float" office:value="1.45742817546429E-015">
            <text:p>1,46E-15</text:p>
          </table:table-cell>
          <table:table-cell table:number-columns-repeated="241"/>
        </table:table-row>
        <table:table-row table:style-name="ro5">
          <table:table-cell table:style-name="ce263" table:formula="of:=[.A75]*[.A$4]" office:value-type="float" office:value="1000000000000">
            <text:p>1,000E+12</text:p>
          </table:table-cell>
          <table:table-cell table:style-name="ce269" table:formula="of:=[.A76]/c_c" office:value-type="float" office:value="3335.64095198153">
            <text:p>3.335,6</text:p>
          </table:table-cell>
          <table:table-cell table:style-name="ce283" table:formula="of:=([.A76]/c_c)^2" office:value-type="float" office:value="11126500.5605363">
            <text:p>11126500,56</text:p>
          </table:table-cell>
          <table:table-cell table:style-name="ce214" table:formula="of:=c_qe^2/(10000000*c_me)*(1/[.C76]+1)" office:value-type="float" office:value="2.81794053639186E-015">
            <text:p>2,82E-15</text:p>
          </table:table-cell>
          <table:table-cell table:style-name="ce214" table:formula="of:=c_qe^2/(10000000*c_me)/([.C76])" office:value-type="float" office:value="2.53263842283238E-022">
            <text:p>2,53E-22</text:p>
          </table:table-cell>
          <table:table-cell table:style-name="ce214" table:formula="of:=[.F$5]*c_h/(2*PI()*c_me*[.$A76])" office:value-type="float" office:value="1.15767634985398E-016">
            <text:p>1,16E-16</text:p>
          </table:table-cell>
          <table:table-cell table:style-name="ce214" table:formula="of:=[.G$5]*c_h/(2*PI()*c_me*[.$A76])" office:value-type="float" office:value="2.31535269970796E-016">
            <text:p>2,32E-16</text:p>
          </table:table-cell>
          <table:table-cell table:style-name="ce214" table:formula="of:=[.H$5]*c_h/(2*PI()*c_me*[.$A76])" office:value-type="float" office:value="3.47302904956193E-016">
            <text:p>3,47E-16</text:p>
          </table:table-cell>
          <table:table-cell table:style-name="ce214" table:formula="of:=[.I$5]*c_h/(2*PI()*c_me*[.$A76])" office:value-type="float" office:value="4.63070539941591E-016">
            <text:p>4,63E-16</text:p>
          </table:table-cell>
          <table:table-cell table:style-name="ce214" table:formula="of:=[.J$5]*c_h/(2*PI()*c_me*[.$A76])" office:value-type="float" office:value="5.78838174926989E-016">
            <text:p>5,79E-16</text:p>
          </table:table-cell>
          <table:table-cell table:style-name="ce214" table:formula="of:=[.K$5]*c_h/(2*PI()*c_me*[.$A76])" office:value-type="float" office:value="6.94605809912387E-016">
            <text:p>6,95E-16</text:p>
          </table:table-cell>
          <table:table-cell table:style-name="ce214" table:formula="of:=[.L$5]*c_h/(2*PI()*c_me*[.$A76])" office:value-type="float" office:value="8.10373444897785E-016">
            <text:p>8,10E-16</text:p>
          </table:table-cell>
          <table:table-cell table:style-name="ce214" table:formula="of:=[.M$5]*c_h/(2*PI()*c_me*[.$A76])" office:value-type="float" office:value="9.26141079883183E-016">
            <text:p>9,26E-16</text:p>
          </table:table-cell>
          <table:table-cell table:style-name="ce214" table:formula="of:=[.N$5]*c_h/(2*PI()*c_me*[.$A76])" office:value-type="float" office:value="1.04190871486858E-015">
            <text:p>1,04E-15</text:p>
          </table:table-cell>
          <table:table-cell table:style-name="ce214" table:formula="of:=[.O$5]*c_h/(2*PI()*c_me*[.$A76])" office:value-type="float" office:value="1.15767634985398E-015">
            <text:p>1,16E-15</text:p>
          </table:table-cell>
          <table:table-cell table:number-columns-repeated="241"/>
        </table:table-row>
        <table:table-row table:style-name="ro5" table:number-rows-repeated="14">
          <table:table-cell table:number-columns-repeated="256"/>
        </table:table-row>
        <table:table-row table:style-name="ro5">
          <table:table-cell table:number-columns-repeated="17"/>
          <table:table-cell table:style-name="ce276" table:formula="of:=1/2*c_me*(4.3*100000)^2" office:value-type="float" office:value="8.42162355462395E-020">
            <text:p>8,42162355462395E-020</text:p>
          </table:table-cell>
          <table:table-cell table:style-name="ce265" table:formula="of:=[.R91]/c_qe" office:value-type="float" office:value="0.525636454601244">
            <text:p>0,5256</text:p>
          </table:table-cell>
          <table:table-cell office:value-type="string">
            <text:p>eV</text:p>
          </table:table-cell>
          <table:table-cell office:value-type="string">
            <text:p>Schnittpunkt Kraft mit Quantenbed n=10</text:p>
          </table:table-cell>
          <table:table-cell table:number-columns-repeated="235"/>
        </table:table-row>
        <table:table-row table:style-name="ro5">
          <table:table-cell table:number-columns-repeated="17"/>
          <table:table-cell table:style-name="ce276" table:formula="of:=1/2*c_me*(2.2*1000000)^2" office:value-type="float" office:value="2.2044704166782E-018">
            <text:p>2,2044704166782E-018</text:p>
          </table:table-cell>
          <table:table-cell table:style-name="ce265" table:formula="of:=[.R92]/c_qe" office:value-type="float" office:value="13.759223581774">
            <text:p>13,7592</text:p>
          </table:table-cell>
          <table:table-cell office:value-type="string">
            <text:p>eV</text:p>
          </table:table-cell>
          <table:table-cell office:value-type="string">
            <text:p>Schnittpunkt Kraft mit Quantenbed n=1</text:p>
          </table:table-cell>
          <table:table-cell table:number-columns-repeated="235"/>
        </table:table-row>
        <table:table-row table:style-name="ro5" table:number-rows-repeated="1048483">
          <table:table-cell table:number-columns-repeated="256"/>
        </table:table-row>
        <table:table-row table:style-name="ro5">
          <table:table-cell table:number-columns-repeated="256"/>
        </table:table-row>
        <table:named-expressions>
          <table:named-range table:name="Excel_BuiltIn_Print_Area" table:base-cell-address="$Constants.$A$1" table:cell-range-address="$r_von_v.$P$1:.$AE$42" table:range-usable-as="print-range"/>
        </table:named-expressions>
      </table:table>
      <table:table table:name="Spektral_all" table:style-name="ta6" table:print-ranges="Spektral_all.A4:Spektral_all.N73">
        <table:table-column table:style-name="co36" table:default-cell-style-name="ce298"/>
        <table:table-column table:style-name="co37" table:default-cell-style-name="Default"/>
        <table:table-column table:style-name="co38" table:number-columns-repeated="1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9" table:number-columns-repeated="1010" table:default-cell-style-name="Default"/>
        <table:table-row table:style-name="ro15">
          <table:table-cell table:style-name="ce285" office:value-type="string">
            <text:p>Übergangsenergie und ausgesandte Wellenlänge mit der Annahme: </text:p>
          </table:table-cell>
          <table:table-cell table:style-name="ce299"/>
          <table:table-cell table:style-name="ce319"/>
          <table:table-cell table:style-name="ce332" table:number-columns-repeated="3"/>
          <table:table-cell table:style-name="ce299"/>
          <table:table-cell table:style-name="ce348"/>
          <table:table-cell table:style-name="ce299" table:number-columns-repeated="5"/>
          <table:table-cell table:style-name="ce355"/>
          <table:table-cell table:number-columns-repeated="1010"/>
        </table:table-row>
        <table:table-row table:style-name="ro15">
          <table:table-cell table:style-name="ce286"/>
          <table:table-cell table:style-name="ce300" office:value-type="string">
            <text:p>E der ausgesandten Strahlung = E Potentielle Energie (unendlich =0) – kinetische Energie</text:p>
          </table:table-cell>
          <table:table-cell table:style-name="ce320"/>
          <table:table-cell table:style-name="ce333" table:number-columns-repeated="3"/>
          <table:table-cell table:style-name="ce300"/>
          <table:table-cell table:style-name="ce349"/>
          <table:table-cell table:style-name="ce300" table:number-columns-repeated="5"/>
          <table:table-cell table:style-name="ce356"/>
          <table:table-cell table:style-name="ce376" table:number-columns-repeated="1010"/>
        </table:table-row>
        <table:table-row table:style-name="ro15">
          <table:table-cell table:style-name="ce8"/>
          <table:table-cell table:style-name="ce15"/>
          <table:table-cell table:style-name="ce321"/>
          <table:table-cell table:style-name="ce34" table:number-columns-repeated="2"/>
          <table:table-cell table:style-name="ce346"/>
          <table:table-cell table:style-name="ce15"/>
          <table:table-cell table:style-name="ce350"/>
          <table:table-cell table:style-name="ce15" table:number-columns-repeated="5"/>
          <table:table-cell table:style-name="ce357"/>
          <table:table-cell table:style-name="ce377" table:number-columns-repeated="1010"/>
        </table:table-row>
        <table:table-row table:style-name="ro14">
          <table:table-cell table:style-name="ce287"/>
          <table:table-cell table:style-name="ce301"/>
          <table:table-cell table:style-name="ce322" office:value-type="string">
            <text:p>Anzahl Protonen</text:p>
          </table:table-cell>
          <table:table-cell table:style-name="ce334"/>
          <table:table-cell table:style-name="ce334" office:value-type="string">
            <text:p>_z =</text:p>
          </table:table-cell>
          <table:table-cell table:style-name="ce347" office:value-type="float" office:value="1">
            <text:p>1</text:p>
          </table:table-cell>
          <table:table-cell table:style-name="ce301"/>
          <table:table-cell table:style-name="ce351" office:value-type="string">
            <text:p>(ab z=69 Fehler!!!!!!!!!)</text:p>
          </table:table-cell>
          <table:table-cell table:style-name="ce352"/>
          <table:table-cell table:style-name="ce301" table:number-columns-repeated="4"/>
          <table:table-cell table:style-name="ce358"/>
          <table:table-cell table:number-columns-repeated="1010"/>
        </table:table-row>
        <table:table-row table:style-name="ro5">
          <table:table-cell table:style-name="ce288" office:value-type="string">
            <text:p>n</text:p>
          </table:table-cell>
          <table:table-cell table:style-name="ce302" office:value-type="float" office:value="1">
            <text:p>1</text:p>
          </table:table-cell>
          <table:table-cell table:style-name="ce323" office:value-type="float" office:value="2">
            <text:p>2</text:p>
          </table:table-cell>
          <table:table-cell table:style-name="ce335" office:value-type="float" office:value="3">
            <text:p>3</text:p>
          </table:table-cell>
          <table:table-cell table:style-name="ce302" office:value-type="float" office:value="4">
            <text:p>4</text:p>
          </table:table-cell>
          <table:table-cell table:style-name="ce323" office:value-type="float" office:value="5">
            <text:p>5</text:p>
          </table:table-cell>
          <table:table-cell table:style-name="ce335" office:value-type="float" office:value="6">
            <text:p>6</text:p>
          </table:table-cell>
          <table:table-cell table:style-name="ce302" office:value-type="float" office:value="7">
            <text:p>7</text:p>
          </table:table-cell>
          <table:table-cell table:style-name="ce323" office:value-type="float" office:value="8">
            <text:p>8</text:p>
          </table:table-cell>
          <table:table-cell table:style-name="ce335" office:value-type="float" office:value="10">
            <text:p>10</text:p>
          </table:table-cell>
          <table:table-cell table:style-name="ce354" office:value-type="float" office:value="11">
            <text:p>11</text:p>
          </table:table-cell>
          <table:table-cell table:style-name="ce354" office:value-type="float" office:value="12">
            <text:p>12</text:p>
          </table:table-cell>
          <table:table-cell table:style-name="ce354" office:value-type="float" office:value="1000">
            <text:p>1000</text:p>
          </table:table-cell>
          <table:table-cell table:style-name="ce359" office:value-type="float" office:value="10000000">
            <text:p>10000000</text:p>
          </table:table-cell>
          <table:table-cell table:number-columns-repeated="1010"/>
        </table:table-row>
        <table:table-row table:style-name="ro5">
          <table:table-cell table:style-name="ce289" office:value-type="string">
            <text:p><text:s text:c="2"/>n <text:s/>=&gt; unendlich</text:p>
          </table:table-cell>
          <table:table-cell table:style-name="ce303"/>
          <table:table-cell table:style-name="ce324"/>
          <table:table-cell table:style-name="ce336"/>
          <table:table-cell table:style-name="ce303"/>
          <table:table-cell table:style-name="ce324"/>
          <table:table-cell table:style-name="ce336"/>
          <table:table-cell table:style-name="ce303"/>
          <table:table-cell table:style-name="ce324"/>
          <table:table-cell table:style-name="ce336"/>
          <table:table-cell table:style-name="ce324" table:number-columns-repeated="3"/>
          <table:table-cell table:style-name="ce360"/>
          <table:table-cell table:number-columns-repeated="1010"/>
        </table:table-row>
        <table:table-row table:style-name="ro3">
          <table:table-cell table:style-name="ce289" office:value-type="string">
            <text:p>r dyn</text:p>
          </table:table-cell>
          <table:table-cell table:style-name="ce304" table:formula="of:=(10000000*[.B5]^2*c_h^2+[.B5]*c_h*SQRT(100000000000000*[.B5]^2*c_h^2-16*PI()^2*c_qe^4*_z^2*c_c^2))/(8*PI()^2*c_me*c_qe^2*_z*c_c^2)" office:value-type="float" office:value="0.000000000052914902770577">
            <text:p>5,29149E-11</text:p>
          </table:table-cell>
          <table:table-cell table:style-name="ce325" table:formula="of:=(10000000*[.C5]^2*c_h^2+[.C5]*c_h*SQRT(100000000000000*[.C5]^2*c_h^2-16*PI()^2*c_qe^4*_z^2*c_c^2))/(8*PI()^2*c_me*c_qe^2*_z*c_c^2)" office:value-type="float" office:value="0.000000000211668065465942">
            <text:p>2,11668E-10</text:p>
          </table:table-cell>
          <table:table-cell table:style-name="ce337" table:formula="of:=(10000000*[.D5]^2*c_h^2+[.D5]*c_h*SQRT(100000000000000*[.D5]^2*c_h^2-16*PI()^2*c_qe^4*_z^2*c_c^2))/(8*PI()^2*c_me*c_qe^2*_z*c_c^2)" office:value-type="float" office:value="0.00000000047625666979146">
            <text:p>4,76257E-10</text:p>
          </table:table-cell>
          <table:table-cell table:style-name="ce304" table:formula="of:=(10000000*[.E5]^2*c_h^2+[.E5]*c_h*SQRT(100000000000000*[.E5]^2*c_h^2-16*PI()^2*c_qe^4*_z^2*c_c^2))/(8*PI()^2*c_me*c_qe^2*_z*c_c^2)" office:value-type="float" office:value="0.000000000846680715825302">
            <text:p>8,46681E-10</text:p>
          </table:table-cell>
          <table:table-cell table:style-name="ce325" table:formula="of:=(10000000*[.F5]^2*c_h^2+[.F5]*c_h*SQRT(100000000000000*[.F5]^2*c_h^2-16*PI()^2*c_qe^4*_z^2*c_c^2))/(8*PI()^2*c_me*c_qe^2*_z*c_c^2)" office:value-type="float" office:value="0.0000000013229402035771">
            <text:p>1,32294E-09</text:p>
          </table:table-cell>
          <table:table-cell table:style-name="ce337" table:formula="of:=(10000000*[.G5]^2*c_h^2+[.G5]*c_h*SQRT(100000000000000*[.G5]^2*c_h^2-16*PI()^2*c_qe^4*_z^2*c_c^2))/(8*PI()^2*c_me*c_qe^2*_z*c_c^2)" office:value-type="float" office:value="0.00000000190503513304922">
            <text:p>1,90504E-09</text:p>
          </table:table-cell>
          <table:table-cell table:style-name="ce304" table:formula="of:=(10000000*[.H5]^2*c_h^2+[.H5]*c_h*SQRT(100000000000000*[.H5]^2*c_h^2-16*PI()^2*c_qe^4*_z^2*c_c^2))/(8*PI()^2*c_me*c_qe^2*_z*c_c^2)" office:value-type="float" office:value="0.00000000259296550424248">
            <text:p>2,59297E-09</text:p>
          </table:table-cell>
          <table:table-cell table:style-name="ce325" table:formula="of:=(10000000*[.I5]^2*c_h^2+[.I5]*c_h*SQRT(100000000000000*[.I5]^2*c_h^2-16*PI()^2*c_qe^4*_z^2*c_c^2))/(8*PI()^2*c_me*c_qe^2*_z*c_c^2)" office:value-type="float" office:value="0.00000000338673131715723">
            <text:p>3,38673E-09</text:p>
          </table:table-cell>
          <table:table-cell table:style-name="ce337" table:formula="of:=(10000000*[.J5]^2*c_h^2+[.J5]*c_h*SQRT(100000000000000*[.J5]^2*c_h^2-16*PI()^2*c_qe^4*_z^2*c_c^2))/(8*PI()^2*c_me*c_qe^2*_z*c_c^2)" office:value-type="float" office:value="0.00000000529176926815174">
            <text:p>5,29177E-09</text:p>
          </table:table-cell>
          <table:table-cell table:style-name="ce325" table:formula="of:=(10000000*[.K5]^2*c_h^2+[.K5]*c_h*SQRT(100000000000000*[.K5]^2*c_h^2-16*PI()^2*c_qe^4*_z^2*c_c^2))/(8*PI()^2*c_me*c_qe^2*_z*c_c^2)" office:value-type="float" office:value="0.00000000640304140623164">
            <text:p>6,40304E-09</text:p>
          </table:table-cell>
          <table:table-cell table:style-name="ce325" table:formula="of:=(10000000*[.L5]^2*c_h^2+[.L5]*c_h*SQRT(100000000000000*[.L5]^2*c_h^2-16*PI()^2*c_qe^4*_z^2*c_c^2))/(8*PI()^2*c_me*c_qe^2*_z*c_c^2)" office:value-type="float" office:value="0.00000000762014898603335">
            <text:p>7,62015E-09</text:p>
          </table:table-cell>
          <table:table-cell table:style-name="ce325" table:formula="of:=(10000000*[.M5]^2*c_h^2+[.M5]*c_h*SQRT(100000000000000*[.M5]^2*c_h^2-16*PI()^2*c_qe^4*_z^2*c_c^2))/(8*PI()^2*c_me*c_qe^2*_z*c_c^2)" office:value-type="float" office:value="0.0000529177208581173">
            <text:p>5,29177E-05</text:p>
          </table:table-cell>
          <table:table-cell table:style-name="ce361" table:formula="of:=(10000000*[.N5]^2*c_h^2+[.N5]*c_h*SQRT(100000000000000*[.N5]^2*c_h^2-16*PI()^2*c_qe^4*_z^2*c_c^2))/(8*PI()^2*c_me*c_qe^2*_z*c_c^2)" office:value-type="float" office:value="5291.77208609352">
            <text:p>5,29177E+03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r klass</text:p>
          </table:table-cell>
          <table:table-cell table:style-name="ce304" table:formula="of:=[.B5]^2*c_h^2*c_eps0/(PI()*c_qe^2*_z*c_me)" office:value-type="float" office:value="0.0000000000529177219509407">
            <text:p>5,29177E-11</text:p>
          </table:table-cell>
          <table:table-cell table:style-name="ce325" table:formula="of:=[.C5]^2*c_h^2*c_eps0/(PI()*c_qe^2*_z*c_me)" office:value-type="float" office:value="0.000000000211670887803763">
            <text:p>2,11671E-10</text:p>
          </table:table-cell>
          <table:table-cell table:style-name="ce337" table:formula="of:=[.D5]^2*c_h^2*c_eps0/(PI()*c_qe^2*_z*c_me)" office:value-type="float" office:value="0.000000000476259497558466">
            <text:p>4,76259E-10</text:p>
          </table:table-cell>
          <table:table-cell table:style-name="ce304" table:formula="of:=[.E5]^2*c_h^2*c_eps0/(PI()*c_qe^2*_z*c_me)" office:value-type="float" office:value="0.000000000846683551215051">
            <text:p>8,46684E-10</text:p>
          </table:table-cell>
          <table:table-cell table:style-name="ce326" table:formula="of:=[.F5]^2*c_h^2*c_eps0/(PI()*c_qe^2*_z*c_me)" office:value-type="float" office:value="0.00000000132294304877352">
            <text:p>1,32294E-09</text:p>
          </table:table-cell>
          <table:table-cell table:style-name="ce337" table:formula="of:=[.G5]^2*c_h^2*c_eps0/(PI()*c_qe^2*_z*c_me)" office:value-type="float" office:value="0.00000000190503799023387">
            <text:p>1,90504E-09</text:p>
          </table:table-cell>
          <table:table-cell table:style-name="ce304" table:formula="of:=[.H5]^2*c_h^2*c_eps0/(PI()*c_qe^2*_z*c_me)" office:value-type="float" office:value="0.00000000259296837559609">
            <text:p>2,59297E-09</text:p>
          </table:table-cell>
          <table:table-cell table:style-name="ce326" table:formula="of:=[.I5]^2*c_h^2*c_eps0/(PI()*c_qe^2*_z*c_me)" office:value-type="float" office:value="0.0000000033867342048602">
            <text:p>3,38673E-09</text:p>
          </table:table-cell>
          <table:table-cell table:style-name="ce337" table:formula="of:=[.J5]^2*c_h^2*c_eps0/(PI()*c_qe^2*_z*c_me)" office:value-type="float" office:value="0.00000000529177219509407">
            <text:p>5,29177E-09</text:p>
          </table:table-cell>
          <table:table-cell table:style-name="ce325" table:formula="of:=[.K5]^2*c_h^2*c_eps0/(PI()*c_qe^2*_z*c_me)" office:value-type="float" office:value="0.00000000640304435606382">
            <text:p>6,40304E-09</text:p>
          </table:table-cell>
          <table:table-cell table:style-name="ce325" table:formula="of:=[.L5]^2*c_h^2*c_eps0/(PI()*c_qe^2*_z*c_me)" office:value-type="float" office:value="0.00000000762015196093546">
            <text:p>7,62015E-09</text:p>
          </table:table-cell>
          <table:table-cell table:style-name="ce326" table:formula="of:=[.M5]^2*c_h^2*c_eps0/(PI()*c_qe^2*_z*c_me)" office:value-type="float" office:value="0.0000529177219509407">
            <text:p>5,29177E-05</text:p>
          </table:table-cell>
          <table:table-cell table:style-name="ce361" table:formula="of:=[.N5]^2*c_h^2*c_eps0/(PI()*c_qe^2*_z*c_me)" office:value-type="float" office:value="5291.77219509407">
            <text:p>5,29177E+03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v dyn</text:p>
          </table:table-cell>
          <table:table-cell table:style-name="ce305" table:formula="of:=([.B$5]*c_h/(2*PI()*c_me*[.B7]))" office:value-type="float" office:value="2187807.76159283">
            <text:p>2,18780776E+06</text:p>
          </table:table-cell>
          <table:table-cell table:style-name="ce326" table:formula="of:=([.C$5]*c_h/(2*PI()*c_me*[.C7]))" office:value-type="float" office:value="1093860.18840925">
            <text:p>1,09386E+06</text:p>
          </table:table-cell>
          <table:table-cell table:style-name="ce337" table:formula="of:=([.D$5]*c_h/(2*PI()*c_me*[.D7]))" office:value-type="float" office:value="729234.731994975">
            <text:p>7,29235E+05</text:p>
          </table:table-cell>
          <table:table-cell table:style-name="ce304" table:formula="of:=([.E$5]*c_h/(2*PI()*c_me*[.E7]))" office:value-type="float" office:value="546924.633201567">
            <text:p>5,46925E+05</text:p>
          </table:table-cell>
          <table:table-cell table:style-name="ce326" table:formula="of:=([.F$5]*c_h/(2*PI()*c_me*[.F7]))" office:value-type="float" office:value="437539.182316685">
            <text:p>4,37539E+05</text:p>
          </table:table-cell>
          <table:table-cell table:style-name="ce337" table:formula="of:=([.G$5]*c_h/(2*PI()*c_me*[.G7]))" office:value-type="float" office:value="364615.747952426">
            <text:p>3,64616E+05</text:p>
          </table:table-cell>
          <table:table-cell table:style-name="ce304" table:formula="of:=([.H$5]*c_h/(2*PI()*c_me*[.H7]))" office:value-type="float" office:value="312527.661309761">
            <text:p>3,12528E+05</text:p>
          </table:table-cell>
          <table:table-cell table:style-name="ce326" table:formula="of:=([.I$5]*c_h/(2*PI()*c_me*[.I7]))" office:value-type="float" office:value="273461.633992441">
            <text:p>2,73462E+05</text:p>
          </table:table-cell>
          <table:table-cell table:style-name="ce337" table:formula="of:=([.J$5]*c_h/(2*PI()*c_me*[.J7]))" office:value-type="float" office:value="218769.241663918">
            <text:p>2,18769E+05</text:p>
          </table:table-cell>
          <table:table-cell table:style-name="ce326" table:formula="of:=([.K$5]*c_h/(2*PI()*c_me*[.K7]))" office:value-type="float" office:value="198881.110404819">
            <text:p>1,98881E+05</text:p>
          </table:table-cell>
          <table:table-cell table:style-name="ce326" table:formula="of:=([.L$5]*c_h/(2*PI()*c_me*[.L7]))" office:value-type="float" office:value="182307.671722824">
            <text:p>1,82308E+05</text:p>
          </table:table-cell>
          <table:table-cell table:style-name="ce326" table:formula="of:=([.M$5]*c_h/(2*PI()*c_me*[.M7]))" office:value-type="float" office:value="2187.69125177923">
            <text:p>2,18769E+03</text:p>
          </table:table-cell>
          <table:table-cell table:style-name="ce361" table:formula="of:=([.N$5]*c_h/(2*PI()*c_me*[.N7]))" office:value-type="float" office:value="0.218769125166273">
            <text:p>2,18769E-01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v klass</text:p>
          </table:table-cell>
          <table:table-cell table:style-name="ce304" table:formula="of:=([.B$5]*c_h/(2*PI()*c_me*[.B8]))" office:value-type="float" office:value="2187691.20660041">
            <text:p>2,18769E+06</text:p>
          </table:table-cell>
          <table:table-cell table:style-name="ce326" table:formula="of:=([.C$5]*c_h/(2*PI()*c_me*[.C8]))" office:value-type="float" office:value="1093845.6033002">
            <text:p>1,09385E+06</text:p>
          </table:table-cell>
          <table:table-cell table:style-name="ce337" table:formula="of:=([.D$5]*c_h/(2*PI()*c_me*[.D8]))" office:value-type="float" office:value="729230.402200135">
            <text:p>7,29230E+05</text:p>
          </table:table-cell>
          <table:table-cell table:style-name="ce304" table:formula="of:=([.E$5]*c_h/(2*PI()*c_me*[.E8]))" office:value-type="float" office:value="546922.801650101">
            <text:p>5,46923E+05</text:p>
          </table:table-cell>
          <table:table-cell table:style-name="ce326" table:formula="of:=([.F$5]*c_h/(2*PI()*c_me*[.F8]))" office:value-type="float" office:value="437538.241320081">
            <text:p>4,37538E+05</text:p>
          </table:table-cell>
          <table:table-cell table:style-name="ce337" table:formula="of:=([.G$5]*c_h/(2*PI()*c_me*[.G8]))" office:value-type="float" office:value="364615.201100068">
            <text:p>3,64615E+05</text:p>
          </table:table-cell>
          <table:table-cell table:style-name="ce304" table:formula="of:=([.H$5]*c_h/(2*PI()*c_me*[.H8]))" office:value-type="float" office:value="312527.315228629">
            <text:p>3,12527E+05</text:p>
          </table:table-cell>
          <table:table-cell table:style-name="ce326" table:formula="of:=([.I$5]*c_h/(2*PI()*c_me*[.I8]))" office:value-type="float" office:value="273461.400825051">
            <text:p>2,73461E+05</text:p>
          </table:table-cell>
          <table:table-cell table:style-name="ce337" table:formula="of:=([.J$5]*c_h/(2*PI()*c_me*[.J8]))" office:value-type="float" office:value="218769.120660041">
            <text:p>2,18769E+05</text:p>
          </table:table-cell>
          <table:table-cell table:style-name="ce326" table:formula="of:=([.K$5]*c_h/(2*PI()*c_me*[.K8]))" office:value-type="float" office:value="198881.018781855">
            <text:p>1,98881E+05</text:p>
          </table:table-cell>
          <table:table-cell table:style-name="ce326" table:formula="of:=([.L$5]*c_h/(2*PI()*c_me*[.L8]))" office:value-type="float" office:value="182307.600550034">
            <text:p>1,82308E+05</text:p>
          </table:table-cell>
          <table:table-cell table:style-name="ce326" table:formula="of:=([.M$5]*c_h/(2*PI()*c_me*[.M8]))" office:value-type="float" office:value="2187.69120660041">
            <text:p>2,18769E+03</text:p>
          </table:table-cell>
          <table:table-cell table:style-name="ce361" table:formula="of:=([.N$5]*c_h/(2*PI()*c_me*[.N8]))" office:value-type="float" office:value="0.218769120660041">
            <text:p>2,18769E-01</text:p>
          </table:table-cell>
          <table:table-cell table:number-columns-repeated="1010"/>
        </table:table-row>
        <table:table-row table:style-name="ro5">
          <table:table-cell table:style-name="ce290" office:value-type="string">
            <text:p>v/c</text:p>
          </table:table-cell>
          <table:table-cell table:style-name="ce306" table:formula="of:=[.B9]/c_c" office:value-type="percentage" office:value="0.00729774116463207">
            <text:p>0,73%</text:p>
          </table:table-cell>
          <table:table-cell table:style-name="ce327" table:formula="of:=[.C9]/c_c" office:value-type="percentage" office:value="0.00364872484020011">
            <text:p>0,36%</text:p>
          </table:table-cell>
          <table:table-cell table:style-name="ce338" table:formula="of:=[.D9]/c_c" office:value-type="percentage" office:value="0.00243246523564971">
            <text:p>0,24%</text:p>
          </table:table-cell>
          <table:table-cell table:style-name="ce306" table:formula="of:=[.E9]/c_c" office:value-type="percentage" office:value="0.00182434420415462">
            <text:p>0,18%</text:p>
          </table:table-cell>
          <table:table-cell table:style-name="ce327" table:formula="of:=[.F9]/c_c" office:value-type="percentage" office:value="0.00145947361463204">
            <text:p>0,15%</text:p>
          </table:table-cell>
          <table:table-cell table:style-name="ce338" table:formula="of:=[.G9]/c_c" office:value-type="percentage" office:value="0.00121622722060748">
            <text:p>0,12%</text:p>
          </table:table-cell>
          <table:table-cell table:style-name="ce306" table:formula="of:=[.H9]/c_c" office:value-type="percentage" office:value="0.00104248006569185">
            <text:p>0,10%</text:p>
          </table:table-cell>
          <table:table-cell table:style-name="ce327" table:formula="of:=[.I9]/c_c" office:value-type="percentage" office:value="0.000912169825140967">
            <text:p>0,09%</text:p>
          </table:table-cell>
          <table:table-cell table:style-name="ce338" table:formula="of:=[.J9]/c_c" office:value-type="percentage" office:value="0.000729735641528107">
            <text:p>0,07%</text:p>
          </table:table-cell>
          <table:table-cell table:style-name="ce327" table:formula="of:=[.K9]/c_c" office:value-type="percentage" office:value="0.000663395976441872">
            <text:p>0,07%</text:p>
          </table:table-cell>
          <table:table-cell table:style-name="ce327" table:formula="of:=[.L9]/c_c" office:value-type="percentage" office:value="0.000608112935659056">
            <text:p>0,06%</text:p>
          </table:table-cell>
          <table:table-cell table:style-name="ce327" table:formula="of:=[.M9]/c_c" office:value-type="percentage" office:value="0.0000072973525297265">
            <text:p>0,00%</text:p>
          </table:table-cell>
          <table:table-cell table:style-name="ce362" table:formula="of:=[.N9]/c_c" office:value-type="percentage" office:value="0.000000000729735252933791">
            <text:p>0,00%</text:p>
          </table:table-cell>
          <table:table-cell table:style-name="ce378" table:number-columns-repeated="1010"/>
        </table:table-row>
        <table:table-row table:style-name="ro5">
          <table:table-cell table:style-name="ce290" office:value-type="string">
            <text:p>V^2/c^2</text:p>
          </table:table-cell>
          <table:table-cell table:style-name="ce307" table:formula="of:=[.B11]^2" office:value-type="percentage" office:value="0.0000532570261059654">
            <text:p>0,0053%</text:p>
          </table:table-cell>
          <table:table-cell table:style-name="ce307" table:formula="of:=[.C11]^2" office:value-type="percentage" office:value="0.0000133131929594933">
            <text:p>0,0013%</text:p>
          </table:table-cell>
          <table:table-cell table:style-name="ce307" table:formula="of:=[.D11]^2" office:value-type="percentage" office:value="0.00000591688712264438">
            <text:p>0,0006%</text:p>
          </table:table-cell>
          <table:table-cell table:style-name="ce307" table:formula="of:=[.E11]^2" office:value-type="percentage" office:value="0.00000332823177523255">
            <text:p>0,0003%</text:p>
          </table:table-cell>
          <table:table-cell table:style-name="ce307" table:formula="of:=[.F11]^2" office:value-type="percentage" office:value="0.00000213006323180712">
            <text:p>0,0002%</text:p>
          </table:table-cell>
          <table:table-cell table:style-name="ce307" table:formula="of:=[.G11]^2" office:value-type="percentage" office:value="0.00000147920865214661">
            <text:p>0,0001%</text:p>
          </table:table-cell>
          <table:table-cell table:style-name="ce307" table:formula="of:=[.H11]^2" office:value-type="percentage" office:value="0.00000108676468736488">
            <text:p>0,0001%</text:p>
          </table:table-cell>
          <table:table-cell table:style-name="ce307" table:formula="of:=[.I11]^2" office:value-type="percentage" office:value="0.000000832053789897703">
            <text:p>0,0001%</text:p>
          </table:table-cell>
          <table:table-cell table:style-name="ce307" table:formula="of:=[.J11]^2" office:value-type="percentage" office:value="0.000000532514106516438">
            <text:p>0,0001%</text:p>
          </table:table-cell>
          <table:table-cell table:style-name="ce307" table:formula="of:=[.K11]^2" office:value-type="percentage" office:value="0.000000440094221559264">
            <text:p>0,0000%</text:p>
          </table:table-cell>
          <table:table-cell table:style-name="ce307" table:formula="of:=[.L11]^2" office:value-type="percentage" office:value="0.000000369801342515875">
            <text:p>0,0000%</text:p>
          </table:table-cell>
          <table:table-cell table:style-name="ce307" table:formula="of:=[.M11]^2" office:value-type="percentage" office:value="0.0000000000532513539431058">
            <text:p>0,0000%</text:p>
          </table:table-cell>
          <table:table-cell table:style-name="ce363" table:formula="of:=[.N11]^2" office:value-type="percentage" office:value="5.32513539374344E-019">
            <text:p>0,0000%</text:p>
          </table:table-cell>
          <table:table-cell table:style-name="ce378" table:number-columns-repeated="1010"/>
        </table:table-row>
        <table:table-row table:style-name="ro5">
          <table:table-cell table:style-name="ce290" office:value-type="string">
            <text:p>gamma (Einstein)</text:p>
          </table:table-cell>
          <table:table-cell table:style-name="ce308" table:formula="of:=1/SQRT(1-[.B11]^2)" office:value-type="float" office:value="1.00002662957672">
            <text:p>1,000027</text:p>
          </table:table-cell>
          <table:table-cell table:style-name="ce328" table:formula="of:=1/SQRT(1-[.C11]^2)" office:value-type="float" office:value="1.00000665666295">
            <text:p>1,000007</text:p>
          </table:table-cell>
          <table:table-cell table:style-name="ce339" table:formula="of:=1/SQRT(1-[.D11]^2)" office:value-type="float" office:value="1.00000295845669">
            <text:p>1,000003</text:p>
          </table:table-cell>
          <table:table-cell table:style-name="ce308" table:formula="of:=1/SQRT(1-[.E11]^2)" office:value-type="float" office:value="1.00000166412004">
            <text:p>1,000002</text:p>
          </table:table-cell>
          <table:table-cell table:style-name="ce328" table:formula="of:=1/SQRT(1-[.F11]^2)" office:value-type="float" office:value="1.00000106503332">
            <text:p>1,000001</text:p>
          </table:table-cell>
          <table:table-cell table:style-name="ce339" table:formula="of:=1/SQRT(1-[.G11]^2)" office:value-type="float" office:value="1.00000073960515">
            <text:p>1,000001</text:p>
          </table:table-cell>
          <table:table-cell table:style-name="ce308" table:formula="of:=1/SQRT(1-[.H11]^2)" office:value-type="float" office:value="1.00000054338279">
            <text:p>1,000001</text:p>
          </table:table-cell>
          <table:table-cell table:style-name="ce328" table:formula="of:=1/SQRT(1-[.I11]^2)" office:value-type="float" office:value="1.00000041602715">
            <text:p>1,000000</text:p>
          </table:table-cell>
          <table:table-cell table:style-name="ce339" table:formula="of:=1/SQRT(1-[.J11]^2)" office:value-type="float" office:value="1.00000026625716">
            <text:p>1,000000</text:p>
          </table:table-cell>
          <table:table-cell table:style-name="ce328" table:formula="of:=1/SQRT(1-[.K11]^2)" office:value-type="float" office:value="1.00000022004718">
            <text:p>1,000000</text:p>
          </table:table-cell>
          <table:table-cell table:style-name="ce328" table:formula="of:=1/SQRT(1-[.L11]^2)" office:value-type="float" office:value="1.00000018490072">
            <text:p>1,000000</text:p>
          </table:table-cell>
          <table:table-cell table:style-name="ce328" table:formula="of:=1/SQRT(1-[.M11]^2)" office:value-type="float" office:value="1.00000000002663">
            <text:p>1,000000</text:p>
          </table:table-cell>
          <table:table-cell table:style-name="ce364" table:formula="of:=1/SQRT(1-[.N11]^2)" office:value-type="float" office:value="1">
            <text:p>1,000000</text:p>
          </table:table-cell>
          <table:table-cell table:style-name="ce378" table:number-columns-repeated="1010"/>
        </table:table-row>
        <table:table-row table:style-name="ro3">
          <table:table-cell table:style-name="ce289" office:value-type="string">
            <text:p>E dyn kin</text:p>
          </table:table-cell>
          <table:table-cell table:style-name="ce304" table:formula="of:=1/2*c_me*[.B9]^2" office:value-type="float" office:value="2.18010409621152E-018">
            <text:p>2,18010E-18</text:p>
          </table:table-cell>
          <table:table-cell table:style-name="ce326" table:formula="of:=1/2*c_me*[.C9]^2" office:value-type="float" office:value="5.44982486383984E-019">
            <text:p>5,44982E-19</text:p>
          </table:table-cell>
          <table:table-cell table:style-name="ce337" table:formula="of:=1/2*c_me*[.D9]^2" office:value-type="float" office:value="2.42210855469703E-019">
            <text:p>2,42211E-19</text:p>
          </table:table-cell>
          <table:table-cell table:style-name="ce304" table:formula="of:=1/2*c_me*[.E9]^2" office:value-type="float" office:value="1.36242900831315E-019">
            <text:p>1,36243E-19</text:p>
          </table:table-cell>
          <table:table-cell table:style-name="ce326" table:formula="of:=1/2*c_me*[.F9]^2" office:value-type="float" office:value="8.71952475831559E-020">
            <text:p>8,71952E-20</text:p>
          </table:table-cell>
          <table:table-cell table:style-name="ce337" table:formula="of:=1/2*c_me*[.G9]^2" office:value-type="float" office:value="6.05521764448487E-020">
            <text:p>6,05522E-20</text:p>
          </table:table-cell>
          <table:table-cell table:style-name="ce304" table:formula="of:=1/2*c_me*[.H9]^2" office:value-type="float" office:value="4.44872783889228E-020">
            <text:p>4,44873E-20</text:p>
          </table:table-cell>
          <table:table-cell table:style-name="ce326" table:formula="of:=1/2*c_me*[.I9]^2" office:value-type="float" office:value="3.40605551653421E-020">
            <text:p>3,40606E-20</text:p>
          </table:table-cell>
          <table:table-cell table:style-name="ce337" table:formula="of:=1/2*c_me*[.J9]^2" office:value-type="float" office:value="2.17987422466472E-020">
            <text:p>2,17987E-20</text:p>
          </table:table-cell>
          <table:table-cell table:style-name="ce325" table:formula="of:=1/2*c_me*[.K9]^2" office:value-type="float" office:value="1.8015486130062E-020">
            <text:p>1,80155E-20</text:p>
          </table:table-cell>
          <table:table-cell table:style-name="ce325" table:formula="of:=1/2*c_me*[.L9]^2" office:value-type="float" office:value="1.51380105227669E-020">
            <text:p>1,51380E-20</text:p>
          </table:table-cell>
          <table:table-cell table:style-name="ce326" table:formula="of:=1/2*c_me*[.M9]^2" office:value-type="float" office:value="2.17987190327119E-024">
            <text:p>2,17987E-24</text:p>
          </table:table-cell>
          <table:table-cell table:style-name="ce361" table:formula="of:=1/2*c_me*[.N9]^2" office:value-type="float" office:value="2.17987190303903E-032">
            <text:p>2,17987E-32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E klass kin</text:p>
          </table:table-cell>
          <table:table-cell table:style-name="ce304" table:formula="of:=1/2*c_me*[.B10]^2" office:value-type="float" office:value="2.17987181323651E-018">
            <text:p>2,17987E-18</text:p>
          </table:table-cell>
          <table:table-cell table:style-name="ce326" table:formula="of:=1/2*c_me*[.C10]^2" office:value-type="float" office:value="5.44967953309127E-019">
            <text:p>5,44968E-19</text:p>
          </table:table-cell>
          <table:table-cell table:style-name="ce337" table:formula="of:=1/2*c_me*[.D10]^2" office:value-type="float" office:value="2.42207979248501E-019">
            <text:p>2,42208E-19</text:p>
          </table:table-cell>
          <table:table-cell table:style-name="ce304" table:formula="of:=1/2*c_me*[.E10]^2" office:value-type="float" office:value="1.36241988327282E-019">
            <text:p>1,36242E-19</text:p>
          </table:table-cell>
          <table:table-cell table:style-name="ce326" table:formula="of:=1/2*c_me*[.F10]^2" office:value-type="float" office:value="8.71948725294604E-020">
            <text:p>8,71949E-20</text:p>
          </table:table-cell>
          <table:table-cell table:style-name="ce337" table:formula="of:=1/2*c_me*[.G10]^2" office:value-type="float" office:value="6.05519948121253E-020">
            <text:p>6,05520E-20</text:p>
          </table:table-cell>
          <table:table-cell table:style-name="ce304" table:formula="of:=1/2*c_me*[.H10]^2" office:value-type="float" office:value="4.44871798619696E-020">
            <text:p>4,44872E-20</text:p>
          </table:table-cell>
          <table:table-cell table:style-name="ce326" table:formula="of:=1/2*c_me*[.I10]^2" office:value-type="float" office:value="3.40604970818204E-020">
            <text:p>3,40605E-20</text:p>
          </table:table-cell>
          <table:table-cell table:style-name="ce337" table:formula="of:=1/2*c_me*[.J10]^2" office:value-type="float" office:value="2.17987181323651E-020">
            <text:p>2,17987E-20</text:p>
          </table:table-cell>
          <table:table-cell table:style-name="ce325" table:formula="of:=1/2*c_me*[.K10]^2" office:value-type="float" office:value="1.80154695308802E-020">
            <text:p>1,80155E-20</text:p>
          </table:table-cell>
          <table:table-cell table:style-name="ce325" table:formula="of:=1/2*c_me*[.L10]^2" office:value-type="float" office:value="1.51379987030313E-020">
            <text:p>1,51380E-20</text:p>
          </table:table-cell>
          <table:table-cell table:style-name="ce326" table:formula="of:=1/2*c_me*[.M10]^2" office:value-type="float" office:value="2.17987181323651E-024">
            <text:p>2,17987E-24</text:p>
          </table:table-cell>
          <table:table-cell table:style-name="ce361" table:formula="of:=1/2*c_me*[.N10]^2" office:value-type="float" office:value="2.17987181323651E-032">
            <text:p>2,17987E-32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E dyn pot</text:p>
          </table:table-cell>
          <table:table-cell table:style-name="ce304" table:formula="of:=c_c^2*c_qe^2*_z/(10000000*[.B7])" office:value-type="float" office:value="4.35997599306775E-018">
            <text:p>4,35998E-18</text:p>
          </table:table-cell>
          <table:table-cell table:style-name="ce304" table:formula="of:=c_c^2*c_qe^2*_z/(10000000*[.C7])" office:value-type="float" office:value="1.08995046204715E-018">
            <text:p>1,08995E-18</text:p>
          </table:table-cell>
          <table:table-cell table:style-name="ce304" table:formula="of:=c_c^2*c_qe^2*_z/(10000000*[.D7])" office:value-type="float" office:value="4.84418844687782E-019">
            <text:p>4,84419E-19</text:p>
          </table:table-cell>
          <table:table-cell table:style-name="ce304" table:formula="of:=c_c^2*c_qe^2*_z/(10000000*[.E7])" office:value-type="float" office:value="2.72484894769745E-019">
            <text:p>2,72485E-19</text:p>
          </table:table-cell>
          <table:table-cell table:style-name="ce304" table:formula="of:=c_c^2*c_qe^2*_z/(10000000*[.F7])" office:value-type="float" office:value="1.74390123704321E-019">
            <text:p>1,74390E-19</text:p>
          </table:table-cell>
          <table:table-cell table:style-name="ce304" table:formula="of:=c_c^2*c_qe^2*_z/(10000000*[.G7])" office:value-type="float" office:value="1.21104173751356E-019">
            <text:p>1,21104E-19</text:p>
          </table:table-cell>
          <table:table-cell table:style-name="ce304" table:formula="of:=c_c^2*c_qe^2*_z/(10000000*[.H7])" office:value-type="float" office:value="8.89744600835442E-020">
            <text:p>8,89745E-20</text:p>
          </table:table-cell>
          <table:table-cell table:style-name="ce304" table:formula="of:=c_c^2*c_qe^2*_z/(10000000*[.I7])" office:value-type="float" office:value="6.81210536503033E-020">
            <text:p>6,81211E-20</text:p>
          </table:table-cell>
          <table:table-cell table:style-name="ce304" table:formula="of:=c_c^2*c_qe^2*_z/(10000000*[.J7])" office:value-type="float" office:value="4.35974612770313E-020">
            <text:p>4,35975E-20</text:p>
          </table:table-cell>
          <table:table-cell table:style-name="ce304" table:formula="of:=c_c^2*c_qe^2*_z/(10000000*[.K7])" office:value-type="float" office:value="3.60309564031083E-020">
            <text:p>3,60310E-20</text:p>
          </table:table-cell>
          <table:table-cell table:style-name="ce304" table:formula="of:=c_c^2*c_qe^2*_z/(10000000*[.L7])" office:value-type="float" office:value="3.02760098494248E-020">
            <text:p>3,02760E-20</text:p>
          </table:table-cell>
          <table:table-cell table:style-name="ce304" table:formula="of:=c_c^2*c_qe^2*_z/(10000000*[.M7])" office:value-type="float" office:value="4.35974380631021E-024">
            <text:p>4,35974E-24</text:p>
          </table:table-cell>
          <table:table-cell table:style-name="ce365" table:formula="of:=c_c^2*c_qe^2*_z/(10000000*[.N7])" office:value-type="float" office:value="4.35974380607805E-032">
            <text:p>4,35974E-32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E klass pot</text:p>
          </table:table-cell>
          <table:table-cell table:style-name="ce304" table:formula="of:=c_c^2*c_qe^2*_z/(10000000*[.B8])" office:value-type="float" office:value="4.35974371627553E-018">
            <text:p>4,35974E-18</text:p>
          </table:table-cell>
          <table:table-cell table:style-name="ce304" table:formula="of:=c_c^2*c_qe^2*_z/(10000000*[.C8])" office:value-type="float" office:value="1.08993592906888E-018">
            <text:p>1,08994E-18</text:p>
          </table:table-cell>
          <table:table-cell table:style-name="ce304" table:formula="of:=c_c^2*c_qe^2*_z/(10000000*[.D8])" office:value-type="float" office:value="4.84415968475059E-019">
            <text:p>4,84416E-19</text:p>
          </table:table-cell>
          <table:table-cell table:style-name="ce304" table:formula="of:=c_c^2*c_qe^2*_z/(10000000*[.E8])" office:value-type="float" office:value="2.72483982267221E-019">
            <text:p>2,72484E-19</text:p>
          </table:table-cell>
          <table:table-cell table:style-name="ce304" table:formula="of:=c_c^2*c_qe^2*_z/(10000000*[.F8])" office:value-type="float" office:value="1.74389748651021E-019">
            <text:p>1,74390E-19</text:p>
          </table:table-cell>
          <table:table-cell table:style-name="ce304" table:formula="of:=c_c^2*c_qe^2*_z/(10000000*[.G8])" office:value-type="float" office:value="1.21103992118765E-019">
            <text:p>1,21104E-19</text:p>
          </table:table-cell>
          <table:table-cell table:style-name="ce304" table:formula="of:=c_c^2*c_qe^2*_z/(10000000*[.H8])" office:value-type="float" office:value="8.89743615566436E-020">
            <text:p>8,89744E-20</text:p>
          </table:table-cell>
          <table:table-cell table:style-name="ce304" table:formula="of:=c_c^2*c_qe^2*_z/(10000000*[.I8])" office:value-type="float" office:value="6.81209955668052E-020">
            <text:p>6,81210E-20</text:p>
          </table:table-cell>
          <table:table-cell table:style-name="ce304" table:formula="of:=c_c^2*c_qe^2*_z/(10000000*[.J8])" office:value-type="float" office:value="4.35974371627553E-020">
            <text:p>4,35974E-20</text:p>
          </table:table-cell>
          <table:table-cell table:style-name="ce304" table:formula="of:=c_c^2*c_qe^2*_z/(10000000*[.K8])" office:value-type="float" office:value="3.603093980393E-020">
            <text:p>3,60309E-20</text:p>
          </table:table-cell>
          <table:table-cell table:style-name="ce304" table:formula="of:=c_c^2*c_qe^2*_z/(10000000*[.L8])" office:value-type="float" office:value="3.02759980296912E-020">
            <text:p>3,02760E-20</text:p>
          </table:table-cell>
          <table:table-cell table:style-name="ce304" table:formula="of:=c_c^2*c_qe^2*_z/(10000000*[.M8])" office:value-type="float" office:value="4.35974371627553E-024">
            <text:p>4,35974E-24</text:p>
          </table:table-cell>
          <table:table-cell table:style-name="ce365" table:formula="of:=c_c^2*c_qe^2*_z/(10000000*[.N8])" office:value-type="float" office:value="4.35974371627553E-032">
            <text:p>4,35974E-32</text:p>
          </table:table-cell>
          <table:table-cell table:number-columns-repeated="1010"/>
        </table:table-row>
        <table:table-row table:style-name="ro16">
          <table:table-cell table:style-name="ce291" office:value-type="string">
            <text:p>Epot-Ekin dyn</text:p>
          </table:table-cell>
          <table:table-cell table:style-name="ce309" table:formula="of:=[.B16]-[.B14]" office:value-type="float" office:value="2.17987189685623E-018">
            <text:p>2,17987E-18</text:p>
          </table:table-cell>
          <table:table-cell table:style-name="ce309" table:formula="of:=[.C16]-[.C14]" office:value-type="float" office:value="5.44967975663166E-019">
            <text:p>5,44968E-19</text:p>
          </table:table-cell>
          <table:table-cell table:style-name="ce309" table:formula="of:=[.D16]-[.D14]" office:value-type="float" office:value="2.42207989218079E-019">
            <text:p>2,42208E-19</text:p>
          </table:table-cell>
          <table:table-cell table:style-name="ce309" table:formula="of:=[.E16]-[.E14]" office:value-type="float" office:value="1.3624199393843E-019">
            <text:p>1,36242E-19</text:p>
          </table:table-cell>
          <table:table-cell table:style-name="ce309" table:formula="of:=[.F16]-[.F14]" office:value-type="float" office:value="8.71948761211654E-020">
            <text:p>8,71949E-20</text:p>
          </table:table-cell>
          <table:table-cell table:style-name="ce309" table:formula="of:=[.G16]-[.G14]" office:value-type="float" office:value="6.05519973065071E-020">
            <text:p>6,05520E-20</text:p>
          </table:table-cell>
          <table:table-cell table:style-name="ce309" table:formula="of:=[.H16]-[.H14]" office:value-type="float" office:value="4.44871816946214E-020">
            <text:p>4,44872E-20</text:p>
          </table:table-cell>
          <table:table-cell table:style-name="ce309" table:formula="of:=[.I16]-[.I14]" office:value-type="float" office:value="3.40604984849612E-020">
            <text:p>3,40605E-20</text:p>
          </table:table-cell>
          <table:table-cell table:style-name="ce309" table:formula="of:=[.J16]-[.J14]" office:value-type="float" office:value="2.17987190303841E-020">
            <text:p>2,17987E-20</text:p>
          </table:table-cell>
          <table:table-cell table:style-name="ce309" table:formula="of:=[.K16]-[.K14]" office:value-type="float" office:value="1.80154702730463E-020">
            <text:p>1,80155E-20</text:p>
          </table:table-cell>
          <table:table-cell table:style-name="ce309" table:formula="of:=[.L16]-[.L14]" office:value-type="float" office:value="1.51379993266578E-020">
            <text:p>1,51380E-20</text:p>
          </table:table-cell>
          <table:table-cell table:style-name="ce309" table:formula="of:=[.M16]-[.M14]" office:value-type="float" office:value="2.17987190303903E-024">
            <text:p>2,17987E-24</text:p>
          </table:table-cell>
          <table:table-cell table:style-name="ce366" table:formula="of:=[.N16]-[.N14]" office:value-type="float" office:value="2.17987190303903E-032">
            <text:p>2,17987E-32</text:p>
          </table:table-cell>
          <table:table-cell/>
          <table:table-cell table:number-columns-repeated="1009"/>
        </table:table-row>
        <table:table-row table:style-name="ro16">
          <table:table-cell table:style-name="ce291" office:value-type="string">
            <text:p>Epot-Ekin klass</text:p>
          </table:table-cell>
          <table:table-cell table:style-name="ce309" table:formula="of:=[.B17]-[.B15]" office:value-type="float" office:value="2.17987190303902E-018">
            <text:p>2,17987E-18</text:p>
          </table:table-cell>
          <table:table-cell table:style-name="ce309" table:formula="of:=[.C17]-[.C15]" office:value-type="float" office:value="5.44967975759756E-019">
            <text:p>5,44968E-19</text:p>
          </table:table-cell>
          <table:table-cell table:style-name="ce309" table:formula="of:=[.D17]-[.D15]" office:value-type="float" office:value="2.42207989226558E-019">
            <text:p>2,42208E-19</text:p>
          </table:table-cell>
          <table:table-cell table:style-name="ce309" table:formula="of:=[.E17]-[.E15]" office:value-type="float" office:value="1.36241993939939E-019">
            <text:p>1,36242E-19</text:p>
          </table:table-cell>
          <table:table-cell table:style-name="ce309" table:formula="of:=[.F17]-[.F15]" office:value-type="float" office:value="8.7194876121561E-020">
            <text:p>8,71949E-20</text:p>
          </table:table-cell>
          <table:table-cell table:style-name="ce309" table:formula="of:=[.G17]-[.G15]" office:value-type="float" office:value="6.05519973066396E-020">
            <text:p>6,05520E-20</text:p>
          </table:table-cell>
          <table:table-cell table:style-name="ce309" table:formula="of:=[.H17]-[.H15]" office:value-type="float" office:value="4.4487181694674E-020">
            <text:p>4,44872E-20</text:p>
          </table:table-cell>
          <table:table-cell table:style-name="ce309" table:formula="of:=[.I17]-[.I15]" office:value-type="float" office:value="3.40604984849848E-020">
            <text:p>3,40605E-20</text:p>
          </table:table-cell>
          <table:table-cell table:style-name="ce309" table:formula="of:=[.J17]-[.J15]" office:value-type="float" office:value="2.17987190303902E-020">
            <text:p>2,17987E-20</text:p>
          </table:table-cell>
          <table:table-cell table:style-name="ce309" table:formula="of:=[.K17]-[.K15]" office:value-type="float" office:value="1.80154702730498E-020">
            <text:p>1,80155E-20</text:p>
          </table:table-cell>
          <table:table-cell table:style-name="ce309" table:formula="of:=[.L17]-[.L15]" office:value-type="float" office:value="1.51379993266599E-020">
            <text:p>1,51380E-20</text:p>
          </table:table-cell>
          <table:table-cell table:style-name="ce309" table:formula="of:=[.M17]-[.M15]" office:value-type="float" office:value="2.17987190303903E-024">
            <text:p>2,17987E-24</text:p>
          </table:table-cell>
          <table:table-cell table:style-name="ce366" table:formula="of:=[.N17]-[.N15]" office:value-type="float" office:value="2.17987190303903E-032">
            <text:p>2,17987E-32</text:p>
          </table:table-cell>
          <table:table-cell/>
          <table:table-cell table:number-columns-repeated="1009"/>
        </table:table-row>
        <table:table-row table:style-name="ro3">
          <table:table-cell table:style-name="ce292" office:value-type="string">
            <text:p>E dyn eV</text:p>
          </table:table-cell>
          <table:table-cell table:style-name="ce310" table:formula="of:=[.B18]/c_qe" office:value-type="float" office:value="13.605691680665">
            <text:p>13,6056916807</text:p>
          </table:table-cell>
          <table:table-cell table:style-name="ce310" table:formula="of:=[.C18]/c_qe" office:value-type="float" office:value="3.40142292921088">
            <text:p>3,4014229292</text:p>
          </table:table-cell>
          <table:table-cell table:style-name="ce310" table:formula="of:=[.D18]/c_qe" office:value-type="float" office:value="1.51174352430874">
            <text:p>1,5117435243</text:p>
          </table:table-cell>
          <table:table-cell table:style-name="ce310" table:formula="of:=[.E18]/c_qe" office:value-type="float" office:value="0.850355732444018">
            <text:p>0,8503557324</text:p>
          </table:table-cell>
          <table:table-cell table:style-name="ce310" table:formula="of:=[.F18]/c_qe" office:value-type="float" office:value="0.544227668767731">
            <text:p>0,5442276688</text:p>
          </table:table-cell>
          <table:table-cell table:style-name="ce310" table:formula="of:=[.G18]/c_qe" office:value-type="float" office:value="0.37793588108959">
            <text:p>0,3779358811</text:p>
          </table:table-cell>
          <table:table-cell table:style-name="ce310" table:formula="of:=[.H18]/c_qe" office:value-type="float" office:value="0.277667177943652">
            <text:p>0,2776671779</text:p>
          </table:table-cell>
          <table:table-cell table:style-name="ce310" table:formula="of:=[.I18]/c_qe" office:value-type="float" office:value="0.212588933113212">
            <text:p>0,2125889331</text:p>
          </table:table-cell>
          <table:table-cell table:style-name="ce310" table:formula="of:=[.J18]/c_qe" office:value-type="float" office:value="0.136056917192511">
            <text:p>0,1360569172</text:p>
          </table:table-cell>
          <table:table-cell table:style-name="ce310" table:formula="of:=[.K18]/c_qe" office:value-type="float" office:value="0.112443733216962">
            <text:p>0,1124437332</text:p>
          </table:table-cell>
          <table:table-cell table:style-name="ce310" table:formula="of:=[.L18]/c_qe" office:value-type="float" office:value="0.0944839702725912">
            <text:p>0,0944839703</text:p>
          </table:table-cell>
          <table:table-cell table:style-name="ce310" table:formula="of:=[.M18]/c_qe" office:value-type="float" office:value="0.000013605691719255">
            <text:p>1,3605691719255E-005</text:p>
          </table:table-cell>
          <table:table-cell table:style-name="ce367" table:formula="of:=[.N18]/c_qe" office:value-type="float" office:value="0.00000000000013605691719255">
            <text:p>1,3605691719255E-013</text:p>
          </table:table-cell>
          <table:table-cell table:style-name="ce378" table:number-columns-repeated="1010"/>
        </table:table-row>
        <table:table-row table:style-name="ro3">
          <table:table-cell table:style-name="ce292" office:value-type="string">
            <text:p>E klass eV</text:p>
          </table:table-cell>
          <table:table-cell table:style-name="ce310" table:formula="of:=[.B19]/c_qe" office:value-type="float" office:value="13.605691719255">
            <text:p>13,6056917193</text:p>
          </table:table-cell>
          <table:table-cell table:style-name="ce310" table:formula="of:=[.C19]/c_qe" office:value-type="float" office:value="3.40142292981375">
            <text:p>3,4014229298</text:p>
          </table:table-cell>
          <table:table-cell table:style-name="ce310" table:formula="of:=[.D19]/c_qe" office:value-type="float" office:value="1.51174352436167">
            <text:p>1,5117435244</text:p>
          </table:table-cell>
          <table:table-cell table:style-name="ce310" table:formula="of:=[.E19]/c_qe" office:value-type="float" office:value="0.850355732453437">
            <text:p>0,8503557325</text:p>
          </table:table-cell>
          <table:table-cell table:style-name="ce310" table:formula="of:=[.F19]/c_qe" office:value-type="float" office:value="0.5442276687702">
            <text:p>0,5442276688</text:p>
          </table:table-cell>
          <table:table-cell table:style-name="ce310" table:formula="of:=[.G19]/c_qe" office:value-type="float" office:value="0.377935881090416">
            <text:p>0,3779358811</text:p>
          </table:table-cell>
          <table:table-cell table:style-name="ce310" table:formula="of:=[.H19]/c_qe" office:value-type="float" office:value="0.277667177943979">
            <text:p>0,2776671779</text:p>
          </table:table-cell>
          <table:table-cell table:style-name="ce310" table:formula="of:=[.I19]/c_qe" office:value-type="float" office:value="0.212588933113359">
            <text:p>0,2125889331</text:p>
          </table:table-cell>
          <table:table-cell table:style-name="ce310" table:formula="of:=[.J19]/c_qe" office:value-type="float" office:value="0.13605691719255">
            <text:p>0,1360569172</text:p>
          </table:table-cell>
          <table:table-cell table:style-name="ce310" table:formula="of:=[.K19]/c_qe" office:value-type="float" office:value="0.112443733216983">
            <text:p>0,1124437332</text:p>
          </table:table-cell>
          <table:table-cell table:style-name="ce310" table:formula="of:=[.L19]/c_qe" office:value-type="float" office:value="0.0944839702726041">
            <text:p>0,0944839703</text:p>
          </table:table-cell>
          <table:table-cell table:style-name="ce310" table:formula="of:=[.M19]/c_qe" office:value-type="float" office:value="0.000013605691719255">
            <text:p>1,3605691719255E-005</text:p>
          </table:table-cell>
          <table:table-cell table:style-name="ce367" table:formula="of:=[.N19]/c_qe" office:value-type="float" office:value="0.00000000000013605691719255">
            <text:p>1,3605691719255E-013</text:p>
          </table:table-cell>
          <table:table-cell table:style-name="ce378" table:number-columns-repeated="1010"/>
        </table:table-row>
        <table:table-row table:style-name="ro3">
          <table:table-cell table:style-name="ce293" office:value-type="string">
            <text:p>f dyn</text:p>
          </table:table-cell>
          <table:table-cell table:style-name="ce311" table:formula="of:=[.B18]/c_h" office:value-type="float" office:value="3.28984194716614E+015">
            <text:p>3,28984E+15</text:p>
          </table:table-cell>
          <table:table-cell table:style-name="ce311" table:formula="of:=[.C18]/c_h" office:value-type="float" office:value="822460488978515">
            <text:p>8,22460E+14</text:p>
          </table:table-cell>
          <table:table-cell table:style-name="ce311" table:formula="of:=[.D18]/c_h" office:value-type="float" office:value="365537995153553">
            <text:p>3,65538E+14</text:p>
          </table:table-cell>
          <table:table-cell table:style-name="ce311" table:formula="of:=[.E18]/c_h" office:value-type="float" office:value="205615122278795">
            <text:p>2,05615E+14</text:p>
          </table:table-cell>
          <table:table-cell table:style-name="ce311" table:formula="of:=[.F18]/c_h" office:value-type="float" office:value="131593678259289">
            <text:p>1,31594E+14</text:p>
          </table:table-cell>
          <table:table-cell table:style-name="ce311" table:formula="of:=[.G18]/c_h" office:value-type="float" office:value="91384498791387.7">
            <text:p>9,13845E+13</text:p>
          </table:table-cell>
          <table:table-cell table:style-name="ce311" table:formula="of:=[.H18]/c_h" office:value-type="float" office:value="67139631765168.7">
            <text:p>6,71396E+13</text:p>
          </table:table-cell>
          <table:table-cell table:style-name="ce311" table:formula="of:=[.I18]/c_h" office:value-type="float" office:value="51403780570232.5">
            <text:p>5,14038E+13</text:p>
          </table:table-cell>
          <table:table-cell table:style-name="ce311" table:formula="of:=[.J18]/c_h" office:value-type="float" office:value="32898419564962.2">
            <text:p>3,28984E+13</text:p>
          </table:table-cell>
          <table:table-cell table:style-name="ce311" table:formula="of:=[.K18]/c_h" office:value-type="float" office:value="27188776499971.2">
            <text:p>2,71888E+13</text:p>
          </table:table-cell>
          <table:table-cell table:style-name="ce311" table:formula="of:=[.L18]/c_h" office:value-type="float" office:value="22846124697893.8">
            <text:p>2,28461E+13</text:p>
          </table:table-cell>
          <table:table-cell table:style-name="ce311" table:formula="of:=[.M18]/c_h" office:value-type="float" office:value="3289841956.49716">
            <text:p>3,28984E+09</text:p>
          </table:table-cell>
          <table:table-cell table:style-name="ce368" table:formula="of:=[.N18]/c_h" office:value-type="float" office:value="32.8984195649716">
            <text:p>3,28984E+01</text:p>
          </table:table-cell>
          <table:table-cell table:style-name="ce379" table:number-columns-repeated="1010"/>
        </table:table-row>
        <table:table-row table:style-name="ro3">
          <table:table-cell table:style-name="ce293" office:value-type="string">
            <text:p>f klass</text:p>
          </table:table-cell>
          <table:table-cell table:style-name="ce311" table:formula="of:=[.B19]/c_h" office:value-type="float" office:value="3.28984195649715E+015">
            <text:p>3,28984E+15</text:p>
          </table:table-cell>
          <table:table-cell table:style-name="ce311" table:formula="of:=[.C19]/c_h" office:value-type="float" office:value="822460489124288">
            <text:p>8,22460E+14</text:p>
          </table:table-cell>
          <table:table-cell table:style-name="ce311" table:formula="of:=[.D19]/c_h" office:value-type="float" office:value="365537995166350">
            <text:p>3,65538E+14</text:p>
          </table:table-cell>
          <table:table-cell table:style-name="ce311" table:formula="of:=[.E19]/c_h" office:value-type="float" office:value="205615122281072">
            <text:p>2,05615E+14</text:p>
          </table:table-cell>
          <table:table-cell table:style-name="ce311" table:formula="of:=[.F19]/c_h" office:value-type="float" office:value="131593678259886">
            <text:p>1,31594E+14</text:p>
          </table:table-cell>
          <table:table-cell table:style-name="ce311" table:formula="of:=[.G19]/c_h" office:value-type="float" office:value="91384498791587.6">
            <text:p>9,13845E+13</text:p>
          </table:table-cell>
          <table:table-cell table:style-name="ce311" table:formula="of:=[.H19]/c_h" office:value-type="float" office:value="67139631765248">
            <text:p>6,71396E+13</text:p>
          </table:table-cell>
          <table:table-cell table:style-name="ce311" table:formula="of:=[.I19]/c_h" office:value-type="float" office:value="51403780570268">
            <text:p>5,14038E+13</text:p>
          </table:table-cell>
          <table:table-cell table:style-name="ce311" table:formula="of:=[.J19]/c_h" office:value-type="float" office:value="32898419564971.5">
            <text:p>3,28984E+13</text:p>
          </table:table-cell>
          <table:table-cell table:style-name="ce311" table:formula="of:=[.K19]/c_h" office:value-type="float" office:value="27188776499976.5">
            <text:p>2,71888E+13</text:p>
          </table:table-cell>
          <table:table-cell table:style-name="ce311" table:formula="of:=[.L19]/c_h" office:value-type="float" office:value="22846124697896.9">
            <text:p>2,28461E+13</text:p>
          </table:table-cell>
          <table:table-cell table:style-name="ce311" table:formula="of:=[.M19]/c_h" office:value-type="float" office:value="3289841956.49715">
            <text:p>3,28984E+09</text:p>
          </table:table-cell>
          <table:table-cell table:style-name="ce368" table:formula="of:=[.N19]/c_h" office:value-type="float" office:value="32.8984195649715">
            <text:p>3,28984E+01</text:p>
          </table:table-cell>
          <table:table-cell table:style-name="ce379" table:number-columns-repeated="1010"/>
        </table:table-row>
        <table:table-row table:style-name="ro3">
          <table:table-cell table:style-name="ce294" office:value-type="string">
            <text:p>wellenlänge dyn in <text:span text:style-name="T7">Å</text:span></text:p>
          </table:table-cell>
          <table:table-cell table:style-name="ce312" table:formula="of:=c_c/[.B22]*10000000000" office:value-type="float" office:value="911.267054206785">
            <text:p>911,2670542068</text:p>
          </table:table-cell>
          <table:table-cell table:style-name="ce312" table:formula="of:=c_c/[.C22]*10000000000" office:value-type="float" office:value="3645.06820713465">
            <text:p>3645,0682071347</text:p>
          </table:table-cell>
          <table:table-cell table:style-name="ce312" table:formula="of:=c_c/[.D22]*10000000000" office:value-type="float" office:value="8201.40346488645">
            <text:p>8201,4034648865</text:p>
          </table:table-cell>
          <table:table-cell table:style-name="ce312" table:formula="of:=c_c/[.E22]*10000000000" office:value-type="float" office:value="14580.2728261159">
            <text:p>14580,2728261159</text:p>
          </table:table-cell>
          <table:table-cell table:style-name="ce312" table:formula="of:=c_c/[.F22]*10000000000" office:value-type="float" office:value="22781.6762906571">
            <text:p>22781,6762906571</text:p>
          </table:table-cell>
          <table:table-cell table:style-name="ce312" table:formula="of:=c_c/[.G22]*10000000000" office:value-type="float" office:value="32805.6138584691">
            <text:p>32805,6138584691</text:p>
          </table:table-cell>
          <table:table-cell table:style-name="ce312" table:formula="of:=c_c/[.H22]*10000000000" office:value-type="float" office:value="44652.085529538">
            <text:p>44652,085529538</text:p>
          </table:table-cell>
          <table:table-cell table:style-name="ce312" table:formula="of:=c_c/[.I22]*10000000000" office:value-type="float" office:value="58321.0913038578">
            <text:p>58321,0913038578</text:p>
          </table:table-cell>
          <table:table-cell table:style-name="ce312" table:formula="of:=c_c/[.J22]*10000000000" office:value-type="float" office:value="91126.7051622406">
            <text:p>91126,7051622406</text:p>
          </table:table-cell>
          <table:table-cell table:style-name="ce312" table:formula="of:=c_c/[.K22]*10000000000" office:value-type="float" office:value="110263.313246301">
            <text:p>110263,313246301</text:p>
          </table:table-cell>
          <table:table-cell table:style-name="ce312" table:formula="of:=c_c/[.L22]*10000000000" office:value-type="float" office:value="131222.455433607">
            <text:p>131222,455433607</text:p>
          </table:table-cell>
          <table:table-cell table:style-name="ce312" table:formula="of:=c_c/[.M22]*10000000000" office:value-type="float" office:value="911267051.622147">
            <text:p>911267051,622147</text:p>
          </table:table-cell>
          <table:table-cell table:style-name="ce369" table:formula="of:=c_c/[.N22]*10000000000" office:value-type="float" office:value="9.11267051622148E+016">
            <text:p>91126705162214800</text:p>
          </table:table-cell>
          <table:table-cell table:style-name="ce378" table:number-columns-repeated="1010"/>
        </table:table-row>
        <table:table-row table:style-name="ro3">
          <table:table-cell table:style-name="ce295" office:value-type="string">
            <text:p>wellenlänge klass in <text:span text:style-name="T7">Å</text:span></text:p>
          </table:table-cell>
          <table:table-cell table:style-name="ce313" table:formula="of:=c_c/[.B23]*10000000000" office:value-type="float" office:value="911.267051622148">
            <text:p>911,2670516221</text:p>
          </table:table-cell>
          <table:table-cell table:style-name="ce313" table:formula="of:=c_c/[.C23]*10000000000" office:value-type="float" office:value="3645.06820648859">
            <text:p>3645,0682064886</text:p>
          </table:table-cell>
          <table:table-cell table:style-name="ce313" table:formula="of:=c_c/[.D23]*10000000000" office:value-type="float" office:value="8201.40346459933">
            <text:p>8201,4034645993</text:p>
          </table:table-cell>
          <table:table-cell table:style-name="ce313" table:formula="of:=c_c/[.E23]*10000000000" office:value-type="float" office:value="14580.2728259544">
            <text:p>14580,2728259544</text:p>
          </table:table-cell>
          <table:table-cell table:style-name="ce313" table:formula="of:=c_c/[.F23]*10000000000" office:value-type="float" office:value="22781.6762905537">
            <text:p>22781,6762905537</text:p>
          </table:table-cell>
          <table:table-cell table:style-name="ce313" table:formula="of:=c_c/[.G23]*10000000000" office:value-type="float" office:value="32805.6138583973">
            <text:p>32805,6138583973</text:p>
          </table:table-cell>
          <table:table-cell table:style-name="ce313" table:formula="of:=c_c/[.H23]*10000000000" office:value-type="float" office:value="44652.0855294853">
            <text:p>44652,0855294853</text:p>
          </table:table-cell>
          <table:table-cell table:style-name="ce313" table:formula="of:=c_c/[.I23]*10000000000" office:value-type="float" office:value="58321.0913038175">
            <text:p>58321,0913038175</text:p>
          </table:table-cell>
          <table:table-cell table:style-name="ce313" table:formula="of:=c_c/[.J23]*10000000000" office:value-type="float" office:value="91126.7051622148">
            <text:p>91126,7051622148</text:p>
          </table:table-cell>
          <table:table-cell table:style-name="ce313" table:formula="of:=c_c/[.K23]*10000000000" office:value-type="float" office:value="110263.31324628">
            <text:p>110263,31324628</text:p>
          </table:table-cell>
          <table:table-cell table:style-name="ce313" table:formula="of:=c_c/[.L23]*10000000000" office:value-type="float" office:value="131222.455433589">
            <text:p>131222,455433589</text:p>
          </table:table-cell>
          <table:table-cell table:style-name="ce313" table:formula="of:=c_c/[.M23]*10000000000" office:value-type="float" office:value="911267051.622148">
            <text:p>911267051,622148</text:p>
          </table:table-cell>
          <table:table-cell table:style-name="ce370" table:formula="of:=c_c/[.N23]*10000000000" office:value-type="float" office:value="9.11267051622148E+016">
            <text:p>91126705162214800</text:p>
          </table:table-cell>
          <table:table-cell table:number-columns-repeated="1010"/>
        </table:table-row>
        <table:table-row table:style-name="ro3">
          <table:table-cell table:style-name="ce296" office:value-type="string">
            <text:p>delta E dyn von 1 nach n</text:p>
          </table:table-cell>
          <table:table-cell table:style-name="ce314"/>
          <table:table-cell table:style-name="ce314" table:formula="of:=[.$B$18]-[.C$18]" office:value-type="float" office:value="1.63490392119306E-018">
            <text:p>1,63490392119306E-018</text:p>
          </table:table-cell>
          <table:table-cell table:style-name="ce314" table:formula="of:=[.$B$18]-[.D$18]" office:value-type="float" office:value="1.93766390763815E-018">
            <text:p>1,93766390763815E-018</text:p>
          </table:table-cell>
          <table:table-cell table:style-name="ce314" table:formula="of:=[.$B$18]-[.E$18]" office:value-type="float" office:value="2.0436299029178E-018">
            <text:p>2,0436299029178E-018</text:p>
          </table:table-cell>
          <table:table-cell table:style-name="ce314" table:formula="of:=[.$B$18]-[.F$18]" office:value-type="float" office:value="2.09267702073506E-018">
            <text:p>2,09267702073506E-018</text:p>
          </table:table-cell>
          <table:table-cell table:style-name="ce314" table:formula="of:=[.$B$18]-[.G$18]" office:value-type="float" office:value="2.11931989954972E-018">
            <text:p>2,11931989954972E-018</text:p>
          </table:table-cell>
          <table:table-cell table:style-name="ce314" table:formula="of:=[.$B$18]-[.H$18]" office:value-type="float" office:value="2.13538471516161E-018">
            <text:p>2,13538471516161E-018</text:p>
          </table:table-cell>
          <table:table-cell table:style-name="ce314" table:formula="of:=[.$B$18]-[.I$18]" office:value-type="float" office:value="2.14581139837127E-018">
            <text:p>2,14581139837127E-018</text:p>
          </table:table-cell>
          <table:table-cell table:style-name="ce314" table:formula="of:=[.$B$18]-[.J$18]" office:value-type="float" office:value="2.15807317782585E-018">
            <text:p>2,15807317782585E-018</text:p>
          </table:table-cell>
          <table:table-cell table:style-name="ce314" table:formula="of:=[.$B$18]-[.K$18]" office:value-type="float" office:value="2.16185642658318E-018">
            <text:p>2,16185642658318E-018</text:p>
          </table:table-cell>
          <table:table-cell table:style-name="ce314" table:formula="of:=[.$B$18]-[.L$18]" office:value-type="float" office:value="2.16473389752957E-018">
            <text:p>2,16473389752957E-018</text:p>
          </table:table-cell>
          <table:table-cell table:style-name="ce314" table:formula="of:=[.$B$18]-[.M$18]" office:value-type="float" office:value="2.17986971698433E-018">
            <text:p>2,17986971698433E-018</text:p>
          </table:table-cell>
          <table:table-cell table:style-name="ce371" table:formula="of:=[.$B$18]-[.N$18]" office:value-type="float" office:value="2.17987189685621E-018">
            <text:p>2,17987189685621E-018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delta E klass von 1 nach n</text:p>
          </table:table-cell>
          <table:table-cell/>
          <table:table-cell table:style-name="ce324" table:formula="of:=[.$B$19]-[.C$19]" office:value-type="float" office:value="1.63490392727927E-018">
            <text:p>1,63490392727927E-018</text:p>
          </table:table-cell>
          <table:table-cell table:style-name="ce324" table:formula="of:=[.$B$19]-[.D$19]" office:value-type="float" office:value="1.93766391381247E-018">
            <text:p>1,93766391381247E-018</text:p>
          </table:table-cell>
          <table:table-cell table:style-name="ce324" table:formula="of:=[.$B$19]-[.E$19]" office:value-type="float" office:value="2.04362990909909E-018">
            <text:p>2,04362990909909E-018</text:p>
          </table:table-cell>
          <table:table-cell table:style-name="ce324" table:formula="of:=[.$B$19]-[.F$19]" office:value-type="float" office:value="2.09267702691746E-018">
            <text:p>2,09267702691746E-018</text:p>
          </table:table-cell>
          <table:table-cell table:style-name="ce324" table:formula="of:=[.$B$19]-[.G$19]" office:value-type="float" office:value="2.11931990573238E-018">
            <text:p>2,11931990573238E-018</text:p>
          </table:table-cell>
          <table:table-cell table:style-name="ce324" table:formula="of:=[.$B$19]-[.H$19]" office:value-type="float" office:value="2.13538472134435E-018">
            <text:p>2,13538472134435E-018</text:p>
          </table:table-cell>
          <table:table-cell table:style-name="ce324" table:formula="of:=[.$B$19]-[.I$19]" office:value-type="float" office:value="2.14581140455404E-018">
            <text:p>2,14581140455404E-018</text:p>
          </table:table-cell>
          <table:table-cell table:style-name="ce324" table:formula="of:=[.$B$19]-[.J$19]" office:value-type="float" office:value="2.15807318400863E-018">
            <text:p>2,15807318400863E-018</text:p>
          </table:table-cell>
          <table:table-cell table:style-name="ce324" table:formula="of:=[.$B$19]-[.K$19]" office:value-type="float" office:value="2.16185643276597E-018">
            <text:p>2,16185643276597E-018</text:p>
          </table:table-cell>
          <table:table-cell table:style-name="ce324" table:formula="of:=[.$B$19]-[.L$19]" office:value-type="float" office:value="2.16473390371236E-018">
            <text:p>2,16473390371236E-018</text:p>
          </table:table-cell>
          <table:table-cell table:style-name="ce324" table:formula="of:=[.$B$19]-[.M$19]" office:value-type="float" office:value="2.17986972316712E-018">
            <text:p>2,17986972316712E-018</text:p>
          </table:table-cell>
          <table:table-cell table:style-name="ce360" table:formula="of:=[.$B$19]-[.N$19]" office:value-type="float" office:value="2.179871903039E-018">
            <text:p>2,179871903039E-018</text:p>
          </table:table-cell>
          <table:table-cell table:number-columns-repeated="1010"/>
        </table:table-row>
        <table:table-row table:style-name="ro3">
          <table:table-cell table:style-name="ce292" office:value-type="string">
            <text:p>E dyn eV</text:p>
          </table:table-cell>
          <table:table-cell table:style-name="ce315"/>
          <table:table-cell table:style-name="ce329" table:formula="of:=[.C26]/c_qe" office:value-type="float" office:value="10.2042687514541">
            <text:p>10,20</text:p>
          </table:table-cell>
          <table:table-cell table:style-name="ce340" table:formula="of:=[.D26]/c_qe" office:value-type="float" office:value="12.0939481563563">
            <text:p>12,09</text:p>
          </table:table-cell>
          <table:table-cell table:style-name="ce343" table:formula="of:=[.E26]/c_qe" office:value-type="float" office:value="12.755335948221">
            <text:p>12,76</text:p>
          </table:table-cell>
          <table:table-cell table:style-name="ce329" table:formula="of:=[.F26]/c_qe" office:value-type="float" office:value="13.0614640118973">
            <text:p>13,06</text:p>
          </table:table-cell>
          <table:table-cell table:style-name="ce340" table:formula="of:=[.G26]/c_qe" office:value-type="float" office:value="13.2277557995754">
            <text:p>13,23</text:p>
          </table:table-cell>
          <table:table-cell table:style-name="ce343" table:formula="of:=[.H26]/c_qe" office:value-type="float" office:value="13.3280245027214">
            <text:p>13,33</text:p>
          </table:table-cell>
          <table:table-cell table:style-name="ce353" table:formula="of:=[.I26]/c_qe" office:value-type="float" office:value="13.3931027475518">
            <text:p>13,39</text:p>
          </table:table-cell>
          <table:table-cell table:style-name="ce340" table:formula="of:=[.J26]/c_qe" office:value-type="float" office:value="13.4696347634725">
            <text:p>13,47</text:p>
          </table:table-cell>
          <table:table-cell table:style-name="ce353" table:formula="of:=[.K26]/c_qe" office:value-type="float" office:value="13.4932479474481">
            <text:p>13,49</text:p>
          </table:table-cell>
          <table:table-cell table:style-name="ce353" table:formula="of:=[.L26]/c_qe" office:value-type="float" office:value="13.5112077103924">
            <text:p>13,51</text:p>
          </table:table-cell>
          <table:table-cell table:style-name="ce329" table:formula="of:=[.M26]/c_qe" office:value-type="float" office:value="13.6056780749733">
            <text:p>13,61</text:p>
          </table:table-cell>
          <table:table-cell table:style-name="ce372" table:formula="of:=[.N26]/c_qe" office:value-type="float" office:value="13.6056916806649">
            <text:p>13,61</text:p>
          </table:table-cell>
          <table:table-cell table:style-name="ce378" table:number-columns-repeated="1010"/>
        </table:table-row>
        <table:table-row table:style-name="ro3">
          <table:table-cell table:style-name="ce292" office:value-type="string">
            <text:p>E klass eV</text:p>
          </table:table-cell>
          <table:table-cell table:style-name="ce316"/>
          <table:table-cell table:style-name="ce329" table:formula="of:=[.C27]/c_qe" office:value-type="float" office:value="10.2042687894412">
            <text:p>10,20</text:p>
          </table:table-cell>
          <table:table-cell table:style-name="ce340" table:formula="of:=[.D27]/c_qe" office:value-type="float" office:value="12.0939481948933">
            <text:p>12,09</text:p>
          </table:table-cell>
          <table:table-cell table:style-name="ce343" table:formula="of:=[.E27]/c_qe" office:value-type="float" office:value="12.7553359868016">
            <text:p>12,76</text:p>
          </table:table-cell>
          <table:table-cell table:style-name="ce329" table:formula="of:=[.F27]/c_qe" office:value-type="float" office:value="13.0614640504848">
            <text:p>13,06</text:p>
          </table:table-cell>
          <table:table-cell table:style-name="ce340" table:formula="of:=[.G27]/c_qe" office:value-type="float" office:value="13.2277558381646">
            <text:p>13,23</text:p>
          </table:table-cell>
          <table:table-cell table:style-name="ce343" table:formula="of:=[.H27]/c_qe" office:value-type="float" office:value="13.328024541311">
            <text:p>13,33</text:p>
          </table:table-cell>
          <table:table-cell table:style-name="ce353" table:formula="of:=[.I27]/c_qe" office:value-type="float" office:value="13.3931027861416">
            <text:p>13,39</text:p>
          </table:table-cell>
          <table:table-cell table:style-name="ce340" table:formula="of:=[.J27]/c_qe" office:value-type="float" office:value="13.4696348020624">
            <text:p>13,47</text:p>
          </table:table-cell>
          <table:table-cell table:style-name="ce353" table:formula="of:=[.K27]/c_qe" office:value-type="float" office:value="13.493247986038">
            <text:p>13,49</text:p>
          </table:table-cell>
          <table:table-cell table:style-name="ce353" table:formula="of:=[.L27]/c_qe" office:value-type="float" office:value="13.5112077489824">
            <text:p>13,51</text:p>
          </table:table-cell>
          <table:table-cell table:style-name="ce329" table:formula="of:=[.M27]/c_qe" office:value-type="float" office:value="13.6056781135633">
            <text:p>13,61</text:p>
          </table:table-cell>
          <table:table-cell table:style-name="ce372" table:formula="of:=[.N27]/c_qe" office:value-type="float" office:value="13.6056917192549">
            <text:p>13,61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f dyn</text:p>
          </table:table-cell>
          <table:table-cell table:style-name="ce303"/>
          <table:table-cell table:style-name="ce324" table:formula="of:=[.C26]/c_h" office:value-type="float" office:value="2.46738145818762E+015">
            <text:p>2467381458187620</text:p>
          </table:table-cell>
          <table:table-cell table:style-name="ce336" table:formula="of:=[.D26]/c_h" office:value-type="float" office:value="2.92430395201259E+015">
            <text:p>2924303952012590</text:p>
          </table:table-cell>
          <table:table-cell table:style-name="ce303" table:formula="of:=[.E26]/c_h" office:value-type="float" office:value="3.08422682488734E+015">
            <text:p>3084226824887340</text:p>
          </table:table-cell>
          <table:table-cell table:style-name="ce324" table:formula="of:=[.F26]/c_h" office:value-type="float" office:value="3.15824826890685E+015">
            <text:p>3158248268906850</text:p>
          </table:table-cell>
          <table:table-cell table:style-name="ce336" table:formula="of:=[.G26]/c_h" office:value-type="float" office:value="3.19845744837475E+015">
            <text:p>3198457448374750</text:p>
          </table:table-cell>
          <table:table-cell table:style-name="ce303" table:formula="of:=[.H26]/c_h" office:value-type="float" office:value="3.22270231540097E+015">
            <text:p>3222702315400970</text:p>
          </table:table-cell>
          <table:table-cell table:formula="of:=[.I26]/c_h" office:value-type="float" office:value="3.23843816659591E+015">
            <text:p>3238438166595910</text:p>
          </table:table-cell>
          <table:table-cell table:style-name="ce336" table:formula="of:=[.J26]/c_h" office:value-type="float" office:value="3.25694352760118E+015">
            <text:p>3256943527601180</text:p>
          </table:table-cell>
          <table:table-cell table:formula="of:=[.K26]/c_h" office:value-type="float" office:value="3.26265317066617E+015">
            <text:p>3262653170666170</text:p>
          </table:table-cell>
          <table:table-cell table:formula="of:=[.L26]/c_h" office:value-type="float" office:value="3.26699582246825E+015">
            <text:p>3266995822468250</text:p>
          </table:table-cell>
          <table:table-cell table:style-name="ce324" table:formula="of:=[.M26]/c_h" office:value-type="float" office:value="3.28983865732418E+015">
            <text:p>3289838657324180</text:p>
          </table:table-cell>
          <table:table-cell table:style-name="ce373" table:formula="of:=[.N26]/c_h" office:value-type="float" office:value="3.28984194716611E+015">
            <text:p>3,2898419E+15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f klass</text:p>
          </table:table-cell>
          <table:table-cell table:style-name="ce303"/>
          <table:table-cell table:style-name="ce324" table:formula="of:=[.C27]/c_h" office:value-type="float" office:value="2.46738146737287E+015">
            <text:p>2467381467372870</text:p>
          </table:table-cell>
          <table:table-cell table:style-name="ce336" table:formula="of:=[.D27]/c_h" office:value-type="float" office:value="2.9243039613308E+015">
            <text:p>2924303961330800</text:p>
          </table:table-cell>
          <table:table-cell table:style-name="ce303" table:formula="of:=[.E27]/c_h" office:value-type="float" office:value="3.08422683421608E+015">
            <text:p>3084226834216080</text:p>
          </table:table-cell>
          <table:table-cell table:style-name="ce324" table:formula="of:=[.F27]/c_h" office:value-type="float" office:value="3.15824827823727E+015">
            <text:p>3158248278237270</text:p>
          </table:table-cell>
          <table:table-cell table:style-name="ce336" table:formula="of:=[.G27]/c_h" office:value-type="float" office:value="3.19845745770557E+015">
            <text:p>3198457457705570</text:p>
          </table:table-cell>
          <table:table-cell table:style-name="ce303" table:formula="of:=[.H27]/c_h" office:value-type="float" office:value="3.22270232473191E+015">
            <text:p>3222702324731910</text:p>
          </table:table-cell>
          <table:table-cell table:formula="of:=[.I27]/c_h" office:value-type="float" office:value="3.23843817592689E+015">
            <text:p>3238438175926890</text:p>
          </table:table-cell>
          <table:table-cell table:style-name="ce336" table:formula="of:=[.J27]/c_h" office:value-type="float" office:value="3.25694353693218E+015">
            <text:p>3256943536932180</text:p>
          </table:table-cell>
          <table:table-cell table:formula="of:=[.K27]/c_h" office:value-type="float" office:value="3.26265317999718E+015">
            <text:p>3262653179997180</text:p>
          </table:table-cell>
          <table:table-cell table:formula="of:=[.L27]/c_h" office:value-type="float" office:value="3.26699583179926E+015">
            <text:p>3266995831799260</text:p>
          </table:table-cell>
          <table:table-cell table:style-name="ce324" table:formula="of:=[.M27]/c_h" office:value-type="float" office:value="3.2898386666552E+015">
            <text:p>3289838666655200</text:p>
          </table:table-cell>
          <table:table-cell table:style-name="ce373" table:formula="of:=[.N27]/c_h" office:value-type="float" office:value="3.28984195649712E+015">
            <text:p>3,2898420E+15</text:p>
          </table:table-cell>
          <table:table-cell table:number-columns-repeated="1010"/>
        </table:table-row>
        <table:table-row table:style-name="ro3">
          <table:table-cell table:style-name="ce294" office:value-type="string">
            <text:p>wellenlänge dyn in <text:span text:style-name="T7">Å</text:span></text:p>
          </table:table-cell>
          <table:table-cell table:style-name="ce317"/>
          <table:table-cell table:style-name="ce330" table:formula="of:=c_c/[.C30]*10000000000" office:value-type="float" office:value="1215.02274001932">
            <text:p>1.215,0227</text:p>
          </table:table-cell>
          <table:table-cell table:style-name="ce341" table:formula="of:=c_c/[.D30]*10000000000" office:value-type="float" office:value="1025.17543634161">
            <text:p>1.025,1754</text:p>
          </table:table-cell>
          <table:table-cell table:style-name="ce344" table:formula="of:=c_c/[.E30]*10000000000" office:value-type="float" office:value="972.018191336982">
            <text:p>972,0182</text:p>
          </table:table-cell>
          <table:table-cell table:style-name="ce330" table:formula="of:=c_c/[.F30]*10000000000" office:value-type="float" office:value="949.236514910735">
            <text:p>949,2365</text:p>
          </table:table-cell>
          <table:table-cell table:style-name="ce341" table:formula="of:=c_c/[.G30]*10000000000" office:value-type="float" office:value="937.303255831448">
            <text:p>937,3033</text:p>
          </table:table-cell>
          <table:table-cell table:style-name="ce344" table:formula="of:=c_c/[.H30]*10000000000" office:value-type="float" office:value="930.251784557705">
            <text:p>930,2518</text:p>
          </table:table-cell>
          <table:table-cell table:style-name="ce330" table:formula="of:=c_c/[.I30]*10000000000" office:value-type="float" office:value="925.731610664433">
            <text:p>925,7316</text:p>
          </table:table-cell>
          <table:table-cell table:style-name="ce341" table:formula="of:=c_c/[.J30]*10000000000" office:value-type="float" office:value="920.471771952414">
            <text:p>920,4718</text:p>
          </table:table-cell>
          <table:table-cell table:style-name="ce330" table:formula="of:=c_c/[.K30]*10000000000" office:value-type="float" office:value="918.860946346891">
            <text:p>918,8609</text:p>
          </table:table-cell>
          <table:table-cell table:style-name="ce330" table:formula="of:=c_c/[.L30]*10000000000" office:value-type="float" office:value="917.639551107549">
            <text:p>917,6396</text:p>
          </table:table-cell>
          <table:table-cell table:style-name="ce330" table:formula="of:=c_c/[.M30]*10000000000" office:value-type="float" office:value="911.267965474753">
            <text:p>911,2680</text:p>
          </table:table-cell>
          <table:table-cell table:style-name="ce374" table:formula="of:=c_c/[.N30]*10000000000" office:value-type="float" office:value="911.267054206794">
            <text:p>9,112671E+02</text:p>
          </table:table-cell>
          <table:table-cell table:style-name="ce378" table:number-columns-repeated="1010"/>
        </table:table-row>
        <table:table-row table:style-name="ro3">
          <table:table-cell table:style-name="ce297" office:value-type="string">
            <text:p>wellenlänge klass in <text:span text:style-name="T7">Å</text:span></text:p>
          </table:table-cell>
          <table:table-cell table:style-name="ce318"/>
          <table:table-cell table:style-name="ce331" table:formula="of:=c_c/[.C31]*10000000000" office:value-type="float" office:value="1215.0227354962">
            <text:p>1.215,0227</text:p>
          </table:table-cell>
          <table:table-cell table:style-name="ce342" table:formula="of:=c_c/[.D31]*10000000000" office:value-type="float" office:value="1025.17543307492">
            <text:p>1.025,1754</text:p>
          </table:table-cell>
          <table:table-cell table:style-name="ce345" table:formula="of:=c_c/[.E31]*10000000000" office:value-type="float" office:value="972.018188396958">
            <text:p>972,0182</text:p>
          </table:table-cell>
          <table:table-cell table:style-name="ce331" table:formula="of:=c_c/[.F31]*10000000000" office:value-type="float" office:value="949.236512106404">
            <text:p>949,2365</text:p>
          </table:table-cell>
          <table:table-cell table:style-name="ce342" table:formula="of:=c_c/[.G31]*10000000000" office:value-type="float" office:value="937.303253097067">
            <text:p>937,3033</text:p>
          </table:table-cell>
          <table:table-cell table:style-name="ce345" table:formula="of:=c_c/[.H31]*10000000000" office:value-type="float" office:value="930.251781864276">
            <text:p>930,2518</text:p>
          </table:table-cell>
          <table:table-cell table:style-name="ce331" table:formula="of:=c_c/[.I31]*10000000000" office:value-type="float" office:value="925.731607997103">
            <text:p>925,7316</text:p>
          </table:table-cell>
          <table:table-cell table:style-name="ce342" table:formula="of:=c_c/[.J31]*10000000000" office:value-type="float" office:value="920.471769315301">
            <text:p>920,4718</text:p>
          </table:table-cell>
          <table:table-cell table:style-name="ce331" table:formula="of:=c_c/[.K31]*10000000000" office:value-type="float" office:value="918.860943718999">
            <text:p>918,8609</text:p>
          </table:table-cell>
          <table:table-cell table:style-name="ce331" table:formula="of:=c_c/[.L31]*10000000000" office:value-type="float" office:value="917.639548486639">
            <text:p>917,6395</text:p>
          </table:table-cell>
          <table:table-cell table:style-name="ce331" table:formula="of:=c_c/[.M31]*10000000000" office:value-type="float" office:value="911.267962890111">
            <text:p>911,2680</text:p>
          </table:table-cell>
          <table:table-cell table:style-name="ce375" table:formula="of:=c_c/[.N31]*10000000000" office:value-type="float" office:value="911.267051622157">
            <text:p>9,112671E+02</text:p>
          </table:table-cell>
          <table:table-cell table:number-columns-repeated="1010"/>
        </table:table-row>
        <table:table-row table:style-name="ro3">
          <table:table-cell table:style-name="ce296" office:value-type="string">
            <text:p>delta E dyn von 2 nach n</text:p>
          </table:table-cell>
          <table:table-cell table:style-name="ce314" table:number-columns-repeated="2"/>
          <table:table-cell table:style-name="ce314" table:formula="of:=[.$C$18]-[.E$18]" office:value-type="float" office:value="4.08725981724736E-019">
            <text:p>4,08725981724736E-019</text:p>
          </table:table-cell>
          <table:table-cell table:style-name="ce314" table:formula="of:=[.$C$18]-[.F$18]" office:value-type="float" office:value="4.57773099542E-019">
            <text:p>4,57773099542E-019</text:p>
          </table:table-cell>
          <table:table-cell table:style-name="ce314" table:formula="of:=[.$C$18]-[.G$18]" office:value-type="float" office:value="4.84415978356659E-019">
            <text:p>4,84415978356659E-019</text:p>
          </table:table-cell>
          <table:table-cell table:style-name="ce314" table:formula="of:=[.$C$18]-[.H$18]" office:value-type="float" office:value="5.00480793968544E-019">
            <text:p>5,00480793968544E-019</text:p>
          </table:table-cell>
          <table:table-cell table:style-name="ce314" table:formula="of:=[.$C$18]-[.I$18]" office:value-type="float" office:value="5.10907477178204E-019">
            <text:p>5,10907477178204E-019</text:p>
          </table:table-cell>
          <table:table-cell table:style-name="ce314" table:formula="of:=[.$C$18]-[.J$18]" office:value-type="float" office:value="5.23169256632782E-019">
            <text:p>5,23169256632782E-019</text:p>
          </table:table-cell>
          <table:table-cell table:style-name="ce314" table:formula="of:=[.$C$18]-[.K$18]" office:value-type="float" office:value="5.26952505390119E-019">
            <text:p>5,26952505390119E-019</text:p>
          </table:table-cell>
          <table:table-cell table:style-name="ce314" table:formula="of:=[.$C$18]-[.L$18]" office:value-type="float" office:value="5.29829976336508E-019">
            <text:p>5,29829976336508E-019</text:p>
          </table:table-cell>
          <table:table-cell table:style-name="ce314" table:formula="of:=[.$C$18]-[.M$18]" office:value-type="float" office:value="5.44965795791263E-019">
            <text:p>5,44965795791263E-019</text:p>
          </table:table-cell>
          <table:table-cell table:style-name="ce314" table:formula="of:=[.$C$18]-[.N$18]" office:value-type="float" office:value="5.44967975663144E-019">
            <text:p>5,44967975663144E-019</text:p>
          </table:table-cell>
          <table:table-cell table:style-name="ce371" table:formula="of:=[.$C$18]-[.O$18]" office:value-type="float" office:value="5.44967975663166E-019">
            <text:p>5,44967975663166E-019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delta E klass von 2 nach n</text:p>
          </table:table-cell>
          <table:table-cell/>
          <table:table-cell table:style-name="ce324"/>
          <table:table-cell table:style-name="ce324" table:formula="of:=[.$C$19]-[.E$19]" office:value-type="float" office:value="4.08725981819817E-019">
            <text:p>4,08725981819817E-019</text:p>
          </table:table-cell>
          <table:table-cell table:style-name="ce324" table:formula="of:=[.$C$19]-[.F$19]" office:value-type="float" office:value="4.57773099638195E-019">
            <text:p>4,57773099638195E-019</text:p>
          </table:table-cell>
          <table:table-cell table:style-name="ce324" table:formula="of:=[.$C$19]-[.G$19]" office:value-type="float" office:value="4.84415978453117E-019">
            <text:p>4,84415978453117E-019</text:p>
          </table:table-cell>
          <table:table-cell table:style-name="ce324" table:formula="of:=[.$C$19]-[.H$19]" office:value-type="float" office:value="5.00480794065082E-019">
            <text:p>5,00480794065082E-019</text:p>
          </table:table-cell>
          <table:table-cell table:style-name="ce324" table:formula="of:=[.$C$19]-[.I$19]" office:value-type="float" office:value="5.10907477274771E-019">
            <text:p>5,10907477274771E-019</text:p>
          </table:table-cell>
          <table:table-cell table:style-name="ce324" table:formula="of:=[.$C$19]-[.J$19]" office:value-type="float" office:value="5.23169256729366E-019">
            <text:p>5,23169256729366E-019</text:p>
          </table:table-cell>
          <table:table-cell table:style-name="ce324" table:formula="of:=[.$C$19]-[.K$19]" office:value-type="float" office:value="5.26952505486706E-019">
            <text:p>5,26952505486706E-019</text:p>
          </table:table-cell>
          <table:table-cell table:style-name="ce324" table:formula="of:=[.$C$19]-[.L$19]" office:value-type="float" office:value="5.29829976433096E-019">
            <text:p>5,29829976433096E-019</text:p>
          </table:table-cell>
          <table:table-cell table:style-name="ce324" table:formula="of:=[.$C$19]-[.M$19]" office:value-type="float" office:value="5.44965795887853E-019">
            <text:p>5,44965795887853E-019</text:p>
          </table:table-cell>
          <table:table-cell table:style-name="ce324" table:formula="of:=[.$C$19]-[.N$19]" office:value-type="float" office:value="5.44967975759734E-019">
            <text:p>5,44967975759734E-019</text:p>
          </table:table-cell>
          <table:table-cell table:style-name="ce360" table:formula="of:=[.$C$19]-[.O$19]" office:value-type="float" office:value="5.44967975759756E-019">
            <text:p>5,44967975759756E-019</text:p>
          </table:table-cell>
          <table:table-cell table:number-columns-repeated="1010"/>
        </table:table-row>
        <table:table-row table:style-name="ro3">
          <table:table-cell table:style-name="ce292" office:value-type="string">
            <text:p>E dyn eV</text:p>
          </table:table-cell>
          <table:table-cell table:style-name="ce315"/>
          <table:table-cell table:style-name="ce329"/>
          <table:table-cell table:style-name="ce340" table:formula="of:=[.D34]/c_qe" office:value-type="float" office:value="2.55106719676686">
            <text:p>2,55</text:p>
          </table:table-cell>
          <table:table-cell table:style-name="ce343" table:formula="of:=[.E34]/c_qe" office:value-type="float" office:value="2.85719526044315">
            <text:p>2,86</text:p>
          </table:table-cell>
          <table:table-cell table:style-name="ce329" table:formula="of:=[.F34]/c_qe" office:value-type="float" office:value="3.02348704812129">
            <text:p>3,02</text:p>
          </table:table-cell>
          <table:table-cell table:style-name="ce340" table:formula="of:=[.G34]/c_qe" office:value-type="float" office:value="3.12375575126723">
            <text:p>3,12</text:p>
          </table:table-cell>
          <table:table-cell table:style-name="ce343" table:formula="of:=[.H34]/c_qe" office:value-type="float" office:value="3.18883399609766">
            <text:p>3,19</text:p>
          </table:table-cell>
          <table:table-cell table:style-name="ce353" table:formula="of:=[.I34]/c_qe" office:value-type="float" office:value="3.26536601201837">
            <text:p>3,27</text:p>
          </table:table-cell>
          <table:table-cell table:style-name="ce340" table:formula="of:=[.J34]/c_qe" office:value-type="float" office:value="3.28897919599392">
            <text:p>3,29</text:p>
          </table:table-cell>
          <table:table-cell table:style-name="ce353" table:formula="of:=[.K34]/c_qe" office:value-type="float" office:value="3.30693895893829">
            <text:p>3,31</text:p>
          </table:table-cell>
          <table:table-cell table:style-name="ce353" table:formula="of:=[.L34]/c_qe" office:value-type="float" office:value="3.40140932351916">
            <text:p>3,40</text:p>
          </table:table-cell>
          <table:table-cell table:style-name="ce329" table:formula="of:=[.M34]/c_qe" office:value-type="float" office:value="3.40142292921074">
            <text:p>3,40</text:p>
          </table:table-cell>
          <table:table-cell table:style-name="ce372" table:formula="of:=[.N34]/c_qe" office:value-type="float" office:value="3.40142292921088">
            <text:p>3,40</text:p>
          </table:table-cell>
          <table:table-cell table:number-columns-repeated="1010"/>
        </table:table-row>
        <table:table-row table:style-name="ro3">
          <table:table-cell table:style-name="ce292" office:value-type="string">
            <text:p>E klass eV</text:p>
          </table:table-cell>
          <table:table-cell table:style-name="ce316"/>
          <table:table-cell table:style-name="ce329"/>
          <table:table-cell table:style-name="ce340" table:formula="of:=[.D35]/c_qe" office:value-type="float" office:value="2.55106719736031">
            <text:p>2,55</text:p>
          </table:table-cell>
          <table:table-cell table:style-name="ce343" table:formula="of:=[.E35]/c_qe" office:value-type="float" office:value="2.85719526104355">
            <text:p>2,86</text:p>
          </table:table-cell>
          <table:table-cell table:style-name="ce329" table:formula="of:=[.F35]/c_qe" office:value-type="float" office:value="3.02348704872333">
            <text:p>3,02</text:p>
          </table:table-cell>
          <table:table-cell table:style-name="ce340" table:formula="of:=[.G35]/c_qe" office:value-type="float" office:value="3.12375575186977">
            <text:p>3,12</text:p>
          </table:table-cell>
          <table:table-cell table:style-name="ce343" table:formula="of:=[.H35]/c_qe" office:value-type="float" office:value="3.18883399670039">
            <text:p>3,19</text:p>
          </table:table-cell>
          <table:table-cell table:style-name="ce353" table:formula="of:=[.I35]/c_qe" office:value-type="float" office:value="3.2653660126212">
            <text:p>3,27</text:p>
          </table:table-cell>
          <table:table-cell table:style-name="ce340" table:formula="of:=[.J35]/c_qe" office:value-type="float" office:value="3.28897919659676">
            <text:p>3,29</text:p>
          </table:table-cell>
          <table:table-cell table:style-name="ce353" table:formula="of:=[.K35]/c_qe" office:value-type="float" office:value="3.30693895954114">
            <text:p>3,31</text:p>
          </table:table-cell>
          <table:table-cell table:style-name="ce353" table:formula="of:=[.L35]/c_qe" office:value-type="float" office:value="3.40140932412203">
            <text:p>3,40</text:p>
          </table:table-cell>
          <table:table-cell table:style-name="ce329" table:formula="of:=[.M35]/c_qe" office:value-type="float" office:value="3.40142292981361">
            <text:p>3,40</text:p>
          </table:table-cell>
          <table:table-cell table:style-name="ce372" table:formula="of:=[.N35]/c_qe" office:value-type="float" office:value="3.40142292981375">
            <text:p>3,40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f dyn</text:p>
          </table:table-cell>
          <table:table-cell table:style-name="ce303"/>
          <table:table-cell table:style-name="ce324"/>
          <table:table-cell table:style-name="ce336" table:formula="of:=[.D34]/c_h" office:value-type="float" office:value="616845366699720">
            <text:p>616845366699720</text:p>
          </table:table-cell>
          <table:table-cell table:style-name="ce303" table:formula="of:=[.E34]/c_h" office:value-type="float" office:value="690866810719226">
            <text:p>690866810719226</text:p>
          </table:table-cell>
          <table:table-cell table:style-name="ce324" table:formula="of:=[.F34]/c_h" office:value-type="float" office:value="731075990187127">
            <text:p>731075990187127</text:p>
          </table:table-cell>
          <table:table-cell table:style-name="ce336" table:formula="of:=[.G34]/c_h" office:value-type="float" office:value="755320857213346">
            <text:p>755320857213346</text:p>
          </table:table-cell>
          <table:table-cell table:style-name="ce303" table:formula="of:=[.H34]/c_h" office:value-type="float" office:value="771056708408282">
            <text:p>771056708408282</text:p>
          </table:table-cell>
          <table:table-cell table:formula="of:=[.I34]/c_h" office:value-type="float" office:value="789562069413553">
            <text:p>789562069413553</text:p>
          </table:table-cell>
          <table:table-cell table:style-name="ce336" table:formula="of:=[.J34]/c_h" office:value-type="float" office:value="795271712478544">
            <text:p>795271712478544</text:p>
          </table:table-cell>
          <table:table-cell table:formula="of:=[.K34]/c_h" office:value-type="float" office:value="799614364280621">
            <text:p>799614364280621</text:p>
          </table:table-cell>
          <table:table-cell table:formula="of:=[.L34]/c_h" office:value-type="float" office:value="822457199136558">
            <text:p>822457199136558</text:p>
          </table:table-cell>
          <table:table-cell table:style-name="ce324" table:formula="of:=[.M34]/c_h" office:value-type="float" office:value="822460488978482">
            <text:p>822460488978482</text:p>
          </table:table-cell>
          <table:table-cell table:style-name="ce373" table:formula="of:=[.N34]/c_h" office:value-type="float" office:value="822460488978515">
            <text:p>8,2246049E+14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f klass</text:p>
          </table:table-cell>
          <table:table-cell table:style-name="ce303"/>
          <table:table-cell table:style-name="ce324"/>
          <table:table-cell table:style-name="ce336" table:formula="of:=[.D35]/c_h" office:value-type="float" office:value="616845366843216">
            <text:p>616845366843216</text:p>
          </table:table-cell>
          <table:table-cell table:style-name="ce303" table:formula="of:=[.E35]/c_h" office:value-type="float" office:value="690866810864402">
            <text:p>690866810864402</text:p>
          </table:table-cell>
          <table:table-cell table:style-name="ce324" table:formula="of:=[.F35]/c_h" office:value-type="float" office:value="731075990332701">
            <text:p>731075990332701</text:p>
          </table:table-cell>
          <table:table-cell table:style-name="ce336" table:formula="of:=[.G35]/c_h" office:value-type="float" office:value="755320857359041">
            <text:p>755320857359041</text:p>
          </table:table-cell>
          <table:table-cell table:style-name="ce303" table:formula="of:=[.H35]/c_h" office:value-type="float" office:value="771056708554020">
            <text:p>771056708554020</text:p>
          </table:table-cell>
          <table:table-cell table:formula="of:=[.I35]/c_h" office:value-type="float" office:value="789562069559317">
            <text:p>789562069559317</text:p>
          </table:table-cell>
          <table:table-cell table:style-name="ce336" table:formula="of:=[.J35]/c_h" office:value-type="float" office:value="795271712624312">
            <text:p>795271712624312</text:p>
          </table:table-cell>
          <table:table-cell table:formula="of:=[.K35]/c_h" office:value-type="float" office:value="799614364426392">
            <text:p>799614364426392</text:p>
          </table:table-cell>
          <table:table-cell table:formula="of:=[.L35]/c_h" office:value-type="float" office:value="822457199282332">
            <text:p>822457199282332</text:p>
          </table:table-cell>
          <table:table-cell table:style-name="ce324" table:formula="of:=[.M35]/c_h" office:value-type="float" office:value="822460489124256">
            <text:p>822460489124256</text:p>
          </table:table-cell>
          <table:table-cell table:style-name="ce373" table:formula="of:=[.N35]/c_h" office:value-type="float" office:value="822460489124288">
            <text:p>8,2246049E+14</text:p>
          </table:table-cell>
          <table:table-cell table:number-columns-repeated="1010"/>
        </table:table-row>
        <table:table-row table:style-name="ro3">
          <table:table-cell table:style-name="ce294" office:value-type="string">
            <text:p>wellenlänge dyn in <text:span text:style-name="T7">Å</text:span></text:p>
          </table:table-cell>
          <table:table-cell table:style-name="ce317"/>
          <table:table-cell table:style-name="ce330"/>
          <table:table-cell table:style-name="ce341"/>
          <table:table-cell table:style-name="ce344" table:formula="of:=c_c/[.E38]*10000000000" office:value-type="float" office:value="4339.36691339828">
            <text:p>4.339,3669</text:p>
          </table:table-cell>
          <table:table-cell table:style-name="ce330" table:formula="of:=c_c/[.F38]*10000000000" office:value-type="float" office:value="4100.70173311621">
            <text:p>4.100,7017</text:p>
          </table:table-cell>
          <table:table-cell table:style-name="ce341" table:formula="of:=c_c/[.G38]*10000000000" office:value-type="float" office:value="3969.07427005317">
            <text:p>3.969,0743</text:p>
          </table:table-cell>
          <table:table-cell table:style-name="ce344" table:formula="of:=c_c/[.H38]*10000000000" office:value-type="float" office:value="3888.07275432272">
            <text:p>3.888,0728</text:p>
          </table:table-cell>
          <table:table-cell table:style-name="ce330" table:formula="of:=c_c/[.I38]*10000000000" office:value-type="float" office:value="3796.94604912659">
            <text:p>3.796,9460</text:p>
          </table:table-cell>
          <table:table-cell table:style-name="ce341" table:formula="of:=c_c/[.J38]*10000000000" office:value-type="float" office:value="3769.6859236407">
            <text:p>3.769,6859</text:p>
          </table:table-cell>
          <table:table-cell table:style-name="ce330" table:formula="of:=c_c/[.K38]*10000000000" office:value-type="float" office:value="3749.21301307175">
            <text:p>3.749,2130</text:p>
          </table:table-cell>
          <table:table-cell table:style-name="ce330" table:formula="of:=c_c/[.L38]*10000000000" office:value-type="float" office:value="3645.0827874658">
            <text:p>3.645,0828</text:p>
          </table:table-cell>
          <table:table-cell table:style-name="ce330" table:formula="of:=c_c/[.M38]*10000000000" office:value-type="float" office:value="3645.06820713479">
            <text:p>3.645,0682</text:p>
          </table:table-cell>
          <table:table-cell table:style-name="ce374" table:formula="of:=c_c/[.N38]*10000000000" office:value-type="float" office:value="3645.06820713465">
            <text:p>3,645068E+03</text:p>
          </table:table-cell>
          <table:table-cell table:style-name="ce378" table:number-columns-repeated="1010"/>
        </table:table-row>
        <table:table-row table:style-name="ro3">
          <table:table-cell table:style-name="ce297" office:value-type="string">
            <text:p>wellenlänge klass in <text:span text:style-name="T7">Å</text:span></text:p>
          </table:table-cell>
          <table:table-cell table:style-name="ce318"/>
          <table:table-cell table:style-name="ce331"/>
          <table:table-cell table:style-name="ce342"/>
          <table:table-cell table:style-name="ce345" table:formula="of:=c_c/[.E39]*10000000000" office:value-type="float" office:value="4339.36691248642">
            <text:p>4.339,3669</text:p>
          </table:table-cell>
          <table:table-cell table:style-name="ce331" table:formula="of:=c_c/[.F39]*10000000000" office:value-type="float" office:value="4100.70173229967">
            <text:p>4.100,7017</text:p>
          </table:table-cell>
          <table:table-cell table:style-name="ce342" table:formula="of:=c_c/[.G39]*10000000000" office:value-type="float" office:value="3969.07426928758">
            <text:p>3.969,0743</text:p>
          </table:table-cell>
          <table:table-cell table:style-name="ce345" table:formula="of:=c_c/[.H39]*10000000000" office:value-type="float" office:value="3888.07275358783">
            <text:p>3.888,0728</text:p>
          </table:table-cell>
          <table:table-cell table:style-name="ce331" table:formula="of:=c_c/[.I39]*10000000000" office:value-type="float" office:value="3796.94604842562">
            <text:p>3.796,9460</text:p>
          </table:table-cell>
          <table:table-cell table:style-name="ce342" table:formula="of:=c_c/[.J39]*10000000000" office:value-type="float" office:value="3769.68592294974">
            <text:p>3.769,6859</text:p>
          </table:table-cell>
          <table:table-cell table:style-name="ce331" table:formula="of:=c_c/[.K39]*10000000000" office:value-type="float" office:value="3749.21301238827">
            <text:p>3.749,2130</text:p>
          </table:table-cell>
          <table:table-cell table:style-name="ce331" table:formula="of:=c_c/[.L39]*10000000000" office:value-type="float" office:value="3645.08278681974">
            <text:p>3.645,0828</text:p>
          </table:table-cell>
          <table:table-cell table:style-name="ce331" table:formula="of:=c_c/[.M39]*10000000000" office:value-type="float" office:value="3645.06820648874">
            <text:p>3.645,0682</text:p>
          </table:table-cell>
          <table:table-cell table:style-name="ce375" table:formula="of:=c_c/[.N39]*10000000000" office:value-type="float" office:value="3645.06820648859">
            <text:p>3,645068E+03</text:p>
          </table:table-cell>
          <table:table-cell table:number-columns-repeated="1010"/>
        </table:table-row>
        <table:table-row table:style-name="ro3">
          <table:table-cell table:style-name="ce296" office:value-type="string">
            <text:p>delta E dyn von 3 nach n</text:p>
          </table:table-cell>
          <table:table-cell table:style-name="ce314" table:number-columns-repeated="3"/>
          <table:table-cell table:style-name="ce314" table:formula="of:=[.$D18]-[.E18]" office:value-type="float" office:value="1.05965995279649E-019">
            <text:p>1,05965995279649E-019</text:p>
          </table:table-cell>
          <table:table-cell table:style-name="ce314" table:formula="of:=[.$D18]-[.F18]" office:value-type="float" office:value="1.55013113096914E-019">
            <text:p>1,55013113096914E-019</text:p>
          </table:table-cell>
          <table:table-cell table:style-name="ce314" table:formula="of:=[.$D18]-[.G18]" office:value-type="float" office:value="1.81655991911572E-019">
            <text:p>1,81655991911572E-019</text:p>
          </table:table-cell>
          <table:table-cell table:style-name="ce314" table:formula="of:=[.$D18]-[.H18]" office:value-type="float" office:value="1.97720807523457E-019">
            <text:p>1,97720807523457E-019</text:p>
          </table:table-cell>
          <table:table-cell table:style-name="ce314" table:formula="of:=[.$D18]-[.I18]" office:value-type="float" office:value="2.08147490733118E-019">
            <text:p>2,08147490733118E-019</text:p>
          </table:table-cell>
          <table:table-cell table:style-name="ce314" table:formula="of:=[.$D18]-[.J18]" office:value-type="float" office:value="2.20409270187695E-019">
            <text:p>2,20409270187695E-019</text:p>
          </table:table-cell>
          <table:table-cell table:style-name="ce314" table:formula="of:=[.$D18]-[.K18]" office:value-type="float" office:value="2.24192518945033E-019">
            <text:p>2,24192518945033E-019</text:p>
          </table:table-cell>
          <table:table-cell table:style-name="ce314" table:formula="of:=[.$D18]-[.L18]" office:value-type="float" office:value="2.27069989891421E-019">
            <text:p>2,27069989891421E-019</text:p>
          </table:table-cell>
          <table:table-cell table:style-name="ce314" table:formula="of:=[.$D18]-[.M18]" office:value-type="float" office:value="2.42205809346176E-019">
            <text:p>2,42205809346176E-019</text:p>
          </table:table-cell>
          <table:table-cell table:style-name="ce371" table:formula="of:=[.$D18]-[.N18]" office:value-type="float" office:value="2.42207989218057E-019">
            <text:p>2,42207989218057E-019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delta E klass von 3 nach n</text:p>
          </table:table-cell>
          <table:table-cell/>
          <table:table-cell table:style-name="ce324" table:number-columns-repeated="2"/>
          <table:table-cell table:style-name="ce324" table:formula="of:=[.$D19]-[.E19]" office:value-type="float" office:value="1.05965995286619E-019">
            <text:p>1,05965995286619E-019</text:p>
          </table:table-cell>
          <table:table-cell table:style-name="ce324" table:formula="of:=[.$D19]-[.F19]" office:value-type="float" office:value="1.55013113104997E-019">
            <text:p>1,55013113104997E-019</text:p>
          </table:table-cell>
          <table:table-cell table:style-name="ce324" table:formula="of:=[.$D19]-[.G19]" office:value-type="float" office:value="1.81655991919919E-019">
            <text:p>1,81655991919919E-019</text:p>
          </table:table-cell>
          <table:table-cell table:style-name="ce324" table:formula="of:=[.$D19]-[.H19]" office:value-type="float" office:value="1.97720807531884E-019">
            <text:p>1,97720807531884E-019</text:p>
          </table:table-cell>
          <table:table-cell table:style-name="ce324" table:formula="of:=[.$D19]-[.I19]" office:value-type="float" office:value="2.08147490741574E-019">
            <text:p>2,08147490741574E-019</text:p>
          </table:table-cell>
          <table:table-cell table:style-name="ce324" table:formula="of:=[.$D19]-[.J19]" office:value-type="float" office:value="2.20409270196168E-019">
            <text:p>2,20409270196168E-019</text:p>
          </table:table-cell>
          <table:table-cell table:style-name="ce324" table:formula="of:=[.$D19]-[.K19]" office:value-type="float" office:value="2.24192518953509E-019">
            <text:p>2,24192518953509E-019</text:p>
          </table:table-cell>
          <table:table-cell table:style-name="ce324" table:formula="of:=[.$D19]-[.L19]" office:value-type="float" office:value="2.27069989899898E-019">
            <text:p>2,27069989899898E-019</text:p>
          </table:table-cell>
          <table:table-cell table:style-name="ce324" table:formula="of:=[.$D19]-[.M19]" office:value-type="float" office:value="2.42205809354655E-019">
            <text:p>2,42205809354655E-019</text:p>
          </table:table-cell>
          <table:table-cell table:style-name="ce360" table:formula="of:=[.$D19]-[.N19]" office:value-type="float" office:value="2.42207989226536E-019">
            <text:p>2,42207989226536E-019</text:p>
          </table:table-cell>
          <table:table-cell table:number-columns-repeated="1010"/>
        </table:table-row>
        <table:table-row table:style-name="ro3">
          <table:table-cell table:style-name="ce292" office:value-type="string">
            <text:p>E dyn eV</text:p>
          </table:table-cell>
          <table:table-cell table:style-name="ce315"/>
          <table:table-cell table:style-name="ce329"/>
          <table:table-cell table:style-name="ce340"/>
          <table:table-cell table:style-name="ce343" table:formula="of:=[.E42]/c_qe" office:value-type="float" office:value="0.661387791864724">
            <text:p>0,66</text:p>
          </table:table-cell>
          <table:table-cell table:style-name="ce329" table:formula="of:=[.F42]/c_qe" office:value-type="float" office:value="0.967515855541011">
            <text:p>0,97</text:p>
          </table:table-cell>
          <table:table-cell table:style-name="ce340" table:formula="of:=[.G42]/c_qe" office:value-type="float" office:value="1.13380764321915">
            <text:p>1,13</text:p>
          </table:table-cell>
          <table:table-cell table:style-name="ce343" table:formula="of:=[.H42]/c_qe" office:value-type="float" office:value="1.23407634636509">
            <text:p>1,23</text:p>
          </table:table-cell>
          <table:table-cell table:style-name="ce353" table:formula="of:=[.I42]/c_qe" office:value-type="float" office:value="1.29915459119553">
            <text:p>1,30</text:p>
          </table:table-cell>
          <table:table-cell table:style-name="ce340" table:formula="of:=[.J42]/c_qe" office:value-type="float" office:value="1.37568660711623">
            <text:p>1,38</text:p>
          </table:table-cell>
          <table:table-cell table:style-name="ce353" table:formula="of:=[.K42]/c_qe" office:value-type="float" office:value="1.39929979109178">
            <text:p>1,40</text:p>
          </table:table-cell>
          <table:table-cell table:style-name="ce353" table:formula="of:=[.L42]/c_qe" office:value-type="float" office:value="1.41725955403615">
            <text:p>1,42</text:p>
          </table:table-cell>
          <table:table-cell table:style-name="ce329" table:formula="of:=[.M42]/c_qe" office:value-type="float" office:value="1.51172991861702">
            <text:p>1,51</text:p>
          </table:table-cell>
          <table:table-cell table:style-name="ce372" table:formula="of:=[.N42]/c_qe" office:value-type="float" office:value="1.51174352430861">
            <text:p>1,51</text:p>
          </table:table-cell>
          <table:table-cell table:number-columns-repeated="1010"/>
        </table:table-row>
        <table:table-row table:style-name="ro3">
          <table:table-cell table:style-name="ce292" office:value-type="string">
            <text:p>E klass eV</text:p>
          </table:table-cell>
          <table:table-cell table:style-name="ce316"/>
          <table:table-cell table:style-name="ce329"/>
          <table:table-cell table:style-name="ce340"/>
          <table:table-cell table:style-name="ce343" table:formula="of:=[.E43]/c_qe" office:value-type="float" office:value="0.661387791908229">
            <text:p>0,66</text:p>
          </table:table-cell>
          <table:table-cell table:style-name="ce329" table:formula="of:=[.F43]/c_qe" office:value-type="float" office:value="0.967515855591466">
            <text:p>0,97</text:p>
          </table:table-cell>
          <table:table-cell table:style-name="ce340" table:formula="of:=[.G43]/c_qe" office:value-type="float" office:value="1.13380764327125">
            <text:p>1,13</text:p>
          </table:table-cell>
          <table:table-cell table:style-name="ce343" table:formula="of:=[.H43]/c_qe" office:value-type="float" office:value="1.23407634641769">
            <text:p>1,23</text:p>
          </table:table-cell>
          <table:table-cell table:style-name="ce353" table:formula="of:=[.I43]/c_qe" office:value-type="float" office:value="1.29915459124831">
            <text:p>1,30</text:p>
          </table:table-cell>
          <table:table-cell table:style-name="ce340" table:formula="of:=[.J43]/c_qe" office:value-type="float" office:value="1.37568660716912">
            <text:p>1,38</text:p>
          </table:table-cell>
          <table:table-cell table:style-name="ce353" table:formula="of:=[.K43]/c_qe" office:value-type="float" office:value="1.39929979114468">
            <text:p>1,40</text:p>
          </table:table-cell>
          <table:table-cell table:style-name="ce353" table:formula="of:=[.L43]/c_qe" office:value-type="float" office:value="1.41725955408906">
            <text:p>1,42</text:p>
          </table:table-cell>
          <table:table-cell table:style-name="ce329" table:formula="of:=[.M43]/c_qe" office:value-type="float" office:value="1.51172991866995">
            <text:p>1,51</text:p>
          </table:table-cell>
          <table:table-cell table:style-name="ce372" table:formula="of:=[.N43]/c_qe" office:value-type="float" office:value="1.51174352436153">
            <text:p>1,51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f dyn</text:p>
          </table:table-cell>
          <table:table-cell table:style-name="ce303"/>
          <table:table-cell table:style-name="ce324"/>
          <table:table-cell table:style-name="ce336"/>
          <table:table-cell table:style-name="ce303" table:formula="of:=[.E42]/c_h" office:value-type="float" office:value="159922872874759">
            <text:p>159922872874759</text:p>
          </table:table-cell>
          <table:table-cell table:style-name="ce324" table:formula="of:=[.F42]/c_h" office:value-type="float" office:value="233944316894264">
            <text:p>233944316894264</text:p>
          </table:table-cell>
          <table:table-cell table:style-name="ce336" table:formula="of:=[.G42]/c_h" office:value-type="float" office:value="274153496362166">
            <text:p>274153496362166</text:p>
          </table:table-cell>
          <table:table-cell table:style-name="ce303" table:formula="of:=[.H42]/c_h" office:value-type="float" office:value="298398363388385">
            <text:p>298398363388385</text:p>
          </table:table-cell>
          <table:table-cell table:formula="of:=[.I42]/c_h" office:value-type="float" office:value="314134214583321">
            <text:p>314134214583321</text:p>
          </table:table-cell>
          <table:table-cell table:style-name="ce336" table:formula="of:=[.J42]/c_h" office:value-type="float" office:value="332639575588591">
            <text:p>332639575588591</text:p>
          </table:table-cell>
          <table:table-cell table:formula="of:=[.K42]/c_h" office:value-type="float" office:value="338349218653582">
            <text:p>338349218653582</text:p>
          </table:table-cell>
          <table:table-cell table:formula="of:=[.L42]/c_h" office:value-type="float" office:value="342691870455660">
            <text:p>342691870455660</text:p>
          </table:table-cell>
          <table:table-cell table:style-name="ce324" table:formula="of:=[.M42]/c_h" office:value-type="float" office:value="365534705311597">
            <text:p>365534705311597</text:p>
          </table:table-cell>
          <table:table-cell table:style-name="ce373" table:formula="of:=[.N42]/c_h" office:value-type="float" office:value="365537995153520">
            <text:p>3,6553800E+14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f klass</text:p>
          </table:table-cell>
          <table:table-cell table:style-name="ce303"/>
          <table:table-cell table:style-name="ce324"/>
          <table:table-cell table:style-name="ce336"/>
          <table:table-cell table:style-name="ce303" table:formula="of:=[.E43]/c_h" office:value-type="float" office:value="159922872885278">
            <text:p>159922872885278</text:p>
          </table:table-cell>
          <table:table-cell table:style-name="ce324" table:formula="of:=[.F43]/c_h" office:value-type="float" office:value="233944316906464">
            <text:p>233944316906464</text:p>
          </table:table-cell>
          <table:table-cell table:style-name="ce336" table:formula="of:=[.G43]/c_h" office:value-type="float" office:value="274153496374763">
            <text:p>274153496374763</text:p>
          </table:table-cell>
          <table:table-cell table:style-name="ce303" table:formula="of:=[.H43]/c_h" office:value-type="float" office:value="298398363401102">
            <text:p>298398363401102</text:p>
          </table:table-cell>
          <table:table-cell table:formula="of:=[.I43]/c_h" office:value-type="float" office:value="314134214596082">
            <text:p>314134214596082</text:p>
          </table:table-cell>
          <table:table-cell table:style-name="ce336" table:formula="of:=[.J43]/c_h" office:value-type="float" office:value="332639575601379">
            <text:p>332639575601379</text:p>
          </table:table-cell>
          <table:table-cell table:formula="of:=[.K43]/c_h" office:value-type="float" office:value="338349218666374">
            <text:p>338349218666374</text:p>
          </table:table-cell>
          <table:table-cell table:formula="of:=[.L43]/c_h" office:value-type="float" office:value="342691870468453">
            <text:p>342691870468453</text:p>
          </table:table-cell>
          <table:table-cell table:style-name="ce324" table:formula="of:=[.M43]/c_h" office:value-type="float" office:value="365534705324394">
            <text:p>365534705324394</text:p>
          </table:table-cell>
          <table:table-cell table:style-name="ce373" table:formula="of:=[.N43]/c_h" office:value-type="float" office:value="365537995166317">
            <text:p>3,6553800E+14</text:p>
          </table:table-cell>
          <table:table-cell table:number-columns-repeated="1010"/>
        </table:table-row>
        <table:table-row table:style-name="ro3">
          <table:table-cell table:style-name="ce294" office:value-type="string">
            <text:p>wellenlänge dyn in <text:span text:style-name="T7">Å</text:span></text:p>
          </table:table-cell>
          <table:table-cell table:style-name="ce317"/>
          <table:table-cell table:style-name="ce330"/>
          <table:table-cell table:style-name="ce341"/>
          <table:table-cell table:style-name="ce344" table:formula="of:=c_c/[.E46]*10000000000" office:value-type="float" office:value="18746.0650631744">
            <text:p>18.746,0651</text:p>
          </table:table-cell>
          <table:table-cell table:style-name="ce330" table:formula="of:=c_c/[.F46]*10000000000" office:value-type="float" office:value="12814.6929141047">
            <text:p>12.814,6929</text:p>
          </table:table-cell>
          <table:table-cell table:style-name="ce341" table:formula="of:=c_c/[.G46]*10000000000" office:value-type="float" office:value="10935.2046199682">
            <text:p>10.935,2046</text:p>
          </table:table-cell>
          <table:table-cell table:style-name="ce344" table:formula="of:=c_c/[.H46]*10000000000" office:value-type="float" office:value="10046.7192445624">
            <text:p>10.046,7192</text:p>
          </table:table-cell>
          <table:table-cell table:style-name="ce330" table:formula="of:=c_c/[.I46]*10000000000" office:value-type="float" office:value="9543.45130464874">
            <text:p>9.543,4513</text:p>
          </table:table-cell>
          <table:table-cell table:style-name="ce341" table:formula="of:=c_c/[.J46]*10000000000" office:value-type="float" office:value="9012.53128012596">
            <text:p>9.012,5313</text:p>
          </table:table-cell>
          <table:table-cell table:style-name="ce330" table:formula="of:=c_c/[.K46]*10000000000" office:value-type="float" office:value="8860.44481476819">
            <text:p>8.860,4448</text:p>
          </table:table-cell>
          <table:table-cell table:style-name="ce330" table:formula="of:=c_c/[.L46]*10000000000" office:value-type="float" office:value="8748.16369589922">
            <text:p>8.748,1637</text:p>
          </table:table-cell>
          <table:table-cell table:style-name="ce330" table:formula="of:=c_c/[.M46]*10000000000" office:value-type="float" office:value="8201.47727818196">
            <text:p>8.201,4773</text:p>
          </table:table-cell>
          <table:table-cell table:style-name="ce374" table:formula="of:=c_c/[.N46]*10000000000" office:value-type="float" office:value="8201.40346488719">
            <text:p>8,201403E+03</text:p>
          </table:table-cell>
          <table:table-cell table:style-name="ce378" table:number-columns-repeated="1010"/>
        </table:table-row>
        <table:table-row table:style-name="ro3">
          <table:table-cell table:style-name="ce297" office:value-type="string">
            <text:p>wellenlänge klass in <text:span text:style-name="T7">Å</text:span></text:p>
          </table:table-cell>
          <table:table-cell table:style-name="ce318"/>
          <table:table-cell table:style-name="ce331"/>
          <table:table-cell table:style-name="ce342"/>
          <table:table-cell table:style-name="ce345" table:formula="of:=c_c/[.E47]*10000000000" office:value-type="float" office:value="18746.0650619413">
            <text:p>18.746,0651</text:p>
          </table:table-cell>
          <table:table-cell table:style-name="ce331" table:formula="of:=c_c/[.F47]*10000000000" office:value-type="float" office:value="12814.6929134365">
            <text:p>12.814,6929</text:p>
          </table:table-cell>
          <table:table-cell table:style-name="ce342" table:formula="of:=c_c/[.G47]*10000000000" office:value-type="float" office:value="10935.2046194658">
            <text:p>10.935,2046</text:p>
          </table:table-cell>
          <table:table-cell table:style-name="ce345" table:formula="of:=c_c/[.H47]*10000000000" office:value-type="float" office:value="10046.7192441342">
            <text:p>10.046,7192</text:p>
          </table:table-cell>
          <table:table-cell table:style-name="ce331" table:formula="of:=c_c/[.I47]*10000000000" office:value-type="float" office:value="9543.45130426104">
            <text:p>9.543,4513</text:p>
          </table:table-cell>
          <table:table-cell table:style-name="ce342" table:formula="of:=c_c/[.J47]*10000000000" office:value-type="float" office:value="9012.53127977948">
            <text:p>9.012,5313</text:p>
          </table:table-cell>
          <table:table-cell table:style-name="ce331" table:formula="of:=c_c/[.K47]*10000000000" office:value-type="float" office:value="8860.4448144332">
            <text:p>8.860,4448</text:p>
          </table:table-cell>
          <table:table-cell table:style-name="ce331" table:formula="of:=c_c/[.L47]*10000000000" office:value-type="float" office:value="8748.16369557262">
            <text:p>8.748,1637</text:p>
          </table:table-cell>
          <table:table-cell table:style-name="ce331" table:formula="of:=c_c/[.M47]*10000000000" office:value-type="float" office:value="8201.47727789483">
            <text:p>8.201,4773</text:p>
          </table:table-cell>
          <table:table-cell table:style-name="ce375" table:formula="of:=c_c/[.N47]*10000000000" office:value-type="float" office:value="8201.40346460007">
            <text:p>8,201403E+03</text:p>
          </table:table-cell>
          <table:table-cell table:number-columns-repeated="1010"/>
        </table:table-row>
        <table:table-row table:style-name="ro3">
          <table:table-cell table:style-name="ce296" office:value-type="string">
            <text:p>delta E dyn von 4 nach n</text:p>
          </table:table-cell>
          <table:table-cell table:style-name="ce314" table:number-columns-repeated="4"/>
          <table:table-cell table:style-name="ce314" table:formula="of:=[.$E18]-[.F18]" office:value-type="float" office:value="4.90471178172645E-020">
            <text:p>4,90471178172645E-020</text:p>
          </table:table-cell>
          <table:table-cell table:style-name="ce314" table:formula="of:=[.$E18]-[.G18]" office:value-type="float" office:value="7.56899966319228E-020">
            <text:p>7,56899966319228E-020</text:p>
          </table:table-cell>
          <table:table-cell table:style-name="ce314" table:formula="of:=[.$E18]-[.H18]" office:value-type="float" office:value="9.17548122438085E-020">
            <text:p>9,17548122438085E-020</text:p>
          </table:table-cell>
          <table:table-cell table:style-name="ce314" table:formula="of:=[.$E18]-[.I18]" office:value-type="float" office:value="1.02181495453469E-019">
            <text:p>1,02181495453469E-019</text:p>
          </table:table-cell>
          <table:table-cell table:style-name="ce314" table:formula="of:=[.$E18]-[.J18]" office:value-type="float" office:value="1.14443274908046E-019">
            <text:p>1,14443274908046E-019</text:p>
          </table:table-cell>
          <table:table-cell table:style-name="ce314" table:formula="of:=[.$E18]-[.K18]" office:value-type="float" office:value="1.18226523665384E-019">
            <text:p>1,18226523665384E-019</text:p>
          </table:table-cell>
          <table:table-cell table:style-name="ce314" table:formula="of:=[.$E18]-[.L18]" office:value-type="float" office:value="1.21103994611772E-019">
            <text:p>1,21103994611772E-019</text:p>
          </table:table-cell>
          <table:table-cell table:style-name="ce314" table:formula="of:=[.$E18]-[.M18]" office:value-type="float" office:value="1.36239814066527E-019">
            <text:p>1,36239814066527E-019</text:p>
          </table:table-cell>
          <table:table-cell table:style-name="ce371" table:formula="of:=[.$E18]-[.N18]" office:value-type="float" office:value="1.36241993938408E-019">
            <text:p>1,36241993938408E-019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delta E klass von 4 nach n</text:p>
          </table:table-cell>
          <table:table-cell/>
          <table:table-cell table:style-name="ce324" table:number-columns-repeated="3"/>
          <table:table-cell table:style-name="ce324" table:formula="of:=[.$E19]-[.F19]" office:value-type="float" office:value="4.90471178183781E-020">
            <text:p>4,90471178183781E-020</text:p>
          </table:table-cell>
          <table:table-cell table:style-name="ce324" table:formula="of:=[.$E19]-[.G19]" office:value-type="float" office:value="7.56899966332995E-020">
            <text:p>7,56899966332995E-020</text:p>
          </table:table-cell>
          <table:table-cell table:style-name="ce324" table:formula="of:=[.$E19]-[.H19]" office:value-type="float" office:value="9.17548122452651E-020">
            <text:p>9,17548122452651E-020</text:p>
          </table:table-cell>
          <table:table-cell table:style-name="ce324" table:formula="of:=[.$E19]-[.I19]" office:value-type="float" office:value="1.02181495454954E-019">
            <text:p>1,02181495454954E-019</text:p>
          </table:table-cell>
          <table:table-cell table:style-name="ce324" table:formula="of:=[.$E19]-[.J19]" office:value-type="float" office:value="1.14443274909549E-019">
            <text:p>1,14443274909549E-019</text:p>
          </table:table-cell>
          <table:table-cell table:style-name="ce324" table:formula="of:=[.$E19]-[.K19]" office:value-type="float" office:value="1.18226523666889E-019">
            <text:p>1,18226523666889E-019</text:p>
          </table:table-cell>
          <table:table-cell table:style-name="ce324" table:formula="of:=[.$E19]-[.L19]" office:value-type="float" office:value="1.21103994613279E-019">
            <text:p>1,21103994613279E-019</text:p>
          </table:table-cell>
          <table:table-cell table:style-name="ce324" table:formula="of:=[.$E19]-[.M19]" office:value-type="float" office:value="1.36239814068036E-019">
            <text:p>1,36239814068036E-019</text:p>
          </table:table-cell>
          <table:table-cell table:style-name="ce360" table:formula="of:=[.$E19]-[.N19]" office:value-type="float" office:value="1.36241993939917E-019">
            <text:p>1,36241993939917E-019</text:p>
          </table:table-cell>
          <table:table-cell table:number-columns-repeated="1010"/>
        </table:table-row>
        <table:table-row table:style-name="ro3">
          <table:table-cell table:style-name="ce292" office:value-type="string">
            <text:p>E dyn eV</text:p>
          </table:table-cell>
          <table:table-cell table:style-name="ce315"/>
          <table:table-cell table:style-name="ce329"/>
          <table:table-cell table:style-name="ce340"/>
          <table:table-cell table:style-name="ce343"/>
          <table:table-cell table:style-name="ce329" table:formula="of:=[.F50]/c_qe" office:value-type="float" office:value="0.306128063676287">
            <text:p>0,31</text:p>
          </table:table-cell>
          <table:table-cell table:style-name="ce340" table:formula="of:=[.G50]/c_qe" office:value-type="float" office:value="0.472419851354428">
            <text:p>0,47</text:p>
          </table:table-cell>
          <table:table-cell table:style-name="ce343" table:formula="of:=[.H50]/c_qe" office:value-type="float" office:value="0.572688554500366">
            <text:p>0,57</text:p>
          </table:table-cell>
          <table:table-cell table:style-name="ce353" table:formula="of:=[.I50]/c_qe" office:value-type="float" office:value="0.637766799330806">
            <text:p>0,64</text:p>
          </table:table-cell>
          <table:table-cell table:style-name="ce340" table:formula="of:=[.J50]/c_qe" office:value-type="float" office:value="0.714298815251506">
            <text:p>0,71</text:p>
          </table:table-cell>
          <table:table-cell table:style-name="ce353" table:formula="of:=[.K50]/c_qe" office:value-type="float" office:value="0.737911999227056">
            <text:p>0,74</text:p>
          </table:table-cell>
          <table:table-cell table:style-name="ce353" table:formula="of:=[.L50]/c_qe" office:value-type="float" office:value="0.755871762171427">
            <text:p>0,76</text:p>
          </table:table-cell>
          <table:table-cell table:style-name="ce329" table:formula="of:=[.M50]/c_qe" office:value-type="float" office:value="0.850342126752298">
            <text:p>0,85</text:p>
          </table:table-cell>
          <table:table-cell table:style-name="ce372" table:formula="of:=[.N50]/c_qe" office:value-type="float" office:value="0.850355732443882">
            <text:p>0,85</text:p>
          </table:table-cell>
          <table:table-cell table:number-columns-repeated="1010"/>
        </table:table-row>
        <table:table-row table:style-name="ro3">
          <table:table-cell table:style-name="ce292" office:value-type="string">
            <text:p>E klass eV</text:p>
          </table:table-cell>
          <table:table-cell table:style-name="ce316"/>
          <table:table-cell table:style-name="ce329"/>
          <table:table-cell table:style-name="ce340"/>
          <table:table-cell table:style-name="ce343"/>
          <table:table-cell table:style-name="ce329" table:formula="of:=[.F51]/c_qe" office:value-type="float" office:value="0.306128063683237">
            <text:p>0,31</text:p>
          </table:table-cell>
          <table:table-cell table:style-name="ce340" table:formula="of:=[.G51]/c_qe" office:value-type="float" office:value="0.472419851363021">
            <text:p>0,47</text:p>
          </table:table-cell>
          <table:table-cell table:style-name="ce343" table:formula="of:=[.H51]/c_qe" office:value-type="float" office:value="0.572688554509458">
            <text:p>0,57</text:p>
          </table:table-cell>
          <table:table-cell table:style-name="ce353" table:formula="of:=[.I51]/c_qe" office:value-type="float" office:value="0.637766799340078">
            <text:p>0,64</text:p>
          </table:table-cell>
          <table:table-cell table:style-name="ce340" table:formula="of:=[.J51]/c_qe" office:value-type="float" office:value="0.714298815260887">
            <text:p>0,71</text:p>
          </table:table-cell>
          <table:table-cell table:style-name="ce353" table:formula="of:=[.K51]/c_qe" office:value-type="float" office:value="0.737911999236454">
            <text:p>0,74</text:p>
          </table:table-cell>
          <table:table-cell table:style-name="ce353" table:formula="of:=[.L51]/c_qe" office:value-type="float" office:value="0.755871762180833">
            <text:p>0,76</text:p>
          </table:table-cell>
          <table:table-cell table:style-name="ce329" table:formula="of:=[.M51]/c_qe" office:value-type="float" office:value="0.850342126761718">
            <text:p>0,85</text:p>
          </table:table-cell>
          <table:table-cell table:style-name="ce372" table:formula="of:=[.N51]/c_qe" office:value-type="float" office:value="0.850355732453301">
            <text:p>0,85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f dyn</text:p>
          </table:table-cell>
          <table:table-cell table:style-name="ce303"/>
          <table:table-cell table:style-name="ce324"/>
          <table:table-cell table:style-name="ce336"/>
          <table:table-cell table:style-name="ce303"/>
          <table:table-cell table:style-name="ce324" table:formula="of:=[.F50]/c_h" office:value-type="float" office:value="74021444019505.4">
            <text:p>74021444019505,4</text:p>
          </table:table-cell>
          <table:table-cell table:style-name="ce336" table:formula="of:=[.G50]/c_h" office:value-type="float" office:value="114230623487407">
            <text:p>114230623487407</text:p>
          </table:table-cell>
          <table:table-cell table:style-name="ce303" table:formula="of:=[.H50]/c_h" office:value-type="float" office:value="138475490513626">
            <text:p>138475490513626</text:p>
          </table:table-cell>
          <table:table-cell table:formula="of:=[.I50]/c_h" office:value-type="float" office:value="154211341708562">
            <text:p>154211341708562</text:p>
          </table:table-cell>
          <table:table-cell table:style-name="ce336" table:formula="of:=[.J50]/c_h" office:value-type="float" office:value="172716702713832">
            <text:p>172716702713832</text:p>
          </table:table-cell>
          <table:table-cell table:formula="of:=[.K50]/c_h" office:value-type="float" office:value="178426345778823">
            <text:p>178426345778823</text:p>
          </table:table-cell>
          <table:table-cell table:formula="of:=[.L50]/c_h" office:value-type="float" office:value="182768997580901">
            <text:p>182768997580901</text:p>
          </table:table-cell>
          <table:table-cell table:style-name="ce324" table:formula="of:=[.M50]/c_h" office:value-type="float" office:value="205611832436838">
            <text:p>205611832436838</text:p>
          </table:table-cell>
          <table:table-cell table:style-name="ce373" table:formula="of:=[.N50]/c_h" office:value-type="float" office:value="205615122278762">
            <text:p>2,0561512E+14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f klass</text:p>
          </table:table-cell>
          <table:table-cell table:style-name="ce303"/>
          <table:table-cell table:style-name="ce324"/>
          <table:table-cell table:style-name="ce336"/>
          <table:table-cell table:style-name="ce303"/>
          <table:table-cell table:style-name="ce324" table:formula="of:=[.F51]/c_h" office:value-type="float" office:value="74021444021186">
            <text:p>74021444021186</text:p>
          </table:table-cell>
          <table:table-cell table:style-name="ce336" table:formula="of:=[.G51]/c_h" office:value-type="float" office:value="114230623489485">
            <text:p>114230623489485</text:p>
          </table:table-cell>
          <table:table-cell table:style-name="ce303" table:formula="of:=[.H51]/c_h" office:value-type="float" office:value="138475490515824">
            <text:p>138475490515824</text:p>
          </table:table-cell>
          <table:table-cell table:formula="of:=[.I51]/c_h" office:value-type="float" office:value="154211341710804">
            <text:p>154211341710804</text:p>
          </table:table-cell>
          <table:table-cell table:style-name="ce336" table:formula="of:=[.J51]/c_h" office:value-type="float" office:value="172716702716101">
            <text:p>172716702716101</text:p>
          </table:table-cell>
          <table:table-cell table:formula="of:=[.K51]/c_h" office:value-type="float" office:value="178426345781096">
            <text:p>178426345781096</text:p>
          </table:table-cell>
          <table:table-cell table:formula="of:=[.L51]/c_h" office:value-type="float" office:value="182768997583175">
            <text:p>182768997583175</text:p>
          </table:table-cell>
          <table:table-cell table:style-name="ce324" table:formula="of:=[.M51]/c_h" office:value-type="float" office:value="205611832439116">
            <text:p>205611832439116</text:p>
          </table:table-cell>
          <table:table-cell table:style-name="ce373" table:formula="of:=[.N51]/c_h" office:value-type="float" office:value="205615122281039">
            <text:p>2,0561512E+14</text:p>
          </table:table-cell>
          <table:table-cell table:number-columns-repeated="1010"/>
        </table:table-row>
        <table:table-row table:style-name="ro3">
          <table:table-cell table:style-name="ce294" office:value-type="string">
            <text:p>wellenlänge dyn in <text:span text:style-name="T7">Å</text:span></text:p>
          </table:table-cell>
          <table:table-cell table:style-name="ce317"/>
          <table:table-cell table:style-name="ce330"/>
          <table:table-cell table:style-name="ce341"/>
          <table:table-cell table:style-name="ce344"/>
          <table:table-cell table:style-name="ce330" table:formula="of:=c_c/[.F54]*10000000000" office:value-type="float" office:value="40500.7578507928">
            <text:p>40.500,7579</text:p>
          </table:table-cell>
          <table:table-cell table:style-name="ce341" table:formula="of:=c_c/[.G54]*10000000000" office:value-type="float" office:value="26244.4910871952">
            <text:p>26.244,4911</text:p>
          </table:table-cell>
          <table:table-cell table:style-name="ce344" table:formula="of:=c_c/[.H54]*10000000000" office:value-type="float" office:value="21649.4960146396">
            <text:p>21.649,4960</text:p>
          </table:table-cell>
          <table:table-cell table:style-name="ce330" table:formula="of:=c_c/[.I54]*10000000000" office:value-type="float" office:value="19440.3637682218">
            <text:p>19.440,3638</text:p>
          </table:table-cell>
          <table:table-cell table:style-name="ce341" table:formula="of:=c_c/[.J54]*10000000000" office:value-type="float" office:value="17357.4676501736">
            <text:p>17.357,4677</text:p>
          </table:table-cell>
          <table:table-cell table:style-name="ce330" table:formula="of:=c_c/[.K54]*10000000000" office:value-type="float" office:value="16802.0286853614">
            <text:p>16.802,0287</text:p>
          </table:table-cell>
          <table:table-cell table:style-name="ce330" table:formula="of:=c_c/[.L54]*10000000000" office:value-type="float" office:value="16402.8069294028">
            <text:p>16.402,8069</text:p>
          </table:table-cell>
          <table:table-cell table:style-name="ce330" table:formula="of:=c_c/[.M54]*10000000000" office:value-type="float" office:value="14580.5061142137">
            <text:p>14.580,5061</text:p>
          </table:table-cell>
          <table:table-cell table:style-name="ce374" table:formula="of:=c_c/[.N54]*10000000000" office:value-type="float" office:value="14580.2728261182">
            <text:p>1,458027E+04</text:p>
          </table:table-cell>
          <table:table-cell table:number-columns-repeated="1010"/>
        </table:table-row>
        <table:table-row table:style-name="ro3">
          <table:table-cell table:style-name="ce297" office:value-type="string">
            <text:p>wellenlänge klass in <text:span text:style-name="T7">Å</text:span></text:p>
          </table:table-cell>
          <table:table-cell table:style-name="ce318"/>
          <table:table-cell table:style-name="ce331"/>
          <table:table-cell table:style-name="ce342"/>
          <table:table-cell table:style-name="ce345"/>
          <table:table-cell table:style-name="ce331" table:formula="of:=c_c/[.F55]*10000000000" office:value-type="float" office:value="40500.7578498732">
            <text:p>40.500,7578</text:p>
          </table:table-cell>
          <table:table-cell table:style-name="ce342" table:formula="of:=c_c/[.G55]*10000000000" office:value-type="float" office:value="26244.4910867179">
            <text:p>26.244,4911</text:p>
          </table:table-cell>
          <table:table-cell table:style-name="ce345" table:formula="of:=c_c/[.H55]*10000000000" office:value-type="float" office:value="21649.4960142959">
            <text:p>21.649,4960</text:p>
          </table:table-cell>
          <table:table-cell table:style-name="ce331" table:formula="of:=c_c/[.I55]*10000000000" office:value-type="float" office:value="19440.3637679392">
            <text:p>19.440,3638</text:p>
          </table:table-cell>
          <table:table-cell table:style-name="ce342" table:formula="of:=c_c/[.J55]*10000000000" office:value-type="float" office:value="17357.4676499457">
            <text:p>17.357,4676</text:p>
          </table:table-cell>
          <table:table-cell table:style-name="ce331" table:formula="of:=c_c/[.K55]*10000000000" office:value-type="float" office:value="16802.0286851474">
            <text:p>16.802,0287</text:p>
          </table:table-cell>
          <table:table-cell table:style-name="ce331" table:formula="of:=c_c/[.L55]*10000000000" office:value-type="float" office:value="16402.8069291987">
            <text:p>16.402,8069</text:p>
          </table:table-cell>
          <table:table-cell table:style-name="ce331" table:formula="of:=c_c/[.M55]*10000000000" office:value-type="float" office:value="14580.5061140522">
            <text:p>14.580,5061</text:p>
          </table:table-cell>
          <table:table-cell table:style-name="ce375" table:formula="of:=c_c/[.N55]*10000000000" office:value-type="float" office:value="14580.2728259567">
            <text:p>1,458027E+04</text:p>
          </table:table-cell>
          <table:table-cell table:number-columns-repeated="1010"/>
        </table:table-row>
        <table:table-row table:style-name="ro3">
          <table:table-cell table:style-name="ce296" office:value-type="string">
            <text:p>delta E dyn von 5 nach n</text:p>
          </table:table-cell>
          <table:table-cell table:style-name="ce314" table:number-columns-repeated="5"/>
          <table:table-cell table:style-name="ce314" table:formula="of:=[.$F18]-[.G18]" office:value-type="float" office:value="2.66428788146583E-020">
            <text:p>2,66428788146583E-020</text:p>
          </table:table-cell>
          <table:table-cell table:style-name="ce314" table:formula="of:=[.$F18]-[.H18]" office:value-type="float" office:value="4.2707694426544E-020">
            <text:p>4,2707694426544E-020</text:p>
          </table:table-cell>
          <table:table-cell table:style-name="ce314" table:formula="of:=[.$F18]-[.I18]" office:value-type="float" office:value="5.31343776362042E-020">
            <text:p>5,31343776362042E-020</text:p>
          </table:table-cell>
          <table:table-cell table:style-name="ce314" table:formula="of:=[.$F18]-[.J18]" office:value-type="float" office:value="6.53961570907813E-020">
            <text:p>6,53961570907813E-020</text:p>
          </table:table-cell>
          <table:table-cell table:style-name="ce314" table:formula="of:=[.$F18]-[.K18]" office:value-type="float" office:value="6.91794058481191E-020">
            <text:p>6,91794058481191E-020</text:p>
          </table:table-cell>
          <table:table-cell table:style-name="ce314" table:formula="of:=[.$F18]-[.L18]" office:value-type="float" office:value="7.20568767945076E-020">
            <text:p>7,20568767945076E-020</text:p>
          </table:table-cell>
          <table:table-cell table:style-name="ce314" table:formula="of:=[.$F18]-[.M18]" office:value-type="float" office:value="8.71926962492623E-020">
            <text:p>8,71926962492623E-020</text:p>
          </table:table-cell>
          <table:table-cell table:style-name="ce371" table:formula="of:=[.$F18]-[.N18]" office:value-type="float" office:value="8.71948761211436E-020">
            <text:p>8,71948761211436E-020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delta E klass von 5 nach n</text:p>
          </table:table-cell>
          <table:table-cell/>
          <table:table-cell table:style-name="ce324" table:number-columns-repeated="4"/>
          <table:table-cell table:style-name="ce324" table:formula="of:=[.$F19]-[.G19]" office:value-type="float" office:value="2.66428788149214E-020">
            <text:p>2,66428788149214E-020</text:p>
          </table:table-cell>
          <table:table-cell table:style-name="ce324" table:formula="of:=[.$F19]-[.H19]" office:value-type="float" office:value="4.2707694426887E-020">
            <text:p>4,2707694426887E-020</text:p>
          </table:table-cell>
          <table:table-cell table:style-name="ce324" table:formula="of:=[.$F19]-[.I19]" office:value-type="float" office:value="5.31343776365762E-020">
            <text:p>5,31343776365762E-020</text:p>
          </table:table-cell>
          <table:table-cell table:style-name="ce324" table:formula="of:=[.$F19]-[.J19]" office:value-type="float" office:value="6.53961570911707E-020">
            <text:p>6,53961570911707E-020</text:p>
          </table:table-cell>
          <table:table-cell table:style-name="ce324" table:formula="of:=[.$F19]-[.K19]" office:value-type="float" office:value="6.91794058485112E-020">
            <text:p>6,91794058485112E-020</text:p>
          </table:table-cell>
          <table:table-cell table:style-name="ce324" table:formula="of:=[.$F19]-[.L19]" office:value-type="float" office:value="7.20568767949011E-020">
            <text:p>7,20568767949011E-020</text:p>
          </table:table-cell>
          <table:table-cell table:style-name="ce324" table:formula="of:=[.$F19]-[.M19]" office:value-type="float" office:value="8.71926962496579E-020">
            <text:p>8,71926962496579E-020</text:p>
          </table:table-cell>
          <table:table-cell table:style-name="ce360" table:formula="of:=[.$F19]-[.N19]" office:value-type="float" office:value="8.71948761215392E-020">
            <text:p>8,71948761215392E-020</text:p>
          </table:table-cell>
          <table:table-cell table:number-columns-repeated="1010"/>
        </table:table-row>
        <table:table-row table:style-name="ro3">
          <table:table-cell table:style-name="ce292" office:value-type="string">
            <text:p>E dyn eV</text:p>
          </table:table-cell>
          <table:table-cell table:style-name="ce315"/>
          <table:table-cell table:style-name="ce329"/>
          <table:table-cell table:style-name="ce340"/>
          <table:table-cell table:style-name="ce343"/>
          <table:table-cell table:style-name="ce329"/>
          <table:table-cell table:style-name="ce340" table:formula="of:=[.G58]/c_qe" office:value-type="float" office:value="0.166291787678141">
            <text:p>0,17</text:p>
          </table:table-cell>
          <table:table-cell table:style-name="ce343" table:formula="of:=[.H58]/c_qe" office:value-type="float" office:value="0.266560490824079">
            <text:p>0,27</text:p>
          </table:table-cell>
          <table:table-cell table:style-name="ce353" table:formula="of:=[.I58]/c_qe" office:value-type="float" office:value="0.331638735654518">
            <text:p>0,33</text:p>
          </table:table-cell>
          <table:table-cell table:style-name="ce340" table:formula="of:=[.J58]/c_qe" office:value-type="float" office:value="0.408170751575219">
            <text:p>0,41</text:p>
          </table:table-cell>
          <table:table-cell table:style-name="ce353" table:formula="of:=[.K58]/c_qe" office:value-type="float" office:value="0.431783935550769">
            <text:p>0,43</text:p>
          </table:table-cell>
          <table:table-cell table:style-name="ce353" table:formula="of:=[.L58]/c_qe" office:value-type="float" office:value="0.449743698495139">
            <text:p>0,45</text:p>
          </table:table-cell>
          <table:table-cell table:style-name="ce329" table:formula="of:=[.M58]/c_qe" office:value-type="float" office:value="0.544214063076011">
            <text:p>0,54</text:p>
          </table:table-cell>
          <table:table-cell table:style-name="ce372" table:formula="of:=[.N58]/c_qe" office:value-type="float" office:value="0.544227668767595">
            <text:p>0,54</text:p>
          </table:table-cell>
          <table:table-cell table:number-columns-repeated="1010"/>
        </table:table-row>
        <table:table-row table:style-name="ro3">
          <table:table-cell table:style-name="ce292" office:value-type="string">
            <text:p>E klass eV</text:p>
          </table:table-cell>
          <table:table-cell table:style-name="ce316"/>
          <table:table-cell table:style-name="ce329"/>
          <table:table-cell table:style-name="ce340"/>
          <table:table-cell table:style-name="ce343"/>
          <table:table-cell table:style-name="ce329"/>
          <table:table-cell table:style-name="ce340" table:formula="of:=[.G59]/c_qe" office:value-type="float" office:value="0.166291787679783">
            <text:p>0,17</text:p>
          </table:table-cell>
          <table:table-cell table:style-name="ce343" table:formula="of:=[.H59]/c_qe" office:value-type="float" office:value="0.26656049082622">
            <text:p>0,27</text:p>
          </table:table-cell>
          <table:table-cell table:style-name="ce353" table:formula="of:=[.I59]/c_qe" office:value-type="float" office:value="0.33163873565684">
            <text:p>0,33</text:p>
          </table:table-cell>
          <table:table-cell table:style-name="ce340" table:formula="of:=[.J59]/c_qe" office:value-type="float" office:value="0.40817075157765">
            <text:p>0,41</text:p>
          </table:table-cell>
          <table:table-cell table:style-name="ce353" table:formula="of:=[.K59]/c_qe" office:value-type="float" office:value="0.431783935553216">
            <text:p>0,43</text:p>
          </table:table-cell>
          <table:table-cell table:style-name="ce353" table:formula="of:=[.L59]/c_qe" office:value-type="float" office:value="0.449743698497596">
            <text:p>0,45</text:p>
          </table:table-cell>
          <table:table-cell table:style-name="ce329" table:formula="of:=[.M59]/c_qe" office:value-type="float" office:value="0.54421406307848">
            <text:p>0,54</text:p>
          </table:table-cell>
          <table:table-cell table:style-name="ce372" table:formula="of:=[.N59]/c_qe" office:value-type="float" office:value="0.544227668770064">
            <text:p>0,54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f dyn</text:p>
          </table:table-cell>
          <table:table-cell table:style-name="ce303"/>
          <table:table-cell table:style-name="ce324"/>
          <table:table-cell table:style-name="ce336"/>
          <table:table-cell table:style-name="ce303"/>
          <table:table-cell table:style-name="ce324"/>
          <table:table-cell table:style-name="ce336" table:formula="of:=[.G58]/c_h" office:value-type="float" office:value="40209179467901.4">
            <text:p>40209179467901,4</text:p>
          </table:table-cell>
          <table:table-cell table:style-name="ce303" table:formula="of:=[.H58]/c_h" office:value-type="float" office:value="64454046494120.4">
            <text:p>64454046494120,4</text:p>
          </table:table-cell>
          <table:table-cell table:formula="of:=[.I58]/c_h" office:value-type="float" office:value="80189897689056.7">
            <text:p>80189897689056,7</text:p>
          </table:table-cell>
          <table:table-cell table:style-name="ce336" table:formula="of:=[.J58]/c_h" office:value-type="float" office:value="98695258694326.9">
            <text:p>98695258694326,9</text:p>
          </table:table-cell>
          <table:table-cell table:formula="of:=[.K58]/c_h" office:value-type="float" office:value="104404901759318">
            <text:p>104404901759318</text:p>
          </table:table-cell>
          <table:table-cell table:formula="of:=[.L58]/c_h" office:value-type="float" office:value="108747553561395">
            <text:p>108747553561395</text:p>
          </table:table-cell>
          <table:table-cell table:style-name="ce324" table:formula="of:=[.M58]/c_h" office:value-type="float" office:value="131590388417333">
            <text:p>131590388417333</text:p>
          </table:table-cell>
          <table:table-cell table:style-name="ce373" table:formula="of:=[.N58]/c_h" office:value-type="float" office:value="131593678259256">
            <text:p>1,3159368E+14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f klass</text:p>
          </table:table-cell>
          <table:table-cell table:style-name="ce303"/>
          <table:table-cell table:style-name="ce324"/>
          <table:table-cell table:style-name="ce336"/>
          <table:table-cell table:style-name="ce303"/>
          <table:table-cell table:style-name="ce324"/>
          <table:table-cell table:style-name="ce336" table:formula="of:=[.G59]/c_h" office:value-type="float" office:value="40209179468298.5">
            <text:p>40209179468298,5</text:p>
          </table:table-cell>
          <table:table-cell table:style-name="ce303" table:formula="of:=[.H59]/c_h" office:value-type="float" office:value="64454046494638.1">
            <text:p>64454046494638,1</text:p>
          </table:table-cell>
          <table:table-cell table:formula="of:=[.I59]/c_h" office:value-type="float" office:value="80189897689618.1">
            <text:p>80189897689618,1</text:p>
          </table:table-cell>
          <table:table-cell table:style-name="ce336" table:formula="of:=[.J59]/c_h" office:value-type="float" office:value="98695258694914.6">
            <text:p>98695258694914,6</text:p>
          </table:table-cell>
          <table:table-cell table:formula="of:=[.K59]/c_h" office:value-type="float" office:value="104404901759910">
            <text:p>104404901759910</text:p>
          </table:table-cell>
          <table:table-cell table:formula="of:=[.L59]/c_h" office:value-type="float" office:value="108747553561989">
            <text:p>108747553561989</text:p>
          </table:table-cell>
          <table:table-cell table:style-name="ce324" table:formula="of:=[.M59]/c_h" office:value-type="float" office:value="131590388417930">
            <text:p>131590388417930</text:p>
          </table:table-cell>
          <table:table-cell table:style-name="ce373" table:formula="of:=[.N59]/c_h" office:value-type="float" office:value="131593678259853">
            <text:p>1,3159368E+14</text:p>
          </table:table-cell>
          <table:table-cell table:number-columns-repeated="1010"/>
        </table:table-row>
        <table:table-row table:style-name="ro3">
          <table:table-cell table:style-name="ce294" office:value-type="string">
            <text:p>wellenlänge dyn in <text:span text:style-name="T7">Å</text:span></text:p>
          </table:table-cell>
          <table:table-cell table:style-name="ce317"/>
          <table:table-cell table:style-name="ce330"/>
          <table:table-cell table:style-name="ce341"/>
          <table:table-cell table:style-name="ce344"/>
          <table:table-cell table:style-name="ce330"/>
          <table:table-cell table:style-name="ce341" table:formula="of:=c_c/[.G62]*10000000000" office:value-type="float" office:value="74558.2133152757">
            <text:p>74.558,2133</text:p>
          </table:table-cell>
          <table:table-cell table:style-name="ce344" table:formula="of:=c_c/[.H62]*10000000000" office:value-type="float" office:value="46512.5890935874">
            <text:p>46.512,5891</text:p>
          </table:table-cell>
          <table:table-cell table:style-name="ce330" table:formula="of:=c_c/[.I62]*10000000000" office:value-type="float" office:value="37385.3149386063">
            <text:p>37.385,3149</text:p>
          </table:table-cell>
          <table:table-cell table:style-name="ce341" table:formula="of:=c_c/[.J62]*10000000000" office:value-type="float" office:value="30375.5683875858">
            <text:p>30.375,5684</text:p>
          </table:table-cell>
          <table:table-cell table:style-name="ce330" table:formula="of:=c_c/[.K62]*10000000000" office:value-type="float" office:value="28714.4044913815">
            <text:p>28.714,4045</text:p>
          </table:table-cell>
          <table:table-cell table:style-name="ce330" table:formula="of:=c_c/[.L62]*10000000000" office:value-type="float" office:value="27567.7427382996">
            <text:p>27.567,7427</text:p>
          </table:table-cell>
          <table:table-cell table:style-name="ce330" table:formula="of:=c_c/[.M62]*10000000000" office:value-type="float" office:value="22782.2458468032">
            <text:p>22.782,2458</text:p>
          </table:table-cell>
          <table:table-cell table:style-name="ce374" table:formula="of:=c_c/[.N62]*10000000000" office:value-type="float" office:value="22781.6762906628">
            <text:p>2,278168E+04</text:p>
          </table:table-cell>
          <table:table-cell table:number-columns-repeated="1010"/>
        </table:table-row>
        <table:table-row table:style-name="ro3">
          <table:table-cell table:style-name="ce297" office:value-type="string">
            <text:p>wellenlänge klass in <text:span text:style-name="T7">Å</text:span></text:p>
          </table:table-cell>
          <table:table-cell table:style-name="ce318"/>
          <table:table-cell table:style-name="ce331"/>
          <table:table-cell table:style-name="ce342"/>
          <table:table-cell table:style-name="ce345"/>
          <table:table-cell table:style-name="ce331"/>
          <table:table-cell table:style-name="ce342" table:formula="of:=c_c/[.G63]*10000000000" office:value-type="float" office:value="74558.2133145394">
            <text:p>74.558,2133</text:p>
          </table:table-cell>
          <table:table-cell table:style-name="ce345" table:formula="of:=c_c/[.H63]*10000000000" office:value-type="float" office:value="46512.5890932138">
            <text:p>46.512,5891</text:p>
          </table:table-cell>
          <table:table-cell table:style-name="ce331" table:formula="of:=c_c/[.I63]*10000000000" office:value-type="float" office:value="37385.3149383445">
            <text:p>37.385,3149</text:p>
          </table:table-cell>
          <table:table-cell table:style-name="ce342" table:formula="of:=c_c/[.J63]*10000000000" office:value-type="float" office:value="30375.5683874049">
            <text:p>30.375,5684</text:p>
          </table:table-cell>
          <table:table-cell table:style-name="ce331" table:formula="of:=c_c/[.K63]*10000000000" office:value-type="float" office:value="28714.4044912187">
            <text:p>28.714,4045</text:p>
          </table:table-cell>
          <table:table-cell table:style-name="ce331" table:formula="of:=c_c/[.L63]*10000000000" office:value-type="float" office:value="27567.742738149">
            <text:p>27.567,7427</text:p>
          </table:table-cell>
          <table:table-cell table:style-name="ce331" table:formula="of:=c_c/[.M63]*10000000000" office:value-type="float" office:value="22782.2458466999">
            <text:p>22.782,2458</text:p>
          </table:table-cell>
          <table:table-cell table:style-name="ce375" table:formula="of:=c_c/[.N63]*10000000000" office:value-type="float" office:value="22781.6762905594">
            <text:p>2,278168E+04</text:p>
          </table:table-cell>
          <table:table-cell table:number-columns-repeated="1010"/>
        </table:table-row>
        <table:table-row table:style-name="ro3">
          <table:table-cell table:style-name="ce296" office:value-type="string">
            <text:p>delta E dyn von 6 nach n</text:p>
          </table:table-cell>
          <table:table-cell table:style-name="ce314" table:number-columns-repeated="6"/>
          <table:table-cell table:style-name="ce314" table:formula="of:=[.$G18]-[.H18]" office:value-type="float" office:value="1.60648156118857E-020">
            <text:p>1,60648156118857E-020</text:p>
          </table:table-cell>
          <table:table-cell table:style-name="ce314" table:formula="of:=[.$G18]-[.I18]" office:value-type="float" office:value="2.64914988215459E-020">
            <text:p>2,64914988215459E-020</text:p>
          </table:table-cell>
          <table:table-cell table:style-name="ce314" table:formula="of:=[.$G18]-[.J18]" office:value-type="float" office:value="3.8753278276123E-020">
            <text:p>3,8753278276123E-020</text:p>
          </table:table-cell>
          <table:table-cell table:style-name="ce314" table:formula="of:=[.$G18]-[.K18]" office:value-type="float" office:value="4.25365270334608E-020">
            <text:p>4,25365270334608E-020</text:p>
          </table:table-cell>
          <table:table-cell table:style-name="ce314" table:formula="of:=[.$G18]-[.L18]" office:value-type="float" office:value="4.54139979798493E-020">
            <text:p>4,54139979798493E-020</text:p>
          </table:table-cell>
          <table:table-cell table:style-name="ce314" table:formula="of:=[.$G18]-[.M18]" office:value-type="float" office:value="6.05498174346041E-020">
            <text:p>6,05498174346041E-020</text:p>
          </table:table-cell>
          <table:table-cell table:style-name="ce371" table:formula="of:=[.$G18]-[.N18]" office:value-type="float" office:value="6.05519973064853E-020">
            <text:p>6,05519973064853E-020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delta E klass von 6 nach n</text:p>
          </table:table-cell>
          <table:table-cell/>
          <table:table-cell table:style-name="ce324" table:number-columns-repeated="5"/>
          <table:table-cell table:style-name="ce324" table:formula="of:=[.$G19]-[.H19]" office:value-type="float" office:value="1.60648156119656E-020">
            <text:p>1,60648156119656E-020</text:p>
          </table:table-cell>
          <table:table-cell table:style-name="ce324" table:formula="of:=[.$G19]-[.I19]" office:value-type="float" office:value="2.64914988216548E-020">
            <text:p>2,64914988216548E-020</text:p>
          </table:table-cell>
          <table:table-cell table:style-name="ce324" table:formula="of:=[.$G19]-[.J19]" office:value-type="float" office:value="3.87532782762493E-020">
            <text:p>3,87532782762493E-020</text:p>
          </table:table-cell>
          <table:table-cell table:style-name="ce324" table:formula="of:=[.$G19]-[.K19]" office:value-type="float" office:value="4.25365270335898E-020">
            <text:p>4,25365270335898E-020</text:p>
          </table:table-cell>
          <table:table-cell table:style-name="ce324" table:formula="of:=[.$G19]-[.L19]" office:value-type="float" office:value="4.54139979799797E-020">
            <text:p>4,54139979799797E-020</text:p>
          </table:table-cell>
          <table:table-cell table:style-name="ce324" table:formula="of:=[.$G19]-[.M19]" office:value-type="float" office:value="6.05498174347365E-020">
            <text:p>6,05498174347365E-020</text:p>
          </table:table-cell>
          <table:table-cell table:style-name="ce360" table:formula="of:=[.$G19]-[.N19]" office:value-type="float" office:value="6.05519973066178E-020">
            <text:p>6,05519973066178E-020</text:p>
          </table:table-cell>
          <table:table-cell table:number-columns-repeated="1010"/>
        </table:table-row>
        <table:table-row table:style-name="ro3">
          <table:table-cell table:style-name="ce292" office:value-type="string">
            <text:p>E dyn eV</text:p>
          </table:table-cell>
          <table:table-cell table:style-name="ce315"/>
          <table:table-cell table:style-name="ce329"/>
          <table:table-cell table:style-name="ce340"/>
          <table:table-cell table:style-name="ce343"/>
          <table:table-cell table:style-name="ce329"/>
          <table:table-cell table:style-name="ce340"/>
          <table:table-cell table:style-name="ce343" table:formula="of:=[.H66]/c_qe" office:value-type="float" office:value="0.100268703145938">
            <text:p>0,10</text:p>
          </table:table-cell>
          <table:table-cell table:style-name="ce353" table:formula="of:=[.I66]/c_qe" office:value-type="float" office:value="0.165346947976377">
            <text:p>0,17</text:p>
          </table:table-cell>
          <table:table-cell table:style-name="ce340" table:formula="of:=[.J66]/c_qe" office:value-type="float" office:value="0.241878963897078">
            <text:p>0,24</text:p>
          </table:table-cell>
          <table:table-cell table:style-name="ce353" table:formula="of:=[.K66]/c_qe" office:value-type="float" office:value="0.265492147872628">
            <text:p>0,27</text:p>
          </table:table-cell>
          <table:table-cell table:style-name="ce353" table:formula="of:=[.L66]/c_qe" office:value-type="float" office:value="0.283451910816998">
            <text:p>0,28</text:p>
          </table:table-cell>
          <table:table-cell table:style-name="ce329" table:formula="of:=[.M66]/c_qe" office:value-type="float" office:value="0.37792227539787">
            <text:p>0,38</text:p>
          </table:table-cell>
          <table:table-cell table:style-name="ce372" table:formula="of:=[.N66]/c_qe" office:value-type="float" office:value="0.377935881089454">
            <text:p>0,38</text:p>
          </table:table-cell>
          <table:table-cell table:number-columns-repeated="1010"/>
        </table:table-row>
        <table:table-row table:style-name="ro3">
          <table:table-cell table:style-name="ce292" office:value-type="string">
            <text:p>E klass eV</text:p>
          </table:table-cell>
          <table:table-cell table:style-name="ce316"/>
          <table:table-cell table:style-name="ce329"/>
          <table:table-cell table:style-name="ce340"/>
          <table:table-cell table:style-name="ce343"/>
          <table:table-cell table:style-name="ce329"/>
          <table:table-cell table:style-name="ce340"/>
          <table:table-cell table:style-name="ce343" table:formula="of:=[.H67]/c_qe" office:value-type="float" office:value="0.100268703146437">
            <text:p>0,10</text:p>
          </table:table-cell>
          <table:table-cell table:style-name="ce353" table:formula="of:=[.I67]/c_qe" office:value-type="float" office:value="0.165346947977057">
            <text:p>0,17</text:p>
          </table:table-cell>
          <table:table-cell table:style-name="ce340" table:formula="of:=[.J67]/c_qe" office:value-type="float" office:value="0.241878963897867">
            <text:p>0,24</text:p>
          </table:table-cell>
          <table:table-cell table:style-name="ce353" table:formula="of:=[.K67]/c_qe" office:value-type="float" office:value="0.265492147873433">
            <text:p>0,27</text:p>
          </table:table-cell>
          <table:table-cell table:style-name="ce353" table:formula="of:=[.L67]/c_qe" office:value-type="float" office:value="0.283451910817812">
            <text:p>0,28</text:p>
          </table:table-cell>
          <table:table-cell table:style-name="ce329" table:formula="of:=[.M67]/c_qe" office:value-type="float" office:value="0.377922275398697">
            <text:p>0,38</text:p>
          </table:table-cell>
          <table:table-cell table:style-name="ce372" table:formula="of:=[.N67]/c_qe" office:value-type="float" office:value="0.37793588109028">
            <text:p>0,38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f dyn</text:p>
          </table:table-cell>
          <table:table-cell table:style-name="ce303"/>
          <table:table-cell table:style-name="ce324"/>
          <table:table-cell table:style-name="ce336"/>
          <table:table-cell table:style-name="ce303"/>
          <table:table-cell table:style-name="ce324"/>
          <table:table-cell table:style-name="ce336"/>
          <table:table-cell table:style-name="ce303" table:formula="of:=[.H66]/c_h" office:value-type="float" office:value="24244867026218.9">
            <text:p>24244867026218,9</text:p>
          </table:table-cell>
          <table:table-cell table:formula="of:=[.I66]/c_h" office:value-type="float" office:value="39980718221155.2">
            <text:p>39980718221155,2</text:p>
          </table:table-cell>
          <table:table-cell table:style-name="ce336" table:formula="of:=[.J66]/c_h" office:value-type="float" office:value="58486079226425.5">
            <text:p>58486079226425,5</text:p>
          </table:table-cell>
          <table:table-cell table:formula="of:=[.K66]/c_h" office:value-type="float" office:value="64195722291416.5">
            <text:p>64195722291416,5</text:p>
          </table:table-cell>
          <table:table-cell table:formula="of:=[.L66]/c_h" office:value-type="float" office:value="68538374093493.9">
            <text:p>68538374093493,9</text:p>
          </table:table-cell>
          <table:table-cell table:style-name="ce324" table:formula="of:=[.M66]/c_h" office:value-type="float" office:value="91381208949431.2">
            <text:p>91381208949431,2</text:p>
          </table:table-cell>
          <table:table-cell table:style-name="ce373" table:formula="of:=[.N66]/c_h" office:value-type="float" office:value="91384498791354.8">
            <text:p>9,1384499E+13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f klass</text:p>
          </table:table-cell>
          <table:table-cell table:style-name="ce303"/>
          <table:table-cell table:style-name="ce324"/>
          <table:table-cell table:style-name="ce336"/>
          <table:table-cell table:style-name="ce303"/>
          <table:table-cell table:style-name="ce324"/>
          <table:table-cell table:style-name="ce336"/>
          <table:table-cell table:style-name="ce303" table:formula="of:=[.H67]/c_h" office:value-type="float" office:value="24244867026339.6">
            <text:p>24244867026339,6</text:p>
          </table:table-cell>
          <table:table-cell table:formula="of:=[.I67]/c_h" office:value-type="float" office:value="39980718221319.6">
            <text:p>39980718221319,6</text:p>
          </table:table-cell>
          <table:table-cell table:style-name="ce336" table:formula="of:=[.J67]/c_h" office:value-type="float" office:value="58486079226616.1">
            <text:p>58486079226616,1</text:p>
          </table:table-cell>
          <table:table-cell table:formula="of:=[.K67]/c_h" office:value-type="float" office:value="64195722291611.1">
            <text:p>64195722291611,1</text:p>
          </table:table-cell>
          <table:table-cell table:formula="of:=[.L67]/c_h" office:value-type="float" office:value="68538374093690.7">
            <text:p>68538374093690,7</text:p>
          </table:table-cell>
          <table:table-cell table:style-name="ce324" table:formula="of:=[.M67]/c_h" office:value-type="float" office:value="91381208949631.1">
            <text:p>91381208949631,1</text:p>
          </table:table-cell>
          <table:table-cell table:style-name="ce373" table:formula="of:=[.N67]/c_h" office:value-type="float" office:value="91384498791554.7">
            <text:p>9,1384499E+13</text:p>
          </table:table-cell>
          <table:table-cell table:number-columns-repeated="1010"/>
        </table:table-row>
        <table:table-row table:style-name="ro3">
          <table:table-cell table:style-name="ce294" office:value-type="string">
            <text:p>wellenlänge dyn in <text:span text:style-name="T7">Å</text:span></text:p>
          </table:table-cell>
          <table:table-cell table:style-name="ce317"/>
          <table:table-cell table:style-name="ce330"/>
          <table:table-cell table:style-name="ce341"/>
          <table:table-cell table:style-name="ce344"/>
          <table:table-cell table:style-name="ce330"/>
          <table:table-cell table:style-name="ce341"/>
          <table:table-cell table:style-name="ce344" table:formula="of:=c_c/[.H70]*10000000000" office:value-type="float" office:value="123651.92915919">
            <text:p>123.651,9292</text:p>
          </table:table-cell>
          <table:table-cell table:style-name="ce330" table:formula="of:=c_c/[.I70]*10000000000" office:value-type="float" office:value="74984.2602480736">
            <text:p>74.984,2602</text:p>
          </table:table-cell>
          <table:table-cell table:style-name="ce341" table:formula="of:=c_c/[.J70]*10000000000" office:value-type="float" office:value="51258.7716539129">
            <text:p>51.258,7717</text:p>
          </table:table-cell>
          <table:table-cell table:style-name="ce330" table:formula="of:=c_c/[.K70]*10000000000" office:value-type="float" office:value="46699.756198566">
            <text:p>46.699,7562</text:p>
          </table:table-cell>
          <table:table-cell table:style-name="ce330" table:formula="of:=c_c/[.L70]*10000000000" office:value-type="float" office:value="43740.8184779887">
            <text:p>43.740,8185</text:p>
          </table:table-cell>
          <table:table-cell table:style-name="ce330" table:formula="of:=c_c/[.M70]*10000000000" office:value-type="float" office:value="32806.7949030856">
            <text:p>32.806,7949</text:p>
          </table:table-cell>
          <table:table-cell table:style-name="ce374" table:formula="of:=c_c/[.N70]" office:value-type="float" office:value="0.00000328056138584809">
            <text:p>3,280561E-06</text:p>
          </table:table-cell>
          <table:table-cell table:number-columns-repeated="1010"/>
        </table:table-row>
        <table:table-row table:style-name="ro3">
          <table:table-cell table:style-name="ce297" office:value-type="string">
            <text:p>wellenlänge klass in <text:span text:style-name="T7">Å</text:span></text:p>
          </table:table-cell>
          <table:table-cell table:style-name="ce318"/>
          <table:table-cell table:style-name="ce331"/>
          <table:table-cell table:style-name="ce342"/>
          <table:table-cell table:style-name="ce345"/>
          <table:table-cell table:style-name="ce331"/>
          <table:table-cell table:style-name="ce342"/>
          <table:table-cell table:style-name="ce345" table:formula="of:=c_c/[.H71]*10000000000" office:value-type="float" office:value="123651.929158574">
            <text:p>123.651,9292</text:p>
          </table:table-cell>
          <table:table-cell table:style-name="ce331" table:formula="of:=c_c/[.I71]*10000000000" office:value-type="float" office:value="74984.2602477653">
            <text:p>74.984,2602</text:p>
          </table:table-cell>
          <table:table-cell table:style-name="ce342" table:formula="of:=c_c/[.J71]*10000000000" office:value-type="float" office:value="51258.7716537458">
            <text:p>51.258,7717</text:p>
          </table:table-cell>
          <table:table-cell table:style-name="ce331" table:formula="of:=c_c/[.K71]*10000000000" office:value-type="float" office:value="46699.7561984244">
            <text:p>46.699,7562</text:p>
          </table:table-cell>
          <table:table-cell table:style-name="ce331" table:formula="of:=c_c/[.L71]*10000000000" office:value-type="float" office:value="43740.8184778631">
            <text:p>43.740,8185</text:p>
          </table:table-cell>
          <table:table-cell table:style-name="ce331" table:formula="of:=c_c/[.M71]*10000000000" office:value-type="float" office:value="32806.7949030138">
            <text:p>32.806,7949</text:p>
          </table:table-cell>
          <table:table-cell table:style-name="ce375" table:formula="of:=c_c/[.N71]" office:value-type="float" office:value="0.00000328056138584091">
            <text:p>3,280561E-06</text:p>
          </table:table-cell>
          <table:table-cell table:number-columns-repeated="1010"/>
        </table:table-row>
        <table:table-row table:style-name="ro5" table:number-rows-repeated="104850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Spektral_all_exact" table:style-name="ta6" table:print="false">
        <office:forms form:automatic-focus="false" form:apply-design-mode="false"/>
        <table:table-column table:style-name="co41" table:default-cell-style-name="ce298"/>
        <table:table-column table:style-name="co37" table:default-cell-style-name="Default"/>
        <table:table-column table:style-name="co42" table:default-cell-style-name="Default"/>
        <table:table-column table:style-name="co38" table:number-columns-repeated="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9" table:number-columns-repeated="1010" table:default-cell-style-name="Default"/>
        <table:table-row table:style-name="ro15">
          <table:table-cell table:style-name="ce285" office:value-type="string">
            <text:p>Übergangsenergie und ausgesandte Wellenlänge mit der Annahme: </text:p>
          </table:table-cell>
          <table:table-cell table:style-name="ce299"/>
          <table:table-cell table:style-name="ce319"/>
          <table:table-cell table:style-name="ce332" table:number-columns-repeated="3"/>
          <table:table-cell table:style-name="ce299"/>
          <table:table-cell table:style-name="ce348"/>
          <table:table-cell table:style-name="ce299" table:number-columns-repeated="5"/>
          <table:table-cell table:style-name="ce355"/>
          <table:table-cell table:number-columns-repeated="1010"/>
        </table:table-row>
        <table:table-row table:style-name="ro15">
          <table:table-cell table:style-name="ce286"/>
          <table:table-cell table:style-name="ce300" office:value-type="string">
            <text:p>E der ausgesandten Strahlung = Differenz der kinetische Energien <text:s/>= <text:s/>Ekin 1 <text:s/>- Ekin 2</text:p>
          </table:table-cell>
          <table:table-cell table:style-name="ce320"/>
          <table:table-cell table:style-name="ce333" table:number-columns-repeated="3"/>
          <table:table-cell table:style-name="ce300"/>
          <table:table-cell table:style-name="ce349"/>
          <table:table-cell table:style-name="ce300" table:number-columns-repeated="5"/>
          <table:table-cell table:style-name="ce356"/>
          <table:table-cell table:style-name="ce376" table:number-columns-repeated="1010"/>
        </table:table-row>
        <table:table-row table:style-name="ro15">
          <table:table-cell table:style-name="ce380" office:value-type="string">
            <text:p>Mit Berücksichtigung des Massenschwerpunktes</text:p>
          </table:table-cell>
          <table:table-cell table:style-name="ce385" table:number-columns-repeated="3"/>
          <table:table-cell table:style-name="ce392"/>
          <table:table-cell table:style-name="ce394" office:value-type="string">
            <text:p>V Berechnung nach F 860</text:p>
          </table:table-cell>
          <table:table-cell table:style-name="ce396"/>
          <table:table-cell table:style-name="ce397"/>
          <table:table-cell table:style-name="ce394" office:value-type="string">
            <text:p><text:s/>ergibt keine Beschränkung von _z</text:p>
          </table:table-cell>
          <table:table-cell table:style-name="ce396" table:number-columns-repeated="4"/>
          <table:table-cell table:style-name="ce400"/>
          <table:table-cell table:style-name="ce377" table:number-columns-repeated="1010"/>
        </table:table-row>
        <table:table-row table:style-name="ro12">
          <table:table-cell table:style-name="ce381" office:value-type="string">
            <text:p>Anzahl Protonen</text:p>
          </table:table-cell>
          <table:table-cell table:style-name="ce386" office:value-type="string">
            <text:p>_z1 =</text:p>
          </table:table-cell>
          <table:table-cell table:style-name="ce389" office:value-type="float" office:value="2">
            <text:p>2</text:p>
          </table:table-cell>
          <table:table-cell table:style-name="ce391" office:value-type="string">
            <text:p>Masse</text:p>
          </table:table-cell>
          <table:table-cell table:style-name="ce393" office:value-type="string">
            <text:p><text:s/>Kern →</text:p>
          </table:table-cell>
          <table:table-cell table:style-name="ce395" office:value-type="string">
            <text:p>_mk</text:p>
          </table:table-cell>
          <table:table-cell table:style-name="ce386" table:formula="of:=LOOKUP([.C4];[Atomgewichte.A3:.B123])" office:value-type="float" office:value="6.64647688258208E-027">
            <text:p>6,64647688258208E-027</text:p>
          </table:table-cell>
          <table:table-cell table:style-name="ce398" table:formula="of:=[.G4]/1.672622E-027" office:value-type="float" office:value="3.97368734991055">
            <text:p>3,97</text:p>
          </table:table-cell>
          <table:table-cell table:style-name="ce393" office:value-type="string">
            <text:p>fach Masse von H</text:p>
          </table:table-cell>
          <table:table-cell table:style-name="ce399" table:number-columns-repeated="4"/>
          <table:table-cell table:style-name="ce401"/>
          <table:table-cell table:style-name="ce404" table:number-columns-repeated="1010"/>
        </table:table-row>
        <table:table-row table:style-name="ro5">
          <table:table-cell table:style-name="ce288" office:value-type="string">
            <text:p>n</text:p>
          </table:table-cell>
          <table:table-cell table:style-name="ce302" office:value-type="float" office:value="1">
            <text:p>1</text:p>
          </table:table-cell>
          <table:table-cell table:style-name="ce323" office:value-type="float" office:value="2">
            <text:p>2</text:p>
          </table:table-cell>
          <table:table-cell table:style-name="ce335" office:value-type="float" office:value="3">
            <text:p>3</text:p>
          </table:table-cell>
          <table:table-cell table:style-name="ce302" office:value-type="float" office:value="4">
            <text:p>4</text:p>
          </table:table-cell>
          <table:table-cell table:style-name="ce323" office:value-type="float" office:value="5">
            <text:p>5</text:p>
          </table:table-cell>
          <table:table-cell table:style-name="ce335" office:value-type="float" office:value="6">
            <text:p>6</text:p>
          </table:table-cell>
          <table:table-cell table:style-name="ce302" office:value-type="float" office:value="7">
            <text:p>7</text:p>
          </table:table-cell>
          <table:table-cell table:style-name="ce323" office:value-type="float" office:value="8">
            <text:p>8</text:p>
          </table:table-cell>
          <table:table-cell table:style-name="ce335" office:value-type="float" office:value="10">
            <text:p>10</text:p>
          </table:table-cell>
          <table:table-cell table:style-name="ce354" office:value-type="float" office:value="11">
            <text:p>11</text:p>
          </table:table-cell>
          <table:table-cell table:style-name="ce354" office:value-type="float" office:value="12">
            <text:p>12</text:p>
          </table:table-cell>
          <table:table-cell table:style-name="ce354" office:value-type="float" office:value="1000">
            <text:p>1000</text:p>
          </table:table-cell>
          <table:table-cell table:style-name="ce359" office:value-type="float" office:value="100000">
            <text:p>100000</text:p>
          </table:table-cell>
          <table:table-cell table:number-columns-repeated="1010"/>
        </table:table-row>
        <table:table-row table:style-name="ro5">
          <table:table-cell table:style-name="ce289" office:value-type="string">
            <text:p><text:s text:c="2"/>n <text:s/>=&gt; unendlich</text:p>
          </table:table-cell>
          <table:table-cell table:style-name="ce303"/>
          <table:table-cell table:style-name="ce324"/>
          <table:table-cell table:style-name="ce336"/>
          <table:table-cell table:style-name="ce303"/>
          <table:table-cell table:style-name="ce324"/>
          <table:table-cell table:style-name="ce336"/>
          <table:table-cell table:style-name="ce303"/>
          <table:table-cell table:style-name="ce324"/>
          <table:table-cell table:style-name="ce336"/>
          <table:table-cell table:style-name="ce324" table:number-columns-repeated="3"/>
          <table:table-cell table:style-name="ce360"/>
          <table:table-cell table:number-columns-repeated="1010"/>
        </table:table-row>
        <table:table-row table:style-name="ro13">
          <table:table-cell table:style-name="ce289" office:value-type="string">
            <text:p>r dyn</text:p>
          </table:table-cell>
          <table:table-cell table:style-name="ce304" table:formula="of:=[.B$5]*c_h/(2*PI()*c_me*[.B9])" office:value-type="float" office:value="0.0000000000264717467449494">
            <text:p>2,64717E-11</text:p>
          </table:table-cell>
          <table:table-cell table:style-name="ce304" table:formula="of:=[.C$5]*c_h/(2*PI()*c_me*[.C9])" office:value-type="float" office:value="0.000000000105870088467801">
            <text:p>1,05870E-10</text:p>
          </table:table-cell>
          <table:table-cell table:style-name="ce304" table:formula="of:=[.D$5]*c_h/(2*PI()*c_me*[.D9])" office:value-type="float" office:value="0.000000000238200656674083">
            <text:p>2,38201E-10</text:p>
          </table:table-cell>
          <table:table-cell table:style-name="ce304" table:formula="of:=[.E$5]*c_h/(2*PI()*c_me*[.E9])" office:value-type="float" office:value="0.000000000423463451988273">
            <text:p>4,23463E-10</text:p>
          </table:table-cell>
          <table:table-cell table:style-name="ce304" table:formula="of:=[.F$5]*c_h/(2*PI()*c_me*[.F9])" office:value-type="float" office:value="0.000000000661658474487266">
            <text:p>6,61658E-10</text:p>
          </table:table-cell>
          <table:table-cell table:style-name="ce304" table:formula="of:=[.G$5]*c_h/(2*PI()*c_me*[.G9])" office:value-type="float" office:value="0.000000000952785724189119">
            <text:p>9,52786E-10</text:p>
          </table:table-cell>
          <table:table-cell table:style-name="ce304" table:formula="of:=[.H$5]*c_h/(2*PI()*c_me*[.H9])" office:value-type="float" office:value="0.00000000129684520110127">
            <text:p>1,29685E-09</text:p>
          </table:table-cell>
          <table:table-cell table:style-name="ce304" table:formula="of:=[.I$5]*c_h/(2*PI()*c_me*[.I9])" office:value-type="float" office:value="0.00000000169383690520649">
            <text:p>1,69384E-09</text:p>
          </table:table-cell>
          <table:table-cell table:style-name="ce304" table:formula="of:=[.J$5]*c_h/(2*PI()*c_me*[.J9])" office:value-type="float" office:value="0.00000000264661699509797">
            <text:p>2,64662E-09</text:p>
          </table:table-cell>
          <table:table-cell table:style-name="ce304" table:formula="of:=[.K$5]*c_h/(2*PI()*c_me*[.K9])" office:value-type="float" office:value="0.00000000320240538092543">
            <text:p>3,20241E-09</text:p>
          </table:table-cell>
          <table:table-cell table:style-name="ce304" table:formula="of:=[.L$5]*c_h/(2*PI()*c_me*[.L9])" office:value-type="float" office:value="0.00000000381112599393857">
            <text:p>3,81113E-09</text:p>
          </table:table-cell>
          <table:table-cell table:style-name="ce304" table:formula="of:=[.M$5]*c_h/(2*PI()*c_me*[.M9])" office:value-type="float" office:value="0.00002646611247658">
            <text:p>2,64661E-05</text:p>
          </table:table-cell>
          <table:table-cell table:style-name="ce365" table:formula="of:=[.N$5]*c_h/(2*PI()*c_me*[.N9])" office:value-type="float" office:value="0.264611737109482">
            <text:p>2,64612E-01</text:p>
          </table:table-cell>
          <table:table-cell table:number-columns-repeated="1010"/>
        </table:table-row>
        <table:table-row table:style-name="ro13">
          <table:table-cell table:style-name="ce289" office:value-type="string">
            <text:p>r klass</text:p>
          </table:table-cell>
          <table:table-cell table:style-name="ce304" table:formula="of:=[.B$5]*c_h/(2*PI()*c_me*[.B10])" office:value-type="float" office:value="0.0000000000264661136079051">
            <text:p>2,64661E-11</text:p>
          </table:table-cell>
          <table:table-cell table:style-name="ce325" table:formula="of:=[.C5]^2*c_h^2*c_eps0/(PI()*c_qe^2*_z1*c_me)" office:value-type="float" office:value="0.000000000105835443901881">
            <text:p>1,05835E-10</text:p>
          </table:table-cell>
          <table:table-cell table:style-name="ce325" table:formula="of:=[.D5]^2*c_h^2*c_eps0/(PI()*c_qe^2*_z1*c_me)" office:value-type="float" office:value="0.000000000238129748779233">
            <text:p>2,38130E-10</text:p>
          </table:table-cell>
          <table:table-cell table:style-name="ce325" table:formula="of:=[.E5]^2*c_h^2*c_eps0/(PI()*c_qe^2*_z1*c_me)" office:value-type="float" office:value="0.000000000423341775607526">
            <text:p>4,23342E-10</text:p>
          </table:table-cell>
          <table:table-cell table:style-name="ce325" table:formula="of:=[.F5]^2*c_h^2*c_eps0/(PI()*c_qe^2*_z1*c_me)" office:value-type="float" office:value="0.000000000661471524386759">
            <text:p>6,61472E-10</text:p>
          </table:table-cell>
          <table:table-cell table:style-name="ce325" table:formula="of:=[.G5]^2*c_h^2*c_eps0/(PI()*c_qe^2*_z1*c_me)" office:value-type="float" office:value="0.000000000952518995116933">
            <text:p>9,52519E-10</text:p>
          </table:table-cell>
          <table:table-cell table:style-name="ce325" table:formula="of:=[.H5]^2*c_h^2*c_eps0/(PI()*c_qe^2*_z1*c_me)" office:value-type="float" office:value="0.00000000129648418779805">
            <text:p>1,29648E-09</text:p>
          </table:table-cell>
          <table:table-cell table:style-name="ce325" table:formula="of:=[.I5]^2*c_h^2*c_eps0/(PI()*c_qe^2*_z1*c_me)" office:value-type="float" office:value="0.0000000016933671024301">
            <text:p>1,69337E-09</text:p>
          </table:table-cell>
          <table:table-cell table:style-name="ce325" table:formula="of:=[.J5]^2*c_h^2*c_eps0/(PI()*c_qe^2*_z1*c_me)" office:value-type="float" office:value="0.00000000264588609754704">
            <text:p>2,64589E-09</text:p>
          </table:table-cell>
          <table:table-cell table:style-name="ce325" table:formula="of:=[.K5]^2*c_h^2*c_eps0/(PI()*c_qe^2*_z1*c_me)" office:value-type="float" office:value="0.00000000320152217803191">
            <text:p>3,20152E-09</text:p>
          </table:table-cell>
          <table:table-cell table:style-name="ce325" table:formula="of:=[.L5]^2*c_h^2*c_eps0/(PI()*c_qe^2*_z1*c_me)" office:value-type="float" office:value="0.00000000381007598046773">
            <text:p>3,81008E-09</text:p>
          </table:table-cell>
          <table:table-cell table:style-name="ce325" table:formula="of:=[.M5]^2*c_h^2*c_eps0/(PI()*c_qe^2*_z1*c_me)" office:value-type="float" office:value="0.0000264588609754703">
            <text:p>2,64589E-05</text:p>
          </table:table-cell>
          <table:table-cell table:style-name="ce361" table:formula="of:=[.N5]^2*c_h^2*c_eps0/(PI()*c_qe^2*_z1*c_me)" office:value-type="float" office:value="0.264588609754703">
            <text:p>2,64589E-01</text:p>
          </table:table-cell>
          <table:table-cell table:number-columns-repeated="1010"/>
        </table:table-row>
        <table:table-row table:style-name="ro13">
          <table:table-cell table:style-name="ce289" office:value-type="string">
            <text:p>v dyn</text:p>
          </table:table-cell>
          <table:table-cell table:style-name="ce304" table:formula="of:=-_K*[.B$5]*(1+c_me/_mk)^2/_z1+SQRT((_K*[.B$5]/_z1*(1+c_me/_mk)^2)^2+c_c^2)" office:value-type="float" office:value="4373252.58891296">
            <text:p>4,37325E+06</text:p>
          </table:table-cell>
          <table:table-cell table:style-name="ce304" table:formula="of:=-_K*[.C$5]*(1+c_me/_mk)^2/_z1+SQRT((_K*[.C$5]/_z1*(1+c_me/_mk)^2)^2+c_c^2)" office:value-type="float" office:value="2186975.31400681">
            <text:p>2,18698E+06</text:p>
          </table:table-cell>
          <table:table-cell table:style-name="ce304" table:formula="of:=-_K*[.D$5]*(1+c_me/_mk)^2/_z1+SQRT((_K*[.D$5]/_z1*(1+c_me/_mk)^2)^2+c_c^2)" office:value-type="float" office:value="1458026.64780808">
            <text:p>1,45803E+06</text:p>
          </table:table-cell>
          <table:table-cell table:style-name="ce304" table:formula="of:=-_K*[.E$5]*(1+c_me/_mk)^2/_z1+SQRT((_K*[.E$5]/_z1*(1+c_me/_mk)^2)^2+c_c^2)" office:value-type="float" office:value="1093531.30185699">
            <text:p>1,09353E+06</text:p>
          </table:table-cell>
          <table:table-cell table:style-name="ce304" table:formula="of:=-_K*[.F$5]*(1+c_me/_mk)^2/_z1+SQRT((_K*[.F$5]/_z1*(1+c_me/_mk)^2)^2+c_c^2)" office:value-type="float" office:value="874829.231765747">
            <text:p>8,74829E+05</text:p>
          </table:table-cell>
          <table:table-cell table:style-name="ce304" table:formula="of:=-_K*[.G$5]*(1+c_me/_mk)^2/_z1+SQRT((_K*[.G$5]/_z1*(1+c_me/_mk)^2)^2+c_c^2)" office:value-type="float" office:value="729026.256668091">
            <text:p>7,29026E+05</text:p>
          </table:table-cell>
          <table:table-cell table:style-name="ce304" table:formula="of:=-_K*[.H$5]*(1+c_me/_mk)^2/_z1+SQRT((_K*[.H$5]/_z1*(1+c_me/_mk)^2)^2+c_c^2)" office:value-type="float" office:value="624880.628936768">
            <text:p>6,24881E+05</text:p>
          </table:table-cell>
          <table:table-cell table:style-name="ce304" table:formula="of:=-_K*[.I$5]*(1+c_me/_mk)^2/_z1+SQRT((_K*[.I$5]/_z1*(1+c_me/_mk)^2)^2+c_c^2)" office:value-type="float" office:value="546771.107086182">
            <text:p>5,46771E+05</text:p>
          </table:table-cell>
          <table:table-cell table:style-name="ce304" table:formula="of:=-_K*[.J$5]*(1+c_me/_mk)^2/_z1+SQRT((_K*[.J$5]/_z1*(1+c_me/_mk)^2)^2+c_c^2)" office:value-type="float" office:value="437417.409469605">
            <text:p>4,37417E+05</text:p>
          </table:table-cell>
          <table:table-cell table:style-name="ce304" table:formula="of:=-_K*[.K$5]*(1+c_me/_mk)^2/_z1+SQRT((_K*[.K$5]/_z1*(1+c_me/_mk)^2)^2+c_c^2)" office:value-type="float" office:value="397652.337341309">
            <text:p>3,97652E+05</text:p>
          </table:table-cell>
          <table:table-cell table:style-name="ce304" table:formula="of:=-_K*[.L$5]*(1+c_me/_mk)^2/_z1+SQRT((_K*[.L$5]/_z1*(1+c_me/_mk)^2)^2+c_c^2)" office:value-type="float" office:value="364514.744995117">
            <text:p>3,64515E+05</text:p>
          </table:table-cell>
          <table:table-cell table:style-name="ce304" table:formula="of:=-_K*[.M$5]*(1+c_me/_mk)^2/_z1+SQRT((_K*[.M$5]/_z1*(1+c_me/_mk)^2)^2+c_c^2)" office:value-type="float" office:value="4374.18359375">
            <text:p>4,37418E+03</text:p>
          </table:table-cell>
          <table:table-cell table:style-name="ce365" table:formula="of:=-_K*[.N$5]*(1+c_me/_mk)^2/_z1+SQRT((_K*[.N$5]/_z1*(1+c_me/_mk)^2)^2+c_c^2)" office:value-type="float" office:value="43.75">
            <text:p>4,37500E+01</text:p>
          </table:table-cell>
          <table:table-cell table:number-columns-repeated="1010"/>
        </table:table-row>
        <table:table-row table:style-name="ro13">
          <table:table-cell table:style-name="ce289" office:value-type="string">
            <text:p>v klass</text:p>
          </table:table-cell>
          <table:table-cell table:style-name="ce325" table:formula="of:=2*PI()*c_c^2*c_qe^2*_z1/([.B5]*c_h*10000000*(1+c_me/_mk)^2)" office:value-type="float" office:value="4374183.40677038">
            <text:p>4,37418E+06</text:p>
          </table:table-cell>
          <table:table-cell table:style-name="ce325" table:formula="of:=2*PI()*c_c^2*c_qe^2*_z1/([.C5]*c_h*10000000*(1+c_me/_mk)^2)" office:value-type="float" office:value="2187091.70338519">
            <text:p>2,18709E+06</text:p>
          </table:table-cell>
          <table:table-cell table:style-name="ce325" table:formula="of:=2*PI()*c_c^2*c_qe^2*_z1/([.D5]*c_h*10000000*(1+c_me/_mk)^2)" office:value-type="float" office:value="1458061.13559013">
            <text:p>1,45806E+06</text:p>
          </table:table-cell>
          <table:table-cell table:style-name="ce325" table:formula="of:=2*PI()*c_c^2*c_qe^2*_z1/([.E5]*c_h*10000000*(1+c_me/_mk)^2)" office:value-type="float" office:value="1093545.8516926">
            <text:p>1,09355E+06</text:p>
          </table:table-cell>
          <table:table-cell table:style-name="ce325" table:formula="of:=2*PI()*c_c^2*c_qe^2*_z1/([.F5]*c_h*10000000*(1+c_me/_mk)^2)" office:value-type="float" office:value="874836.681354076">
            <text:p>8,74837E+05</text:p>
          </table:table-cell>
          <table:table-cell table:style-name="ce325" table:formula="of:=2*PI()*c_c^2*c_qe^2*_z1/([.G5]*c_h*10000000*(1+c_me/_mk)^2)" office:value-type="float" office:value="729030.567795064">
            <text:p>7,29031E+05</text:p>
          </table:table-cell>
          <table:table-cell table:style-name="ce325" table:formula="of:=2*PI()*c_c^2*c_qe^2*_z1/([.H5]*c_h*10000000*(1+c_me/_mk)^2)" office:value-type="float" office:value="624883.34382434">
            <text:p>6,24883E+05</text:p>
          </table:table-cell>
          <table:table-cell table:style-name="ce325" table:formula="of:=2*PI()*c_c^2*c_qe^2*_z1/([.I5]*c_h*10000000*(1+c_me/_mk)^2)" office:value-type="float" office:value="546772.925846298">
            <text:p>5,46773E+05</text:p>
          </table:table-cell>
          <table:table-cell table:style-name="ce325" table:formula="of:=2*PI()*c_c^2*c_qe^2*_z1/([.J5]*c_h*10000000*(1+c_me/_mk)^2)" office:value-type="float" office:value="437418.340677038">
            <text:p>4,37418E+05</text:p>
          </table:table-cell>
          <table:table-cell table:style-name="ce325" table:formula="of:=2*PI()*c_c^2*c_qe^2*_z1/([.K5]*c_h*10000000*(1+c_me/_mk)^2)" office:value-type="float" office:value="397653.036979126">
            <text:p>3,97653E+05</text:p>
          </table:table-cell>
          <table:table-cell table:style-name="ce325" table:formula="of:=2*PI()*c_c^2*c_qe^2*_z1/([.L5]*c_h*10000000*(1+c_me/_mk)^2)" office:value-type="float" office:value="364515.283897532">
            <text:p>3,64515E+05</text:p>
          </table:table-cell>
          <table:table-cell table:style-name="ce325" table:formula="of:=2*PI()*c_c^2*c_qe^2*_z1/([.M5]*c_h*10000000*(1+c_me/_mk)^2)" office:value-type="float" office:value="4374.18340677038">
            <text:p>4,37418E+03</text:p>
          </table:table-cell>
          <table:table-cell table:style-name="ce361" table:formula="of:=2*PI()*c_c^2*c_qe^2*_z1/([.N5]*c_h*10000000*(1+c_me/_mk)^2)" office:value-type="float" office:value="43.7418340677038">
            <text:p>4,37418E+01</text:p>
          </table:table-cell>
          <table:table-cell table:number-columns-repeated="1010"/>
        </table:table-row>
        <table:table-row table:style-name="ro5">
          <table:table-cell table:style-name="ce290" office:value-type="string">
            <text:p>v/c</text:p>
          </table:table-cell>
          <table:table-cell table:style-name="ce306" table:formula="of:=[.B9]/c_c" office:value-type="percentage" office:value="0.0145876004289373">
            <text:p>1,46%</text:p>
          </table:table-cell>
          <table:table-cell table:style-name="ce327" table:formula="of:=[.C9]/c_c" office:value-type="percentage" office:value="0.00729496441837375">
            <text:p>0,73%</text:p>
          </table:table-cell>
          <table:table-cell table:style-name="ce338" table:formula="of:=[.D9]/c_c" office:value-type="percentage" office:value="0.00486345339550895">
            <text:p>0,49%</text:p>
          </table:table-cell>
          <table:table-cell table:style-name="ce306" table:formula="of:=[.E9]/c_c" office:value-type="percentage" office:value="0.00364762779274786">
            <text:p>0,36%</text:p>
          </table:table-cell>
          <table:table-cell table:style-name="ce327" table:formula="of:=[.F9]/c_c" office:value-type="percentage" office:value="0.00291811621146836">
            <text:p>0,29%</text:p>
          </table:table-cell>
          <table:table-cell table:style-name="ce338" table:formula="of:=[.G9]/c_c" office:value-type="percentage" office:value="0.00243176983681187">
            <text:p>0,24%</text:p>
          </table:table-cell>
          <table:table-cell table:style-name="ce306" table:formula="of:=[.H9]/c_c" office:value-type="percentage" office:value="0.00208437741598145">
            <text:p>0,21%</text:p>
          </table:table-cell>
          <table:table-cell table:style-name="ce327" table:formula="of:=[.I9]/c_c" office:value-type="percentage" office:value="0.00182383209615694">
            <text:p>0,18%</text:p>
          </table:table-cell>
          <table:table-cell table:style-name="ce338" table:formula="of:=[.J9]/c_c" office:value-type="percentage" office:value="0.00145906742413648">
            <text:p>0,15%</text:p>
          </table:table-cell>
          <table:table-cell table:style-name="ce327" table:formula="of:=[.K9]/c_c" office:value-type="percentage" office:value="0.00132642542108684">
            <text:p>0,13%</text:p>
          </table:table-cell>
          <table:table-cell table:style-name="ce327" table:formula="of:=[.L9]/c_c" office:value-type="percentage" office:value="0.00121589031100681">
            <text:p>0,12%</text:p>
          </table:table-cell>
          <table:table-cell table:style-name="ce327" table:formula="of:=[.M9]/c_c" office:value-type="percentage" office:value="0.0000145907059267982">
            <text:p>0,00%</text:p>
          </table:table-cell>
          <table:table-cell table:style-name="ce362" table:formula="of:=[.N9]/c_c" office:value-type="percentage" office:value="0.000000145934291649192">
            <text:p>0,00%</text:p>
          </table:table-cell>
          <table:table-cell table:style-name="ce378" table:number-columns-repeated="1010"/>
        </table:table-row>
        <table:table-row table:style-name="ro5">
          <table:table-cell table:style-name="ce290" office:value-type="string">
            <text:p>V^2/c^2</text:p>
          </table:table-cell>
          <table:table-cell table:style-name="ce307" table:formula="of:=[.B11]^2" office:value-type="percentage" office:value="0.000212798086274331">
            <text:p>0,0213%</text:p>
          </table:table-cell>
          <table:table-cell table:style-name="ce307" table:formula="of:=[.C11]^2" office:value-type="percentage" office:value="0.000053216505865339">
            <text:p>0,0053%</text:p>
          </table:table-cell>
          <table:table-cell table:style-name="ce307" table:formula="of:=[.D11]^2" office:value-type="percentage" office:value="0.0000236531789302876">
            <text:p>0,0024%</text:p>
          </table:table-cell>
          <table:table-cell table:style-name="ce307" table:formula="of:=[.E11]^2" office:value-type="percentage" office:value="0.0000133051885144266">
            <text:p>0,0013%</text:p>
          </table:table-cell>
          <table:table-cell table:style-name="ce307" table:formula="of:=[.F11]^2" office:value-type="percentage" office:value="0.00000851540222363445">
            <text:p>0,0009%</text:p>
          </table:table-cell>
          <table:table-cell table:style-name="ce307" table:formula="of:=[.G11]^2" office:value-type="percentage" office:value="0.00000591350453922805">
            <text:p>0,0006%</text:p>
          </table:table-cell>
          <table:table-cell table:style-name="ce307" table:formula="of:=[.H11]^2" office:value-type="percentage" office:value="0.00000434462921225351">
            <text:p>0,0004%</text:p>
          </table:table-cell>
          <table:table-cell table:style-name="ce307" table:formula="of:=[.I11]^2" office:value-type="percentage" office:value="0.00000332636351497222">
            <text:p>0,0003%</text:p>
          </table:table-cell>
          <table:table-cell table:style-name="ce307" table:formula="of:=[.J11]^2" office:value-type="percentage" office:value="0.00000212887774817627">
            <text:p>0,0002%</text:p>
          </table:table-cell>
          <table:table-cell table:style-name="ce307" table:formula="of:=[.K11]^2" office:value-type="percentage" office:value="0.0000017594043977054">
            <text:p>0,0002%</text:p>
          </table:table-cell>
          <table:table-cell table:style-name="ce307" table:formula="of:=[.L11]^2" office:value-type="percentage" office:value="0.00000147838924840025">
            <text:p>0,0001%</text:p>
          </table:table-cell>
          <table:table-cell table:style-name="ce307" table:formula="of:=[.M11]^2" office:value-type="percentage" office:value="0.000000000212888699442304">
            <text:p>0,0000%</text:p>
          </table:table-cell>
          <table:table-cell table:style-name="ce363" table:formula="of:=[.N11]^2" office:value-type="percentage" office:value="0.0000000000000212968174791513">
            <text:p>0,0000%</text:p>
          </table:table-cell>
          <table:table-cell table:style-name="ce378" table:number-columns-repeated="1010"/>
        </table:table-row>
        <table:table-row table:style-name="ro5">
          <table:table-cell table:style-name="ce290" office:value-type="string">
            <text:p>gamma (Einstein)</text:p>
          </table:table-cell>
          <table:table-cell table:style-name="ce308" table:formula="of:=1/SQRT(1-[.B11]^2)" office:value-type="float" office:value="1.00010641602728">
            <text:p>1,000106</text:p>
          </table:table-cell>
          <table:table-cell table:style-name="ce328" table:formula="of:=1/SQRT(1-[.C11]^2)" office:value-type="float" office:value="1.00002660931498">
            <text:p>1,000027</text:p>
          </table:table-cell>
          <table:table-cell table:style-name="ce339" table:formula="of:=1/SQRT(1-[.D11]^2)" office:value-type="float" office:value="1.00001182679927">
            <text:p>1,000012</text:p>
          </table:table-cell>
          <table:table-cell table:style-name="ce308" table:formula="of:=1/SQRT(1-[.E11]^2)" office:value-type="float" office:value="1.00000665266064">
            <text:p>1,000007</text:p>
          </table:table-cell>
          <table:table-cell table:style-name="ce328" table:formula="of:=1/SQRT(1-[.F11]^2)" office:value-type="float" office:value="1.0000042577283">
            <text:p>1,000004</text:p>
          </table:table-cell>
          <table:table-cell table:style-name="ce339" table:formula="of:=1/SQRT(1-[.G11]^2)" office:value-type="float" office:value="1.00000295676538">
            <text:p>1,000003</text:p>
          </table:table-cell>
          <table:table-cell table:style-name="ce308" table:formula="of:=1/SQRT(1-[.H11]^2)" office:value-type="float" office:value="1.00000217232168">
            <text:p>1,000002</text:p>
          </table:table-cell>
          <table:table-cell table:style-name="ce328" table:formula="of:=1/SQRT(1-[.I11]^2)" office:value-type="float" office:value="1.00000166318591">
            <text:p>1,000002</text:p>
          </table:table-cell>
          <table:table-cell table:style-name="ce339" table:formula="of:=1/SQRT(1-[.J11]^2)" office:value-type="float" office:value="1.00000106444057">
            <text:p>1,000001</text:p>
          </table:table-cell>
          <table:table-cell table:style-name="ce328" table:formula="of:=1/SQRT(1-[.K11]^2)" office:value-type="float" office:value="1.00000087970336">
            <text:p>1,000001</text:p>
          </table:table-cell>
          <table:table-cell table:style-name="ce328" table:formula="of:=1/SQRT(1-[.L11]^2)" office:value-type="float" office:value="1.00000073919544">
            <text:p>1,000001</text:p>
          </table:table-cell>
          <table:table-cell table:style-name="ce328" table:formula="of:=1/SQRT(1-[.M11]^2)" office:value-type="float" office:value="1.00000000010644">
            <text:p>1,000000</text:p>
          </table:table-cell>
          <table:table-cell table:style-name="ce364" table:formula="of:=1/SQRT(1-[.N11]^2)" office:value-type="float" office:value="1.00000000000001">
            <text:p>1,000000</text:p>
          </table:table-cell>
          <table:table-cell table:style-name="ce378" table:number-columns-repeated="1010"/>
        </table:table-row>
        <table:table-row table:style-name="ro13">
          <table:table-cell table:style-name="ce289" office:value-type="string">
            <text:p>E dyn kin</text:p>
          </table:table-cell>
          <table:table-cell table:style-name="ce304" table:formula="of:=1/2*c_me*[.B9]^2" office:value-type="float" office:value="8.71100047211755E-018">
            <text:p>8,71100E-18</text:p>
          </table:table-cell>
          <table:table-cell table:style-name="ce326" table:formula="of:=1/2*c_me*[.C9]^2" office:value-type="float" office:value="2.17844537906134E-018">
            <text:p>2,17845E-18</text:p>
          </table:table-cell>
          <table:table-cell table:style-name="ce337" table:formula="of:=1/2*c_me*[.D9]^2" office:value-type="float" office:value="9.68255196445672E-019">
            <text:p>9,68255E-19</text:p>
          </table:table-cell>
          <table:table-cell table:style-name="ce304" table:formula="of:=1/2*c_me*[.E9]^2" office:value-type="float" office:value="5.44654820257017E-019">
            <text:p>5,44655E-19</text:p>
          </table:table-cell>
          <table:table-cell table:style-name="ce326" table:formula="of:=1/2*c_me*[.F9]^2" office:value-type="float" office:value="3.48582424255091E-019">
            <text:p>3,48582E-19</text:p>
          </table:table-cell>
          <table:table-cell table:style-name="ce337" table:formula="of:=1/2*c_me*[.G9]^2" office:value-type="float" office:value="2.42072387656141E-019">
            <text:p>2,42072E-19</text:p>
          </table:table-cell>
          <table:table-cell table:style-name="ce304" table:formula="of:=1/2*c_me*[.H9]^2" office:value-type="float" office:value="1.77849659185028E-019">
            <text:p>1,77850E-19</text:p>
          </table:table-cell>
          <table:table-cell table:style-name="ce326" table:formula="of:=1/2*c_me*[.I9]^2" office:value-type="float" office:value="1.36166422624698E-019">
            <text:p>1,36166E-19</text:p>
          </table:table-cell>
          <table:table-cell table:style-name="ce337" table:formula="of:=1/2*c_me*[.J9]^2" office:value-type="float" office:value="8.71467191934092E-020">
            <text:p>8,71467E-20</text:p>
          </table:table-cell>
          <table:table-cell table:style-name="ce325" table:formula="of:=1/2*c_me*[.K9]^2" office:value-type="float" office:value="7.20221351958001E-020">
            <text:p>7,20221E-20</text:p>
          </table:table-cell>
          <table:table-cell table:style-name="ce325" table:formula="of:=1/2*c_me*[.L9]^2" office:value-type="float" office:value="6.05186337258029E-020">
            <text:p>6,05186E-20</text:p>
          </table:table-cell>
          <table:table-cell table:style-name="ce326" table:formula="of:=1/2*c_me*[.M9]^2" office:value-type="float" office:value="8.71470976933356E-024">
            <text:p>8,71471E-24</text:p>
          </table:table-cell>
          <table:table-cell table:style-name="ce361" table:formula="of:=1/2*c_me*[.N9]^2" office:value-type="float" office:value="8.71796313413867E-028">
            <text:p>8,71796E-28</text:p>
          </table:table-cell>
          <table:table-cell/>
          <table:table-cell table:number-columns-repeated="1009"/>
        </table:table-row>
        <table:table-row table:style-name="ro13">
          <table:table-cell table:style-name="ce292" office:value-type="string">
            <text:p>E dyn kin eV</text:p>
          </table:table-cell>
          <table:table-cell table:style-name="ce310" table:formula="of:=[.B14]/c_qe" office:value-type="float" office:value="54.3697943097872">
            <text:p>54,3697943098</text:p>
          </table:table-cell>
          <table:table-cell table:style-name="ce310" table:formula="of:=[.C14]/c_qe" office:value-type="float" office:value="13.596788055951">
            <text:p>13,596788056</text:p>
          </table:table-cell>
          <table:table-cell table:style-name="ce310" table:formula="of:=[.D14]/c_qe" office:value-type="float" office:value="6.04337424141324">
            <text:p>6,0433742414</text:p>
          </table:table-cell>
          <table:table-cell table:style-name="ce310" table:formula="of:=[.E14]/c_qe" office:value-type="float" office:value="3.39946836669262">
            <text:p>3,3994683667</text:p>
          </table:table-cell>
          <table:table-cell table:style-name="ce310" table:formula="of:=[.F14]/c_qe" office:value-type="float" office:value="2.17568059689809">
            <text:p>2,1756805969</text:p>
          </table:table-cell>
          <table:table-cell table:style-name="ce310" table:formula="of:=[.G14]/c_qe" office:value-type="float" office:value="1.51089716583887">
            <text:p>1,5108971658</text:p>
          </table:table-cell>
          <table:table-cell table:style-name="ce310" table:formula="of:=[.H14]/c_qe" office:value-type="float" office:value="1.11005038042492">
            <text:p>1,1100503804</text:p>
          </table:table-cell>
          <table:table-cell table:style-name="ce310" table:formula="of:=[.I14]/c_qe" office:value-type="float" office:value="0.849884053353141">
            <text:p>0,8498840534</text:p>
          </table:table-cell>
          <table:table-cell table:style-name="ce310" table:formula="of:=[.J14]/c_qe" office:value-type="float" office:value="0.543927096833993">
            <text:p>0,5439270968</text:p>
          </table:table-cell>
          <table:table-cell table:style-name="ce310" table:formula="of:=[.K14]/c_qe" office:value-type="float" office:value="0.449526858468352">
            <text:p>0,4495268585</text:p>
          </table:table-cell>
          <table:table-cell table:style-name="ce310" table:formula="of:=[.L14]/c_qe" office:value-type="float" office:value="0.377727641975594">
            <text:p>0,377727642</text:p>
          </table:table-cell>
          <table:table-cell table:style-name="ce310" table:formula="of:=[.M14]/c_qe" office:value-type="float" office:value="0.0000543929459244971">
            <text:p>5,43929459244971E-005</text:p>
          </table:table-cell>
          <table:table-cell table:style-name="ce367" table:formula="of:=[.N14]/c_qe" office:value-type="float" office:value="0.00000000544132518326227">
            <text:p>5,44132518326227E-009</text:p>
          </table:table-cell>
          <table:table-cell table:number-columns-repeated="1010"/>
        </table:table-row>
        <table:table-row table:style-name="ro13">
          <table:table-cell table:style-name="ce382" office:value-type="string">
            <text:p>Wellenlänge für delta Ekin dyn</text:p>
          </table:table-cell>
          <table:table-cell table:style-name="ce387" table:formula="of:=c_c/([.B14]/c_h)*10000000000" office:value-type="float" office:value="228.038725098754">
            <text:p>228,0387250988</text:p>
          </table:table-cell>
          <table:table-cell table:style-name="ce387" table:formula="of:=c_c/([.C14]/c_h)*10000000000" office:value-type="float" office:value="911.86378189214">
            <text:p>911,8637818921</text:p>
          </table:table-cell>
          <table:table-cell table:style-name="ce387" table:formula="of:=c_c/([.D14]/c_h)*10000000000" office:value-type="float" office:value="2051.57219841246">
            <text:p>2051,5721984125</text:p>
          </table:table-cell>
          <table:table-cell table:style-name="ce387" table:formula="of:=c_c/([.E14]/c_h)*10000000000" office:value-type="float" office:value="3647.1639800396">
            <text:p>3647,1639800396</text:p>
          </table:table-cell>
          <table:table-cell table:style-name="ce387" table:formula="of:=c_c/([.F14]/c_h)*10000000000" office:value-type="float" office:value="5698.63912743535">
            <text:p>5698,6391274354</text:p>
          </table:table-cell>
          <table:table-cell table:style-name="ce387" table:formula="of:=c_c/([.G14]/c_h)*10000000000" office:value-type="float" office:value="8205.9976407472">
            <text:p>8205,9976407472</text:p>
          </table:table-cell>
          <table:table-cell table:style-name="ce387" table:formula="of:=c_c/([.H14]/c_h)*10000000000" office:value-type="float" office:value="11169.2395200472">
            <text:p>11169,2395200472</text:p>
          </table:table-cell>
          <table:table-cell table:style-name="ce387" table:formula="of:=c_c/([.I14]/c_h)*10000000000" office:value-type="float" office:value="14588.3647650153">
            <text:p>14588,3647650153</text:p>
          </table:table-cell>
          <table:table-cell table:style-name="ce387" table:formula="of:=c_c/([.J14]/c_h)*10000000000" office:value-type="float" office:value="22794.26535367">
            <text:p>22794,26535367</text:p>
          </table:table-cell>
          <table:table-cell table:style-name="ce387" table:formula="of:=c_c/([.K14]/c_h)*10000000000" office:value-type="float" office:value="27581.0406980571">
            <text:p>27581,0406980571</text:p>
          </table:table-cell>
          <table:table-cell table:style-name="ce387" table:formula="of:=c_c/([.L14]/c_h)*10000000000" office:value-type="float" office:value="32823.6994079625">
            <text:p>32823,6994079625</text:p>
          </table:table-cell>
          <table:table-cell table:style-name="ce387" table:formula="of:=c_c/([.M14]/c_h)*10000000000" office:value-type="float" office:value="227941663.529231">
            <text:p>227941663,529231</text:p>
          </table:table-cell>
          <table:table-cell table:style-name="ce402" table:formula="of:=c_c/([.N14]/c_h)*10000000000" office:value-type="float" office:value="2278566003815.28">
            <text:p>2278566003815,28</text:p>
          </table:table-cell>
          <table:table-cell table:number-columns-repeated="1010"/>
        </table:table-row>
        <table:table-row table:style-name="ro13">
          <table:table-cell table:style-name="ce289" office:value-type="string">
            <text:p>E klass kin</text:p>
          </table:table-cell>
          <table:table-cell table:style-name="ce304" table:formula="of:=1/2*c_me*[.B10]^2" office:value-type="float" office:value="8.71470902429256E-018">
            <text:p>8,71471E-18</text:p>
          </table:table-cell>
          <table:table-cell table:style-name="ce326" table:formula="of:=1/2*c_me*[.C10]^2" office:value-type="float" office:value="2.17867725607314E-018">
            <text:p>2,17868E-18</text:p>
          </table:table-cell>
          <table:table-cell table:style-name="ce337" table:formula="of:=1/2*c_me*[.D10]^2" office:value-type="float" office:value="9.68301002699173E-019">
            <text:p>9,68301E-19</text:p>
          </table:table-cell>
          <table:table-cell table:style-name="ce304" table:formula="of:=1/2*c_me*[.E10]^2" office:value-type="float" office:value="5.44669314018285E-019">
            <text:p>5,44669E-19</text:p>
          </table:table-cell>
          <table:table-cell table:style-name="ce326" table:formula="of:=1/2*c_me*[.F10]^2" office:value-type="float" office:value="3.48588360971702E-019">
            <text:p>3,48588E-19</text:p>
          </table:table-cell>
          <table:table-cell table:style-name="ce337" table:formula="of:=1/2*c_me*[.G10]^2" office:value-type="float" office:value="2.42075250674793E-019">
            <text:p>2,42075E-19</text:p>
          </table:table-cell>
          <table:table-cell table:style-name="ce304" table:formula="of:=1/2*c_me*[.H10]^2" office:value-type="float" office:value="1.77851204577399E-019">
            <text:p>1,77851E-19</text:p>
          </table:table-cell>
          <table:table-cell table:style-name="ce326" table:formula="of:=1/2*c_me*[.I10]^2" office:value-type="float" office:value="1.36167328504571E-019">
            <text:p>1,36167E-19</text:p>
          </table:table-cell>
          <table:table-cell table:style-name="ce337" table:formula="of:=1/2*c_me*[.J10]^2" office:value-type="float" office:value="8.71470902429256E-020">
            <text:p>8,71471E-20</text:p>
          </table:table-cell>
          <table:table-cell table:style-name="ce325" table:formula="of:=1/2*c_me*[.K10]^2" office:value-type="float" office:value="7.2022388630517E-020">
            <text:p>7,20224E-20</text:p>
          </table:table-cell>
          <table:table-cell table:style-name="ce325" table:formula="of:=1/2*c_me*[.L10]^2" office:value-type="float" office:value="6.05188126686983E-020">
            <text:p>6,05188E-20</text:p>
          </table:table-cell>
          <table:table-cell table:style-name="ce326" table:formula="of:=1/2*c_me*[.M10]^2" office:value-type="float" office:value="8.71470902429256E-024">
            <text:p>8,71471E-24</text:p>
          </table:table-cell>
          <table:table-cell table:style-name="ce361" table:formula="of:=1/2*c_me*[.N10]^2" office:value-type="float" office:value="8.71470902429256E-028">
            <text:p>8,71471E-28</text:p>
          </table:table-cell>
          <table:table-cell/>
          <table:table-cell table:number-columns-repeated="1009"/>
        </table:table-row>
        <table:table-row table:style-name="ro13">
          <table:table-cell table:style-name="ce292" office:value-type="string">
            <text:p>E klass kin eV</text:p>
          </table:table-cell>
          <table:table-cell table:style-name="ce310" table:formula="of:=[.B17]/c_qe" office:value-type="float" office:value="54.3929412743164">
            <text:p>54,3929412743</text:p>
          </table:table-cell>
          <table:table-cell table:style-name="ce310" table:formula="of:=[.C17]/c_qe" office:value-type="float" office:value="13.5982353185791">
            <text:p>13,5982353186</text:p>
          </table:table-cell>
          <table:table-cell table:style-name="ce310" table:formula="of:=[.D17]/c_qe" office:value-type="float" office:value="6.04366014159071">
            <text:p>6,0436601416</text:p>
          </table:table-cell>
          <table:table-cell table:style-name="ce310" table:formula="of:=[.E17]/c_qe" office:value-type="float" office:value="3.39955882964478">
            <text:p>3,3995588296</text:p>
          </table:table-cell>
          <table:table-cell table:style-name="ce310" table:formula="of:=[.F17]/c_qe" office:value-type="float" office:value="2.17571765097266">
            <text:p>2,175717651</text:p>
          </table:table-cell>
          <table:table-cell table:style-name="ce310" table:formula="of:=[.G17]/c_qe" office:value-type="float" office:value="1.51091503539768">
            <text:p>1,5109150354</text:p>
          </table:table-cell>
          <table:table-cell table:style-name="ce310" table:formula="of:=[.H17]/c_qe" office:value-type="float" office:value="1.11006002600646">
            <text:p>1,110060026</text:p>
          </table:table-cell>
          <table:table-cell table:style-name="ce310" table:formula="of:=[.I17]/c_qe" office:value-type="float" office:value="0.849889707411194">
            <text:p>0,8498897074</text:p>
          </table:table-cell>
          <table:table-cell table:style-name="ce310" table:formula="of:=[.J17]/c_qe" office:value-type="float" office:value="0.543929412743164">
            <text:p>0,5439294127</text:p>
          </table:table-cell>
          <table:table-cell table:style-name="ce310" table:formula="of:=[.K17]/c_qe" office:value-type="float" office:value="0.449528440283606">
            <text:p>0,4495284403</text:p>
          </table:table-cell>
          <table:table-cell table:style-name="ce310" table:formula="of:=[.L17]/c_qe" office:value-type="float" office:value="0.377728758849419">
            <text:p>0,3777287588</text:p>
          </table:table-cell>
          <table:table-cell table:style-name="ce310" table:formula="of:=[.M17]/c_qe" office:value-type="float" office:value="0.0000543929412743164">
            <text:p>5,43929412743164E-005</text:p>
          </table:table-cell>
          <table:table-cell table:style-name="ce367" table:formula="of:=[.N17]/c_qe" office:value-type="float" office:value="0.00000000543929412743164">
            <text:p>5,43929412743164E-009</text:p>
          </table:table-cell>
          <table:table-cell table:number-columns-repeated="1010"/>
        </table:table-row>
        <table:table-row table:style-name="ro13">
          <table:table-cell table:style-name="ce382" office:value-type="string">
            <text:p>Wellenlänge für delta Ekin klass</text:p>
          </table:table-cell>
          <table:table-cell table:style-name="ce387" table:formula="of:=c_c/([.B17]/c_h)*10000000000" office:value-type="float" office:value="227.941683016501">
            <text:p>227,9416830165</text:p>
          </table:table-cell>
          <table:table-cell table:style-name="ce387" table:formula="of:=c_c/([.C17]/c_h)*10000000000" office:value-type="float" office:value="911.766732066003">
            <text:p>911,766732066</text:p>
          </table:table-cell>
          <table:table-cell table:style-name="ce387" table:formula="of:=c_c/([.D17]/c_h)*10000000000" office:value-type="float" office:value="2051.47514714851">
            <text:p>2051,4751471485</text:p>
          </table:table-cell>
          <table:table-cell table:style-name="ce387" table:formula="of:=c_c/([.E17]/c_h)*10000000000" office:value-type="float" office:value="3647.06692826401">
            <text:p>3647,066928264</text:p>
          </table:table-cell>
          <table:table-cell table:style-name="ce387" table:formula="of:=c_c/([.F17]/c_h)*10000000000" office:value-type="float" office:value="5698.54207541252">
            <text:p>5698,5420754125</text:p>
          </table:table-cell>
          <table:table-cell table:style-name="ce387" table:formula="of:=c_c/([.G17]/c_h)*10000000000" office:value-type="float" office:value="8205.90058859403">
            <text:p>8205,900588594</text:p>
          </table:table-cell>
          <table:table-cell table:style-name="ce387" table:formula="of:=c_c/([.H17]/c_h)*10000000000" office:value-type="float" office:value="11169.1424678085">
            <text:p>11169,1424678085</text:p>
          </table:table-cell>
          <table:table-cell table:style-name="ce387" table:formula="of:=c_c/([.I17]/c_h)*10000000000" office:value-type="float" office:value="14588.267713056">
            <text:p>14588,267713056</text:p>
          </table:table-cell>
          <table:table-cell table:style-name="ce387" table:formula="of:=c_c/([.J17]/c_h)*10000000000" office:value-type="float" office:value="22794.1683016501">
            <text:p>22794,1683016501</text:p>
          </table:table-cell>
          <table:table-cell table:style-name="ce387" table:formula="of:=c_c/([.K17]/c_h)*10000000000" office:value-type="float" office:value="27580.9436449966">
            <text:p>27580,9436449966</text:p>
          </table:table-cell>
          <table:table-cell table:style-name="ce387" table:formula="of:=c_c/([.L17]/c_h)*10000000000" office:value-type="float" office:value="32823.6023543761">
            <text:p>32823,6023543761</text:p>
          </table:table-cell>
          <table:table-cell table:style-name="ce387" table:formula="of:=c_c/([.M17]/c_h)*10000000000" office:value-type="float" office:value="227941683.016501">
            <text:p>227941683,016501</text:p>
          </table:table-cell>
          <table:table-cell table:style-name="ce402" table:formula="of:=c_c/([.N17]/c_h)*10000000000" office:value-type="float" office:value="2279416830165.01">
            <text:p>2279416830165,01</text:p>
          </table:table-cell>
          <table:table-cell table:number-columns-repeated="1010"/>
        </table:table-row>
        <table:table-row table:style-name="ro13">
          <table:table-cell table:style-name="ce289" office:value-type="string">
            <text:p>E dyn pot</text:p>
          </table:table-cell>
          <table:table-cell table:style-name="ce304" table:formula="of:=c_c^2*c_qe^2*_z1/(10000000*[.B7])" office:value-type="float" office:value="1.7430486018022E-017">
            <text:p>1,74305E-17</text:p>
          </table:table-cell>
          <table:table-cell table:style-name="ce304" table:formula="of:=c_c^2*c_qe^2*_z1/(10000000*[.C7])" office:value-type="float" office:value="4.35831704864207E-018">
            <text:p>4,35832E-18</text:p>
          </table:table-cell>
          <table:table-cell table:style-name="ce304" table:formula="of:=c_c^2*c_qe^2*_z1/(10000000*[.D7])" office:value-type="float" office:value="1.93708706748777E-018">
            <text:p>1,93709E-18</text:p>
          </table:table-cell>
          <table:table-cell table:style-name="ce304" table:formula="of:=c_c^2*c_qe^2*_z1/(10000000*[.E7])" office:value-type="float" office:value="1.08962275101663E-018">
            <text:p>1,08962E-18</text:p>
          </table:table-cell>
          <table:table-cell table:style-name="ce304" table:formula="of:=c_c^2*c_qe^2*_z1/(10000000*[.F7])" office:value-type="float" office:value="6.97361900893086E-019">
            <text:p>6,97362E-19</text:p>
          </table:table-cell>
          <table:table-cell table:style-name="ce304" table:formula="of:=c_c^2*c_qe^2*_z1/(10000000*[.G7])" office:value-type="float" office:value="4.8428035789805E-019">
            <text:p>4,84280E-19</text:p>
          </table:table-cell>
          <table:table-cell table:style-name="ce304" table:formula="of:=c_c^2*c_qe^2*_z1/(10000000*[.H7])" office:value-type="float" office:value="3.5579837217166E-019">
            <text:p>3,55798E-19</text:p>
          </table:table-cell>
          <table:table-cell table:style-name="ce304" table:formula="of:=c_c^2*c_qe^2*_z1/(10000000*[.I7])" office:value-type="float" office:value="2.72408406082172E-019">
            <text:p>2,72408E-19</text:p>
          </table:table-cell>
          <table:table-cell table:style-name="ce304" table:formula="of:=c_c^2*c_qe^2*_z1/(10000000*[.J7])" office:value-type="float" office:value="1.74341588663976E-019">
            <text:p>1,74342E-19</text:p>
          </table:table-cell>
          <table:table-cell table:style-name="ce304" table:formula="of:=c_c^2*c_qe^2*_z1/(10000000*[.K7])" office:value-type="float" office:value="1.44084010806002E-019">
            <text:p>1,44084E-19</text:p>
          </table:table-cell>
          <table:table-cell table:style-name="ce304" table:formula="of:=c_c^2*c_qe^2*_z1/(10000000*[.L7])" office:value-type="float" office:value="1.21070626435421E-019">
            <text:p>1,21071E-19</text:p>
          </table:table-cell>
          <table:table-cell table:style-name="ce304" table:formula="of:=c_c^2*c_qe^2*_z1/(10000000*[.M7])" office:value-type="float" office:value="1.74341967268056E-023">
            <text:p>1,74342E-23</text:p>
          </table:table-cell>
          <table:table-cell table:style-name="ce365" table:formula="of:=c_c^2*c_qe^2*_z1/(10000000*[.N7])" office:value-type="float" office:value="1.74374506796556E-027">
            <text:p>1,74375E-27</text:p>
          </table:table-cell>
          <table:table-cell table:number-columns-repeated="1010"/>
        </table:table-row>
        <table:table-row table:style-name="ro13">
          <table:table-cell table:style-name="ce289" office:value-type="string">
            <text:p>E klass pot</text:p>
          </table:table-cell>
          <table:table-cell table:style-name="ce304" table:formula="of:=c_c^2*c_qe^2*_z1/(10000000*[.B8])" office:value-type="float" office:value="1.74341959815604E-017">
            <text:p>1,74342E-17</text:p>
          </table:table-cell>
          <table:table-cell table:style-name="ce304" table:formula="of:=c_c^2*c_qe^2*_z1/(10000000*[.C8])" office:value-type="float" office:value="4.35974371627553E-018">
            <text:p>4,35974E-18</text:p>
          </table:table-cell>
          <table:table-cell table:style-name="ce304" table:formula="of:=c_c^2*c_qe^2*_z1/(10000000*[.D8])" office:value-type="float" office:value="1.93766387390024E-018">
            <text:p>1,93766E-18</text:p>
          </table:table-cell>
          <table:table-cell table:style-name="ce304" table:formula="of:=c_c^2*c_qe^2*_z1/(10000000*[.E8])" office:value-type="float" office:value="1.08993592906888E-018">
            <text:p>1,08994E-18</text:p>
          </table:table-cell>
          <table:table-cell table:style-name="ce304" table:formula="of:=c_c^2*c_qe^2*_z1/(10000000*[.F8])" office:value-type="float" office:value="6.97558994604085E-019">
            <text:p>6,97559E-19</text:p>
          </table:table-cell>
          <table:table-cell table:style-name="ce304" table:formula="of:=c_c^2*c_qe^2*_z1/(10000000*[.G8])" office:value-type="float" office:value="4.84415968475059E-019">
            <text:p>4,84416E-19</text:p>
          </table:table-cell>
          <table:table-cell table:style-name="ce304" table:formula="of:=c_c^2*c_qe^2*_z1/(10000000*[.H8])" office:value-type="float" office:value="3.55897446226574E-019">
            <text:p>3,55897E-19</text:p>
          </table:table-cell>
          <table:table-cell table:style-name="ce304" table:formula="of:=c_c^2*c_qe^2*_z1/(10000000*[.I8])" office:value-type="float" office:value="2.72483982267221E-019">
            <text:p>2,72484E-19</text:p>
          </table:table-cell>
          <table:table-cell table:style-name="ce304" table:formula="of:=c_c^2*c_qe^2*_z1/(10000000*[.J8])" office:value-type="float" office:value="1.74389748651021E-019">
            <text:p>1,74390E-19</text:p>
          </table:table-cell>
          <table:table-cell table:style-name="ce304" table:formula="of:=c_c^2*c_qe^2*_z1/(10000000*[.K8])" office:value-type="float" office:value="1.4412375921572E-019">
            <text:p>1,44124E-19</text:p>
          </table:table-cell>
          <table:table-cell table:style-name="ce304" table:formula="of:=c_c^2*c_qe^2*_z1/(10000000*[.L8])" office:value-type="float" office:value="1.21103992118765E-019">
            <text:p>1,21104E-19</text:p>
          </table:table-cell>
          <table:table-cell table:style-name="ce304" table:formula="of:=c_c^2*c_qe^2*_z1/(10000000*[.M8])" office:value-type="float" office:value="1.74389748651021E-023">
            <text:p>1,74390E-23</text:p>
          </table:table-cell>
          <table:table-cell table:style-name="ce365" table:formula="of:=c_c^2*c_qe^2*_z1/(10000000*[.N8])" office:value-type="float" office:value="1.74389748651021E-027">
            <text:p>1,74390E-27</text:p>
          </table:table-cell>
          <table:table-cell table:number-columns-repeated="1010"/>
        </table:table-row>
        <table:table-row table:style-name="ro17">
          <table:table-cell table:style-name="ce291" office:value-type="string">
            <text:p>Epot-Ekin dyn</text:p>
          </table:table-cell>
          <table:table-cell table:style-name="ce309" table:formula="of:=[.B20]-[.B14]" office:value-type="float" office:value="8.71948554590443E-018">
            <text:p>8,71949E-18</text:p>
          </table:table-cell>
          <table:table-cell table:style-name="ce309" table:formula="of:=[.C20]-[.C14]" office:value-type="float" office:value="2.17987166958072E-018">
            <text:p>2,17987E-18</text:p>
          </table:table-cell>
          <table:table-cell table:style-name="ce309" table:formula="of:=[.D20]-[.D14]" office:value-type="float" office:value="9.68831871042096E-019">
            <text:p>9,68832E-19</text:p>
          </table:table-cell>
          <table:table-cell table:style-name="ce309" table:formula="of:=[.E20]-[.E14]" office:value-type="float" office:value="5.4496793075961E-019">
            <text:p>5,44968E-19</text:p>
          </table:table-cell>
          <table:table-cell table:style-name="ce309" table:formula="of:=[.F20]-[.F14]" office:value-type="float" office:value="3.48779476637994E-019">
            <text:p>3,48779E-19</text:p>
          </table:table-cell>
          <table:table-cell table:style-name="ce309" table:formula="of:=[.G20]-[.G14]" office:value-type="float" office:value="2.42207970241909E-019">
            <text:p>2,42208E-19</text:p>
          </table:table-cell>
          <table:table-cell table:style-name="ce309" table:formula="of:=[.H20]-[.H14]" office:value-type="float" office:value="1.77948712986632E-019">
            <text:p>1,77949E-19</text:p>
          </table:table-cell>
          <table:table-cell table:style-name="ce309" table:formula="of:=[.I20]-[.I14]" office:value-type="float" office:value="1.36241983457473E-019">
            <text:p>1,36242E-19</text:p>
          </table:table-cell>
          <table:table-cell table:style-name="ce309" table:formula="of:=[.J20]-[.J14]" office:value-type="float" office:value="8.71948694705671E-020">
            <text:p>8,71949E-20</text:p>
          </table:table-cell>
          <table:table-cell table:style-name="ce309" table:formula="of:=[.K20]-[.K14]" office:value-type="float" office:value="7.20618756102021E-020">
            <text:p>7,20619E-20</text:p>
          </table:table-cell>
          <table:table-cell table:style-name="ce309" table:formula="of:=[.L20]-[.L14]" office:value-type="float" office:value="6.05519927096183E-020">
            <text:p>6,05520E-20</text:p>
          </table:table-cell>
          <table:table-cell table:style-name="ce309" table:formula="of:=[.M20]-[.M14]" office:value-type="float" office:value="8.71948695747203E-024">
            <text:p>8,71949E-24</text:p>
          </table:table-cell>
          <table:table-cell table:style-name="ce366" table:formula="of:=[.N20]-[.N14]" office:value-type="float" office:value="8.71948754551697E-028">
            <text:p>8,71949E-28</text:p>
          </table:table-cell>
          <table:table-cell table:number-columns-repeated="1010"/>
        </table:table-row>
        <table:table-row table:style-name="ro17">
          <table:table-cell table:style-name="ce291" office:value-type="string">
            <text:p>Epot-Ekin klass</text:p>
          </table:table-cell>
          <table:table-cell table:style-name="ce309" table:formula="of:=[.B21]-[.B17]" office:value-type="float" office:value="8.71948695726781E-018">
            <text:p>8,71949E-18</text:p>
          </table:table-cell>
          <table:table-cell table:style-name="ce309" table:formula="of:=[.C21]-[.C17]" office:value-type="float" office:value="2.18106646020239E-018">
            <text:p>2,18107E-18</text:p>
          </table:table-cell>
          <table:table-cell table:style-name="ce309" table:formula="of:=[.D21]-[.D17]" office:value-type="float" office:value="9.69362871201064E-019">
            <text:p>9,69363E-19</text:p>
          </table:table-cell>
          <table:table-cell table:style-name="ce309" table:formula="of:=[.E21]-[.E17]" office:value-type="float" office:value="5.45266615050598E-019">
            <text:p>5,45267E-19</text:p>
          </table:table-cell>
          <table:table-cell table:style-name="ce309" table:formula="of:=[.F21]-[.F17]" office:value-type="float" office:value="3.48970633632383E-019">
            <text:p>3,48971E-19</text:p>
          </table:table-cell>
          <table:table-cell table:style-name="ce309" table:formula="of:=[.G21]-[.G17]" office:value-type="float" office:value="2.42340717800266E-019">
            <text:p>2,42341E-19</text:p>
          </table:table-cell>
          <table:table-cell table:style-name="ce309" table:formula="of:=[.H21]-[.H17]" office:value-type="float" office:value="1.78046241649175E-019">
            <text:p>1,78046E-19</text:p>
          </table:table-cell>
          <table:table-cell table:style-name="ce309" table:formula="of:=[.I21]-[.I17]" office:value-type="float" office:value="1.3631665376265E-019">
            <text:p>1,36317E-19</text:p>
          </table:table-cell>
          <table:table-cell table:style-name="ce309" table:formula="of:=[.J21]-[.J17]" office:value-type="float" office:value="8.72426584080958E-020">
            <text:p>8,72427E-20</text:p>
          </table:table-cell>
          <table:table-cell table:style-name="ce309" table:formula="of:=[.K21]-[.K17]" office:value-type="float" office:value="7.21013705852032E-020">
            <text:p>7,21014E-20</text:p>
          </table:table-cell>
          <table:table-cell table:style-name="ce309" table:formula="of:=[.L21]-[.L17]" office:value-type="float" office:value="6.05851794500665E-020">
            <text:p>6,05852E-20</text:p>
          </table:table-cell>
          <table:table-cell table:style-name="ce309" table:formula="of:=[.M21]-[.M17]" office:value-type="float" office:value="8.72426584080958E-024">
            <text:p>8,72427E-24</text:p>
          </table:table-cell>
          <table:table-cell table:style-name="ce366" table:formula="of:=[.N21]-[.N17]" office:value-type="float" office:value="8.72426584080958E-028">
            <text:p>8,72427E-28</text:p>
          </table:table-cell>
          <table:table-cell table:number-columns-repeated="1010"/>
        </table:table-row>
        <table:table-row table:style-name="ro13">
          <table:table-cell table:style-name="ce292" office:value-type="string">
            <text:p>E dyn eV</text:p>
          </table:table-cell>
          <table:table-cell table:style-name="ce310" table:formula="of:=[.B22]/c_qe" office:value-type="float" office:value="54.42275398049">
            <text:p>54,4227539805</text:p>
          </table:table-cell>
          <table:table-cell table:style-name="ce390" table:formula="of:=[.C22]/c_qe" office:value-type="float" office:value="13.6056902621227">
            <text:p>13,6056902621</text:p>
          </table:table-cell>
          <table:table-cell table:style-name="ce390" table:formula="of:=[.D22]/c_qe" office:value-type="float" office:value="6.04697356152481">
            <text:p>6,0469735615</text:p>
          </table:table-cell>
          <table:table-cell table:style-name="ce390" table:formula="of:=[.E22]/c_qe" office:value-type="float" office:value="3.4014226489449">
            <text:p>3,4014226489</text:p>
          </table:table-cell>
          <table:table-cell table:style-name="ce390" table:formula="of:=[.F22]/c_qe" office:value-type="float" office:value="2.17691050126568">
            <text:p>2,1769105013</text:p>
          </table:table-cell>
          <table:table-cell table:style-name="ce390" table:formula="of:=[.G22]/c_qe" office:value-type="float" office:value="1.51174340586879">
            <text:p>1,5117434059</text:p>
          </table:table-cell>
          <table:table-cell table:style-name="ce390" table:formula="of:=[.H22]/c_qe" office:value-type="float" office:value="1.11066862569262">
            <text:p>1,1106686257</text:p>
          </table:table-cell>
          <table:table-cell table:style-name="ce390" table:formula="of:=[.I22]/c_qe" office:value-type="float" office:value="0.850355667027025">
            <text:p>0,850355667</text:p>
          </table:table-cell>
          <table:table-cell table:style-name="ce390" table:formula="of:=[.J22]/c_qe" office:value-type="float" office:value="0.544227627257957">
            <text:p>0,5442276273</text:p>
          </table:table-cell>
          <table:table-cell table:style-name="ce390" table:formula="of:=[.K22]/c_qe" office:value-type="float" office:value="0.449774898651996">
            <text:p>0,4497748987</text:p>
          </table:table-cell>
          <table:table-cell table:style-name="ce390" table:formula="of:=[.L22]/c_qe" office:value-type="float" office:value="0.377935852398063">
            <text:p>0,3779358524</text:p>
          </table:table-cell>
          <table:table-cell table:style-name="ce390" table:formula="of:=[.M22]/c_qe" office:value-type="float" office:value="0.000054422762790803">
            <text:p>5,4422762790803E-005</text:p>
          </table:table-cell>
          <table:table-cell table:style-name="ce403" table:formula="of:=[.N22]/c_qe" office:value-type="float" office:value="0.00000000544227664610912">
            <text:p>5,44227664610912E-009</text:p>
          </table:table-cell>
          <table:table-cell table:style-name="ce378" table:number-columns-repeated="1010"/>
        </table:table-row>
        <table:table-row table:style-name="ro13">
          <table:table-cell table:style-name="ce292" office:value-type="string">
            <text:p>E klass eV</text:p>
          </table:table-cell>
          <table:table-cell table:style-name="ce310" table:formula="of:=[.B23]/c_qe" office:value-type="float" office:value="54.4227627895284">
            <text:p>54,4227627895</text:p>
          </table:table-cell>
          <table:table-cell table:style-name="ce390" table:formula="of:=[.C23]/c_qe" office:value-type="float" office:value="13.6131475594276">
            <text:p>13,6131475594</text:p>
          </table:table-cell>
          <table:table-cell table:style-name="ce390" table:formula="of:=[.D23]/c_qe" office:value-type="float" office:value="6.05028780419005">
            <text:p>6,0502878042</text:p>
          </table:table-cell>
          <table:table-cell table:style-name="ce390" table:formula="of:=[.E23]/c_qe" office:value-type="float" office:value="3.4032868898569">
            <text:p>3,4032868899</text:p>
          </table:table-cell>
          <table:table-cell table:style-name="ce390" table:formula="of:=[.F23]/c_qe" office:value-type="float" office:value="2.17810360950842">
            <text:p>2,1781036095</text:p>
          </table:table-cell>
          <table:table-cell table:style-name="ce390" table:formula="of:=[.G23]/c_qe" office:value-type="float" office:value="1.51257195104751">
            <text:p>1,512571951</text:p>
          </table:table-cell>
          <table:table-cell table:style-name="ce390" table:formula="of:=[.H23]/c_qe" office:value-type="float" office:value="1.11127735179001">
            <text:p>1,1112773518</text:p>
          </table:table-cell>
          <table:table-cell table:style-name="ce390" table:formula="of:=[.I23]/c_qe" office:value-type="float" office:value="0.850821722464225">
            <text:p>0,8508217225</text:p>
          </table:table-cell>
          <table:table-cell table:style-name="ce390" table:formula="of:=[.J23]/c_qe" office:value-type="float" office:value="0.544525902377104">
            <text:p>0,5445259024</text:p>
          </table:table-cell>
          <table:table-cell table:style-name="ce390" table:formula="of:=[.K23]/c_qe" office:value-type="float" office:value="0.450021406923227">
            <text:p>0,4500214069</text:p>
          </table:table-cell>
          <table:table-cell table:style-name="ce390" table:formula="of:=[.L23]/c_qe" office:value-type="float" office:value="0.378142987761878">
            <text:p>0,3781429878</text:p>
          </table:table-cell>
          <table:table-cell table:style-name="ce390" table:formula="of:=[.M23]/c_qe" office:value-type="float" office:value="0.0000544525902377105">
            <text:p>5,44525902377105E-005</text:p>
          </table:table-cell>
          <table:table-cell table:style-name="ce403" table:formula="of:=[.N23]/c_qe" office:value-type="float" office:value="0.00000000544525902377105">
            <text:p>5,44525902377105E-009</text:p>
          </table:table-cell>
          <table:table-cell table:style-name="ce378" table:number-columns-repeated="1010"/>
        </table:table-row>
        <table:table-row table:style-name="ro13">
          <table:table-cell table:style-name="ce293" office:value-type="string">
            <text:p>f dyn</text:p>
          </table:table-cell>
          <table:table-cell table:style-name="ce311" table:formula="of:=[.B22]/c_h" office:value-type="float" office:value="1.31593647076212E+016">
            <text:p>1,31594E+16</text:p>
          </table:table-cell>
          <table:table-cell table:style-name="ce311" table:formula="of:=[.C22]/c_h" office:value-type="float" office:value="3.2898416041641E+015">
            <text:p>3,28984E+15</text:p>
          </table:table-cell>
          <table:table-cell table:style-name="ce311" table:formula="of:=[.D22]/c_h" office:value-type="float" office:value="1.46215185108006E+015">
            <text:p>1,46215E+15</text:p>
          </table:table-cell>
          <table:table-cell table:style-name="ce311" table:formula="of:=[.E22]/c_h" office:value-type="float" office:value="822460421210495">
            <text:p>8,22460E+14</text:p>
          </table:table-cell>
          <table:table-cell table:style-name="ce311" table:formula="of:=[.F22]/c_h" office:value-type="float" office:value="526374671011231">
            <text:p>5,26375E+14</text:p>
          </table:table-cell>
          <table:table-cell table:style-name="ce311" table:formula="of:=[.G22]/c_h" office:value-type="float" office:value="365537966514898">
            <text:p>3,65538E+14</text:p>
          </table:table-cell>
          <table:table-cell table:style-name="ce311" table:formula="of:=[.H22]/c_h" office:value-type="float" office:value="268558506246140">
            <text:p>2,68559E+14</text:p>
          </table:table-cell>
          <table:table-cell table:style-name="ce311" table:formula="of:=[.I22]/c_h" office:value-type="float" office:value="205615106461034">
            <text:p>2,05615E+14</text:p>
          </table:table-cell>
          <table:table-cell table:style-name="ce311" table:formula="of:=[.J22]/c_h" office:value-type="float" office:value="131593668222269">
            <text:p>1,31594E+14</text:p>
          </table:table-cell>
          <table:table-cell table:style-name="ce311" table:formula="of:=[.K22]/c_h" office:value-type="float" office:value="108755097726528">
            <text:p>1,08755E+14</text:p>
          </table:table-cell>
          <table:table-cell table:style-name="ce311" table:formula="of:=[.L22]/c_h" office:value-type="float" office:value="91384491853806.8">
            <text:p>9,13845E+13</text:p>
          </table:table-cell>
          <table:table-cell table:style-name="ce311" table:formula="of:=[.M22]/c_h" office:value-type="float" office:value="13159366837.9456">
            <text:p>1,31594E+10</text:p>
          </table:table-cell>
          <table:table-cell table:style-name="ce368" table:formula="of:=[.N22]/c_h" office:value-type="float" office:value="1315936.77254175">
            <text:p>1,31594E+06</text:p>
          </table:table-cell>
          <table:table-cell table:style-name="ce379" table:number-columns-repeated="1010"/>
        </table:table-row>
        <table:table-row table:style-name="ro13">
          <table:table-cell table:style-name="ce293" office:value-type="string">
            <text:p>f klass</text:p>
          </table:table-cell>
          <table:table-cell table:style-name="ce311" table:formula="of:=[.B23]/c_h" office:value-type="float" office:value="1.31593668376374E+016">
            <text:p>1,31594E+16</text:p>
          </table:table-cell>
          <table:table-cell table:style-name="ce311" table:formula="of:=[.C23]/c_h" office:value-type="float" office:value="3.29164477081391E+015">
            <text:p>3,29164E+15</text:p>
          </table:table-cell>
          <table:table-cell table:style-name="ce311" table:formula="of:=[.D23]/c_h" office:value-type="float" office:value="1.46295323147285E+015">
            <text:p>1,46295E+15</text:p>
          </table:table-cell>
          <table:table-cell table:style-name="ce311" table:formula="of:=[.E23]/c_h" office:value-type="float" office:value="822911192703477">
            <text:p>8,22911E+14</text:p>
          </table:table-cell>
          <table:table-cell table:style-name="ce311" table:formula="of:=[.F23]/c_h" office:value-type="float" office:value="526663163330225">
            <text:p>5,26663E+14</text:p>
          </table:table-cell>
          <table:table-cell table:style-name="ce311" table:formula="of:=[.G23]/c_h" office:value-type="float" office:value="365738307868212">
            <text:p>3,65738E+14</text:p>
          </table:table-cell>
          <table:table-cell table:style-name="ce311" table:formula="of:=[.H23]/c_h" office:value-type="float" office:value="268705695576646">
            <text:p>2,68706E+14</text:p>
          </table:table-cell>
          <table:table-cell table:style-name="ce311" table:formula="of:=[.I23]/c_h" office:value-type="float" office:value="205727798175869">
            <text:p>2,05728E+14</text:p>
          </table:table-cell>
          <table:table-cell table:style-name="ce311" table:formula="of:=[.J23]/c_h" office:value-type="float" office:value="131665790832556">
            <text:p>1,31666E+14</text:p>
          </table:table-cell>
          <table:table-cell table:style-name="ce311" table:formula="of:=[.K23]/c_h" office:value-type="float" office:value="108814703167402">
            <text:p>1,08815E+14</text:p>
          </table:table-cell>
          <table:table-cell table:style-name="ce311" table:formula="of:=[.L23]/c_h" office:value-type="float" office:value="91434576967053">
            <text:p>9,14346E+13</text:p>
          </table:table-cell>
          <table:table-cell table:style-name="ce311" table:formula="of:=[.M23]/c_h" office:value-type="float" office:value="13166579083.2556">
            <text:p>1,31666E+10</text:p>
          </table:table-cell>
          <table:table-cell table:style-name="ce368" table:formula="of:=[.N23]/c_h" office:value-type="float" office:value="1316657.90832556">
            <text:p>1,31666E+06</text:p>
          </table:table-cell>
          <table:table-cell table:style-name="ce379" table:number-columns-repeated="1010"/>
        </table:table-row>
        <table:table-row table:style-name="ro13">
          <table:table-cell table:style-name="ce294" office:value-type="string">
            <text:p>wellenlänge dyn in <text:span text:style-name="T7">Å</text:span></text:p>
          </table:table-cell>
          <table:table-cell table:style-name="ce312" table:formula="of:=c_c/[.B26]*10000000000" office:value-type="float" office:value="227.816816891149">
            <text:p>227,8168168912</text:p>
          </table:table-cell>
          <table:table-cell table:style-name="ce312" table:formula="of:=c_c/[.C26]*10000000000" office:value-type="float" office:value="911.26714921636">
            <text:p>911,2671492164</text:p>
          </table:table-cell>
          <table:table-cell table:style-name="ce312" table:formula="of:=c_c/[.D26]*10000000000" office:value-type="float" office:value="2050.35104786517">
            <text:p>2050,3510478652</text:p>
          </table:table-cell>
          <table:table-cell table:style-name="ce312" table:formula="of:=c_c/[.E26]*10000000000" office:value-type="float" office:value="3645.06850747622">
            <text:p>3645,0685074762</text:p>
          </table:table-cell>
          <table:table-cell table:style-name="ce312" table:formula="of:=c_c/[.F26]*10000000000" office:value-type="float" office:value="5695.41952738838">
            <text:p>5695,4195273884</text:p>
          </table:table-cell>
          <table:table-cell table:style-name="ce312" table:formula="of:=c_c/[.G26]*10000000000" office:value-type="float" office:value="8201.40410743849">
            <text:p>8201,4041074385</text:p>
          </table:table-cell>
          <table:table-cell table:style-name="ce312" table:formula="of:=c_c/[.H26]*10000000000" office:value-type="float" office:value="11163.0222475706">
            <text:p>11163,0222475706</text:p>
          </table:table-cell>
          <table:table-cell table:style-name="ce312" table:formula="of:=c_c/[.I26]*10000000000" office:value-type="float" office:value="14580.2739477614">
            <text:p>14580,2739477614</text:p>
          </table:table-cell>
          <table:table-cell table:style-name="ce312" table:formula="of:=c_c/[.J26]*10000000000" office:value-type="float" office:value="22781.6780282797">
            <text:p>22781,6780282797</text:p>
          </table:table-cell>
          <table:table-cell table:style-name="ce312" table:formula="of:=c_c/[.K26]*10000000000" office:value-type="float" office:value="27565.8304085982">
            <text:p>27565,8304085982</text:p>
          </table:table-cell>
          <table:table-cell table:style-name="ce312" table:formula="of:=c_c/[.L26]*10000000000" office:value-type="float" office:value="32805.6163489529">
            <text:p>32805,6163489529</text:p>
          </table:table-cell>
          <table:table-cell table:style-name="ce312" table:formula="of:=c_c/[.M26]*10000000000" office:value-type="float" office:value="227816780.010672">
            <text:p>227816780,010672</text:p>
          </table:table-cell>
          <table:table-cell table:style-name="ce369" table:formula="of:=c_c/[.N26]*10000000000" office:value-type="float" office:value="2278167646466.38">
            <text:p>2278167646466,38</text:p>
          </table:table-cell>
          <table:table-cell table:style-name="ce378" table:number-columns-repeated="1010"/>
        </table:table-row>
        <table:table-row table:style-name="ro13">
          <table:table-cell table:style-name="ce295" office:value-type="string">
            <text:p>wellenlänge klass in <text:span text:style-name="T7">Å</text:span></text:p>
          </table:table-cell>
          <table:table-cell table:style-name="ce313" table:formula="of:=c_c/[.B27]*10000000000" office:value-type="float" office:value="227.816780016008">
            <text:p>227,816780016</text:p>
          </table:table-cell>
          <table:table-cell table:style-name="ce313" table:formula="of:=c_c/[.C27]*10000000000" office:value-type="float" office:value="910.767956063108">
            <text:p>910,7679560631</text:p>
          </table:table-cell>
          <table:table-cell table:style-name="ce313" table:formula="of:=c_c/[.D27]*10000000000" office:value-type="float" office:value="2049.22790114199">
            <text:p>2049,227901142</text:p>
          </table:table-cell>
          <table:table-cell table:style-name="ce313" table:formula="of:=c_c/[.E27]*10000000000" office:value-type="float" office:value="3643.07182425243">
            <text:p>3643,0718242524</text:p>
          </table:table-cell>
          <table:table-cell table:style-name="ce313" table:formula="of:=c_c/[.F27]*10000000000" office:value-type="float" office:value="5692.29972539443">
            <text:p>5692,2997253944</text:p>
          </table:table-cell>
          <table:table-cell table:style-name="ce313" table:formula="of:=c_c/[.G27]*10000000000" office:value-type="float" office:value="8196.91160456797">
            <text:p>8196,911604568</text:p>
          </table:table-cell>
          <table:table-cell table:style-name="ce313" table:formula="of:=c_c/[.H27]*10000000000" office:value-type="float" office:value="11156.9074617731">
            <text:p>11156,9074617731</text:p>
          </table:table-cell>
          <table:table-cell table:style-name="ce313" table:formula="of:=c_c/[.I27]*10000000000" office:value-type="float" office:value="14572.2872970097">
            <text:p>14572,2872970097</text:p>
          </table:table-cell>
          <table:table-cell table:style-name="ce313" table:formula="of:=c_c/[.J27]*10000000000" office:value-type="float" office:value="22769.1989015777">
            <text:p>22769,1989015777</text:p>
          </table:table-cell>
          <table:table-cell table:style-name="ce313" table:formula="of:=c_c/[.K27]*10000000000" office:value-type="float" office:value="27550.730670909">
            <text:p>27550,730670909</text:p>
          </table:table-cell>
          <table:table-cell table:style-name="ce313" table:formula="of:=c_c/[.L27]*10000000000" office:value-type="float" office:value="32787.6464182719">
            <text:p>32787,6464182719</text:p>
          </table:table-cell>
          <table:table-cell table:style-name="ce313" table:formula="of:=c_c/[.M27]*10000000000" office:value-type="float" office:value="227691989.015777">
            <text:p>227691989,015777</text:p>
          </table:table-cell>
          <table:table-cell table:style-name="ce370" table:formula="of:=c_c/[.N27]*10000000000" office:value-type="float" office:value="2276919890157.77">
            <text:p>2276919890157,77</text:p>
          </table:table-cell>
          <table:table-cell table:number-columns-repeated="1010"/>
        </table:table-row>
        <table:table-row table:style-name="ro5">
          <table:table-cell table:style-name="ce383"/>
          <table:table-cell table:style-name="ce388" table:number-columns-repeated="13"/>
          <table:table-cell table:number-columns-repeated="1010"/>
        </table:table-row>
        <table:table-row table:style-name="ro11">
          <table:table-cell table:style-name="ce384" office:value-type="string">
            <text:p>Die folgende Tabelle enthält die Übergänge von ( <text:s/>Ekin_1 <text:s/>) <text:s/>nach <text:s/>( <text:s/>Ekin2 )</text:p>
          </table:table-cell>
          <table:table-cell table:style-name="ce388" table:number-columns-repeated="13"/>
          <table:table-cell table:number-columns-repeated="1010"/>
        </table:table-row>
        <table:table-row table:style-name="ro5">
          <table:table-cell table:style-name="ce383"/>
          <table:table-cell table:style-name="ce388" table:number-columns-repeated="13"/>
          <table:table-cell table:number-columns-repeated="1010"/>
        </table:table-row>
        <table:table-row table:style-name="ro3">
          <table:table-cell table:style-name="ce296" office:value-type="string">
            <text:p>delta E dyn von 1 nach n</text:p>
          </table:table-cell>
          <table:table-cell table:style-name="ce314"/>
          <table:table-cell table:style-name="ce314" table:formula="of:=[.$B$14]-[.C$14]" office:value-type="float" office:value="6.5325550930562E-018">
            <text:p>6,5325550930562E-018</text:p>
          </table:table-cell>
          <table:table-cell table:style-name="ce314" table:formula="of:=[.$B$14]-[.D$14]" office:value-type="float" office:value="7.74274527567188E-018">
            <text:p>7,74274527567188E-018</text:p>
          </table:table-cell>
          <table:table-cell table:style-name="ce314" table:formula="of:=[.$B$14]-[.E$14]" office:value-type="float" office:value="8.16634565186053E-018">
            <text:p>8,16634565186053E-018</text:p>
          </table:table-cell>
          <table:table-cell table:style-name="ce314" table:formula="of:=[.$B$14]-[.F$14]" office:value-type="float" office:value="8.36241804786246E-018">
            <text:p>8,36241804786246E-018</text:p>
          </table:table-cell>
          <table:table-cell table:style-name="ce314" table:formula="of:=[.$B$14]-[.G$14]" office:value-type="float" office:value="8.46892808446141E-018">
            <text:p>8,46892808446141E-018</text:p>
          </table:table-cell>
          <table:table-cell table:style-name="ce314" table:formula="of:=[.$B$14]-[.H$14]" office:value-type="float" office:value="8.53315081293252E-018">
            <text:p>8,53315081293252E-018</text:p>
          </table:table-cell>
          <table:table-cell table:style-name="ce314" table:formula="of:=[.$B$14]-[.I$14]" office:value-type="float" office:value="8.57483404949285E-018">
            <text:p>8,57483404949285E-018</text:p>
          </table:table-cell>
          <table:table-cell table:style-name="ce314" table:formula="of:=[.$B$14]-[.J$14]" office:value-type="float" office:value="8.62385375292414E-018">
            <text:p>8,62385375292414E-018</text:p>
          </table:table-cell>
          <table:table-cell table:style-name="ce314" table:formula="of:=[.$B$14]-[.K$14]" office:value-type="float" office:value="8.63897833692175E-018">
            <text:p>8,63897833692175E-018</text:p>
          </table:table-cell>
          <table:table-cell table:style-name="ce314" table:formula="of:=[.$B$14]-[.L$14]" office:value-type="float" office:value="8.65048183839174E-018">
            <text:p>8,65048183839174E-018</text:p>
          </table:table-cell>
          <table:table-cell table:style-name="ce314" table:formula="of:=[.$B$14]-[.M$14]" office:value-type="float" office:value="8.71099175740778E-018">
            <text:p>8,71099175740778E-018</text:p>
          </table:table-cell>
          <table:table-cell table:style-name="ce371" table:formula="of:=[.$B$14]-[.N$14]" office:value-type="float" office:value="8.71100047124575E-018">
            <text:p>8,71100047124575E-018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delta E klass von 1 nach n</text:p>
          </table:table-cell>
          <table:table-cell/>
          <table:table-cell table:style-name="ce324" table:formula="of:=[.$B$17]-[.C$17]" office:value-type="float" office:value="6.53603176821942E-018">
            <text:p>6,53603176821942E-018</text:p>
          </table:table-cell>
          <table:table-cell table:style-name="ce324" table:formula="of:=[.$B$17]-[.D$17]" office:value-type="float" office:value="7.74640802159338E-018">
            <text:p>7,74640802159338E-018</text:p>
          </table:table-cell>
          <table:table-cell table:style-name="ce324" table:formula="of:=[.$B$17]-[.E$17]" office:value-type="float" office:value="8.17003971027427E-018">
            <text:p>8,17003971027427E-018</text:p>
          </table:table-cell>
          <table:table-cell table:style-name="ce324" table:formula="of:=[.$B$17]-[.F$17]" office:value-type="float" office:value="8.36612066332086E-018">
            <text:p>8,36612066332086E-018</text:p>
          </table:table-cell>
          <table:table-cell table:style-name="ce324" table:formula="of:=[.$B$17]-[.G$17]" office:value-type="float" office:value="8.47263377361776E-018">
            <text:p>8,47263377361776E-018</text:p>
          </table:table-cell>
          <table:table-cell table:style-name="ce324" table:formula="of:=[.$B$17]-[.H$17]" office:value-type="float" office:value="8.53685781971516E-018">
            <text:p>8,53685781971516E-018</text:p>
          </table:table-cell>
          <table:table-cell table:style-name="ce324" table:formula="of:=[.$B$17]-[.I$17]" office:value-type="float" office:value="8.57854169578799E-018">
            <text:p>8,57854169578799E-018</text:p>
          </table:table-cell>
          <table:table-cell table:style-name="ce324" table:formula="of:=[.$B$17]-[.J$17]" office:value-type="float" office:value="8.62756193404963E-018">
            <text:p>8,62756193404963E-018</text:p>
          </table:table-cell>
          <table:table-cell table:style-name="ce324" table:formula="of:=[.$B$17]-[.K$17]" office:value-type="float" office:value="8.64268663566204E-018">
            <text:p>8,64268663566204E-018</text:p>
          </table:table-cell>
          <table:table-cell table:style-name="ce324" table:formula="of:=[.$B$17]-[.L$17]" office:value-type="float" office:value="8.65419021162386E-018">
            <text:p>8,65419021162386E-018</text:p>
          </table:table-cell>
          <table:table-cell table:style-name="ce324" table:formula="of:=[.$B$17]-[.M$17]" office:value-type="float" office:value="8.71470030958353E-018">
            <text:p>8,71470030958353E-018</text:p>
          </table:table-cell>
          <table:table-cell table:style-name="ce360" table:formula="of:=[.$B$17]-[.N$17]" office:value-type="float" office:value="8.71470902342109E-018">
            <text:p>8,71470902342109E-018</text:p>
          </table:table-cell>
          <table:table-cell table:number-columns-repeated="1010"/>
        </table:table-row>
        <table:table-row table:style-name="ro3">
          <table:table-cell table:style-name="ce292" office:value-type="string">
            <text:p>E dyn eV</text:p>
          </table:table-cell>
          <table:table-cell table:style-name="ce315"/>
          <table:table-cell table:style-name="ce329" table:formula="of:=[.C33]/c_qe" office:value-type="float" office:value="40.7730062538361">
            <text:p>40,77</text:p>
          </table:table-cell>
          <table:table-cell table:style-name="ce340" table:formula="of:=[.D33]/c_qe" office:value-type="float" office:value="48.3264200683739">
            <text:p>48,33</text:p>
          </table:table-cell>
          <table:table-cell table:style-name="ce343" table:formula="of:=[.E33]/c_qe" office:value-type="float" office:value="50.9703259430945">
            <text:p>50,97</text:p>
          </table:table-cell>
          <table:table-cell table:style-name="ce329" table:formula="of:=[.F33]/c_qe" office:value-type="float" office:value="52.1941137128891">
            <text:p>52,19</text:p>
          </table:table-cell>
          <table:table-cell table:style-name="ce340" table:formula="of:=[.G33]/c_qe" office:value-type="float" office:value="52.8588971439483">
            <text:p>52,86</text:p>
          </table:table-cell>
          <table:table-cell table:style-name="ce343" table:formula="of:=[.H33]/c_qe" office:value-type="float" office:value="53.2597439293622">
            <text:p>53,26</text:p>
          </table:table-cell>
          <table:table-cell table:style-name="ce353" table:formula="of:=[.I33]/c_qe" office:value-type="float" office:value="53.519910256434">
            <text:p>53,52</text:p>
          </table:table-cell>
          <table:table-cell table:style-name="ce340" table:formula="of:=[.J33]/c_qe" office:value-type="float" office:value="53.8258672129532">
            <text:p>53,83</text:p>
          </table:table-cell>
          <table:table-cell table:style-name="ce353" table:formula="of:=[.K33]/c_qe" office:value-type="float" office:value="53.9202674513188">
            <text:p>53,92</text:p>
          </table:table-cell>
          <table:table-cell table:style-name="ce353" table:formula="of:=[.L33]/c_qe" office:value-type="float" office:value="53.9920666678116">
            <text:p>53,99</text:p>
          </table:table-cell>
          <table:table-cell table:style-name="ce329" table:formula="of:=[.M33]/c_qe" office:value-type="float" office:value="54.3697399168412">
            <text:p>54,37</text:p>
          </table:table-cell>
          <table:table-cell table:style-name="ce372" table:formula="of:=[.N33]/c_qe" office:value-type="float" office:value="54.3697943043458">
            <text:p>54,37</text:p>
          </table:table-cell>
          <table:table-cell table:style-name="ce378" table:number-columns-repeated="1010"/>
        </table:table-row>
        <table:table-row table:style-name="ro3">
          <table:table-cell table:style-name="ce292" office:value-type="string">
            <text:p>E klass eV</text:p>
          </table:table-cell>
          <table:table-cell table:style-name="ce316"/>
          <table:table-cell table:style-name="ce329" table:formula="of:=[.C34]/c_qe" office:value-type="float" office:value="40.7947059557373">
            <text:p>40,79</text:p>
          </table:table-cell>
          <table:table-cell table:style-name="ce340" table:formula="of:=[.D34]/c_qe" office:value-type="float" office:value="48.3492811327257">
            <text:p>48,35</text:p>
          </table:table-cell>
          <table:table-cell table:style-name="ce343" table:formula="of:=[.E34]/c_qe" office:value-type="float" office:value="50.9933824446716">
            <text:p>50,99</text:p>
          </table:table-cell>
          <table:table-cell table:style-name="ce329" table:formula="of:=[.F34]/c_qe" office:value-type="float" office:value="52.2172236233438">
            <text:p>52,22</text:p>
          </table:table-cell>
          <table:table-cell table:style-name="ce340" table:formula="of:=[.G34]/c_qe" office:value-type="float" office:value="52.8820262389187">
            <text:p>52,88</text:p>
          </table:table-cell>
          <table:table-cell table:style-name="ce343" table:formula="of:=[.H34]/c_qe" office:value-type="float" office:value="53.28288124831">
            <text:p>53,28</text:p>
          </table:table-cell>
          <table:table-cell table:style-name="ce353" table:formula="of:=[.I34]/c_qe" office:value-type="float" office:value="53.5430515669052">
            <text:p>53,54</text:p>
          </table:table-cell>
          <table:table-cell table:style-name="ce340" table:formula="of:=[.J34]/c_qe" office:value-type="float" office:value="53.8490118615732">
            <text:p>53,85</text:p>
          </table:table-cell>
          <table:table-cell table:style-name="ce353" table:formula="of:=[.K34]/c_qe" office:value-type="float" office:value="53.9434128340328">
            <text:p>53,94</text:p>
          </table:table-cell>
          <table:table-cell table:style-name="ce353" table:formula="of:=[.L34]/c_qe" office:value-type="float" office:value="54.015212515467">
            <text:p>54,02</text:p>
          </table:table-cell>
          <table:table-cell table:style-name="ce329" table:formula="of:=[.M34]/c_qe" office:value-type="float" office:value="54.3928868813751">
            <text:p>54,39</text:p>
          </table:table-cell>
          <table:table-cell table:style-name="ce372" table:formula="of:=[.N34]/c_qe" office:value-type="float" office:value="54.3929412688771">
            <text:p>54,39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f dyn</text:p>
          </table:table-cell>
          <table:table-cell table:style-name="ce303"/>
          <table:table-cell table:style-name="ce324" table:formula="of:=[.C33]/c_h" office:value-type="float" office:value="9.85887005484319E+015">
            <text:p>9858870054843190</text:p>
          </table:table-cell>
          <table:table-cell table:style-name="ce336" table:formula="of:=[.D33]/c_h" office:value-type="float" office:value="1.16852775756519E+016">
            <text:p>11685277575651900</text:p>
          </table:table-cell>
          <table:table-cell table:style-name="ce303" table:formula="of:=[.E33]/c_h" office:value-type="float" office:value="1.23245712370962E+016">
            <text:p>12324571237096200</text:p>
          </table:table-cell>
          <table:table-cell table:style-name="ce324" table:formula="of:=[.F33]/c_h" office:value-type="float" office:value="1.26204818334843E+016">
            <text:p>12620481833484300</text:p>
          </table:table-cell>
          <table:table-cell table:style-name="ce336" table:formula="of:=[.G33]/c_h" office:value-type="float" office:value="1.27812257683471E+016">
            <text:p>12781225768347100</text:p>
          </table:table-cell>
          <table:table-cell table:style-name="ce303" table:formula="of:=[.H33]/c_h" office:value-type="float" office:value="1.2878150099722E+016">
            <text:p>12878150099722000</text:p>
          </table:table-cell>
          <table:table-cell table:formula="of:=[.I33]/c_h" office:value-type="float" office:value="1.29410580441418E+016">
            <text:p>12941058044141800</text:p>
          </table:table-cell>
          <table:table-cell table:style-name="ce336" table:formula="of:=[.J33]/c_h" office:value-type="float" office:value="1.30150381146306E+016">
            <text:p>13015038114630600</text:p>
          </table:table-cell>
          <table:table-cell table:formula="of:=[.K33]/c_h" office:value-type="float" office:value="1.30378639930414E+016">
            <text:p>13037863993041400</text:p>
          </table:table-cell>
          <table:table-cell table:formula="of:=[.L33]/c_h" office:value-type="float" office:value="1.30552249681198E+016">
            <text:p>13055224968119800</text:p>
          </table:table-cell>
          <table:table-cell table:style-name="ce324" table:formula="of:=[.M33]/c_h" office:value-type="float" office:value="1.31465459627551E+016">
            <text:p>13146545962755100</text:p>
          </table:table-cell>
          <table:table-cell table:style-name="ce373" table:formula="of:=[.N33]/c_h" office:value-type="float" office:value="1.31465591135966E+016">
            <text:p>1,3146559E+16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f klass</text:p>
          </table:table-cell>
          <table:table-cell table:style-name="ce303"/>
          <table:table-cell table:style-name="ce324" table:formula="of:=[.C34]/c_h" office:value-type="float" office:value="9.86411701995389E+015">
            <text:p>9864117019953890</text:p>
          </table:table-cell>
          <table:table-cell table:style-name="ce336" table:formula="of:=[.D34]/c_h" office:value-type="float" office:value="1.16908053569824E+016">
            <text:p>11690805356982400</text:p>
          </table:table-cell>
          <table:table-cell table:style-name="ce303" table:formula="of:=[.E34]/c_h" office:value-type="float" office:value="1.23301462749424E+016">
            <text:p>12330146274942400</text:p>
          </table:table-cell>
          <table:table-cell table:style-name="ce324" table:formula="of:=[.F34]/c_h" office:value-type="float" office:value="1.2626069785541E+016">
            <text:p>12626069785541000</text:p>
          </table:table-cell>
          <table:table-cell table:style-name="ce336" table:formula="of:=[.G34]/c_h" office:value-type="float" office:value="1.27868183591995E+016">
            <text:p>12786818359199500</text:p>
          </table:table-cell>
          <table:table-cell table:style-name="ce303" table:formula="of:=[.H34]/c_h" office:value-type="float" office:value="1.28837446791235E+016">
            <text:p>12883744679123500</text:p>
          </table:table-cell>
          <table:table-cell table:formula="of:=[.I34]/c_h" office:value-type="float" office:value="1.29466535886895E+016">
            <text:p>12946653588689500</text:p>
          </table:table-cell>
          <table:table-cell table:style-name="ce336" table:formula="of:=[.J34]/c_h" office:value-type="float" office:value="1.30206344663391E+016">
            <text:p>13020634466339100</text:p>
          </table:table-cell>
          <table:table-cell table:formula="of:=[.K34]/c_h" office:value-type="float" office:value="1.30434605222531E+016">
            <text:p>13043460522253100</text:p>
          </table:table-cell>
          <table:table-cell table:formula="of:=[.L34]/c_h" office:value-type="float" office:value="1.30608216097538E+016">
            <text:p>13060821609753800</text:p>
          </table:table-cell>
          <table:table-cell table:style-name="ce324" table:formula="of:=[.M34]/c_h" office:value-type="float" office:value="1.31521428744492E+016">
            <text:p>13152142874449200</text:p>
          </table:table-cell>
          <table:table-cell table:style-name="ce373" table:formula="of:=[.N34]/c_h" office:value-type="float" office:value="1.315215602529E+016">
            <text:p>1,3152156E+16</text:p>
          </table:table-cell>
          <table:table-cell table:number-columns-repeated="1010"/>
        </table:table-row>
        <table:table-row table:style-name="ro3">
          <table:table-cell table:style-name="ce294" office:value-type="string">
            <text:p>wellenlänge dyn in <text:span text:style-name="T7">Å</text:span></text:p>
          </table:table-cell>
          <table:table-cell table:style-name="ce317"/>
          <table:table-cell table:style-name="ce330" table:formula="of:=c_c/[.C37]*10000000000" office:value-type="float" office:value="304.083993735901">
            <text:p>304,0840</text:p>
          </table:table-cell>
          <table:table-cell table:style-name="ce341" table:formula="of:=c_c/[.D37]*10000000000" office:value-type="float" office:value="256.555701017035">
            <text:p>256,5557</text:p>
          </table:table-cell>
          <table:table-cell table:style-name="ce344" table:formula="of:=c_c/[.E37]*10000000000" office:value-type="float" office:value="243.247778955298">
            <text:p>243,2478</text:p>
          </table:table-cell>
          <table:table-cell table:style-name="ce330" table:formula="of:=c_c/[.F37]*10000000000" office:value-type="float" office:value="237.544383768771">
            <text:p>237,5444</text:p>
          </table:table-cell>
          <table:table-cell table:style-name="ce341" table:formula="of:=c_c/[.G37]*10000000000" office:value-type="float" office:value="234.556891047524">
            <text:p>234,5569</text:p>
          </table:table-cell>
          <table:table-cell table:style-name="ce344" table:formula="of:=c_c/[.H37]*10000000000" office:value-type="float" office:value="232.791554437987">
            <text:p>232,7916</text:p>
          </table:table-cell>
          <table:table-cell table:style-name="ce330" table:formula="of:=c_c/[.I37]*10000000000" office:value-type="float" office:value="231.659928405707">
            <text:p>231,6599</text:p>
          </table:table-cell>
          <table:table-cell table:style-name="ce341" table:formula="of:=c_c/[.J37]*10000000000" office:value-type="float" office:value="230.343127203749">
            <text:p>230,3431</text:p>
          </table:table-cell>
          <table:table-cell table:style-name="ce330" table:formula="of:=c_c/[.K37]*10000000000" office:value-type="float" office:value="229.939856835449">
            <text:p>229,9399</text:p>
          </table:table-cell>
          <table:table-cell table:style-name="ce330" table:formula="of:=c_c/[.L37]*10000000000" office:value-type="float" office:value="229.634080402352">
            <text:p>229,6341</text:p>
          </table:table-cell>
          <table:table-cell table:style-name="ce330" table:formula="of:=c_c/[.M37]*10000000000" office:value-type="float" office:value="228.038953234811">
            <text:p>228,0390</text:p>
          </table:table-cell>
          <table:table-cell table:style-name="ce374" table:formula="of:=c_c/[.N37]*10000000000" office:value-type="float" office:value="228.038725121576">
            <text:p>2,280387E+02</text:p>
          </table:table-cell>
          <table:table-cell table:style-name="ce378" table:number-columns-repeated="1010"/>
        </table:table-row>
        <table:table-row table:style-name="ro3">
          <table:table-cell table:style-name="ce297" office:value-type="string">
            <text:p>wellenlänge klass in <text:span text:style-name="T7">Å</text:span></text:p>
          </table:table-cell>
          <table:table-cell table:style-name="ce318"/>
          <table:table-cell table:style-name="ce331" table:formula="of:=c_c/[.C38]*10000000000" office:value-type="float" office:value="303.922244022001">
            <text:p>303,9222</text:p>
          </table:table-cell>
          <table:table-cell table:style-name="ce342" table:formula="of:=c_c/[.D38]*10000000000" office:value-type="float" office:value="256.434393393563">
            <text:p>256,4344</text:p>
          </table:table-cell>
          <table:table-cell table:style-name="ce345" table:formula="of:=c_c/[.E38]*10000000000" office:value-type="float" office:value="243.137795217601">
            <text:p>243,1378</text:p>
          </table:table-cell>
          <table:table-cell table:style-name="ce331" table:formula="of:=c_c/[.F38]*10000000000" office:value-type="float" office:value="237.439253142188">
            <text:p>237,4393</text:p>
          </table:table-cell>
          <table:table-cell table:style-name="ce342" table:formula="of:=c_c/[.G38]*10000000000" office:value-type="float" office:value="234.454302531258">
            <text:p>234,4543</text:p>
          </table:table-cell>
          <table:table-cell table:style-name="ce345" table:formula="of:=c_c/[.H38]*10000000000" office:value-type="float" office:value="232.690468079345">
            <text:p>232,6905</text:p>
          </table:table-cell>
          <table:table-cell table:style-name="ce331" table:formula="of:=c_c/[.I38]*10000000000" office:value-type="float" office:value="231.559804969144">
            <text:p>231,5598</text:p>
          </table:table-cell>
          <table:table-cell table:style-name="ce342" table:formula="of:=c_c/[.J38]*10000000000" office:value-type="float" office:value="230.244124259092">
            <text:p>230,2441</text:p>
          </table:table-cell>
          <table:table-cell table:style-name="ce331" table:formula="of:=c_c/[.K38]*10000000000" office:value-type="float" office:value="229.841197041638">
            <text:p>229,8412</text:p>
          </table:table-cell>
          <table:table-cell table:style-name="ce331" table:formula="of:=c_c/[.L38]*10000000000" office:value-type="float" office:value="229.535680799833">
            <text:p>229,5357</text:p>
          </table:table-cell>
          <table:table-cell table:style-name="ce331" table:formula="of:=c_c/[.M38]*10000000000" office:value-type="float" office:value="227.941910958412">
            <text:p>227,9419</text:p>
          </table:table-cell>
          <table:table-cell table:style-name="ce375" table:formula="of:=c_c/[.N38]*10000000000" office:value-type="float" office:value="227.941683039295">
            <text:p>2,279417E+02</text:p>
          </table:table-cell>
          <table:table-cell table:number-columns-repeated="1010"/>
        </table:table-row>
        <table:table-row table:style-name="ro3">
          <table:table-cell table:style-name="ce296" office:value-type="string">
            <text:p>delta E dyn von 2 nach n</text:p>
          </table:table-cell>
          <table:table-cell table:style-name="ce314" table:number-columns-repeated="2"/>
          <table:table-cell table:style-name="ce314" table:formula="of:=[.$C$14]-[.E$14]" office:value-type="float" office:value="1.63379055880433E-018">
            <text:p>1,63379055880433E-018</text:p>
          </table:table-cell>
          <table:table-cell table:style-name="ce314" table:formula="of:=[.$C$14]-[.F$14]" office:value-type="float" office:value="1.82986295480625E-018">
            <text:p>1,82986295480625E-018</text:p>
          </table:table-cell>
          <table:table-cell table:style-name="ce314" table:formula="of:=[.$C$14]-[.G$14]" office:value-type="float" office:value="1.9363729914052E-018">
            <text:p>1,9363729914052E-018</text:p>
          </table:table-cell>
          <table:table-cell table:style-name="ce314" table:formula="of:=[.$C$14]-[.H$14]" office:value-type="float" office:value="2.00059571987632E-018">
            <text:p>2,00059571987632E-018</text:p>
          </table:table-cell>
          <table:table-cell table:style-name="ce314" table:formula="of:=[.$C$14]-[.I$14]" office:value-type="float" office:value="2.04227895643664E-018">
            <text:p>2,04227895643664E-018</text:p>
          </table:table-cell>
          <table:table-cell table:style-name="ce314" table:formula="of:=[.$C$14]-[.J$14]" office:value-type="float" office:value="2.09129865986793E-018">
            <text:p>2,09129865986793E-018</text:p>
          </table:table-cell>
          <table:table-cell table:style-name="ce314" table:formula="of:=[.$C$14]-[.K$14]" office:value-type="float" office:value="2.10642324386554E-018">
            <text:p>2,10642324386554E-018</text:p>
          </table:table-cell>
          <table:table-cell table:style-name="ce314" table:formula="of:=[.$C$14]-[.L$14]" office:value-type="float" office:value="2.11792674533554E-018">
            <text:p>2,11792674533554E-018</text:p>
          </table:table-cell>
          <table:table-cell table:style-name="ce314" table:formula="of:=[.$C$14]-[.M$14]" office:value-type="float" office:value="2.17843666435157E-018">
            <text:p>2,17843666435157E-018</text:p>
          </table:table-cell>
          <table:table-cell table:style-name="ce314" table:formula="of:=[.$C$14]-[.N$14]" office:value-type="float" office:value="2.17844537818955E-018">
            <text:p>2,17844537818955E-018</text:p>
          </table:table-cell>
          <table:table-cell table:style-name="ce371" table:formula="of:=[.$C$14]-[.O$14]" office:value-type="float" office:value="2.17844537906134E-018">
            <text:p>2,17844537906134E-018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delta E klass von 2 nach n</text:p>
          </table:table-cell>
          <table:table-cell/>
          <table:table-cell table:style-name="ce324"/>
          <table:table-cell table:style-name="ce324" table:formula="of:=[.$C$17]-[.E$17]" office:value-type="float" office:value="1.63400794205485E-018">
            <text:p>1,63400794205485E-018</text:p>
          </table:table-cell>
          <table:table-cell table:style-name="ce324" table:formula="of:=[.$C$17]-[.F$17]" office:value-type="float" office:value="1.83008889510144E-018">
            <text:p>1,83008889510144E-018</text:p>
          </table:table-cell>
          <table:table-cell table:style-name="ce324" table:formula="of:=[.$C$17]-[.G$17]" office:value-type="float" office:value="1.93660200539835E-018">
            <text:p>1,93660200539835E-018</text:p>
          </table:table-cell>
          <table:table-cell table:style-name="ce324" table:formula="of:=[.$C$17]-[.H$17]" office:value-type="float" office:value="2.00082605149574E-018">
            <text:p>2,00082605149574E-018</text:p>
          </table:table-cell>
          <table:table-cell table:style-name="ce324" table:formula="of:=[.$C$17]-[.I$17]" office:value-type="float" office:value="2.04250992756857E-018">
            <text:p>2,04250992756857E-018</text:p>
          </table:table-cell>
          <table:table-cell table:style-name="ce324" table:formula="of:=[.$C$17]-[.J$17]" office:value-type="float" office:value="2.09153016583021E-018">
            <text:p>2,09153016583021E-018</text:p>
          </table:table-cell>
          <table:table-cell table:style-name="ce324" table:formula="of:=[.$C$17]-[.K$17]" office:value-type="float" office:value="2.10665486744262E-018">
            <text:p>2,10665486744262E-018</text:p>
          </table:table-cell>
          <table:table-cell table:style-name="ce324" table:formula="of:=[.$C$17]-[.L$17]" office:value-type="float" office:value="2.11815844340444E-018">
            <text:p>2,11815844340444E-018</text:p>
          </table:table-cell>
          <table:table-cell table:style-name="ce324" table:formula="of:=[.$C$17]-[.M$17]" office:value-type="float" office:value="2.17866854136411E-018">
            <text:p>2,17866854136411E-018</text:p>
          </table:table-cell>
          <table:table-cell table:style-name="ce324" table:formula="of:=[.$C$17]-[.N$17]" office:value-type="float" office:value="2.17867725520167E-018">
            <text:p>2,17867725520167E-018</text:p>
          </table:table-cell>
          <table:table-cell table:style-name="ce360" table:formula="of:=[.$C$17]-[.O$17]" office:value-type="float" office:value="2.17867725607314E-018">
            <text:p>2,17867725607314E-018</text:p>
          </table:table-cell>
          <table:table-cell table:number-columns-repeated="1010"/>
        </table:table-row>
        <table:table-row table:style-name="ro3">
          <table:table-cell table:style-name="ce292" office:value-type="string">
            <text:p>E dyn eV</text:p>
          </table:table-cell>
          <table:table-cell table:style-name="ce315"/>
          <table:table-cell table:style-name="ce329"/>
          <table:table-cell table:style-name="ce340" table:formula="of:=[.D41]/c_qe" office:value-type="float" office:value="10.1973196892584">
            <text:p>10,20</text:p>
          </table:table-cell>
          <table:table-cell table:style-name="ce343" table:formula="of:=[.E41]/c_qe" office:value-type="float" office:value="11.4211074590529">
            <text:p>11,42</text:p>
          </table:table-cell>
          <table:table-cell table:style-name="ce329" table:formula="of:=[.F41]/c_qe" office:value-type="float" office:value="12.0858908901122">
            <text:p>12,09</text:p>
          </table:table-cell>
          <table:table-cell table:style-name="ce340" table:formula="of:=[.G41]/c_qe" office:value-type="float" office:value="12.4867376755261">
            <text:p>12,49</text:p>
          </table:table-cell>
          <table:table-cell table:style-name="ce343" table:formula="of:=[.H41]/c_qe" office:value-type="float" office:value="12.7469040025979">
            <text:p>12,75</text:p>
          </table:table-cell>
          <table:table-cell table:style-name="ce353" table:formula="of:=[.I41]/c_qe" office:value-type="float" office:value="13.052860959117">
            <text:p>13,05</text:p>
          </table:table-cell>
          <table:table-cell table:style-name="ce340" table:formula="of:=[.J41]/c_qe" office:value-type="float" office:value="13.1472611974827">
            <text:p>13,15</text:p>
          </table:table-cell>
          <table:table-cell table:style-name="ce353" table:formula="of:=[.K41]/c_qe" office:value-type="float" office:value="13.2190604139754">
            <text:p>13,22</text:p>
          </table:table-cell>
          <table:table-cell table:style-name="ce353" table:formula="of:=[.L41]/c_qe" office:value-type="float" office:value="13.5967336630051">
            <text:p>13,60</text:p>
          </table:table-cell>
          <table:table-cell table:style-name="ce329" table:formula="of:=[.M41]/c_qe" office:value-type="float" office:value="13.5967880505097">
            <text:p>13,60</text:p>
          </table:table-cell>
          <table:table-cell table:style-name="ce372" table:formula="of:=[.N41]/c_qe" office:value-type="float" office:value="13.596788055951">
            <text:p>13,60</text:p>
          </table:table-cell>
          <table:table-cell table:number-columns-repeated="1010"/>
        </table:table-row>
        <table:table-row table:style-name="ro3">
          <table:table-cell table:style-name="ce292" office:value-type="string">
            <text:p>E klass eV</text:p>
          </table:table-cell>
          <table:table-cell table:style-name="ce316"/>
          <table:table-cell table:style-name="ce329"/>
          <table:table-cell table:style-name="ce340" table:formula="of:=[.D42]/c_qe" office:value-type="float" office:value="10.1986764889343">
            <text:p>10,20</text:p>
          </table:table-cell>
          <table:table-cell table:style-name="ce343" table:formula="of:=[.E42]/c_qe" office:value-type="float" office:value="11.4225176676064">
            <text:p>11,42</text:p>
          </table:table-cell>
          <table:table-cell table:style-name="ce329" table:formula="of:=[.F42]/c_qe" office:value-type="float" office:value="12.0873202831814">
            <text:p>12,09</text:p>
          </table:table-cell>
          <table:table-cell table:style-name="ce340" table:formula="of:=[.G42]/c_qe" office:value-type="float" office:value="12.4881752925726">
            <text:p>12,49</text:p>
          </table:table-cell>
          <table:table-cell table:style-name="ce343" table:formula="of:=[.H42]/c_qe" office:value-type="float" office:value="12.7483456111679">
            <text:p>12,75</text:p>
          </table:table-cell>
          <table:table-cell table:style-name="ce353" table:formula="of:=[.I42]/c_qe" office:value-type="float" office:value="13.0543059058359">
            <text:p>13,05</text:p>
          </table:table-cell>
          <table:table-cell table:style-name="ce340" table:formula="of:=[.J42]/c_qe" office:value-type="float" office:value="13.1487068782955">
            <text:p>13,15</text:p>
          </table:table-cell>
          <table:table-cell table:style-name="ce353" table:formula="of:=[.K42]/c_qe" office:value-type="float" office:value="13.2205065597297">
            <text:p>13,22</text:p>
          </table:table-cell>
          <table:table-cell table:style-name="ce353" table:formula="of:=[.L42]/c_qe" office:value-type="float" office:value="13.5981809256378">
            <text:p>13,60</text:p>
          </table:table-cell>
          <table:table-cell table:style-name="ce329" table:formula="of:=[.M42]/c_qe" office:value-type="float" office:value="13.5982353131398">
            <text:p>13,60</text:p>
          </table:table-cell>
          <table:table-cell table:style-name="ce372" table:formula="of:=[.N42]/c_qe" office:value-type="float" office:value="13.5982353185791">
            <text:p>13,60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f dyn</text:p>
          </table:table-cell>
          <table:table-cell table:style-name="ce303"/>
          <table:table-cell table:style-name="ce324"/>
          <table:table-cell table:style-name="ce336" table:formula="of:=[.D41]/c_h" office:value-type="float" office:value="2.46570118225299E+015">
            <text:p>2465701182252990</text:p>
          </table:table-cell>
          <table:table-cell table:style-name="ce303" table:formula="of:=[.E41]/c_h" office:value-type="float" office:value="2.76161177864115E+015">
            <text:p>2761611778641150</text:p>
          </table:table-cell>
          <table:table-cell table:style-name="ce324" table:formula="of:=[.F41]/c_h" office:value-type="float" office:value="2.92235571350391E+015">
            <text:p>2922355713503910</text:p>
          </table:table-cell>
          <table:table-cell table:style-name="ce336" table:formula="of:=[.G41]/c_h" office:value-type="float" office:value="3.01928004487881E+015">
            <text:p>3019280044878810</text:p>
          </table:table-cell>
          <table:table-cell table:style-name="ce303" table:formula="of:=[.H41]/c_h" office:value-type="float" office:value="3.08218798929866E+015">
            <text:p>3082187989298660</text:p>
          </table:table-cell>
          <table:table-cell table:formula="of:=[.I41]/c_h" office:value-type="float" office:value="3.15616805978742E+015">
            <text:p>3156168059787420</text:p>
          </table:table-cell>
          <table:table-cell table:style-name="ce336" table:formula="of:=[.J41]/c_h" office:value-type="float" office:value="3.17899393819823E+015">
            <text:p>3178993938198230</text:p>
          </table:table-cell>
          <table:table-cell table:formula="of:=[.K41]/c_h" office:value-type="float" office:value="3.19635491327657E+015">
            <text:p>3196354913276570</text:p>
          </table:table-cell>
          <table:table-cell table:formula="of:=[.L41]/c_h" office:value-type="float" office:value="3.28767590791192E+015">
            <text:p>3287675907911920</text:p>
          </table:table-cell>
          <table:table-cell table:style-name="ce324" table:formula="of:=[.M41]/c_h" office:value-type="float" office:value="3.28768905875337E+015">
            <text:p>3287689058753370</text:p>
          </table:table-cell>
          <table:table-cell table:style-name="ce373" table:formula="of:=[.N41]/c_h" office:value-type="float" office:value="3.28768906006907E+015">
            <text:p>3,2876891E+15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f klass</text:p>
          </table:table-cell>
          <table:table-cell table:style-name="ce303"/>
          <table:table-cell table:style-name="ce324"/>
          <table:table-cell table:style-name="ce336" table:formula="of:=[.D42]/c_h" office:value-type="float" office:value="2.46602925498847E+015">
            <text:p>2466029254988470</text:p>
          </table:table-cell>
          <table:table-cell table:style-name="ce303" table:formula="of:=[.E42]/c_h" office:value-type="float" office:value="2.76195276558709E+015">
            <text:p>2761952765587090</text:p>
          </table:table-cell>
          <table:table-cell table:style-name="ce324" table:formula="of:=[.F42]/c_h" office:value-type="float" office:value="2.9227013392456E+015">
            <text:p>2922701339245600</text:p>
          </table:table-cell>
          <table:table-cell table:style-name="ce336" table:formula="of:=[.G42]/c_h" office:value-type="float" office:value="3.01962765916956E+015">
            <text:p>3019627659169560</text:p>
          </table:table-cell>
          <table:table-cell table:style-name="ce303" table:formula="of:=[.H42]/c_h" office:value-type="float" office:value="3.08253656873559E+015">
            <text:p>3082536568735590</text:p>
          </table:table-cell>
          <table:table-cell table:formula="of:=[.I42]/c_h" office:value-type="float" office:value="3.15651744638524E+015">
            <text:p>3156517446385240</text:p>
          </table:table-cell>
          <table:table-cell table:style-name="ce336" table:formula="of:=[.J42]/c_h" office:value-type="float" office:value="3.17934350229919E+015">
            <text:p>3179343502299190</text:p>
          </table:table-cell>
          <table:table-cell table:formula="of:=[.K42]/c_h" office:value-type="float" office:value="3.19670458979987E+015">
            <text:p>3196704589799870</text:p>
          </table:table-cell>
          <table:table-cell table:formula="of:=[.L42]/c_h" office:value-type="float" office:value="3.28802585449527E+015">
            <text:p>3288025854495270</text:p>
          </table:table-cell>
          <table:table-cell table:style-name="ce324" table:formula="of:=[.M42]/c_h" office:value-type="float" office:value="3.28803900533608E+015">
            <text:p>3288039005336080</text:p>
          </table:table-cell>
          <table:table-cell table:style-name="ce373" table:formula="of:=[.N42]/c_h" office:value-type="float" office:value="3.2880390066513E+015">
            <text:p>3,2880390E+15</text:p>
          </table:table-cell>
          <table:table-cell table:number-columns-repeated="1010"/>
        </table:table-row>
        <table:table-row table:style-name="ro3">
          <table:table-cell table:style-name="ce294" office:value-type="string">
            <text:p>wellenlänge dyn in <text:span text:style-name="T7">Å</text:span></text:p>
          </table:table-cell>
          <table:table-cell table:style-name="ce317"/>
          <table:table-cell table:style-name="ce330"/>
          <table:table-cell table:style-name="ce344" table:formula="of:=c_c/[.D45]*10000000000" office:value-type="float" office:value="1215.85072902496">
            <text:p>1.215,8507</text:p>
          </table:table-cell>
          <table:table-cell table:style-name="ce344" table:formula="of:=c_c/[.E45]*10000000000" office:value-type="float" office:value="1085.57060886926">
            <text:p>1.085,5706</text:p>
          </table:table-cell>
          <table:table-cell table:style-name="ce330" table:formula="of:=c_c/[.F45]*10000000000" office:value-type="float" office:value="1025.85888711182">
            <text:p>1.025,8589</text:p>
          </table:table-cell>
          <table:table-cell table:style-name="ce341" table:formula="of:=c_c/[.G45]*10000000000" office:value-type="float" office:value="992.926967832933">
            <text:p>992,9270</text:p>
          </table:table-cell>
          <table:table-cell table:style-name="ce344" table:formula="of:=c_c/[.H45]*10000000000" office:value-type="float" office:value="972.661171352551">
            <text:p>972,6612</text:p>
          </table:table-cell>
          <table:table-cell table:style-name="ce330" table:formula="of:=c_c/[.I45]*10000000000" office:value-type="float" office:value="949.862150307014">
            <text:p>949,8622</text:p>
          </table:table-cell>
          <table:table-cell table:style-name="ce341" table:formula="of:=c_c/[.J45]*10000000000" office:value-type="float" office:value="943.041930334458">
            <text:p>943,0419</text:p>
          </table:table-cell>
          <table:table-cell table:style-name="ce330" table:formula="of:=c_c/[.K45]*10000000000" office:value-type="float" office:value="937.919805947596">
            <text:p>937,9198</text:p>
          </table:table-cell>
          <table:table-cell table:style-name="ce330" table:formula="of:=c_c/[.L45]*10000000000" office:value-type="float" office:value="911.867429750413">
            <text:p>911,8674</text:p>
          </table:table-cell>
          <table:table-cell table:style-name="ce330" table:formula="of:=c_c/[.M45]*10000000000" office:value-type="float" office:value="911.863782257061">
            <text:p>911,8638</text:p>
          </table:table-cell>
          <table:table-cell table:style-name="ce374" table:formula="of:=c_c/[.N45]*10000000000" office:value-type="float" office:value="911.86378189214">
            <text:p>9,118638E+02</text:p>
          </table:table-cell>
          <table:table-cell table:style-name="ce378" table:number-columns-repeated="1010"/>
        </table:table-row>
        <table:table-row table:style-name="ro3">
          <table:table-cell table:style-name="ce297" office:value-type="string">
            <text:p>wellenlänge klass in <text:span text:style-name="T7">Å</text:span></text:p>
          </table:table-cell>
          <table:table-cell table:style-name="ce318"/>
          <table:table-cell table:style-name="ce331"/>
          <table:table-cell table:style-name="ce345" table:formula="of:=c_c/[.D46]*10000000000" office:value-type="float" office:value="1215.688976088">
            <text:p>1.215,6890</text:p>
          </table:table-cell>
          <table:table-cell table:style-name="ce345" table:formula="of:=c_c/[.E46]*10000000000" office:value-type="float" office:value="1085.43658579286">
            <text:p>1.085,4366</text:p>
          </table:table-cell>
          <table:table-cell table:style-name="ce331" table:formula="of:=c_c/[.F46]*10000000000" office:value-type="float" office:value="1025.73757357425">
            <text:p>1.025,7376</text:p>
          </table:table-cell>
          <table:table-cell table:style-name="ce342" table:formula="of:=c_c/[.G46]*10000000000" office:value-type="float" office:value="992.812663805204">
            <text:p>992,8127</text:p>
          </table:table-cell>
          <table:table-cell table:style-name="ce345" table:formula="of:=c_c/[.H46]*10000000000" office:value-type="float" office:value="972.551180870403">
            <text:p>972,5512</text:p>
          </table:table-cell>
          <table:table-cell table:style-name="ce331" table:formula="of:=c_c/[.I46]*10000000000" office:value-type="float" office:value="949.757012568753">
            <text:p>949,7570</text:p>
          </table:table-cell>
          <table:table-cell table:style-name="ce342" table:formula="of:=c_c/[.J46]*10000000000" office:value-type="float" office:value="942.938244273388">
            <text:p>942,9382</text:p>
          </table:table-cell>
          <table:table-cell table:style-name="ce331" table:formula="of:=c_c/[.K46]*10000000000" office:value-type="float" office:value="937.817210125032">
            <text:p>937,8172</text:p>
          </table:table-cell>
          <table:table-cell table:style-name="ce331" table:formula="of:=c_c/[.L46]*10000000000" office:value-type="float" office:value="911.77037914752">
            <text:p>911,7704</text:p>
          </table:table-cell>
          <table:table-cell table:style-name="ce331" table:formula="of:=c_c/[.M46]*10000000000" office:value-type="float" office:value="911.76673243071">
            <text:p>911,7667</text:p>
          </table:table-cell>
          <table:table-cell table:style-name="ce375" table:formula="of:=c_c/[.N46]*10000000000" office:value-type="float" office:value="911.766732066003">
            <text:p>9,117667E+02</text:p>
          </table:table-cell>
          <table:table-cell table:number-columns-repeated="1010"/>
        </table:table-row>
        <table:table-row table:style-name="ro3">
          <table:table-cell table:style-name="ce296" office:value-type="string">
            <text:p>delta E dyn von 3 nach n</text:p>
          </table:table-cell>
          <table:table-cell table:style-name="ce314" table:number-columns-repeated="3"/>
          <table:table-cell table:style-name="ce314" table:formula="of:=[.$D14]-[.E14]" office:value-type="float" office:value="4.23600376188655E-019">
            <text:p>4,23600376188655E-019</text:p>
          </table:table-cell>
          <table:table-cell table:style-name="ce314" table:formula="of:=[.$D14]-[.F14]" office:value-type="float" office:value="6.19672772190581E-019">
            <text:p>6,19672772190581E-019</text:p>
          </table:table-cell>
          <table:table-cell table:style-name="ce314" table:formula="of:=[.$D14]-[.G14]" office:value-type="float" office:value="7.26182808789531E-019">
            <text:p>7,26182808789531E-019</text:p>
          </table:table-cell>
          <table:table-cell table:style-name="ce314" table:formula="of:=[.$D14]-[.H14]" office:value-type="float" office:value="7.90405537260644E-019">
            <text:p>7,90405537260644E-019</text:p>
          </table:table-cell>
          <table:table-cell table:style-name="ce314" table:formula="of:=[.$D14]-[.I14]" office:value-type="float" office:value="8.32088773820974E-019">
            <text:p>8,32088773820974E-019</text:p>
          </table:table-cell>
          <table:table-cell table:style-name="ce314" table:formula="of:=[.$D14]-[.J14]" office:value-type="float" office:value="8.81108477252263E-019">
            <text:p>8,81108477252263E-019</text:p>
          </table:table-cell>
          <table:table-cell table:style-name="ce314" table:formula="of:=[.$D14]-[.K14]" office:value-type="float" office:value="8.96233061249872E-019">
            <text:p>8,96233061249872E-019</text:p>
          </table:table-cell>
          <table:table-cell table:style-name="ce314" table:formula="of:=[.$D14]-[.L14]" office:value-type="float" office:value="9.07736562719869E-019">
            <text:p>9,07736562719869E-019</text:p>
          </table:table-cell>
          <table:table-cell table:style-name="ce314" table:formula="of:=[.$D14]-[.M14]" office:value-type="float" office:value="9.68246481735903E-019">
            <text:p>9,68246481735903E-019</text:p>
          </table:table-cell>
          <table:table-cell table:style-name="ce371" table:formula="of:=[.$D14]-[.N14]" office:value-type="float" office:value="9.68255195573876E-019">
            <text:p>9,68255195573876E-019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delta E klass von 3 nach n</text:p>
          </table:table-cell>
          <table:table-cell/>
          <table:table-cell table:style-name="ce324" table:number-columns-repeated="2"/>
          <table:table-cell table:style-name="ce324" table:formula="of:=[.$D17]-[.E17]" office:value-type="float" office:value="4.23631688680888E-019">
            <text:p>4,23631688680888E-019</text:p>
          </table:table-cell>
          <table:table-cell table:style-name="ce324" table:formula="of:=[.$D17]-[.F17]" office:value-type="float" office:value="6.19712641727471E-019">
            <text:p>6,19712641727471E-019</text:p>
          </table:table-cell>
          <table:table-cell table:style-name="ce324" table:formula="of:=[.$D17]-[.G17]" office:value-type="float" office:value="7.2622575202438E-019">
            <text:p>7,2622575202438E-019</text:p>
          </table:table-cell>
          <table:table-cell table:style-name="ce324" table:formula="of:=[.$D17]-[.H17]" office:value-type="float" office:value="7.90449798121774E-019">
            <text:p>7,90449798121774E-019</text:p>
          </table:table-cell>
          <table:table-cell table:style-name="ce324" table:formula="of:=[.$D17]-[.I17]" office:value-type="float" office:value="8.32133674194602E-019">
            <text:p>8,32133674194602E-019</text:p>
          </table:table-cell>
          <table:table-cell table:style-name="ce324" table:formula="of:=[.$D17]-[.J17]" office:value-type="float" office:value="8.81153912456247E-019">
            <text:p>8,81153912456247E-019</text:p>
          </table:table-cell>
          <table:table-cell table:style-name="ce324" table:formula="of:=[.$D17]-[.K17]" office:value-type="float" office:value="8.96278614068656E-019">
            <text:p>8,96278614068656E-019</text:p>
          </table:table-cell>
          <table:table-cell table:style-name="ce324" table:formula="of:=[.$D17]-[.L17]" office:value-type="float" office:value="9.07782190030475E-019">
            <text:p>9,07782190030475E-019</text:p>
          </table:table-cell>
          <table:table-cell table:style-name="ce324" table:formula="of:=[.$D17]-[.M17]" office:value-type="float" office:value="9.68292287990149E-019">
            <text:p>9,68292287990149E-019</text:p>
          </table:table-cell>
          <table:table-cell table:style-name="ce360" table:formula="of:=[.$D17]-[.N17]" office:value-type="float" office:value="9.68301001827702E-019">
            <text:p>9,68301001827702E-019</text:p>
          </table:table-cell>
          <table:table-cell table:number-columns-repeated="1010"/>
        </table:table-row>
        <table:table-row table:style-name="ro3">
          <table:table-cell table:style-name="ce292" office:value-type="string">
            <text:p>E dyn eV</text:p>
          </table:table-cell>
          <table:table-cell table:style-name="ce315"/>
          <table:table-cell table:style-name="ce329"/>
          <table:table-cell table:style-name="ce340"/>
          <table:table-cell table:style-name="ce343" table:formula="of:=[.E49]/c_qe" office:value-type="float" office:value="2.64390587472061">
            <text:p>2,64</text:p>
          </table:table-cell>
          <table:table-cell table:style-name="ce329" table:formula="of:=[.F49]/c_qe" office:value-type="float" office:value="3.86769364451514">
            <text:p>3,87</text:p>
          </table:table-cell>
          <table:table-cell table:style-name="ce340" table:formula="of:=[.G49]/c_qe" office:value-type="float" office:value="4.53247707557437">
            <text:p>4,53</text:p>
          </table:table-cell>
          <table:table-cell table:style-name="ce343" table:formula="of:=[.H49]/c_qe" office:value-type="float" office:value="4.93332386098832">
            <text:p>4,93</text:p>
          </table:table-cell>
          <table:table-cell table:style-name="ce353" table:formula="of:=[.I49]/c_qe" office:value-type="float" office:value="5.1934901880601">
            <text:p>5,19</text:p>
          </table:table-cell>
          <table:table-cell table:style-name="ce340" table:formula="of:=[.J49]/c_qe" office:value-type="float" office:value="5.49944714457924">
            <text:p>5,50</text:p>
          </table:table-cell>
          <table:table-cell table:style-name="ce353" table:formula="of:=[.K49]/c_qe" office:value-type="float" office:value="5.59384738294489">
            <text:p>5,59</text:p>
          </table:table-cell>
          <table:table-cell table:style-name="ce353" table:formula="of:=[.L49]/c_qe" office:value-type="float" office:value="5.66564659943764">
            <text:p>5,67</text:p>
          </table:table-cell>
          <table:table-cell table:style-name="ce329" table:formula="of:=[.M49]/c_qe" office:value-type="float" office:value="6.04331984846731">
            <text:p>6,04</text:p>
          </table:table-cell>
          <table:table-cell table:style-name="ce372" table:formula="of:=[.N49]/c_qe" office:value-type="float" office:value="6.04337423597191">
            <text:p>6,04</text:p>
          </table:table-cell>
          <table:table-cell table:number-columns-repeated="1010"/>
        </table:table-row>
        <table:table-row table:style-name="ro3">
          <table:table-cell table:style-name="ce292" office:value-type="string">
            <text:p>E klass eV</text:p>
          </table:table-cell>
          <table:table-cell table:style-name="ce316"/>
          <table:table-cell table:style-name="ce329"/>
          <table:table-cell table:style-name="ce340"/>
          <table:table-cell table:style-name="ce343" table:formula="of:=[.E50]/c_qe" office:value-type="float" office:value="2.64410131194593">
            <text:p>2,64</text:p>
          </table:table-cell>
          <table:table-cell table:style-name="ce329" table:formula="of:=[.F50]/c_qe" office:value-type="float" office:value="3.86794249061805">
            <text:p>3,87</text:p>
          </table:table-cell>
          <table:table-cell table:style-name="ce340" table:formula="of:=[.G50]/c_qe" office:value-type="float" office:value="4.53274510619303">
            <text:p>4,53</text:p>
          </table:table-cell>
          <table:table-cell table:style-name="ce343" table:formula="of:=[.H50]/c_qe" office:value-type="float" office:value="4.93360011558425">
            <text:p>4,93</text:p>
          </table:table-cell>
          <table:table-cell table:style-name="ce353" table:formula="of:=[.I50]/c_qe" office:value-type="float" office:value="5.19377043417952">
            <text:p>5,19</text:p>
          </table:table-cell>
          <table:table-cell table:style-name="ce340" table:formula="of:=[.J50]/c_qe" office:value-type="float" office:value="5.49973072884755">
            <text:p>5,50</text:p>
          </table:table-cell>
          <table:table-cell table:style-name="ce353" table:formula="of:=[.K50]/c_qe" office:value-type="float" office:value="5.5941317013071">
            <text:p>5,59</text:p>
          </table:table-cell>
          <table:table-cell table:style-name="ce353" table:formula="of:=[.L50]/c_qe" office:value-type="float" office:value="5.66593138274129">
            <text:p>5,67</text:p>
          </table:table-cell>
          <table:table-cell table:style-name="ce329" table:formula="of:=[.M50]/c_qe" office:value-type="float" office:value="6.04360574864944">
            <text:p>6,04</text:p>
          </table:table-cell>
          <table:table-cell table:style-name="ce372" table:formula="of:=[.N50]/c_qe" office:value-type="float" office:value="6.04366013615142">
            <text:p>6,04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f dyn</text:p>
          </table:table-cell>
          <table:table-cell table:style-name="ce303"/>
          <table:table-cell table:style-name="ce324"/>
          <table:table-cell table:style-name="ce336"/>
          <table:table-cell table:style-name="ce303" table:formula="of:=[.E49]/c_h" office:value-type="float" office:value="639293661444320">
            <text:p>639293661444320</text:p>
          </table:table-cell>
          <table:table-cell table:style-name="ce324" table:formula="of:=[.F49]/c_h" office:value-type="float" office:value="935204257832474">
            <text:p>935204257832474</text:p>
          </table:table-cell>
          <table:table-cell table:style-name="ce336" table:formula="of:=[.G49]/c_h" office:value-type="float" office:value="1.09594819269524E+015">
            <text:p>1095948192695240</text:p>
          </table:table-cell>
          <table:table-cell table:style-name="ce303" table:formula="of:=[.H49]/c_h" office:value-type="float" office:value="1.19287252407014E+015">
            <text:p>1192872524070140</text:p>
          </table:table-cell>
          <table:table-cell table:formula="of:=[.I49]/c_h" office:value-type="float" office:value="1.25578046848999E+015">
            <text:p>1255780468489990</text:p>
          </table:table-cell>
          <table:table-cell table:style-name="ce336" table:formula="of:=[.J49]/c_h" office:value-type="float" office:value="1.32976053897875E+015">
            <text:p>1329760538978750</text:p>
          </table:table-cell>
          <table:table-cell table:formula="of:=[.K49]/c_h" office:value-type="float" office:value="1.35258641738956E+015">
            <text:p>1352586417389560</text:p>
          </table:table-cell>
          <table:table-cell table:formula="of:=[.L49]/c_h" office:value-type="float" office:value="1.36994739246789E+015">
            <text:p>1369947392467890</text:p>
          </table:table-cell>
          <table:table-cell table:style-name="ce324" table:formula="of:=[.M49]/c_h" office:value-type="float" office:value="1.46126838710325E+015">
            <text:p>1461268387103250</text:p>
          </table:table-cell>
          <table:table-cell table:style-name="ce373" table:formula="of:=[.N49]/c_h" office:value-type="float" office:value="1.46128153794469E+015">
            <text:p>1,4612815E+15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f klass</text:p>
          </table:table-cell>
          <table:table-cell table:style-name="ce303"/>
          <table:table-cell table:style-name="ce324"/>
          <table:table-cell table:style-name="ce336"/>
          <table:table-cell table:style-name="ce303" table:formula="of:=[.E50]/c_h" office:value-type="float" office:value="639340917959974">
            <text:p>639340917959974</text:p>
          </table:table-cell>
          <table:table-cell table:style-name="ce324" table:formula="of:=[.F50]/c_h" office:value-type="float" office:value="935264428558591">
            <text:p>935264428558591</text:p>
          </table:table-cell>
          <table:table-cell table:style-name="ce336" table:formula="of:=[.G50]/c_h" office:value-type="float" office:value="1.0960130022171E+015">
            <text:p>1096013002217100</text:p>
          </table:table-cell>
          <table:table-cell table:style-name="ce303" table:formula="of:=[.H50]/c_h" office:value-type="float" office:value="1.19293932214106E+015">
            <text:p>1192939322141060</text:p>
          </table:table-cell>
          <table:table-cell table:formula="of:=[.I50]/c_h" office:value-type="float" office:value="1.25584823170709E+015">
            <text:p>1255848231707090</text:p>
          </table:table-cell>
          <table:table-cell table:style-name="ce336" table:formula="of:=[.J50]/c_h" office:value-type="float" office:value="1.32982910935675E+015">
            <text:p>1329829109356750</text:p>
          </table:table-cell>
          <table:table-cell table:formula="of:=[.K50]/c_h" office:value-type="float" office:value="1.35265516527069E+015">
            <text:p>1352655165270690</text:p>
          </table:table-cell>
          <table:table-cell table:formula="of:=[.L50]/c_h" office:value-type="float" office:value="1.37001625277137E+015">
            <text:p>1370016252771370</text:p>
          </table:table-cell>
          <table:table-cell table:style-name="ce324" table:formula="of:=[.M50]/c_h" office:value-type="float" office:value="1.46133751746677E+015">
            <text:p>1461337517466770</text:p>
          </table:table-cell>
          <table:table-cell table:style-name="ce373" table:formula="of:=[.N50]/c_h" office:value-type="float" office:value="1.46135066830758E+015">
            <text:p>1,4613507E+15</text:p>
          </table:table-cell>
          <table:table-cell table:number-columns-repeated="1010"/>
        </table:table-row>
        <table:table-row table:style-name="ro3">
          <table:table-cell table:style-name="ce294" office:value-type="string">
            <text:p>wellenlänge dyn in <text:span text:style-name="T7">Å</text:span></text:p>
          </table:table-cell>
          <table:table-cell table:style-name="ce317"/>
          <table:table-cell table:style-name="ce330"/>
          <table:table-cell table:style-name="ce341"/>
          <table:table-cell table:style-name="ce344" table:formula="of:=c_c/[.E53]*10000000000" office:value-type="float" office:value="4689.43266733939">
            <text:p>4.689,4327</text:p>
          </table:table-cell>
          <table:table-cell table:style-name="ce330" table:formula="of:=c_c/[.F53]*10000000000" office:value-type="float" office:value="3205.63615369791">
            <text:p>3.205,6362</text:p>
          </table:table-cell>
          <table:table-cell table:style-name="ce341" table:formula="of:=c_c/[.G53]*10000000000" office:value-type="float" office:value="2735.46194973622">
            <text:p>2.735,4619</text:p>
          </table:table-cell>
          <table:table-cell table:style-name="ce344" table:formula="of:=c_c/[.H53]*10000000000" office:value-type="float" office:value="2513.19778057335">
            <text:p>2.513,1978</text:p>
          </table:table-cell>
          <table:table-cell table:style-name="ce330" table:formula="of:=c_c/[.I53]*10000000000" office:value-type="float" office:value="2387.29989454674">
            <text:p>2.387,2999</text:p>
          </table:table-cell>
          <table:table-cell table:style-name="ce341" table:formula="of:=c_c/[.J53]*10000000000" office:value-type="float" office:value="2254.48454223374">
            <text:p>2.254,4845</text:p>
          </table:table-cell>
          <table:table-cell table:style-name="ce330" table:formula="of:=c_c/[.K53]*10000000000" office:value-type="float" office:value="2216.43847776165">
            <text:p>2.216,4385</text:p>
          </table:table-cell>
          <table:table-cell table:style-name="ce330" table:formula="of:=c_c/[.L53]*10000000000" office:value-type="float" office:value="2188.35014868665">
            <text:p>2.188,3501</text:p>
          </table:table-cell>
          <table:table-cell table:style-name="ce330" table:formula="of:=c_c/[.M53]*10000000000" office:value-type="float" office:value="2051.59066360352">
            <text:p>2.051,5907</text:p>
          </table:table-cell>
          <table:table-cell table:style-name="ce374" table:formula="of:=c_c/[.N53]*10000000000" office:value-type="float" office:value="2051.57220025965">
            <text:p>2,051572E+03</text:p>
          </table:table-cell>
          <table:table-cell table:style-name="ce378" table:number-columns-repeated="1010"/>
        </table:table-row>
        <table:table-row table:style-name="ro3">
          <table:table-cell table:style-name="ce297" office:value-type="string">
            <text:p>wellenlänge klass in <text:span text:style-name="T7">Å</text:span></text:p>
          </table:table-cell>
          <table:table-cell table:style-name="ce318"/>
          <table:table-cell table:style-name="ce331"/>
          <table:table-cell table:style-name="ce342"/>
          <table:table-cell table:style-name="ce345" table:formula="of:=c_c/[.E54]*10000000000" office:value-type="float" office:value="4689.08605062516">
            <text:p>4.689,0861</text:p>
          </table:table-cell>
          <table:table-cell table:style-name="ce331" table:formula="of:=c_c/[.F54]*10000000000" office:value-type="float" office:value="3205.42991741954">
            <text:p>3.205,4299</text:p>
          </table:table-cell>
          <table:table-cell table:style-name="ce342" table:formula="of:=c_c/[.G54]*10000000000" office:value-type="float" office:value="2735.30019619801">
            <text:p>2.735,3002</text:p>
          </table:table-cell>
          <table:table-cell table:style-name="ce345" table:formula="of:=c_c/[.H54]*10000000000" office:value-type="float" office:value="2513.05705525692">
            <text:p>2.513,0571</text:p>
          </table:table-cell>
          <table:table-cell table:style-name="ce331" table:formula="of:=c_c/[.I54]*10000000000" office:value-type="float" office:value="2387.17108031826">
            <text:p>2.387,1711</text:p>
          </table:table-cell>
          <table:table-cell table:style-name="ce342" table:formula="of:=c_c/[.J54]*10000000000" office:value-type="float" office:value="2254.36829356979">
            <text:p>2.254,3683</text:p>
          </table:table-cell>
          <table:table-cell table:style-name="ce331" table:formula="of:=c_c/[.K54]*10000000000" office:value-type="float" office:value="2216.3258286158">
            <text:p>2.216,3258</text:p>
          </table:table-cell>
          <table:table-cell table:style-name="ce331" table:formula="of:=c_c/[.L54]*10000000000" office:value-type="float" office:value="2188.24015695841">
            <text:p>2.188,2402</text:p>
          </table:table-cell>
          <table:table-cell table:style-name="ce331" table:formula="of:=c_c/[.M54]*10000000000" office:value-type="float" office:value="2051.493610591">
            <text:p>2.051,4936</text:p>
          </table:table-cell>
          <table:table-cell table:style-name="ce375" table:formula="of:=c_c/[.N54]*10000000000" office:value-type="float" office:value="2051.47514899483">
            <text:p>2,051475E+03</text:p>
          </table:table-cell>
          <table:table-cell table:number-columns-repeated="1010"/>
        </table:table-row>
        <table:table-row table:style-name="ro3">
          <table:table-cell table:style-name="ce296" office:value-type="string">
            <text:p>delta E dyn von 4 nach n</text:p>
          </table:table-cell>
          <table:table-cell table:style-name="ce314" table:number-columns-repeated="4"/>
          <table:table-cell table:style-name="ce314" table:formula="of:=[.$E14]-[.F14]" office:value-type="float" office:value="1.96072396001926E-019">
            <text:p>1,96072396001926E-019</text:p>
          </table:table-cell>
          <table:table-cell table:style-name="ce314" table:formula="of:=[.$E14]-[.G14]" office:value-type="float" office:value="3.02582432600876E-019">
            <text:p>3,02582432600876E-019</text:p>
          </table:table-cell>
          <table:table-cell table:style-name="ce314" table:formula="of:=[.$E14]-[.H14]" office:value-type="float" office:value="3.66805161071989E-019">
            <text:p>3,66805161071989E-019</text:p>
          </table:table-cell>
          <table:table-cell table:style-name="ce314" table:formula="of:=[.$E14]-[.I14]" office:value-type="float" office:value="4.08488397632319E-019">
            <text:p>4,08488397632319E-019</text:p>
          </table:table-cell>
          <table:table-cell table:style-name="ce314" table:formula="of:=[.$E14]-[.J14]" office:value-type="float" office:value="4.57508101063608E-019">
            <text:p>4,57508101063608E-019</text:p>
          </table:table-cell>
          <table:table-cell table:style-name="ce314" table:formula="of:=[.$E14]-[.K14]" office:value-type="float" office:value="4.72632685061217E-019">
            <text:p>4,72632685061217E-019</text:p>
          </table:table-cell>
          <table:table-cell table:style-name="ce314" table:formula="of:=[.$E14]-[.L14]" office:value-type="float" office:value="4.84136186531214E-019">
            <text:p>4,84136186531214E-019</text:p>
          </table:table-cell>
          <table:table-cell table:style-name="ce314" table:formula="of:=[.$E14]-[.M14]" office:value-type="float" office:value="5.44646105547248E-019">
            <text:p>5,44646105547248E-019</text:p>
          </table:table-cell>
          <table:table-cell table:style-name="ce371" table:formula="of:=[.$E14]-[.N14]" office:value-type="float" office:value="5.4465481938522E-019">
            <text:p>5,4465481938522E-019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delta E klass von 4 nach n</text:p>
          </table:table-cell>
          <table:table-cell/>
          <table:table-cell table:style-name="ce324" table:number-columns-repeated="3"/>
          <table:table-cell table:style-name="ce324" table:formula="of:=[.$E17]-[.F17]" office:value-type="float" office:value="1.96080953046583E-019">
            <text:p>1,96080953046583E-019</text:p>
          </table:table-cell>
          <table:table-cell table:style-name="ce324" table:formula="of:=[.$E17]-[.G17]" office:value-type="float" office:value="3.02594063343492E-019">
            <text:p>3,02594063343492E-019</text:p>
          </table:table-cell>
          <table:table-cell table:style-name="ce324" table:formula="of:=[.$E17]-[.H17]" office:value-type="float" office:value="3.66818109440886E-019">
            <text:p>3,66818109440886E-019</text:p>
          </table:table-cell>
          <table:table-cell table:style-name="ce324" table:formula="of:=[.$E17]-[.I17]" office:value-type="float" office:value="4.08501985513714E-019">
            <text:p>4,08501985513714E-019</text:p>
          </table:table-cell>
          <table:table-cell table:style-name="ce324" table:formula="of:=[.$E17]-[.J17]" office:value-type="float" office:value="4.57522223775359E-019">
            <text:p>4,57522223775359E-019</text:p>
          </table:table-cell>
          <table:table-cell table:style-name="ce324" table:formula="of:=[.$E17]-[.K17]" office:value-type="float" office:value="4.72646925387768E-019">
            <text:p>4,72646925387768E-019</text:p>
          </table:table-cell>
          <table:table-cell table:style-name="ce324" table:formula="of:=[.$E17]-[.L17]" office:value-type="float" office:value="4.84150501349587E-019">
            <text:p>4,84150501349587E-019</text:p>
          </table:table-cell>
          <table:table-cell table:style-name="ce324" table:formula="of:=[.$E17]-[.M17]" office:value-type="float" office:value="5.44660599309261E-019">
            <text:p>5,44660599309261E-019</text:p>
          </table:table-cell>
          <table:table-cell table:style-name="ce360" table:formula="of:=[.$E17]-[.N17]" office:value-type="float" office:value="5.44669313146814E-019">
            <text:p>5,44669313146814E-019</text:p>
          </table:table-cell>
          <table:table-cell table:number-columns-repeated="1010"/>
        </table:table-row>
        <table:table-row table:style-name="ro3">
          <table:table-cell table:style-name="ce292" office:value-type="string">
            <text:p>E dyn eV</text:p>
          </table:table-cell>
          <table:table-cell table:style-name="ce315"/>
          <table:table-cell table:style-name="ce329"/>
          <table:table-cell table:style-name="ce340"/>
          <table:table-cell table:style-name="ce343"/>
          <table:table-cell table:style-name="ce329" table:formula="of:=[.F57]/c_qe" office:value-type="float" office:value="1.22378776979453">
            <text:p>1,22</text:p>
          </table:table-cell>
          <table:table-cell table:style-name="ce340" table:formula="of:=[.G57]/c_qe" office:value-type="float" office:value="1.88857120085376">
            <text:p>1,89</text:p>
          </table:table-cell>
          <table:table-cell table:style-name="ce343" table:formula="of:=[.H57]/c_qe" office:value-type="float" office:value="2.2894179862677">
            <text:p>2,29</text:p>
          </table:table-cell>
          <table:table-cell table:style-name="ce353" table:formula="of:=[.I57]/c_qe" office:value-type="float" office:value="2.54958431333948">
            <text:p>2,55</text:p>
          </table:table-cell>
          <table:table-cell table:style-name="ce340" table:formula="of:=[.J57]/c_qe" office:value-type="float" office:value="2.85554126985863">
            <text:p>2,86</text:p>
          </table:table-cell>
          <table:table-cell table:style-name="ce353" table:formula="of:=[.K57]/c_qe" office:value-type="float" office:value="2.94994150822427">
            <text:p>2,95</text:p>
          </table:table-cell>
          <table:table-cell table:style-name="ce353" table:formula="of:=[.L57]/c_qe" office:value-type="float" office:value="3.02174072471703">
            <text:p>3,02</text:p>
          </table:table-cell>
          <table:table-cell table:style-name="ce329" table:formula="of:=[.M57]/c_qe" office:value-type="float" office:value="3.3994139737467">
            <text:p>3,40</text:p>
          </table:table-cell>
          <table:table-cell table:style-name="ce372" table:formula="of:=[.N57]/c_qe" office:value-type="float" office:value="3.3994683612513">
            <text:p>3,40</text:p>
          </table:table-cell>
          <table:table-cell table:number-columns-repeated="1010"/>
        </table:table-row>
        <table:table-row table:style-name="ro3">
          <table:table-cell table:style-name="ce292" office:value-type="string">
            <text:p>E klass eV</text:p>
          </table:table-cell>
          <table:table-cell table:style-name="ce316"/>
          <table:table-cell table:style-name="ce329"/>
          <table:table-cell table:style-name="ce340"/>
          <table:table-cell table:style-name="ce343"/>
          <table:table-cell table:style-name="ce329" table:formula="of:=[.F58]/c_qe" office:value-type="float" office:value="1.22384117867212">
            <text:p>1,22</text:p>
          </table:table-cell>
          <table:table-cell table:style-name="ce340" table:formula="of:=[.G58]/c_qe" office:value-type="float" office:value="1.8886437942471">
            <text:p>1,89</text:p>
          </table:table-cell>
          <table:table-cell table:style-name="ce343" table:formula="of:=[.H58]/c_qe" office:value-type="float" office:value="2.28949880363832">
            <text:p>2,29</text:p>
          </table:table-cell>
          <table:table-cell table:style-name="ce353" table:formula="of:=[.I58]/c_qe" office:value-type="float" office:value="2.54966912223358">
            <text:p>2,55</text:p>
          </table:table-cell>
          <table:table-cell table:style-name="ce340" table:formula="of:=[.J58]/c_qe" office:value-type="float" office:value="2.85562941690161">
            <text:p>2,86</text:p>
          </table:table-cell>
          <table:table-cell table:style-name="ce353" table:formula="of:=[.K58]/c_qe" office:value-type="float" office:value="2.95003038936117">
            <text:p>2,95</text:p>
          </table:table-cell>
          <table:table-cell table:style-name="ce353" table:formula="of:=[.L58]/c_qe" office:value-type="float" office:value="3.02183007079536">
            <text:p>3,02</text:p>
          </table:table-cell>
          <table:table-cell table:style-name="ce329" table:formula="of:=[.M58]/c_qe" office:value-type="float" office:value="3.3995044367035">
            <text:p>3,40</text:p>
          </table:table-cell>
          <table:table-cell table:style-name="ce372" table:formula="of:=[.N58]/c_qe" office:value-type="float" office:value="3.39955882420548">
            <text:p>3,40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f dyn</text:p>
          </table:table-cell>
          <table:table-cell table:style-name="ce303"/>
          <table:table-cell table:style-name="ce324"/>
          <table:table-cell table:style-name="ce336"/>
          <table:table-cell table:style-name="ce303"/>
          <table:table-cell table:style-name="ce324" table:formula="of:=[.F57]/c_h" office:value-type="float" office:value="295910596388155">
            <text:p>295910596388155</text:p>
          </table:table-cell>
          <table:table-cell table:style-name="ce336" table:formula="of:=[.G57]/c_h" office:value-type="float" office:value="456654531250919">
            <text:p>456654531250919</text:p>
          </table:table-cell>
          <table:table-cell table:style-name="ce303" table:formula="of:=[.H57]/c_h" office:value-type="float" office:value="553578862625820">
            <text:p>553578862625820</text:p>
          </table:table-cell>
          <table:table-cell table:formula="of:=[.I57]/c_h" office:value-type="float" office:value="616486807045669">
            <text:p>616486807045669</text:p>
          </table:table-cell>
          <table:table-cell table:style-name="ce336" table:formula="of:=[.J57]/c_h" office:value-type="float" office:value="690466877534432">
            <text:p>690466877534432</text:p>
          </table:table-cell>
          <table:table-cell table:formula="of:=[.K57]/c_h" office:value-type="float" office:value="713292755945238">
            <text:p>713292755945238</text:p>
          </table:table-cell>
          <table:table-cell table:formula="of:=[.L57]/c_h" office:value-type="float" office:value="730653731023573">
            <text:p>730653731023573</text:p>
          </table:table-cell>
          <table:table-cell table:style-name="ce324" table:formula="of:=[.M57]/c_h" office:value-type="float" office:value="821974725658930">
            <text:p>821974725658930</text:p>
          </table:table-cell>
          <table:table-cell table:style-name="ce373" table:formula="of:=[.N57]/c_h" office:value-type="float" office:value="821987876500374">
            <text:p>8,2198788E+14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f klass</text:p>
          </table:table-cell>
          <table:table-cell table:style-name="ce303"/>
          <table:table-cell table:style-name="ce324"/>
          <table:table-cell table:style-name="ce336"/>
          <table:table-cell table:style-name="ce303"/>
          <table:table-cell table:style-name="ce324" table:formula="of:=[.F58]/c_h" office:value-type="float" office:value="295923510598617">
            <text:p>295923510598617</text:p>
          </table:table-cell>
          <table:table-cell table:style-name="ce336" table:formula="of:=[.G58]/c_h" office:value-type="float" office:value="456672084257125">
            <text:p>456672084257125</text:p>
          </table:table-cell>
          <table:table-cell table:style-name="ce303" table:formula="of:=[.H58]/c_h" office:value-type="float" office:value="553598404181086">
            <text:p>553598404181086</text:p>
          </table:table-cell>
          <table:table-cell table:formula="of:=[.I58]/c_h" office:value-type="float" office:value="616507313747118">
            <text:p>616507313747118</text:p>
          </table:table-cell>
          <table:table-cell table:style-name="ce336" table:formula="of:=[.J58]/c_h" office:value-type="float" office:value="690488191396772">
            <text:p>690488191396772</text:p>
          </table:table-cell>
          <table:table-cell table:formula="of:=[.K58]/c_h" office:value-type="float" office:value="713314247310715">
            <text:p>713314247310715</text:p>
          </table:table-cell>
          <table:table-cell table:formula="of:=[.L58]/c_h" office:value-type="float" office:value="730675334811399">
            <text:p>730675334811399</text:p>
          </table:table-cell>
          <table:table-cell table:style-name="ce324" table:formula="of:=[.M58]/c_h" office:value-type="float" office:value="821996599506798">
            <text:p>821996599506798</text:p>
          </table:table-cell>
          <table:table-cell table:style-name="ce373" table:formula="of:=[.N58]/c_h" office:value-type="float" office:value="822009750347609">
            <text:p>8,2200975E+14</text:p>
          </table:table-cell>
          <table:table-cell table:number-columns-repeated="1010"/>
        </table:table-row>
        <table:table-row table:style-name="ro3">
          <table:table-cell table:style-name="ce294" office:value-type="string">
            <text:p>wellenlänge dyn in <text:span text:style-name="T7">Å</text:span></text:p>
          </table:table-cell>
          <table:table-cell table:style-name="ce317"/>
          <table:table-cell table:style-name="ce330"/>
          <table:table-cell table:style-name="ce341"/>
          <table:table-cell table:style-name="ce344"/>
          <table:table-cell table:style-name="ce330" table:formula="of:=c_c/[.F61]*10000000000" office:value-type="float" office:value="10131.1835959654">
            <text:p>10.131,1836</text:p>
          </table:table-cell>
          <table:table-cell table:style-name="ce341" table:formula="of:=c_c/[.G61]*10000000000" office:value-type="float" office:value="6564.97280731618">
            <text:p>6.564,9728</text:p>
          </table:table-cell>
          <table:table-cell table:style-name="ce344" table:formula="of:=c_c/[.H61]*10000000000" office:value-type="float" office:value="5415.53296630544">
            <text:p>5.415,5330</text:p>
          </table:table-cell>
          <table:table-cell table:style-name="ce330" table:formula="of:=c_c/[.I61]*10000000000" office:value-type="float" office:value="4862.91765815179">
            <text:p>4.862,9177</text:p>
          </table:table-cell>
          <table:table-cell table:style-name="ce341" table:formula="of:=c_c/[.J61]*10000000000" office:value-type="float" office:value="4341.88036753508">
            <text:p>4.341,8804</text:p>
          </table:table-cell>
          <table:table-cell table:style-name="ce330" table:formula="of:=c_c/[.K61]*10000000000" office:value-type="float" office:value="4202.93709001324">
            <text:p>4.202,9371</text:p>
          </table:table-cell>
          <table:table-cell table:style-name="ce330" table:formula="of:=c_c/[.L61]*10000000000" office:value-type="float" office:value="4103.07160931103">
            <text:p>4.103,0716</text:p>
          </table:table-cell>
          <table:table-cell table:style-name="ce330" table:formula="of:=c_c/[.M61]*10000000000" office:value-type="float" office:value="3647.22233715488">
            <text:p>3.647,2223</text:p>
          </table:table-cell>
          <table:table-cell table:style-name="ce374" table:formula="of:=c_c/[.N61]*10000000000" office:value-type="float" office:value="3647.16398587739">
            <text:p>3,647164E+03</text:p>
          </table:table-cell>
          <table:table-cell table:number-columns-repeated="1010"/>
        </table:table-row>
        <table:table-row table:style-name="ro3">
          <table:table-cell table:style-name="ce297" office:value-type="string">
            <text:p>wellenlänge klass in <text:span text:style-name="T7">Å</text:span></text:p>
          </table:table-cell>
          <table:table-cell table:style-name="ce318"/>
          <table:table-cell table:style-name="ce331"/>
          <table:table-cell table:style-name="ce342"/>
          <table:table-cell table:style-name="ce345"/>
          <table:table-cell table:style-name="ce331" table:formula="of:=c_c/[.F62]*10000000000" office:value-type="float" office:value="10130.7414674">
            <text:p>10.130,7415</text:p>
          </table:table-cell>
          <table:table-cell table:style-name="ce342" table:formula="of:=c_c/[.G62]*10000000000" office:value-type="float" office:value="6564.72047087522">
            <text:p>6.564,7205</text:p>
          </table:table-cell>
          <table:table-cell table:style-name="ce345" table:formula="of:=c_c/[.H62]*10000000000" office:value-type="float" office:value="5415.34180257384">
            <text:p>5.415,3418</text:p>
          </table:table-cell>
          <table:table-cell table:style-name="ce331" table:formula="of:=c_c/[.I62]*10000000000" office:value-type="float" office:value="4862.75590435202">
            <text:p>4.862,7559</text:p>
          </table:table-cell>
          <table:table-cell table:style-name="ce342" table:formula="of:=c_c/[.J62]*10000000000" office:value-type="float" office:value="4341.74634317144">
            <text:p>4.341,7463</text:p>
          </table:table-cell>
          <table:table-cell table:style-name="ce331" table:formula="of:=c_c/[.K62]*10000000000" office:value-type="float" office:value="4202.81046018996">
            <text:p>4.202,8105</text:p>
          </table:table-cell>
          <table:table-cell table:style-name="ce331" table:formula="of:=c_c/[.L62]*10000000000" office:value-type="float" office:value="4102.95029429701">
            <text:p>4.102,9503</text:p>
          </table:table-cell>
          <table:table-cell table:style-name="ce331" table:formula="of:=c_c/[.M62]*10000000000" office:value-type="float" office:value="3647.12528226853">
            <text:p>3.647,1253</text:p>
          </table:table-cell>
          <table:table-cell table:style-name="ce375" table:formula="of:=c_c/[.N62]*10000000000" office:value-type="float" office:value="3647.06693409932">
            <text:p>3,647067E+03</text:p>
          </table:table-cell>
          <table:table-cell table:number-columns-repeated="1010"/>
        </table:table-row>
        <table:table-row table:style-name="ro3">
          <table:table-cell table:style-name="ce296" office:value-type="string">
            <text:p>delta E dyn von 5 nach n</text:p>
          </table:table-cell>
          <table:table-cell table:style-name="ce314" table:number-columns-repeated="5"/>
          <table:table-cell table:style-name="ce314" table:formula="of:=[.$F14]-[.G14]" office:value-type="float" office:value="1.06510036598951E-019">
            <text:p>1,06510036598951E-019</text:p>
          </table:table-cell>
          <table:table-cell table:style-name="ce314" table:formula="of:=[.$F14]-[.H14]" office:value-type="float" office:value="1.70732765070063E-019">
            <text:p>1,70732765070063E-019</text:p>
          </table:table-cell>
          <table:table-cell table:style-name="ce314" table:formula="of:=[.$F14]-[.I14]" office:value-type="float" office:value="2.12416001630393E-019">
            <text:p>2,12416001630393E-019</text:p>
          </table:table-cell>
          <table:table-cell table:style-name="ce314" table:formula="of:=[.$F14]-[.J14]" office:value-type="float" office:value="2.61435705061682E-019">
            <text:p>2,61435705061682E-019</text:p>
          </table:table-cell>
          <table:table-cell table:style-name="ce314" table:formula="of:=[.$F14]-[.K14]" office:value-type="float" office:value="2.76560289059291E-019">
            <text:p>2,76560289059291E-019</text:p>
          </table:table-cell>
          <table:table-cell table:style-name="ce314" table:formula="of:=[.$F14]-[.L14]" office:value-type="float" office:value="2.88063790529288E-019">
            <text:p>2,88063790529288E-019</text:p>
          </table:table-cell>
          <table:table-cell table:style-name="ce314" table:formula="of:=[.$F14]-[.M14]" office:value-type="float" office:value="3.48573709545322E-019">
            <text:p>3,48573709545322E-019</text:p>
          </table:table-cell>
          <table:table-cell table:style-name="ce371" table:formula="of:=[.$F14]-[.N14]" office:value-type="float" office:value="3.48582423383295E-019">
            <text:p>3,48582423383295E-019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delta E klass von 5 nach n</text:p>
          </table:table-cell>
          <table:table-cell/>
          <table:table-cell table:style-name="ce324" table:number-columns-repeated="4"/>
          <table:table-cell table:style-name="ce324" table:formula="of:=[.$F17]-[.G17]" office:value-type="float" office:value="1.06513110296909E-019">
            <text:p>1,06513110296909E-019</text:p>
          </table:table-cell>
          <table:table-cell table:style-name="ce324" table:formula="of:=[.$F17]-[.H17]" office:value-type="float" office:value="1.70737156394303E-019">
            <text:p>1,70737156394303E-019</text:p>
          </table:table-cell>
          <table:table-cell table:style-name="ce324" table:formula="of:=[.$F17]-[.I17]" office:value-type="float" office:value="2.12421032467131E-019">
            <text:p>2,12421032467131E-019</text:p>
          </table:table-cell>
          <table:table-cell table:style-name="ce324" table:formula="of:=[.$F17]-[.J17]" office:value-type="float" office:value="2.61441270728777E-019">
            <text:p>2,61441270728777E-019</text:p>
          </table:table-cell>
          <table:table-cell table:style-name="ce324" table:formula="of:=[.$F17]-[.K17]" office:value-type="float" office:value="2.76565972341185E-019">
            <text:p>2,76565972341185E-019</text:p>
          </table:table-cell>
          <table:table-cell table:style-name="ce324" table:formula="of:=[.$F17]-[.L17]" office:value-type="float" office:value="2.88069548303004E-019">
            <text:p>2,88069548303004E-019</text:p>
          </table:table-cell>
          <table:table-cell table:style-name="ce324" table:formula="of:=[.$F17]-[.M17]" office:value-type="float" office:value="3.48579646262678E-019">
            <text:p>3,48579646262678E-019</text:p>
          </table:table-cell>
          <table:table-cell table:style-name="ce360" table:formula="of:=[.$F17]-[.N17]" office:value-type="float" office:value="3.48588360100231E-019">
            <text:p>3,48588360100231E-019</text:p>
          </table:table-cell>
          <table:table-cell table:number-columns-repeated="1010"/>
        </table:table-row>
        <table:table-row table:style-name="ro3">
          <table:table-cell table:style-name="ce292" office:value-type="string">
            <text:p>E dyn eV</text:p>
          </table:table-cell>
          <table:table-cell table:style-name="ce315"/>
          <table:table-cell table:style-name="ce329"/>
          <table:table-cell table:style-name="ce340"/>
          <table:table-cell table:style-name="ce343"/>
          <table:table-cell table:style-name="ce329"/>
          <table:table-cell table:style-name="ce340" table:formula="of:=[.G65]/c_qe" office:value-type="float" office:value="0.664783431059226">
            <text:p>0,66</text:p>
          </table:table-cell>
          <table:table-cell table:style-name="ce343" table:formula="of:=[.H65]/c_qe" office:value-type="float" office:value="1.06563021647318">
            <text:p>1,07</text:p>
          </table:table-cell>
          <table:table-cell table:style-name="ce353" table:formula="of:=[.I65]/c_qe" office:value-type="float" office:value="1.32579654354495">
            <text:p>1,33</text:p>
          </table:table-cell>
          <table:table-cell table:style-name="ce340" table:formula="of:=[.J65]/c_qe" office:value-type="float" office:value="1.6317535000641">
            <text:p>1,63</text:p>
          </table:table-cell>
          <table:table-cell table:style-name="ce353" table:formula="of:=[.K65]/c_qe" office:value-type="float" office:value="1.72615373842974">
            <text:p>1,73</text:p>
          </table:table-cell>
          <table:table-cell table:style-name="ce353" table:formula="of:=[.L65]/c_qe" office:value-type="float" office:value="1.7979529549225">
            <text:p>1,80</text:p>
          </table:table-cell>
          <table:table-cell table:style-name="ce329" table:formula="of:=[.M65]/c_qe" office:value-type="float" office:value="2.17562620395217">
            <text:p>2,18</text:p>
          </table:table-cell>
          <table:table-cell table:style-name="ce372" table:formula="of:=[.N65]/c_qe" office:value-type="float" office:value="2.17568059145677">
            <text:p>2,18</text:p>
          </table:table-cell>
          <table:table-cell table:number-columns-repeated="1010"/>
        </table:table-row>
        <table:table-row table:style-name="ro3">
          <table:table-cell table:style-name="ce292" office:value-type="string">
            <text:p>E klass eV</text:p>
          </table:table-cell>
          <table:table-cell table:style-name="ce316"/>
          <table:table-cell table:style-name="ce329"/>
          <table:table-cell table:style-name="ce340"/>
          <table:table-cell table:style-name="ce343"/>
          <table:table-cell table:style-name="ce329"/>
          <table:table-cell table:style-name="ce340" table:formula="of:=[.G66]/c_qe" office:value-type="float" office:value="0.664802615574978">
            <text:p>0,66</text:p>
          </table:table-cell>
          <table:table-cell table:style-name="ce343" table:formula="of:=[.H66]/c_qe" office:value-type="float" office:value="1.0656576249662">
            <text:p>1,07</text:p>
          </table:table-cell>
          <table:table-cell table:style-name="ce353" table:formula="of:=[.I66]/c_qe" office:value-type="float" office:value="1.32582794356146">
            <text:p>1,33</text:p>
          </table:table-cell>
          <table:table-cell table:style-name="ce340" table:formula="of:=[.J66]/c_qe" office:value-type="float" office:value="1.63178823822949">
            <text:p>1,63</text:p>
          </table:table-cell>
          <table:table-cell table:style-name="ce353" table:formula="of:=[.K66]/c_qe" office:value-type="float" office:value="1.72618921068905">
            <text:p>1,73</text:p>
          </table:table-cell>
          <table:table-cell table:style-name="ce353" table:formula="of:=[.L66]/c_qe" office:value-type="float" office:value="1.79798889212324">
            <text:p>1,80</text:p>
          </table:table-cell>
          <table:table-cell table:style-name="ce329" table:formula="of:=[.M66]/c_qe" office:value-type="float" office:value="2.17566325803138">
            <text:p>2,18</text:p>
          </table:table-cell>
          <table:table-cell table:style-name="ce372" table:formula="of:=[.N66]/c_qe" office:value-type="float" office:value="2.17571764553336">
            <text:p>2,18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f dyn</text:p>
          </table:table-cell>
          <table:table-cell table:style-name="ce303"/>
          <table:table-cell table:style-name="ce324"/>
          <table:table-cell table:style-name="ce336"/>
          <table:table-cell table:style-name="ce303"/>
          <table:table-cell table:style-name="ce324"/>
          <table:table-cell table:style-name="ce336" table:formula="of:=[.G65]/c_h" office:value-type="float" office:value="160743934862764">
            <text:p>160743934862764</text:p>
          </table:table-cell>
          <table:table-cell table:style-name="ce303" table:formula="of:=[.H65]/c_h" office:value-type="float" office:value="257668266237665">
            <text:p>257668266237665</text:p>
          </table:table-cell>
          <table:table-cell table:formula="of:=[.I65]/c_h" office:value-type="float" office:value="320576210657514">
            <text:p>320576210657514</text:p>
          </table:table-cell>
          <table:table-cell table:style-name="ce336" table:formula="of:=[.J65]/c_h" office:value-type="float" office:value="394556281146278">
            <text:p>394556281146278</text:p>
          </table:table-cell>
          <table:table-cell table:formula="of:=[.K65]/c_h" office:value-type="float" office:value="417382159557083">
            <text:p>417382159557083</text:p>
          </table:table-cell>
          <table:table-cell table:formula="of:=[.L65]/c_h" office:value-type="float" office:value="434743134635418">
            <text:p>434743134635418</text:p>
          </table:table-cell>
          <table:table-cell table:style-name="ce324" table:formula="of:=[.M65]/c_h" office:value-type="float" office:value="526064129270775">
            <text:p>526064129270775</text:p>
          </table:table-cell>
          <table:table-cell table:style-name="ce373" table:formula="of:=[.N65]/c_h" office:value-type="float" office:value="526077280112220">
            <text:p>5,2607728E+14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f klass</text:p>
          </table:table-cell>
          <table:table-cell table:style-name="ce303"/>
          <table:table-cell table:style-name="ce324"/>
          <table:table-cell table:style-name="ce336"/>
          <table:table-cell table:style-name="ce303"/>
          <table:table-cell table:style-name="ce324"/>
          <table:table-cell table:style-name="ce336" table:formula="of:=[.G66]/c_h" office:value-type="float" office:value="160748573658508">
            <text:p>160748573658508</text:p>
          </table:table-cell>
          <table:table-cell table:style-name="ce303" table:formula="of:=[.H66]/c_h" office:value-type="float" office:value="257674893582469">
            <text:p>257674893582469</text:p>
          </table:table-cell>
          <table:table-cell table:formula="of:=[.I66]/c_h" office:value-type="float" office:value="320583803148501">
            <text:p>320583803148501</text:p>
          </table:table-cell>
          <table:table-cell table:style-name="ce336" table:formula="of:=[.J66]/c_h" office:value-type="float" office:value="394564680798156">
            <text:p>394564680798156</text:p>
          </table:table-cell>
          <table:table-cell table:formula="of:=[.K66]/c_h" office:value-type="float" office:value="417390736712099">
            <text:p>417390736712099</text:p>
          </table:table-cell>
          <table:table-cell table:formula="of:=[.L66]/c_h" office:value-type="float" office:value="434751824212783">
            <text:p>434751824212783</text:p>
          </table:table-cell>
          <table:table-cell table:style-name="ce324" table:formula="of:=[.M66]/c_h" office:value-type="float" office:value="526073088908181">
            <text:p>526073088908181</text:p>
          </table:table-cell>
          <table:table-cell table:style-name="ce373" table:formula="of:=[.N66]/c_h" office:value-type="float" office:value="526086239748992">
            <text:p>5,2608624E+14</text:p>
          </table:table-cell>
          <table:table-cell table:number-columns-repeated="1010"/>
        </table:table-row>
        <table:table-row table:style-name="ro3">
          <table:table-cell table:style-name="ce294" office:value-type="string">
            <text:p>wellenlänge dyn in <text:span text:style-name="T7">Å</text:span></text:p>
          </table:table-cell>
          <table:table-cell table:style-name="ce317"/>
          <table:table-cell table:style-name="ce330"/>
          <table:table-cell table:style-name="ce341"/>
          <table:table-cell table:style-name="ce344"/>
          <table:table-cell table:style-name="ce330"/>
          <table:table-cell table:style-name="ce341" table:formula="of:=c_c/[.G69]*10000000000" office:value-type="float" office:value="18650.3122656509">
            <text:p>18.650,3123</text:p>
          </table:table-cell>
          <table:table-cell table:style-name="ce344" table:formula="of:=c_c/[.H69]*10000000000" office:value-type="float" office:value="11634.8226491919">
            <text:p>11.634,8226</text:p>
          </table:table-cell>
          <table:table-cell table:style-name="ce330" table:formula="of:=c_c/[.I69]*10000000000" office:value-type="float" office:value="9351.67514099421">
            <text:p>9.351,6751</text:p>
          </table:table-cell>
          <table:table-cell table:style-name="ce341" table:formula="of:=c_c/[.J69]*10000000000" office:value-type="float" office:value="7598.21785447271">
            <text:p>7.598,2179</text:p>
          </table:table-cell>
          <table:table-cell table:style-name="ce330" table:formula="of:=c_c/[.K69]*10000000000" office:value-type="float" office:value="7182.68500786265">
            <text:p>7.182,6850</text:p>
          </table:table-cell>
          <table:table-cell table:style-name="ce330" table:formula="of:=c_c/[.L69]*10000000000" office:value-type="float" office:value="6895.85261079304">
            <text:p>6.895,8526</text:p>
          </table:table-cell>
          <table:table-cell table:style-name="ce330" table:formula="of:=c_c/[.M69]*10000000000" office:value-type="float" office:value="5698.78159941392">
            <text:p>5.698,7816</text:p>
          </table:table-cell>
          <table:table-cell table:style-name="ce374" table:formula="of:=c_c/[.N69]*10000000000" office:value-type="float" office:value="5698.63914168751">
            <text:p>5,698639E+03</text:p>
          </table:table-cell>
          <table:table-cell table:number-columns-repeated="1010"/>
        </table:table-row>
        <table:table-row table:style-name="ro3">
          <table:table-cell table:style-name="ce297" office:value-type="string">
            <text:p>wellenlänge klass in <text:span text:style-name="T7">Å</text:span></text:p>
          </table:table-cell>
          <table:table-cell table:style-name="ce318"/>
          <table:table-cell table:style-name="ce331"/>
          <table:table-cell table:style-name="ce342"/>
          <table:table-cell table:style-name="ce345"/>
          <table:table-cell table:style-name="ce331"/>
          <table:table-cell table:style-name="ce342" table:formula="of:=c_c/[.G70]*10000000000" office:value-type="float" office:value="18649.7740649864">
            <text:p>18.649,7741</text:p>
          </table:table-cell>
          <table:table-cell table:style-name="ce345" table:formula="of:=c_c/[.H70]*10000000000" office:value-type="float" office:value="11634.5234039672">
            <text:p>11.634,5234</text:p>
          </table:table-cell>
          <table:table-cell table:style-name="ce331" table:formula="of:=c_c/[.I70]*10000000000" office:value-type="float" office:value="9351.45366221542">
            <text:p>9.351,4537</text:p>
          </table:table-cell>
          <table:table-cell table:style-name="ce342" table:formula="of:=c_c/[.J70]*10000000000" office:value-type="float" office:value="7598.05610055003">
            <text:p>7.598,0561</text:p>
          </table:table-cell>
          <table:table-cell table:style-name="ce331" table:formula="of:=c_c/[.K70]*10000000000" office:value-type="float" office:value="7182.5374075512">
            <text:p>7.182,5374</text:p>
          </table:table-cell>
          <table:table-cell table:style-name="ce331" table:formula="of:=c_c/[.L70]*10000000000" office:value-type="float" office:value="6895.71478033112">
            <text:p>6.895,7148</text:p>
          </table:table-cell>
          <table:table-cell table:style-name="ce331" table:formula="of:=c_c/[.M70]*10000000000" office:value-type="float" office:value="5698.68454252608">
            <text:p>5.698,6845</text:p>
          </table:table-cell>
          <table:table-cell table:style-name="ce375" table:formula="of:=c_c/[.N70]*10000000000" office:value-type="float" office:value="5698.54208965888">
            <text:p>5,698542E+03</text:p>
          </table:table-cell>
          <table:table-cell table:number-columns-repeated="1010"/>
        </table:table-row>
        <table:table-row table:style-name="ro3">
          <table:table-cell table:style-name="ce296" office:value-type="string">
            <text:p>delta E dyn von 6 nach n</text:p>
          </table:table-cell>
          <table:table-cell table:style-name="ce314" table:number-columns-repeated="6"/>
          <table:table-cell table:style-name="ce314" table:formula="of:=[.$G14]-[.H14]" office:value-type="float" office:value="6.42227284711128E-020">
            <text:p>6,42227284711128E-020</text:p>
          </table:table-cell>
          <table:table-cell table:style-name="ce314" table:formula="of:=[.$G14]-[.I14]" office:value-type="float" office:value="1.05905965031443E-019">
            <text:p>1,05905965031443E-019</text:p>
          </table:table-cell>
          <table:table-cell table:style-name="ce314" table:formula="of:=[.$G14]-[.J14]" office:value-type="float" office:value="1.54925668462732E-019">
            <text:p>1,54925668462732E-019</text:p>
          </table:table-cell>
          <table:table-cell table:style-name="ce314" table:formula="of:=[.$G14]-[.K14]" office:value-type="float" office:value="1.70050252460341E-019">
            <text:p>1,70050252460341E-019</text:p>
          </table:table-cell>
          <table:table-cell table:style-name="ce314" table:formula="of:=[.$G14]-[.L14]" office:value-type="float" office:value="1.81553753930338E-019">
            <text:p>1,81553753930338E-019</text:p>
          </table:table-cell>
          <table:table-cell table:style-name="ce314" table:formula="of:=[.$G14]-[.M14]" office:value-type="float" office:value="2.42063672946371E-019">
            <text:p>2,42063672946371E-019</text:p>
          </table:table-cell>
          <table:table-cell table:style-name="ce371" table:formula="of:=[.$G14]-[.N14]" office:value-type="float" office:value="2.42072386784344E-019">
            <text:p>2,42072386784344E-019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delta E klass von 6 nach n</text:p>
          </table:table-cell>
          <table:table-cell/>
          <table:table-cell table:style-name="ce324" table:number-columns-repeated="5"/>
          <table:table-cell table:style-name="ce324" table:formula="of:=[.$G17]-[.H17]" office:value-type="float" office:value="6.42240460973941E-020">
            <text:p>6,42240460973941E-020</text:p>
          </table:table-cell>
          <table:table-cell table:style-name="ce324" table:formula="of:=[.$G17]-[.I17]" office:value-type="float" office:value="1.05907922170222E-019">
            <text:p>1,05907922170222E-019</text:p>
          </table:table-cell>
          <table:table-cell table:style-name="ce324" table:formula="of:=[.$G17]-[.J17]" office:value-type="float" office:value="1.54928160431868E-019">
            <text:p>1,54928160431868E-019</text:p>
          </table:table-cell>
          <table:table-cell table:style-name="ce324" table:formula="of:=[.$G17]-[.K17]" office:value-type="float" office:value="1.70052862044276E-019">
            <text:p>1,70052862044276E-019</text:p>
          </table:table-cell>
          <table:table-cell table:style-name="ce324" table:formula="of:=[.$G17]-[.L17]" office:value-type="float" office:value="1.81556438006095E-019">
            <text:p>1,81556438006095E-019</text:p>
          </table:table-cell>
          <table:table-cell table:style-name="ce324" table:formula="of:=[.$G17]-[.M17]" office:value-type="float" office:value="2.42066535965769E-019">
            <text:p>2,42066535965769E-019</text:p>
          </table:table-cell>
          <table:table-cell table:style-name="ce360" table:formula="of:=[.$G17]-[.N17]" office:value-type="float" office:value="2.42075249803322E-019">
            <text:p>2,42075249803322E-019</text:p>
          </table:table-cell>
          <table:table-cell table:number-columns-repeated="1010"/>
        </table:table-row>
        <table:table-row table:style-name="ro3">
          <table:table-cell table:style-name="ce292" office:value-type="string">
            <text:p>E dyn eV</text:p>
          </table:table-cell>
          <table:table-cell table:style-name="ce315"/>
          <table:table-cell table:style-name="ce329"/>
          <table:table-cell table:style-name="ce340"/>
          <table:table-cell table:style-name="ce343"/>
          <table:table-cell table:style-name="ce329"/>
          <table:table-cell table:style-name="ce340"/>
          <table:table-cell table:style-name="ce343" table:formula="of:=[.H73]/c_qe" office:value-type="float" office:value="0.400846785413949">
            <text:p>0,40</text:p>
          </table:table-cell>
          <table:table-cell table:style-name="ce353" table:formula="of:=[.I73]/c_qe" office:value-type="float" office:value="0.661013112485725">
            <text:p>0,66</text:p>
          </table:table-cell>
          <table:table-cell table:style-name="ce340" table:formula="of:=[.J73]/c_qe" office:value-type="float" office:value="0.966970069004874">
            <text:p>0,97</text:p>
          </table:table-cell>
          <table:table-cell table:style-name="ce353" table:formula="of:=[.K73]/c_qe" office:value-type="float" office:value="1.06137030737051">
            <text:p>1,06</text:p>
          </table:table-cell>
          <table:table-cell table:style-name="ce353" table:formula="of:=[.L73]/c_qe" office:value-type="float" office:value="1.13316952386327">
            <text:p>1,13</text:p>
          </table:table-cell>
          <table:table-cell table:style-name="ce329" table:formula="of:=[.M73]/c_qe" office:value-type="float" office:value="1.51084277289294">
            <text:p>1,51</text:p>
          </table:table-cell>
          <table:table-cell table:style-name="ce372" table:formula="of:=[.N73]/c_qe" office:value-type="float" office:value="1.51089716039754">
            <text:p>1,51</text:p>
          </table:table-cell>
          <table:table-cell table:number-columns-repeated="1010"/>
        </table:table-row>
        <table:table-row table:style-name="ro3">
          <table:table-cell table:style-name="ce292" office:value-type="string">
            <text:p>E klass eV</text:p>
          </table:table-cell>
          <table:table-cell table:style-name="ce316"/>
          <table:table-cell table:style-name="ce329"/>
          <table:table-cell table:style-name="ce340"/>
          <table:table-cell table:style-name="ce343"/>
          <table:table-cell table:style-name="ce329"/>
          <table:table-cell table:style-name="ce340"/>
          <table:table-cell table:style-name="ce343" table:formula="of:=[.H74]/c_qe" office:value-type="float" office:value="0.400855009391221">
            <text:p>0,40</text:p>
          </table:table-cell>
          <table:table-cell table:style-name="ce353" table:formula="of:=[.I74]/c_qe" office:value-type="float" office:value="0.661025327986484">
            <text:p>0,66</text:p>
          </table:table-cell>
          <table:table-cell table:style-name="ce340" table:formula="of:=[.J74]/c_qe" office:value-type="float" office:value="0.966985622654514">
            <text:p>0,97</text:p>
          </table:table-cell>
          <table:table-cell table:style-name="ce353" table:formula="of:=[.K74]/c_qe" office:value-type="float" office:value="1.06138659511407">
            <text:p>1,06</text:p>
          </table:table-cell>
          <table:table-cell table:style-name="ce353" table:formula="of:=[.L74]/c_qe" office:value-type="float" office:value="1.13318627654826">
            <text:p>1,13</text:p>
          </table:table-cell>
          <table:table-cell table:style-name="ce329" table:formula="of:=[.M74]/c_qe" office:value-type="float" office:value="1.5108606424564">
            <text:p>1,51</text:p>
          </table:table-cell>
          <table:table-cell table:style-name="ce372" table:formula="of:=[.N74]/c_qe" office:value-type="float" office:value="1.51091502995838">
            <text:p>1,51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f dyn</text:p>
          </table:table-cell>
          <table:table-cell table:style-name="ce303"/>
          <table:table-cell table:style-name="ce324"/>
          <table:table-cell table:style-name="ce336"/>
          <table:table-cell table:style-name="ce303"/>
          <table:table-cell table:style-name="ce324"/>
          <table:table-cell table:style-name="ce336"/>
          <table:table-cell table:style-name="ce303" table:formula="of:=[.H73]/c_h" office:value-type="float" office:value="96924331374901.3">
            <text:p>96924331374901,3</text:p>
          </table:table-cell>
          <table:table-cell table:formula="of:=[.I73]/c_h" office:value-type="float" office:value="159832275794750">
            <text:p>159832275794750</text:p>
          </table:table-cell>
          <table:table-cell table:style-name="ce336" table:formula="of:=[.J73]/c_h" office:value-type="float" office:value="233812346283514">
            <text:p>233812346283514</text:p>
          </table:table-cell>
          <table:table-cell table:formula="of:=[.K73]/c_h" office:value-type="float" office:value="256638224694319">
            <text:p>256638224694319</text:p>
          </table:table-cell>
          <table:table-cell table:formula="of:=[.L73]/c_h" office:value-type="float" office:value="273999199772654">
            <text:p>273999199772654</text:p>
          </table:table-cell>
          <table:table-cell table:style-name="ce324" table:formula="of:=[.M73]/c_h" office:value-type="float" office:value="365320194408011">
            <text:p>365320194408011</text:p>
          </table:table-cell>
          <table:table-cell table:style-name="ce373" table:formula="of:=[.N73]/c_h" office:value-type="float" office:value="365333345249455">
            <text:p>3,6533335E+14</text:p>
          </table:table-cell>
          <table:table-cell table:number-columns-repeated="1010"/>
        </table:table-row>
        <table:table-row table:style-name="ro3">
          <table:table-cell table:style-name="ce289" office:value-type="string">
            <text:p>f klass</text:p>
          </table:table-cell>
          <table:table-cell table:style-name="ce303"/>
          <table:table-cell table:style-name="ce324"/>
          <table:table-cell table:style-name="ce336"/>
          <table:table-cell table:style-name="ce303"/>
          <table:table-cell table:style-name="ce324"/>
          <table:table-cell table:style-name="ce336"/>
          <table:table-cell table:style-name="ce303" table:formula="of:=[.H74]/c_h" office:value-type="float" office:value="96926319923961.1">
            <text:p>96926319923961,1</text:p>
          </table:table-cell>
          <table:table-cell table:formula="of:=[.I74]/c_h" office:value-type="float" office:value="159835229489994">
            <text:p>159835229489994</text:p>
          </table:table-cell>
          <table:table-cell table:style-name="ce336" table:formula="of:=[.J74]/c_h" office:value-type="float" office:value="233816107139648">
            <text:p>233816107139648</text:p>
          </table:table-cell>
          <table:table-cell table:formula="of:=[.K74]/c_h" office:value-type="float" office:value="256642163053591">
            <text:p>256642163053591</text:p>
          </table:table-cell>
          <table:table-cell table:formula="of:=[.L74]/c_h" office:value-type="float" office:value="274003250554275">
            <text:p>274003250554275</text:p>
          </table:table-cell>
          <table:table-cell table:style-name="ce324" table:formula="of:=[.M74]/c_h" office:value-type="float" office:value="365324515249673">
            <text:p>365324515249673</text:p>
          </table:table-cell>
          <table:table-cell table:style-name="ce373" table:formula="of:=[.N74]/c_h" office:value-type="float" office:value="365337666090484">
            <text:p>3,6533767E+14</text:p>
          </table:table-cell>
          <table:table-cell table:number-columns-repeated="1010"/>
        </table:table-row>
        <table:table-row table:style-name="ro3">
          <table:table-cell table:style-name="ce294" office:value-type="string">
            <text:p>wellenlänge dyn in <text:span text:style-name="T7">Å</text:span></text:p>
          </table:table-cell>
          <table:table-cell table:style-name="ce317"/>
          <table:table-cell table:style-name="ce330"/>
          <table:table-cell table:style-name="ce341"/>
          <table:table-cell table:style-name="ce344"/>
          <table:table-cell table:style-name="ce330"/>
          <table:table-cell table:style-name="ce341"/>
          <table:table-cell table:style-name="ce344" table:formula="of:=c_c/[.H77]*10000000000" office:value-type="float" office:value="30930.5675620716">
            <text:p>30.930,5676</text:p>
          </table:table-cell>
          <table:table-cell table:style-name="ce330" table:formula="of:=c_c/[.I77]*10000000000" office:value-type="float" office:value="18756.6908191297">
            <text:p>18.756,6908</text:p>
          </table:table-cell>
          <table:table-cell table:style-name="ce341" table:formula="of:=c_c/[.J77]*10000000000" office:value-type="float" office:value="12821.9259061915">
            <text:p>12.821,9259</text:p>
          </table:table-cell>
          <table:table-cell table:style-name="ce330" table:formula="of:=c_c/[.K77]*10000000000" office:value-type="float" office:value="11681.5200992402">
            <text:p>11.681,5201</text:p>
          </table:table-cell>
          <table:table-cell table:style-name="ce330" table:formula="of:=c_c/[.L77]*10000000000" office:value-type="float" office:value="10941.362538604">
            <text:p>10.941,3625</text:p>
          </table:table-cell>
          <table:table-cell table:style-name="ce330" table:formula="of:=c_c/[.M77]*10000000000" office:value-type="float" office:value="8206.29307081705">
            <text:p>8.206,2931</text:p>
          </table:table-cell>
          <table:table-cell table:style-name="ce374" table:formula="of:=c_c/[.N77]" office:value-type="float" office:value="0.000000820599767030017">
            <text:p>8,205998E-07</text:p>
          </table:table-cell>
          <table:table-cell table:number-columns-repeated="1010"/>
        </table:table-row>
        <table:table-row table:style-name="ro3">
          <table:table-cell table:style-name="ce297" office:value-type="string">
            <text:p>wellenlänge klass in <text:span text:style-name="T7">Å</text:span></text:p>
          </table:table-cell>
          <table:table-cell table:style-name="ce318"/>
          <table:table-cell table:style-name="ce331"/>
          <table:table-cell table:style-name="ce342"/>
          <table:table-cell table:style-name="ce345"/>
          <table:table-cell table:style-name="ce331"/>
          <table:table-cell table:style-name="ce342"/>
          <table:table-cell table:style-name="ce345" table:formula="of:=c_c/[.H78]*10000000000" office:value-type="float" office:value="30929.9329877775">
            <text:p>30.929,9330</text:p>
          </table:table-cell>
          <table:table-cell table:style-name="ce331" table:formula="of:=c_c/[.I78]*10000000000" office:value-type="float" office:value="18756.3442025006">
            <text:p>18.756,3442</text:p>
          </table:table-cell>
          <table:table-cell table:style-name="ce342" table:formula="of:=c_c/[.J78]*10000000000" office:value-type="float" office:value="12821.7196696782">
            <text:p>12.821,7197</text:p>
          </table:table-cell>
          <table:table-cell table:style-name="ce331" table:formula="of:=c_c/[.K78]*10000000000" office:value-type="float" office:value="11681.3408378809">
            <text:p>11.681,3408</text:p>
          </table:table-cell>
          <table:table-cell table:style-name="ce331" table:formula="of:=c_c/[.L78]*10000000000" office:value-type="float" office:value="10941.200784792">
            <text:p>10.941,2008</text:p>
          </table:table-cell>
          <table:table-cell table:style-name="ce331" table:formula="of:=c_c/[.M78]*10000000000" office:value-type="float" office:value="8206.19601165045">
            <text:p>8.206,1960</text:p>
          </table:table-cell>
          <table:table-cell table:style-name="ce375" table:formula="of:=c_c/[.N78]" office:value-type="float" office:value="0.000000820590061813527">
            <text:p>8,205901E-07</text:p>
          </table:table-cell>
          <table:table-cell table:number-columns-repeated="1010"/>
        </table:table-row>
        <table:table-row table:style-name="ro5" table:number-rows-repeated="1048495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Atomgewichte" table:style-name="ta6" table:print="false">
        <office:forms form:automatic-focus="false" form:apply-design-mode="false"/>
        <table:table-column table:style-name="co9" table:number-columns-repeated="5" table:default-cell-style-name="Default"/>
        <table:table-column table:style-name="co43" table:default-cell-style-name="Default"/>
        <table:table-column table:style-name="co44" table:default-cell-style-name="Default"/>
        <table:table-row table:style-name="ro13">
          <table:table-cell table:style-name="ce405" office:value-type="string">
            <text:p>OZ</text:p>
          </table:table-cell>
          <table:table-cell table:style-name="ce408" office:value-type="float" office:value="1.66053904E-027">
            <text:p>1,66053904E-027</text:p>
          </table:table-cell>
          <table:table-cell table:style-name="ce405" office:value-type="string">
            <text:p>Symbol</text:p>
          </table:table-cell>
          <table:table-cell table:style-name="ce405" office:value-type="string">
            <text:p>Element</text:p>
          </table:table-cell>
          <table:table-cell table:number-columns-repeated="3"/>
        </table:table-row>
        <table:table-row table:style-name="ro5">
          <table:table-cell table:style-name="ce406" office:value-type="float" office:value="1">
            <text:p>1</text:p>
          </table:table-cell>
          <table:table-cell/>
          <table:table-cell table:style-name="ce406" office:value-type="float" office:value="2">
            <text:p>2</text:p>
          </table:table-cell>
          <table:table-cell table:style-name="ce406" office:value-type="float" office:value="3">
            <text:p>3</text:p>
          </table:table-cell>
          <table:table-cell table:number-columns-repeated="3"/>
        </table:table-row>
        <table:table-row table:style-name="ro13">
          <table:table-cell table:style-name="ce407" office:value-type="float" office:value="1">
            <text:p>1</text:p>
          </table:table-cell>
          <table:table-cell table:style-name="ce408" office:value-type="float" office:value="1.67382335232E-027">
            <text:p>1,67382335232E-027</text:p>
          </table:table-cell>
          <table:table-cell table:style-name="ce407" office:value-type="string">
            <text:p>H</text:p>
          </table:table-cell>
          <table:table-cell table:style-name="ce407" office:value-type="string">
            <text:p>Wasserstoff</text:p>
          </table:table-cell>
          <table:table-cell table:number-columns-repeated="3"/>
        </table:table-row>
        <table:table-row table:style-name="ro13">
          <table:table-cell table:style-name="ce407" office:value-type="float" office:value="2">
            <text:p>2</text:p>
          </table:table-cell>
          <table:table-cell table:style-name="ce408" office:value-type="float" office:value="6.64647688258208E-027">
            <text:p>6,64647688258208E-027</text:p>
          </table:table-cell>
          <table:table-cell table:style-name="ce407" office:value-type="string">
            <text:p>He</text:p>
          </table:table-cell>
          <table:table-cell table:style-name="ce407" office:value-type="string">
            <text:p>Helium</text:p>
          </table:table-cell>
          <table:table-cell table:number-columns-repeated="3"/>
        </table:table-row>
        <table:table-row table:style-name="ro13">
          <table:table-cell table:style-name="ce407" office:value-type="float" office:value="3">
            <text:p>3</text:p>
          </table:table-cell>
          <table:table-cell table:style-name="ce408" office:value-type="float" office:value="1.15241409376E-026">
            <text:p>1,15241409376E-026</text:p>
          </table:table-cell>
          <table:table-cell table:style-name="ce407" office:value-type="string">
            <text:p>Li</text:p>
          </table:table-cell>
          <table:table-cell table:style-name="ce407" office:value-type="string">
            <text:p>Lithium</text:p>
          </table:table-cell>
          <table:table-cell table:number-columns-repeated="3"/>
        </table:table-row>
        <table:table-row table:style-name="ro13">
          <table:table-cell table:style-name="ce407" office:value-type="float" office:value="4">
            <text:p>4</text:p>
          </table:table-cell>
          <table:table-cell table:style-name="ce408" office:value-type="float" office:value="1.49650818731782E-026">
            <text:p>1,49650818731782E-026</text:p>
          </table:table-cell>
          <table:table-cell table:style-name="ce407" office:value-type="string">
            <text:p>Be</text:p>
          </table:table-cell>
          <table:table-cell table:style-name="ce407" office:value-type="string">
            <text:p>Beryllium</text:p>
          </table:table-cell>
          <table:table-cell table:number-columns-repeated="3"/>
        </table:table-row>
        <table:table-row table:style-name="ro13">
          <table:table-cell table:style-name="ce407" office:value-type="float" office:value="5">
            <text:p>5</text:p>
          </table:table-cell>
          <table:table-cell table:style-name="ce408" office:value-type="float" office:value="1.79504270224E-026">
            <text:p>1,79504270224E-026</text:p>
          </table:table-cell>
          <table:table-cell table:style-name="ce407" office:value-type="string">
            <text:p>B</text:p>
          </table:table-cell>
          <table:table-cell table:style-name="ce407" office:value-type="string">
            <text:p>Bor</text:p>
          </table:table-cell>
          <table:table-cell table:number-columns-repeated="3"/>
        </table:table-row>
        <table:table-row table:style-name="ro13">
          <table:table-cell table:style-name="ce407" office:value-type="float" office:value="6">
            <text:p>6</text:p>
          </table:table-cell>
          <table:table-cell table:style-name="ce408" office:value-type="float" office:value="1.994473440944E-026">
            <text:p>1,994473440944E-026</text:p>
          </table:table-cell>
          <table:table-cell table:style-name="ce407" office:value-type="string">
            <text:p>C</text:p>
          </table:table-cell>
          <table:table-cell table:style-name="ce407" office:value-type="string">
            <text:p>Kohlenstoff</text:p>
          </table:table-cell>
          <table:table-cell table:number-columns-repeated="3"/>
        </table:table-row>
        <table:table-row table:style-name="ro13">
          <table:table-cell table:style-name="ce407" office:value-type="float" office:value="7">
            <text:p>7</text:p>
          </table:table-cell>
          <table:table-cell table:style-name="ce408" office:value-type="float" office:value="2.325917033328E-026">
            <text:p>2,325917033328E-026</text:p>
          </table:table-cell>
          <table:table-cell table:style-name="ce407" office:value-type="string">
            <text:p>N</text:p>
          </table:table-cell>
          <table:table-cell table:style-name="ce407" office:value-type="string">
            <text:p>Stickstoff</text:p>
          </table:table-cell>
          <table:table-cell table:number-columns-repeated="3"/>
        </table:table-row>
        <table:table-row table:style-name="ro13">
          <table:table-cell table:style-name="ce407" office:value-type="float" office:value="8">
            <text:p>8</text:p>
          </table:table-cell>
          <table:table-cell table:style-name="ce408" office:value-type="float" office:value="2.656696410096E-026">
            <text:p>2,656696410096E-026</text:p>
          </table:table-cell>
          <table:table-cell table:style-name="ce407" office:value-type="string">
            <text:p>O</text:p>
          </table:table-cell>
          <table:table-cell table:style-name="ce407" office:value-type="string">
            <text:p>Sauerstoff</text:p>
          </table:table-cell>
          <table:table-cell table:number-columns-repeated="3"/>
        </table:table-row>
        <table:table-row table:style-name="ro13">
          <table:table-cell table:style-name="ce407" office:value-type="float" office:value="9">
            <text:p>9</text:p>
          </table:table-cell>
          <table:table-cell table:style-name="ce408" office:value-type="float" office:value="3.1547590149821E-026">
            <text:p>3,1547590149821E-026</text:p>
          </table:table-cell>
          <table:table-cell table:style-name="ce407" office:value-type="string">
            <text:p>F</text:p>
          </table:table-cell>
          <table:table-cell table:style-name="ce407" office:value-type="string">
            <text:p>Fluor</text:p>
          </table:table-cell>
          <table:table-cell table:number-columns-repeated="3"/>
        </table:table-row>
        <table:table-row table:style-name="ro13">
          <table:table-cell table:style-name="ce407" office:value-type="float" office:value="10">
            <text:p>10</text:p>
          </table:table-cell>
          <table:table-cell table:style-name="ce408" office:value-type="float" office:value="3.3509179665488E-026">
            <text:p>3,3509179665488E-026</text:p>
          </table:table-cell>
          <table:table-cell table:style-name="ce407" office:value-type="string">
            <text:p>Ne</text:p>
          </table:table-cell>
          <table:table-cell table:style-name="ce407" office:value-type="string">
            <text:p>Neon</text:p>
          </table:table-cell>
          <table:table-cell table:number-columns-repeated="3"/>
        </table:table-row>
        <table:table-row table:style-name="ro13">
          <table:table-cell table:style-name="ce407" office:value-type="float" office:value="11">
            <text:p>11</text:p>
          </table:table-cell>
          <table:table-cell table:style-name="ce408" office:value-type="float" office:value="3.81754094100327E-026">
            <text:p>3,81754094100327E-026</text:p>
          </table:table-cell>
          <table:table-cell table:style-name="ce407" office:value-type="string">
            <text:p>Na</text:p>
          </table:table-cell>
          <table:table-cell table:style-name="ce407" office:value-type="string">
            <text:p>Natrium</text:p>
          </table:table-cell>
          <table:table-cell table:number-columns-repeated="3"/>
        </table:table-row>
        <table:table-row table:style-name="ro13">
          <table:table-cell table:style-name="ce407" office:value-type="float" office:value="12">
            <text:p>12</text:p>
          </table:table-cell>
          <table:table-cell table:style-name="ce408" office:value-type="float" office:value="4.03594013672E-026">
            <text:p>4,03594013672E-026</text:p>
          </table:table-cell>
          <table:table-cell table:style-name="ce407" office:value-type="string">
            <text:p>Mg</text:p>
          </table:table-cell>
          <table:table-cell table:style-name="ce407" office:value-type="string">
            <text:p>Magnesium</text:p>
          </table:table-cell>
          <table:table-cell table:number-columns-repeated="3"/>
        </table:table-row>
        <table:table-row table:style-name="ro13">
          <table:table-cell table:style-name="ce407" office:value-type="float" office:value="13">
            <text:p>13</text:p>
          </table:table-cell>
          <table:table-cell table:style-name="ce408" office:value-type="float" office:value="4.4803898038513E-026">
            <text:p>4,4803898038513E-026</text:p>
          </table:table-cell>
          <table:table-cell table:style-name="ce407" office:value-type="string">
            <text:p>Al</text:p>
          </table:table-cell>
          <table:table-cell table:style-name="ce407" office:value-type="string">
            <text:p>Aluminium</text:p>
          </table:table-cell>
          <table:table-cell table:number-columns-repeated="3"/>
        </table:table-row>
        <table:table-row table:style-name="ro13">
          <table:table-cell table:style-name="ce407" office:value-type="float" office:value="14">
            <text:p>14</text:p>
          </table:table-cell>
          <table:table-cell table:style-name="ce408" office:value-type="float" office:value="4.66362389384E-026">
            <text:p>4,66362389384E-026</text:p>
          </table:table-cell>
          <table:table-cell table:style-name="ce407" office:value-type="string">
            <text:p>Si</text:p>
          </table:table-cell>
          <table:table-cell table:style-name="ce407" office:value-type="string">
            <text:p>Silicium</text:p>
          </table:table-cell>
          <table:table-cell table:number-columns-repeated="3"/>
        </table:table-row>
        <table:table-row table:style-name="ro13">
          <table:table-cell table:style-name="ce407" office:value-type="float" office:value="15">
            <text:p>15</text:p>
          </table:table-cell>
          <table:table-cell table:style-name="ce408" office:value-type="float" office:value="5.14331410133474E-026">
            <text:p>5,14331410133474E-026</text:p>
          </table:table-cell>
          <table:table-cell table:style-name="ce407" office:value-type="string">
            <text:p>P</text:p>
          </table:table-cell>
          <table:table-cell table:style-name="ce407" office:value-type="string">
            <text:p>Phosphor</text:p>
          </table:table-cell>
          <table:table-cell table:number-columns-repeated="3"/>
        </table:table-row>
        <table:table-row table:style-name="ro13">
          <table:table-cell table:style-name="ce407" office:value-type="float" office:value="16">
            <text:p>16</text:p>
          </table:table-cell>
          <table:table-cell table:style-name="ce408" office:value-type="float" office:value="5.32368816224E-026">
            <text:p>5,32368816224E-026</text:p>
          </table:table-cell>
          <table:table-cell table:style-name="ce407" office:value-type="string">
            <text:p>S</text:p>
          </table:table-cell>
          <table:table-cell table:style-name="ce407" office:value-type="string">
            <text:p>Schwefel</text:p>
          </table:table-cell>
          <table:table-cell table:number-columns-repeated="3"/>
        </table:table-row>
        <table:table-row table:style-name="ro13">
          <table:table-cell table:style-name="ce407" office:value-type="float" office:value="17">
            <text:p>17</text:p>
          </table:table-cell>
          <table:table-cell table:style-name="ce408" office:value-type="float" office:value="5.8783082016E-026">
            <text:p>5,8783082016E-026</text:p>
          </table:table-cell>
          <table:table-cell table:style-name="ce407" office:value-type="string">
            <text:p>Cl</text:p>
          </table:table-cell>
          <table:table-cell table:style-name="ce407" office:value-type="string">
            <text:p>Chlor</text:p>
          </table:table-cell>
          <table:table-cell table:number-columns-repeated="3"/>
        </table:table-row>
        <table:table-row table:style-name="ro13">
          <table:table-cell table:style-name="ce407" office:value-type="float" office:value="18">
            <text:p>18</text:p>
          </table:table-cell>
          <table:table-cell table:style-name="ce408" office:value-type="float" office:value="6.633521356992E-026">
            <text:p>6,633521356992E-026</text:p>
          </table:table-cell>
          <table:table-cell table:style-name="ce407" office:value-type="string">
            <text:p>Ar</text:p>
          </table:table-cell>
          <table:table-cell table:style-name="ce407" office:value-type="string">
            <text:p>Argon</text:p>
          </table:table-cell>
          <table:table-cell table:number-columns-repeated="3"/>
        </table:table-row>
        <table:table-row table:style-name="ro13">
          <table:table-cell table:style-name="ce407" office:value-type="float" office:value="19">
            <text:p>19</text:p>
          </table:table-cell>
          <table:table-cell table:style-name="ce408" office:value-type="float" office:value="6.4924253547632E-026">
            <text:p>6,4924253547632E-026</text:p>
          </table:table-cell>
          <table:table-cell table:style-name="ce407" office:value-type="string">
            <text:p>K</text:p>
          </table:table-cell>
          <table:table-cell table:style-name="ce407" office:value-type="string">
            <text:p>Kalium</text:p>
          </table:table-cell>
          <table:table-cell table:number-columns-repeated="3"/>
        </table:table-row>
        <table:table-row table:style-name="ro13">
          <table:table-cell table:style-name="ce407" office:value-type="float" office:value="20">
            <text:p>20</text:p>
          </table:table-cell>
          <table:table-cell table:style-name="ce408" office:value-type="float" office:value="6.655108364512E-026">
            <text:p>6,655108364512E-026</text:p>
          </table:table-cell>
          <table:table-cell table:style-name="ce407" office:value-type="string">
            <text:p>Ca</text:p>
          </table:table-cell>
          <table:table-cell table:style-name="ce407" office:value-type="string">
            <text:p>Calcium</text:p>
          </table:table-cell>
          <table:table-cell table:number-columns-repeated="3"/>
        </table:table-row>
        <table:table-row table:style-name="ro13">
          <table:table-cell table:style-name="ce407" office:value-type="float" office:value="21">
            <text:p>21</text:p>
          </table:table-cell>
          <table:table-cell table:style-name="ce408" office:value-type="float" office:value="7.46510403126483E-026">
            <text:p>7,46510403126483E-026</text:p>
          </table:table-cell>
          <table:table-cell table:style-name="ce407" office:value-type="string">
            <text:p>Sc</text:p>
          </table:table-cell>
          <table:table-cell table:style-name="ce407" office:value-type="string">
            <text:p>Scandium</text:p>
          </table:table-cell>
          <table:table-cell table:number-columns-repeated="3"/>
        </table:table-row>
        <table:table-row table:style-name="ro13">
          <table:table-cell table:style-name="ce407" office:value-type="float" office:value="22">
            <text:p>22</text:p>
          </table:table-cell>
          <table:table-cell table:style-name="ce408" office:value-type="float" office:value="7.948502222768E-026">
            <text:p>7,948502222768E-026</text:p>
          </table:table-cell>
          <table:table-cell table:style-name="ce407" office:value-type="string">
            <text:p>Ti</text:p>
          </table:table-cell>
          <table:table-cell table:style-name="ce407" office:value-type="string">
            <text:p>Titan</text:p>
          </table:table-cell>
          <table:table-cell table:number-columns-repeated="3"/>
        </table:table-row>
        <table:table-row table:style-name="ro13">
          <table:table-cell table:style-name="ce407" office:value-type="float" office:value="23">
            <text:p>23</text:p>
          </table:table-cell>
          <table:table-cell table:style-name="ce408" office:value-type="float" office:value="8.459034950616E-026">
            <text:p>8,459034950616E-026</text:p>
          </table:table-cell>
          <table:table-cell table:style-name="ce407" office:value-type="string">
            <text:p>V</text:p>
          </table:table-cell>
          <table:table-cell table:style-name="ce407" office:value-type="string">
            <text:p>Vanadium</text:p>
          </table:table-cell>
          <table:table-cell table:number-columns-repeated="3"/>
        </table:table-row>
        <table:table-row table:style-name="ro13">
          <table:table-cell table:style-name="ce407" office:value-type="float" office:value="24">
            <text:p>24</text:p>
          </table:table-cell>
          <table:table-cell table:style-name="ce408" office:value-type="float" office:value="8.6341553977744E-026">
            <text:p>8,6341553977744E-026</text:p>
          </table:table-cell>
          <table:table-cell table:style-name="ce407" office:value-type="string">
            <text:p>Cr</text:p>
          </table:table-cell>
          <table:table-cell table:style-name="ce407" office:value-type="string">
            <text:p>Chrom</text:p>
          </table:table-cell>
          <table:table-cell table:number-columns-repeated="3"/>
        </table:table-row>
        <table:table-row table:style-name="ro13">
          <table:table-cell table:style-name="ce407" office:value-type="float" office:value="25">
            <text:p>25</text:p>
          </table:table-cell>
          <table:table-cell table:style-name="ce408" office:value-type="float" office:value="9.12267668432378E-026">
            <text:p>9,12267668432378E-026</text:p>
          </table:table-cell>
          <table:table-cell table:style-name="ce407" office:value-type="string">
            <text:p>Mn</text:p>
          </table:table-cell>
          <table:table-cell table:style-name="ce407" office:value-type="string">
            <text:p>Mangan</text:p>
          </table:table-cell>
          <table:table-cell table:number-columns-repeated="3"/>
        </table:table-row>
        <table:table-row table:style-name="ro13">
          <table:table-cell table:style-name="ce407" office:value-type="float" office:value="26">
            <text:p>26</text:p>
          </table:table-cell>
          <table:table-cell table:style-name="ce408" office:value-type="float" office:value="9.27328026888E-026">
            <text:p>9,27328026888E-026</text:p>
          </table:table-cell>
          <table:table-cell table:style-name="ce407" office:value-type="string">
            <text:p>Fe</text:p>
          </table:table-cell>
          <table:table-cell table:style-name="ce407" office:value-type="string">
            <text:p>Eisen</text:p>
          </table:table-cell>
          <table:table-cell table:number-columns-repeated="3"/>
        </table:table-row>
        <table:table-row table:style-name="ro13">
          <table:table-cell table:style-name="ce407" office:value-type="float" office:value="27">
            <text:p>27</text:p>
          </table:table-cell>
          <table:table-cell table:style-name="ce408" office:value-type="float" office:value="9.78608693888937E-026">
            <text:p>9,78608693888937E-026</text:p>
          </table:table-cell>
          <table:table-cell table:style-name="ce407" office:value-type="string">
            <text:p>Co</text:p>
          </table:table-cell>
          <table:table-cell table:style-name="ce407" office:value-type="string">
            <text:p>Cobalt</text:p>
          </table:table-cell>
          <table:table-cell table:number-columns-repeated="3"/>
        </table:table-row>
        <table:table-row table:style-name="ro13">
          <table:table-cell table:style-name="ce407" office:value-type="float" office:value="28">
            <text:p>28</text:p>
          </table:table-cell>
          <table:table-cell table:style-name="ce408" office:value-type="float" office:value="9.7462682090336E-026">
            <text:p>9,7462682090336E-026</text:p>
          </table:table-cell>
          <table:table-cell table:style-name="ce407" office:value-type="string">
            <text:p>Ni</text:p>
          </table:table-cell>
          <table:table-cell table:style-name="ce407" office:value-type="string">
            <text:p>Nickel</text:p>
          </table:table-cell>
          <table:table-cell table:number-columns-repeated="3"/>
        </table:table-row>
        <table:table-row table:style-name="ro13">
          <table:table-cell table:style-name="ce407" office:value-type="float" office:value="29">
            <text:p>29</text:p>
          </table:table-cell>
          <table:table-cell table:style-name="ce408" office:value-type="float" office:value="1.0552061383584E-025">
            <text:p>1,0552061383584E-025</text:p>
          </table:table-cell>
          <table:table-cell table:style-name="ce407" office:value-type="string">
            <text:p>Cu</text:p>
          </table:table-cell>
          <table:table-cell table:style-name="ce407" office:value-type="string">
            <text:p>Kupfer</text:p>
          </table:table-cell>
          <table:table-cell table:number-columns-repeated="3"/>
        </table:table-row>
        <table:table-row table:style-name="ro13">
          <table:table-cell table:style-name="ce407" office:value-type="float" office:value="30">
            <text:p>30</text:p>
          </table:table-cell>
          <table:table-cell table:style-name="ce408" office:value-type="float" office:value="1.085660424352E-025">
            <text:p>1,085660424352E-025</text:p>
          </table:table-cell>
          <table:table-cell table:style-name="ce407" office:value-type="string">
            <text:p>Zn</text:p>
          </table:table-cell>
          <table:table-cell table:style-name="ce407" office:value-type="string">
            <text:p>Zink</text:p>
          </table:table-cell>
          <table:table-cell table:number-columns-repeated="3"/>
        </table:table-row>
        <table:table-row table:style-name="ro13">
          <table:table-cell table:style-name="ce407" office:value-type="float" office:value="31">
            <text:p>31</text:p>
          </table:table-cell>
          <table:table-cell table:style-name="ce408" office:value-type="float" office:value="1.1577776348592E-025">
            <text:p>1,1577776348592E-025</text:p>
          </table:table-cell>
          <table:table-cell table:style-name="ce407" office:value-type="string">
            <text:p>Ga</text:p>
          </table:table-cell>
          <table:table-cell table:style-name="ce407" office:value-type="string">
            <text:p>Gallium</text:p>
          </table:table-cell>
          <table:table-cell table:number-columns-repeated="3"/>
        </table:table-row>
        <table:table-row table:style-name="ro13">
          <table:table-cell table:style-name="ce407" office:value-type="float" office:value="32">
            <text:p>32</text:p>
          </table:table-cell>
          <table:table-cell table:style-name="ce408" office:value-type="float" office:value="1.206049504752E-025">
            <text:p>1,206049504752E-025</text:p>
          </table:table-cell>
          <table:table-cell table:style-name="ce407" office:value-type="string">
            <text:p>Ge</text:p>
          </table:table-cell>
          <table:table-cell table:style-name="ce407" office:value-type="string">
            <text:p>Germanium</text:p>
          </table:table-cell>
          <table:table-cell table:number-columns-repeated="3"/>
        </table:table-row>
        <table:table-row table:style-name="ro13">
          <table:table-cell table:style-name="ce407" office:value-type="float" office:value="33">
            <text:p>33</text:p>
          </table:table-cell>
          <table:table-cell table:style-name="ce408" office:value-type="float" office:value="1.24410233436569E-025">
            <text:p>1,24410233436569E-025</text:p>
          </table:table-cell>
          <table:table-cell table:style-name="ce407" office:value-type="string">
            <text:p>As</text:p>
          </table:table-cell>
          <table:table-cell table:style-name="ce407" office:value-type="string">
            <text:p>Arsen</text:p>
          </table:table-cell>
          <table:table-cell table:number-columns-repeated="3"/>
        </table:table-row>
        <table:table-row table:style-name="ro13">
          <table:table-cell table:style-name="ce407" office:value-type="float" office:value="34">
            <text:p>34</text:p>
          </table:table-cell>
          <table:table-cell table:style-name="ce408" office:value-type="float" office:value="1.3113442852784E-025">
            <text:p>1,3113442852784E-025</text:p>
          </table:table-cell>
          <table:table-cell table:style-name="ce407" office:value-type="string">
            <text:p>Se</text:p>
          </table:table-cell>
          <table:table-cell table:style-name="ce407" office:value-type="string">
            <text:p>Selen</text:p>
          </table:table-cell>
          <table:table-cell table:number-columns-repeated="3"/>
        </table:table-row>
        <table:table-row table:style-name="ro13">
          <table:table-cell table:style-name="ce407" office:value-type="float" office:value="35">
            <text:p>35</text:p>
          </table:table-cell>
          <table:table-cell table:style-name="ce408" office:value-type="float" office:value="1.3268371145216E-025">
            <text:p>1,3268371145216E-025</text:p>
          </table:table-cell>
          <table:table-cell table:style-name="ce407" office:value-type="string">
            <text:p>Br</text:p>
          </table:table-cell>
          <table:table-cell table:style-name="ce407" office:value-type="string">
            <text:p>Brom</text:p>
          </table:table-cell>
          <table:table-cell table:number-columns-repeated="3"/>
        </table:table-row>
        <table:table-row table:style-name="ro13">
          <table:table-cell table:style-name="ce407" office:value-type="float" office:value="36">
            <text:p>36</text:p>
          </table:table-cell>
          <table:table-cell table:style-name="ce408" office:value-type="float" office:value="1.3914985047392E-025">
            <text:p>1,3914985047392E-025</text:p>
          </table:table-cell>
          <table:table-cell table:style-name="ce407" office:value-type="string">
            <text:p>Kr</text:p>
          </table:table-cell>
          <table:table-cell table:style-name="ce407" office:value-type="string">
            <text:p>Krypton</text:p>
          </table:table-cell>
          <table:table-cell table:number-columns-repeated="3"/>
        </table:table-row>
        <table:table-row table:style-name="ro13">
          <table:table-cell table:style-name="ce407" office:value-type="float" office:value="37">
            <text:p>37</text:p>
          </table:table-cell>
          <table:table-cell table:style-name="ce408" office:value-type="float" office:value="1.41922618562912E-025">
            <text:p>1,41922618562912E-025</text:p>
          </table:table-cell>
          <table:table-cell table:style-name="ce407" office:value-type="string">
            <text:p>Rb</text:p>
          </table:table-cell>
          <table:table-cell table:style-name="ce407" office:value-type="string">
            <text:p>Rubidium</text:p>
          </table:table-cell>
          <table:table-cell table:number-columns-repeated="3"/>
        </table:table-row>
        <table:table-row table:style-name="ro13">
          <table:table-cell table:style-name="ce407" office:value-type="float" office:value="38">
            <text:p>38</text:p>
          </table:table-cell>
          <table:table-cell table:style-name="ce408" office:value-type="float" office:value="1.454964306848E-025">
            <text:p>1,454964306848E-025</text:p>
          </table:table-cell>
          <table:table-cell table:style-name="ce407" office:value-type="string">
            <text:p>Sr</text:p>
          </table:table-cell>
          <table:table-cell table:style-name="ce407" office:value-type="string">
            <text:p>Strontium</text:p>
          </table:table-cell>
          <table:table-cell table:number-columns-repeated="3"/>
        </table:table-row>
        <table:table-row table:style-name="ro13">
          <table:table-cell table:style-name="ce407" office:value-type="float" office:value="39">
            <text:p>39</text:p>
          </table:table-cell>
          <table:table-cell table:style-name="ce408" office:value-type="float" office:value="1.47631618203994E-025">
            <text:p>1,47631618203994E-025</text:p>
          </table:table-cell>
          <table:table-cell table:style-name="ce407" office:value-type="string">
            <text:p>Y</text:p>
          </table:table-cell>
          <table:table-cell table:style-name="ce407" office:value-type="string">
            <text:p>Yttrium</text:p>
          </table:table-cell>
          <table:table-cell table:number-columns-repeated="3"/>
        </table:table-row>
        <table:table-row table:style-name="ro13">
          <table:table-cell table:style-name="ce407" office:value-type="float" office:value="40">
            <text:p>40</text:p>
          </table:table-cell>
          <table:table-cell table:style-name="ce408" office:value-type="float" office:value="1.5148101338496E-025">
            <text:p>1,5148101338496E-025</text:p>
          </table:table-cell>
          <table:table-cell table:style-name="ce407" office:value-type="string">
            <text:p>Zr</text:p>
          </table:table-cell>
          <table:table-cell table:style-name="ce407" office:value-type="string">
            <text:p>Zirconium</text:p>
          </table:table-cell>
          <table:table-cell table:number-columns-repeated="3"/>
        </table:table-row>
        <table:table-row table:style-name="ro13">
          <table:table-cell table:style-name="ce407" office:value-type="float" office:value="41">
            <text:p>41</text:p>
          </table:table-cell>
          <table:table-cell table:style-name="ce408" office:value-type="float" office:value="1.54274654449685E-025">
            <text:p>1,54274654449685E-025</text:p>
          </table:table-cell>
          <table:table-cell table:style-name="ce407" office:value-type="string">
            <text:p>Nb</text:p>
          </table:table-cell>
          <table:table-cell table:style-name="ce407" office:value-type="string">
            <text:p>Niob</text:p>
          </table:table-cell>
          <table:table-cell table:number-columns-repeated="3"/>
        </table:table-row>
        <table:table-row table:style-name="ro13">
          <table:table-cell table:style-name="ce407" office:value-type="float" office:value="42">
            <text:p>42</text:p>
          </table:table-cell>
          <table:table-cell table:style-name="ce408" office:value-type="float" office:value="1.59328720888E-025">
            <text:p>1,59328720888E-025</text:p>
          </table:table-cell>
          <table:table-cell table:style-name="ce407" office:value-type="string">
            <text:p>Mo</text:p>
          </table:table-cell>
          <table:table-cell table:style-name="ce407" office:value-type="string">
            <text:p>Molybdän</text:p>
          </table:table-cell>
          <table:table-cell table:number-columns-repeated="3"/>
        </table:table-row>
        <table:table-row table:style-name="ro13">
          <table:table-cell table:style-name="ce407" office:value-type="float" office:value="43">
            <text:p>43</text:p>
          </table:table-cell>
          <table:table-cell table:style-name="ce408" office:value-type="float" office:value="1.6273282592E-025">
            <text:p>1,6273282592E-025</text:p>
          </table:table-cell>
          <table:table-cell table:style-name="ce407" office:value-type="string">
            <text:p>Tc</text:p>
          </table:table-cell>
          <table:table-cell table:style-name="ce407" office:value-type="string">
            <text:p>Technetium</text:p>
          </table:table-cell>
          <table:table-cell table:number-columns-repeated="3"/>
        </table:table-row>
        <table:table-row table:style-name="ro13">
          <table:table-cell table:style-name="ce407" office:value-type="float" office:value="44">
            <text:p>44</text:p>
          </table:table-cell>
          <table:table-cell table:style-name="ce408" office:value-type="float" office:value="1.678306807728E-025">
            <text:p>1,678306807728E-025</text:p>
          </table:table-cell>
          <table:table-cell table:style-name="ce407" office:value-type="string">
            <text:p>Ru</text:p>
          </table:table-cell>
          <table:table-cell table:style-name="ce407" office:value-type="string">
            <text:p>Ruthenium</text:p>
          </table:table-cell>
          <table:table-cell table:number-columns-repeated="3"/>
        </table:table-row>
        <table:table-row table:style-name="ro13">
          <table:table-cell table:style-name="ce407" office:value-type="float" office:value="45">
            <text:p>45</text:p>
          </table:table-cell>
          <table:table-cell table:style-name="ce408" office:value-type="float" office:value="1.7087860018072E-025">
            <text:p>1,7087860018072E-025</text:p>
          </table:table-cell>
          <table:table-cell table:style-name="ce407" office:value-type="string">
            <text:p>Rh</text:p>
          </table:table-cell>
          <table:table-cell table:style-name="ce407" office:value-type="string">
            <text:p>Rhodium</text:p>
          </table:table-cell>
          <table:table-cell table:number-columns-repeated="3"/>
        </table:table-row>
        <table:table-row table:style-name="ro13">
          <table:table-cell table:style-name="ce407" office:value-type="float" office:value="46">
            <text:p>46</text:p>
          </table:table-cell>
          <table:table-cell table:style-name="ce408" office:value-type="float" office:value="1.767145646368E-025">
            <text:p>1,767145646368E-025</text:p>
          </table:table-cell>
          <table:table-cell table:style-name="ce407" office:value-type="string">
            <text:p>Pd</text:p>
          </table:table-cell>
          <table:table-cell table:style-name="ce407" office:value-type="string">
            <text:p>Palladium</text:p>
          </table:table-cell>
          <table:table-cell table:number-columns-repeated="3"/>
        </table:table-row>
        <table:table-row table:style-name="ro13">
          <table:table-cell table:style-name="ce407" office:value-type="float" office:value="47">
            <text:p>47</text:p>
          </table:table-cell>
          <table:table-cell table:style-name="ce408" office:value-type="float" office:value="1.79119357274528E-025">
            <text:p>1,79119357274528E-025</text:p>
          </table:table-cell>
          <table:table-cell table:style-name="ce407" office:value-type="string">
            <text:p>Ag</text:p>
          </table:table-cell>
          <table:table-cell table:style-name="ce407" office:value-type="string">
            <text:p>Silber</text:p>
          </table:table-cell>
          <table:table-cell table:number-columns-repeated="3"/>
        </table:table-row>
        <table:table-row table:style-name="ro13">
          <table:table-cell table:style-name="ce407" office:value-type="float" office:value="48">
            <text:p>48</text:p>
          </table:table-cell>
          <table:table-cell table:style-name="ce408" office:value-type="float" office:value="1.8666783564256E-025">
            <text:p>1,8666783564256E-025</text:p>
          </table:table-cell>
          <table:table-cell table:style-name="ce407" office:value-type="string">
            <text:p>Cd</text:p>
          </table:table-cell>
          <table:table-cell table:style-name="ce407" office:value-type="string">
            <text:p>Cadmium</text:p>
          </table:table-cell>
          <table:table-cell table:number-columns-repeated="3"/>
        </table:table-row>
        <table:table-row table:style-name="ro13">
          <table:table-cell table:style-name="ce407" office:value-type="float" office:value="49">
            <text:p>49</text:p>
          </table:table-cell>
          <table:table-cell table:style-name="ce408" office:value-type="float" office:value="1.9065977149472E-025">
            <text:p>1,9065977149472E-025</text:p>
          </table:table-cell>
          <table:table-cell table:style-name="ce407" office:value-type="string">
            <text:p>In</text:p>
          </table:table-cell>
          <table:table-cell table:style-name="ce407" office:value-type="string">
            <text:p>Indium</text:p>
          </table:table-cell>
          <table:table-cell table:number-columns-repeated="3"/>
        </table:table-row>
        <table:table-row table:style-name="ro13">
          <table:table-cell table:style-name="ce407" office:value-type="float" office:value="50">
            <text:p>50</text:p>
          </table:table-cell>
          <table:table-cell table:style-name="ce408" office:value-type="float" office:value="1.971225894384E-025">
            <text:p>1,971225894384E-025</text:p>
          </table:table-cell>
          <table:table-cell table:style-name="ce407" office:value-type="string">
            <text:p>Sn</text:p>
          </table:table-cell>
          <table:table-cell table:style-name="ce407" office:value-type="string">
            <text:p>Zinn</text:p>
          </table:table-cell>
          <table:table-cell table:number-columns-repeated="3"/>
        </table:table-row>
        <table:table-row table:style-name="ro13">
          <table:table-cell table:style-name="ce407" office:value-type="float" office:value="51">
            <text:p>51</text:p>
          </table:table-cell>
          <table:table-cell table:style-name="ce408" office:value-type="float" office:value="2.021872335104E-025">
            <text:p>2,021872335104E-025</text:p>
          </table:table-cell>
          <table:table-cell table:style-name="ce407" office:value-type="string">
            <text:p>Sb</text:p>
          </table:table-cell>
          <table:table-cell table:style-name="ce407" office:value-type="string">
            <text:p>Antimon</text:p>
          </table:table-cell>
          <table:table-cell table:number-columns-repeated="3"/>
        </table:table-row>
        <table:table-row table:style-name="ro13">
          <table:table-cell table:style-name="ce407" office:value-type="float" office:value="52">
            <text:p>52</text:p>
          </table:table-cell>
          <table:table-cell table:style-name="ce408" office:value-type="float" office:value="2.11884781504E-025">
            <text:p>2,11884781504E-025</text:p>
          </table:table-cell>
          <table:table-cell table:style-name="ce407" office:value-type="string">
            <text:p>Te</text:p>
          </table:table-cell>
          <table:table-cell table:style-name="ce407" office:value-type="string">
            <text:p>Tellur</text:p>
          </table:table-cell>
          <table:table-cell table:number-columns-repeated="3"/>
        </table:table-row>
        <table:table-row table:style-name="ro13">
          <table:table-cell table:style-name="ce407" office:value-type="float" office:value="53">
            <text:p>53</text:p>
          </table:table-cell>
          <table:table-cell table:style-name="ce408" office:value-type="float" office:value="2.10729826785509E-025">
            <text:p>2,10729826785509E-025</text:p>
          </table:table-cell>
          <table:table-cell table:style-name="ce407" office:value-type="string">
            <text:p>I</text:p>
          </table:table-cell>
          <table:table-cell table:style-name="ce407" office:value-type="string">
            <text:p>Iod</text:p>
          </table:table-cell>
          <table:table-cell table:number-columns-repeated="3"/>
        </table:table-row>
        <table:table-row table:style-name="ro13">
          <table:table-cell table:style-name="ce407" office:value-type="float" office:value="54">
            <text:p>54</text:p>
          </table:table-cell>
          <table:table-cell table:style-name="ce408" office:value-type="float" office:value="2.1801715217872E-025">
            <text:p>2,1801715217872E-025</text:p>
          </table:table-cell>
          <table:table-cell table:style-name="ce407" office:value-type="string">
            <text:p>Xe</text:p>
          </table:table-cell>
          <table:table-cell table:style-name="ce407" office:value-type="string">
            <text:p>Xenon</text:p>
          </table:table-cell>
          <table:table-cell table:number-columns-repeated="3"/>
        </table:table-row>
        <table:table-row table:style-name="ro13">
          <table:table-cell table:style-name="ce407" office:value-type="float" office:value="55">
            <text:p>55</text:p>
          </table:table-cell>
          <table:table-cell table:style-name="ce408" office:value-type="float" office:value="2.20694691608424E-025">
            <text:p>2,20694691608424E-025</text:p>
          </table:table-cell>
          <table:table-cell table:style-name="ce407" office:value-type="string">
            <text:p>Cs</text:p>
          </table:table-cell>
          <table:table-cell table:style-name="ce407" office:value-type="string">
            <text:p>Caesium</text:p>
          </table:table-cell>
          <table:table-cell table:number-columns-repeated="3"/>
        </table:table-row>
        <table:table-row table:style-name="ro13">
          <table:table-cell table:style-name="ce407" office:value-type="float" office:value="56">
            <text:p>56</text:p>
          </table:table-cell>
          <table:table-cell table:style-name="ce408" office:value-type="float" office:value="2.2803684474608E-025">
            <text:p>2,2803684474608E-025</text:p>
          </table:table-cell>
          <table:table-cell table:style-name="ce407" office:value-type="string">
            <text:p>Ba</text:p>
          </table:table-cell>
          <table:table-cell table:style-name="ce407" office:value-type="string">
            <text:p>Barium</text:p>
          </table:table-cell>
          <table:table-cell table:number-columns-repeated="3"/>
        </table:table-row>
        <table:table-row table:style-name="ro13">
          <table:table-cell table:style-name="ce407" office:value-type="float" office:value="57">
            <text:p>57</text:p>
          </table:table-cell>
          <table:table-cell table:style-name="ce408" office:value-type="float" office:value="2.30657955804549E-025">
            <text:p>2,30657955804549E-025</text:p>
          </table:table-cell>
          <table:table-cell table:style-name="ce407" office:value-type="string">
            <text:p>La</text:p>
          </table:table-cell>
          <table:table-cell table:style-name="ce407" office:value-type="string">
            <text:p>Lanthan</text:p>
          </table:table-cell>
          <table:table-cell table:number-columns-repeated="3"/>
        </table:table-row>
        <table:table-row table:style-name="ro13">
          <table:table-cell table:style-name="ce407" office:value-type="float" office:value="58">
            <text:p>58</text:p>
          </table:table-cell>
          <table:table-cell table:style-name="ce408" office:value-type="float" office:value="2.3266808812864E-025">
            <text:p>2,3266808812864E-025</text:p>
          </table:table-cell>
          <table:table-cell table:style-name="ce407" office:value-type="string">
            <text:p>Ce</text:p>
          </table:table-cell>
          <table:table-cell table:style-name="ce407" office:value-type="string">
            <text:p>Cer</text:p>
          </table:table-cell>
          <table:table-cell table:number-columns-repeated="3"/>
        </table:table-row>
        <table:table-row table:style-name="ro13">
          <table:table-cell table:style-name="ce407" office:value-type="float" office:value="59">
            <text:p>59</text:p>
          </table:table-cell>
          <table:table-cell table:style-name="ce408" office:value-type="float" office:value="2.33982670465046E-025">
            <text:p>2,33982670465046E-025</text:p>
          </table:table-cell>
          <table:table-cell table:style-name="ce407" office:value-type="string">
            <text:p>Pr</text:p>
          </table:table-cell>
          <table:table-cell table:style-name="ce407" office:value-type="string">
            <text:p>Praseodym</text:p>
          </table:table-cell>
          <table:table-cell table:number-columns-repeated="3"/>
        </table:table-row>
        <table:table-row table:style-name="ro13">
          <table:table-cell table:style-name="ce407" office:value-type="float" office:value="60">
            <text:p>60</text:p>
          </table:table-cell>
          <table:table-cell table:style-name="ce408" office:value-type="float" office:value="2.3951947220768E-025">
            <text:p>2,3951947220768E-025</text:p>
          </table:table-cell>
          <table:table-cell table:style-name="ce407" office:value-type="string">
            <text:p>Nd</text:p>
          </table:table-cell>
          <table:table-cell table:style-name="ce407" office:value-type="string">
            <text:p>Neodym</text:p>
          </table:table-cell>
          <table:table-cell table:number-columns-repeated="3"/>
        </table:table-row>
        <table:table-row table:style-name="ro13">
          <table:table-cell table:style-name="ce407" office:value-type="float" office:value="61">
            <text:p>61</text:p>
          </table:table-cell>
          <table:table-cell table:style-name="ce408" office:value-type="float" office:value="2.407781608E-025">
            <text:p>2,407781608E-025</text:p>
          </table:table-cell>
          <table:table-cell table:style-name="ce407" office:value-type="string">
            <text:p>Pm</text:p>
          </table:table-cell>
          <table:table-cell table:style-name="ce407" office:value-type="string">
            <text:p>Promethium</text:p>
          </table:table-cell>
          <table:table-cell table:number-columns-repeated="3"/>
        </table:table-row>
        <table:table-row table:style-name="ro13">
          <table:table-cell table:style-name="ce407" office:value-type="float" office:value="62">
            <text:p>62</text:p>
          </table:table-cell>
          <table:table-cell table:style-name="ce408" office:value-type="float" office:value="2.496786500544E-025">
            <text:p>2,496786500544E-025</text:p>
          </table:table-cell>
          <table:table-cell table:style-name="ce407" office:value-type="string">
            <text:p>Sm</text:p>
          </table:table-cell>
          <table:table-cell table:style-name="ce407" office:value-type="string">
            <text:p>Samarium</text:p>
          </table:table-cell>
          <table:table-cell table:number-columns-repeated="3"/>
        </table:table-row>
        <table:table-row table:style-name="ro13">
          <table:table-cell table:style-name="ce407" office:value-type="float" office:value="63">
            <text:p>63</text:p>
          </table:table-cell>
          <table:table-cell table:style-name="ce408" office:value-type="float" office:value="2.5234215467456E-025">
            <text:p>2,5234215467456E-025</text:p>
          </table:table-cell>
          <table:table-cell table:style-name="ce407" office:value-type="string">
            <text:p>Eu</text:p>
          </table:table-cell>
          <table:table-cell table:style-name="ce407" office:value-type="string">
            <text:p>Europium</text:p>
          </table:table-cell>
          <table:table-cell table:number-columns-repeated="3"/>
        </table:table-row>
        <table:table-row table:style-name="ro13">
          <table:table-cell table:style-name="ce407" office:value-type="float" office:value="64">
            <text:p>64</text:p>
          </table:table-cell>
          <table:table-cell table:style-name="ce408" office:value-type="float" office:value="2.6111976404E-025">
            <text:p>2,6111976404E-025</text:p>
          </table:table-cell>
          <table:table-cell table:style-name="ce407" office:value-type="string">
            <text:p>Gd</text:p>
          </table:table-cell>
          <table:table-cell table:style-name="ce407" office:value-type="string">
            <text:p>Gadolinium</text:p>
          </table:table-cell>
          <table:table-cell table:number-columns-repeated="3"/>
        </table:table-row>
        <table:table-row table:style-name="ro13">
          <table:table-cell table:style-name="ce407" office:value-type="float" office:value="65">
            <text:p>65</text:p>
          </table:table-cell>
          <table:table-cell table:style-name="ce408" office:value-type="float" office:value="2.63901748120664E-025">
            <text:p>2,63901748120664E-025</text:p>
          </table:table-cell>
          <table:table-cell table:style-name="ce407" office:value-type="string">
            <text:p>Tb</text:p>
          </table:table-cell>
          <table:table-cell table:style-name="ce407" office:value-type="string">
            <text:p>Terbium</text:p>
          </table:table-cell>
          <table:table-cell table:number-columns-repeated="3"/>
        </table:table-row>
        <table:table-row table:style-name="ro13">
          <table:table-cell table:style-name="ce407" office:value-type="float" office:value="66">
            <text:p>66</text:p>
          </table:table-cell>
          <table:table-cell table:style-name="ce408" office:value-type="float" office:value="2.69837594E-025">
            <text:p>2,69837594E-025</text:p>
          </table:table-cell>
          <table:table-cell table:style-name="ce407" office:value-type="string">
            <text:p>Dy</text:p>
          </table:table-cell>
          <table:table-cell table:style-name="ce407" office:value-type="string">
            <text:p>Dysprosium</text:p>
          </table:table-cell>
          <table:table-cell table:number-columns-repeated="3"/>
        </table:table-row>
        <table:table-row table:style-name="ro13">
          <table:table-cell table:style-name="ce407" office:value-type="float" office:value="67">
            <text:p>67</text:p>
          </table:table-cell>
          <table:table-cell table:style-name="ce408" office:value-type="float" office:value="2.73873251845083E-025">
            <text:p>2,73873251845083E-025</text:p>
          </table:table-cell>
          <table:table-cell table:style-name="ce407" office:value-type="string">
            <text:p>Ho</text:p>
          </table:table-cell>
          <table:table-cell table:style-name="ce407" office:value-type="string">
            <text:p>Holmium</text:p>
          </table:table-cell>
          <table:table-cell table:number-columns-repeated="3"/>
        </table:table-row>
        <table:table-row table:style-name="ro13">
          <table:table-cell table:style-name="ce407" office:value-type="float" office:value="68">
            <text:p>68</text:p>
          </table:table-cell>
          <table:table-cell table:style-name="ce408" office:value-type="float" office:value="2.7774009929136E-025">
            <text:p>2,7774009929136E-025</text:p>
          </table:table-cell>
          <table:table-cell table:style-name="ce407" office:value-type="string">
            <text:p>Er</text:p>
          </table:table-cell>
          <table:table-cell table:style-name="ce407" office:value-type="string">
            <text:p>Erbium</text:p>
          </table:table-cell>
          <table:table-cell table:number-columns-repeated="3"/>
        </table:table-row>
        <table:table-row table:style-name="ro13">
          <table:table-cell table:style-name="ce407" office:value-type="float" office:value="69">
            <text:p>69</text:p>
          </table:table-cell>
          <table:table-cell table:style-name="ce408" office:value-type="float" office:value="2.80521867501949E-025">
            <text:p>2,80521867501949E-025</text:p>
          </table:table-cell>
          <table:table-cell table:style-name="ce407" office:value-type="string">
            <text:p>Tm</text:p>
          </table:table-cell>
          <table:table-cell table:style-name="ce407" office:value-type="string">
            <text:p>Thulium</text:p>
          </table:table-cell>
          <table:table-cell table:number-columns-repeated="3"/>
        </table:table-row>
        <table:table-row table:style-name="ro13">
          <table:table-cell table:style-name="ce407" office:value-type="float" office:value="70">
            <text:p>70</text:p>
          </table:table-cell>
          <table:table-cell table:style-name="ce408" office:value-type="float" office:value="2.873479781768E-025">
            <text:p>2,873479781768E-025</text:p>
          </table:table-cell>
          <table:table-cell table:style-name="ce407" office:value-type="string">
            <text:p>Yb</text:p>
          </table:table-cell>
          <table:table-cell table:style-name="ce407" office:value-type="string">
            <text:p>Ytterbium</text:p>
          </table:table-cell>
          <table:table-cell table:number-columns-repeated="3"/>
        </table:table-row>
        <table:table-row table:style-name="ro13">
          <table:table-cell table:style-name="ce407" office:value-type="float" office:value="71">
            <text:p>71</text:p>
          </table:table-cell>
          <table:table-cell table:style-name="ce408" office:value-type="float" office:value="2.90539202103872E-025">
            <text:p>2,90539202103872E-025</text:p>
          </table:table-cell>
          <table:table-cell table:style-name="ce407" office:value-type="string">
            <text:p>Lu</text:p>
          </table:table-cell>
          <table:table-cell table:style-name="ce407" office:value-type="string">
            <text:p>Lutetium</text:p>
          </table:table-cell>
          <table:table-cell table:number-columns-repeated="3"/>
        </table:table-row>
        <table:table-row table:style-name="ro13">
          <table:table-cell table:style-name="ce407" office:value-type="float" office:value="72">
            <text:p>72</text:p>
          </table:table-cell>
          <table:table-cell table:style-name="ce408" office:value-type="float" office:value="2.963896132496E-025">
            <text:p>2,963896132496E-025</text:p>
          </table:table-cell>
          <table:table-cell table:style-name="ce407" office:value-type="string">
            <text:p>Hf</text:p>
          </table:table-cell>
          <table:table-cell table:style-name="ce407" office:value-type="string">
            <text:p>Hafnium</text:p>
          </table:table-cell>
          <table:table-cell table:number-columns-repeated="3"/>
        </table:table-row>
        <table:table-row table:style-name="ro13">
          <table:table-cell table:style-name="ce407" office:value-type="float" office:value="73">
            <text:p>73</text:p>
          </table:table-cell>
          <table:table-cell table:style-name="ce408" office:value-type="float" office:value="3.00471018945235E-025">
            <text:p>3,00471018945235E-025</text:p>
          </table:table-cell>
          <table:table-cell table:style-name="ce407" office:value-type="string">
            <text:p>Ta</text:p>
          </table:table-cell>
          <table:table-cell table:style-name="ce407" office:value-type="string">
            <text:p>Tantal</text:p>
          </table:table-cell>
          <table:table-cell table:number-columns-repeated="3"/>
        </table:table-row>
        <table:table-row table:style-name="ro13">
          <table:table-cell table:style-name="ce407" office:value-type="float" office:value="74">
            <text:p>74</text:p>
          </table:table-cell>
          <table:table-cell table:style-name="ce408" office:value-type="float" office:value="3.052734971136E-025">
            <text:p>3,052734971136E-025</text:p>
          </table:table-cell>
          <table:table-cell table:style-name="ce407" office:value-type="string">
            <text:p>W</text:p>
          </table:table-cell>
          <table:table-cell table:style-name="ce407" office:value-type="string">
            <text:p>Wolfram</text:p>
          </table:table-cell>
          <table:table-cell table:number-columns-repeated="3"/>
        </table:table-row>
        <table:table-row table:style-name="ro13">
          <table:table-cell table:style-name="ce407" office:value-type="float" office:value="75">
            <text:p>75</text:p>
          </table:table-cell>
          <table:table-cell table:style-name="ce408" office:value-type="float" office:value="3.0920399302128E-025">
            <text:p>3,0920399302128E-025</text:p>
          </table:table-cell>
          <table:table-cell table:style-name="ce407" office:value-type="string">
            <text:p>Re</text:p>
          </table:table-cell>
          <table:table-cell table:style-name="ce407" office:value-type="string">
            <text:p>Rhenium</text:p>
          </table:table-cell>
          <table:table-cell table:number-columns-repeated="3"/>
        </table:table-row>
        <table:table-row table:style-name="ro13">
          <table:table-cell table:style-name="ce407" office:value-type="float" office:value="76">
            <text:p>76</text:p>
          </table:table-cell>
          <table:table-cell table:style-name="ce408" office:value-type="float" office:value="3.158843415792E-025">
            <text:p>3,158843415792E-025</text:p>
          </table:table-cell>
          <table:table-cell table:style-name="ce407" office:value-type="string">
            <text:p>Os</text:p>
          </table:table-cell>
          <table:table-cell table:style-name="ce407" office:value-type="string">
            <text:p>Osmium</text:p>
          </table:table-cell>
          <table:table-cell table:number-columns-repeated="3"/>
        </table:table-row>
        <table:table-row table:style-name="ro13">
          <table:table-cell table:style-name="ce407" office:value-type="float" office:value="77">
            <text:p>77</text:p>
          </table:table-cell>
          <table:table-cell table:style-name="ce408" office:value-type="float" office:value="3.1918383265168E-025">
            <text:p>3,1918383265168E-025</text:p>
          </table:table-cell>
          <table:table-cell table:style-name="ce407" office:value-type="string">
            <text:p>Ir</text:p>
          </table:table-cell>
          <table:table-cell table:style-name="ce407" office:value-type="string">
            <text:p>Iridium</text:p>
          </table:table-cell>
          <table:table-cell table:number-columns-repeated="3"/>
        </table:table-row>
        <table:table-row table:style-name="ro13">
          <table:table-cell table:style-name="ce407" office:value-type="float" office:value="78">
            <text:p>78</text:p>
          </table:table-cell>
          <table:table-cell table:style-name="ce408" office:value-type="float" office:value="3.2394459807936E-025">
            <text:p>3,2394459807936E-025</text:p>
          </table:table-cell>
          <table:table-cell table:style-name="ce407" office:value-type="string">
            <text:p>Pt</text:p>
          </table:table-cell>
          <table:table-cell table:style-name="ce407" office:value-type="string">
            <text:p>Platin</text:p>
          </table:table-cell>
          <table:table-cell table:number-columns-repeated="3"/>
        </table:table-row>
        <table:table-row table:style-name="ro13">
          <table:table-cell table:style-name="ce407" office:value-type="float" office:value="79">
            <text:p>79</text:p>
          </table:table-cell>
          <table:table-cell table:style-name="ce408" office:value-type="float" office:value="3.27070677399354E-025">
            <text:p>3,27070677399354E-025</text:p>
          </table:table-cell>
          <table:table-cell table:style-name="ce407" office:value-type="string">
            <text:p>Au</text:p>
          </table:table-cell>
          <table:table-cell table:style-name="ce407" office:value-type="string">
            <text:p>Gold</text:p>
          </table:table-cell>
          <table:table-cell table:number-columns-repeated="3"/>
        </table:table-row>
        <table:table-row table:style-name="ro13">
          <table:table-cell table:style-name="ce407" office:value-type="float" office:value="80">
            <text:p>80</text:p>
          </table:table-cell>
          <table:table-cell table:style-name="ce408" office:value-type="float" office:value="3.3309084711168E-025">
            <text:p>3,3309084711168E-025</text:p>
          </table:table-cell>
          <table:table-cell table:style-name="ce407" office:value-type="string">
            <text:p>Hg</text:p>
          </table:table-cell>
          <table:table-cell table:style-name="ce407" office:value-type="string">
            <text:p>Quecksilber</text:p>
          </table:table-cell>
          <table:table-cell table:number-columns-repeated="3"/>
        </table:table-row>
        <table:table-row table:style-name="ro13">
          <table:table-cell table:style-name="ce407" office:value-type="float" office:value="81">
            <text:p>81</text:p>
          </table:table-cell>
          <table:table-cell table:style-name="ce408" office:value-type="float" office:value="3.393809689952E-025">
            <text:p>3,393809689952E-025</text:p>
          </table:table-cell>
          <table:table-cell table:style-name="ce407" office:value-type="string">
            <text:p>Tl</text:p>
          </table:table-cell>
          <table:table-cell table:style-name="ce407" office:value-type="string">
            <text:p>Thallium</text:p>
          </table:table-cell>
          <table:table-cell table:number-columns-repeated="3"/>
        </table:table-row>
        <table:table-row table:style-name="ro13">
          <table:table-cell table:style-name="ce407" office:value-type="float" office:value="82">
            <text:p>82</text:p>
          </table:table-cell>
          <table:table-cell table:style-name="ce408" office:value-type="float" office:value="3.44063689088E-025">
            <text:p>3,44063689088E-025</text:p>
          </table:table-cell>
          <table:table-cell table:style-name="ce407" office:value-type="string">
            <text:p>Pb</text:p>
          </table:table-cell>
          <table:table-cell table:style-name="ce407" office:value-type="string">
            <text:p>Blei</text:p>
          </table:table-cell>
          <table:table-cell table:number-columns-repeated="3"/>
        </table:table-row>
        <table:table-row table:style-name="ro13">
          <table:table-cell table:style-name="ce407" office:value-type="float" office:value="83">
            <text:p>83</text:p>
          </table:table-cell>
          <table:table-cell table:style-name="ce408" office:value-type="float" office:value="3.47020112794816E-025">
            <text:p>3,47020112794816E-025</text:p>
          </table:table-cell>
          <table:table-cell table:style-name="ce407" office:value-type="string">
            <text:p>Bi</text:p>
          </table:table-cell>
          <table:table-cell table:style-name="ce407" office:value-type="string">
            <text:p>Bismut</text:p>
          </table:table-cell>
          <table:table-cell table:number-columns-repeated="3"/>
        </table:table-row>
        <table:table-row table:style-name="ro13">
          <table:table-cell table:style-name="ce407" office:value-type="float" office:value="84">
            <text:p>84</text:p>
          </table:table-cell>
          <table:table-cell table:style-name="ce408" office:value-type="float" office:value="3.4705265936E-025">
            <text:p>3,4705265936E-025</text:p>
          </table:table-cell>
          <table:table-cell table:style-name="ce407" office:value-type="string">
            <text:p>Po</text:p>
          </table:table-cell>
          <table:table-cell table:style-name="ce407" office:value-type="string">
            <text:p>Polonium</text:p>
          </table:table-cell>
          <table:table-cell table:number-columns-repeated="3"/>
        </table:table-row>
        <table:table-row table:style-name="ro13">
          <table:table-cell table:style-name="ce407" office:value-type="float" office:value="85">
            <text:p>85</text:p>
          </table:table-cell>
          <table:table-cell table:style-name="ce408" office:value-type="float" office:value="3.487131984E-025">
            <text:p>3,487131984E-025</text:p>
          </table:table-cell>
          <table:table-cell table:style-name="ce407" office:value-type="string">
            <text:p>At</text:p>
          </table:table-cell>
          <table:table-cell table:style-name="ce407" office:value-type="string">
            <text:p>Astat</text:p>
          </table:table-cell>
          <table:table-cell table:number-columns-repeated="3"/>
        </table:table-row>
        <table:table-row table:style-name="ro13">
          <table:table-cell table:style-name="ce407" office:value-type="float" office:value="86">
            <text:p>86</text:p>
          </table:table-cell>
          <table:table-cell table:style-name="ce408" office:value-type="float" office:value="3.6863966688E-025">
            <text:p>3,6863966688E-025</text:p>
          </table:table-cell>
          <table:table-cell table:style-name="ce407" office:value-type="string">
            <text:p>Rn</text:p>
          </table:table-cell>
          <table:table-cell table:style-name="ce407" office:value-type="string">
            <text:p>Radon</text:p>
          </table:table-cell>
          <table:table-cell table:number-columns-repeated="3"/>
        </table:table-row>
        <table:table-row table:style-name="ro13">
          <table:table-cell table:style-name="ce407" office:value-type="float" office:value="87">
            <text:p>87</text:p>
          </table:table-cell>
          <table:table-cell table:style-name="ce408" office:value-type="float" office:value="3.7030020592E-025">
            <text:p>3,7030020592E-025</text:p>
          </table:table-cell>
          <table:table-cell table:style-name="ce407" office:value-type="string">
            <text:p>Fr</text:p>
          </table:table-cell>
          <table:table-cell table:style-name="ce407" office:value-type="string">
            <text:p>Francium</text:p>
          </table:table-cell>
          <table:table-cell table:number-columns-repeated="3"/>
        </table:table-row>
        <table:table-row table:style-name="ro13">
          <table:table-cell table:style-name="ce407" office:value-type="float" office:value="88">
            <text:p>88</text:p>
          </table:table-cell>
          <table:table-cell table:style-name="ce408" office:value-type="float" office:value="3.7528182304E-025">
            <text:p>3,7528182304E-025</text:p>
          </table:table-cell>
          <table:table-cell table:style-name="ce407" office:value-type="string">
            <text:p>Ra</text:p>
          </table:table-cell>
          <table:table-cell table:style-name="ce407" office:value-type="string">
            <text:p>Radium</text:p>
          </table:table-cell>
          <table:table-cell table:number-columns-repeated="3"/>
        </table:table-row>
        <table:table-row table:style-name="ro13">
          <table:table-cell table:style-name="ce407" office:value-type="float" office:value="89">
            <text:p>89</text:p>
          </table:table-cell>
          <table:table-cell table:style-name="ce408" office:value-type="float" office:value="3.7694236208E-025">
            <text:p>3,7694236208E-025</text:p>
          </table:table-cell>
          <table:table-cell table:style-name="ce407" office:value-type="string">
            <text:p>Ac</text:p>
          </table:table-cell>
          <table:table-cell table:style-name="ce407" office:value-type="string">
            <text:p>Actinium</text:p>
          </table:table-cell>
          <table:table-cell table:number-columns-repeated="3"/>
        </table:table-row>
        <table:table-row table:style-name="ro13">
          <table:table-cell table:style-name="ce407" office:value-type="float" office:value="90">
            <text:p>90</text:p>
          </table:table-cell>
          <table:table-cell table:style-name="ce408" office:value-type="float" office:value="3.85307659601808E-025">
            <text:p>3,85307659601808E-025</text:p>
          </table:table-cell>
          <table:table-cell table:style-name="ce407" office:value-type="string">
            <text:p>Th</text:p>
          </table:table-cell>
          <table:table-cell table:style-name="ce407" office:value-type="string">
            <text:p>Thorium</text:p>
          </table:table-cell>
          <table:table-cell table:number-columns-repeated="3"/>
        </table:table-row>
        <table:table-row table:style-name="ro13">
          <table:table-cell table:style-name="ce407" office:value-type="float" office:value="91">
            <text:p>91</text:p>
          </table:table-cell>
          <table:table-cell table:style-name="ce408" office:value-type="float" office:value="3.83644098380755E-025">
            <text:p>3,83644098380755E-025</text:p>
          </table:table-cell>
          <table:table-cell table:style-name="ce407" office:value-type="string">
            <text:p>Pa</text:p>
          </table:table-cell>
          <table:table-cell table:style-name="ce407" office:value-type="string">
            <text:p>Protactinium</text:p>
          </table:table-cell>
          <table:table-cell table:number-columns-repeated="3"/>
        </table:table-row>
        <table:table-row table:style-name="ro13">
          <table:table-cell table:style-name="ce407" office:value-type="float" office:value="92">
            <text:p>92</text:p>
          </table:table-cell>
          <table:table-cell table:style-name="ce408" office:value-type="float" office:value="3.95256297703646E-025">
            <text:p>3,95256297703646E-025</text:p>
          </table:table-cell>
          <table:table-cell table:style-name="ce407" office:value-type="string">
            <text:p>U</text:p>
          </table:table-cell>
          <table:table-cell table:style-name="ce407" office:value-type="string">
            <text:p>Uran</text:p>
          </table:table-cell>
          <table:table-cell table:number-columns-repeated="3"/>
        </table:table-row>
        <table:table-row table:style-name="ro13">
          <table:table-cell table:style-name="ce407" office:value-type="float" office:value="93">
            <text:p>93</text:p>
          </table:table-cell>
          <table:table-cell table:style-name="ce408" office:value-type="float" office:value="3.9354775248E-025">
            <text:p>3,9354775248E-025</text:p>
          </table:table-cell>
          <table:table-cell table:style-name="ce407" office:value-type="string">
            <text:p>Np</text:p>
          </table:table-cell>
          <table:table-cell table:style-name="ce407" office:value-type="string">
            <text:p>Neptunium</text:p>
          </table:table-cell>
          <table:table-cell table:number-columns-repeated="3"/>
        </table:table-row>
        <table:table-row table:style-name="ro13">
          <table:table-cell table:style-name="ce407" office:value-type="float" office:value="94">
            <text:p>94</text:p>
          </table:table-cell>
          <table:table-cell table:style-name="ce408" office:value-type="float" office:value="4.0517152576E-025">
            <text:p>4,0517152576E-025</text:p>
          </table:table-cell>
          <table:table-cell table:style-name="ce407" office:value-type="string">
            <text:p>Pu</text:p>
          </table:table-cell>
          <table:table-cell table:style-name="ce407" office:value-type="string">
            <text:p>Plutonium</text:p>
          </table:table-cell>
          <table:table-cell table:number-columns-repeated="3"/>
        </table:table-row>
        <table:table-row table:style-name="ro13">
          <table:table-cell table:style-name="ce407" office:value-type="float" office:value="95">
            <text:p>95</text:p>
          </table:table-cell>
          <table:table-cell table:style-name="ce408" office:value-type="float" office:value="4.0351098672E-025">
            <text:p>4,0351098672E-025</text:p>
          </table:table-cell>
          <table:table-cell table:style-name="ce407" office:value-type="string">
            <text:p>Am</text:p>
          </table:table-cell>
          <table:table-cell table:style-name="ce407" office:value-type="string">
            <text:p>Americium</text:p>
          </table:table-cell>
          <table:table-cell table:number-columns-repeated="3"/>
        </table:table-row>
        <table:table-row table:style-name="ro13">
          <table:table-cell table:style-name="ce407" office:value-type="float" office:value="96">
            <text:p>96</text:p>
          </table:table-cell>
          <table:table-cell table:style-name="ce408" office:value-type="float" office:value="4.1015314288E-025">
            <text:p>4,1015314288E-025</text:p>
          </table:table-cell>
          <table:table-cell table:style-name="ce407" office:value-type="string">
            <text:p>Cm</text:p>
          </table:table-cell>
          <table:table-cell table:style-name="ce407" office:value-type="string">
            <text:p>Curium</text:p>
          </table:table-cell>
          <table:table-cell table:number-columns-repeated="3"/>
        </table:table-row>
        <table:table-row table:style-name="ro13">
          <table:table-cell table:style-name="ce407" office:value-type="float" office:value="97">
            <text:p>97</text:p>
          </table:table-cell>
          <table:table-cell table:style-name="ce408" office:value-type="float" office:value="4.1015314288E-025">
            <text:p>4,1015314288E-025</text:p>
          </table:table-cell>
          <table:table-cell table:style-name="ce407" office:value-type="string">
            <text:p>Bk</text:p>
          </table:table-cell>
          <table:table-cell table:style-name="ce407" office:value-type="string">
            <text:p>Berkelium</text:p>
          </table:table-cell>
          <table:table-cell table:number-columns-repeated="3"/>
        </table:table-row>
        <table:table-row table:style-name="ro13">
          <table:table-cell table:style-name="ce407" office:value-type="float" office:value="98">
            <text:p>98</text:p>
          </table:table-cell>
          <table:table-cell table:style-name="ce408" office:value-type="float" office:value="4.1679529904E-025">
            <text:p>4,1679529904E-025</text:p>
          </table:table-cell>
          <table:table-cell table:style-name="ce407" office:value-type="string">
            <text:p>Cf</text:p>
          </table:table-cell>
          <table:table-cell table:style-name="ce407" office:value-type="string">
            <text:p>Californium</text:p>
          </table:table-cell>
          <table:table-cell table:number-columns-repeated="3"/>
        </table:table-row>
        <table:table-row table:style-name="ro13">
          <table:table-cell table:style-name="ce407" office:value-type="float" office:value="99">
            <text:p>99</text:p>
          </table:table-cell>
          <table:table-cell table:style-name="ce408" office:value-type="float" office:value="4.1845583808E-025">
            <text:p>4,1845583808E-025</text:p>
          </table:table-cell>
          <table:table-cell table:style-name="ce407" office:value-type="string">
            <text:p>Es</text:p>
          </table:table-cell>
          <table:table-cell table:style-name="ce407" office:value-type="string">
            <text:p>Einsteinium</text:p>
          </table:table-cell>
          <table:table-cell table:number-columns-repeated="3"/>
        </table:table-row>
        <table:table-row table:style-name="ro13">
          <table:table-cell table:style-name="ce407" office:value-type="float" office:value="100">
            <text:p>100</text:p>
          </table:table-cell>
          <table:table-cell table:style-name="ce408" office:value-type="float" office:value="4.2675853328E-025">
            <text:p>4,2675853328E-025</text:p>
          </table:table-cell>
          <table:table-cell table:style-name="ce407" office:value-type="string">
            <text:p>Fm</text:p>
          </table:table-cell>
          <table:table-cell table:style-name="ce407" office:value-type="string">
            <text:p>Fermium</text:p>
          </table:table-cell>
          <table:table-cell table:number-columns-repeated="3"/>
        </table:table-row>
        <table:table-row table:style-name="ro13">
          <table:table-cell table:style-name="ce407" office:value-type="float" office:value="101">
            <text:p>101</text:p>
          </table:table-cell>
          <table:table-cell table:style-name="ce408" office:value-type="float" office:value="4.2841907232E-025">
            <text:p>4,2841907232E-025</text:p>
          </table:table-cell>
          <table:table-cell table:style-name="ce407" office:value-type="string">
            <text:p>Md</text:p>
          </table:table-cell>
          <table:table-cell table:style-name="ce407" office:value-type="string">
            <text:p>Mendelevium</text:p>
          </table:table-cell>
          <table:table-cell table:number-columns-repeated="3"/>
        </table:table-row>
        <table:table-row table:style-name="ro13">
          <table:table-cell table:style-name="ce407" office:value-type="float" office:value="102">
            <text:p>102</text:p>
          </table:table-cell>
          <table:table-cell table:style-name="ce408" office:value-type="float" office:value="4.3007961136E-025">
            <text:p>4,3007961136E-025</text:p>
          </table:table-cell>
          <table:table-cell table:style-name="ce407" office:value-type="string">
            <text:p>No</text:p>
          </table:table-cell>
          <table:table-cell table:style-name="ce407" office:value-type="string">
            <text:p>Nobelium</text:p>
          </table:table-cell>
          <table:table-cell table:number-columns-repeated="3"/>
        </table:table-row>
        <table:table-row table:style-name="ro13">
          <table:table-cell table:style-name="ce407" office:value-type="float" office:value="103">
            <text:p>103</text:p>
          </table:table-cell>
          <table:table-cell table:style-name="ce408" office:value-type="float" office:value="4.3506122848E-025">
            <text:p>4,3506122848E-025</text:p>
          </table:table-cell>
          <table:table-cell table:style-name="ce407" office:value-type="string">
            <text:p>Lr</text:p>
          </table:table-cell>
          <table:table-cell table:style-name="ce407" office:value-type="string">
            <text:p>Lawrencium</text:p>
          </table:table-cell>
          <table:table-cell table:number-columns-repeated="3"/>
        </table:table-row>
        <table:table-row table:style-name="ro18">
          <table:table-cell table:style-name="ce407" office:value-type="float" office:value="104">
            <text:p>104</text:p>
          </table:table-cell>
          <table:table-cell table:style-name="ce408" office:value-type="float" office:value="4.4336392368E-025">
            <text:p>4,4336392368E-025</text:p>
          </table:table-cell>
          <table:table-cell table:style-name="ce407" office:value-type="string">
            <text:p>Rf</text:p>
          </table:table-cell>
          <table:table-cell table:style-name="ce407" office:value-type="string">
            <text:p>Rutherfordium</text:p>
          </table:table-cell>
          <table:table-cell table:number-columns-repeated="3"/>
        </table:table-row>
        <table:table-row table:style-name="ro13">
          <table:table-cell table:style-name="ce407" office:value-type="float" office:value="105">
            <text:p>105</text:p>
          </table:table-cell>
          <table:table-cell table:style-name="ce408" office:value-type="float" office:value="4.4502446272E-025">
            <text:p>4,4502446272E-025</text:p>
          </table:table-cell>
          <table:table-cell table:style-name="ce407" office:value-type="string">
            <text:p>Db</text:p>
          </table:table-cell>
          <table:table-cell table:style-name="ce407" office:value-type="string">
            <text:p>Dubnium</text:p>
          </table:table-cell>
          <table:table-cell table:number-columns-repeated="3"/>
        </table:table-row>
        <table:table-row table:style-name="ro13">
          <table:table-cell table:style-name="ce407" office:value-type="float" office:value="106">
            <text:p>106</text:p>
          </table:table-cell>
          <table:table-cell table:style-name="ce408" office:value-type="float" office:value="4.5000607984E-025">
            <text:p>4,5000607984E-025</text:p>
          </table:table-cell>
          <table:table-cell table:style-name="ce407" office:value-type="string">
            <text:p>Sg</text:p>
          </table:table-cell>
          <table:table-cell table:style-name="ce407" office:value-type="string">
            <text:p>Seaborgium</text:p>
          </table:table-cell>
          <table:table-cell table:number-columns-repeated="3"/>
        </table:table-row>
        <table:table-row table:style-name="ro13">
          <table:table-cell table:style-name="ce407" office:value-type="float" office:value="107">
            <text:p>107</text:p>
          </table:table-cell>
          <table:table-cell table:style-name="ce408" office:value-type="float" office:value="4.483455408E-025">
            <text:p>4,483455408E-025</text:p>
          </table:table-cell>
          <table:table-cell table:style-name="ce407" office:value-type="string">
            <text:p>Bh</text:p>
          </table:table-cell>
          <table:table-cell table:style-name="ce407" office:value-type="string">
            <text:p>Bohrium</text:p>
          </table:table-cell>
          <table:table-cell table:number-columns-repeated="3"/>
        </table:table-row>
        <table:table-row table:style-name="ro13">
          <table:table-cell table:style-name="ce407" office:value-type="float" office:value="108">
            <text:p>108</text:p>
          </table:table-cell>
          <table:table-cell table:style-name="ce408" office:value-type="float" office:value="4.4668500176E-025">
            <text:p>4,4668500176E-025</text:p>
          </table:table-cell>
          <table:table-cell table:style-name="ce407" office:value-type="string">
            <text:p>Hs</text:p>
          </table:table-cell>
          <table:table-cell table:style-name="ce407" office:value-type="string">
            <text:p>Hassium</text:p>
          </table:table-cell>
          <table:table-cell table:number-columns-repeated="3"/>
        </table:table-row>
        <table:table-row table:style-name="ro13">
          <table:table-cell table:style-name="ce407" office:value-type="float" office:value="109">
            <text:p>109</text:p>
          </table:table-cell>
          <table:table-cell table:style-name="ce408" office:value-type="float" office:value="4.5830877504E-025">
            <text:p>4,5830877504E-025</text:p>
          </table:table-cell>
          <table:table-cell table:style-name="ce407" office:value-type="string">
            <text:p>Mt</text:p>
          </table:table-cell>
          <table:table-cell table:style-name="ce407" office:value-type="string">
            <text:p>Meitnerium</text:p>
          </table:table-cell>
          <table:table-cell table:number-columns-repeated="3"/>
        </table:table-row>
        <table:table-row table:style-name="ro18">
          <table:table-cell table:style-name="ce407" office:value-type="float" office:value="110">
            <text:p>110</text:p>
          </table:table-cell>
          <table:table-cell table:style-name="ce408" office:value-type="float" office:value="4.6661147024E-025">
            <text:p>4,6661147024E-025</text:p>
          </table:table-cell>
          <table:table-cell table:style-name="ce407" office:value-type="string">
            <text:p>Ds</text:p>
          </table:table-cell>
          <table:table-cell table:style-name="ce407" office:value-type="string">
            <text:p>Darmstadtium</text:p>
          </table:table-cell>
          <table:table-cell table:number-columns-repeated="3"/>
        </table:table-row>
        <table:table-row table:style-name="ro13">
          <table:table-cell table:style-name="ce407" office:value-type="float" office:value="111">
            <text:p>111</text:p>
          </table:table-cell>
          <table:table-cell table:style-name="ce408" office:value-type="float" office:value="4.649509312E-025">
            <text:p>4,649509312E-025</text:p>
          </table:table-cell>
          <table:table-cell table:style-name="ce407" office:value-type="string">
            <text:p>Rg</text:p>
          </table:table-cell>
          <table:table-cell table:style-name="ce407" office:value-type="string">
            <text:p>Roentgenium</text:p>
          </table:table-cell>
          <table:table-cell table:number-columns-repeated="3"/>
        </table:table-row>
        <table:table-row table:style-name="ro13">
          <table:table-cell table:style-name="ce407" office:value-type="float" office:value="112">
            <text:p>112</text:p>
          </table:table-cell>
          <table:table-cell table:style-name="ce408" office:value-type="float" office:value="4.732536264E-025">
            <text:p>4,732536264E-025</text:p>
          </table:table-cell>
          <table:table-cell table:style-name="ce407" office:value-type="string">
            <text:p>Cn</text:p>
          </table:table-cell>
          <table:table-cell table:style-name="ce407" office:value-type="string">
            <text:p>Copernicium</text:p>
          </table:table-cell>
          <table:table-cell table:number-columns-repeated="3"/>
        </table:table-row>
        <table:table-row table:style-name="ro13">
          <table:table-cell table:style-name="ce407" office:value-type="float" office:value="113">
            <text:p>113</text:p>
          </table:table-cell>
          <table:table-cell table:style-name="ce408" office:value-type="float" office:value="4.7159308736E-025">
            <text:p>4,7159308736E-025</text:p>
          </table:table-cell>
          <table:table-cell table:style-name="ce407" office:value-type="string">
            <text:p>Uut</text:p>
          </table:table-cell>
          <table:table-cell table:style-name="ce407" office:value-type="string">
            <text:p>Ununtrium</text:p>
          </table:table-cell>
          <table:table-cell table:number-columns-repeated="3"/>
        </table:table-row>
        <table:table-row table:style-name="ro13">
          <table:table-cell table:style-name="ce407"/>
          <table:table-cell table:style-name="ce408"/>
          <table:table-cell table:style-name="ce407" office:value-type="string">
            <text:p>(Nh)</text:p>
          </table:table-cell>
          <table:table-cell table:style-name="ce407" office:value-type="string">
            <text:p>(Nihonium)</text:p>
          </table:table-cell>
          <table:table-cell table:number-columns-repeated="3"/>
        </table:table-row>
        <table:table-row table:style-name="ro13">
          <table:table-cell table:style-name="ce407" office:value-type="float" office:value="114">
            <text:p>114</text:p>
          </table:table-cell>
          <table:table-cell table:style-name="ce408" office:value-type="float" office:value="4.7989578256E-025">
            <text:p>4,7989578256E-025</text:p>
          </table:table-cell>
          <table:table-cell table:style-name="ce407" office:value-type="string">
            <text:p>Fl</text:p>
          </table:table-cell>
          <table:table-cell table:style-name="ce407" office:value-type="string">
            <text:p>Flerovium</text:p>
          </table:table-cell>
          <table:table-cell table:number-columns-repeated="3"/>
        </table:table-row>
        <table:table-row table:style-name="ro18">
          <table:table-cell table:style-name="ce407" office:value-type="float" office:value="115">
            <text:p>115</text:p>
          </table:table-cell>
          <table:table-cell table:style-name="ce408" office:value-type="float" office:value="4.7823524352E-025">
            <text:p>4,7823524352E-025</text:p>
          </table:table-cell>
          <table:table-cell table:style-name="ce407" office:value-type="string">
            <text:p>Uup</text:p>
          </table:table-cell>
          <table:table-cell table:style-name="ce407" office:value-type="string">
            <text:p>Ununpentium</text:p>
          </table:table-cell>
          <table:table-cell table:number-columns-repeated="3"/>
        </table:table-row>
        <table:table-row table:style-name="ro13">
          <table:table-cell table:style-name="ce407"/>
          <table:table-cell table:style-name="ce408"/>
          <table:table-cell table:style-name="ce407" office:value-type="string">
            <text:p>(Mc)</text:p>
          </table:table-cell>
          <table:table-cell table:style-name="ce407" office:value-type="string">
            <text:p>(Moscovium)</text:p>
          </table:table-cell>
          <table:table-cell table:number-columns-repeated="3"/>
        </table:table-row>
        <table:table-row table:style-name="ro13">
          <table:table-cell table:style-name="ce407" office:value-type="float" office:value="116">
            <text:p>116</text:p>
          </table:table-cell>
          <table:table-cell table:style-name="ce408" office:value-type="float" office:value="4.8653793872E-025">
            <text:p>4,8653793872E-025</text:p>
          </table:table-cell>
          <table:table-cell table:style-name="ce407" office:value-type="string">
            <text:p>Lv</text:p>
          </table:table-cell>
          <table:table-cell table:style-name="ce407" office:value-type="string">
            <text:p>Livermorium</text:p>
          </table:table-cell>
          <table:table-cell table:number-columns-repeated="3"/>
        </table:table-row>
        <table:table-row table:style-name="ro13">
          <table:table-cell table:style-name="ce407" office:value-type="float" office:value="117">
            <text:p>117</text:p>
          </table:table-cell>
          <table:table-cell table:style-name="ce408" office:value-type="float" office:value="4.8819847776E-025">
            <text:p>4,8819847776E-025</text:p>
          </table:table-cell>
          <table:table-cell table:style-name="ce407" office:value-type="string">
            <text:p>Uus</text:p>
          </table:table-cell>
          <table:table-cell table:style-name="ce407" office:value-type="string">
            <text:p>Ununseptium</text:p>
          </table:table-cell>
          <table:table-cell table:number-columns-repeated="3"/>
        </table:table-row>
        <table:table-row table:style-name="ro13">
          <table:table-cell table:style-name="ce407"/>
          <table:table-cell table:style-name="ce408"/>
          <table:table-cell table:style-name="ce407" office:value-type="string">
            <text:p>(Ts)</text:p>
          </table:table-cell>
          <table:table-cell table:style-name="ce407" office:value-type="string">
            <text:p>(Tennessin)</text:p>
          </table:table-cell>
          <table:table-cell table:number-columns-repeated="3"/>
        </table:table-row>
        <table:table-row table:style-name="ro13">
          <table:table-cell table:style-name="ce407" office:value-type="float" office:value="118">
            <text:p>118</text:p>
          </table:table-cell>
          <table:table-cell table:style-name="ce408" office:value-type="float" office:value="4.8819847776E-025">
            <text:p>4,8819847776E-025</text:p>
          </table:table-cell>
          <table:table-cell table:style-name="ce407" office:value-type="string">
            <text:p>Uuo</text:p>
          </table:table-cell>
          <table:table-cell table:style-name="ce407" office:value-type="string">
            <text:p>Ununoctium</text:p>
          </table:table-cell>
          <table:table-cell table:number-columns-repeated="3"/>
        </table:table-row>
        <table:table-row table:style-name="ro5" table:number-rows-repeated="1048452">
          <table:table-cell table:number-columns-repeated="7"/>
        </table:table-row>
        <table:table-row table:style-name="ro5">
          <table:table-cell table:number-columns-repeated="7"/>
        </table:table-row>
        <table:named-expressions/>
      </table:table>
      <table:named-expressions>
        <table:named-expression table:name="Excel_BuiltIn_Print_Area_1" table:base-cell-address="$Constants.$A$1" table:expression="0"/>
        <table:named-expression table:name="Excel_BuiltIn_Print_Area_2" table:base-cell-address="$Constants.$A$1" table:expression="0"/>
        <table:named-range table:name="c_AU_m" table:base-cell-address="$Constants.$A$1" table:cell-range-address="$Constants.$D$21"/>
        <table:named-range table:name="c_c" table:base-cell-address="$Constants.$A$1" table:cell-range-address="$Constants.$D$3"/>
        <table:named-range table:name="c_eps0" table:base-cell-address="$Constants.$A$1" table:cell-range-address="$Constants.$D$5"/>
        <table:named-range table:name="c_eV_Hz" table:base-cell-address="$Constants.$A$1" table:cell-range-address="$Constants.$D$18"/>
        <table:named-range table:name="c_eV_K" table:base-cell-address="$Constants.$A$1" table:cell-range-address="$Constants.$D$17"/>
        <table:named-range table:name="c_eV_nm" table:base-cell-address="$Constants.$A$1" table:cell-range-address="$Constants.$D$19"/>
        <table:named-range table:name="c_G" table:base-cell-address="$Constants.$A$1" table:cell-range-address="$Constants.$D$6"/>
        <table:named-range table:name="c_h" table:base-cell-address="$Constants.$A$1" table:cell-range-address="$Constants.$D$7"/>
        <table:named-range table:name="c_k" table:base-cell-address="$Constants.$A$1" table:cell-range-address="$Constants.$D$15"/>
        <table:named-range table:name="c_lum_sol" table:base-cell-address="$Constants.$A$1" table:cell-range-address="$Constants.$D$36"/>
        <table:named-range table:name="c_LY_m" table:base-cell-address="$Constants.$A$1" table:cell-range-address="$Constants.$D$22"/>
        <table:named-range table:name="c_m_earth" table:base-cell-address="$Constants.$A$1" table:cell-range-address="$Constants.$D$26"/>
        <table:named-range table:name="c_m_moon" table:base-cell-address="$Constants.$A$1" table:cell-range-address="$Constants.$D$27"/>
        <table:named-range table:name="c_m_sol" table:base-cell-address="$Constants.$A$1" table:cell-range-address="$Constants.$D$25"/>
        <table:named-range table:name="c_me" table:base-cell-address="$Constants.$A$1" table:cell-range-address="$Constants.$D$10"/>
        <table:named-expression table:name="c_me_eV" table:base-cell-address="$Constants.$A$1" table:expression="$constants.$#ref!$#REF!"/>
        <table:named-expression table:name="c_me_MeV" table:base-cell-address="$Constants.$A$1" table:expression="$constants.$#ref!$#REF!"/>
        <table:named-range table:name="c_mp" table:base-cell-address="$Constants.$A$1" table:cell-range-address="$Constants.$D$13"/>
        <table:named-range table:name="c_my0" table:base-cell-address="$Constants.$A$1" table:cell-range-address="$Constants.$D$4"/>
        <table:named-range table:name="c_mye" table:base-cell-address="$Constants.$A$1" table:cell-range-address="$Constants.$D$9"/>
        <table:named-range table:name="c_orb_earth" table:base-cell-address="$Constants.$A$1" table:cell-range-address="$Constants.$D$33"/>
        <table:named-range table:name="c_orb_moon" table:base-cell-address="$Constants.$A$1" table:cell-range-address="$Constants.$D$34"/>
        <table:named-range table:name="c_pc_m" table:base-cell-address="$Constants.$A$1" table:cell-range-address="$Constants.$D$23"/>
        <table:named-range table:name="c_qe" table:base-cell-address="$Constants.$A$1" table:cell-range-address="$Constants.$D$8"/>
        <table:named-range table:name="c_r_earth" table:base-cell-address="$Constants.$A$1" table:cell-range-address="$Constants.$D$30"/>
        <table:named-range table:name="c_r_moon" table:base-cell-address="$Constants.$A$1" table:cell-range-address="$Constants.$D$31"/>
        <table:named-range table:name="c_r_sol" table:base-cell-address="$Constants.$A$1" table:cell-range-address="$Constants.$D$29"/>
        <table:named-range table:name="c_Ue_eV" table:base-cell-address="$Constants.$A$1" table:cell-range-address="$Constants.$D$11"/>
        <table:named-range table:name="c_Ue_J" table:base-cell-address="$Constants.$A$1" table:cell-range-address="$Constants.$D$12"/>
        <table:named-range table:name="_z" table:base-cell-address="$Constants.$E$1" table:cell-range-address="$Spektral_all.$F$4"/>
        <table:named-range table:name="_K" table:base-cell-address="$Spektral_all_exact.$D$3" table:cell-range-address="$Constants.$D$38"/>
        <table:named-range table:name="_z1" table:base-cell-address="$Spektral_all_exact.$F$4" table:cell-range-address="$Spektral_all_exact.$C$4"/>
        <table:named-range table:name="_mk" table:base-cell-address="$Spektral_all_exact.$G$4" table:cell-range-address="$Spektral_all_exact.$G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scientific-number number:decimal-places="8" number:min-integer-digits="1" number:min-exponent-digits="2"/>
    </number:number-style>
    <number:number-style style:name="N135">
      <number:scientific-number number:decimal-places="6" number:min-integer-digits="1" number:min-exponent-digits="2"/>
    </number:number-style>
    <number:number-style style:name="N136">
      <number:scientific-number number:decimal-places="4" number:min-integer-digits="1" number:min-exponent-digits="2"/>
    </number:number-style>
    <number:number-style style:name="N137">
      <number:scientific-number number:decimal-places="7" number:min-integer-digits="1" number:min-exponent-digits="2"/>
    </number:number-style>
    <number:number-style style:name="N138">
      <number:scientific-number number:decimal-places="3" number:min-integer-digits="1" number:min-exponent-digits="2"/>
    </number:number-style>
    <number:number-style style:name="N139">
      <number:number number:decimal-places="1" number:min-integer-digits="1"/>
    </number:number-style>
    <number:number-style style:name="N140">
      <number:number number:decimal-places="4" number:min-integer-digits="1"/>
    </number:number-style>
    <number:number-style style:name="N141">
      <number:scientific-number number:decimal-places="5" number:min-integer-digits="1" number:min-exponent-digits="2"/>
    </number:number-style>
    <number:percentage-style style:name="N142">
      <number:number number:decimal-places="1" number:min-integer-digits="1"/>
      <number:text>%</number:text>
    </number:percentage-style>
    <number:percentage-style style:name="N143">
      <number:number number:decimal-places="4" number:min-integer-digits="1"/>
      <number:text>%</number:text>
    </number:percentage-style>
    <number:number-style style:name="N144">
      <number:number number:decimal-places="5" number:min-integer-digits="1"/>
    </number:number-style>
    <number:number-style style:name="N145">
      <number:number number:decimal-places="3" number:min-integer-digits="1" number:grouping="true"/>
    </number:number-style>
    <number:number-style style:name="N146">
      <number:number number:decimal-places="4" number:min-integer-digits="1" number:grouping="true"/>
    </number:number-style>
    <number:number-style style:name="N147">
      <number:number number:decimal-places="1" number:min-integer-digits="1" number:grouping="true"/>
    </number:number-style>
    <number:number-style style:name="N148">
      <number:number number:decimal-places="5" number:min-integer-digits="1" number:grouping="true"/>
    </number:number-style>
    <number:number-style style:name="N149">
      <number:number number:decimal-places="7" number:min-integer-digits="1"/>
    </number:number-style>
    <number:number-style style:name="N150">
      <number:number number:decimal-places="6" number:min-integer-digits="1"/>
    </number:number-style>
    <number:number-style style:name="N151">
      <number:number number:decimal-places="3" number:min-integer-digits="1"/>
    </number:number-style>
    <number:number-style style:name="N152">
      <number:number number:decimal-places="9" number:min-integer-digits="1"/>
    </number:number-style>
    <number:number-style style:name="N153">
      <number:number number:decimal-places="8" number:min-integer-digits="1"/>
    </number:number-style>
    <number:number-style style:name="N154">
      <number:number number:decimal-places="11" number:min-integer-digits="1"/>
    </number:number-style>
    <number:number-style style:name="N155">
      <number:number number:decimal-places="12" number:min-integer-digits="1"/>
    </number:number-style>
    <number:number-style style:name="N156">
      <number:number number:decimal-places="13" number:min-integer-digits="1"/>
    </number:number-style>
    <number:number-style style:name="N157">
      <number:number number:decimal-places="10" number:min-integer-digits="1"/>
    </number:number-style>
    <number:number-style style:name="N158">
      <number:number number:decimal-places="14" number:min-integer-digits="1"/>
    </number:number-style>
    <number:number-style style:name="N159">
      <number:number number:decimal-places="15" number:min-integer-digits="1"/>
    </number:number-style>
    <number:number-style style:name="N160">
      <number:number number:decimal-places="16" number:min-integer-digits="1"/>
    </number:number-style>
    <number:number-style style:name="N161">
      <number:number number:decimal-places="17" number:min-integer-digits="1"/>
    </number:number-style>
    <number:number-style style:name="N162">
      <number:number number:decimal-places="6" number:min-integer-digits="1" number:grouping="true"/>
    </number:number-style>
    <number:number-style style:name="N163">
      <number:number number:decimal-places="7" number:min-integer-digits="1" number:grouping="true"/>
    </number:number-style>
    <number:percentage-style style:name="N164">
      <number:number number:decimal-places="3" number:min-integer-digits="1"/>
      <number:text>%</number:text>
    </number:percentage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text> </number:text>
      <number:number number: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</number:text>
      <number:number number:decimal-places="0" number:min-integer-digits="1" number:grouping="true"/>
      <number:text> € </number:text>
    </number:number-style>
    <number:number-style style:name="N170P1" style:volatile="true">
      <number:text>-</number:text>
      <number:number number:decimal-places="0" number:min-integer-digits="1" number:grouping="true"/>
      <number:text> € </number:text>
    </number:number-style>
    <number:number-style style:name="N170P2" style:volatile="true">
      <number:text> - €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</number:text>
      <number:number number:decimal-places="2" number:min-integer-digits="1" number:grouping="true"/>
      <number:text>    </number:text>
    </number:number-style>
    <number:number-style style:name="N171P1" style:volatile="true">
      <number:text>-</number:text>
      <number:number number:decimal-places="2" number:min-integer-digits="1" number:grouping="true"/>
      <number:text>    </number:text>
    </number:number-style>
    <number:number-style style:name="N171P2" style:volatile="true">
      <number:text> -</number:text>
      <number:number number:decimal-places="0" number:min-integer-digits="0"/>
      <number:text>   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</number:text>
      <number:number number:decimal-places="2" number:min-integer-digits="1" number:grouping="true"/>
      <number:text> € </number:text>
    </number:number-style>
    <number:number-style style:name="N172P1" style:volatile="true">
      <number:text>-</number:text>
      <number:number number:decimal-places="2" number:min-integer-digits="1" number:grouping="true"/>
      <number:text> € </number:text>
    </number:number-style>
    <number:number-style style:name="N172P2" style:volatile="true">
      <number:text> -</number:text>
      <number:number number:decimal-places="0" number:min-integer-digits="0"/>
      <number:text>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scientific-number number:decimal-places="1" number:min-integer-digits="3" number:min-exponent-digits="1"/>
    </number:number-style>
    <number:number-style style:name="N174P0" style:volatile="true">
      <number:text>Ja</number:text>
    </number:number-style>
    <number:number-style style:name="N174P1" style:volatile="true">
      <number:text>Ja</number:text>
    </number:number-style>
    <number:number-style style:name="N174">
      <number:text>Nein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Wahr</number:text>
    </number:number-style>
    <number:number-style style:name="N175P1" style:volatile="true">
      <number:text>Wahr</number:text>
    </number:number-style>
    <number:number-style style:name="N175">
      <number:text>Falsch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text>Ein</number:text>
    </number:number-style>
    <number:number-style style:name="N176P1" style:volatile="true">
      <number:text>Ein</number:text>
    </number:number-style>
    <number:number-style style:name="N176">
      <number:text>Aus</number:text>
      <style:map style:condition="value()&gt;0" style:apply-style-name="N176P0"/>
      <style:map style:condition="value()&lt;0" style:apply-style-name="N176P1"/>
    </number:number-style>
    <number:currency-style style:name="N17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7P0"/>
    </number:currency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number:number-style style:name="N8124P0" style:volatile="true" number:language="de" number:country="DE">
      <number:number number:decimal-places="0" number:min-integer-digits="1" number:grouping="true"/>
      <number:text>   </number:text>
    </number:number-style>
    <number:number-style style:name="N8124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24P0"/>
    </number:number-style>
    <number:number-style style:name="N8125P0" style:volatile="true" number:language="de" number:country="DE">
      <number:number number:decimal-places="0" number:min-integer-digits="1" number:grouping="true"/>
      <number:text>   </number:text>
    </number:number-style>
    <number:number-style style:name="N8125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5P0"/>
    </number:number-style>
    <number:number-style style:name="N8126P0" style:volatile="true" number:language="de" number:country="DE">
      <number:number number:decimal-places="2" number:min-integer-digits="1" number:grouping="true"/>
      <number:text>   </number:text>
    </number:number-style>
    <number:number-style style:name="N812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6P0"/>
    </number:number-style>
    <number:number-style style:name="N8127P0" style:volatile="true" number:language="de" number:country="DE">
      <number:number number:decimal-places="2" number:min-integer-digits="1" number:grouping="true"/>
      <number:text>   </number:text>
    </number:number-style>
    <number:number-style style:name="N812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7P0"/>
    </number:number-style>
    <number:number-style style:name="N8128P0" style:volatile="true" number:language="de" number:country="DE">
      <number:number number:decimal-places="0" number:min-integer-digits="1" number:grouping="true"/>
      <number:text> €</number:text>
    </number:number-style>
    <number:number-style style:name="N8128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28P0"/>
    </number:number-style>
    <number:number-style style:name="N8129P0" style:volatile="true" number:language="de" number:country="DE">
      <number:number number:decimal-places="0" number:min-integer-digits="1" number:grouping="true"/>
      <number:text> €</number:text>
    </number:number-style>
    <number:number-style style:name="N8129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9P0"/>
    </number:number-style>
    <number:number-style style:name="N8130P0" style:volatile="true" number:language="de" number:country="DE">
      <number:number number:decimal-places="2" number:min-integer-digits="1" number:grouping="true"/>
      <number:text> €</number:text>
    </number:number-style>
    <number:number-style style:name="N813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30P0"/>
    </number:number-style>
    <number:number-style style:name="N8131P0" style:volatile="true" number:language="de" number:country="DE">
      <number:number number:decimal-places="2" number:min-integer-digits="1" number:grouping="true"/>
      <number:text> €</number:text>
    </number:number-style>
    <number:number-style style:name="N813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31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4cm" fo:margin-bottom="0.519cm" fo:margin-left="0.39cm" fo:margin-right="0.508cm" style:first-page-number="continue" style:scale-to-X="1" style:scale-to-Y="1" style:writing-mode="lr-tb"/>
      <style:header-style>
        <style:header-footer-properties fo:min-height="0.171cm" fo:margin-left="0cm" fo:margin-right="0cm" fo:margin-bottom="0.25cm"/>
      </style:header-style>
      <style:footer-style>
        <style:header-footer-properties fo:min-height="0.547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199cm" fo:margin-bottom="0.3cm" fo:margin-left="1.799cm" fo:margin-right="1.799cm" style:first-page-number="continue" style:scale-to-X="1" style:scale-to-Y="1" style:writing-mode="lr-tb"/>
      <style:header-style>
        <style:header-footer-properties fo:min-height="0.751cm" fo:margin-left="0.101cm" fo:margin-right="0.101cm" fo:margin-bottom="0cm"/>
      </style:header-style>
      <style:footer-style>
        <style:header-footer-properties fo:min-height="0.751cm" fo:margin-left="0.101cm" fo:margin-right="0.101cm" fo:margin-top="0.312cm"/>
      </style:footer-style>
    </style:page-layout>
    <style:page-layout style:name="Mpm4">
      <style:page-layout-properties fo:page-width="29.7cm" fo:page-height="21.001cm" style:num-format="1" style:print-orientation="landscape" fo:margin-top="0.924cm" fo:margin-bottom="0.684cm" fo:margin-left="0.863cm" fo:margin-right="0.485cm" style:shadow="none" fo:background-color="transparent" style:first-page-number="continue" style:scale-to="110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1.115cm" fo:margin-bottom="2.499cm" fo:margin-left="0.499cm" fo:margin-right="0.499cm" style:first-page-number="continue" style:scale-to="92%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6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fo:page-width="29.7cm" fo:page-height="21.001cm" style:num-format="1" style:print-orientation="landscape" fo:margin-top="0.956cm" fo:margin-bottom="1.058cm" fo:margin-left="0.926cm" fo:margin-right="0.455cm" style:first-page-number="continue" style:scale-to="78%" style:writing-mode="lr-tb"/>
      <style:header-style>
        <style:header-footer-properties fo:min-height="0.751cm" fo:margin-left="0.974cm" fo:margin-right="1.445cm" fo:margin-bottom="0.25cm"/>
      </style:header-style>
      <style:footer-style>
        <style:header-footer-properties fo:min-height="0.751cm" fo:margin-left="0.974cm" fo:margin-right="1.445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27.09.2016</text:date>, <text:time>12:50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Constants" style:display-name="PageStyle_Constants" style:page-layout-name="Mpm3">
      <style:header style:display="false"/>
      <style:header-left style:display="false"/>
      <style:footer>
        <style:region-left>
          <text:p><text:span text:style-name="MT1"><text:file-name text:display="full">???</text:file-name></text:span><text:span text:style-name="MT1"> <text:s text:c="2"/></text:span><text:span text:style-name="MT1"><text:file-name text:display="name-and-extension">???</text:file-name></text:span></text:p>
        </style:region-left>
      </style:footer>
      <style:footer-left style:display="false">
        <style:region-left>
          <text:p><text:span text:style-name="MT1"><text:file-name text:display="full">???</text:file-name></text:span><text:span text:style-name="MT1"> <text:s text:c="2"/></text:span><text:span text:style-name="MT1"><text:file-name text:display="name-and-extension">???</text:file-name></text:span></text:p>
        </style:region-left>
      </style:footer-left>
    </style:master-page>
    <style:master-page style:name="PageStyle_5f_F_5f_793_5f_786" style:display-name="PageStyle_F_793_786" style:page-layout-name="Mpm4">
      <style:header style:display="false"/>
      <style:header-left style:display="false"/>
      <style:footer>
        <style:region-left>
          <text:p><text:date style:data-style-name="N2" text:date-value="2016-09-27">27.09.2016</text:date> <text:s text:c="2"/><text:time>12:50:27</text:time></text:p>
        </style:region-left>
        <style:region-center>
          <text:p><text:title>???</text:title></text:p>
        </style:region-center>
        <style:region-right>
          <text:p><text:sheet-name>???</text:sheet-name></text:p>
        </style:region-right>
      </style:footer>
      <style:footer-left style:display="false"/>
    </style:master-page>
    <style:master-page style:name="PageStyle_5f_r_5f_eV_5f_von_5f_v" style:display-name="PageStyle_r_eV_von_v" style:page-layout-name="Mpm5">
      <style:header style:display="false"/>
      <style:header-left style:display="false"/>
      <style:footer>
        <text:p><text:span text:style-name="MT2"><text:file-name text:display="name-and-extension">???</text:file-name></text:span></text:p>
      </style:footer>
      <style:footer-left style:display="false">
        <text:p><text:span text:style-name="MT2"><text:file-name text:display="name-and-extension">???</text:file-name></text:span></text:p>
      </style:footer-left>
    </style:master-page>
    <style:master-page style:name="PageStyle_5f_v_5f_C_5f_rn" style:display-name="PageStyle_v_C_rn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r_5f_von_5f_v" style:display-name="PageStyle_r_von_v" style:page-layout-name="Mpm7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Otmar Kechel</dc:creator>
    <dc:date>2016-09-27T12:50:27.05</dc:date>
    <meta:generator>OpenOffice/4.1.1$Win32 OpenOffice.org_project/411m6$Build-9775</meta:generator>
    <meta:editing-duration>PT11H6M15S</meta:editing-duration>
    <meta:editing-cycles>45</meta:editing-cycles>
    <meta:printed-by>Otmar Kechel</meta:printed-by>
    <meta:print-date>2016-09-24T07:52:25.73</meta:print-date>
    <meta:document-statistic meta:table-count="8" meta:cell-count="4647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61">
      <number:scientific-number number:decimal-places="2" number:min-integer-digits="1" number:min-exponent-digits="2"/>
    </number:number-style>
    <number:number-style style:name="N138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graphic-properties draw:stroke="none" draw:fill="solid" draw:fill-color="#ffffcc"/>
      <style:text-properties fo:color="#000000" fo:font-size="9.19999980926514pt" style:font-size-asian="9.19999980926514pt" style:font-family-complex="Arial" style:font-size-complex="9.19999980926514pt"/>
    </style:style>
    <style:style style:name="ch3" style:family="chart">
      <style:chart-properties chart:include-hidden-cells="false" chart:treat-empty-cells="ignore"/>
    </style:style>
    <style:style style:name="ch4" style:family="chart" style:data-style-name="N138">
      <style:chart-properties chart:display-label="true" chart:logarithmic="true" chart:minimum="100000000" chart:maximum="100000000000" chart:reverse-direction="false" text:line-break="fals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>
      <style:chart-properties style:rotation-angle="0"/>
      <style:text-properties fo:color="#000000" fo:font-size="24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display-label="true" chart:logarithmic="true" chart:minimum="1E-016" chart:maximum="0.000000000001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24pt" style:font-size-asian="9pt" style:font-size-complex="9pt"/>
    </style:style>
    <style:style style:name="ch9" style:family="chart" style:data-style-name="N61">
      <style:chart-properties chart:symbol-type="none"/>
      <style:graphic-properties draw:stroke="dash" draw:stroke-dash="Excel_20_line_20_dash_20_1" svg:stroke-width="0.105cm" svg:stroke-color="#000000" draw:fill-color="#000000"/>
      <style:text-properties fo:font-size="10pt" style:font-size-asian="10pt" style:font-size-complex="10pt"/>
    </style:style>
    <style:style style:name="ch10" style:family="chart" style:data-style-name="N61">
      <style:chart-properties chart:symbol-type="non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1" style:family="chart" style:data-style-name="N61">
      <style:chart-properties chart:symbol-type="none"/>
      <style:graphic-properties draw:stroke="dash" draw:stroke-dash="Excel_20_line_20_dash_20_2" svg:stroke-width="0.105cm" svg:stroke-color="#579d1c" draw:fill-color="#579d1c"/>
      <style:text-properties fo:font-size="10pt" style:font-size-asian="10pt" style:font-size-complex="10pt"/>
    </style:style>
    <style:style style:name="ch12" style:family="chart" style:data-style-name="N61">
      <style:chart-properties chart:symbol-type="non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3" style:family="chart" style:data-style-name="N61">
      <style:chart-properties chart:symbol-type="non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4" style:family="chart" style:data-style-name="N61">
      <style:chart-properties chart:symbol-type="non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5" style:family="chart" style:data-style-name="N61">
      <style:chart-properties chart:symbol-type="none"/>
      <style:graphic-properties svg:stroke-width="0.105cm" svg:stroke-color="#aecf00" draw:fill-color="#aecf00"/>
      <style:text-properties fo:font-size="10pt" style:font-size-asian="10pt" style:font-size-complex="10pt"/>
    </style:style>
    <style:style style:name="ch16" style:family="chart" style:data-style-name="N61">
      <style:chart-properties chart:symbol-type="none"/>
      <style:graphic-properties svg:stroke-width="0.105cm" svg:stroke-color="#4b1f6f" draw:fill-color="#4b1f6f"/>
      <style:text-properties fo:font-size="10pt" style:font-size-asian="10pt" style:font-size-complex="10pt"/>
    </style:style>
    <style:style style:name="ch17" style:family="chart" style:data-style-name="N61">
      <style:chart-properties chart:symbol-type="none"/>
      <style:graphic-properties svg:stroke-width="0.105cm" svg:stroke-color="#ff950e" draw:fill-color="#ff950e"/>
      <style:text-properties fo:font-size="10pt" style:font-size-asian="10pt" style:font-size-complex="10pt"/>
    </style:style>
    <style:style style:name="ch18" style:family="chart" style:data-style-name="N61">
      <style:chart-properties chart:symbol-type="none"/>
      <style:graphic-properties svg:stroke-width="0.105cm" svg:stroke-color="#c5000b" draw:fill-color="#c5000b"/>
      <style:text-properties fo:font-size="10pt" style:font-size-asian="10pt" style:font-size-complex="10pt"/>
    </style:style>
    <style:style style:name="ch19" style:family="chart" style:data-style-name="N61">
      <style:chart-properties chart:symbol-type="none"/>
      <style:graphic-properties svg:stroke-width="0.105cm" svg:stroke-color="#0084d1" draw:fill-color="#0084d1"/>
      <style:text-properties fo:font-size="10pt" style:font-size-asian="10pt" style:font-size-complex="10pt"/>
    </style:style>
    <style:style style:name="ch20" style:family="chart" style:data-style-name="N61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000000"/>
    </style:style>
    <style:style style:name="ch22" style:family="chart">
      <style:graphic-properties draw:fill-color="#d9d9d9"/>
    </style:style>
  </office:automatic-styles>
  <office:body>
    <office:chart>
      <chart:chart svg:width="34.908cm" svg:height="17.905cm" xlink:href=".." xlink:type="simple" chart:class="chart:scatter" chart:style-name="ch1">
        <chart:legend svg:x="27.69cm" svg:y="2.404cm" style:legend-expansion="custom" chartooo:width="4.797cm" chartooo:height="6.017cm" style:legend-expansion-aspect-ratio="0.797241150074788" chart:style-name="ch2"/>
        <chart:plot-area chart:style-name="ch3" table:cell-range-address="r_von_v.A6:r_von_v.A76 r_von_v.D5:r_von_v.O76" chart:data-source-has-labels="row" svg:x="1.403cm" svg:y="1.778cm" svg:width="32.551cm" svg:height="14.913cm">
          <chartooo:coordinate-region svg:x="3.026cm" svg:y="1.973cm" svg:width="30.107cm" svg:height="14.079cm"/>
          <chart:axis chart:dimension="x" chart:name="primary-x" chart:style-name="ch4">
            <chart:title svg:x="15.643cm" svg:y="15.7cm" chart:style-name="ch5">
              <text:p>v in m/s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001cm" svg:y="11.599cm" chart:style-name="ch8">
              <text:p>Radius in m</text:p>
            </chart:title>
            <chart:grid chart:style-name="ch6" chart:class="major"/>
            <chart:grid chart:style-name="ch6" chart:class="minor"/>
          </chart:axis>
          <chart:series chart:style-name="ch9" chart:values-cell-range-address="r_von_v.D6:r_von_v.D76" chart:label-cell-address="r_von_v.D5:r_von_v.D5" chart:class="chart:scatter">
            <chart:domain table:cell-range-address="r_von_v.A6:r_von_v.A76"/>
            <chart:data-point chart:repeated="71"/>
          </chart:series>
          <chart:series chart:style-name="ch10" chart:values-cell-range-address="r_von_v.E6:r_von_v.E76" chart:label-cell-address="r_von_v.E5:r_von_v.E5" chart:class="chart:scatter">
            <chart:data-point chart:repeated="71"/>
          </chart:series>
          <chart:series chart:style-name="ch11" chart:values-cell-range-address="r_von_v.F6:r_von_v.F76" chart:label-cell-address="r_von_v.F5:r_von_v.F5" chart:class="chart:scatter">
            <chart:data-point chart:repeated="71"/>
          </chart:series>
          <chart:series chart:style-name="ch12" chart:values-cell-range-address="r_von_v.G6:r_von_v.G76" chart:label-cell-address="r_von_v.G5:r_von_v.G5" chart:class="chart:scatter">
            <chart:data-point chart:repeated="71"/>
          </chart:series>
          <chart:series chart:style-name="ch13" chart:values-cell-range-address="r_von_v.H6:r_von_v.H76" chart:label-cell-address="r_von_v.H5:r_von_v.H5" chart:class="chart:scatter">
            <chart:data-point chart:repeated="71"/>
          </chart:series>
          <chart:series chart:style-name="ch14" chart:values-cell-range-address="r_von_v.I6:r_von_v.I76" chart:label-cell-address="r_von_v.I5:r_von_v.I5" chart:class="chart:scatter">
            <chart:data-point chart:repeated="71"/>
          </chart:series>
          <chart:series chart:style-name="ch15" chart:values-cell-range-address="r_von_v.J6:r_von_v.J76" chart:label-cell-address="r_von_v.J5:r_von_v.J5" chart:class="chart:scatter">
            <chart:data-point chart:repeated="71"/>
          </chart:series>
          <chart:series chart:style-name="ch16" chart:values-cell-range-address="r_von_v.K6:r_von_v.K76" chart:label-cell-address="r_von_v.K5:r_von_v.K5" chart:class="chart:scatter">
            <chart:data-point chart:repeated="71"/>
          </chart:series>
          <chart:series chart:style-name="ch17" chart:values-cell-range-address="r_von_v.L6:r_von_v.L76" chart:label-cell-address="r_von_v.L5:r_von_v.L5" chart:class="chart:scatter">
            <chart:data-point chart:repeated="71"/>
          </chart:series>
          <chart:series chart:style-name="ch18" chart:values-cell-range-address="r_von_v.M6:r_von_v.M76" chart:label-cell-address="r_von_v.M5:r_von_v.M5" chart:class="chart:scatter">
            <chart:data-point chart:repeated="71"/>
          </chart:series>
          <chart:series chart:style-name="ch19" chart:values-cell-range-address="r_von_v.N6:r_von_v.N76" chart:label-cell-address="r_von_v.N5:r_von_v.N5" chart:class="chart:scatter">
            <chart:data-point chart:repeated="71"/>
          </chart:series>
          <chart:series chart:style-name="ch20" chart:values-cell-range-address="r_von_v.O6:r_von_v.O76" chart:label-cell-address="r_von_v.O5:r_von_v.O5" chart:class="chart:scatter">
            <chart:data-point chart:repeated="7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 von Fstat+Fdyn</text:p>
                <draw:g>
                  <svg:desc>r_von_v.D5:r_von_v.D5</svg:desc>
                </draw:g>
              </table:table-cell>
              <table:table-cell office:value-type="string">
                <text:p>r von Fstat</text:p>
                <draw:g>
                  <svg:desc>r_von_v.E5:r_von_v.E5</svg:desc>
                </draw:g>
              </table:table-cell>
              <table:table-cell office:value-type="string">
                <text:p>1</text:p>
                <draw:g>
                  <svg:desc>r_von_v.F5:r_von_v.F5</svg:desc>
                </draw:g>
              </table:table-cell>
              <table:table-cell office:value-type="string">
                <text:p>2</text:p>
                <draw:g>
                  <svg:desc>r_von_v.G5:r_von_v.G5</svg:desc>
                </draw:g>
              </table:table-cell>
              <table:table-cell office:value-type="string">
                <text:p>3</text:p>
                <draw:g>
                  <svg:desc>r_von_v.H5:r_von_v.H5</svg:desc>
                </draw:g>
              </table:table-cell>
              <table:table-cell office:value-type="string">
                <text:p>4</text:p>
                <draw:g>
                  <svg:desc>r_von_v.I5:r_von_v.I5</svg:desc>
                </draw:g>
              </table:table-cell>
              <table:table-cell office:value-type="string">
                <text:p>5</text:p>
                <draw:g>
                  <svg:desc>r_von_v.J5:r_von_v.J5</svg:desc>
                </draw:g>
              </table:table-cell>
              <table:table-cell office:value-type="string">
                <text:p>6</text:p>
                <draw:g>
                  <svg:desc>r_von_v.K5:r_von_v.K5</svg:desc>
                </draw:g>
              </table:table-cell>
              <table:table-cell office:value-type="string">
                <text:p>7</text:p>
                <draw:g>
                  <svg:desc>r_von_v.L5:r_von_v.L5</svg:desc>
                </draw:g>
              </table:table-cell>
              <table:table-cell office:value-type="string">
                <text:p>8</text:p>
                <draw:g>
                  <svg:desc>r_von_v.M5:r_von_v.M5</svg:desc>
                </draw:g>
              </table:table-cell>
              <table:table-cell office:value-type="string">
                <text:p>9</text:p>
                <draw:g>
                  <svg:desc>r_von_v.N5:r_von_v.N5</svg:desc>
                </draw:g>
              </table:table-cell>
              <table:table-cell office:value-type="string">
                <text:p>10</text:p>
                <draw:g>
                  <svg:desc>r_von_v.O5:r_von_v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r_von_v.A6:r_von_v.A76</svg:desc>
                </draw:g>
              </table:table-cell>
              <table:table-cell office:value-type="float" office:value="0.0000000253263870462643">
                <text:p>0.0000000253263870462643</text:p>
                <draw:g>
                  <svg:desc>r_von_v.D6:r_von_v.D76</svg:desc>
                </draw:g>
              </table:table-cell>
              <table:table-cell office:value-type="float" office:value="0.000000025326384228324">
                <text:p>0.000000025326384228324</text:p>
                <draw:g>
                  <svg:desc>r_von_v.E6:r_von_v.E76</svg:desc>
                </draw:g>
              </table:table-cell>
              <table:table-cell office:value-type="float" office:value="0.00000000115767634985398">
                <text:p>0.00000000115767634985398</text:p>
                <draw:g>
                  <svg:desc>r_von_v.F6:r_von_v.F76</svg:desc>
                </draw:g>
              </table:table-cell>
              <table:table-cell office:value-type="float" office:value="0.00000000231535269970797">
                <text:p>0.00000000231535269970797</text:p>
                <draw:g>
                  <svg:desc>r_von_v.G6:r_von_v.G76</svg:desc>
                </draw:g>
              </table:table-cell>
              <table:table-cell office:value-type="float" office:value="0.00000000347302904956195">
                <text:p>0.00000000347302904956195</text:p>
                <draw:g>
                  <svg:desc>r_von_v.H6:r_von_v.H76</svg:desc>
                </draw:g>
              </table:table-cell>
              <table:table-cell office:value-type="float" office:value="0.00000000463070539941593">
                <text:p>0.00000000463070539941593</text:p>
                <draw:g>
                  <svg:desc>r_von_v.I6:r_von_v.I76</svg:desc>
                </draw:g>
              </table:table-cell>
              <table:table-cell office:value-type="float" office:value="0.00000000578838174926991">
                <text:p>0.00000000578838174926991</text:p>
                <draw:g>
                  <svg:desc>r_von_v.J6:r_von_v.J76</svg:desc>
                </draw:g>
              </table:table-cell>
              <table:table-cell office:value-type="float" office:value="0.0000000069460580991239">
                <text:p>0.0000000069460580991239</text:p>
                <draw:g>
                  <svg:desc>r_von_v.K6:r_von_v.K76</svg:desc>
                </draw:g>
              </table:table-cell>
              <table:table-cell office:value-type="float" office:value="0.00000000810373444897788">
                <text:p>0.00000000810373444897788</text:p>
                <draw:g>
                  <svg:desc>r_von_v.L6:r_von_v.L76</svg:desc>
                </draw:g>
              </table:table-cell>
              <table:table-cell office:value-type="float" office:value="0.00000000926141079883186">
                <text:p>0.00000000926141079883186</text:p>
                <draw:g>
                  <svg:desc>r_von_v.M6:r_von_v.M76</svg:desc>
                </draw:g>
              </table:table-cell>
              <table:table-cell office:value-type="float" office:value="0.0000000104190871486858">
                <text:p>0.0000000104190871486858</text:p>
                <draw:g>
                  <svg:desc>r_von_v.N6:r_von_v.N76</svg:desc>
                </draw:g>
              </table:table-cell>
              <table:table-cell office:value-type="float" office:value="0.0000000115767634985398">
                <text:p>0.0000000115767634985398</text:p>
                <draw:g>
                  <svg:desc>r_von_v.O6:r_von_v.O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892.541179417">
                <text:p>125892.541179417</text:p>
              </table:table-cell>
              <table:table-cell office:value-type="float" office:value="0.0000000159798709559286">
                <text:p>0.0000000159798709559286</text:p>
              </table:table-cell>
              <table:table-cell office:value-type="float" office:value="0.0000000159798681379884">
                <text:p>0.0000000159798681379884</text:p>
              </table:table-cell>
              <table:table-cell office:value-type="float" office:value="0.000000000919575011361564">
                <text:p>0.000000000919575011361564</text:p>
              </table:table-cell>
              <table:table-cell office:value-type="float" office:value="0.00000000183915002272313">
                <text:p>0.00000000183915002272313</text:p>
              </table:table-cell>
              <table:table-cell office:value-type="float" office:value="0.00000000275872503408469">
                <text:p>0.00000000275872503408469</text:p>
              </table:table-cell>
              <table:table-cell office:value-type="float" office:value="0.00000000367830004544625">
                <text:p>0.00000000367830004544625</text:p>
              </table:table-cell>
              <table:table-cell office:value-type="float" office:value="0.00000000459787505680782">
                <text:p>0.00000000459787505680782</text:p>
              </table:table-cell>
              <table:table-cell office:value-type="float" office:value="0.00000000551745006816938">
                <text:p>0.00000000551745006816938</text:p>
              </table:table-cell>
              <table:table-cell office:value-type="float" office:value="0.00000000643702507953095">
                <text:p>0.00000000643702507953095</text:p>
              </table:table-cell>
              <table:table-cell office:value-type="float" office:value="0.00000000735660009089251">
                <text:p>0.00000000735660009089251</text:p>
              </table:table-cell>
              <table:table-cell office:value-type="float" office:value="0.00000000827617510225407">
                <text:p>0.00000000827617510225407</text:p>
              </table:table-cell>
              <table:table-cell office:value-type="float" office:value="0.00000000919575011361564">
                <text:p>0.00000000919575011361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489.319246111">
                <text:p>158489.319246111</text:p>
              </table:table-cell>
              <table:table-cell office:value-type="float" office:value="0.0000000100826179834291">
                <text:p>0.0000000100826179834291</text:p>
              </table:table-cell>
              <table:table-cell office:value-type="float" office:value="0.0000000100826151654888">
                <text:p>0.0000000100826151654888</text:p>
              </table:table-cell>
              <table:table-cell office:value-type="float" office:value="0.000000000730444395471392">
                <text:p>0.000000000730444395471392</text:p>
              </table:table-cell>
              <table:table-cell office:value-type="float" office:value="0.00000000146088879094278">
                <text:p>0.00000000146088879094278</text:p>
              </table:table-cell>
              <table:table-cell office:value-type="float" office:value="0.00000000219133318641418">
                <text:p>0.00000000219133318641418</text:p>
              </table:table-cell>
              <table:table-cell office:value-type="float" office:value="0.00000000292177758188557">
                <text:p>0.00000000292177758188557</text:p>
              </table:table-cell>
              <table:table-cell office:value-type="float" office:value="0.00000000365222197735696">
                <text:p>0.00000000365222197735696</text:p>
              </table:table-cell>
              <table:table-cell office:value-type="float" office:value="0.00000000438266637282835">
                <text:p>0.00000000438266637282835</text:p>
              </table:table-cell>
              <table:table-cell office:value-type="float" office:value="0.00000000511311076829974">
                <text:p>0.00000000511311076829974</text:p>
              </table:table-cell>
              <table:table-cell office:value-type="float" office:value="0.00000000584355516377114">
                <text:p>0.00000000584355516377114</text:p>
              </table:table-cell>
              <table:table-cell office:value-type="float" office:value="0.00000000657399955924253">
                <text:p>0.00000000657399955924253</text:p>
              </table:table-cell>
              <table:table-cell office:value-type="float" office:value="0.00000000730444395471392">
                <text:p>0.00000000730444395471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526.231496888">
                <text:p>199526.231496888</text:p>
              </table:table-cell>
              <table:table-cell office:value-type="float" office:value="0.00000000636170290817281">
                <text:p>0.00000000636170290817281</text:p>
              </table:table-cell>
              <table:table-cell office:value-type="float" office:value="0.00000000636170009023252">
                <text:p>0.00000000636170009023252</text:p>
              </table:table-cell>
              <table:table-cell office:value-type="float" office:value="0.000000000580212607219036">
                <text:p>0.000000000580212607219036</text:p>
              </table:table-cell>
              <table:table-cell office:value-type="float" office:value="0.00000000116042521443807">
                <text:p>0.00000000116042521443807</text:p>
              </table:table-cell>
              <table:table-cell office:value-type="float" office:value="0.00000000174063782165711">
                <text:p>0.00000000174063782165711</text:p>
              </table:table-cell>
              <table:table-cell office:value-type="float" office:value="0.00000000232085042887614">
                <text:p>0.00000000232085042887614</text:p>
              </table:table-cell>
              <table:table-cell office:value-type="float" office:value="0.00000000290106303609518">
                <text:p>0.00000000290106303609518</text:p>
              </table:table-cell>
              <table:table-cell office:value-type="float" office:value="0.00000000348127564331421">
                <text:p>0.00000000348127564331421</text:p>
              </table:table-cell>
              <table:table-cell office:value-type="float" office:value="0.00000000406148825053325">
                <text:p>0.00000000406148825053325</text:p>
              </table:table-cell>
              <table:table-cell office:value-type="float" office:value="0.00000000464170085775229">
                <text:p>0.00000000464170085775229</text:p>
              </table:table-cell>
              <table:table-cell office:value-type="float" office:value="0.00000000522191346497132">
                <text:p>0.00000000522191346497132</text:p>
              </table:table-cell>
              <table:table-cell office:value-type="float" office:value="0.00000000580212607219036">
                <text:p>0.00000000580212607219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1188.643150958">
                <text:p>251188.643150958</text:p>
              </table:table-cell>
              <table:table-cell office:value-type="float" office:value="0.0000000040139642132528">
                <text:p>0.0000000040139642132528</text:p>
              </table:table-cell>
              <table:table-cell office:value-type="float" office:value="0.00000000401396139531252">
                <text:p>0.00000000401396139531252</text:p>
              </table:table-cell>
              <table:table-cell office:value-type="float" office:value="0.00000000046087925605707">
                <text:p>0.00000000046087925605707</text:p>
              </table:table-cell>
              <table:table-cell office:value-type="float" office:value="0.000000000921758512114139">
                <text:p>0.000000000921758512114139</text:p>
              </table:table-cell>
              <table:table-cell office:value-type="float" office:value="0.00000000138263776817121">
                <text:p>0.00000000138263776817121</text:p>
              </table:table-cell>
              <table:table-cell office:value-type="float" office:value="0.00000000184351702422828">
                <text:p>0.00000000184351702422828</text:p>
              </table:table-cell>
              <table:table-cell office:value-type="float" office:value="0.00000000230439628028535">
                <text:p>0.00000000230439628028535</text:p>
              </table:table-cell>
              <table:table-cell office:value-type="float" office:value="0.00000000276527553634242">
                <text:p>0.00000000276527553634242</text:p>
              </table:table-cell>
              <table:table-cell office:value-type="float" office:value="0.00000000322615479239949">
                <text:p>0.00000000322615479239949</text:p>
              </table:table-cell>
              <table:table-cell office:value-type="float" office:value="0.00000000368703404845656">
                <text:p>0.00000000368703404845656</text:p>
              </table:table-cell>
              <table:table-cell office:value-type="float" office:value="0.00000000414791330451363">
                <text:p>0.00000000414791330451363</text:p>
              </table:table-cell>
              <table:table-cell office:value-type="float" office:value="0.0000000046087925605707">
                <text:p>0.0000000046087925605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6227.766016838">
                <text:p>316227.766016838</text:p>
              </table:table-cell>
              <table:table-cell office:value-type="float" office:value="0.00000000253264124077268">
                <text:p>0.00000000253264124077268</text:p>
              </table:table-cell>
              <table:table-cell office:value-type="float" office:value="0.0000000025326384228324">
                <text:p>0.0000000025326384228324</text:p>
              </table:table-cell>
              <table:table-cell office:value-type="float" office:value="0.000000000366089405884852">
                <text:p>0.000000000366089405884852</text:p>
              </table:table-cell>
              <table:table-cell office:value-type="float" office:value="0.000000000732178811769704">
                <text:p>0.000000000732178811769704</text:p>
              </table:table-cell>
              <table:table-cell office:value-type="float" office:value="0.00000000109826821765456">
                <text:p>0.00000000109826821765456</text:p>
              </table:table-cell>
              <table:table-cell office:value-type="float" office:value="0.00000000146435762353941">
                <text:p>0.00000000146435762353941</text:p>
              </table:table-cell>
              <table:table-cell office:value-type="float" office:value="0.00000000183044702942426">
                <text:p>0.00000000183044702942426</text:p>
              </table:table-cell>
              <table:table-cell office:value-type="float" office:value="0.00000000219653643530911">
                <text:p>0.00000000219653643530911</text:p>
              </table:table-cell>
              <table:table-cell office:value-type="float" office:value="0.00000000256262584119397">
                <text:p>0.00000000256262584119397</text:p>
              </table:table-cell>
              <table:table-cell office:value-type="float" office:value="0.00000000292871524707882">
                <text:p>0.00000000292871524707882</text:p>
              </table:table-cell>
              <table:table-cell office:value-type="float" office:value="0.00000000329480465296367">
                <text:p>0.00000000329480465296367</text:p>
              </table:table-cell>
              <table:table-cell office:value-type="float" office:value="0.00000000366089405884852">
                <text:p>0.00000000366089405884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8107.170553497">
                <text:p>398107.170553497</text:p>
              </table:table-cell>
              <table:table-cell office:value-type="float" office:value="0.00000000159798963173912">
                <text:p>0.00000000159798963173912</text:p>
              </table:table-cell>
              <table:table-cell office:value-type="float" office:value="0.00000000159798681379883">
                <text:p>0.00000000159798681379883</text:p>
              </table:table-cell>
              <table:table-cell office:value-type="float" office:value="0.000000000290795151527776">
                <text:p>0.000000000290795151527776</text:p>
              </table:table-cell>
              <table:table-cell office:value-type="float" office:value="0.000000000581590303055551">
                <text:p>0.000000000581590303055551</text:p>
              </table:table-cell>
              <table:table-cell office:value-type="float" office:value="0.000000000872385454583327">
                <text:p>0.000000000872385454583327</text:p>
              </table:table-cell>
              <table:table-cell office:value-type="float" office:value="0.0000000011631806061111">
                <text:p>0.0000000011631806061111</text:p>
              </table:table-cell>
              <table:table-cell office:value-type="float" office:value="0.00000000145397575763888">
                <text:p>0.00000000145397575763888</text:p>
              </table:table-cell>
              <table:table-cell office:value-type="float" office:value="0.00000000174477090916665">
                <text:p>0.00000000174477090916665</text:p>
              </table:table-cell>
              <table:table-cell office:value-type="float" office:value="0.00000000203556606069443">
                <text:p>0.00000000203556606069443</text:p>
              </table:table-cell>
              <table:table-cell office:value-type="float" office:value="0.0000000023263612122222">
                <text:p>0.0000000023263612122222</text:p>
              </table:table-cell>
              <table:table-cell office:value-type="float" office:value="0.00000000261715636374998">
                <text:p>0.00000000261715636374998</text:p>
              </table:table-cell>
              <table:table-cell office:value-type="float" office:value="0.00000000290795151527776">
                <text:p>0.000000002907951515277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1187.233627272">
                <text:p>501187.233627272</text:p>
              </table:table-cell>
              <table:table-cell office:value-type="float" office:value="0.00000000100826433448916">
                <text:p>0.00000000100826433448916</text:p>
              </table:table-cell>
              <table:table-cell office:value-type="float" office:value="0.00000000100826151654888">
                <text:p>0.00000000100826151654888</text:p>
              </table:table-cell>
              <table:table-cell office:value-type="float" office:value="0.000000000230986799379438">
                <text:p>0.000000000230986799379438</text:p>
              </table:table-cell>
              <table:table-cell office:value-type="float" office:value="0.000000000461973598758876">
                <text:p>0.000000000461973598758876</text:p>
              </table:table-cell>
              <table:table-cell office:value-type="float" office:value="0.000000000692960398138314">
                <text:p>0.000000000692960398138314</text:p>
              </table:table-cell>
              <table:table-cell office:value-type="float" office:value="0.000000000923947197517752">
                <text:p>0.000000000923947197517752</text:p>
              </table:table-cell>
              <table:table-cell office:value-type="float" office:value="0.00000000115493399689719">
                <text:p>0.00000000115493399689719</text:p>
              </table:table-cell>
              <table:table-cell office:value-type="float" office:value="0.00000000138592079627663">
                <text:p>0.00000000138592079627663</text:p>
              </table:table-cell>
              <table:table-cell office:value-type="float" office:value="0.00000000161690759565607">
                <text:p>0.00000000161690759565607</text:p>
              </table:table-cell>
              <table:table-cell office:value-type="float" office:value="0.0000000018478943950355">
                <text:p>0.0000000018478943950355</text:p>
              </table:table-cell>
              <table:table-cell office:value-type="float" office:value="0.00000000207888119441494">
                <text:p>0.00000000207888119441494</text:p>
              </table:table-cell>
              <table:table-cell office:value-type="float" office:value="0.00000000230986799379438">
                <text:p>0.00000000230986799379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0957.344480194">
                <text:p>630957.344480194</text:p>
              </table:table-cell>
              <table:table-cell office:value-type="float" office:value="0.000000000636172826963535">
                <text:p>0.000000000636172826963535</text:p>
              </table:table-cell>
              <table:table-cell office:value-type="float" office:value="0.000000000636170009023252">
                <text:p>0.000000000636170009023252</text:p>
              </table:table-cell>
              <table:table-cell office:value-type="float" office:value="0.000000000183479336595681">
                <text:p>0.000000000183479336595681</text:p>
              </table:table-cell>
              <table:table-cell office:value-type="float" office:value="0.000000000366958673191361">
                <text:p>0.000000000366958673191361</text:p>
              </table:table-cell>
              <table:table-cell office:value-type="float" office:value="0.000000000550438009787042">
                <text:p>0.000000000550438009787042</text:p>
              </table:table-cell>
              <table:table-cell office:value-type="float" office:value="0.000000000733917346382723">
                <text:p>0.000000000733917346382723</text:p>
              </table:table-cell>
              <table:table-cell office:value-type="float" office:value="0.000000000917396682978403">
                <text:p>0.000000000917396682978403</text:p>
              </table:table-cell>
              <table:table-cell office:value-type="float" office:value="0.00000000110087601957408">
                <text:p>0.00000000110087601957408</text:p>
              </table:table-cell>
              <table:table-cell office:value-type="float" office:value="0.00000000128435535616976">
                <text:p>0.00000000128435535616976</text:p>
              </table:table-cell>
              <table:table-cell office:value-type="float" office:value="0.00000000146783469276545">
                <text:p>0.00000000146783469276545</text:p>
              </table:table-cell>
              <table:table-cell office:value-type="float" office:value="0.00000000165131402936113">
                <text:p>0.00000000165131402936113</text:p>
              </table:table-cell>
              <table:table-cell office:value-type="float" office:value="0.00000000183479336595681">
                <text:p>0.000000001834793365956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4328.234724282">
                <text:p>794328.234724282</text:p>
              </table:table-cell>
              <table:table-cell office:value-type="float" office:value="0.000000000401398957471535">
                <text:p>0.000000000401398957471535</text:p>
              </table:table-cell>
              <table:table-cell office:value-type="float" office:value="0.000000000401396139531252">
                <text:p>0.000000000401396139531252</text:p>
              </table:table-cell>
              <table:table-cell office:value-type="float" office:value="0.000000000145742817546429">
                <text:p>0.000000000145742817546429</text:p>
              </table:table-cell>
              <table:table-cell office:value-type="float" office:value="0.000000000291485635092859">
                <text:p>0.000000000291485635092859</text:p>
              </table:table-cell>
              <table:table-cell office:value-type="float" office:value="0.000000000437228452639288">
                <text:p>0.000000000437228452639288</text:p>
              </table:table-cell>
              <table:table-cell office:value-type="float" office:value="0.000000000582971270185717">
                <text:p>0.000000000582971270185717</text:p>
              </table:table-cell>
              <table:table-cell office:value-type="float" office:value="0.000000000728714087732146">
                <text:p>0.000000000728714087732146</text:p>
              </table:table-cell>
              <table:table-cell office:value-type="float" office:value="0.000000000874456905278576">
                <text:p>0.000000000874456905278576</text:p>
              </table:table-cell>
              <table:table-cell office:value-type="float" office:value="0.000000001020199722825">
                <text:p>0.000000001020199722825</text:p>
              </table:table-cell>
              <table:table-cell office:value-type="float" office:value="0.00000000116594254037143">
                <text:p>0.00000000116594254037143</text:p>
              </table:table-cell>
              <table:table-cell office:value-type="float" office:value="0.00000000131168535791786">
                <text:p>0.00000000131168535791786</text:p>
              </table:table-cell>
              <table:table-cell office:value-type="float" office:value="0.00000000145742817546429">
                <text:p>0.00000000145742817546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0000000253266660223523">
                <text:p>0.000000000253266660223523</text:p>
              </table:table-cell>
              <table:table-cell office:value-type="float" office:value="0.00000000025326384228324">
                <text:p>0.00000000025326384228324</text:p>
              </table:table-cell>
              <table:table-cell office:value-type="float" office:value="0.000000000115767634985398">
                <text:p>0.000000000115767634985398</text:p>
              </table:table-cell>
              <table:table-cell office:value-type="float" office:value="0.000000000231535269970796">
                <text:p>0.000000000231535269970796</text:p>
              </table:table-cell>
              <table:table-cell office:value-type="float" office:value="0.000000000347302904956195">
                <text:p>0.000000000347302904956195</text:p>
              </table:table-cell>
              <table:table-cell office:value-type="float" office:value="0.000000000463070539941593">
                <text:p>0.000000000463070539941593</text:p>
              </table:table-cell>
              <table:table-cell office:value-type="float" office:value="0.000000000578838174926991">
                <text:p>0.000000000578838174926991</text:p>
              </table:table-cell>
              <table:table-cell office:value-type="float" office:value="0.000000000694605809912389">
                <text:p>0.000000000694605809912389</text:p>
              </table:table-cell>
              <table:table-cell office:value-type="float" office:value="0.000000000810373444897787">
                <text:p>0.000000000810373444897787</text:p>
              </table:table-cell>
              <table:table-cell office:value-type="float" office:value="0.000000000926141079883186">
                <text:p>0.000000000926141079883186</text:p>
              </table:table-cell>
              <table:table-cell office:value-type="float" office:value="0.00000000104190871486858">
                <text:p>0.00000000104190871486858</text:p>
              </table:table-cell>
              <table:table-cell office:value-type="float" office:value="0.00000000115767634985398">
                <text:p>0.00000000115767634985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8925.41179417">
                <text:p>1258925.41179417</text:p>
              </table:table-cell>
              <table:table-cell office:value-type="float" office:value="0.000000000159801499320166">
                <text:p>0.000000000159801499320166</text:p>
              </table:table-cell>
              <table:table-cell office:value-type="float" office:value="0.000000000159798681379883">
                <text:p>0.000000000159798681379883</text:p>
              </table:table-cell>
              <table:table-cell office:value-type="float" office:value="0.0000000000919575011361563">
                <text:p>0.0000000000919575011361563</text:p>
              </table:table-cell>
              <table:table-cell office:value-type="float" office:value="0.000000000183915002272313">
                <text:p>0.000000000183915002272313</text:p>
              </table:table-cell>
              <table:table-cell office:value-type="float" office:value="0.000000000275872503408469">
                <text:p>0.000000000275872503408469</text:p>
              </table:table-cell>
              <table:table-cell office:value-type="float" office:value="0.000000000367830004544625">
                <text:p>0.000000000367830004544625</text:p>
              </table:table-cell>
              <table:table-cell office:value-type="float" office:value="0.000000000459787505680782">
                <text:p>0.000000000459787505680782</text:p>
              </table:table-cell>
              <table:table-cell office:value-type="float" office:value="0.000000000551745006816938">
                <text:p>0.000000000551745006816938</text:p>
              </table:table-cell>
              <table:table-cell office:value-type="float" office:value="0.000000000643702507953094">
                <text:p>0.000000000643702507953094</text:p>
              </table:table-cell>
              <table:table-cell office:value-type="float" office:value="0.000000000735660009089251">
                <text:p>0.000000000735660009089251</text:p>
              </table:table-cell>
              <table:table-cell office:value-type="float" office:value="0.000000000827617510225407">
                <text:p>0.000000000827617510225407</text:p>
              </table:table-cell>
              <table:table-cell office:value-type="float" office:value="0.000000000919575011361563">
                <text:p>0.0000000009195750113615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84893.19246111">
                <text:p>1584893.19246111</text:p>
              </table:table-cell>
              <table:table-cell office:value-type="float" office:value="0.000000000100828969595171">
                <text:p>0.000000000100828969595171</text:p>
              </table:table-cell>
              <table:table-cell office:value-type="float" office:value="0.000000000100826151654888">
                <text:p>0.000000000100826151654888</text:p>
              </table:table-cell>
              <table:table-cell office:value-type="float" office:value="0.0000000000730444395471392">
                <text:p>0.0000000000730444395471392</text:p>
              </table:table-cell>
              <table:table-cell office:value-type="float" office:value="0.000000000146088879094278">
                <text:p>0.000000000146088879094278</text:p>
              </table:table-cell>
              <table:table-cell office:value-type="float" office:value="0.000000000219133318641417">
                <text:p>0.000000000219133318641417</text:p>
              </table:table-cell>
              <table:table-cell office:value-type="float" office:value="0.000000000292177758188557">
                <text:p>0.000000000292177758188557</text:p>
              </table:table-cell>
              <table:table-cell office:value-type="float" office:value="0.000000000365222197735696">
                <text:p>0.000000000365222197735696</text:p>
              </table:table-cell>
              <table:table-cell office:value-type="float" office:value="0.000000000438266637282835">
                <text:p>0.000000000438266637282835</text:p>
              </table:table-cell>
              <table:table-cell office:value-type="float" office:value="0.000000000511311076829974">
                <text:p>0.000000000511311076829974</text:p>
              </table:table-cell>
              <table:table-cell office:value-type="float" office:value="0.000000000584355516377113">
                <text:p>0.000000000584355516377113</text:p>
              </table:table-cell>
              <table:table-cell office:value-type="float" office:value="0.000000000657399955924252">
                <text:p>0.000000000657399955924252</text:p>
              </table:table-cell>
              <table:table-cell office:value-type="float" office:value="0.000000000730444395471392">
                <text:p>0.000000000730444395471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5262.31496888">
                <text:p>1995262.31496888</text:p>
              </table:table-cell>
              <table:table-cell office:value-type="float" office:value="0.0000000000636198188426083">
                <text:p>0.0000000000636198188426083</text:p>
              </table:table-cell>
              <table:table-cell office:value-type="float" office:value="0.0000000000636170009023252">
                <text:p>0.0000000000636170009023252</text:p>
              </table:table-cell>
              <table:table-cell office:value-type="float" office:value="0.0000000000580212607219035">
                <text:p>0.0000000000580212607219035</text:p>
              </table:table-cell>
              <table:table-cell office:value-type="float" office:value="0.000000000116042521443807">
                <text:p>0.000000000116042521443807</text:p>
              </table:table-cell>
              <table:table-cell office:value-type="float" office:value="0.000000000174063782165711">
                <text:p>0.000000000174063782165711</text:p>
              </table:table-cell>
              <table:table-cell office:value-type="float" office:value="0.000000000232085042887614">
                <text:p>0.000000000232085042887614</text:p>
              </table:table-cell>
              <table:table-cell office:value-type="float" office:value="0.000000000290106303609518">
                <text:p>0.000000000290106303609518</text:p>
              </table:table-cell>
              <table:table-cell office:value-type="float" office:value="0.000000000348127564331421">
                <text:p>0.000000000348127564331421</text:p>
              </table:table-cell>
              <table:table-cell office:value-type="float" office:value="0.000000000406148825053325">
                <text:p>0.000000000406148825053325</text:p>
              </table:table-cell>
              <table:table-cell office:value-type="float" office:value="0.000000000464170085775228">
                <text:p>0.000000000464170085775228</text:p>
              </table:table-cell>
              <table:table-cell office:value-type="float" office:value="0.000000000522191346497132">
                <text:p>0.000000000522191346497132</text:p>
              </table:table-cell>
              <table:table-cell office:value-type="float" office:value="0.000000000580212607219035">
                <text:p>0.000000000580212607219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11886.43150958">
                <text:p>2511886.43150958</text:p>
              </table:table-cell>
              <table:table-cell office:value-type="float" office:value="0.0000000000401424318934083">
                <text:p>0.0000000000401424318934083</text:p>
              </table:table-cell>
              <table:table-cell office:value-type="float" office:value="0.0000000000401396139531251">
                <text:p>0.0000000000401396139531251</text:p>
              </table:table-cell>
              <table:table-cell office:value-type="float" office:value="0.0000000000460879256057069">
                <text:p>0.0000000000460879256057069</text:p>
              </table:table-cell>
              <table:table-cell office:value-type="float" office:value="0.0000000000921758512114138">
                <text:p>0.0000000000921758512114138</text:p>
              </table:table-cell>
              <table:table-cell office:value-type="float" office:value="0.000000000138263776817121">
                <text:p>0.000000000138263776817121</text:p>
              </table:table-cell>
              <table:table-cell office:value-type="float" office:value="0.000000000184351702422828">
                <text:p>0.000000000184351702422828</text:p>
              </table:table-cell>
              <table:table-cell office:value-type="float" office:value="0.000000000230439628028535">
                <text:p>0.000000000230439628028535</text:p>
              </table:table-cell>
              <table:table-cell office:value-type="float" office:value="0.000000000276527553634241">
                <text:p>0.000000000276527553634241</text:p>
              </table:table-cell>
              <table:table-cell office:value-type="float" office:value="0.000000000322615479239948">
                <text:p>0.000000000322615479239948</text:p>
              </table:table-cell>
              <table:table-cell office:value-type="float" office:value="0.000000000368703404845655">
                <text:p>0.000000000368703404845655</text:p>
              </table:table-cell>
              <table:table-cell office:value-type="float" office:value="0.000000000414791330451362">
                <text:p>0.000000000414791330451362</text:p>
              </table:table-cell>
              <table:table-cell office:value-type="float" office:value="0.000000000460879256057069">
                <text:p>0.0000000004608792560570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62277.66016838">
                <text:p>3162277.66016838</text:p>
              </table:table-cell>
              <table:table-cell office:value-type="float" office:value="0.0000000000253292021686071">
                <text:p>0.0000000000253292021686071</text:p>
              </table:table-cell>
              <table:table-cell office:value-type="float" office:value="0.0000000000253263842283239">
                <text:p>0.0000000000253263842283239</text:p>
              </table:table-cell>
              <table:table-cell office:value-type="float" office:value="0.0000000000366089405884852">
                <text:p>0.0000000000366089405884852</text:p>
              </table:table-cell>
              <table:table-cell office:value-type="float" office:value="0.0000000000732178811769704">
                <text:p>0.0000000000732178811769704</text:p>
              </table:table-cell>
              <table:table-cell office:value-type="float" office:value="0.000000000109826821765456">
                <text:p>0.000000000109826821765456</text:p>
              </table:table-cell>
              <table:table-cell office:value-type="float" office:value="0.000000000146435762353941">
                <text:p>0.000000000146435762353941</text:p>
              </table:table-cell>
              <table:table-cell office:value-type="float" office:value="0.000000000183044702942426">
                <text:p>0.000000000183044702942426</text:p>
              </table:table-cell>
              <table:table-cell office:value-type="float" office:value="0.000000000219653643530911">
                <text:p>0.000000000219653643530911</text:p>
              </table:table-cell>
              <table:table-cell office:value-type="float" office:value="0.000000000256262584119396">
                <text:p>0.000000000256262584119396</text:p>
              </table:table-cell>
              <table:table-cell office:value-type="float" office:value="0.000000000292871524707881">
                <text:p>0.000000000292871524707881</text:p>
              </table:table-cell>
              <table:table-cell office:value-type="float" office:value="0.000000000329480465296367">
                <text:p>0.000000000329480465296367</text:p>
              </table:table-cell>
              <table:table-cell office:value-type="float" office:value="0.000000000366089405884852">
                <text:p>0.0000000003660894058848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81071.70553498">
                <text:p>3981071.70553498</text:p>
              </table:table-cell>
              <table:table-cell office:value-type="float" office:value="0.0000000000159826860782714">
                <text:p>0.0000000000159826860782714</text:p>
              </table:table-cell>
              <table:table-cell office:value-type="float" office:value="0.0000000000159798681379883">
                <text:p>0.0000000000159798681379883</text:p>
              </table:table-cell>
              <table:table-cell office:value-type="float" office:value="0.0000000000290795151527775">
                <text:p>0.0000000000290795151527775</text:p>
              </table:table-cell>
              <table:table-cell office:value-type="float" office:value="0.0000000000581590303055551">
                <text:p>0.0000000000581590303055551</text:p>
              </table:table-cell>
              <table:table-cell office:value-type="float" office:value="0.0000000000872385454583326">
                <text:p>0.0000000000872385454583326</text:p>
              </table:table-cell>
              <table:table-cell office:value-type="float" office:value="0.00000000011631806061111">
                <text:p>0.00000000011631806061111</text:p>
              </table:table-cell>
              <table:table-cell office:value-type="float" office:value="0.000000000145397575763888">
                <text:p>0.000000000145397575763888</text:p>
              </table:table-cell>
              <table:table-cell office:value-type="float" office:value="0.000000000174477090916665">
                <text:p>0.000000000174477090916665</text:p>
              </table:table-cell>
              <table:table-cell office:value-type="float" office:value="0.000000000203556606069443">
                <text:p>0.000000000203556606069443</text:p>
              </table:table-cell>
              <table:table-cell office:value-type="float" office:value="0.00000000023263612122222">
                <text:p>0.00000000023263612122222</text:p>
              </table:table-cell>
              <table:table-cell office:value-type="float" office:value="0.000000000261715636374998">
                <text:p>0.000000000261715636374998</text:p>
              </table:table-cell>
              <table:table-cell office:value-type="float" office:value="0.000000000290795151527775">
                <text:p>0.000000000290795151527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11872.33627273">
                <text:p>5011872.33627273</text:p>
              </table:table-cell>
              <table:table-cell office:value-type="float" office:value="0.0000000000100854331057719">
                <text:p>0.0000000000100854331057719</text:p>
              </table:table-cell>
              <table:table-cell office:value-type="float" office:value="0.0000000000100826151654888">
                <text:p>0.0000000000100826151654888</text:p>
              </table:table-cell>
              <table:table-cell office:value-type="float" office:value="0.0000000000230986799379438">
                <text:p>0.0000000000230986799379438</text:p>
              </table:table-cell>
              <table:table-cell office:value-type="float" office:value="0.0000000000461973598758876">
                <text:p>0.0000000000461973598758876</text:p>
              </table:table-cell>
              <table:table-cell office:value-type="float" office:value="0.0000000000692960398138313">
                <text:p>0.0000000000692960398138313</text:p>
              </table:table-cell>
              <table:table-cell office:value-type="float" office:value="0.0000000000923947197517751">
                <text:p>0.0000000000923947197517751</text:p>
              </table:table-cell>
              <table:table-cell office:value-type="float" office:value="0.000000000115493399689719">
                <text:p>0.000000000115493399689719</text:p>
              </table:table-cell>
              <table:table-cell office:value-type="float" office:value="0.000000000138592079627663">
                <text:p>0.000000000138592079627663</text:p>
              </table:table-cell>
              <table:table-cell office:value-type="float" office:value="0.000000000161690759565606">
                <text:p>0.000000000161690759565606</text:p>
              </table:table-cell>
              <table:table-cell office:value-type="float" office:value="0.00000000018478943950355">
                <text:p>0.00000000018478943950355</text:p>
              </table:table-cell>
              <table:table-cell office:value-type="float" office:value="0.000000000207888119441494">
                <text:p>0.000000000207888119441494</text:p>
              </table:table-cell>
              <table:table-cell office:value-type="float" office:value="0.000000000230986799379438">
                <text:p>0.000000000230986799379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09573.44480194">
                <text:p>6309573.44480194</text:p>
              </table:table-cell>
              <table:table-cell office:value-type="float" office:value="0.00000000000636451803051564">
                <text:p>0.00000000000636451803051564</text:p>
              </table:table-cell>
              <table:table-cell office:value-type="float" office:value="0.00000000000636170009023251">
                <text:p>0.00000000000636170009023251</text:p>
              </table:table-cell>
              <table:table-cell office:value-type="float" office:value="0.0000000000183479336595681">
                <text:p>0.0000000000183479336595681</text:p>
              </table:table-cell>
              <table:table-cell office:value-type="float" office:value="0.0000000000366958673191361">
                <text:p>0.0000000000366958673191361</text:p>
              </table:table-cell>
              <table:table-cell office:value-type="float" office:value="0.0000000000550438009787042">
                <text:p>0.0000000000550438009787042</text:p>
              </table:table-cell>
              <table:table-cell office:value-type="float" office:value="0.0000000000733917346382722">
                <text:p>0.0000000000733917346382722</text:p>
              </table:table-cell>
              <table:table-cell office:value-type="float" office:value="0.0000000000917396682978403">
                <text:p>0.0000000000917396682978403</text:p>
              </table:table-cell>
              <table:table-cell office:value-type="float" office:value="0.000000000110087601957408">
                <text:p>0.000000000110087601957408</text:p>
              </table:table-cell>
              <table:table-cell office:value-type="float" office:value="0.000000000128435535616976">
                <text:p>0.000000000128435535616976</text:p>
              </table:table-cell>
              <table:table-cell office:value-type="float" office:value="0.000000000146783469276544">
                <text:p>0.000000000146783469276544</text:p>
              </table:table-cell>
              <table:table-cell office:value-type="float" office:value="0.000000000165131402936112">
                <text:p>0.000000000165131402936112</text:p>
              </table:table-cell>
              <table:table-cell office:value-type="float" office:value="0.000000000183479336595681">
                <text:p>0.0000000001834793365956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43282.34724282">
                <text:p>7943282.34724282</text:p>
              </table:table-cell>
              <table:table-cell office:value-type="float" office:value="0.00000000000401677933559564">
                <text:p>0.00000000000401677933559564</text:p>
              </table:table-cell>
              <table:table-cell office:value-type="float" office:value="0.00000000000401396139531251">
                <text:p>0.00000000000401396139531251</text:p>
              </table:table-cell>
              <table:table-cell office:value-type="float" office:value="0.0000000000145742817546429">
                <text:p>0.0000000000145742817546429</text:p>
              </table:table-cell>
              <table:table-cell office:value-type="float" office:value="0.0000000000291485635092858">
                <text:p>0.0000000000291485635092858</text:p>
              </table:table-cell>
              <table:table-cell office:value-type="float" office:value="0.0000000000437228452639288">
                <text:p>0.0000000000437228452639288</text:p>
              </table:table-cell>
              <table:table-cell office:value-type="float" office:value="0.0000000000582971270185717">
                <text:p>0.0000000000582971270185717</text:p>
              </table:table-cell>
              <table:table-cell office:value-type="float" office:value="0.0000000000728714087732146">
                <text:p>0.0000000000728714087732146</text:p>
              </table:table-cell>
              <table:table-cell office:value-type="float" office:value="0.0000000000874456905278575">
                <text:p>0.0000000000874456905278575</text:p>
              </table:table-cell>
              <table:table-cell office:value-type="float" office:value="0.0000000001020199722825">
                <text:p>0.0000000001020199722825</text:p>
              </table:table-cell>
              <table:table-cell office:value-type="float" office:value="0.000000000116594254037143">
                <text:p>0.000000000116594254037143</text:p>
              </table:table-cell>
              <table:table-cell office:value-type="float" office:value="0.000000000131168535791786">
                <text:p>0.000000000131168535791786</text:p>
              </table:table-cell>
              <table:table-cell office:value-type="float" office:value="0.000000000145742817546429">
                <text:p>0.000000000145742817546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0">
                <text:p>10000000</text:p>
              </table:table-cell>
              <table:table-cell office:value-type="float" office:value="0.00000000000253545636311552">
                <text:p>0.00000000000253545636311552</text:p>
              </table:table-cell>
              <table:table-cell office:value-type="float" office:value="0.00000000000253263842283239">
                <text:p>0.00000000000253263842283239</text:p>
              </table:table-cell>
              <table:table-cell office:value-type="float" office:value="0.0000000000115767634985398">
                <text:p>0.0000000000115767634985398</text:p>
              </table:table-cell>
              <table:table-cell office:value-type="float" office:value="0.0000000000231535269970796">
                <text:p>0.0000000000231535269970796</text:p>
              </table:table-cell>
              <table:table-cell office:value-type="float" office:value="0.0000000000347302904956194">
                <text:p>0.0000000000347302904956194</text:p>
              </table:table-cell>
              <table:table-cell office:value-type="float" office:value="0.0000000000463070539941593">
                <text:p>0.0000000000463070539941593</text:p>
              </table:table-cell>
              <table:table-cell office:value-type="float" office:value="0.0000000000578838174926991">
                <text:p>0.0000000000578838174926991</text:p>
              </table:table-cell>
              <table:table-cell office:value-type="float" office:value="0.0000000000694605809912389">
                <text:p>0.0000000000694605809912389</text:p>
              </table:table-cell>
              <table:table-cell office:value-type="float" office:value="0.0000000000810373444897787">
                <text:p>0.0000000000810373444897787</text:p>
              </table:table-cell>
              <table:table-cell office:value-type="float" office:value="0.0000000000926141079883185">
                <text:p>0.0000000000926141079883185</text:p>
              </table:table-cell>
              <table:table-cell office:value-type="float" office:value="0.000000000104190871486858">
                <text:p>0.000000000104190871486858</text:p>
              </table:table-cell>
              <table:table-cell office:value-type="float" office:value="0.000000000115767634985398">
                <text:p>0.0000000001157676349853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89254.1179417">
                <text:p>12589254.1179417</text:p>
              </table:table-cell>
              <table:table-cell office:value-type="float" office:value="0.00000000000160080475408196">
                <text:p>0.00000000000160080475408196</text:p>
              </table:table-cell>
              <table:table-cell office:value-type="float" office:value="0.00000000000159798681379883">
                <text:p>0.00000000000159798681379883</text:p>
              </table:table-cell>
              <table:table-cell office:value-type="float" office:value="0.00000000000919575011361563">
                <text:p>0.00000000000919575011361563</text:p>
              </table:table-cell>
              <table:table-cell office:value-type="float" office:value="0.0000000000183915002272313">
                <text:p>0.0000000000183915002272313</text:p>
              </table:table-cell>
              <table:table-cell office:value-type="float" office:value="0.0000000000275872503408469">
                <text:p>0.0000000000275872503408469</text:p>
              </table:table-cell>
              <table:table-cell office:value-type="float" office:value="0.0000000000367830004544625">
                <text:p>0.0000000000367830004544625</text:p>
              </table:table-cell>
              <table:table-cell office:value-type="float" office:value="0.0000000000459787505680781">
                <text:p>0.0000000000459787505680781</text:p>
              </table:table-cell>
              <table:table-cell office:value-type="float" office:value="0.0000000000551745006816938">
                <text:p>0.0000000000551745006816938</text:p>
              </table:table-cell>
              <table:table-cell office:value-type="float" office:value="0.0000000000643702507953094">
                <text:p>0.0000000000643702507953094</text:p>
              </table:table-cell>
              <table:table-cell office:value-type="float" office:value="0.000000000073566000908925">
                <text:p>0.000000000073566000908925</text:p>
              </table:table-cell>
              <table:table-cell office:value-type="float" office:value="0.0000000000827617510225407">
                <text:p>0.0000000000827617510225407</text:p>
              </table:table-cell>
              <table:table-cell office:value-type="float" office:value="0.0000000000919575011361563">
                <text:p>0.0000000000919575011361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48931.9246112">
                <text:p>15848931.9246112</text:p>
              </table:table-cell>
              <table:table-cell office:value-type="float" office:value="0.000000000001011079456832">
                <text:p>0.000000000001011079456832</text:p>
              </table:table-cell>
              <table:table-cell office:value-type="float" office:value="0.00000000000100826151654888">
                <text:p>0.00000000000100826151654888</text:p>
              </table:table-cell>
              <table:table-cell office:value-type="float" office:value="0.00000000000730444395471391">
                <text:p>0.00000000000730444395471391</text:p>
              </table:table-cell>
              <table:table-cell office:value-type="float" office:value="0.0000000000146088879094278">
                <text:p>0.0000000000146088879094278</text:p>
              </table:table-cell>
              <table:table-cell office:value-type="float" office:value="0.0000000000219133318641417">
                <text:p>0.0000000000219133318641417</text:p>
              </table:table-cell>
              <table:table-cell office:value-type="float" office:value="0.0000000000292177758188556">
                <text:p>0.0000000000292177758188556</text:p>
              </table:table-cell>
              <table:table-cell office:value-type="float" office:value="0.0000000000365222197735696">
                <text:p>0.0000000000365222197735696</text:p>
              </table:table-cell>
              <table:table-cell office:value-type="float" office:value="0.0000000000438266637282835">
                <text:p>0.0000000000438266637282835</text:p>
              </table:table-cell>
              <table:table-cell office:value-type="float" office:value="0.0000000000511311076829974">
                <text:p>0.0000000000511311076829974</text:p>
              </table:table-cell>
              <table:table-cell office:value-type="float" office:value="0.0000000000584355516377113">
                <text:p>0.0000000000584355516377113</text:p>
              </table:table-cell>
              <table:table-cell office:value-type="float" office:value="0.0000000000657399955924252">
                <text:p>0.0000000000657399955924252</text:p>
              </table:table-cell>
              <table:table-cell office:value-type="float" office:value="0.0000000000730444395471391">
                <text:p>0.00000000007304443954713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52623.1496888">
                <text:p>19952623.1496888</text:p>
              </table:table-cell>
              <table:table-cell office:value-type="float" office:value="0.000000000000638987949306379">
                <text:p>0.000000000000638987949306379</text:p>
              </table:table-cell>
              <table:table-cell office:value-type="float" office:value="0.000000000000636170009023251">
                <text:p>0.000000000000636170009023251</text:p>
              </table:table-cell>
              <table:table-cell office:value-type="float" office:value="0.00000000000580212607219035">
                <text:p>0.00000000000580212607219035</text:p>
              </table:table-cell>
              <table:table-cell office:value-type="float" office:value="0.0000000000116042521443807">
                <text:p>0.0000000000116042521443807</text:p>
              </table:table-cell>
              <table:table-cell office:value-type="float" office:value="0.0000000000174063782165711">
                <text:p>0.0000000000174063782165711</text:p>
              </table:table-cell>
              <table:table-cell office:value-type="float" office:value="0.0000000000232085042887614">
                <text:p>0.0000000000232085042887614</text:p>
              </table:table-cell>
              <table:table-cell office:value-type="float" office:value="0.0000000000290106303609518">
                <text:p>0.0000000000290106303609518</text:p>
              </table:table-cell>
              <table:table-cell office:value-type="float" office:value="0.0000000000348127564331421">
                <text:p>0.0000000000348127564331421</text:p>
              </table:table-cell>
              <table:table-cell office:value-type="float" office:value="0.0000000000406148825053325">
                <text:p>0.0000000000406148825053325</text:p>
              </table:table-cell>
              <table:table-cell office:value-type="float" office:value="0.0000000000464170085775228">
                <text:p>0.0000000000464170085775228</text:p>
              </table:table-cell>
              <table:table-cell office:value-type="float" office:value="0.0000000000522191346497132">
                <text:p>0.0000000000522191346497132</text:p>
              </table:table-cell>
              <table:table-cell office:value-type="float" office:value="0.0000000000580212607219035">
                <text:p>0.0000000000580212607219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18864.3150958">
                <text:p>25118864.3150958</text:p>
              </table:table-cell>
              <table:table-cell office:value-type="float" office:value="0.000000000000404214079814379">
                <text:p>0.000000000000404214079814379</text:p>
              </table:table-cell>
              <table:table-cell office:value-type="float" office:value="0.000000000000401396139531251">
                <text:p>0.000000000000401396139531251</text:p>
              </table:table-cell>
              <table:table-cell office:value-type="float" office:value="0.00000000000460879256057069">
                <text:p>0.00000000000460879256057069</text:p>
              </table:table-cell>
              <table:table-cell office:value-type="float" office:value="0.00000000000921758512114138">
                <text:p>0.00000000000921758512114138</text:p>
              </table:table-cell>
              <table:table-cell office:value-type="float" office:value="0.0000000000138263776817121">
                <text:p>0.0000000000138263776817121</text:p>
              </table:table-cell>
              <table:table-cell office:value-type="float" office:value="0.0000000000184351702422828">
                <text:p>0.0000000000184351702422828</text:p>
              </table:table-cell>
              <table:table-cell office:value-type="float" office:value="0.0000000000230439628028535">
                <text:p>0.0000000000230439628028535</text:p>
              </table:table-cell>
              <table:table-cell office:value-type="float" office:value="0.0000000000276527553634241">
                <text:p>0.0000000000276527553634241</text:p>
              </table:table-cell>
              <table:table-cell office:value-type="float" office:value="0.0000000000322615479239948">
                <text:p>0.0000000000322615479239948</text:p>
              </table:table-cell>
              <table:table-cell office:value-type="float" office:value="0.0000000000368703404845655">
                <text:p>0.0000000000368703404845655</text:p>
              </table:table-cell>
              <table:table-cell office:value-type="float" office:value="0.0000000000414791330451362">
                <text:p>0.0000000000414791330451362</text:p>
              </table:table-cell>
              <table:table-cell office:value-type="float" office:value="0.0000000000460879256057069">
                <text:p>0.00000000004608792560570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22776.6016838">
                <text:p>31622776.6016838</text:p>
              </table:table-cell>
              <table:table-cell office:value-type="float" office:value="0.000000000000256081782566367">
                <text:p>0.000000000000256081782566367</text:p>
              </table:table-cell>
              <table:table-cell office:value-type="float" office:value="0.000000000000253263842283239">
                <text:p>0.000000000000253263842283239</text:p>
              </table:table-cell>
              <table:table-cell office:value-type="float" office:value="0.00000000000366089405884852">
                <text:p>0.00000000000366089405884852</text:p>
              </table:table-cell>
              <table:table-cell office:value-type="float" office:value="0.00000000000732178811769704">
                <text:p>0.00000000000732178811769704</text:p>
              </table:table-cell>
              <table:table-cell office:value-type="float" office:value="0.0000000000109826821765456">
                <text:p>0.0000000000109826821765456</text:p>
              </table:table-cell>
              <table:table-cell office:value-type="float" office:value="0.0000000000146435762353941">
                <text:p>0.0000000000146435762353941</text:p>
              </table:table-cell>
              <table:table-cell office:value-type="float" office:value="0.0000000000183044702942426">
                <text:p>0.0000000000183044702942426</text:p>
              </table:table-cell>
              <table:table-cell office:value-type="float" office:value="0.0000000000219653643530911">
                <text:p>0.0000000000219653643530911</text:p>
              </table:table-cell>
              <table:table-cell office:value-type="float" office:value="0.0000000000256262584119396">
                <text:p>0.0000000000256262584119396</text:p>
              </table:table-cell>
              <table:table-cell office:value-type="float" office:value="0.0000000000292871524707881">
                <text:p>0.0000000000292871524707881</text:p>
              </table:table-cell>
              <table:table-cell office:value-type="float" office:value="0.0000000000329480465296367">
                <text:p>0.0000000000329480465296367</text:p>
              </table:table-cell>
              <table:table-cell office:value-type="float" office:value="0.0000000000366089405884852">
                <text:p>0.00000000003660894058848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10717.0553498">
                <text:p>39810717.0553498</text:p>
              </table:table-cell>
              <table:table-cell office:value-type="float" office:value="0.000000000000162616621663011">
                <text:p>0.000000000000162616621663011</text:p>
              </table:table-cell>
              <table:table-cell office:value-type="float" office:value="0.000000000000159798681379883">
                <text:p>0.000000000000159798681379883</text:p>
              </table:table-cell>
              <table:table-cell office:value-type="float" office:value="0.00000000000290795151527775">
                <text:p>0.00000000000290795151527775</text:p>
              </table:table-cell>
              <table:table-cell office:value-type="float" office:value="0.00000000000581590303055551">
                <text:p>0.00000000000581590303055551</text:p>
              </table:table-cell>
              <table:table-cell office:value-type="float" office:value="0.00000000000872385454583326">
                <text:p>0.00000000000872385454583326</text:p>
              </table:table-cell>
              <table:table-cell office:value-type="float" office:value="0.000000000011631806061111">
                <text:p>0.000000000011631806061111</text:p>
              </table:table-cell>
              <table:table-cell office:value-type="float" office:value="0.0000000000145397575763888">
                <text:p>0.0000000000145397575763888</text:p>
              </table:table-cell>
              <table:table-cell office:value-type="float" office:value="0.0000000000174477090916665">
                <text:p>0.0000000000174477090916665</text:p>
              </table:table-cell>
              <table:table-cell office:value-type="float" office:value="0.0000000000203556606069443">
                <text:p>0.0000000000203556606069443</text:p>
              </table:table-cell>
              <table:table-cell office:value-type="float" office:value="0.000000000023263612122222">
                <text:p>0.000000000023263612122222</text:p>
              </table:table-cell>
              <table:table-cell office:value-type="float" office:value="0.0000000000261715636374998">
                <text:p>0.0000000000261715636374998</text:p>
              </table:table-cell>
              <table:table-cell office:value-type="float" office:value="0.0000000000290795151527775">
                <text:p>0.0000000000290795151527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18723.3627273">
                <text:p>50118723.3627273</text:p>
              </table:table-cell>
              <table:table-cell office:value-type="float" office:value="0.000000000000103644091938016">
                <text:p>0.000000000000103644091938016</text:p>
              </table:table-cell>
              <table:table-cell office:value-type="float" office:value="0.000000000000100826151654887">
                <text:p>0.000000000000100826151654887</text:p>
              </table:table-cell>
              <table:table-cell office:value-type="float" office:value="0.00000000000230986799379438">
                <text:p>0.00000000000230986799379438</text:p>
              </table:table-cell>
              <table:table-cell office:value-type="float" office:value="0.00000000000461973598758875">
                <text:p>0.00000000000461973598758875</text:p>
              </table:table-cell>
              <table:table-cell office:value-type="float" office:value="0.00000000000692960398138313">
                <text:p>0.00000000000692960398138313</text:p>
              </table:table-cell>
              <table:table-cell office:value-type="float" office:value="0.00000000000923947197517751">
                <text:p>0.00000000000923947197517751</text:p>
              </table:table-cell>
              <table:table-cell office:value-type="float" office:value="0.0000000000115493399689719">
                <text:p>0.0000000000115493399689719</text:p>
              </table:table-cell>
              <table:table-cell office:value-type="float" office:value="0.0000000000138592079627663">
                <text:p>0.0000000000138592079627663</text:p>
              </table:table-cell>
              <table:table-cell office:value-type="float" office:value="0.0000000000161690759565606">
                <text:p>0.0000000000161690759565606</text:p>
              </table:table-cell>
              <table:table-cell office:value-type="float" office:value="0.000000000018478943950355">
                <text:p>0.000000000018478943950355</text:p>
              </table:table-cell>
              <table:table-cell office:value-type="float" office:value="0.0000000000207888119441494">
                <text:p>0.0000000000207888119441494</text:p>
              </table:table-cell>
              <table:table-cell office:value-type="float" office:value="0.0000000000230986799379438">
                <text:p>0.00000000002309867993794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095734.4480194">
                <text:p>63095734.4480194</text:p>
              </table:table-cell>
              <table:table-cell office:value-type="float" office:value="0.0000000000000664349411854531">
                <text:p>0.0000000000000664349411854531</text:p>
              </table:table-cell>
              <table:table-cell office:value-type="float" office:value="0.000000000000063617000902325">
                <text:p>0.000000000000063617000902325</text:p>
              </table:table-cell>
              <table:table-cell office:value-type="float" office:value="0.0000000000018347933659568">
                <text:p>0.0000000000018347933659568</text:p>
              </table:table-cell>
              <table:table-cell office:value-type="float" office:value="0.00000000000366958673191361">
                <text:p>0.00000000000366958673191361</text:p>
              </table:table-cell>
              <table:table-cell office:value-type="float" office:value="0.00000000000550438009787041">
                <text:p>0.00000000000550438009787041</text:p>
              </table:table-cell>
              <table:table-cell office:value-type="float" office:value="0.00000000000733917346382722">
                <text:p>0.00000000000733917346382722</text:p>
              </table:table-cell>
              <table:table-cell office:value-type="float" office:value="0.00000000000917396682978402">
                <text:p>0.00000000000917396682978402</text:p>
              </table:table-cell>
              <table:table-cell office:value-type="float" office:value="0.0000000000110087601957408">
                <text:p>0.0000000000110087601957408</text:p>
              </table:table-cell>
              <table:table-cell office:value-type="float" office:value="0.0000000000128435535616976">
                <text:p>0.0000000000128435535616976</text:p>
              </table:table-cell>
              <table:table-cell office:value-type="float" office:value="0.0000000000146783469276544">
                <text:p>0.0000000000146783469276544</text:p>
              </table:table-cell>
              <table:table-cell office:value-type="float" office:value="0.0000000000165131402936112">
                <text:p>0.0000000000165131402936112</text:p>
              </table:table-cell>
              <table:table-cell office:value-type="float" office:value="0.000000000018347933659568">
                <text:p>0.000000000018347933659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32823.4724283">
                <text:p>79432823.4724283</text:p>
              </table:table-cell>
              <table:table-cell office:value-type="float" office:value="0.0000000000000429575542362531">
                <text:p>0.0000000000000429575542362531</text:p>
              </table:table-cell>
              <table:table-cell office:value-type="float" office:value="0.0000000000000401396139531251">
                <text:p>0.0000000000000401396139531251</text:p>
              </table:table-cell>
              <table:table-cell office:value-type="float" office:value="0.00000000000145742817546429">
                <text:p>0.00000000000145742817546429</text:p>
              </table:table-cell>
              <table:table-cell office:value-type="float" office:value="0.00000000000291485635092858">
                <text:p>0.00000000000291485635092858</text:p>
              </table:table-cell>
              <table:table-cell office:value-type="float" office:value="0.00000000000437228452639287">
                <text:p>0.00000000000437228452639287</text:p>
              </table:table-cell>
              <table:table-cell office:value-type="float" office:value="0.00000000000582971270185716">
                <text:p>0.00000000000582971270185716</text:p>
              </table:table-cell>
              <table:table-cell office:value-type="float" office:value="0.00000000000728714087732145">
                <text:p>0.00000000000728714087732145</text:p>
              </table:table-cell>
              <table:table-cell office:value-type="float" office:value="0.00000000000874456905278574">
                <text:p>0.00000000000874456905278574</text:p>
              </table:table-cell>
              <table:table-cell office:value-type="float" office:value="0.00000000001020199722825">
                <text:p>0.00000000001020199722825</text:p>
              </table:table-cell>
              <table:table-cell office:value-type="float" office:value="0.0000000000116594254037143">
                <text:p>0.0000000000116594254037143</text:p>
              </table:table-cell>
              <table:table-cell office:value-type="float" office:value="0.0000000000131168535791786">
                <text:p>0.0000000000131168535791786</text:p>
              </table:table-cell>
              <table:table-cell office:value-type="float" office:value="0.0000000000145742817546429">
                <text:p>0.00000000001457428175464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000">
                <text:p>100000000</text:p>
              </table:table-cell>
              <table:table-cell office:value-type="float" office:value="0.0000000000000281443245114519">
                <text:p>0.0000000000000281443245114519</text:p>
              </table:table-cell>
              <table:table-cell office:value-type="float" office:value="0.0000000000000253263842283239">
                <text:p>0.0000000000000253263842283239</text:p>
              </table:table-cell>
              <table:table-cell office:value-type="float" office:value="0.00000000000115767634985398">
                <text:p>0.00000000000115767634985398</text:p>
              </table:table-cell>
              <table:table-cell office:value-type="float" office:value="0.00000000000231535269970796">
                <text:p>0.00000000000231535269970796</text:p>
              </table:table-cell>
              <table:table-cell office:value-type="float" office:value="0.00000000000347302904956194">
                <text:p>0.00000000000347302904956194</text:p>
              </table:table-cell>
              <table:table-cell office:value-type="float" office:value="0.00000000000463070539941592">
                <text:p>0.00000000000463070539941592</text:p>
              </table:table-cell>
              <table:table-cell office:value-type="float" office:value="0.0000000000057883817492699">
                <text:p>0.0000000000057883817492699</text:p>
              </table:table-cell>
              <table:table-cell office:value-type="float" office:value="0.00000000000694605809912388">
                <text:p>0.00000000000694605809912388</text:p>
              </table:table-cell>
              <table:table-cell office:value-type="float" office:value="0.00000000000810373444897787">
                <text:p>0.00000000000810373444897787</text:p>
              </table:table-cell>
              <table:table-cell office:value-type="float" office:value="0.00000000000926141079883185">
                <text:p>0.00000000000926141079883185</text:p>
              </table:table-cell>
              <table:table-cell office:value-type="float" office:value="0.0000000000104190871486858">
                <text:p>0.0000000000104190871486858</text:p>
              </table:table-cell>
              <table:table-cell office:value-type="float" office:value="0.0000000000115767634985398">
                <text:p>0.00000000001157676349853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892541.179417">
                <text:p>125892541.179417</text:p>
              </table:table-cell>
              <table:table-cell office:value-type="float" office:value="0.0000000000000187978084211163">
                <text:p>0.0000000000000187978084211163</text:p>
              </table:table-cell>
              <table:table-cell office:value-type="float" office:value="0.0000000000000159798681379883">
                <text:p>0.0000000000000159798681379883</text:p>
              </table:table-cell>
              <table:table-cell office:value-type="float" office:value="0.000000000000919575011361562">
                <text:p>0.000000000000919575011361562</text:p>
              </table:table-cell>
              <table:table-cell office:value-type="float" office:value="0.00000000000183915002272312">
                <text:p>0.00000000000183915002272312</text:p>
              </table:table-cell>
              <table:table-cell office:value-type="float" office:value="0.00000000000275872503408469">
                <text:p>0.00000000000275872503408469</text:p>
              </table:table-cell>
              <table:table-cell office:value-type="float" office:value="0.00000000000367830004544625">
                <text:p>0.00000000000367830004544625</text:p>
              </table:table-cell>
              <table:table-cell office:value-type="float" office:value="0.00000000000459787505680781">
                <text:p>0.00000000000459787505680781</text:p>
              </table:table-cell>
              <table:table-cell office:value-type="float" office:value="0.00000000000551745006816937">
                <text:p>0.00000000000551745006816937</text:p>
              </table:table-cell>
              <table:table-cell office:value-type="float" office:value="0.00000000000643702507953094">
                <text:p>0.00000000000643702507953094</text:p>
              </table:table-cell>
              <table:table-cell office:value-type="float" office:value="0.0000000000073566000908925">
                <text:p>0.0000000000073566000908925</text:p>
              </table:table-cell>
              <table:table-cell office:value-type="float" office:value="0.00000000000827617510225406">
                <text:p>0.00000000000827617510225406</text:p>
              </table:table-cell>
              <table:table-cell office:value-type="float" office:value="0.00000000000919575011361562">
                <text:p>0.000000000009195750113615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489319.246112">
                <text:p>158489319.246112</text:p>
              </table:table-cell>
              <table:table-cell office:value-type="float" office:value="0.0000000000000129005554486168">
                <text:p>0.0000000000000129005554486168</text:p>
              </table:table-cell>
              <table:table-cell office:value-type="float" office:value="0.0000000000000100826151654887">
                <text:p>0.0000000000000100826151654887</text:p>
              </table:table-cell>
              <table:table-cell office:value-type="float" office:value="0.000000000000730444395471391">
                <text:p>0.000000000000730444395471391</text:p>
              </table:table-cell>
              <table:table-cell office:value-type="float" office:value="0.00000000000146088879094278">
                <text:p>0.00000000000146088879094278</text:p>
              </table:table-cell>
              <table:table-cell office:value-type="float" office:value="0.00000000000219133318641417">
                <text:p>0.00000000000219133318641417</text:p>
              </table:table-cell>
              <table:table-cell office:value-type="float" office:value="0.00000000000292177758188556">
                <text:p>0.00000000000292177758188556</text:p>
              </table:table-cell>
              <table:table-cell office:value-type="float" office:value="0.00000000000365222197735695">
                <text:p>0.00000000000365222197735695</text:p>
              </table:table-cell>
              <table:table-cell office:value-type="float" office:value="0.00000000000438266637282834">
                <text:p>0.00000000000438266637282834</text:p>
              </table:table-cell>
              <table:table-cell office:value-type="float" office:value="0.00000000000511311076829974">
                <text:p>0.00000000000511311076829974</text:p>
              </table:table-cell>
              <table:table-cell office:value-type="float" office:value="0.00000000000584355516377113">
                <text:p>0.00000000000584355516377113</text:p>
              </table:table-cell>
              <table:table-cell office:value-type="float" office:value="0.00000000000657399955924252">
                <text:p>0.00000000000657399955924252</text:p>
              </table:table-cell>
              <table:table-cell office:value-type="float" office:value="0.00000000000730444395471391">
                <text:p>0.000000000007304443954713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26231.496888">
                <text:p>199526231.496888</text:p>
              </table:table-cell>
              <table:table-cell office:value-type="float" office:value="9.17964037336052E-015">
                <text:p>9.17964037336052E-015</text:p>
              </table:table-cell>
              <table:table-cell office:value-type="float" office:value="6.3617000902325E-015">
                <text:p>6.3617000902325E-015</text:p>
              </table:table-cell>
              <table:table-cell office:value-type="float" office:value="0.000000000000580212607219035">
                <text:p>0.000000000000580212607219035</text:p>
              </table:table-cell>
              <table:table-cell office:value-type="float" office:value="0.00000000000116042521443807">
                <text:p>0.00000000000116042521443807</text:p>
              </table:table-cell>
              <table:table-cell office:value-type="float" office:value="0.0000000000017406378216571">
                <text:p>0.0000000000017406378216571</text:p>
              </table:table-cell>
              <table:table-cell office:value-type="float" office:value="0.00000000000232085042887614">
                <text:p>0.00000000000232085042887614</text:p>
              </table:table-cell>
              <table:table-cell office:value-type="float" office:value="0.00000000000290106303609517">
                <text:p>0.00000000000290106303609517</text:p>
              </table:table-cell>
              <table:table-cell office:value-type="float" office:value="0.00000000000348127564331421">
                <text:p>0.00000000000348127564331421</text:p>
              </table:table-cell>
              <table:table-cell office:value-type="float" office:value="0.00000000000406148825053324">
                <text:p>0.00000000000406148825053324</text:p>
              </table:table-cell>
              <table:table-cell office:value-type="float" office:value="0.00000000000464170085775228">
                <text:p>0.00000000000464170085775228</text:p>
              </table:table-cell>
              <table:table-cell office:value-type="float" office:value="0.00000000000522191346497131">
                <text:p>0.00000000000522191346497131</text:p>
              </table:table-cell>
              <table:table-cell office:value-type="float" office:value="0.00000000000580212607219035">
                <text:p>0.000000000005802126072190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88643.150959">
                <text:p>251188643.150959</text:p>
              </table:table-cell>
              <table:table-cell office:value-type="float" office:value="6.83190167844052E-015">
                <text:p>6.83190167844052E-015</text:p>
              </table:table-cell>
              <table:table-cell office:value-type="float" office:value="4.0139613953125E-015">
                <text:p>4.0139613953125E-015</text:p>
              </table:table-cell>
              <table:table-cell office:value-type="float" office:value="0.000000000000460879256057069">
                <text:p>0.000000000000460879256057069</text:p>
              </table:table-cell>
              <table:table-cell office:value-type="float" office:value="0.000000000000921758512114137">
                <text:p>0.000000000000921758512114137</text:p>
              </table:table-cell>
              <table:table-cell office:value-type="float" office:value="0.00000000000138263776817121">
                <text:p>0.00000000000138263776817121</text:p>
              </table:table-cell>
              <table:table-cell office:value-type="float" office:value="0.00000000000184351702422827">
                <text:p>0.00000000000184351702422827</text:p>
              </table:table-cell>
              <table:table-cell office:value-type="float" office:value="0.00000000000230439628028534">
                <text:p>0.00000000000230439628028534</text:p>
              </table:table-cell>
              <table:table-cell office:value-type="float" office:value="0.00000000000276527553634241">
                <text:p>0.00000000000276527553634241</text:p>
              </table:table-cell>
              <table:table-cell office:value-type="float" office:value="0.00000000000322615479239948">
                <text:p>0.00000000000322615479239948</text:p>
              </table:table-cell>
              <table:table-cell office:value-type="float" office:value="0.00000000000368703404845655">
                <text:p>0.00000000000368703404845655</text:p>
              </table:table-cell>
              <table:table-cell office:value-type="float" office:value="0.00000000000414791330451362">
                <text:p>0.00000000000414791330451362</text:p>
              </table:table-cell>
              <table:table-cell office:value-type="float" office:value="0.00000000000460879256057069">
                <text:p>0.000000000004608792560570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227766.016839">
                <text:p>316227766.016839</text:p>
              </table:table-cell>
              <table:table-cell office:value-type="float" office:value="5.3505787059604E-015">
                <text:p>5.3505787059604E-015</text:p>
              </table:table-cell>
              <table:table-cell office:value-type="float" office:value="2.53263842283239E-015">
                <text:p>2.53263842283239E-015</text:p>
              </table:table-cell>
              <table:table-cell office:value-type="float" office:value="0.000000000000366089405884851">
                <text:p>0.000000000000366089405884851</text:p>
              </table:table-cell>
              <table:table-cell office:value-type="float" office:value="0.000000000000732178811769703">
                <text:p>0.000000000000732178811769703</text:p>
              </table:table-cell>
              <table:table-cell office:value-type="float" office:value="0.00000000000109826821765455">
                <text:p>0.00000000000109826821765455</text:p>
              </table:table-cell>
              <table:table-cell office:value-type="float" office:value="0.00000000000146435762353941">
                <text:p>0.00000000000146435762353941</text:p>
              </table:table-cell>
              <table:table-cell office:value-type="float" office:value="0.00000000000183044702942426">
                <text:p>0.00000000000183044702942426</text:p>
              </table:table-cell>
              <table:table-cell office:value-type="float" office:value="0.00000000000219653643530911">
                <text:p>0.00000000000219653643530911</text:p>
              </table:table-cell>
              <table:table-cell office:value-type="float" office:value="0.00000000000256262584119396">
                <text:p>0.00000000000256262584119396</text:p>
              </table:table-cell>
              <table:table-cell office:value-type="float" office:value="0.00000000000292871524707881">
                <text:p>0.00000000000292871524707881</text:p>
              </table:table-cell>
              <table:table-cell office:value-type="float" office:value="0.00000000000329480465296366">
                <text:p>0.00000000000329480465296366</text:p>
              </table:table-cell>
              <table:table-cell office:value-type="float" office:value="0.00000000000366089405884851">
                <text:p>0.000000000003660894058848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107170.553498">
                <text:p>398107170.553498</text:p>
              </table:table-cell>
              <table:table-cell office:value-type="float" office:value="4.41592709692684E-015">
                <text:p>4.41592709692684E-015</text:p>
              </table:table-cell>
              <table:table-cell office:value-type="float" office:value="1.59798681379883E-015">
                <text:p>1.59798681379883E-015</text:p>
              </table:table-cell>
              <table:table-cell office:value-type="float" office:value="0.000000000000290795151527775">
                <text:p>0.000000000000290795151527775</text:p>
              </table:table-cell>
              <table:table-cell office:value-type="float" office:value="0.00000000000058159030305555">
                <text:p>0.00000000000058159030305555</text:p>
              </table:table-cell>
              <table:table-cell office:value-type="float" office:value="0.000000000000872385454583325">
                <text:p>0.000000000000872385454583325</text:p>
              </table:table-cell>
              <table:table-cell office:value-type="float" office:value="0.0000000000011631806061111">
                <text:p>0.0000000000011631806061111</text:p>
              </table:table-cell>
              <table:table-cell office:value-type="float" office:value="0.00000000000145397575763888">
                <text:p>0.00000000000145397575763888</text:p>
              </table:table-cell>
              <table:table-cell office:value-type="float" office:value="0.00000000000174477090916665">
                <text:p>0.00000000000174477090916665</text:p>
              </table:table-cell>
              <table:table-cell office:value-type="float" office:value="0.00000000000203556606069443">
                <text:p>0.00000000000203556606069443</text:p>
              </table:table-cell>
              <table:table-cell office:value-type="float" office:value="0.0000000000023263612122222">
                <text:p>0.0000000000023263612122222</text:p>
              </table:table-cell>
              <table:table-cell office:value-type="float" office:value="0.00000000000261715636374997">
                <text:p>0.00000000000261715636374997</text:p>
              </table:table-cell>
              <table:table-cell office:value-type="float" office:value="0.00000000000290795151527775">
                <text:p>0.000000000002907951515277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187233.627273">
                <text:p>501187233.627273</text:p>
              </table:table-cell>
              <table:table-cell office:value-type="float" office:value="3.82620179967689E-015">
                <text:p>3.82620179967689E-015</text:p>
              </table:table-cell>
              <table:table-cell office:value-type="float" office:value="1.00826151654887E-015">
                <text:p>1.00826151654887E-015</text:p>
              </table:table-cell>
              <table:table-cell office:value-type="float" office:value="0.000000000000230986799379437">
                <text:p>0.000000000000230986799379437</text:p>
              </table:table-cell>
              <table:table-cell office:value-type="float" office:value="0.000000000000461973598758875">
                <text:p>0.000000000000461973598758875</text:p>
              </table:table-cell>
              <table:table-cell office:value-type="float" office:value="0.000000000000692960398138312">
                <text:p>0.000000000000692960398138312</text:p>
              </table:table-cell>
              <table:table-cell office:value-type="float" office:value="0.00000000000092394719751775">
                <text:p>0.00000000000092394719751775</text:p>
              </table:table-cell>
              <table:table-cell office:value-type="float" office:value="0.00000000000115493399689719">
                <text:p>0.00000000000115493399689719</text:p>
              </table:table-cell>
              <table:table-cell office:value-type="float" office:value="0.00000000000138592079627663">
                <text:p>0.00000000000138592079627663</text:p>
              </table:table-cell>
              <table:table-cell office:value-type="float" office:value="0.00000000000161690759565606">
                <text:p>0.00000000000161690759565606</text:p>
              </table:table-cell>
              <table:table-cell office:value-type="float" office:value="0.0000000000018478943950355">
                <text:p>0.0000000000018478943950355</text:p>
              </table:table-cell>
              <table:table-cell office:value-type="float" office:value="0.00000000000207888119441494">
                <text:p>0.00000000000207888119441494</text:p>
              </table:table-cell>
              <table:table-cell office:value-type="float" office:value="0.00000000000230986799379437">
                <text:p>0.000000000002309867993794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957344.480195">
                <text:p>630957344.480195</text:p>
              </table:table-cell>
              <table:table-cell office:value-type="float" office:value="3.45411029215127E-015">
                <text:p>3.45411029215127E-015</text:p>
              </table:table-cell>
              <table:table-cell office:value-type="float" office:value="6.3617000902325E-016">
                <text:p>6.3617000902325E-016</text:p>
              </table:table-cell>
              <table:table-cell office:value-type="float" office:value="0.00000000000018347933659568">
                <text:p>0.00000000000018347933659568</text:p>
              </table:table-cell>
              <table:table-cell office:value-type="float" office:value="0.000000000000366958673191361">
                <text:p>0.000000000000366958673191361</text:p>
              </table:table-cell>
              <table:table-cell office:value-type="float" office:value="0.000000000000550438009787041">
                <text:p>0.000000000000550438009787041</text:p>
              </table:table-cell>
              <table:table-cell office:value-type="float" office:value="0.000000000000733917346382721">
                <text:p>0.000000000000733917346382721</text:p>
              </table:table-cell>
              <table:table-cell office:value-type="float" office:value="0.000000000000917396682978402">
                <text:p>0.000000000000917396682978402</text:p>
              </table:table-cell>
              <table:table-cell office:value-type="float" office:value="0.00000000000110087601957408">
                <text:p>0.00000000000110087601957408</text:p>
              </table:table-cell>
              <table:table-cell office:value-type="float" office:value="0.00000000000128435535616976">
                <text:p>0.00000000000128435535616976</text:p>
              </table:table-cell>
              <table:table-cell office:value-type="float" office:value="0.00000000000146783469276544">
                <text:p>0.00000000000146783469276544</text:p>
              </table:table-cell>
              <table:table-cell office:value-type="float" office:value="0.00000000000165131402936112">
                <text:p>0.00000000000165131402936112</text:p>
              </table:table-cell>
              <table:table-cell office:value-type="float" office:value="0.0000000000018347933659568">
                <text:p>0.00000000000183479336595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328234.724283">
                <text:p>794328234.724283</text:p>
              </table:table-cell>
              <table:table-cell office:value-type="float" office:value="3.21933642265927E-015">
                <text:p>3.21933642265927E-015</text:p>
              </table:table-cell>
              <table:table-cell office:value-type="float" office:value="4.0139613953125E-016">
                <text:p>4.0139613953125E-016</text:p>
              </table:table-cell>
              <table:table-cell office:value-type="float" office:value="0.000000000000145742817546429">
                <text:p>0.000000000000145742817546429</text:p>
              </table:table-cell>
              <table:table-cell office:value-type="float" office:value="0.000000000000291485635092858">
                <text:p>0.000000000000291485635092858</text:p>
              </table:table-cell>
              <table:table-cell office:value-type="float" office:value="0.000000000000437228452639287">
                <text:p>0.000000000000437228452639287</text:p>
              </table:table-cell>
              <table:table-cell office:value-type="float" office:value="0.000000000000582971270185716">
                <text:p>0.000000000000582971270185716</text:p>
              </table:table-cell>
              <table:table-cell office:value-type="float" office:value="0.000000000000728714087732145">
                <text:p>0.000000000000728714087732145</text:p>
              </table:table-cell>
              <table:table-cell office:value-type="float" office:value="0.000000000000874456905278574">
                <text:p>0.000000000000874456905278574</text:p>
              </table:table-cell>
              <table:table-cell office:value-type="float" office:value="0.000000000001020199722825">
                <text:p>0.000000000001020199722825</text:p>
              </table:table-cell>
              <table:table-cell office:value-type="float" office:value="0.00000000000116594254037143">
                <text:p>0.00000000000116594254037143</text:p>
              </table:table-cell>
              <table:table-cell office:value-type="float" office:value="0.00000000000131168535791786">
                <text:p>0.00000000000131168535791786</text:p>
              </table:table-cell>
              <table:table-cell office:value-type="float" office:value="0.00000000000145742817546429">
                <text:p>0.000000000001457428175464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.07120412541125E-015">
                <text:p>3.07120412541125E-015</text:p>
              </table:table-cell>
              <table:table-cell office:value-type="float" office:value="2.53263842283239E-016">
                <text:p>2.53263842283239E-016</text:p>
              </table:table-cell>
              <table:table-cell office:value-type="float" office:value="0.000000000000115767634985398">
                <text:p>0.000000000000115767634985398</text:p>
              </table:table-cell>
              <table:table-cell office:value-type="float" office:value="0.000000000000231535269970796">
                <text:p>0.000000000000231535269970796</text:p>
              </table:table-cell>
              <table:table-cell office:value-type="float" office:value="0.000000000000347302904956194">
                <text:p>0.000000000000347302904956194</text:p>
              </table:table-cell>
              <table:table-cell office:value-type="float" office:value="0.000000000000463070539941592">
                <text:p>0.000000000000463070539941592</text:p>
              </table:table-cell>
              <table:table-cell office:value-type="float" office:value="0.00000000000057883817492699">
                <text:p>0.00000000000057883817492699</text:p>
              </table:table-cell>
              <table:table-cell office:value-type="float" office:value="0.000000000000694605809912388">
                <text:p>0.000000000000694605809912388</text:p>
              </table:table-cell>
              <table:table-cell office:value-type="float" office:value="0.000000000000810373444897786">
                <text:p>0.000000000000810373444897786</text:p>
              </table:table-cell>
              <table:table-cell office:value-type="float" office:value="0.000000000000926141079883184">
                <text:p>0.000000000000926141079883184</text:p>
              </table:table-cell>
              <table:table-cell office:value-type="float" office:value="0.00000000000104190871486858">
                <text:p>0.00000000000104190871486858</text:p>
              </table:table-cell>
              <table:table-cell office:value-type="float" office:value="0.00000000000115767634985398">
                <text:p>0.000000000001157676349853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8925411.79417">
                <text:p>1258925411.79417</text:p>
              </table:table-cell>
              <table:table-cell office:value-type="float" office:value="2.9777389645079E-015">
                <text:p>2.9777389645079E-015</text:p>
              </table:table-cell>
              <table:table-cell office:value-type="float" office:value="1.59798681379883E-016">
                <text:p>1.59798681379883E-016</text:p>
              </table:table-cell>
              <table:table-cell office:value-type="float" office:value="0.0000000000000919575011361562">
                <text:p>0.0000000000000919575011361562</text:p>
              </table:table-cell>
              <table:table-cell office:value-type="float" office:value="0.000000000000183915002272312">
                <text:p>0.000000000000183915002272312</text:p>
              </table:table-cell>
              <table:table-cell office:value-type="float" office:value="0.000000000000275872503408468">
                <text:p>0.000000000000275872503408468</text:p>
              </table:table-cell>
              <table:table-cell office:value-type="float" office:value="0.000000000000367830004544625">
                <text:p>0.000000000000367830004544625</text:p>
              </table:table-cell>
              <table:table-cell office:value-type="float" office:value="0.000000000000459787505680781">
                <text:p>0.000000000000459787505680781</text:p>
              </table:table-cell>
              <table:table-cell office:value-type="float" office:value="0.000000000000551745006816937">
                <text:p>0.000000000000551745006816937</text:p>
              </table:table-cell>
              <table:table-cell office:value-type="float" office:value="0.000000000000643702507953093">
                <text:p>0.000000000000643702507953093</text:p>
              </table:table-cell>
              <table:table-cell office:value-type="float" office:value="0.000000000000735660009089249">
                <text:p>0.000000000000735660009089249</text:p>
              </table:table-cell>
              <table:table-cell office:value-type="float" office:value="0.000000000000827617510225405">
                <text:p>0.000000000000827617510225405</text:p>
              </table:table-cell>
              <table:table-cell office:value-type="float" office:value="0.000000000000919575011361562">
                <text:p>0.0000000000009195750113615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4893192.46112">
                <text:p>1584893192.46112</text:p>
              </table:table-cell>
              <table:table-cell office:value-type="float" office:value="2.9187664347829E-015">
                <text:p>2.9187664347829E-015</text:p>
              </table:table-cell>
              <table:table-cell office:value-type="float" office:value="1.00826151654887E-016">
                <text:p>1.00826151654887E-016</text:p>
              </table:table-cell>
              <table:table-cell office:value-type="float" office:value="0.000000000000073044439547139">
                <text:p>0.000000000000073044439547139</text:p>
              </table:table-cell>
              <table:table-cell office:value-type="float" office:value="0.000000000000146088879094278">
                <text:p>0.000000000000146088879094278</text:p>
              </table:table-cell>
              <table:table-cell office:value-type="float" office:value="0.000000000000219133318641417">
                <text:p>0.000000000000219133318641417</text:p>
              </table:table-cell>
              <table:table-cell office:value-type="float" office:value="0.000000000000292177758188556">
                <text:p>0.000000000000292177758188556</text:p>
              </table:table-cell>
              <table:table-cell office:value-type="float" office:value="0.000000000000365222197735695">
                <text:p>0.000000000000365222197735695</text:p>
              </table:table-cell>
              <table:table-cell office:value-type="float" office:value="0.000000000000438266637282834">
                <text:p>0.000000000000438266637282834</text:p>
              </table:table-cell>
              <table:table-cell office:value-type="float" office:value="0.000000000000511311076829973">
                <text:p>0.000000000000511311076829973</text:p>
              </table:table-cell>
              <table:table-cell office:value-type="float" office:value="0.000000000000584355516377112">
                <text:p>0.000000000000584355516377112</text:p>
              </table:table-cell>
              <table:table-cell office:value-type="float" office:value="0.000000000000657399955924251">
                <text:p>0.000000000000657399955924251</text:p>
              </table:table-cell>
              <table:table-cell office:value-type="float" office:value="0.00000000000073044439547139">
                <text:p>0.000000000000730444395471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5262314.96888">
                <text:p>1995262314.96888</text:p>
              </table:table-cell>
              <table:table-cell office:value-type="float" office:value="2.88155728403034E-015">
                <text:p>2.88155728403034E-015</text:p>
              </table:table-cell>
              <table:table-cell office:value-type="float" office:value="6.36170009023249E-017">
                <text:p>6.36170009023249E-017</text:p>
              </table:table-cell>
              <table:table-cell office:value-type="float" office:value="0.0000000000000580212607219034">
                <text:p>0.0000000000000580212607219034</text:p>
              </table:table-cell>
              <table:table-cell office:value-type="float" office:value="0.000000000000116042521443807">
                <text:p>0.000000000000116042521443807</text:p>
              </table:table-cell>
              <table:table-cell office:value-type="float" office:value="0.00000000000017406378216571">
                <text:p>0.00000000000017406378216571</text:p>
              </table:table-cell>
              <table:table-cell office:value-type="float" office:value="0.000000000000232085042887614">
                <text:p>0.000000000000232085042887614</text:p>
              </table:table-cell>
              <table:table-cell office:value-type="float" office:value="0.000000000000290106303609517">
                <text:p>0.000000000000290106303609517</text:p>
              </table:table-cell>
              <table:table-cell office:value-type="float" office:value="0.000000000000348127564331421">
                <text:p>0.000000000000348127564331421</text:p>
              </table:table-cell>
              <table:table-cell office:value-type="float" office:value="0.000000000000406148825053324">
                <text:p>0.000000000000406148825053324</text:p>
              </table:table-cell>
              <table:table-cell office:value-type="float" office:value="0.000000000000464170085775227">
                <text:p>0.000000000000464170085775227</text:p>
              </table:table-cell>
              <table:table-cell office:value-type="float" office:value="0.000000000000522191346497131">
                <text:p>0.000000000000522191346497131</text:p>
              </table:table-cell>
              <table:table-cell office:value-type="float" office:value="0.000000000000580212607219034">
                <text:p>0.0000000000005802126072190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11886431.50959">
                <text:p>2511886431.50959</text:p>
              </table:table-cell>
              <table:table-cell office:value-type="float" office:value="2.85807989708114E-015">
                <text:p>2.85807989708114E-015</text:p>
              </table:table-cell>
              <table:table-cell office:value-type="float" office:value="4.0139613953125E-017">
                <text:p>4.0139613953125E-017</text:p>
              </table:table-cell>
              <table:table-cell office:value-type="float" office:value="0.0000000000000460879256057068">
                <text:p>0.0000000000000460879256057068</text:p>
              </table:table-cell>
              <table:table-cell office:value-type="float" office:value="0.0000000000000921758512114137">
                <text:p>0.0000000000000921758512114137</text:p>
              </table:table-cell>
              <table:table-cell office:value-type="float" office:value="0.000000000000138263776817121">
                <text:p>0.000000000000138263776817121</text:p>
              </table:table-cell>
              <table:table-cell office:value-type="float" office:value="0.000000000000184351702422827">
                <text:p>0.000000000000184351702422827</text:p>
              </table:table-cell>
              <table:table-cell office:value-type="float" office:value="0.000000000000230439628028534">
                <text:p>0.000000000000230439628028534</text:p>
              </table:table-cell>
              <table:table-cell office:value-type="float" office:value="0.000000000000276527553634241">
                <text:p>0.000000000000276527553634241</text:p>
              </table:table-cell>
              <table:table-cell office:value-type="float" office:value="0.000000000000322615479239948">
                <text:p>0.000000000000322615479239948</text:p>
              </table:table-cell>
              <table:table-cell office:value-type="float" office:value="0.000000000000368703404845655">
                <text:p>0.000000000000368703404845655</text:p>
              </table:table-cell>
              <table:table-cell office:value-type="float" office:value="0.000000000000414791330451362">
                <text:p>0.000000000000414791330451362</text:p>
              </table:table-cell>
              <table:table-cell office:value-type="float" office:value="0.000000000000460879256057068">
                <text:p>0.0000000000004608792560570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62277660.16839">
                <text:p>3162277660.16839</text:p>
              </table:table-cell>
              <table:table-cell office:value-type="float" office:value="2.84326666735634E-015">
                <text:p>2.84326666735634E-015</text:p>
              </table:table-cell>
              <table:table-cell office:value-type="float" office:value="2.53263842283238E-017">
                <text:p>2.53263842283238E-017</text:p>
              </table:table-cell>
              <table:table-cell office:value-type="float" office:value="0.0000000000000366089405884851">
                <text:p>0.0000000000000366089405884851</text:p>
              </table:table-cell>
              <table:table-cell office:value-type="float" office:value="0.0000000000000732178811769703">
                <text:p>0.0000000000000732178811769703</text:p>
              </table:table-cell>
              <table:table-cell office:value-type="float" office:value="0.000000000000109826821765455">
                <text:p>0.000000000000109826821765455</text:p>
              </table:table-cell>
              <table:table-cell office:value-type="float" office:value="0.000000000000146435762353941">
                <text:p>0.000000000000146435762353941</text:p>
              </table:table-cell>
              <table:table-cell office:value-type="float" office:value="0.000000000000183044702942426">
                <text:p>0.000000000000183044702942426</text:p>
              </table:table-cell>
              <table:table-cell office:value-type="float" office:value="0.000000000000219653643530911">
                <text:p>0.000000000000219653643530911</text:p>
              </table:table-cell>
              <table:table-cell office:value-type="float" office:value="0.000000000000256262584119396">
                <text:p>0.000000000000256262584119396</text:p>
              </table:table-cell>
              <table:table-cell office:value-type="float" office:value="0.000000000000292871524707881">
                <text:p>0.000000000000292871524707881</text:p>
              </table:table-cell>
              <table:table-cell office:value-type="float" office:value="0.000000000000329480465296366">
                <text:p>0.000000000000329480465296366</text:p>
              </table:table-cell>
              <table:table-cell office:value-type="float" office:value="0.000000000000366089405884851">
                <text:p>0.0000000000003660894058848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81071705.53498">
                <text:p>3981071705.53498</text:p>
              </table:table-cell>
              <table:table-cell office:value-type="float" office:value="2.833920151266E-015">
                <text:p>2.833920151266E-015</text:p>
              </table:table-cell>
              <table:table-cell office:value-type="float" office:value="1.59798681379883E-017">
                <text:p>1.59798681379883E-017</text:p>
              </table:table-cell>
              <table:table-cell office:value-type="float" office:value="0.0000000000000290795151527775">
                <text:p>0.0000000000000290795151527775</text:p>
              </table:table-cell>
              <table:table-cell office:value-type="float" office:value="0.000000000000058159030305555">
                <text:p>0.000000000000058159030305555</text:p>
              </table:table-cell>
              <table:table-cell office:value-type="float" office:value="0.0000000000000872385454583324">
                <text:p>0.0000000000000872385454583324</text:p>
              </table:table-cell>
              <table:table-cell office:value-type="float" office:value="0.00000000000011631806061111">
                <text:p>0.00000000000011631806061111</text:p>
              </table:table-cell>
              <table:table-cell office:value-type="float" office:value="0.000000000000145397575763887">
                <text:p>0.000000000000145397575763887</text:p>
              </table:table-cell>
              <table:table-cell office:value-type="float" office:value="0.000000000000174477090916665">
                <text:p>0.000000000000174477090916665</text:p>
              </table:table-cell>
              <table:table-cell office:value-type="float" office:value="0.000000000000203556606069442">
                <text:p>0.000000000000203556606069442</text:p>
              </table:table-cell>
              <table:table-cell office:value-type="float" office:value="0.00000000000023263612122222">
                <text:p>0.00000000000023263612122222</text:p>
              </table:table-cell>
              <table:table-cell office:value-type="float" office:value="0.000000000000261715636374997">
                <text:p>0.000000000000261715636374997</text:p>
              </table:table-cell>
              <table:table-cell office:value-type="float" office:value="0.000000000000290795151527775">
                <text:p>0.0000000000002907951515277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11872336.27274">
                <text:p>5011872336.27274</text:p>
              </table:table-cell>
              <table:table-cell office:value-type="float" office:value="2.8280228982935E-015">
                <text:p>2.8280228982935E-015</text:p>
              </table:table-cell>
              <table:table-cell office:value-type="float" office:value="1.00826151654887E-017">
                <text:p>1.00826151654887E-017</text:p>
              </table:table-cell>
              <table:table-cell office:value-type="float" office:value="0.0000000000000230986799379437">
                <text:p>0.0000000000000230986799379437</text:p>
              </table:table-cell>
              <table:table-cell office:value-type="float" office:value="0.0000000000000461973598758875">
                <text:p>0.0000000000000461973598758875</text:p>
              </table:table-cell>
              <table:table-cell office:value-type="float" office:value="0.0000000000000692960398138312">
                <text:p>0.0000000000000692960398138312</text:p>
              </table:table-cell>
              <table:table-cell office:value-type="float" office:value="0.0000000000000923947197517749">
                <text:p>0.0000000000000923947197517749</text:p>
              </table:table-cell>
              <table:table-cell office:value-type="float" office:value="0.000000000000115493399689719">
                <text:p>0.000000000000115493399689719</text:p>
              </table:table-cell>
              <table:table-cell office:value-type="float" office:value="0.000000000000138592079627662">
                <text:p>0.000000000000138592079627662</text:p>
              </table:table-cell>
              <table:table-cell office:value-type="float" office:value="0.000000000000161690759565606">
                <text:p>0.000000000000161690759565606</text:p>
              </table:table-cell>
              <table:table-cell office:value-type="float" office:value="0.00000000000018478943950355">
                <text:p>0.00000000000018478943950355</text:p>
              </table:table-cell>
              <table:table-cell office:value-type="float" office:value="0.000000000000207888119441494">
                <text:p>0.000000000000207888119441494</text:p>
              </table:table-cell>
              <table:table-cell office:value-type="float" office:value="0.000000000000230986799379437">
                <text:p>0.0000000000002309867993794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09573444.80195">
                <text:p>6309573444.80195</text:p>
              </table:table-cell>
              <table:table-cell office:value-type="float" office:value="2.82430198321825E-015">
                <text:p>2.82430198321825E-015</text:p>
              </table:table-cell>
              <table:table-cell office:value-type="float" office:value="6.36170009023249E-018">
                <text:p>6.36170009023249E-018</text:p>
              </table:table-cell>
              <table:table-cell office:value-type="float" office:value="0.000000000000018347933659568">
                <text:p>0.000000000000018347933659568</text:p>
              </table:table-cell>
              <table:table-cell office:value-type="float" office:value="0.000000000000036695867319136">
                <text:p>0.000000000000036695867319136</text:p>
              </table:table-cell>
              <table:table-cell office:value-type="float" office:value="0.0000000000000550438009787041">
                <text:p>0.0000000000000550438009787041</text:p>
              </table:table-cell>
              <table:table-cell office:value-type="float" office:value="0.0000000000000733917346382721">
                <text:p>0.0000000000000733917346382721</text:p>
              </table:table-cell>
              <table:table-cell office:value-type="float" office:value="0.0000000000000917396682978401">
                <text:p>0.0000000000000917396682978401</text:p>
              </table:table-cell>
              <table:table-cell office:value-type="float" office:value="0.000000000000110087601957408">
                <text:p>0.000000000000110087601957408</text:p>
              </table:table-cell>
              <table:table-cell office:value-type="float" office:value="0.000000000000128435535616976">
                <text:p>0.000000000000128435535616976</text:p>
              </table:table-cell>
              <table:table-cell office:value-type="float" office:value="0.000000000000146783469276544">
                <text:p>0.000000000000146783469276544</text:p>
              </table:table-cell>
              <table:table-cell office:value-type="float" office:value="0.000000000000165131402936112">
                <text:p>0.000000000000165131402936112</text:p>
              </table:table-cell>
              <table:table-cell office:value-type="float" office:value="0.00000000000018347933659568">
                <text:p>0.000000000000183479336595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43282347.24284">
                <text:p>7943282347.24284</text:p>
              </table:table-cell>
              <table:table-cell office:value-type="float" office:value="2.82195424452333E-015">
                <text:p>2.82195424452333E-015</text:p>
              </table:table-cell>
              <table:table-cell office:value-type="float" office:value="4.0139613953125E-018">
                <text:p>4.0139613953125E-018</text:p>
              </table:table-cell>
              <table:table-cell office:value-type="float" office:value="0.0000000000000145742817546429">
                <text:p>0.0000000000000145742817546429</text:p>
              </table:table-cell>
              <table:table-cell office:value-type="float" office:value="0.0000000000000291485635092858">
                <text:p>0.0000000000000291485635092858</text:p>
              </table:table-cell>
              <table:table-cell office:value-type="float" office:value="0.0000000000000437228452639287">
                <text:p>0.0000000000000437228452639287</text:p>
              </table:table-cell>
              <table:table-cell office:value-type="float" office:value="0.0000000000000582971270185716">
                <text:p>0.0000000000000582971270185716</text:p>
              </table:table-cell>
              <table:table-cell office:value-type="float" office:value="0.0000000000000728714087732145">
                <text:p>0.0000000000000728714087732145</text:p>
              </table:table-cell>
              <table:table-cell office:value-type="float" office:value="0.0000000000000874456905278573">
                <text:p>0.0000000000000874456905278573</text:p>
              </table:table-cell>
              <table:table-cell office:value-type="float" office:value="0.0000000000001020199722825">
                <text:p>0.0000000000001020199722825</text:p>
              </table:table-cell>
              <table:table-cell office:value-type="float" office:value="0.000000000000116594254037143">
                <text:p>0.000000000000116594254037143</text:p>
              </table:table-cell>
              <table:table-cell office:value-type="float" office:value="0.000000000000131168535791786">
                <text:p>0.000000000000131168535791786</text:p>
              </table:table-cell>
              <table:table-cell office:value-type="float" office:value="0.000000000000145742817546429">
                <text:p>0.0000000000001457428175464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000000">
                <text:p>10000000000</text:p>
              </table:table-cell>
              <table:table-cell office:value-type="float" office:value="2.82047292155085E-015">
                <text:p>2.82047292155085E-015</text:p>
              </table:table-cell>
              <table:table-cell office:value-type="float" office:value="2.53263842283238E-018">
                <text:p>2.53263842283238E-018</text:p>
              </table:table-cell>
              <table:table-cell office:value-type="float" office:value="0.0000000000000115767634985398">
                <text:p>0.0000000000000115767634985398</text:p>
              </table:table-cell>
              <table:table-cell office:value-type="float" office:value="0.0000000000000231535269970796">
                <text:p>0.0000000000000231535269970796</text:p>
              </table:table-cell>
              <table:table-cell office:value-type="float" office:value="0.0000000000000347302904956194">
                <text:p>0.0000000000000347302904956194</text:p>
              </table:table-cell>
              <table:table-cell office:value-type="float" office:value="0.0000000000000463070539941592">
                <text:p>0.0000000000000463070539941592</text:p>
              </table:table-cell>
              <table:table-cell office:value-type="float" office:value="0.0000000000000578838174926989">
                <text:p>0.0000000000000578838174926989</text:p>
              </table:table-cell>
              <table:table-cell office:value-type="float" office:value="0.0000000000000694605809912387">
                <text:p>0.0000000000000694605809912387</text:p>
              </table:table-cell>
              <table:table-cell office:value-type="float" office:value="0.0000000000000810373444897785">
                <text:p>0.0000000000000810373444897785</text:p>
              </table:table-cell>
              <table:table-cell office:value-type="float" office:value="0.0000000000000926141079883183">
                <text:p>0.0000000000000926141079883183</text:p>
              </table:table-cell>
              <table:table-cell office:value-type="float" office:value="0.000000000000104190871486858">
                <text:p>0.000000000000104190871486858</text:p>
              </table:table-cell>
              <table:table-cell office:value-type="float" office:value="0.000000000000115767634985398">
                <text:p>0.0000000000001157676349853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89254117.9417">
                <text:p>12589254117.9417</text:p>
              </table:table-cell>
              <table:table-cell office:value-type="float" office:value="2.81953826994181E-015">
                <text:p>2.81953826994181E-015</text:p>
              </table:table-cell>
              <table:table-cell office:value-type="float" office:value="1.59798681379882E-018">
                <text:p>1.59798681379882E-018</text:p>
              </table:table-cell>
              <table:table-cell office:value-type="float" office:value="9.19575011361561E-015">
                <text:p>9.19575011361561E-015</text:p>
              </table:table-cell>
              <table:table-cell office:value-type="float" office:value="0.0000000000000183915002272312">
                <text:p>0.0000000000000183915002272312</text:p>
              </table:table-cell>
              <table:table-cell office:value-type="float" office:value="0.0000000000000275872503408468">
                <text:p>0.0000000000000275872503408468</text:p>
              </table:table-cell>
              <table:table-cell office:value-type="float" office:value="0.0000000000000367830004544624">
                <text:p>0.0000000000000367830004544624</text:p>
              </table:table-cell>
              <table:table-cell office:value-type="float" office:value="0.0000000000000459787505680781">
                <text:p>0.0000000000000459787505680781</text:p>
              </table:table-cell>
              <table:table-cell office:value-type="float" office:value="0.0000000000000551745006816937">
                <text:p>0.0000000000000551745006816937</text:p>
              </table:table-cell>
              <table:table-cell office:value-type="float" office:value="0.0000000000000643702507953093">
                <text:p>0.0000000000000643702507953093</text:p>
              </table:table-cell>
              <table:table-cell office:value-type="float" office:value="0.0000000000000735660009089249">
                <text:p>0.0000000000000735660009089249</text:p>
              </table:table-cell>
              <table:table-cell office:value-type="float" office:value="0.0000000000000827617510225405">
                <text:p>0.0000000000000827617510225405</text:p>
              </table:table-cell>
              <table:table-cell office:value-type="float" office:value="0.0000000000000919575011361561">
                <text:p>0.00000000000009195750113615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848931924.6112">
                <text:p>15848931924.6112</text:p>
              </table:table-cell>
              <table:table-cell office:value-type="float" office:value="2.81894854464457E-015">
                <text:p>2.81894854464457E-015</text:p>
              </table:table-cell>
              <table:table-cell office:value-type="float" office:value="1.00826151654887E-018">
                <text:p>1.00826151654887E-018</text:p>
              </table:table-cell>
              <table:table-cell office:value-type="float" office:value="7.3044439547139E-015">
                <text:p>7.3044439547139E-015</text:p>
              </table:table-cell>
              <table:table-cell office:value-type="float" office:value="0.0000000000000146088879094278">
                <text:p>0.0000000000000146088879094278</text:p>
              </table:table-cell>
              <table:table-cell office:value-type="float" office:value="0.0000000000000219133318641417">
                <text:p>0.0000000000000219133318641417</text:p>
              </table:table-cell>
              <table:table-cell office:value-type="float" office:value="0.0000000000000292177758188556">
                <text:p>0.0000000000000292177758188556</text:p>
              </table:table-cell>
              <table:table-cell office:value-type="float" office:value="0.0000000000000365222197735695">
                <text:p>0.0000000000000365222197735695</text:p>
              </table:table-cell>
              <table:table-cell office:value-type="float" office:value="0.0000000000000438266637282834">
                <text:p>0.0000000000000438266637282834</text:p>
              </table:table-cell>
              <table:table-cell office:value-type="float" office:value="0.0000000000000511311076829973">
                <text:p>0.0000000000000511311076829973</text:p>
              </table:table-cell>
              <table:table-cell office:value-type="float" office:value="0.0000000000000584355516377112">
                <text:p>0.0000000000000584355516377112</text:p>
              </table:table-cell>
              <table:table-cell office:value-type="float" office:value="0.0000000000000657399955924251">
                <text:p>0.0000000000000657399955924251</text:p>
              </table:table-cell>
              <table:table-cell office:value-type="float" office:value="0.000000000000073044439547139">
                <text:p>0.0000000000000730444395471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952623149.6889">
                <text:p>19952623149.6889</text:p>
              </table:table-cell>
              <table:table-cell office:value-type="float" office:value="2.81857645313704E-015">
                <text:p>2.81857645313704E-015</text:p>
              </table:table-cell>
              <table:table-cell office:value-type="float" office:value="6.36170009023248E-019">
                <text:p>6.36170009023248E-019</text:p>
              </table:table-cell>
              <table:table-cell office:value-type="float" office:value="5.80212607219034E-015">
                <text:p>5.80212607219034E-015</text:p>
              </table:table-cell>
              <table:table-cell office:value-type="float" office:value="0.0000000000000116042521443807">
                <text:p>0.0000000000000116042521443807</text:p>
              </table:table-cell>
              <table:table-cell office:value-type="float" office:value="0.000000000000017406378216571">
                <text:p>0.000000000000017406378216571</text:p>
              </table:table-cell>
              <table:table-cell office:value-type="float" office:value="0.0000000000000232085042887614">
                <text:p>0.0000000000000232085042887614</text:p>
              </table:table-cell>
              <table:table-cell office:value-type="float" office:value="0.0000000000000290106303609517">
                <text:p>0.0000000000000290106303609517</text:p>
              </table:table-cell>
              <table:table-cell office:value-type="float" office:value="0.000000000000034812756433142">
                <text:p>0.000000000000034812756433142</text:p>
              </table:table-cell>
              <table:table-cell office:value-type="float" office:value="0.0000000000000406148825053324">
                <text:p>0.0000000000000406148825053324</text:p>
              </table:table-cell>
              <table:table-cell office:value-type="float" office:value="0.0000000000000464170085775227">
                <text:p>0.0000000000000464170085775227</text:p>
              </table:table-cell>
              <table:table-cell office:value-type="float" office:value="0.0000000000000522191346497131">
                <text:p>0.0000000000000522191346497131</text:p>
              </table:table-cell>
              <table:table-cell office:value-type="float" office:value="0.0000000000000580212607219034">
                <text:p>0.00000000000005802126072190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118864315.0959">
                <text:p>25118864315.0959</text:p>
              </table:table-cell>
              <table:table-cell office:value-type="float" office:value="2.81834167926755E-015">
                <text:p>2.81834167926755E-015</text:p>
              </table:table-cell>
              <table:table-cell office:value-type="float" office:value="4.01396139531249E-019">
                <text:p>4.01396139531249E-019</text:p>
              </table:table-cell>
              <table:table-cell office:value-type="float" office:value="4.60879256057068E-015">
                <text:p>4.60879256057068E-015</text:p>
              </table:table-cell>
              <table:table-cell office:value-type="float" office:value="9.21758512114136E-015">
                <text:p>9.21758512114136E-015</text:p>
              </table:table-cell>
              <table:table-cell office:value-type="float" office:value="0.000000000000013826377681712">
                <text:p>0.000000000000013826377681712</text:p>
              </table:table-cell>
              <table:table-cell office:value-type="float" office:value="0.0000000000000184351702422827">
                <text:p>0.0000000000000184351702422827</text:p>
              </table:table-cell>
              <table:table-cell office:value-type="float" office:value="0.0000000000000230439628028534">
                <text:p>0.0000000000000230439628028534</text:p>
              </table:table-cell>
              <table:table-cell office:value-type="float" office:value="0.0000000000000276527553634241">
                <text:p>0.0000000000000276527553634241</text:p>
              </table:table-cell>
              <table:table-cell office:value-type="float" office:value="0.0000000000000322615479239948">
                <text:p>0.0000000000000322615479239948</text:p>
              </table:table-cell>
              <table:table-cell office:value-type="float" office:value="0.0000000000000368703404845654">
                <text:p>0.0000000000000368703404845654</text:p>
              </table:table-cell>
              <table:table-cell office:value-type="float" office:value="0.0000000000000414791330451361">
                <text:p>0.0000000000000414791330451361</text:p>
              </table:table-cell>
              <table:table-cell office:value-type="float" office:value="0.0000000000000460879256057068">
                <text:p>0.00000000000004608792560570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622776601.6839">
                <text:p>31622776601.6839</text:p>
              </table:table-cell>
              <table:table-cell office:value-type="float" office:value="2.8181935469703E-015">
                <text:p>2.8181935469703E-015</text:p>
              </table:table-cell>
              <table:table-cell office:value-type="float" office:value="2.53263842283238E-019">
                <text:p>2.53263842283238E-019</text:p>
              </table:table-cell>
              <table:table-cell office:value-type="float" office:value="3.66089405884851E-015">
                <text:p>3.66089405884851E-015</text:p>
              </table:table-cell>
              <table:table-cell office:value-type="float" office:value="7.32178811769702E-015">
                <text:p>7.32178811769702E-015</text:p>
              </table:table-cell>
              <table:table-cell office:value-type="float" office:value="0.0000000000000109826821765455">
                <text:p>0.0000000000000109826821765455</text:p>
              </table:table-cell>
              <table:table-cell office:value-type="float" office:value="0.000000000000014643576235394">
                <text:p>0.000000000000014643576235394</text:p>
              </table:table-cell>
              <table:table-cell office:value-type="float" office:value="0.0000000000000183044702942426">
                <text:p>0.0000000000000183044702942426</text:p>
              </table:table-cell>
              <table:table-cell office:value-type="float" office:value="0.0000000000000219653643530911">
                <text:p>0.0000000000000219653643530911</text:p>
              </table:table-cell>
              <table:table-cell office:value-type="float" office:value="0.0000000000000256262584119396">
                <text:p>0.0000000000000256262584119396</text:p>
              </table:table-cell>
              <table:table-cell office:value-type="float" office:value="0.0000000000000292871524707881">
                <text:p>0.0000000000000292871524707881</text:p>
              </table:table-cell>
              <table:table-cell office:value-type="float" office:value="0.0000000000000329480465296366">
                <text:p>0.0000000000000329480465296366</text:p>
              </table:table-cell>
              <table:table-cell office:value-type="float" office:value="0.0000000000000366089405884851">
                <text:p>0.00000000000003660894058848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810717055.3499">
                <text:p>39810717055.3499</text:p>
              </table:table-cell>
              <table:table-cell office:value-type="float" office:value="2.8181000818094E-015">
                <text:p>2.8181000818094E-015</text:p>
              </table:table-cell>
              <table:table-cell office:value-type="float" office:value="1.59798681379882E-019">
                <text:p>1.59798681379882E-019</text:p>
              </table:table-cell>
              <table:table-cell office:value-type="float" office:value="2.90795151527775E-015">
                <text:p>2.90795151527775E-015</text:p>
              </table:table-cell>
              <table:table-cell office:value-type="float" office:value="5.81590303055549E-015">
                <text:p>5.81590303055549E-015</text:p>
              </table:table-cell>
              <table:table-cell office:value-type="float" office:value="8.72385454583324E-015">
                <text:p>8.72385454583324E-015</text:p>
              </table:table-cell>
              <table:table-cell office:value-type="float" office:value="0.000000000000011631806061111">
                <text:p>0.000000000000011631806061111</text:p>
              </table:table-cell>
              <table:table-cell office:value-type="float" office:value="0.0000000000000145397575763887">
                <text:p>0.0000000000000145397575763887</text:p>
              </table:table-cell>
              <table:table-cell office:value-type="float" office:value="0.0000000000000174477090916665">
                <text:p>0.0000000000000174477090916665</text:p>
              </table:table-cell>
              <table:table-cell office:value-type="float" office:value="0.0000000000000203556606069442">
                <text:p>0.0000000000000203556606069442</text:p>
              </table:table-cell>
              <table:table-cell office:value-type="float" office:value="0.000000000000023263612122222">
                <text:p>0.000000000000023263612122222</text:p>
              </table:table-cell>
              <table:table-cell office:value-type="float" office:value="0.0000000000000261715636374997">
                <text:p>0.0000000000000261715636374997</text:p>
              </table:table-cell>
              <table:table-cell office:value-type="float" office:value="0.0000000000000290795151527775">
                <text:p>0.00000000000002907951515277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118723362.7274">
                <text:p>50118723362.7274</text:p>
              </table:table-cell>
              <table:table-cell office:value-type="float" office:value="2.81804110927967E-015">
                <text:p>2.81804110927967E-015</text:p>
              </table:table-cell>
              <table:table-cell office:value-type="float" office:value="1.00826151654887E-019">
                <text:p>1.00826151654887E-019</text:p>
              </table:table-cell>
              <table:table-cell office:value-type="float" office:value="2.30986799379437E-015">
                <text:p>2.30986799379437E-015</text:p>
              </table:table-cell>
              <table:table-cell office:value-type="float" office:value="4.61973598758874E-015">
                <text:p>4.61973598758874E-015</text:p>
              </table:table-cell>
              <table:table-cell office:value-type="float" office:value="6.92960398138311E-015">
                <text:p>6.92960398138311E-015</text:p>
              </table:table-cell>
              <table:table-cell office:value-type="float" office:value="9.23947197517749E-015">
                <text:p>9.23947197517749E-015</text:p>
              </table:table-cell>
              <table:table-cell office:value-type="float" office:value="0.0000000000000115493399689719">
                <text:p>0.0000000000000115493399689719</text:p>
              </table:table-cell>
              <table:table-cell office:value-type="float" office:value="0.0000000000000138592079627662">
                <text:p>0.0000000000000138592079627662</text:p>
              </table:table-cell>
              <table:table-cell office:value-type="float" office:value="0.0000000000000161690759565606">
                <text:p>0.0000000000000161690759565606</text:p>
              </table:table-cell>
              <table:table-cell office:value-type="float" office:value="0.000000000000018478943950355">
                <text:p>0.000000000000018478943950355</text:p>
              </table:table-cell>
              <table:table-cell office:value-type="float" office:value="0.0000000000000207888119441493">
                <text:p>0.0000000000000207888119441493</text:p>
              </table:table-cell>
              <table:table-cell office:value-type="float" office:value="0.0000000000000230986799379437">
                <text:p>0.00000000000002309867993794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095734448.0196">
                <text:p>63095734448.0196</text:p>
              </table:table-cell>
              <table:table-cell office:value-type="float" office:value="2.81800390012892E-015">
                <text:p>2.81800390012892E-015</text:p>
              </table:table-cell>
              <table:table-cell office:value-type="float" office:value="6.36170009023248E-020">
                <text:p>6.36170009023248E-020</text:p>
              </table:table-cell>
              <table:table-cell office:value-type="float" office:value="1.8347933659568E-015">
                <text:p>1.8347933659568E-015</text:p>
              </table:table-cell>
              <table:table-cell office:value-type="float" office:value="3.6695867319136E-015">
                <text:p>3.6695867319136E-015</text:p>
              </table:table-cell>
              <table:table-cell office:value-type="float" office:value="5.5043800978704E-015">
                <text:p>5.5043800978704E-015</text:p>
              </table:table-cell>
              <table:table-cell office:value-type="float" office:value="7.3391734638272E-015">
                <text:p>7.3391734638272E-015</text:p>
              </table:table-cell>
              <table:table-cell office:value-type="float" office:value="9.173966829784E-015">
                <text:p>9.173966829784E-015</text:p>
              </table:table-cell>
              <table:table-cell office:value-type="float" office:value="0.0000000000000110087601957408">
                <text:p>0.0000000000000110087601957408</text:p>
              </table:table-cell>
              <table:table-cell office:value-type="float" office:value="0.0000000000000128435535616976">
                <text:p>0.0000000000000128435535616976</text:p>
              </table:table-cell>
              <table:table-cell office:value-type="float" office:value="0.0000000000000146783469276544">
                <text:p>0.0000000000000146783469276544</text:p>
              </table:table-cell>
              <table:table-cell office:value-type="float" office:value="0.0000000000000165131402936112">
                <text:p>0.0000000000000165131402936112</text:p>
              </table:table-cell>
              <table:table-cell office:value-type="float" office:value="0.000000000000018347933659568">
                <text:p>0.0000000000000183479336595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432823472.4284">
                <text:p>79432823472.4284</text:p>
              </table:table-cell>
              <table:table-cell office:value-type="float" office:value="2.81798042274197E-015">
                <text:p>2.81798042274197E-015</text:p>
              </table:table-cell>
              <table:table-cell office:value-type="float" office:value="4.01396139531249E-020">
                <text:p>4.01396139531249E-020</text:p>
              </table:table-cell>
              <table:table-cell office:value-type="float" office:value="1.45742817546429E-015">
                <text:p>1.45742817546429E-015</text:p>
              </table:table-cell>
              <table:table-cell office:value-type="float" office:value="2.91485635092858E-015">
                <text:p>2.91485635092858E-015</text:p>
              </table:table-cell>
              <table:table-cell office:value-type="float" office:value="4.37228452639286E-015">
                <text:p>4.37228452639286E-015</text:p>
              </table:table-cell>
              <table:table-cell office:value-type="float" office:value="5.82971270185715E-015">
                <text:p>5.82971270185715E-015</text:p>
              </table:table-cell>
              <table:table-cell office:value-type="float" office:value="7.28714087732144E-015">
                <text:p>7.28714087732144E-015</text:p>
              </table:table-cell>
              <table:table-cell office:value-type="float" office:value="8.74456905278573E-015">
                <text:p>8.74456905278573E-015</text:p>
              </table:table-cell>
              <table:table-cell office:value-type="float" office:value="0.00000000000001020199722825">
                <text:p>0.00000000000001020199722825</text:p>
              </table:table-cell>
              <table:table-cell office:value-type="float" office:value="0.0000000000000116594254037143">
                <text:p>0.0000000000000116594254037143</text:p>
              </table:table-cell>
              <table:table-cell office:value-type="float" office:value="0.0000000000000131168535791786">
                <text:p>0.0000000000000131168535791786</text:p>
              </table:table-cell>
              <table:table-cell office:value-type="float" office:value="0.0000000000000145742817546429">
                <text:p>0.00000000000001457428175464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000000000">
                <text:p>100000000000</text:p>
              </table:table-cell>
              <table:table-cell office:value-type="float" office:value="2.81796560951224E-015">
                <text:p>2.81796560951224E-015</text:p>
              </table:table-cell>
              <table:table-cell office:value-type="float" office:value="2.53263842283238E-020">
                <text:p>2.53263842283238E-020</text:p>
              </table:table-cell>
              <table:table-cell office:value-type="float" office:value="1.15767634985398E-015">
                <text:p>1.15767634985398E-015</text:p>
              </table:table-cell>
              <table:table-cell office:value-type="float" office:value="2.31535269970796E-015">
                <text:p>2.31535269970796E-015</text:p>
              </table:table-cell>
              <table:table-cell office:value-type="float" office:value="3.47302904956193E-015">
                <text:p>3.47302904956193E-015</text:p>
              </table:table-cell>
              <table:table-cell office:value-type="float" office:value="4.63070539941591E-015">
                <text:p>4.63070539941591E-015</text:p>
              </table:table-cell>
              <table:table-cell office:value-type="float" office:value="5.78838174926989E-015">
                <text:p>5.78838174926989E-015</text:p>
              </table:table-cell>
              <table:table-cell office:value-type="float" office:value="6.94605809912387E-015">
                <text:p>6.94605809912387E-015</text:p>
              </table:table-cell>
              <table:table-cell office:value-type="float" office:value="8.10373444897785E-015">
                <text:p>8.10373444897785E-015</text:p>
              </table:table-cell>
              <table:table-cell office:value-type="float" office:value="9.26141079883183E-015">
                <text:p>9.26141079883183E-015</text:p>
              </table:table-cell>
              <table:table-cell office:value-type="float" office:value="0.0000000000000104190871486858">
                <text:p>0.0000000000000104190871486858</text:p>
              </table:table-cell>
              <table:table-cell office:value-type="float" office:value="0.0000000000000115767634985398">
                <text:p>0.00000000000001157676349853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892541179.417">
                <text:p>125892541179.417</text:p>
              </table:table-cell>
              <table:table-cell office:value-type="float" office:value="2.81795626299615E-015">
                <text:p>2.81795626299615E-015</text:p>
              </table:table-cell>
              <table:table-cell office:value-type="float" office:value="1.59798681379882E-020">
                <text:p>1.59798681379882E-020</text:p>
              </table:table-cell>
              <table:table-cell office:value-type="float" office:value="9.1957501136156E-016">
                <text:p>9.1957501136156E-016</text:p>
              </table:table-cell>
              <table:table-cell office:value-type="float" office:value="1.83915002272312E-015">
                <text:p>1.83915002272312E-015</text:p>
              </table:table-cell>
              <table:table-cell office:value-type="float" office:value="2.75872503408468E-015">
                <text:p>2.75872503408468E-015</text:p>
              </table:table-cell>
              <table:table-cell office:value-type="float" office:value="3.67830004544624E-015">
                <text:p>3.67830004544624E-015</text:p>
              </table:table-cell>
              <table:table-cell office:value-type="float" office:value="4.5978750568078E-015">
                <text:p>4.5978750568078E-015</text:p>
              </table:table-cell>
              <table:table-cell office:value-type="float" office:value="5.51745006816936E-015">
                <text:p>5.51745006816936E-015</text:p>
              </table:table-cell>
              <table:table-cell office:value-type="float" office:value="6.43702507953092E-015">
                <text:p>6.43702507953092E-015</text:p>
              </table:table-cell>
              <table:table-cell office:value-type="float" office:value="7.35660009089248E-015">
                <text:p>7.35660009089248E-015</text:p>
              </table:table-cell>
              <table:table-cell office:value-type="float" office:value="8.27617510225404E-015">
                <text:p>8.27617510225404E-015</text:p>
              </table:table-cell>
              <table:table-cell office:value-type="float" office:value="9.1957501136156E-015">
                <text:p>9.1957501136156E-0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8489319246.112">
                <text:p>158489319246.112</text:p>
              </table:table-cell>
              <table:table-cell office:value-type="float" office:value="2.81795036574318E-015">
                <text:p>2.81795036574318E-015</text:p>
              </table:table-cell>
              <table:table-cell office:value-type="float" office:value="1.00826151654887E-020">
                <text:p>1.00826151654887E-020</text:p>
              </table:table-cell>
              <table:table-cell office:value-type="float" office:value="7.30444395471389E-016">
                <text:p>7.30444395471389E-016</text:p>
              </table:table-cell>
              <table:table-cell office:value-type="float" office:value="1.46088879094278E-015">
                <text:p>1.46088879094278E-015</text:p>
              </table:table-cell>
              <table:table-cell office:value-type="float" office:value="2.19133318641417E-015">
                <text:p>2.19133318641417E-015</text:p>
              </table:table-cell>
              <table:table-cell office:value-type="float" office:value="2.92177758188556E-015">
                <text:p>2.92177758188556E-015</text:p>
              </table:table-cell>
              <table:table-cell office:value-type="float" office:value="3.65222197735695E-015">
                <text:p>3.65222197735695E-015</text:p>
              </table:table-cell>
              <table:table-cell office:value-type="float" office:value="4.38266637282834E-015">
                <text:p>4.38266637282834E-015</text:p>
              </table:table-cell>
              <table:table-cell office:value-type="float" office:value="5.11311076829973E-015">
                <text:p>5.11311076829973E-015</text:p>
              </table:table-cell>
              <table:table-cell office:value-type="float" office:value="5.84355516377111E-015">
                <text:p>5.84355516377111E-015</text:p>
              </table:table-cell>
              <table:table-cell office:value-type="float" office:value="6.5739995592425E-015">
                <text:p>6.5739995592425E-015</text:p>
              </table:table-cell>
              <table:table-cell office:value-type="float" office:value="7.30444395471389E-015">
                <text:p>7.30444395471389E-0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9526231496.889">
                <text:p>199526231496.889</text:p>
              </table:table-cell>
              <table:table-cell office:value-type="float" office:value="2.81794664482811E-015">
                <text:p>2.81794664482811E-015</text:p>
              </table:table-cell>
              <table:table-cell office:value-type="float" office:value="6.36170009023248E-021">
                <text:p>6.36170009023248E-021</text:p>
              </table:table-cell>
              <table:table-cell office:value-type="float" office:value="5.80212607219034E-016">
                <text:p>5.80212607219034E-016</text:p>
              </table:table-cell>
              <table:table-cell office:value-type="float" office:value="1.16042521443807E-015">
                <text:p>1.16042521443807E-015</text:p>
              </table:table-cell>
              <table:table-cell office:value-type="float" office:value="1.7406378216571E-015">
                <text:p>1.7406378216571E-015</text:p>
              </table:table-cell>
              <table:table-cell office:value-type="float" office:value="2.32085042887613E-015">
                <text:p>2.32085042887613E-015</text:p>
              </table:table-cell>
              <table:table-cell office:value-type="float" office:value="2.90106303609517E-015">
                <text:p>2.90106303609517E-015</text:p>
              </table:table-cell>
              <table:table-cell office:value-type="float" office:value="3.4812756433142E-015">
                <text:p>3.4812756433142E-015</text:p>
              </table:table-cell>
              <table:table-cell office:value-type="float" office:value="4.06148825053324E-015">
                <text:p>4.06148825053324E-015</text:p>
              </table:table-cell>
              <table:table-cell office:value-type="float" office:value="4.64170085775227E-015">
                <text:p>4.64170085775227E-015</text:p>
              </table:table-cell>
              <table:table-cell office:value-type="float" office:value="5.2219134649713E-015">
                <text:p>5.2219134649713E-015</text:p>
              </table:table-cell>
              <table:table-cell office:value-type="float" office:value="5.80212607219034E-015">
                <text:p>5.80212607219034E-0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1188643150.959">
                <text:p>251188643150.959</text:p>
              </table:table-cell>
              <table:table-cell office:value-type="float" office:value="2.81794429708941E-015">
                <text:p>2.81794429708941E-015</text:p>
              </table:table-cell>
              <table:table-cell office:value-type="float" office:value="4.01396139531249E-021">
                <text:p>4.01396139531249E-021</text:p>
              </table:table-cell>
              <table:table-cell office:value-type="float" office:value="4.60879256057068E-016">
                <text:p>4.60879256057068E-016</text:p>
              </table:table-cell>
              <table:table-cell office:value-type="float" office:value="9.21758512114136E-016">
                <text:p>9.21758512114136E-016</text:p>
              </table:table-cell>
              <table:table-cell office:value-type="float" office:value="1.3826377681712E-015">
                <text:p>1.3826377681712E-015</text:p>
              </table:table-cell>
              <table:table-cell office:value-type="float" office:value="1.84351702422827E-015">
                <text:p>1.84351702422827E-015</text:p>
              </table:table-cell>
              <table:table-cell office:value-type="float" office:value="2.30439628028534E-015">
                <text:p>2.30439628028534E-015</text:p>
              </table:table-cell>
              <table:table-cell office:value-type="float" office:value="2.76527553634241E-015">
                <text:p>2.76527553634241E-015</text:p>
              </table:table-cell>
              <table:table-cell office:value-type="float" office:value="3.22615479239947E-015">
                <text:p>3.22615479239947E-015</text:p>
              </table:table-cell>
              <table:table-cell office:value-type="float" office:value="3.68703404845654E-015">
                <text:p>3.68703404845654E-015</text:p>
              </table:table-cell>
              <table:table-cell office:value-type="float" office:value="4.14791330451361E-015">
                <text:p>4.14791330451361E-015</text:p>
              </table:table-cell>
              <table:table-cell office:value-type="float" office:value="4.60879256057068E-015">
                <text:p>4.60879256057068E-0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6227766016.839">
                <text:p>316227766016.839</text:p>
              </table:table-cell>
              <table:table-cell office:value-type="float" office:value="2.81794281576644E-015">
                <text:p>2.81794281576644E-015</text:p>
              </table:table-cell>
              <table:table-cell office:value-type="float" office:value="2.53263842283238E-021">
                <text:p>2.53263842283238E-021</text:p>
              </table:table-cell>
              <table:table-cell office:value-type="float" office:value="3.66089405884851E-016">
                <text:p>3.66089405884851E-016</text:p>
              </table:table-cell>
              <table:table-cell office:value-type="float" office:value="7.32178811769702E-016">
                <text:p>7.32178811769702E-016</text:p>
              </table:table-cell>
              <table:table-cell office:value-type="float" office:value="1.09826821765455E-015">
                <text:p>1.09826821765455E-015</text:p>
              </table:table-cell>
              <table:table-cell office:value-type="float" office:value="1.4643576235394E-015">
                <text:p>1.4643576235394E-015</text:p>
              </table:table-cell>
              <table:table-cell office:value-type="float" office:value="1.83044702942425E-015">
                <text:p>1.83044702942425E-015</text:p>
              </table:table-cell>
              <table:table-cell office:value-type="float" office:value="2.1965364353091E-015">
                <text:p>2.1965364353091E-015</text:p>
              </table:table-cell>
              <table:table-cell office:value-type="float" office:value="2.56262584119396E-015">
                <text:p>2.56262584119396E-015</text:p>
              </table:table-cell>
              <table:table-cell office:value-type="float" office:value="2.92871524707881E-015">
                <text:p>2.92871524707881E-015</text:p>
              </table:table-cell>
              <table:table-cell office:value-type="float" office:value="3.29480465296366E-015">
                <text:p>3.29480465296366E-015</text:p>
              </table:table-cell>
              <table:table-cell office:value-type="float" office:value="3.66089405884851E-015">
                <text:p>3.66089405884851E-0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8107170553.499">
                <text:p>398107170553.499</text:p>
              </table:table-cell>
              <table:table-cell office:value-type="float" office:value="2.81794188111483E-015">
                <text:p>2.81794188111483E-015</text:p>
              </table:table-cell>
              <table:table-cell office:value-type="float" office:value="1.59798681379882E-021">
                <text:p>1.59798681379882E-021</text:p>
              </table:table-cell>
              <table:table-cell office:value-type="float" office:value="2.90795151527775E-016">
                <text:p>2.90795151527775E-016</text:p>
              </table:table-cell>
              <table:table-cell office:value-type="float" office:value="5.81590303055549E-016">
                <text:p>5.81590303055549E-016</text:p>
              </table:table-cell>
              <table:table-cell office:value-type="float" office:value="8.72385454583324E-016">
                <text:p>8.72385454583324E-016</text:p>
              </table:table-cell>
              <table:table-cell office:value-type="float" office:value="1.1631806061111E-015">
                <text:p>1.1631806061111E-015</text:p>
              </table:table-cell>
              <table:table-cell office:value-type="float" office:value="1.45397575763887E-015">
                <text:p>1.45397575763887E-015</text:p>
              </table:table-cell>
              <table:table-cell office:value-type="float" office:value="1.74477090916665E-015">
                <text:p>1.74477090916665E-015</text:p>
              </table:table-cell>
              <table:table-cell office:value-type="float" office:value="2.03556606069442E-015">
                <text:p>2.03556606069442E-015</text:p>
              </table:table-cell>
              <table:table-cell office:value-type="float" office:value="2.3263612122222E-015">
                <text:p>2.3263612122222E-015</text:p>
              </table:table-cell>
              <table:table-cell office:value-type="float" office:value="2.61715636374997E-015">
                <text:p>2.61715636374997E-015</text:p>
              </table:table-cell>
              <table:table-cell office:value-type="float" office:value="2.90795151527775E-015">
                <text:p>2.90795151527775E-0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1187233627.274">
                <text:p>501187233627.274</text:p>
              </table:table-cell>
              <table:table-cell office:value-type="float" office:value="2.81794129138953E-015">
                <text:p>2.81794129138953E-015</text:p>
              </table:table-cell>
              <table:table-cell office:value-type="float" office:value="1.00826151654887E-021">
                <text:p>1.00826151654887E-021</text:p>
              </table:table-cell>
              <table:table-cell office:value-type="float" office:value="2.30986799379437E-016">
                <text:p>2.30986799379437E-016</text:p>
              </table:table-cell>
              <table:table-cell office:value-type="float" office:value="4.61973598758874E-016">
                <text:p>4.61973598758874E-016</text:p>
              </table:table-cell>
              <table:table-cell office:value-type="float" office:value="6.92960398138311E-016">
                <text:p>6.92960398138311E-016</text:p>
              </table:table-cell>
              <table:table-cell office:value-type="float" office:value="9.23947197517749E-016">
                <text:p>9.23947197517749E-016</text:p>
              </table:table-cell>
              <table:table-cell office:value-type="float" office:value="1.15493399689719E-015">
                <text:p>1.15493399689719E-015</text:p>
              </table:table-cell>
              <table:table-cell office:value-type="float" office:value="1.38592079627662E-015">
                <text:p>1.38592079627662E-015</text:p>
              </table:table-cell>
              <table:table-cell office:value-type="float" office:value="1.61690759565606E-015">
                <text:p>1.61690759565606E-015</text:p>
              </table:table-cell>
              <table:table-cell office:value-type="float" office:value="1.8478943950355E-015">
                <text:p>1.8478943950355E-015</text:p>
              </table:table-cell>
              <table:table-cell office:value-type="float" office:value="2.07888119441493E-015">
                <text:p>2.07888119441493E-015</text:p>
              </table:table-cell>
              <table:table-cell office:value-type="float" office:value="2.30986799379437E-015">
                <text:p>2.30986799379437E-0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0957344480.196">
                <text:p>630957344480.196</text:p>
              </table:table-cell>
              <table:table-cell office:value-type="float" office:value="2.81794091929803E-015">
                <text:p>2.81794091929803E-015</text:p>
              </table:table-cell>
              <table:table-cell office:value-type="float" office:value="6.36170009023248E-022">
                <text:p>6.36170009023248E-022</text:p>
              </table:table-cell>
              <table:table-cell office:value-type="float" office:value="1.8347933659568E-016">
                <text:p>1.8347933659568E-016</text:p>
              </table:table-cell>
              <table:table-cell office:value-type="float" office:value="3.6695867319136E-016">
                <text:p>3.6695867319136E-016</text:p>
              </table:table-cell>
              <table:table-cell office:value-type="float" office:value="5.5043800978704E-016">
                <text:p>5.5043800978704E-016</text:p>
              </table:table-cell>
              <table:table-cell office:value-type="float" office:value="7.3391734638272E-016">
                <text:p>7.3391734638272E-016</text:p>
              </table:table-cell>
              <table:table-cell office:value-type="float" office:value="9.173966829784E-016">
                <text:p>9.173966829784E-016</text:p>
              </table:table-cell>
              <table:table-cell office:value-type="float" office:value="1.10087601957408E-015">
                <text:p>1.10087601957408E-015</text:p>
              </table:table-cell>
              <table:table-cell office:value-type="float" office:value="1.28435535616976E-015">
                <text:p>1.28435535616976E-015</text:p>
              </table:table-cell>
              <table:table-cell office:value-type="float" office:value="1.46783469276544E-015">
                <text:p>1.46783469276544E-015</text:p>
              </table:table-cell>
              <table:table-cell office:value-type="float" office:value="1.65131402936112E-015">
                <text:p>1.65131402936112E-015</text:p>
              </table:table-cell>
              <table:table-cell office:value-type="float" office:value="1.8347933659568E-015">
                <text:p>1.8347933659568E-0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4328234724.285">
                <text:p>794328234724.285</text:p>
              </table:table-cell>
              <table:table-cell office:value-type="float" office:value="2.81794068452416E-015">
                <text:p>2.81794068452416E-015</text:p>
              </table:table-cell>
              <table:table-cell office:value-type="float" office:value="4.01396139531249E-022">
                <text:p>4.01396139531249E-022</text:p>
              </table:table-cell>
              <table:table-cell office:value-type="float" office:value="1.45742817546429E-016">
                <text:p>1.45742817546429E-016</text:p>
              </table:table-cell>
              <table:table-cell office:value-type="float" office:value="2.91485635092858E-016">
                <text:p>2.91485635092858E-016</text:p>
              </table:table-cell>
              <table:table-cell office:value-type="float" office:value="4.37228452639286E-016">
                <text:p>4.37228452639286E-016</text:p>
              </table:table-cell>
              <table:table-cell office:value-type="float" office:value="5.82971270185715E-016">
                <text:p>5.82971270185715E-016</text:p>
              </table:table-cell>
              <table:table-cell office:value-type="float" office:value="7.28714087732144E-016">
                <text:p>7.28714087732144E-016</text:p>
              </table:table-cell>
              <table:table-cell office:value-type="float" office:value="8.74456905278573E-016">
                <text:p>8.74456905278573E-016</text:p>
              </table:table-cell>
              <table:table-cell office:value-type="float" office:value="1.020199722825E-015">
                <text:p>1.020199722825E-015</text:p>
              </table:table-cell>
              <table:table-cell office:value-type="float" office:value="1.16594254037143E-015">
                <text:p>1.16594254037143E-015</text:p>
              </table:table-cell>
              <table:table-cell office:value-type="float" office:value="1.31168535791786E-015">
                <text:p>1.31168535791786E-015</text:p>
              </table:table-cell>
              <table:table-cell office:value-type="float" office:value="1.45742817546429E-015">
                <text:p>1.45742817546429E-0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0000000000">
                <text:p>1000000000000</text:p>
              </table:table-cell>
              <table:table-cell office:value-type="float" office:value="2.81794053639186E-015">
                <text:p>2.81794053639186E-015</text:p>
              </table:table-cell>
              <table:table-cell office:value-type="float" office:value="2.53263842283238E-022">
                <text:p>2.53263842283238E-022</text:p>
              </table:table-cell>
              <table:table-cell office:value-type="float" office:value="1.15767634985398E-016">
                <text:p>1.15767634985398E-016</text:p>
              </table:table-cell>
              <table:table-cell office:value-type="float" office:value="2.31535269970796E-016">
                <text:p>2.31535269970796E-016</text:p>
              </table:table-cell>
              <table:table-cell office:value-type="float" office:value="3.47302904956193E-016">
                <text:p>3.47302904956193E-016</text:p>
              </table:table-cell>
              <table:table-cell office:value-type="float" office:value="4.63070539941591E-016">
                <text:p>4.63070539941591E-016</text:p>
              </table:table-cell>
              <table:table-cell office:value-type="float" office:value="5.78838174926989E-016">
                <text:p>5.78838174926989E-016</text:p>
              </table:table-cell>
              <table:table-cell office:value-type="float" office:value="6.94605809912387E-016">
                <text:p>6.94605809912387E-016</text:p>
              </table:table-cell>
              <table:table-cell office:value-type="float" office:value="8.10373444897785E-016">
                <text:p>8.10373444897785E-016</text:p>
              </table:table-cell>
              <table:table-cell office:value-type="float" office:value="9.26141079883183E-016">
                <text:p>9.26141079883183E-016</text:p>
              </table:table-cell>
              <table:table-cell office:value-type="float" office:value="1.04190871486858E-015">
                <text:p>1.04190871486858E-015</text:p>
              </table:table-cell>
              <table:table-cell office:value-type="float" office:value="1.15767634985398E-015">
                <text:p>1.15767634985398E-0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Excel_20_line_20_dash_20_1" draw:display-name="Excel line dash 1" draw:style="rect" draw:dots2="1" draw:dots2-length="0.428cm" draw:distance="0.107cm"/>
    <draw:stroke-dash draw:name="Excel_20_line_20_dash_20_2" draw:display-name="Excel line dash 2" draw:style="rect" draw:dots2="1" draw:dots2-length="0.428cm" draw:distance="0.107cm"/>
  </office:styles>
</office:document-styles>
</file>